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6.36mm"/>
    </style:style>
    <style:style style:name="co3" style:family="table-column">
      <style:table-column-properties fo:break-before="auto" style:column-width="49.37mm"/>
    </style:style>
    <style:style style:name="co4" style:family="table-column">
      <style:table-column-properties fo:break-before="auto" style:column-width="42.35mm"/>
    </style:style>
    <style:style style:name="co5" style:family="table-column">
      <style:table-column-properties fo:break-before="auto" style:column-width="24.4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1.03mm"/>
    </style:style>
    <style:style style:name="co8" style:family="table-column">
      <style:table-column-properties fo:break-before="auto" style:column-width="55.07mm"/>
    </style:style>
    <style:style style:name="co9" style:family="table-column">
      <style:table-column-properties fo:break-before="auto" style:column-width="31.8mm"/>
    </style:style>
    <style:style style:name="co10" style:family="table-column">
      <style:table-column-properties fo:break-before="auto" style:column-width="30.62mm"/>
    </style:style>
    <style:style style:name="co11" style:family="table-column">
      <style:table-column-properties fo:break-before="auto" style:column-width="28.96mm"/>
    </style:style>
    <style:style style:name="co12" style:family="table-column">
      <style:table-column-properties fo:break-before="auto" style:column-width="57.93mm"/>
    </style:style>
    <style:style style:name="co13" style:family="table-column">
      <style:table-column-properties fo:break-before="auto" style:column-width="54.68mm"/>
    </style:style>
    <style:style style:name="co14" style:family="table-column">
      <style:table-column-properties fo:break-before="auto" style:column-width="25.63mm"/>
    </style:style>
    <style:style style:name="co15" style:family="table-column">
      <style:table-column-properties fo:break-before="auto" style:column-width="27.8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6"/>
    <style:style style:name="ce3" style:family="table-cell" style:parent-style-name="Default" style:data-style-name="N1"/>
  </office:automatic-styles>
  <office:body>
    <office:spreadsheet>
      <table:table table:name="Params&amp;Config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Configuration and Parameters</text:p>
          </table:table-cell>
          <table:covered-table-cell/>
          <table:table-cell office:value-type="string" calcext:value-type="string">
            <text:p>Notes &amp; Comment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_CPU</text:p>
          </table:table-cell>
          <table:table-cell office:value-type="float" office:value="12000000" calcext:value-type="float">
            <text:p>1200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C_PRESCALER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C_FREQUENCY</text:p>
          </table:table-cell>
          <table:table-cell table:formula="of:=['Params&amp;Config'.C3]/['Params&amp;Config'.C4]" office:value-type="float" office:value="187500" calcext:value-type="float">
            <text:p>1875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C_FIRST_CONV_CYCLES</text:p>
          </table:table-cell>
          <table:table-cell table:formula="of:=13.5+25" office:value-type="float" office:value="38.5" calcext:value-type="float">
            <text:p>38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C_NORMAL_CONV_CYCLES</text:p>
          </table:table-cell>
          <table:table-cell table:formula="of:=1.5+13" office:value-type="float" office:value="14.5" calcext:value-type="float">
            <text:p>14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FT_N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_REF</text:p>
          </table:table-cell>
          <table:table-cell office:value-type="float" office:value="2.74" calcext:value-type="float">
            <text:p>2,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C_MAX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C_HALF_MAX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considers half the volt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C_SOURCE_MAX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</table:table>
      <table:table table:name="Performance Figures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Conversion (normal) frequency</text:p>
          </table:table-cell>
          <table:table-cell table:formula="of:=['Params&amp;Config'.C5]/['Params&amp;Config'.C7]" office:value-type="float" office:value="12931.0344827586" calcext:value-type="float">
            <text:p>12931,03</text:p>
          </table:table-cell>
        </table:table-row>
        <table:table-row table:style-name="ro1">
          <table:table-cell/>
          <table:table-cell office:value-type="string" calcext:value-type="string">
            <text:p>Niquyst frequency</text:p>
          </table:table-cell>
          <table:table-cell table:formula="of:=['Performance Figures'.C5]/2" office:value-type="float" office:value="6465.51724137931" calcext:value-type="float">
            <text:p>6465,52</text:p>
          </table:table-cell>
        </table:table-row>
        <table:table-row table:style-name="ro1">
          <table:table-cell/>
          <table:table-cell office:value-type="string" calcext:value-type="string">
            <text:p>FFT step (Hz)</text:p>
          </table:table-cell>
          <table:table-cell table:formula="of:=[.C6]/(['Params&amp;Config'.C8] / 2)" office:value-type="float" office:value="202.047413793103" calcext:value-type="float">
            <text:p>202,05</text:p>
          </table:table-cell>
        </table:table-row>
      </table:table>
      <table:table table:name="Input range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office:value-type="string" calcext:value-type="string">
            <text:p>ADC Step</text:p>
          </table:table-cell>
          <table:table-cell table:style-name="Default" office:value-type="string" calcext:value-type="string">
            <text:p>ADC Voltage</text:p>
          </table:table-cell>
          <table:table-cell office:value-type="string" calcext:value-type="string">
            <text:p>Input Voltage (x2)</text:p>
          </table:table-cell>
          <table:table-cell office:value-type="string" calcext:value-type="string">
            <text:p>ADC RMS</text:p>
          </table:table-cell>
          <table:table-cell office:value-type="string" calcext:value-type="string">
            <text:p>Attenuation (dB) @ ADC Vref</text:p>
          </table:table-cell>
          <table:table-cell office:value-type="string" calcext:value-type="string">
            <text:p>Attenuation (dB) @ Source Vma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'Params&amp;Config'.$C$9]/['Params&amp;Config'.$C$10]) * [.C2]" office:value-type="float" office:value="0" calcext:value-type="float">
            <text:p>0,000</text:p>
          </table:table-cell>
          <table:table-cell table:style-name="ce2" table:formula="of:=[.D2]*2" office:value-type="float" office:value="0" calcext:value-type="float">
            <text:p>0,000</text:p>
          </table:table-cell>
          <table:table-cell table:style-name="ce2" table:formula="of:=[.D2]/1.4/2" office:value-type="float" office:value="0" calcext:value-type="float">
            <text:p>0,000</text:p>
          </table:table-cell>
          <table:table-cell table:formula="of:=20*LOG10([.C2]/['Params&amp;Config'.$C$11])" office:value-type="string" office:string-value="" calcext:value-type="error">
            <text:p>Err:502</text:p>
          </table:table-cell>
          <table:table-cell table:formula="of:=20*LOG10([.C2]/['Params&amp;Config'.$C$12])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(['Params&amp;Config'.$C$9]/['Params&amp;Config'.$C$10]) * [.C3]" office:value-type="float" office:value="0.00267578125" calcext:value-type="float">
            <text:p>0,003</text:p>
          </table:table-cell>
          <table:table-cell table:style-name="ce2" table:formula="of:=[.D3]*2" office:value-type="float" office:value="0.0053515625" calcext:value-type="float">
            <text:p>0,005</text:p>
          </table:table-cell>
          <table:table-cell table:style-name="ce2" table:formula="of:=[.D3]/1.4/2" office:value-type="float" office:value="0.000955636160714286" calcext:value-type="float">
            <text:p>0,001</text:p>
          </table:table-cell>
          <table:table-cell table:formula="of:=20*LOG10([.C3]/['Params&amp;Config'.$C$11])" office:value-type="float" office:value="-54.1853992195166" calcext:value-type="float">
            <text:p>-54,19</text:p>
          </table:table-cell>
          <table:table-cell table:formula="of:=20*LOG10([.C3]/['Params&amp;Config'.$C$12])" office:value-type="float" office:value="-38.5883785142859" calcext:value-type="float">
            <text:p>-38,5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(['Params&amp;Config'.$C$9]/['Params&amp;Config'.$C$10]) * [.C4]" office:value-type="float" office:value="0.0053515625" calcext:value-type="float">
            <text:p>0,005</text:p>
          </table:table-cell>
          <table:table-cell table:style-name="ce2" table:formula="of:=[.D4]*2" office:value-type="float" office:value="0.010703125" calcext:value-type="float">
            <text:p>0,011</text:p>
          </table:table-cell>
          <table:table-cell table:style-name="ce2" table:formula="of:=[.D4]/1.4/2" office:value-type="float" office:value="0.00191127232142857" calcext:value-type="float">
            <text:p>0,002</text:p>
          </table:table-cell>
          <table:table-cell table:formula="of:=20*LOG10([.C4]/['Params&amp;Config'.$C$11])" office:value-type="float" office:value="-48.164799306237" calcext:value-type="float">
            <text:p>-48,16</text:p>
          </table:table-cell>
          <table:table-cell table:formula="of:=20*LOG10([.C4]/['Params&amp;Config'.$C$12])" office:value-type="float" office:value="-32.5677786010062" calcext:value-type="float">
            <text:p>-32,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(['Params&amp;Config'.$C$9]/['Params&amp;Config'.$C$10]) * [.C5]" office:value-type="float" office:value="0.00802734375" calcext:value-type="float">
            <text:p>0,008</text:p>
          </table:table-cell>
          <table:table-cell table:style-name="ce2" table:formula="of:=[.D5]*2" office:value-type="float" office:value="0.0160546875" calcext:value-type="float">
            <text:p>0,016</text:p>
          </table:table-cell>
          <table:table-cell table:style-name="ce2" table:formula="of:=[.D5]/1.4/2" office:value-type="float" office:value="0.00286690848214286" calcext:value-type="float">
            <text:p>0,003</text:p>
          </table:table-cell>
          <table:table-cell table:formula="of:=20*LOG10([.C5]/['Params&amp;Config'.$C$11])" office:value-type="float" office:value="-44.6429741251234" calcext:value-type="float">
            <text:p>-44,64</text:p>
          </table:table-cell>
          <table:table-cell table:formula="of:=20*LOG10([.C5]/['Params&amp;Config'.$C$12])" office:value-type="float" office:value="-29.0459534198926" calcext:value-type="float">
            <text:p>-29,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(['Params&amp;Config'.$C$9]/['Params&amp;Config'.$C$10]) * [.C6]" office:value-type="float" office:value="0.010703125" calcext:value-type="float">
            <text:p>0,011</text:p>
          </table:table-cell>
          <table:table-cell table:style-name="ce2" table:formula="of:=[.D6]*2" office:value-type="float" office:value="0.02140625" calcext:value-type="float">
            <text:p>0,021</text:p>
          </table:table-cell>
          <table:table-cell table:style-name="ce2" table:formula="of:=[.D6]/1.4/2" office:value-type="float" office:value="0.00382254464285714" calcext:value-type="float">
            <text:p>0,004</text:p>
          </table:table-cell>
          <table:table-cell table:formula="of:=20*LOG10([.C6]/['Params&amp;Config'.$C$11])" office:value-type="float" office:value="-42.1441993929574" calcext:value-type="float">
            <text:p>-42,14</text:p>
          </table:table-cell>
          <table:table-cell table:formula="of:=20*LOG10([.C6]/['Params&amp;Config'.$C$12])" office:value-type="float" office:value="-26.5471786877266" calcext:value-type="float">
            <text:p>-26,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(['Params&amp;Config'.$C$9]/['Params&amp;Config'.$C$10]) * [.C7]" office:value-type="float" office:value="0.01337890625" calcext:value-type="float">
            <text:p>0,013</text:p>
          </table:table-cell>
          <table:table-cell table:style-name="ce2" table:formula="of:=[.D7]*2" office:value-type="float" office:value="0.0267578125" calcext:value-type="float">
            <text:p>0,027</text:p>
          </table:table-cell>
          <table:table-cell table:style-name="ce2" table:formula="of:=[.D7]/1.4/2" office:value-type="float" office:value="0.00477818080357143" calcext:value-type="float">
            <text:p>0,005</text:p>
          </table:table-cell>
          <table:table-cell table:formula="of:=20*LOG10([.C7]/['Params&amp;Config'.$C$11])" office:value-type="float" office:value="-40.2059991327962" calcext:value-type="float">
            <text:p>-40,21</text:p>
          </table:table-cell>
          <table:table-cell table:formula="of:=20*LOG10([.C7]/['Params&amp;Config'.$C$12])" office:value-type="float" office:value="-24.6089784275655" calcext:value-type="float">
            <text:p>-24,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(['Params&amp;Config'.$C$9]/['Params&amp;Config'.$C$10]) * [.C8]" office:value-type="float" office:value="0.0160546875" calcext:value-type="float">
            <text:p>0,016</text:p>
          </table:table-cell>
          <table:table-cell table:style-name="ce2" table:formula="of:=[.D8]*2" office:value-type="float" office:value="0.032109375" calcext:value-type="float">
            <text:p>0,032</text:p>
          </table:table-cell>
          <table:table-cell table:style-name="ce2" table:formula="of:=[.D8]/1.4/2" office:value-type="float" office:value="0.00573381696428571" calcext:value-type="float">
            <text:p>0,006</text:p>
          </table:table-cell>
          <table:table-cell table:formula="of:=20*LOG10([.C8]/['Params&amp;Config'.$C$11])" office:value-type="float" office:value="-38.6223742118437" calcext:value-type="float">
            <text:p>-38,62</text:p>
          </table:table-cell>
          <table:table-cell table:formula="of:=20*LOG10([.C8]/['Params&amp;Config'.$C$12])" office:value-type="float" office:value="-23.025353506613" calcext:value-type="float">
            <text:p>-23,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(['Params&amp;Config'.$C$9]/['Params&amp;Config'.$C$10]) * [.C9]" office:value-type="float" office:value="0.01873046875" calcext:value-type="float">
            <text:p>0,019</text:p>
          </table:table-cell>
          <table:table-cell table:style-name="ce2" table:formula="of:=[.D9]*2" office:value-type="float" office:value="0.0374609375" calcext:value-type="float">
            <text:p>0,037</text:p>
          </table:table-cell>
          <table:table-cell table:style-name="ce2" table:formula="of:=[.D9]/1.4/2" office:value-type="float" office:value="0.006689453125" calcext:value-type="float">
            <text:p>0,007</text:p>
          </table:table-cell>
          <table:table-cell table:formula="of:=20*LOG10([.C9]/['Params&amp;Config'.$C$11])" office:value-type="float" office:value="-37.2834384192315" calcext:value-type="float">
            <text:p>-37,28</text:p>
          </table:table-cell>
          <table:table-cell table:formula="of:=20*LOG10([.C9]/['Params&amp;Config'.$C$12])" office:value-type="float" office:value="-21.6864177140007" calcext:value-type="float">
            <text:p>-21,69</text:p>
          </table:table-cell>
          <table:table-cell/>
          <table:table-cell office:value-type="string" calcext:value-type="string">
            <text:p>Display levels</text:p>
          </table:table-cell>
          <table:table-cell office:value-type="string" calcext:value-type="string">
            <text:p>ADC Step</text:p>
          </table:table-cell>
          <table:table-cell office:value-type="string" calcext:value-type="string">
            <text:p>Attenuation (dB)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(['Params&amp;Config'.$C$9]/['Params&amp;Config'.$C$10]) * [.C10]" office:value-type="float" office:value="0.02140625" calcext:value-type="float">
            <text:p>0,021</text:p>
          </table:table-cell>
          <table:table-cell table:style-name="ce2" table:formula="of:=[.D10]*2" office:value-type="float" office:value="0.0428125" calcext:value-type="float">
            <text:p>0,043</text:p>
          </table:table-cell>
          <table:table-cell table:style-name="ce2" table:formula="of:=[.D10]/1.4/2" office:value-type="float" office:value="0.00764508928571429" calcext:value-type="float">
            <text:p>0,008</text:p>
          </table:table-cell>
          <table:table-cell table:formula="of:=20*LOG10([.C10]/['Params&amp;Config'.$C$11])" office:value-type="float" office:value="-36.1235994796777" calcext:value-type="float">
            <text:p>-36,12</text:p>
          </table:table-cell>
          <table:table-cell table:formula="of:=20*LOG10([.C10]/['Params&amp;Config'.$C$12])" office:value-type="float" office:value="-20.526578774447" calcext:value-type="float">
            <text:p>-20,53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table:formula="of:=1024/7*([.J10]+1)" office:value-type="float" office:value="146.285714285714" calcext:value-type="float">
            <text:p>1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(['Params&amp;Config'.$C$9]/['Params&amp;Config'.$C$10]) * [.C11]" office:value-type="float" office:value="0.02408203125" calcext:value-type="float">
            <text:p>0,024</text:p>
          </table:table-cell>
          <table:table-cell table:style-name="ce2" table:formula="of:=[.D11]*2" office:value-type="float" office:value="0.0481640625" calcext:value-type="float">
            <text:p>0,048</text:p>
          </table:table-cell>
          <table:table-cell table:style-name="ce2" table:formula="of:=[.D11]/1.4/2" office:value-type="float" office:value="0.00860072544642857" calcext:value-type="float">
            <text:p>0,009</text:p>
          </table:table-cell>
          <table:table-cell table:formula="of:=20*LOG10([.C11]/['Params&amp;Config'.$C$11])" office:value-type="float" office:value="-35.1005490307301" calcext:value-type="float">
            <text:p>-35,1</text:p>
          </table:table-cell>
          <table:table-cell table:formula="of:=20*LOG10([.C11]/['Params&amp;Config'.$C$12])" office:value-type="float" office:value="-19.5035283254994" calcext:value-type="float">
            <text:p>-19,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1024/7*([.J11]+1)" office:value-type="float" office:value="292.571428571429" calcext:value-type="float">
            <text:p>2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(['Params&amp;Config'.$C$9]/['Params&amp;Config'.$C$10]) * [.C12]" office:value-type="float" office:value="0.0267578125" calcext:value-type="float">
            <text:p>0,027</text:p>
          </table:table-cell>
          <table:table-cell table:style-name="ce2" table:formula="of:=[.D12]*2" office:value-type="float" office:value="0.053515625" calcext:value-type="float">
            <text:p>0,054</text:p>
          </table:table-cell>
          <table:table-cell table:style-name="ce2" table:formula="of:=[.D12]/1.4/2" office:value-type="float" office:value="0.00955636160714286" calcext:value-type="float">
            <text:p>0,010</text:p>
          </table:table-cell>
          <table:table-cell table:formula="of:=20*LOG10([.C12]/['Params&amp;Config'.$C$11])" office:value-type="float" office:value="-34.1853992195166" calcext:value-type="float">
            <text:p>-34,19</text:p>
          </table:table-cell>
          <table:table-cell table:formula="of:=20*LOG10([.C12]/['Params&amp;Config'.$C$12])" office:value-type="float" office:value="-18.5883785142859" calcext:value-type="float">
            <text:p>-18,59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table:formula="of:=1024/7*([.J12]+1)" office:value-type="float" office:value="438.857142857143" calcext:value-type="float">
            <text:p>4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(['Params&amp;Config'.$C$9]/['Params&amp;Config'.$C$10]) * [.C13]" office:value-type="float" office:value="0.02943359375" calcext:value-type="float">
            <text:p>0,029</text:p>
          </table:table-cell>
          <table:table-cell table:style-name="ce2" table:formula="of:=[.D13]*2" office:value-type="float" office:value="0.0588671875" calcext:value-type="float">
            <text:p>0,059</text:p>
          </table:table-cell>
          <table:table-cell table:style-name="ce2" table:formula="of:=[.D13]/1.4/2" office:value-type="float" office:value="0.0105119977678571" calcext:value-type="float">
            <text:p>0,011</text:p>
          </table:table-cell>
          <table:table-cell table:formula="of:=20*LOG10([.C13]/['Params&amp;Config'.$C$11])" office:value-type="float" office:value="-33.3575455163521" calcext:value-type="float">
            <text:p>-33,36</text:p>
          </table:table-cell>
          <table:table-cell table:formula="of:=20*LOG10([.C13]/['Params&amp;Config'.$C$12])" office:value-type="float" office:value="-17.7605248111214" calcext:value-type="float">
            <text:p>-17,76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table:formula="of:=1024/7*([.J13]+1)" office:value-type="float" office:value="585.142857142857" calcext:value-type="float">
            <text:p>5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(['Params&amp;Config'.$C$9]/['Params&amp;Config'.$C$10]) * [.C14]" office:value-type="float" office:value="0.032109375" calcext:value-type="float">
            <text:p>0,032</text:p>
          </table:table-cell>
          <table:table-cell table:style-name="ce2" table:formula="of:=[.D14]*2" office:value-type="float" office:value="0.06421875" calcext:value-type="float">
            <text:p>0,064</text:p>
          </table:table-cell>
          <table:table-cell table:style-name="ce2" table:formula="of:=[.D14]/1.4/2" office:value-type="float" office:value="0.0114676339285714" calcext:value-type="float">
            <text:p>0,011</text:p>
          </table:table-cell>
          <table:table-cell table:formula="of:=20*LOG10([.C14]/['Params&amp;Config'.$C$11])" office:value-type="float" office:value="-32.6017742985641" calcext:value-type="float">
            <text:p>-32,6</text:p>
          </table:table-cell>
          <table:table-cell table:formula="of:=20*LOG10([.C14]/['Params&amp;Config'.$C$12])" office:value-type="float" office:value="-17.0047535933334" calcext:value-type="float">
            <text:p>-17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table:formula="of:=1024/7*([.J14]+1)" office:value-type="float" office:value="731.428571428571" calcext:value-type="float">
            <text:p>7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(['Params&amp;Config'.$C$9]/['Params&amp;Config'.$C$10]) * [.C15]" office:value-type="float" office:value="0.03478515625" calcext:value-type="float">
            <text:p>0,035</text:p>
          </table:table-cell>
          <table:table-cell table:style-name="ce2" table:formula="of:=[.D15]*2" office:value-type="float" office:value="0.0695703125" calcext:value-type="float">
            <text:p>0,070</text:p>
          </table:table-cell>
          <table:table-cell table:style-name="ce2" table:formula="of:=[.D15]/1.4/2" office:value-type="float" office:value="0.0124232700892857" calcext:value-type="float">
            <text:p>0,012</text:p>
          </table:table-cell>
          <table:table-cell table:formula="of:=20*LOG10([.C15]/['Params&amp;Config'.$C$11])" office:value-type="float" office:value="-31.9065321733799" calcext:value-type="float">
            <text:p>-31,91</text:p>
          </table:table-cell>
          <table:table-cell table:formula="of:=20*LOG10([.C15]/['Params&amp;Config'.$C$12])" office:value-type="float" office:value="-16.3095114681491" calcext:value-type="float">
            <text:p>-16,31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table:formula="of:=1024/7*([.J15]+1)" office:value-type="float" office:value="877.714285714286" calcext:value-type="float">
            <text:p>8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(['Params&amp;Config'.$C$9]/['Params&amp;Config'.$C$10]) * [.C16]" office:value-type="float" office:value="0.0374609375" calcext:value-type="float">
            <text:p>0,037</text:p>
          </table:table-cell>
          <table:table-cell table:style-name="ce2" table:formula="of:=[.D16]*2" office:value-type="float" office:value="0.074921875" calcext:value-type="float">
            <text:p>0,075</text:p>
          </table:table-cell>
          <table:table-cell table:style-name="ce2" table:formula="of:=[.D16]/1.4/2" office:value-type="float" office:value="0.01337890625" calcext:value-type="float">
            <text:p>0,013</text:p>
          </table:table-cell>
          <table:table-cell table:formula="of:=20*LOG10([.C16]/['Params&amp;Config'.$C$11])" office:value-type="float" office:value="-31.2628385059519" calcext:value-type="float">
            <text:p>-31,26</text:p>
          </table:table-cell>
          <table:table-cell table:formula="of:=20*LOG10([.C16]/['Params&amp;Config'.$C$12])" office:value-type="float" office:value="-15.6658178007211" calcext:value-type="float">
            <text:p>-15,67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table:formula="of:=1024/7*([.J16]+1)" office:value-type="float" office:value="1024" calcext:value-type="float">
            <text:p>10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(['Params&amp;Config'.$C$9]/['Params&amp;Config'.$C$10]) * [.C17]" office:value-type="float" office:value="0.04013671875" calcext:value-type="float">
            <text:p>0,040</text:p>
          </table:table-cell>
          <table:table-cell table:style-name="ce2" table:formula="of:=[.D17]*2" office:value-type="float" office:value="0.0802734375" calcext:value-type="float">
            <text:p>0,080</text:p>
          </table:table-cell>
          <table:table-cell table:style-name="ce2" table:formula="of:=[.D17]/1.4/2" office:value-type="float" office:value="0.0143345424107143" calcext:value-type="float">
            <text:p>0,014</text:p>
          </table:table-cell>
          <table:table-cell table:formula="of:=20*LOG10([.C17]/['Params&amp;Config'.$C$11])" office:value-type="float" office:value="-30.663574038403" calcext:value-type="float">
            <text:p>-30,66</text:p>
          </table:table-cell>
          <table:table-cell table:formula="of:=20*LOG10([.C17]/['Params&amp;Config'.$C$12])" office:value-type="float" office:value="-15.0665533331722" calcext:value-type="float">
            <text:p>-15,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(['Params&amp;Config'.$C$9]/['Params&amp;Config'.$C$10]) * [.C18]" office:value-type="float" office:value="0.0428125" calcext:value-type="float">
            <text:p>0,043</text:p>
          </table:table-cell>
          <table:table-cell table:style-name="ce2" table:formula="of:=[.D18]*2" office:value-type="float" office:value="0.085625" calcext:value-type="float">
            <text:p>0,086</text:p>
          </table:table-cell>
          <table:table-cell table:style-name="ce2" table:formula="of:=[.D18]/1.4/2" office:value-type="float" office:value="0.0152901785714286" calcext:value-type="float">
            <text:p>0,015</text:p>
          </table:table-cell>
          <table:table-cell table:formula="of:=20*LOG10([.C18]/['Params&amp;Config'.$C$11])" office:value-type="float" office:value="-30.1029995663981" calcext:value-type="float">
            <text:p>-30,1</text:p>
          </table:table-cell>
          <table:table-cell table:formula="of:=20*LOG10([.C18]/['Params&amp;Config'.$C$12])" office:value-type="float" office:value="-14.5059788611674" calcext:value-type="float">
            <text:p>-14,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(['Params&amp;Config'.$C$9]/['Params&amp;Config'.$C$10]) * [.C19]" office:value-type="float" office:value="0.04548828125" calcext:value-type="float">
            <text:p>0,045</text:p>
          </table:table-cell>
          <table:table-cell table:style-name="ce2" table:formula="of:=[.D19]*2" office:value-type="float" office:value="0.0909765625" calcext:value-type="float">
            <text:p>0,091</text:p>
          </table:table-cell>
          <table:table-cell table:style-name="ce2" table:formula="of:=[.D19]/1.4/2" office:value-type="float" office:value="0.0162458147321429" calcext:value-type="float">
            <text:p>0,016</text:p>
          </table:table-cell>
          <table:table-cell table:formula="of:=20*LOG10([.C19]/['Params&amp;Config'.$C$11])" office:value-type="float" office:value="-29.5764207919511" calcext:value-type="float">
            <text:p>-29,58</text:p>
          </table:table-cell>
          <table:table-cell table:formula="of:=20*LOG10([.C19]/['Params&amp;Config'.$C$12])" office:value-type="float" office:value="-13.9794000867204" calcext:value-type="float">
            <text:p>-13,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(['Params&amp;Config'.$C$9]/['Params&amp;Config'.$C$10]) * [.C20]" office:value-type="float" office:value="0.0481640625" calcext:value-type="float">
            <text:p>0,048</text:p>
          </table:table-cell>
          <table:table-cell table:style-name="ce2" table:formula="of:=[.D20]*2" office:value-type="float" office:value="0.096328125" calcext:value-type="float">
            <text:p>0,096</text:p>
          </table:table-cell>
          <table:table-cell table:style-name="ce2" table:formula="of:=[.D20]/1.4/2" office:value-type="float" office:value="0.0172014508928571" calcext:value-type="float">
            <text:p>0,017</text:p>
          </table:table-cell>
          <table:table-cell table:formula="of:=20*LOG10([.C20]/['Params&amp;Config'.$C$11])" office:value-type="float" office:value="-29.0799491174505" calcext:value-type="float">
            <text:p>-29,08</text:p>
          </table:table-cell>
          <table:table-cell table:formula="of:=20*LOG10([.C20]/['Params&amp;Config'.$C$12])" office:value-type="float" office:value="-13.4829284122197" calcext:value-type="float">
            <text:p>-13,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(['Params&amp;Config'.$C$9]/['Params&amp;Config'.$C$10]) * [.C21]" office:value-type="float" office:value="0.05083984375" calcext:value-type="float">
            <text:p>0,051</text:p>
          </table:table-cell>
          <table:table-cell table:style-name="ce2" table:formula="of:=[.D21]*2" office:value-type="float" office:value="0.1016796875" calcext:value-type="float">
            <text:p>0,102</text:p>
          </table:table-cell>
          <table:table-cell table:style-name="ce2" table:formula="of:=[.D21]/1.4/2" office:value-type="float" office:value="0.0181570870535714" calcext:value-type="float">
            <text:p>0,018</text:p>
          </table:table-cell>
          <table:table-cell table:formula="of:=20*LOG10([.C21]/['Params&amp;Config'.$C$11])" office:value-type="float" office:value="-28.61032720046" calcext:value-type="float">
            <text:p>-28,61</text:p>
          </table:table-cell>
          <table:table-cell table:formula="of:=20*LOG10([.C21]/['Params&amp;Config'.$C$12])" office:value-type="float" office:value="-13.0133064952293" calcext:value-type="float">
            <text:p>-13,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(['Params&amp;Config'.$C$9]/['Params&amp;Config'.$C$10]) * [.C22]" office:value-type="float" office:value="0.053515625" calcext:value-type="float">
            <text:p>0,054</text:p>
          </table:table-cell>
          <table:table-cell table:style-name="ce2" table:formula="of:=[.D22]*2" office:value-type="float" office:value="0.10703125" calcext:value-type="float">
            <text:p>0,107</text:p>
          </table:table-cell>
          <table:table-cell table:style-name="ce2" table:formula="of:=[.D22]/1.4/2" office:value-type="float" office:value="0.0191127232142857" calcext:value-type="float">
            <text:p>0,019</text:p>
          </table:table-cell>
          <table:table-cell table:formula="of:=20*LOG10([.C22]/['Params&amp;Config'.$C$11])" office:value-type="float" office:value="-28.164799306237" calcext:value-type="float">
            <text:p>-28,16</text:p>
          </table:table-cell>
          <table:table-cell table:formula="of:=20*LOG10([.C22]/['Params&amp;Config'.$C$12])" office:value-type="float" office:value="-12.5677786010062" calcext:value-type="float">
            <text:p>-12,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(['Params&amp;Config'.$C$9]/['Params&amp;Config'.$C$10]) * [.C23]" office:value-type="float" office:value="0.05619140625" calcext:value-type="float">
            <text:p>0,056</text:p>
          </table:table-cell>
          <table:table-cell table:style-name="ce2" table:formula="of:=[.D23]*2" office:value-type="float" office:value="0.1123828125" calcext:value-type="float">
            <text:p>0,112</text:p>
          </table:table-cell>
          <table:table-cell table:style-name="ce2" table:formula="of:=[.D23]/1.4/2" office:value-type="float" office:value="0.020068359375" calcext:value-type="float">
            <text:p>0,020</text:p>
          </table:table-cell>
          <table:table-cell table:formula="of:=20*LOG10([.C23]/['Params&amp;Config'.$C$11])" office:value-type="float" office:value="-27.7410133248382" calcext:value-type="float">
            <text:p>-27,74</text:p>
          </table:table-cell>
          <table:table-cell table:formula="of:=20*LOG10([.C23]/['Params&amp;Config'.$C$12])" office:value-type="float" office:value="-12.1439926196075" calcext:value-type="float">
            <text:p>-12,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(['Params&amp;Config'.$C$9]/['Params&amp;Config'.$C$10]) * [.C24]" office:value-type="float" office:value="0.0588671875" calcext:value-type="float">
            <text:p>0,059</text:p>
          </table:table-cell>
          <table:table-cell table:style-name="ce2" table:formula="of:=[.D24]*2" office:value-type="float" office:value="0.117734375" calcext:value-type="float">
            <text:p>0,118</text:p>
          </table:table-cell>
          <table:table-cell table:style-name="ce2" table:formula="of:=[.D24]/1.4/2" office:value-type="float" office:value="0.0210239955357143" calcext:value-type="float">
            <text:p>0,021</text:p>
          </table:table-cell>
          <table:table-cell table:formula="of:=20*LOG10([.C24]/['Params&amp;Config'.$C$11])" office:value-type="float" office:value="-27.3369456030725" calcext:value-type="float">
            <text:p>-27,34</text:p>
          </table:table-cell>
          <table:table-cell table:formula="of:=20*LOG10([.C24]/['Params&amp;Config'.$C$12])" office:value-type="float" office:value="-11.7399248978417" calcext:value-type="float">
            <text:p>-11,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(['Params&amp;Config'.$C$9]/['Params&amp;Config'.$C$10]) * [.C25]" office:value-type="float" office:value="0.06154296875" calcext:value-type="float">
            <text:p>0,062</text:p>
          </table:table-cell>
          <table:table-cell table:style-name="ce2" table:formula="of:=[.D25]*2" office:value-type="float" office:value="0.1230859375" calcext:value-type="float">
            <text:p>0,123</text:p>
          </table:table-cell>
          <table:table-cell table:style-name="ce2" table:formula="of:=[.D25]/1.4/2" office:value-type="float" office:value="0.0219796316964286" calcext:value-type="float">
            <text:p>0,022</text:p>
          </table:table-cell>
          <table:table-cell table:formula="of:=20*LOG10([.C25]/['Params&amp;Config'.$C$11])" office:value-type="float" office:value="-26.9508424991648" calcext:value-type="float">
            <text:p>-26,95</text:p>
          </table:table-cell>
          <table:table-cell table:formula="of:=20*LOG10([.C25]/['Params&amp;Config'.$C$12])" office:value-type="float" office:value="-11.353821793934" calcext:value-type="float">
            <text:p>-11,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(['Params&amp;Config'.$C$9]/['Params&amp;Config'.$C$10]) * [.C26]" office:value-type="float" office:value="0.06421875" calcext:value-type="float">
            <text:p>0,064</text:p>
          </table:table-cell>
          <table:table-cell table:style-name="ce2" table:formula="of:=[.D26]*2" office:value-type="float" office:value="0.1284375" calcext:value-type="float">
            <text:p>0,128</text:p>
          </table:table-cell>
          <table:table-cell table:style-name="ce2" table:formula="of:=[.D26]/1.4/2" office:value-type="float" office:value="0.0229352678571429" calcext:value-type="float">
            <text:p>0,023</text:p>
          </table:table-cell>
          <table:table-cell table:formula="of:=20*LOG10([.C26]/['Params&amp;Config'.$C$11])" office:value-type="float" office:value="-26.5811743852845" calcext:value-type="float">
            <text:p>-26,58</text:p>
          </table:table-cell>
          <table:table-cell table:formula="of:=20*LOG10([.C26]/['Params&amp;Config'.$C$12])" office:value-type="float" office:value="-10.9841536800537" calcext:value-type="float">
            <text:p>-10,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(['Params&amp;Config'.$C$9]/['Params&amp;Config'.$C$10]) * [.C27]" office:value-type="float" office:value="0.06689453125" calcext:value-type="float">
            <text:p>0,067</text:p>
          </table:table-cell>
          <table:table-cell table:style-name="ce2" table:formula="of:=[.D27]*2" office:value-type="float" office:value="0.1337890625" calcext:value-type="float">
            <text:p>0,134</text:p>
          </table:table-cell>
          <table:table-cell table:style-name="ce2" table:formula="of:=[.D27]/1.4/2" office:value-type="float" office:value="0.0238909040178571" calcext:value-type="float">
            <text:p>0,024</text:p>
          </table:table-cell>
          <table:table-cell table:formula="of:=20*LOG10([.C27]/['Params&amp;Config'.$C$11])" office:value-type="float" office:value="-26.2265990460759" calcext:value-type="float">
            <text:p>-26,23</text:p>
          </table:table-cell>
          <table:table-cell table:formula="of:=20*LOG10([.C27]/['Params&amp;Config'.$C$12])" office:value-type="float" office:value="-10.6295783408451" calcext:value-type="float">
            <text:p>-10,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(['Params&amp;Config'.$C$9]/['Params&amp;Config'.$C$10]) * [.C28]" office:value-type="float" office:value="0.0695703125" calcext:value-type="float">
            <text:p>0,070</text:p>
          </table:table-cell>
          <table:table-cell table:style-name="ce2" table:formula="of:=[.D28]*2" office:value-type="float" office:value="0.139140625" calcext:value-type="float">
            <text:p>0,139</text:p>
          </table:table-cell>
          <table:table-cell table:style-name="ce2" table:formula="of:=[.D28]/1.4/2" office:value-type="float" office:value="0.0248465401785714" calcext:value-type="float">
            <text:p>0,025</text:p>
          </table:table-cell>
          <table:table-cell table:formula="of:=20*LOG10([.C28]/['Params&amp;Config'.$C$11])" office:value-type="float" office:value="-25.8859322601003" calcext:value-type="float">
            <text:p>-25,89</text:p>
          </table:table-cell>
          <table:table-cell table:formula="of:=20*LOG10([.C28]/['Params&amp;Config'.$C$12])" office:value-type="float" office:value="-10.2889115548695" calcext:value-type="float">
            <text:p>-10,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(['Params&amp;Config'.$C$9]/['Params&amp;Config'.$C$10]) * [.C29]" office:value-type="float" office:value="0.07224609375" calcext:value-type="float">
            <text:p>0,072</text:p>
          </table:table-cell>
          <table:table-cell table:style-name="ce2" table:formula="of:=[.D29]*2" office:value-type="float" office:value="0.1444921875" calcext:value-type="float">
            <text:p>0,144</text:p>
          </table:table-cell>
          <table:table-cell table:style-name="ce2" table:formula="of:=[.D29]/1.4/2" office:value-type="float" office:value="0.0258021763392857" calcext:value-type="float">
            <text:p>0,026</text:p>
          </table:table-cell>
          <table:table-cell table:formula="of:=20*LOG10([.C29]/['Params&amp;Config'.$C$11])" office:value-type="float" office:value="-25.5581239363369" calcext:value-type="float">
            <text:p>-25,56</text:p>
          </table:table-cell>
          <table:table-cell table:formula="of:=20*LOG10([.C29]/['Params&amp;Config'.$C$12])" office:value-type="float" office:value="-9.96110323110611" calcext:value-type="float">
            <text:p>-9,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(['Params&amp;Config'.$C$9]/['Params&amp;Config'.$C$10]) * [.C30]" office:value-type="float" office:value="0.074921875" calcext:value-type="float">
            <text:p>0,075</text:p>
          </table:table-cell>
          <table:table-cell table:style-name="ce2" table:formula="of:=[.D30]*2" office:value-type="float" office:value="0.14984375" calcext:value-type="float">
            <text:p>0,150</text:p>
          </table:table-cell>
          <table:table-cell table:style-name="ce2" table:formula="of:=[.D30]/1.4/2" office:value-type="float" office:value="0.0267578125" calcext:value-type="float">
            <text:p>0,027</text:p>
          </table:table-cell>
          <table:table-cell table:formula="of:=20*LOG10([.C30]/['Params&amp;Config'.$C$11])" office:value-type="float" office:value="-25.2422385926722" calcext:value-type="float">
            <text:p>-25,24</text:p>
          </table:table-cell>
          <table:table-cell table:formula="of:=20*LOG10([.C30]/['Params&amp;Config'.$C$12])" office:value-type="float" office:value="-9.64521788744147" calcext:value-type="float">
            <text:p>-9,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(['Params&amp;Config'.$C$9]/['Params&amp;Config'.$C$10]) * [.C31]" office:value-type="float" office:value="0.07759765625" calcext:value-type="float">
            <text:p>0,078</text:p>
          </table:table-cell>
          <table:table-cell table:style-name="ce2" table:formula="of:=[.D31]*2" office:value-type="float" office:value="0.1551953125" calcext:value-type="float">
            <text:p>0,155</text:p>
          </table:table-cell>
          <table:table-cell table:style-name="ce2" table:formula="of:=[.D31]/1.4/2" office:value-type="float" office:value="0.0277134486607143" calcext:value-type="float">
            <text:p>0,028</text:p>
          </table:table-cell>
          <table:table-cell table:formula="of:=20*LOG10([.C31]/['Params&amp;Config'.$C$11])" office:value-type="float" office:value="-24.9374392615375" calcext:value-type="float">
            <text:p>-24,94</text:p>
          </table:table-cell>
          <table:table-cell table:formula="of:=20*LOG10([.C31]/['Params&amp;Config'.$C$12])" office:value-type="float" office:value="-9.34041855630673" calcext:value-type="float">
            <text:p>-9,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(['Params&amp;Config'.$C$9]/['Params&amp;Config'.$C$10]) * [.C32]" office:value-type="float" office:value="0.0802734375" calcext:value-type="float">
            <text:p>0,080</text:p>
          </table:table-cell>
          <table:table-cell table:style-name="ce2" table:formula="of:=[.D32]*2" office:value-type="float" office:value="0.160546875" calcext:value-type="float">
            <text:p>0,161</text:p>
          </table:table-cell>
          <table:table-cell table:style-name="ce2" table:formula="of:=[.D32]/1.4/2" office:value-type="float" office:value="0.0286690848214286" calcext:value-type="float">
            <text:p>0,029</text:p>
          </table:table-cell>
          <table:table-cell table:formula="of:=20*LOG10([.C32]/['Params&amp;Config'.$C$11])" office:value-type="float" office:value="-24.6429741251234" calcext:value-type="float">
            <text:p>-24,64</text:p>
          </table:table-cell>
          <table:table-cell table:formula="of:=20*LOG10([.C32]/['Params&amp;Config'.$C$12])" office:value-type="float" office:value="-9.04595341989261" calcext:value-type="float">
            <text:p>-9,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(['Params&amp;Config'.$C$9]/['Params&amp;Config'.$C$10]) * [.C33]" office:value-type="float" office:value="0.08294921875" calcext:value-type="float">
            <text:p>0,083</text:p>
          </table:table-cell>
          <table:table-cell table:style-name="ce2" table:formula="of:=[.D33]*2" office:value-type="float" office:value="0.1658984375" calcext:value-type="float">
            <text:p>0,166</text:p>
          </table:table-cell>
          <table:table-cell table:style-name="ce2" table:formula="of:=[.D33]/1.4/2" office:value-type="float" office:value="0.0296247209821429" calcext:value-type="float">
            <text:p>0,030</text:p>
          </table:table-cell>
          <table:table-cell table:formula="of:=20*LOG10([.C33]/['Params&amp;Config'.$C$11])" office:value-type="float" office:value="-24.3581653428312" calcext:value-type="float">
            <text:p>-24,36</text:p>
          </table:table-cell>
          <table:table-cell table:formula="of:=20*LOG10([.C33]/['Params&amp;Config'.$C$12])" office:value-type="float" office:value="-8.7611446376004" calcext:value-type="float">
            <text:p>-8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(['Params&amp;Config'.$C$9]/['Params&amp;Config'.$C$10]) * [.C34]" office:value-type="float" office:value="0.085625" calcext:value-type="float">
            <text:p>0,086</text:p>
          </table:table-cell>
          <table:table-cell table:style-name="ce2" table:formula="of:=[.D34]*2" office:value-type="float" office:value="0.17125" calcext:value-type="float">
            <text:p>0,171</text:p>
          </table:table-cell>
          <table:table-cell table:style-name="ce2" table:formula="of:=[.D34]/1.4/2" office:value-type="float" office:value="0.0305803571428571" calcext:value-type="float">
            <text:p>0,031</text:p>
          </table:table-cell>
          <table:table-cell table:formula="of:=20*LOG10([.C34]/['Params&amp;Config'.$C$11])" office:value-type="float" office:value="-24.0823996531185" calcext:value-type="float">
            <text:p>-24,08</text:p>
          </table:table-cell>
          <table:table-cell table:formula="of:=20*LOG10([.C34]/['Params&amp;Config'.$C$12])" office:value-type="float" office:value="-8.48537894788774" calcext:value-type="float">
            <text:p>-8,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formula="of:=(['Params&amp;Config'.$C$9]/['Params&amp;Config'.$C$10]) * [.C35]" office:value-type="float" office:value="0.08830078125" calcext:value-type="float">
            <text:p>0,088</text:p>
          </table:table-cell>
          <table:table-cell table:style-name="ce2" table:formula="of:=[.D35]*2" office:value-type="float" office:value="0.1766015625" calcext:value-type="float">
            <text:p>0,177</text:p>
          </table:table-cell>
          <table:table-cell table:style-name="ce2" table:formula="of:=[.D35]/1.4/2" office:value-type="float" office:value="0.0315359933035714" calcext:value-type="float">
            <text:p>0,032</text:p>
          </table:table-cell>
          <table:table-cell table:formula="of:=20*LOG10([.C35]/['Params&amp;Config'.$C$11])" office:value-type="float" office:value="-23.8151204219589" calcext:value-type="float">
            <text:p>-23,82</text:p>
          </table:table-cell>
          <table:table-cell table:formula="of:=20*LOG10([.C35]/['Params&amp;Config'.$C$12])" office:value-type="float" office:value="-8.21809971672811" calcext:value-type="float">
            <text:p>-8,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formula="of:=(['Params&amp;Config'.$C$9]/['Params&amp;Config'.$C$10]) * [.C36]" office:value-type="float" office:value="0.0909765625" calcext:value-type="float">
            <text:p>0,091</text:p>
          </table:table-cell>
          <table:table-cell table:style-name="ce2" table:formula="of:=[.D36]*2" office:value-type="float" office:value="0.181953125" calcext:value-type="float">
            <text:p>0,182</text:p>
          </table:table-cell>
          <table:table-cell table:style-name="ce2" table:formula="of:=[.D36]/1.4/2" office:value-type="float" office:value="0.0324916294642857" calcext:value-type="float">
            <text:p>0,032</text:p>
          </table:table-cell>
          <table:table-cell table:formula="of:=20*LOG10([.C36]/['Params&amp;Config'.$C$11])" office:value-type="float" office:value="-23.5558208786715" calcext:value-type="float">
            <text:p>-23,56</text:p>
          </table:table-cell>
          <table:table-cell table:formula="of:=20*LOG10([.C36]/['Params&amp;Config'.$C$12])" office:value-type="float" office:value="-7.95880017344075" calcext:value-type="float">
            <text:p>-7,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(['Params&amp;Config'.$C$9]/['Params&amp;Config'.$C$10]) * [.C37]" office:value-type="float" office:value="0.09365234375" calcext:value-type="float">
            <text:p>0,094</text:p>
          </table:table-cell>
          <table:table-cell table:style-name="ce2" table:formula="of:=[.D37]*2" office:value-type="float" office:value="0.1873046875" calcext:value-type="float">
            <text:p>0,187</text:p>
          </table:table-cell>
          <table:table-cell table:style-name="ce2" table:formula="of:=[.D37]/1.4/2" office:value-type="float" office:value="0.033447265625" calcext:value-type="float">
            <text:p>0,033</text:p>
          </table:table-cell>
          <table:table-cell table:formula="of:=20*LOG10([.C37]/['Params&amp;Config'.$C$11])" office:value-type="float" office:value="-23.3040383325111" calcext:value-type="float">
            <text:p>-23,3</text:p>
          </table:table-cell>
          <table:table-cell table:formula="of:=20*LOG10([.C37]/['Params&amp;Config'.$C$12])" office:value-type="float" office:value="-7.70701762728034" calcext:value-type="float">
            <text:p>-7,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formula="of:=(['Params&amp;Config'.$C$9]/['Params&amp;Config'.$C$10]) * [.C38]" office:value-type="float" office:value="0.096328125" calcext:value-type="float">
            <text:p>0,096</text:p>
          </table:table-cell>
          <table:table-cell table:style-name="ce2" table:formula="of:=[.D38]*2" office:value-type="float" office:value="0.19265625" calcext:value-type="float">
            <text:p>0,193</text:p>
          </table:table-cell>
          <table:table-cell table:style-name="ce2" table:formula="of:=[.D38]/1.4/2" office:value-type="float" office:value="0.0344029017857143" calcext:value-type="float">
            <text:p>0,034</text:p>
          </table:table-cell>
          <table:table-cell table:formula="of:=20*LOG10([.C38]/['Params&amp;Config'.$C$11])" office:value-type="float" office:value="-23.0593492041709" calcext:value-type="float">
            <text:p>-23,06</text:p>
          </table:table-cell>
          <table:table-cell table:formula="of:=20*LOG10([.C38]/['Params&amp;Config'.$C$12])" office:value-type="float" office:value="-7.46232849894011" calcext:value-type="float">
            <text:p>-7,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formula="of:=(['Params&amp;Config'.$C$9]/['Params&amp;Config'.$C$10]) * [.C39]" office:value-type="float" office:value="0.09900390625" calcext:value-type="float">
            <text:p>0,099</text:p>
          </table:table-cell>
          <table:table-cell table:style-name="ce2" table:formula="of:=[.D39]*2" office:value-type="float" office:value="0.1980078125" calcext:value-type="float">
            <text:p>0,198</text:p>
          </table:table-cell>
          <table:table-cell table:style-name="ce2" table:formula="of:=[.D39]/1.4/2" office:value-type="float" office:value="0.0353585379464286" calcext:value-type="float">
            <text:p>0,035</text:p>
          </table:table-cell>
          <table:table-cell table:formula="of:=20*LOG10([.C39]/['Params&amp;Config'.$C$11])" office:value-type="float" office:value="-22.8213647381767" calcext:value-type="float">
            <text:p>-22,82</text:p>
          </table:table-cell>
          <table:table-cell table:formula="of:=20*LOG10([.C39]/['Params&amp;Config'.$C$12])" office:value-type="float" office:value="-7.22434403294595" calcext:value-type="float">
            <text:p>-7,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formula="of:=(['Params&amp;Config'.$C$9]/['Params&amp;Config'.$C$10]) * [.C40]" office:value-type="float" office:value="0.1016796875" calcext:value-type="float">
            <text:p>0,102</text:p>
          </table:table-cell>
          <table:table-cell table:style-name="ce2" table:formula="of:=[.D40]*2" office:value-type="float" office:value="0.203359375" calcext:value-type="float">
            <text:p>0,203</text:p>
          </table:table-cell>
          <table:table-cell table:style-name="ce2" table:formula="of:=[.D40]/1.4/2" office:value-type="float" office:value="0.0363141741071429" calcext:value-type="float">
            <text:p>0,036</text:p>
          </table:table-cell>
          <table:table-cell table:formula="of:=20*LOG10([.C40]/['Params&amp;Config'.$C$11])" office:value-type="float" office:value="-22.5897272871804" calcext:value-type="float">
            <text:p>-22,59</text:p>
          </table:table-cell>
          <table:table-cell table:formula="of:=20*LOG10([.C40]/['Params&amp;Config'.$C$12])" office:value-type="float" office:value="-6.99270658194965" calcext:value-type="float">
            <text:p>-6,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formula="of:=(['Params&amp;Config'.$C$9]/['Params&amp;Config'.$C$10]) * [.C41]" office:value-type="float" office:value="0.10435546875" calcext:value-type="float">
            <text:p>0,104</text:p>
          </table:table-cell>
          <table:table-cell table:style-name="ce2" table:formula="of:=[.D41]*2" office:value-type="float" office:value="0.2087109375" calcext:value-type="float">
            <text:p>0,209</text:p>
          </table:table-cell>
          <table:table-cell table:style-name="ce2" table:formula="of:=[.D41]/1.4/2" office:value-type="float" office:value="0.0372698102678571" calcext:value-type="float">
            <text:p>0,037</text:p>
          </table:table-cell>
          <table:table-cell table:formula="of:=20*LOG10([.C41]/['Params&amp;Config'.$C$11])" office:value-type="float" office:value="-22.3641070789866" calcext:value-type="float">
            <text:p>-22,36</text:p>
          </table:table-cell>
          <table:table-cell table:formula="of:=20*LOG10([.C41]/['Params&amp;Config'.$C$12])" office:value-type="float" office:value="-6.76708637375587" calcext:value-type="float">
            <text:p>-6,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(['Params&amp;Config'.$C$9]/['Params&amp;Config'.$C$10]) * [.C42]" office:value-type="float" office:value="0.10703125" calcext:value-type="float">
            <text:p>0,107</text:p>
          </table:table-cell>
          <table:table-cell table:style-name="ce2" table:formula="of:=[.D42]*2" office:value-type="float" office:value="0.2140625" calcext:value-type="float">
            <text:p>0,214</text:p>
          </table:table-cell>
          <table:table-cell table:style-name="ce2" table:formula="of:=[.D42]/1.4/2" office:value-type="float" office:value="0.0382254464285714" calcext:value-type="float">
            <text:p>0,038</text:p>
          </table:table-cell>
          <table:table-cell table:formula="of:=20*LOG10([.C42]/['Params&amp;Config'.$C$11])" office:value-type="float" office:value="-22.1441993929574" calcext:value-type="float">
            <text:p>-22,14</text:p>
          </table:table-cell>
          <table:table-cell table:formula="of:=20*LOG10([.C42]/['Params&amp;Config'.$C$12])" office:value-type="float" office:value="-6.54717868772661" calcext:value-type="float">
            <text:p>-6,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formula="of:=(['Params&amp;Config'.$C$9]/['Params&amp;Config'.$C$10]) * [.C43]" office:value-type="float" office:value="0.10970703125" calcext:value-type="float">
            <text:p>0,110</text:p>
          </table:table-cell>
          <table:table-cell table:style-name="ce2" table:formula="of:=[.D43]*2" office:value-type="float" office:value="0.2194140625" calcext:value-type="float">
            <text:p>0,219</text:p>
          </table:table-cell>
          <table:table-cell table:style-name="ce2" table:formula="of:=[.D43]/1.4/2" office:value-type="float" office:value="0.0391810825892857" calcext:value-type="float">
            <text:p>0,039</text:p>
          </table:table-cell>
          <table:table-cell table:formula="of:=20*LOG10([.C43]/['Params&amp;Config'.$C$11])" office:value-type="float" office:value="-21.9297220851219" calcext:value-type="float">
            <text:p>-21,93</text:p>
          </table:table-cell>
          <table:table-cell table:formula="of:=20*LOG10([.C43]/['Params&amp;Config'.$C$12])" office:value-type="float" office:value="-6.33270137989114" calcext:value-type="float">
            <text:p>-6,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formula="of:=(['Params&amp;Config'.$C$9]/['Params&amp;Config'.$C$10]) * [.C44]" office:value-type="float" office:value="0.1123828125" calcext:value-type="float">
            <text:p>0,112</text:p>
          </table:table-cell>
          <table:table-cell table:style-name="ce2" table:formula="of:=[.D44]*2" office:value-type="float" office:value="0.224765625" calcext:value-type="float">
            <text:p>0,225</text:p>
          </table:table-cell>
          <table:table-cell table:style-name="ce2" table:formula="of:=[.D44]/1.4/2" office:value-type="float" office:value="0.04013671875" calcext:value-type="float">
            <text:p>0,040</text:p>
          </table:table-cell>
          <table:table-cell table:formula="of:=20*LOG10([.C44]/['Params&amp;Config'.$C$11])" office:value-type="float" office:value="-21.7204134115586" calcext:value-type="float">
            <text:p>-21,72</text:p>
          </table:table-cell>
          <table:table-cell table:formula="of:=20*LOG10([.C44]/['Params&amp;Config'.$C$12])" office:value-type="float" office:value="-6.12339270632785" calcext:value-type="float">
            <text:p>-6,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formula="of:=(['Params&amp;Config'.$C$9]/['Params&amp;Config'.$C$10]) * [.C45]" office:value-type="float" office:value="0.11505859375" calcext:value-type="float">
            <text:p>0,115</text:p>
          </table:table-cell>
          <table:table-cell table:style-name="ce2" table:formula="of:=[.D45]*2" office:value-type="float" office:value="0.2301171875" calcext:value-type="float">
            <text:p>0,230</text:p>
          </table:table-cell>
          <table:table-cell table:style-name="ce2" table:formula="of:=[.D45]/1.4/2" office:value-type="float" office:value="0.0410923549107143" calcext:value-type="float">
            <text:p>0,041</text:p>
          </table:table-cell>
          <table:table-cell table:formula="of:=20*LOG10([.C45]/['Params&amp;Config'.$C$11])" office:value-type="float" office:value="-21.5160301079249" calcext:value-type="float">
            <text:p>-21,52</text:p>
          </table:table-cell>
          <table:table-cell table:formula="of:=20*LOG10([.C45]/['Params&amp;Config'.$C$12])" office:value-type="float" office:value="-5.91900940269412" calcext:value-type="float">
            <text:p>-5,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formula="of:=(['Params&amp;Config'.$C$9]/['Params&amp;Config'.$C$10]) * [.C46]" office:value-type="float" office:value="0.117734375" calcext:value-type="float">
            <text:p>0,118</text:p>
          </table:table-cell>
          <table:table-cell table:style-name="ce2" table:formula="of:=[.D46]*2" office:value-type="float" office:value="0.23546875" calcext:value-type="float">
            <text:p>0,235</text:p>
          </table:table-cell>
          <table:table-cell table:style-name="ce2" table:formula="of:=[.D46]/1.4/2" office:value-type="float" office:value="0.0420479910714286" calcext:value-type="float">
            <text:p>0,042</text:p>
          </table:table-cell>
          <table:table-cell table:formula="of:=20*LOG10([.C46]/['Params&amp;Config'.$C$11])" office:value-type="float" office:value="-21.3163456897929" calcext:value-type="float">
            <text:p>-21,32</text:p>
          </table:table-cell>
          <table:table-cell table:formula="of:=20*LOG10([.C46]/['Params&amp;Config'.$C$12])" office:value-type="float" office:value="-5.71932498456211" calcext:value-type="float">
            <text:p>-5,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(['Params&amp;Config'.$C$9]/['Params&amp;Config'.$C$10]) * [.C47]" office:value-type="float" office:value="0.12041015625" calcext:value-type="float">
            <text:p>0,120</text:p>
          </table:table-cell>
          <table:table-cell table:style-name="ce2" table:formula="of:=[.D47]*2" office:value-type="float" office:value="0.2408203125" calcext:value-type="float">
            <text:p>0,241</text:p>
          </table:table-cell>
          <table:table-cell table:style-name="ce2" table:formula="of:=[.D47]/1.4/2" office:value-type="float" office:value="0.0430036272321429" calcext:value-type="float">
            <text:p>0,043</text:p>
          </table:table-cell>
          <table:table-cell table:formula="of:=20*LOG10([.C47]/['Params&amp;Config'.$C$11])" office:value-type="float" office:value="-21.1211489440097" calcext:value-type="float">
            <text:p>-21,12</text:p>
          </table:table-cell>
          <table:table-cell table:formula="of:=20*LOG10([.C47]/['Params&amp;Config'.$C$12])" office:value-type="float" office:value="-5.52412823877898" calcext:value-type="float">
            <text:p>-5,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formula="of:=(['Params&amp;Config'.$C$9]/['Params&amp;Config'.$C$10]) * [.C48]" office:value-type="float" office:value="0.1230859375" calcext:value-type="float">
            <text:p>0,123</text:p>
          </table:table-cell>
          <table:table-cell table:style-name="ce2" table:formula="of:=[.D48]*2" office:value-type="float" office:value="0.246171875" calcext:value-type="float">
            <text:p>0,246</text:p>
          </table:table-cell>
          <table:table-cell table:style-name="ce2" table:formula="of:=[.D48]/1.4/2" office:value-type="float" office:value="0.0439592633928571" calcext:value-type="float">
            <text:p>0,044</text:p>
          </table:table-cell>
          <table:table-cell table:formula="of:=20*LOG10([.C48]/['Params&amp;Config'.$C$11])" office:value-type="float" office:value="-20.9302425858851" calcext:value-type="float">
            <text:p>-20,93</text:p>
          </table:table-cell>
          <table:table-cell table:formula="of:=20*LOG10([.C48]/['Params&amp;Config'.$C$12])" office:value-type="float" office:value="-5.33322188065437" calcext:value-type="float">
            <text:p>-5,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formula="of:=(['Params&amp;Config'.$C$9]/['Params&amp;Config'.$C$10]) * [.C49]" office:value-type="float" office:value="0.12576171875" calcext:value-type="float">
            <text:p>0,126</text:p>
          </table:table-cell>
          <table:table-cell table:style-name="ce2" table:formula="of:=[.D49]*2" office:value-type="float" office:value="0.2515234375" calcext:value-type="float">
            <text:p>0,252</text:p>
          </table:table-cell>
          <table:table-cell table:style-name="ce2" table:formula="of:=[.D49]/1.4/2" office:value-type="float" office:value="0.0449148995535714" calcext:value-type="float">
            <text:p>0,045</text:p>
          </table:table-cell>
          <table:table-cell table:formula="of:=20*LOG10([.C49]/['Params&amp;Config'.$C$11])" office:value-type="float" office:value="-20.7434420608023" calcext:value-type="float">
            <text:p>-20,74</text:p>
          </table:table-cell>
          <table:table-cell table:formula="of:=20*LOG10([.C49]/['Params&amp;Config'.$C$12])" office:value-type="float" office:value="-5.14642135557151" calcext:value-type="float">
            <text:p>-5,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formula="of:=(['Params&amp;Config'.$C$9]/['Params&amp;Config'.$C$10]) * [.C50]" office:value-type="float" office:value="0.1284375" calcext:value-type="float">
            <text:p>0,128</text:p>
          </table:table-cell>
          <table:table-cell table:style-name="ce2" table:formula="of:=[.D50]*2" office:value-type="float" office:value="0.256875" calcext:value-type="float">
            <text:p>0,257</text:p>
          </table:table-cell>
          <table:table-cell table:style-name="ce2" table:formula="of:=[.D50]/1.4/2" office:value-type="float" office:value="0.0458705357142857" calcext:value-type="float">
            <text:p>0,046</text:p>
          </table:table-cell>
          <table:table-cell table:formula="of:=20*LOG10([.C50]/['Params&amp;Config'.$C$11])" office:value-type="float" office:value="-20.5605744720049" calcext:value-type="float">
            <text:p>-20,56</text:p>
          </table:table-cell>
          <table:table-cell table:formula="of:=20*LOG10([.C50]/['Params&amp;Config'.$C$12])" office:value-type="float" office:value="-4.96355376677411" calcext:value-type="float">
            <text:p>-4,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formula="of:=(['Params&amp;Config'.$C$9]/['Params&amp;Config'.$C$10]) * [.C51]" office:value-type="float" office:value="0.13111328125" calcext:value-type="float">
            <text:p>0,131</text:p>
          </table:table-cell>
          <table:table-cell table:style-name="ce2" table:formula="of:=[.D51]*2" office:value-type="float" office:value="0.2622265625" calcext:value-type="float">
            <text:p>0,262</text:p>
          </table:table-cell>
          <table:table-cell table:style-name="ce2" table:formula="of:=[.D51]/1.4/2" office:value-type="float" office:value="0.046826171875" calcext:value-type="float">
            <text:p>0,047</text:p>
          </table:table-cell>
          <table:table-cell table:formula="of:=20*LOG10([.C51]/['Params&amp;Config'.$C$11])" office:value-type="float" office:value="-20.3814776189463" calcext:value-type="float">
            <text:p>-20,38</text:p>
          </table:table-cell>
          <table:table-cell table:formula="of:=20*LOG10([.C51]/['Params&amp;Config'.$C$12])" office:value-type="float" office:value="-4.78445691371558" calcext:value-type="float">
            <text:p>-4,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(['Params&amp;Config'.$C$9]/['Params&amp;Config'.$C$10]) * [.C52]" office:value-type="float" office:value="0.1337890625" calcext:value-type="float">
            <text:p>0,134</text:p>
          </table:table-cell>
          <table:table-cell table:style-name="ce2" table:formula="of:=[.D52]*2" office:value-type="float" office:value="0.267578125" calcext:value-type="float">
            <text:p>0,268</text:p>
          </table:table-cell>
          <table:table-cell table:style-name="ce2" table:formula="of:=[.D52]/1.4/2" office:value-type="float" office:value="0.0477818080357143" calcext:value-type="float">
            <text:p>0,048</text:p>
          </table:table-cell>
          <table:table-cell table:formula="of:=20*LOG10([.C52]/['Params&amp;Config'.$C$11])" office:value-type="float" office:value="-20.2059991327962" calcext:value-type="float">
            <text:p>-20,21</text:p>
          </table:table-cell>
          <table:table-cell table:formula="of:=20*LOG10([.C52]/['Params&amp;Config'.$C$12])" office:value-type="float" office:value="-4.60897842756548" calcext:value-type="float">
            <text:p>-4,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formula="of:=(['Params&amp;Config'.$C$9]/['Params&amp;Config'.$C$10]) * [.C53]" office:value-type="float" office:value="0.13646484375" calcext:value-type="float">
            <text:p>0,136</text:p>
          </table:table-cell>
          <table:table-cell table:style-name="ce2" table:formula="of:=[.D53]*2" office:value-type="float" office:value="0.2729296875" calcext:value-type="float">
            <text:p>0,273</text:p>
          </table:table-cell>
          <table:table-cell table:style-name="ce2" table:formula="of:=[.D53]/1.4/2" office:value-type="float" office:value="0.0487374441964286" calcext:value-type="float">
            <text:p>0,049</text:p>
          </table:table-cell>
          <table:table-cell table:formula="of:=20*LOG10([.C53]/['Params&amp;Config'.$C$11])" office:value-type="float" office:value="-20.0339956975579" calcext:value-type="float">
            <text:p>-20,03</text:p>
          </table:table-cell>
          <table:table-cell table:formula="of:=20*LOG10([.C53]/['Params&amp;Config'.$C$12])" office:value-type="float" office:value="-4.43697499232713" calcext:value-type="float">
            <text:p>-4,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formula="of:=(['Params&amp;Config'.$C$9]/['Params&amp;Config'.$C$10]) * [.C54]" office:value-type="float" office:value="0.139140625" calcext:value-type="float">
            <text:p>0,139</text:p>
          </table:table-cell>
          <table:table-cell table:style-name="ce2" table:formula="of:=[.D54]*2" office:value-type="float" office:value="0.27828125" calcext:value-type="float">
            <text:p>0,278</text:p>
          </table:table-cell>
          <table:table-cell table:style-name="ce2" table:formula="of:=[.D54]/1.4/2" office:value-type="float" office:value="0.0496930803571429" calcext:value-type="float">
            <text:p>0,050</text:p>
          </table:table-cell>
          <table:table-cell table:formula="of:=20*LOG10([.C54]/['Params&amp;Config'.$C$11])" office:value-type="float" office:value="-19.8653323468206" calcext:value-type="float">
            <text:p>-19,87</text:p>
          </table:table-cell>
          <table:table-cell table:formula="of:=20*LOG10([.C54]/['Params&amp;Config'.$C$12])" office:value-type="float" office:value="-4.26831164158987" calcext:value-type="float">
            <text:p>-4,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formula="of:=(['Params&amp;Config'.$C$9]/['Params&amp;Config'.$C$10]) * [.C55]" office:value-type="float" office:value="0.14181640625" calcext:value-type="float">
            <text:p>0,142</text:p>
          </table:table-cell>
          <table:table-cell table:style-name="ce2" table:formula="of:=[.D55]*2" office:value-type="float" office:value="0.2836328125" calcext:value-type="float">
            <text:p>0,284</text:p>
          </table:table-cell>
          <table:table-cell table:style-name="ce2" table:formula="of:=[.D55]/1.4/2" office:value-type="float" office:value="0.0506487165178571" calcext:value-type="float">
            <text:p>0,051</text:p>
          </table:table-cell>
          <table:table-cell table:formula="of:=20*LOG10([.C55]/['Params&amp;Config'.$C$11])" office:value-type="float" office:value="-19.6998818275008" calcext:value-type="float">
            <text:p>-19,7</text:p>
          </table:table-cell>
          <table:table-cell table:formula="of:=20*LOG10([.C55]/['Params&amp;Config'.$C$12])" office:value-type="float" office:value="-4.10286112227007" calcext:value-type="float">
            <text:p>-4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formula="of:=(['Params&amp;Config'.$C$9]/['Params&amp;Config'.$C$10]) * [.C56]" office:value-type="float" office:value="0.1444921875" calcext:value-type="float">
            <text:p>0,144</text:p>
          </table:table-cell>
          <table:table-cell table:style-name="ce2" table:formula="of:=[.D56]*2" office:value-type="float" office:value="0.288984375" calcext:value-type="float">
            <text:p>0,289</text:p>
          </table:table-cell>
          <table:table-cell table:style-name="ce2" table:formula="of:=[.D56]/1.4/2" office:value-type="float" office:value="0.0516043526785714" calcext:value-type="float">
            <text:p>0,052</text:p>
          </table:table-cell>
          <table:table-cell table:formula="of:=20*LOG10([.C56]/['Params&amp;Config'.$C$11])" office:value-type="float" office:value="-19.5375240230572" calcext:value-type="float">
            <text:p>-19,54</text:p>
          </table:table-cell>
          <table:table-cell table:formula="of:=20*LOG10([.C56]/['Params&amp;Config'.$C$12])" office:value-type="float" office:value="-3.94050331782649" calcext:value-type="float">
            <text:p>-3,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formula="of:=(['Params&amp;Config'.$C$9]/['Params&amp;Config'.$C$10]) * [.C57]" office:value-type="float" office:value="0.14716796875" calcext:value-type="float">
            <text:p>0,147</text:p>
          </table:table-cell>
          <table:table-cell table:style-name="ce2" table:formula="of:=[.D57]*2" office:value-type="float" office:value="0.2943359375" calcext:value-type="float">
            <text:p>0,294</text:p>
          </table:table-cell>
          <table:table-cell table:style-name="ce2" table:formula="of:=[.D57]/1.4/2" office:value-type="float" office:value="0.0525599888392857" calcext:value-type="float">
            <text:p>0,053</text:p>
          </table:table-cell>
          <table:table-cell table:formula="of:=20*LOG10([.C57]/['Params&amp;Config'.$C$11])" office:value-type="float" office:value="-19.3781454296317" calcext:value-type="float">
            <text:p>-19,38</text:p>
          </table:table-cell>
          <table:table-cell table:formula="of:=20*LOG10([.C57]/['Params&amp;Config'.$C$12])" office:value-type="float" office:value="-3.78112472440098" calcext:value-type="float">
            <text:p>-3,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formula="of:=(['Params&amp;Config'.$C$9]/['Params&amp;Config'.$C$10]) * [.C58]" office:value-type="float" office:value="0.14984375" calcext:value-type="float">
            <text:p>0,150</text:p>
          </table:table-cell>
          <table:table-cell table:style-name="ce2" table:formula="of:=[.D58]*2" office:value-type="float" office:value="0.2996875" calcext:value-type="float">
            <text:p>0,300</text:p>
          </table:table-cell>
          <table:table-cell table:style-name="ce2" table:formula="of:=[.D58]/1.4/2" office:value-type="float" office:value="0.053515625" calcext:value-type="float">
            <text:p>0,054</text:p>
          </table:table-cell>
          <table:table-cell table:formula="of:=20*LOG10([.C58]/['Params&amp;Config'.$C$11])" office:value-type="float" office:value="-19.2216386793926" calcext:value-type="float">
            <text:p>-19,22</text:p>
          </table:table-cell>
          <table:table-cell table:formula="of:=20*LOG10([.C58]/['Params&amp;Config'.$C$12])" office:value-type="float" office:value="-3.62461797416185" calcext:value-type="float">
            <text:p>-3,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table:formula="of:=(['Params&amp;Config'.$C$9]/['Params&amp;Config'.$C$10]) * [.C59]" office:value-type="float" office:value="0.15251953125" calcext:value-type="float">
            <text:p>0,153</text:p>
          </table:table-cell>
          <table:table-cell table:style-name="ce2" table:formula="of:=[.D59]*2" office:value-type="float" office:value="0.3050390625" calcext:value-type="float">
            <text:p>0,305</text:p>
          </table:table-cell>
          <table:table-cell table:style-name="ce2" table:formula="of:=[.D59]/1.4/2" office:value-type="float" office:value="0.0544712611607143" calcext:value-type="float">
            <text:p>0,054</text:p>
          </table:table-cell>
          <table:table-cell table:formula="of:=20*LOG10([.C59]/['Params&amp;Config'.$C$11])" office:value-type="float" office:value="-19.0679021060668" calcext:value-type="float">
            <text:p>-19,07</text:p>
          </table:table-cell>
          <table:table-cell table:formula="of:=20*LOG10([.C59]/['Params&amp;Config'.$C$12])" office:value-type="float" office:value="-3.47088140083603" calcext:value-type="float">
            <text:p>-3,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formula="of:=(['Params&amp;Config'.$C$9]/['Params&amp;Config'.$C$10]) * [.C60]" office:value-type="float" office:value="0.1551953125" calcext:value-type="float">
            <text:p>0,155</text:p>
          </table:table-cell>
          <table:table-cell table:style-name="ce2" table:formula="of:=[.D60]*2" office:value-type="float" office:value="0.310390625" calcext:value-type="float">
            <text:p>0,310</text:p>
          </table:table-cell>
          <table:table-cell table:style-name="ce2" table:formula="of:=[.D60]/1.4/2" office:value-type="float" office:value="0.0554268973214286" calcext:value-type="float">
            <text:p>0,055</text:p>
          </table:table-cell>
          <table:table-cell table:formula="of:=20*LOG10([.C60]/['Params&amp;Config'.$C$11])" office:value-type="float" office:value="-18.9168393482579" calcext:value-type="float">
            <text:p>-18,92</text:p>
          </table:table-cell>
          <table:table-cell table:formula="of:=20*LOG10([.C60]/['Params&amp;Config'.$C$12])" office:value-type="float" office:value="-3.31981864302711" calcext:value-type="float">
            <text:p>-3,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table:formula="of:=(['Params&amp;Config'.$C$9]/['Params&amp;Config'.$C$10]) * [.C61]" office:value-type="float" office:value="0.15787109375" calcext:value-type="float">
            <text:p>0,158</text:p>
          </table:table-cell>
          <table:table-cell table:style-name="ce2" table:formula="of:=[.D61]*2" office:value-type="float" office:value="0.3157421875" calcext:value-type="float">
            <text:p>0,316</text:p>
          </table:table-cell>
          <table:table-cell table:style-name="ce2" table:formula="of:=[.D61]/1.4/2" office:value-type="float" office:value="0.0563825334821429" calcext:value-type="float">
            <text:p>0,056</text:p>
          </table:table-cell>
          <table:table-cell table:formula="of:=20*LOG10([.C61]/['Params&amp;Config'.$C$11])" office:value-type="float" office:value="-18.7683589866737" calcext:value-type="float">
            <text:p>-18,77</text:p>
          </table:table-cell>
          <table:table-cell table:formula="of:=20*LOG10([.C61]/['Params&amp;Config'.$C$12])" office:value-type="float" office:value="-3.17133828144297" calcext:value-type="float">
            <text:p>-3,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(['Params&amp;Config'.$C$9]/['Params&amp;Config'.$C$10]) * [.C62]" office:value-type="float" office:value="0.160546875" calcext:value-type="float">
            <text:p>0,161</text:p>
          </table:table-cell>
          <table:table-cell table:style-name="ce2" table:formula="of:=[.D62]*2" office:value-type="float" office:value="0.32109375" calcext:value-type="float">
            <text:p>0,321</text:p>
          </table:table-cell>
          <table:table-cell table:style-name="ce2" table:formula="of:=[.D62]/1.4/2" office:value-type="float" office:value="0.0573381696428572" calcext:value-type="float">
            <text:p>0,057</text:p>
          </table:table-cell>
          <table:table-cell table:formula="of:=20*LOG10([.C62]/['Params&amp;Config'.$C$11])" office:value-type="float" office:value="-18.6223742118437" calcext:value-type="float">
            <text:p>-18,62</text:p>
          </table:table-cell>
          <table:table-cell table:formula="of:=20*LOG10([.C62]/['Params&amp;Config'.$C$12])" office:value-type="float" office:value="-3.02535350661298" calcext:value-type="float">
            <text:p>-3,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formula="of:=(['Params&amp;Config'.$C$9]/['Params&amp;Config'.$C$10]) * [.C63]" office:value-type="float" office:value="0.16322265625" calcext:value-type="float">
            <text:p>0,163</text:p>
          </table:table-cell>
          <table:table-cell table:style-name="ce2" table:formula="of:=[.D63]*2" office:value-type="float" office:value="0.3264453125" calcext:value-type="float">
            <text:p>0,326</text:p>
          </table:table-cell>
          <table:table-cell table:style-name="ce2" table:formula="of:=[.D63]/1.4/2" office:value-type="float" office:value="0.0582938058035714" calcext:value-type="float">
            <text:p>0,058</text:p>
          </table:table-cell>
          <table:table-cell table:formula="of:=20*LOG10([.C63]/['Params&amp;Config'.$C$11])" office:value-type="float" office:value="-18.4788025193013" calcext:value-type="float">
            <text:p>-18,48</text:p>
          </table:table-cell>
          <table:table-cell table:formula="of:=20*LOG10([.C63]/['Params&amp;Config'.$C$12])" office:value-type="float" office:value="-2.88178181407051" calcext:value-type="float">
            <text:p>-2,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table:formula="of:=(['Params&amp;Config'.$C$9]/['Params&amp;Config'.$C$10]) * [.C64]" office:value-type="float" office:value="0.1658984375" calcext:value-type="float">
            <text:p>0,166</text:p>
          </table:table-cell>
          <table:table-cell table:style-name="ce2" table:formula="of:=[.D64]*2" office:value-type="float" office:value="0.331796875" calcext:value-type="float">
            <text:p>0,332</text:p>
          </table:table-cell>
          <table:table-cell table:style-name="ce2" table:formula="of:=[.D64]/1.4/2" office:value-type="float" office:value="0.0592494419642857" calcext:value-type="float">
            <text:p>0,059</text:p>
          </table:table-cell>
          <table:table-cell table:formula="of:=20*LOG10([.C64]/['Params&amp;Config'.$C$11])" office:value-type="float" office:value="-18.3375654295515" calcext:value-type="float">
            <text:p>-18,34</text:p>
          </table:table-cell>
          <table:table-cell table:formula="of:=20*LOG10([.C64]/['Params&amp;Config'.$C$12])" office:value-type="float" office:value="-2.74054472432078" calcext:value-type="float">
            <text:p>-2,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table:formula="of:=(['Params&amp;Config'.$C$9]/['Params&amp;Config'.$C$10]) * [.C65]" office:value-type="float" office:value="0.16857421875" calcext:value-type="float">
            <text:p>0,169</text:p>
          </table:table-cell>
          <table:table-cell table:style-name="ce2" table:formula="of:=[.D65]*2" office:value-type="float" office:value="0.3371484375" calcext:value-type="float">
            <text:p>0,337</text:p>
          </table:table-cell>
          <table:table-cell table:style-name="ce2" table:formula="of:=[.D65]/1.4/2" office:value-type="float" office:value="0.060205078125" calcext:value-type="float">
            <text:p>0,060</text:p>
          </table:table-cell>
          <table:table-cell table:formula="of:=20*LOG10([.C65]/['Params&amp;Config'.$C$11])" office:value-type="float" office:value="-18.198588230445" calcext:value-type="float">
            <text:p>-18,2</text:p>
          </table:table-cell>
          <table:table-cell table:formula="of:=20*LOG10([.C65]/['Params&amp;Config'.$C$12])" office:value-type="float" office:value="-2.60156752521422" calcext:value-type="float">
            <text:p>-2,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formula="of:=(['Params&amp;Config'.$C$9]/['Params&amp;Config'.$C$10]) * [.C66]" office:value-type="float" office:value="0.17125" calcext:value-type="float">
            <text:p>0,171</text:p>
          </table:table-cell>
          <table:table-cell table:style-name="ce2" table:formula="of:=[.D66]*2" office:value-type="float" office:value="0.3425" calcext:value-type="float">
            <text:p>0,343</text:p>
          </table:table-cell>
          <table:table-cell table:style-name="ce2" table:formula="of:=[.D66]/1.4/2" office:value-type="float" office:value="0.0611607142857143" calcext:value-type="float">
            <text:p>0,061</text:p>
          </table:table-cell>
          <table:table-cell table:formula="of:=20*LOG10([.C66]/['Params&amp;Config'.$C$11])" office:value-type="float" office:value="-18.0617997398389" calcext:value-type="float">
            <text:p>-18,06</text:p>
          </table:table-cell>
          <table:table-cell table:formula="of:=20*LOG10([.C66]/['Params&amp;Config'.$C$12])" office:value-type="float" office:value="-2.46477903460811" calcext:value-type="float">
            <text:p>-2,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formula="of:=(['Params&amp;Config'.$C$9]/['Params&amp;Config'.$C$10]) * [.C67]" office:value-type="float" office:value="0.17392578125" calcext:value-type="float">
            <text:p>0,174</text:p>
          </table:table-cell>
          <table:table-cell table:style-name="ce2" table:formula="of:=[.D67]*2" office:value-type="float" office:value="0.3478515625" calcext:value-type="float">
            <text:p>0,348</text:p>
          </table:table-cell>
          <table:table-cell table:style-name="ce2" table:formula="of:=[.D67]/1.4/2" office:value-type="float" office:value="0.0621163504464286" calcext:value-type="float">
            <text:p>0,062</text:p>
          </table:table-cell>
          <table:table-cell table:formula="of:=20*LOG10([.C67]/['Params&amp;Config'.$C$11])" office:value-type="float" office:value="-17.9271320866595" calcext:value-type="float">
            <text:p>-17,93</text:p>
          </table:table-cell>
          <table:table-cell table:formula="of:=20*LOG10([.C67]/['Params&amp;Config'.$C$12])" office:value-type="float" office:value="-2.33011138142874" calcext:value-type="float">
            <text:p>-2,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table:formula="of:=(['Params&amp;Config'.$C$9]/['Params&amp;Config'.$C$10]) * [.C68]" office:value-type="float" office:value="0.1766015625" calcext:value-type="float">
            <text:p>0,177</text:p>
          </table:table-cell>
          <table:table-cell table:style-name="ce2" table:formula="of:=[.D68]*2" office:value-type="float" office:value="0.353203125" calcext:value-type="float">
            <text:p>0,353</text:p>
          </table:table-cell>
          <table:table-cell table:style-name="ce2" table:formula="of:=[.D68]/1.4/2" office:value-type="float" office:value="0.0630719866071429" calcext:value-type="float">
            <text:p>0,063</text:p>
          </table:table-cell>
          <table:table-cell table:formula="of:=20*LOG10([.C68]/['Params&amp;Config'.$C$11])" office:value-type="float" office:value="-17.7945205086792" calcext:value-type="float">
            <text:p>-17,79</text:p>
          </table:table-cell>
          <table:table-cell table:formula="of:=20*LOG10([.C68]/['Params&amp;Config'.$C$12])" office:value-type="float" office:value="-2.19749980344848" calcext:value-type="float">
            <text:p>-2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table:formula="of:=(['Params&amp;Config'.$C$9]/['Params&amp;Config'.$C$10]) * [.C69]" office:value-type="float" office:value="0.17927734375" calcext:value-type="float">
            <text:p>0,179</text:p>
          </table:table-cell>
          <table:table-cell table:style-name="ce2" table:formula="of:=[.D69]*2" office:value-type="float" office:value="0.3585546875" calcext:value-type="float">
            <text:p>0,359</text:p>
          </table:table-cell>
          <table:table-cell table:style-name="ce2" table:formula="of:=[.D69]/1.4/2" office:value-type="float" office:value="0.0640276227678571" calcext:value-type="float">
            <text:p>0,064</text:p>
          </table:table-cell>
          <table:table-cell table:formula="of:=20*LOG10([.C69]/['Params&amp;Config'.$C$11])" office:value-type="float" office:value="-17.6639031655001" calcext:value-type="float">
            <text:p>-17,66</text:p>
          </table:table-cell>
          <table:table-cell table:formula="of:=20*LOG10([.C69]/['Params&amp;Config'.$C$12])" office:value-type="float" office:value="-2.06688246026933" calcext:value-type="float">
            <text:p>-2,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table:formula="of:=(['Params&amp;Config'.$C$9]/['Params&amp;Config'.$C$10]) * [.C70]" office:value-type="float" office:value="0.181953125" calcext:value-type="float">
            <text:p>0,182</text:p>
          </table:table-cell>
          <table:table-cell table:style-name="ce2" table:formula="of:=[.D70]*2" office:value-type="float" office:value="0.36390625" calcext:value-type="float">
            <text:p>0,364</text:p>
          </table:table-cell>
          <table:table-cell table:style-name="ce2" table:formula="of:=[.D70]/1.4/2" office:value-type="float" office:value="0.0649832589285714" calcext:value-type="float">
            <text:p>0,065</text:p>
          </table:table-cell>
          <table:table-cell table:formula="of:=20*LOG10([.C70]/['Params&amp;Config'.$C$11])" office:value-type="float" office:value="-17.5352209653919" calcext:value-type="float">
            <text:p>-17,54</text:p>
          </table:table-cell>
          <table:table-cell table:formula="of:=20*LOG10([.C70]/['Params&amp;Config'.$C$12])" office:value-type="float" office:value="-1.93820026016113" calcext:value-type="float">
            <text:p>-1,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table:formula="of:=(['Params&amp;Config'.$C$9]/['Params&amp;Config'.$C$10]) * [.C71]" office:value-type="float" office:value="0.18462890625" calcext:value-type="float">
            <text:p>0,185</text:p>
          </table:table-cell>
          <table:table-cell table:style-name="ce2" table:formula="of:=[.D71]*2" office:value-type="float" office:value="0.3692578125" calcext:value-type="float">
            <text:p>0,369</text:p>
          </table:table-cell>
          <table:table-cell table:style-name="ce2" table:formula="of:=[.D71]/1.4/2" office:value-type="float" office:value="0.0659388950892857" calcext:value-type="float">
            <text:p>0,066</text:p>
          </table:table-cell>
          <table:table-cell table:formula="of:=20*LOG10([.C71]/['Params&amp;Config'.$C$11])" office:value-type="float" office:value="-17.4084174047715" calcext:value-type="float">
            <text:p>-17,41</text:p>
          </table:table-cell>
          <table:table-cell table:formula="of:=20*LOG10([.C71]/['Params&amp;Config'.$C$12])" office:value-type="float" office:value="-1.81139669954075" calcext:value-type="float">
            <text:p>-1,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formula="of:=(['Params&amp;Config'.$C$9]/['Params&amp;Config'.$C$10]) * [.C72]" office:value-type="float" office:value="0.1873046875" calcext:value-type="float">
            <text:p>0,187</text:p>
          </table:table-cell>
          <table:table-cell table:style-name="ce2" table:formula="of:=[.D72]*2" office:value-type="float" office:value="0.374609375" calcext:value-type="float">
            <text:p>0,375</text:p>
          </table:table-cell>
          <table:table-cell table:style-name="ce2" table:formula="of:=[.D72]/1.4/2" office:value-type="float" office:value="0.06689453125" calcext:value-type="float">
            <text:p>0,067</text:p>
          </table:table-cell>
          <table:table-cell table:formula="of:=20*LOG10([.C72]/['Params&amp;Config'.$C$11])" office:value-type="float" office:value="-17.2834384192315" calcext:value-type="float">
            <text:p>-17,28</text:p>
          </table:table-cell>
          <table:table-cell table:formula="of:=20*LOG10([.C72]/['Params&amp;Config'.$C$12])" office:value-type="float" office:value="-1.68641771400072" calcext:value-type="float">
            <text:p>-1,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table:formula="of:=(['Params&amp;Config'.$C$9]/['Params&amp;Config'.$C$10]) * [.C73]" office:value-type="float" office:value="0.18998046875" calcext:value-type="float">
            <text:p>0,190</text:p>
          </table:table-cell>
          <table:table-cell table:style-name="ce2" table:formula="of:=[.D73]*2" office:value-type="float" office:value="0.3799609375" calcext:value-type="float">
            <text:p>0,380</text:p>
          </table:table-cell>
          <table:table-cell table:style-name="ce2" table:formula="of:=[.D73]/1.4/2" office:value-type="float" office:value="0.0678501674107143" calcext:value-type="float">
            <text:p>0,068</text:p>
          </table:table-cell>
          <table:table-cell table:formula="of:=20*LOG10([.C73]/['Params&amp;Config'.$C$11])" office:value-type="float" office:value="-17.1602322451351" calcext:value-type="float">
            <text:p>-17,16</text:p>
          </table:table-cell>
          <table:table-cell table:formula="of:=20*LOG10([.C73]/['Params&amp;Config'.$C$12])" office:value-type="float" office:value="-1.56321153990435" calcext:value-type="float">
            <text:p>-1,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formula="of:=(['Params&amp;Config'.$C$9]/['Params&amp;Config'.$C$10]) * [.C74]" office:value-type="float" office:value="0.19265625" calcext:value-type="float">
            <text:p>0,193</text:p>
          </table:table-cell>
          <table:table-cell table:style-name="ce2" table:formula="of:=[.D74]*2" office:value-type="float" office:value="0.3853125" calcext:value-type="float">
            <text:p>0,385</text:p>
          </table:table-cell>
          <table:table-cell table:style-name="ce2" table:formula="of:=[.D74]/1.4/2" office:value-type="float" office:value="0.0688058035714286" calcext:value-type="float">
            <text:p>0,069</text:p>
          </table:table-cell>
          <table:table-cell table:formula="of:=20*LOG10([.C74]/['Params&amp;Config'.$C$11])" office:value-type="float" office:value="-17.0387492908912" calcext:value-type="float">
            <text:p>-17,04</text:p>
          </table:table-cell>
          <table:table-cell table:formula="of:=20*LOG10([.C74]/['Params&amp;Config'.$C$12])" office:value-type="float" office:value="-1.44172858566049" calcext:value-type="float">
            <text:p>-1,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table:formula="of:=(['Params&amp;Config'.$C$9]/['Params&amp;Config'.$C$10]) * [.C75]" office:value-type="float" office:value="0.19533203125" calcext:value-type="float">
            <text:p>0,195</text:p>
          </table:table-cell>
          <table:table-cell table:style-name="ce2" table:formula="of:=[.D75]*2" office:value-type="float" office:value="0.3906640625" calcext:value-type="float">
            <text:p>0,391</text:p>
          </table:table-cell>
          <table:table-cell table:style-name="ce2" table:formula="of:=[.D75]/1.4/2" office:value-type="float" office:value="0.0697614397321429" calcext:value-type="float">
            <text:p>0,070</text:p>
          </table:table-cell>
          <table:table-cell table:formula="of:=20*LOG10([.C75]/['Params&amp;Config'.$C$11])" office:value-type="float" office:value="-16.9189420171075" calcext:value-type="float">
            <text:p>-16,92</text:p>
          </table:table-cell>
          <table:table-cell table:formula="of:=20*LOG10([.C75]/['Params&amp;Config'.$C$12])" office:value-type="float" office:value="-1.32192131187674" calcext:value-type="float">
            <text:p>-1,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table:formula="of:=(['Params&amp;Config'.$C$9]/['Params&amp;Config'.$C$10]) * [.C76]" office:value-type="float" office:value="0.1980078125" calcext:value-type="float">
            <text:p>0,198</text:p>
          </table:table-cell>
          <table:table-cell table:style-name="ce2" table:formula="of:=[.D76]*2" office:value-type="float" office:value="0.396015625" calcext:value-type="float">
            <text:p>0,396</text:p>
          </table:table-cell>
          <table:table-cell table:style-name="ce2" table:formula="of:=[.D76]/1.4/2" office:value-type="float" office:value="0.0707170758928572" calcext:value-type="float">
            <text:p>0,071</text:p>
          </table:table-cell>
          <table:table-cell table:formula="of:=20*LOG10([.C76]/['Params&amp;Config'.$C$11])" office:value-type="float" office:value="-16.8007648248971" calcext:value-type="float">
            <text:p>-16,8</text:p>
          </table:table-cell>
          <table:table-cell table:formula="of:=20*LOG10([.C76]/['Params&amp;Config'.$C$12])" office:value-type="float" office:value="-1.20374411966633" calcext:value-type="float">
            <text:p>-1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formula="of:=(['Params&amp;Config'.$C$9]/['Params&amp;Config'.$C$10]) * [.C77]" office:value-type="float" office:value="0.20068359375" calcext:value-type="float">
            <text:p>0,201</text:p>
          </table:table-cell>
          <table:table-cell table:style-name="ce2" table:formula="of:=[.D77]*2" office:value-type="float" office:value="0.4013671875" calcext:value-type="float">
            <text:p>0,401</text:p>
          </table:table-cell>
          <table:table-cell table:style-name="ce2" table:formula="of:=[.D77]/1.4/2" office:value-type="float" office:value="0.0716727120535714" calcext:value-type="float">
            <text:p>0,072</text:p>
          </table:table-cell>
          <table:table-cell table:formula="of:=20*LOG10([.C77]/['Params&amp;Config'.$C$11])" office:value-type="float" office:value="-16.6841739516826" calcext:value-type="float">
            <text:p>-16,68</text:p>
          </table:table-cell>
          <table:table-cell table:formula="of:=20*LOG10([.C77]/['Params&amp;Config'.$C$12])" office:value-type="float" office:value="-1.08715324645185" calcext:value-type="float">
            <text:p>-1,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table:formula="of:=(['Params&amp;Config'.$C$9]/['Params&amp;Config'.$C$10]) * [.C78]" office:value-type="float" office:value="0.203359375" calcext:value-type="float">
            <text:p>0,203</text:p>
          </table:table-cell>
          <table:table-cell table:style-name="ce2" table:formula="of:=[.D78]*2" office:value-type="float" office:value="0.40671875" calcext:value-type="float">
            <text:p>0,407</text:p>
          </table:table-cell>
          <table:table-cell table:style-name="ce2" table:formula="of:=[.D78]/1.4/2" office:value-type="float" office:value="0.0726283482142857" calcext:value-type="float">
            <text:p>0,073</text:p>
          </table:table-cell>
          <table:table-cell table:formula="of:=20*LOG10([.C78]/['Params&amp;Config'.$C$11])" office:value-type="float" office:value="-16.5691273739008" calcext:value-type="float">
            <text:p>-16,57</text:p>
          </table:table-cell>
          <table:table-cell table:formula="of:=20*LOG10([.C78]/['Params&amp;Config'.$C$12])" office:value-type="float" office:value="-0.972106668670027" calcext:value-type="float">
            <text:p>-0,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table:formula="of:=(['Params&amp;Config'.$C$9]/['Params&amp;Config'.$C$10]) * [.C79]" office:value-type="float" office:value="0.20603515625" calcext:value-type="float">
            <text:p>0,206</text:p>
          </table:table-cell>
          <table:table-cell table:style-name="ce2" table:formula="of:=[.D79]*2" office:value-type="float" office:value="0.4120703125" calcext:value-type="float">
            <text:p>0,412</text:p>
          </table:table-cell>
          <table:table-cell table:style-name="ce2" table:formula="of:=[.D79]/1.4/2" office:value-type="float" office:value="0.073583984375" calcext:value-type="float">
            <text:p>0,074</text:p>
          </table:table-cell>
          <table:table-cell table:formula="of:=20*LOG10([.C79]/['Params&amp;Config'.$C$11])" office:value-type="float" office:value="-16.455584716067" calcext:value-type="float">
            <text:p>-16,46</text:p>
          </table:table-cell>
          <table:table-cell table:formula="of:=20*LOG10([.C79]/['Params&amp;Config'.$C$12])" office:value-type="float" office:value="-0.858564010836217" calcext:value-type="float">
            <text:p>-0,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table:formula="of:=(['Params&amp;Config'.$C$9]/['Params&amp;Config'.$C$10]) * [.C80]" office:value-type="float" office:value="0.2087109375" calcext:value-type="float">
            <text:p>0,209</text:p>
          </table:table-cell>
          <table:table-cell table:style-name="ce2" table:formula="of:=[.D80]*2" office:value-type="float" office:value="0.417421875" calcext:value-type="float">
            <text:p>0,417</text:p>
          </table:table-cell>
          <table:table-cell table:style-name="ce2" table:formula="of:=[.D80]/1.4/2" office:value-type="float" office:value="0.0745396205357143" calcext:value-type="float">
            <text:p>0,075</text:p>
          </table:table-cell>
          <table:table-cell table:formula="of:=20*LOG10([.C80]/['Params&amp;Config'.$C$11])" office:value-type="float" office:value="-16.343507165707" calcext:value-type="float">
            <text:p>-16,34</text:p>
          </table:table-cell>
          <table:table-cell table:formula="of:=20*LOG10([.C80]/['Params&amp;Config'.$C$12])" office:value-type="float" office:value="-0.746486460476247" calcext:value-type="float">
            <text:p>-0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table:formula="of:=(['Params&amp;Config'.$C$9]/['Params&amp;Config'.$C$10]) * [.C81]" office:value-type="float" office:value="0.21138671875" calcext:value-type="float">
            <text:p>0,211</text:p>
          </table:table-cell>
          <table:table-cell table:style-name="ce2" table:formula="of:=[.D81]*2" office:value-type="float" office:value="0.4227734375" calcext:value-type="float">
            <text:p>0,423</text:p>
          </table:table-cell>
          <table:table-cell table:style-name="ce2" table:formula="of:=[.D81]/1.4/2" office:value-type="float" office:value="0.0754952566964286" calcext:value-type="float">
            <text:p>0,075</text:p>
          </table:table-cell>
          <table:table-cell table:formula="of:=20*LOG10([.C81]/['Params&amp;Config'.$C$11])" office:value-type="float" office:value="-16.2328573937078" calcext:value-type="float">
            <text:p>-16,23</text:p>
          </table:table-cell>
          <table:table-cell table:formula="of:=20*LOG10([.C81]/['Params&amp;Config'.$C$12])" office:value-type="float" office:value="-0.635836688477026" calcext:value-type="float">
            <text:p>-0,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formula="of:=(['Params&amp;Config'.$C$9]/['Params&amp;Config'.$C$10]) * [.C82]" office:value-type="float" office:value="0.2140625" calcext:value-type="float">
            <text:p>0,214</text:p>
          </table:table-cell>
          <table:table-cell table:style-name="ce2" table:formula="of:=[.D82]*2" office:value-type="float" office:value="0.428125" calcext:value-type="float">
            <text:p>0,428</text:p>
          </table:table-cell>
          <table:table-cell table:style-name="ce2" table:formula="of:=[.D82]/1.4/2" office:value-type="float" office:value="0.0764508928571429" calcext:value-type="float">
            <text:p>0,076</text:p>
          </table:table-cell>
          <table:table-cell table:formula="of:=20*LOG10([.C82]/['Params&amp;Config'.$C$11])" office:value-type="float" office:value="-16.1235994796777" calcext:value-type="float">
            <text:p>-16,12</text:p>
          </table:table-cell>
          <table:table-cell table:formula="of:=20*LOG10([.C82]/['Params&amp;Config'.$C$12])" office:value-type="float" office:value="-0.526578774446983" calcext:value-type="float">
            <text:p>-0,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table:formula="of:=(['Params&amp;Config'.$C$9]/['Params&amp;Config'.$C$10]) * [.C83]" office:value-type="float" office:value="0.21673828125" calcext:value-type="float">
            <text:p>0,217</text:p>
          </table:table-cell>
          <table:table-cell table:style-name="ce2" table:formula="of:=[.D83]*2" office:value-type="float" office:value="0.4334765625" calcext:value-type="float">
            <text:p>0,433</text:p>
          </table:table-cell>
          <table:table-cell table:style-name="ce2" table:formula="of:=[.D83]/1.4/2" office:value-type="float" office:value="0.0774065290178572" calcext:value-type="float">
            <text:p>0,077</text:p>
          </table:table-cell>
          <table:table-cell table:formula="of:=20*LOG10([.C83]/['Params&amp;Config'.$C$11])" office:value-type="float" office:value="-16.0156988419436" calcext:value-type="float">
            <text:p>-16,02</text:p>
          </table:table-cell>
          <table:table-cell table:formula="of:=20*LOG10([.C83]/['Params&amp;Config'.$C$12])" office:value-type="float" office:value="-0.41867813671286" calcext:value-type="float">
            <text:p>-0,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formula="of:=(['Params&amp;Config'.$C$9]/['Params&amp;Config'.$C$10]) * [.C84]" office:value-type="float" office:value="0.2194140625" calcext:value-type="float">
            <text:p>0,219</text:p>
          </table:table-cell>
          <table:table-cell table:style-name="ce2" table:formula="of:=[.D84]*2" office:value-type="float" office:value="0.438828125" calcext:value-type="float">
            <text:p>0,439</text:p>
          </table:table-cell>
          <table:table-cell table:style-name="ce2" table:formula="of:=[.D84]/1.4/2" office:value-type="float" office:value="0.0783621651785714" calcext:value-type="float">
            <text:p>0,078</text:p>
          </table:table-cell>
          <table:table-cell table:formula="of:=20*LOG10([.C84]/['Params&amp;Config'.$C$11])" office:value-type="float" office:value="-15.9091221718423" calcext:value-type="float">
            <text:p>-15,91</text:p>
          </table:table-cell>
          <table:table-cell table:formula="of:=20*LOG10([.C84]/['Params&amp;Config'.$C$12])" office:value-type="float" office:value="-0.312101466611521" calcext:value-type="float">
            <text:p>-0,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formula="of:=(['Params&amp;Config'.$C$9]/['Params&amp;Config'.$C$10]) * [.C85]" office:value-type="float" office:value="0.22208984375" calcext:value-type="float">
            <text:p>0,222</text:p>
          </table:table-cell>
          <table:table-cell table:style-name="ce2" table:formula="of:=[.D85]*2" office:value-type="float" office:value="0.4441796875" calcext:value-type="float">
            <text:p>0,444</text:p>
          </table:table-cell>
          <table:table-cell table:style-name="ce2" table:formula="of:=[.D85]/1.4/2" office:value-type="float" office:value="0.0793178013392857" calcext:value-type="float">
            <text:p>0,079</text:p>
          </table:table-cell>
          <table:table-cell table:formula="of:=20*LOG10([.C85]/['Params&amp;Config'.$C$11])" office:value-type="float" office:value="-15.8038373719951" calcext:value-type="float">
            <text:p>-15,8</text:p>
          </table:table-cell>
          <table:table-cell table:formula="of:=20*LOG10([.C85]/['Params&amp;Config'.$C$12])" office:value-type="float" office:value="-0.206816666764377" calcext:value-type="float">
            <text:p>-0,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formula="of:=(['Params&amp;Config'.$C$9]/['Params&amp;Config'.$C$10]) * [.C86]" office:value-type="float" office:value="0.224765625" calcext:value-type="float">
            <text:p>0,225</text:p>
          </table:table-cell>
          <table:table-cell table:style-name="ce2" table:formula="of:=[.D86]*2" office:value-type="float" office:value="0.44953125" calcext:value-type="float">
            <text:p>0,450</text:p>
          </table:table-cell>
          <table:table-cell table:style-name="ce2" table:formula="of:=[.D86]/1.4/2" office:value-type="float" office:value="0.0802734375" calcext:value-type="float">
            <text:p>0,080</text:p>
          </table:table-cell>
          <table:table-cell table:formula="of:=20*LOG10([.C86]/['Params&amp;Config'.$C$11])" office:value-type="float" office:value="-15.699813498279" calcext:value-type="float">
            <text:p>-15,7</text:p>
          </table:table-cell>
          <table:table-cell table:formula="of:=20*LOG10([.C86]/['Params&amp;Config'.$C$12])" office:value-type="float" office:value="-0.102792793048221" calcext:value-type="float">
            <text:p>-0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formula="of:=(['Params&amp;Config'.$C$9]/['Params&amp;Config'.$C$10]) * [.C87]" office:value-type="float" office:value="0.22744140625" calcext:value-type="float">
            <text:p>0,227</text:p>
          </table:table-cell>
          <table:table-cell table:style-name="ce2" table:formula="of:=[.D87]*2" office:value-type="float" office:value="0.4548828125" calcext:value-type="float">
            <text:p>0,455</text:p>
          </table:table-cell>
          <table:table-cell table:style-name="ce2" table:formula="of:=[.D87]/1.4/2" office:value-type="float" office:value="0.0812290736607143" calcext:value-type="float">
            <text:p>0,081</text:p>
          </table:table-cell>
          <table:table-cell table:formula="of:=20*LOG10([.C87]/['Params&amp;Config'.$C$11])" office:value-type="float" office:value="-15.5970207052308" calcext:value-type="float">
            <text:p>-15,6</text:p>
          </table:table-cell>
          <table:table-cell table:formula="of:=20*LOG10([.C87]/['Params&amp;Config'.$C$1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formula="of:=(['Params&amp;Config'.$C$9]/['Params&amp;Config'.$C$10]) * [.C88]" office:value-type="float" office:value="0.2301171875" calcext:value-type="float">
            <text:p>0,230</text:p>
          </table:table-cell>
          <table:table-cell table:style-name="ce2" table:formula="of:=[.D88]*2" office:value-type="float" office:value="0.460234375" calcext:value-type="float">
            <text:p>0,460</text:p>
          </table:table-cell>
          <table:table-cell table:style-name="ce2" table:formula="of:=[.D88]/1.4/2" office:value-type="float" office:value="0.0821847098214286" calcext:value-type="float">
            <text:p>0,082</text:p>
          </table:table-cell>
          <table:table-cell table:formula="of:=20*LOG10([.C88]/['Params&amp;Config'.$C$11])" office:value-type="float" office:value="-15.4954301946453" calcext:value-type="float">
            <text:p>-15,5</text:p>
          </table:table-cell>
          <table:table-cell table:formula="of:=20*LOG10([.C88]/['Params&amp;Config'.$C$12])" office:value-type="float" office:value="0.101590510585499" calcext:value-type="float">
            <text:p>0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table:formula="of:=(['Params&amp;Config'.$C$9]/['Params&amp;Config'.$C$10]) * [.C89]" office:value-type="float" office:value="0.23279296875" calcext:value-type="float">
            <text:p>0,233</text:p>
          </table:table-cell>
          <table:table-cell table:style-name="ce2" table:formula="of:=[.D89]*2" office:value-type="float" office:value="0.4655859375" calcext:value-type="float">
            <text:p>0,466</text:p>
          </table:table-cell>
          <table:table-cell table:style-name="ce2" table:formula="of:=[.D89]/1.4/2" office:value-type="float" office:value="0.0831403459821429" calcext:value-type="float">
            <text:p>0,083</text:p>
          </table:table-cell>
          <table:table-cell table:formula="of:=20*LOG10([.C89]/['Params&amp;Config'.$C$11])" office:value-type="float" office:value="-15.3950141671442" calcext:value-type="float">
            <text:p>-15,4</text:p>
          </table:table-cell>
          <table:table-cell table:formula="of:=20*LOG10([.C89]/['Params&amp;Config'.$C$12])" office:value-type="float" office:value="0.202006538086515" calcext:value-type="float">
            <text:p>0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formula="of:=(['Params&amp;Config'.$C$9]/['Params&amp;Config'.$C$10]) * [.C90]" office:value-type="float" office:value="0.23546875" calcext:value-type="float">
            <text:p>0,235</text:p>
          </table:table-cell>
          <table:table-cell table:style-name="ce2" table:formula="of:=[.D90]*2" office:value-type="float" office:value="0.4709375" calcext:value-type="float">
            <text:p>0,471</text:p>
          </table:table-cell>
          <table:table-cell table:style-name="ce2" table:formula="of:=[.D90]/1.4/2" office:value-type="float" office:value="0.0840959821428572" calcext:value-type="float">
            <text:p>0,084</text:p>
          </table:table-cell>
          <table:table-cell table:formula="of:=20*LOG10([.C90]/['Params&amp;Config'.$C$11])" office:value-type="float" office:value="-15.2957457765132" calcext:value-type="float">
            <text:p>-15,3</text:p>
          </table:table-cell>
          <table:table-cell table:formula="of:=20*LOG10([.C90]/['Params&amp;Config'.$C$12])" office:value-type="float" office:value="0.301274928717519" calcext:value-type="float">
            <text:p>0,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formula="of:=(['Params&amp;Config'.$C$9]/['Params&amp;Config'.$C$10]) * [.C91]" office:value-type="float" office:value="0.23814453125" calcext:value-type="float">
            <text:p>0,238</text:p>
          </table:table-cell>
          <table:table-cell table:style-name="ce2" table:formula="of:=[.D91]*2" office:value-type="float" office:value="0.4762890625" calcext:value-type="float">
            <text:p>0,476</text:p>
          </table:table-cell>
          <table:table-cell table:style-name="ce2" table:formula="of:=[.D91]/1.4/2" office:value-type="float" office:value="0.0850516183035714" calcext:value-type="float">
            <text:p>0,085</text:p>
          </table:table-cell>
          <table:table-cell table:formula="of:=20*LOG10([.C91]/['Params&amp;Config'.$C$11])" office:value-type="float" office:value="-15.1975990866184" calcext:value-type="float">
            <text:p>-15,2</text:p>
          </table:table-cell>
          <table:table-cell table:formula="of:=20*LOG10([.C91]/['Params&amp;Config'.$C$12])" office:value-type="float" office:value="0.399421618612401" calcext:value-type="float">
            <text:p>0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(['Params&amp;Config'.$C$9]/['Params&amp;Config'.$C$10]) * [.C92]" office:value-type="float" office:value="0.2408203125" calcext:value-type="float">
            <text:p>0,241</text:p>
          </table:table-cell>
          <table:table-cell table:style-name="ce2" table:formula="of:=[.D92]*2" office:value-type="float" office:value="0.481640625" calcext:value-type="float">
            <text:p>0,482</text:p>
          </table:table-cell>
          <table:table-cell table:style-name="ce2" table:formula="of:=[.D92]/1.4/2" office:value-type="float" office:value="0.0860072544642857" calcext:value-type="float">
            <text:p>0,086</text:p>
          </table:table-cell>
          <table:table-cell table:formula="of:=20*LOG10([.C92]/['Params&amp;Config'.$C$11])" office:value-type="float" office:value="-15.1005490307301" calcext:value-type="float">
            <text:p>-15,1</text:p>
          </table:table-cell>
          <table:table-cell table:formula="of:=20*LOG10([.C92]/['Params&amp;Config'.$C$12])" office:value-type="float" office:value="0.496471674500643" calcext:value-type="float">
            <text:p>0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table:formula="of:=(['Params&amp;Config'.$C$9]/['Params&amp;Config'.$C$10]) * [.C93]" office:value-type="float" office:value="0.24349609375" calcext:value-type="float">
            <text:p>0,243</text:p>
          </table:table-cell>
          <table:table-cell table:style-name="ce2" table:formula="of:=[.D93]*2" office:value-type="float" office:value="0.4869921875" calcext:value-type="float">
            <text:p>0,487</text:p>
          </table:table-cell>
          <table:table-cell table:style-name="ce2" table:formula="of:=[.D93]/1.4/2" office:value-type="float" office:value="0.086962890625" calcext:value-type="float">
            <text:p>0,087</text:p>
          </table:table-cell>
          <table:table-cell table:formula="of:=20*LOG10([.C93]/['Params&amp;Config'.$C$11])" office:value-type="float" office:value="-15.0045713730947" calcext:value-type="float">
            <text:p>-15</text:p>
          </table:table-cell>
          <table:table-cell table:formula="of:=20*LOG10([.C93]/['Params&amp;Config'.$C$12])" office:value-type="float" office:value="0.592449332136017" calcext:value-type="float">
            <text:p>0,5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table:formula="of:=(['Params&amp;Config'.$C$9]/['Params&amp;Config'.$C$10]) * [.C94]" office:value-type="float" office:value="0.246171875" calcext:value-type="float">
            <text:p>0,246</text:p>
          </table:table-cell>
          <table:table-cell table:style-name="ce2" table:formula="of:=[.D94]*2" office:value-type="float" office:value="0.49234375" calcext:value-type="float">
            <text:p>0,492</text:p>
          </table:table-cell>
          <table:table-cell table:style-name="ce2" table:formula="of:=[.D94]/1.4/2" office:value-type="float" office:value="0.0879185267857143" calcext:value-type="float">
            <text:p>0,088</text:p>
          </table:table-cell>
          <table:table-cell table:formula="of:=20*LOG10([.C94]/['Params&amp;Config'.$C$11])" office:value-type="float" office:value="-14.9096426726055" calcext:value-type="float">
            <text:p>-14,91</text:p>
          </table:table-cell>
          <table:table-cell table:formula="of:=20*LOG10([.C94]/['Params&amp;Config'.$C$12])" office:value-type="float" office:value="0.68737803262525" calcext:value-type="float">
            <text:p>0,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table:formula="of:=(['Params&amp;Config'.$C$9]/['Params&amp;Config'.$C$10]) * [.C95]" office:value-type="float" office:value="0.24884765625" calcext:value-type="float">
            <text:p>0,249</text:p>
          </table:table-cell>
          <table:table-cell table:style-name="ce2" table:formula="of:=[.D95]*2" office:value-type="float" office:value="0.4976953125" calcext:value-type="float">
            <text:p>0,498</text:p>
          </table:table-cell>
          <table:table-cell table:style-name="ce2" table:formula="of:=[.D95]/1.4/2" office:value-type="float" office:value="0.0888741629464286" calcext:value-type="float">
            <text:p>0,089</text:p>
          </table:table-cell>
          <table:table-cell table:formula="of:=20*LOG10([.C95]/['Params&amp;Config'.$C$11])" office:value-type="float" office:value="-14.8157402484379" calcext:value-type="float">
            <text:p>-14,82</text:p>
          </table:table-cell>
          <table:table-cell table:formula="of:=20*LOG10([.C95]/['Params&amp;Config'.$C$12])" office:value-type="float" office:value="0.781280456792848" calcext:value-type="float">
            <text:p>0,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table:formula="of:=(['Params&amp;Config'.$C$9]/['Params&amp;Config'.$C$10]) * [.C96]" office:value-type="float" office:value="0.2515234375" calcext:value-type="float">
            <text:p>0,252</text:p>
          </table:table-cell>
          <table:table-cell table:style-name="ce2" table:formula="of:=[.D96]*2" office:value-type="float" office:value="0.503046875" calcext:value-type="float">
            <text:p>0,503</text:p>
          </table:table-cell>
          <table:table-cell table:style-name="ce2" table:formula="of:=[.D96]/1.4/2" office:value-type="float" office:value="0.0898297991071429" calcext:value-type="float">
            <text:p>0,090</text:p>
          </table:table-cell>
          <table:table-cell table:formula="of:=20*LOG10([.C96]/['Params&amp;Config'.$C$11])" office:value-type="float" office:value="-14.7228421475226" calcext:value-type="float">
            <text:p>-14,72</text:p>
          </table:table-cell>
          <table:table-cell table:formula="of:=20*LOG10([.C96]/['Params&amp;Config'.$C$12])" office:value-type="float" office:value="0.874178557708119" calcext:value-type="float">
            <text:p>0,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formula="of:=(['Params&amp;Config'.$C$9]/['Params&amp;Config'.$C$10]) * [.C97]" office:value-type="float" office:value="0.25419921875" calcext:value-type="float">
            <text:p>0,254</text:p>
          </table:table-cell>
          <table:table-cell table:style-name="ce2" table:formula="of:=[.D97]*2" office:value-type="float" office:value="0.5083984375" calcext:value-type="float">
            <text:p>0,508</text:p>
          </table:table-cell>
          <table:table-cell table:style-name="ce2" table:formula="of:=[.D97]/1.4/2" office:value-type="float" office:value="0.0907854352678572" calcext:value-type="float">
            <text:p>0,091</text:p>
          </table:table-cell>
          <table:table-cell table:formula="of:=20*LOG10([.C97]/['Params&amp;Config'.$C$11])" office:value-type="float" office:value="-14.6309271137397" calcext:value-type="float">
            <text:p>-14,63</text:p>
          </table:table-cell>
          <table:table-cell table:formula="of:=20*LOG10([.C97]/['Params&amp;Config'.$C$12])" office:value-type="float" office:value="0.966093591491101" calcext:value-type="float">
            <text:p>0,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table:formula="of:=(['Params&amp;Config'.$C$9]/['Params&amp;Config'.$C$10]) * [.C98]" office:value-type="float" office:value="0.256875" calcext:value-type="float">
            <text:p>0,257</text:p>
          </table:table-cell>
          <table:table-cell table:style-name="ce2" table:formula="of:=[.D98]*2" office:value-type="float" office:value="0.51375" calcext:value-type="float">
            <text:p>0,514</text:p>
          </table:table-cell>
          <table:table-cell table:style-name="ce2" table:formula="of:=[.D98]/1.4/2" office:value-type="float" office:value="0.0917410714285714" calcext:value-type="float">
            <text:p>0,092</text:p>
          </table:table-cell>
          <table:table-cell table:formula="of:=20*LOG10([.C98]/['Params&amp;Config'.$C$11])" office:value-type="float" office:value="-14.5399745587252" calcext:value-type="float">
            <text:p>-14,54</text:p>
          </table:table-cell>
          <table:table-cell table:formula="of:=20*LOG10([.C98]/['Params&amp;Config'.$C$12])" office:value-type="float" office:value="1.05704614650551" calcext:value-type="float">
            <text:p>1,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table:formula="of:=(['Params&amp;Config'.$C$9]/['Params&amp;Config'.$C$10]) * [.C99]" office:value-type="float" office:value="0.25955078125" calcext:value-type="float">
            <text:p>0,260</text:p>
          </table:table-cell>
          <table:table-cell table:style-name="ce2" table:formula="of:=[.D99]*2" office:value-type="float" office:value="0.5191015625" calcext:value-type="float">
            <text:p>0,519</text:p>
          </table:table-cell>
          <table:table-cell table:style-name="ce2" table:formula="of:=[.D99]/1.4/2" office:value-type="float" office:value="0.0926967075892857" calcext:value-type="float">
            <text:p>0,093</text:p>
          </table:table-cell>
          <table:table-cell table:formula="of:=20*LOG10([.C99]/['Params&amp;Config'.$C$11])" office:value-type="float" office:value="-14.4499645341917" calcext:value-type="float">
            <text:p>-14,45</text:p>
          </table:table-cell>
          <table:table-cell table:formula="of:=20*LOG10([.C99]/['Params&amp;Config'.$C$12])" office:value-type="float" office:value="1.14705617103904" calcext:value-type="float">
            <text:p>1,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formula="of:=(['Params&amp;Config'.$C$9]/['Params&amp;Config'.$C$10]) * [.C100]" office:value-type="float" office:value="0.2622265625" calcext:value-type="float">
            <text:p>0,262</text:p>
          </table:table-cell>
          <table:table-cell table:style-name="ce2" table:formula="of:=[.D100]*2" office:value-type="float" office:value="0.524453125" calcext:value-type="float">
            <text:p>0,524</text:p>
          </table:table-cell>
          <table:table-cell table:style-name="ce2" table:formula="of:=[.D100]/1.4/2" office:value-type="float" office:value="0.09365234375" calcext:value-type="float">
            <text:p>0,094</text:p>
          </table:table-cell>
          <table:table-cell table:formula="of:=20*LOG10([.C100]/['Params&amp;Config'.$C$11])" office:value-type="float" office:value="-14.3608777056667" calcext:value-type="float">
            <text:p>-14,36</text:p>
          </table:table-cell>
          <table:table-cell table:formula="of:=20*LOG10([.C100]/['Params&amp;Config'.$C$12])" office:value-type="float" office:value="1.23614299956404" calcext:value-type="float">
            <text:p>1,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formula="of:=(['Params&amp;Config'.$C$9]/['Params&amp;Config'.$C$10]) * [.C101]" office:value-type="float" office:value="0.26490234375" calcext:value-type="float">
            <text:p>0,265</text:p>
          </table:table-cell>
          <table:table-cell table:style-name="ce2" table:formula="of:=[.D101]*2" office:value-type="float" office:value="0.5298046875" calcext:value-type="float">
            <text:p>0,530</text:p>
          </table:table-cell>
          <table:table-cell table:style-name="ce2" table:formula="of:=[.D101]/1.4/2" office:value-type="float" office:value="0.0946079799107143" calcext:value-type="float">
            <text:p>0,095</text:p>
          </table:table-cell>
          <table:table-cell table:formula="of:=20*LOG10([.C101]/['Params&amp;Config'.$C$11])" office:value-type="float" office:value="-14.2726953275656" calcext:value-type="float">
            <text:p>-14,27</text:p>
          </table:table-cell>
          <table:table-cell table:formula="of:=20*LOG10([.C101]/['Params&amp;Config'.$C$12])" office:value-type="float" office:value="1.32432537766514" calcext:value-type="float">
            <text:p>1,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(['Params&amp;Config'.$C$9]/['Params&amp;Config'.$C$10]) * [.C102]" office:value-type="float" office:value="0.267578125" calcext:value-type="float">
            <text:p>0,268</text:p>
          </table:table-cell>
          <table:table-cell table:style-name="ce2" table:formula="of:=[.D102]*2" office:value-type="float" office:value="0.53515625" calcext:value-type="float">
            <text:p>0,535</text:p>
          </table:table-cell>
          <table:table-cell table:style-name="ce2" table:formula="of:=[.D102]/1.4/2" office:value-type="float" office:value="0.0955636160714286" calcext:value-type="float">
            <text:p>0,096</text:p>
          </table:table-cell>
          <table:table-cell table:formula="of:=20*LOG10([.C102]/['Params&amp;Config'.$C$11])" office:value-type="float" office:value="-14.1853992195166" calcext:value-type="float">
            <text:p>-14,19</text:p>
          </table:table-cell>
          <table:table-cell table:formula="of:=20*LOG10([.C102]/['Params&amp;Config'.$C$12])" office:value-type="float" office:value="1.41162148571415" calcext:value-type="float">
            <text:p>1,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table:formula="of:=(['Params&amp;Config'.$C$9]/['Params&amp;Config'.$C$10]) * [.C103]" office:value-type="float" office:value="0.27025390625" calcext:value-type="float">
            <text:p>0,270</text:p>
          </table:table-cell>
          <table:table-cell table:style-name="ce2" table:formula="of:=[.D103]*2" office:value-type="float" office:value="0.5405078125" calcext:value-type="float">
            <text:p>0,541</text:p>
          </table:table-cell>
          <table:table-cell table:style-name="ce2" table:formula="of:=[.D103]/1.4/2" office:value-type="float" office:value="0.0965192522321429" calcext:value-type="float">
            <text:p>0,097</text:p>
          </table:table-cell>
          <table:table-cell table:formula="of:=20*LOG10([.C103]/['Params&amp;Config'.$C$11])" office:value-type="float" office:value="-14.0989717438638" calcext:value-type="float">
            <text:p>-14,1</text:p>
          </table:table-cell>
          <table:table-cell table:formula="of:=20*LOG10([.C103]/['Params&amp;Config'.$C$12])" office:value-type="float" office:value="1.498048961367" calcext:value-type="float">
            <text:p>1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table:formula="of:=(['Params&amp;Config'.$C$9]/['Params&amp;Config'.$C$10]) * [.C104]" office:value-type="float" office:value="0.2729296875" calcext:value-type="float">
            <text:p>0,273</text:p>
          </table:table-cell>
          <table:table-cell table:style-name="ce2" table:formula="of:=[.D104]*2" office:value-type="float" office:value="0.545859375" calcext:value-type="float">
            <text:p>0,546</text:p>
          </table:table-cell>
          <table:table-cell table:style-name="ce2" table:formula="of:=[.D104]/1.4/2" office:value-type="float" office:value="0.0974748883928572" calcext:value-type="float">
            <text:p>0,097</text:p>
          </table:table-cell>
          <table:table-cell table:formula="of:=20*LOG10([.C104]/['Params&amp;Config'.$C$11])" office:value-type="float" office:value="-14.0133957842783" calcext:value-type="float">
            <text:p>-14,01</text:p>
          </table:table-cell>
          <table:table-cell table:formula="of:=20*LOG10([.C104]/['Params&amp;Config'.$C$12])" office:value-type="float" office:value="1.5836249209525" calcext:value-type="float">
            <text:p>1,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table:formula="of:=(['Params&amp;Config'.$C$9]/['Params&amp;Config'.$C$10]) * [.C105]" office:value-type="float" office:value="0.27560546875" calcext:value-type="float">
            <text:p>0,276</text:p>
          </table:table-cell>
          <table:table-cell table:style-name="ce2" table:formula="of:=[.D105]*2" office:value-type="float" office:value="0.5512109375" calcext:value-type="float">
            <text:p>0,551</text:p>
          </table:table-cell>
          <table:table-cell table:style-name="ce2" table:formula="of:=[.D105]/1.4/2" office:value-type="float" office:value="0.0984305245535714" calcext:value-type="float">
            <text:p>0,098</text:p>
          </table:table-cell>
          <table:table-cell table:formula="of:=20*LOG10([.C105]/['Params&amp;Config'.$C$11])" office:value-type="float" office:value="-13.9286547254132" calcext:value-type="float">
            <text:p>-13,93</text:p>
          </table:table-cell>
          <table:table-cell table:formula="of:=20*LOG10([.C105]/['Params&amp;Config'.$C$12])" office:value-type="float" office:value="1.66836597981759" calcext:value-type="float">
            <text:p>1,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table:formula="of:=(['Params&amp;Config'.$C$9]/['Params&amp;Config'.$C$10]) * [.C106]" office:value-type="float" office:value="0.27828125" calcext:value-type="float">
            <text:p>0,278</text:p>
          </table:table-cell>
          <table:table-cell table:style-name="ce2" table:formula="of:=[.D106]*2" office:value-type="float" office:value="0.5565625" calcext:value-type="float">
            <text:p>0,557</text:p>
          </table:table-cell>
          <table:table-cell table:style-name="ce2" table:formula="of:=[.D106]/1.4/2" office:value-type="float" office:value="0.0993861607142857" calcext:value-type="float">
            <text:p>0,099</text:p>
          </table:table-cell>
          <table:table-cell table:formula="of:=20*LOG10([.C106]/['Params&amp;Config'.$C$11])" office:value-type="float" office:value="-13.844732433541" calcext:value-type="float">
            <text:p>-13,84</text:p>
          </table:table-cell>
          <table:table-cell table:formula="of:=20*LOG10([.C106]/['Params&amp;Config'.$C$12])" office:value-type="float" office:value="1.75228827168975" calcext:value-type="float">
            <text:p>1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table:formula="of:=(['Params&amp;Config'.$C$9]/['Params&amp;Config'.$C$10]) * [.C107]" office:value-type="float" office:value="0.28095703125" calcext:value-type="float">
            <text:p>0,281</text:p>
          </table:table-cell>
          <table:table-cell table:style-name="ce2" table:formula="of:=[.D107]*2" office:value-type="float" office:value="0.5619140625" calcext:value-type="float">
            <text:p>0,562</text:p>
          </table:table-cell>
          <table:table-cell table:style-name="ce2" table:formula="of:=[.D107]/1.4/2" office:value-type="float" office:value="0.100341796875" calcext:value-type="float">
            <text:p>0,100</text:p>
          </table:table-cell>
          <table:table-cell table:formula="of:=20*LOG10([.C107]/['Params&amp;Config'.$C$11])" office:value-type="float" office:value="-13.7616132381179" calcext:value-type="float">
            <text:p>-13,76</text:p>
          </table:table-cell>
          <table:table-cell table:formula="of:=20*LOG10([.C107]/['Params&amp;Config'.$C$12])" office:value-type="float" office:value="1.83540746711291" calcext:value-type="float">
            <text:p>1,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table:formula="of:=(['Params&amp;Config'.$C$9]/['Params&amp;Config'.$C$10]) * [.C108]" office:value-type="float" office:value="0.2836328125" calcext:value-type="float">
            <text:p>0,284</text:p>
          </table:table-cell>
          <table:table-cell table:style-name="ce2" table:formula="of:=[.D108]*2" office:value-type="float" office:value="0.567265625" calcext:value-type="float">
            <text:p>0,567</text:p>
          </table:table-cell>
          <table:table-cell table:style-name="ce2" table:formula="of:=[.D108]/1.4/2" office:value-type="float" office:value="0.101297433035714" calcext:value-type="float">
            <text:p>0,101</text:p>
          </table:table-cell>
          <table:table-cell table:formula="of:=20*LOG10([.C108]/['Params&amp;Config'.$C$11])" office:value-type="float" office:value="-13.6792819142212" calcext:value-type="float">
            <text:p>-13,68</text:p>
          </table:table-cell>
          <table:table-cell table:formula="of:=20*LOG10([.C108]/['Params&amp;Config'.$C$12])" office:value-type="float" office:value="1.91773879100955" calcext:value-type="float">
            <text:p>1,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table:formula="of:=(['Params&amp;Config'.$C$9]/['Params&amp;Config'.$C$10]) * [.C109]" office:value-type="float" office:value="0.28630859375" calcext:value-type="float">
            <text:p>0,286</text:p>
          </table:table-cell>
          <table:table-cell table:style-name="ce2" table:formula="of:=[.D109]*2" office:value-type="float" office:value="0.5726171875" calcext:value-type="float">
            <text:p>0,573</text:p>
          </table:table-cell>
          <table:table-cell table:style-name="ce2" table:formula="of:=[.D109]/1.4/2" office:value-type="float" office:value="0.102253069196429" calcext:value-type="float">
            <text:p>0,102</text:p>
          </table:table-cell>
          <table:table-cell table:formula="of:=20*LOG10([.C109]/['Params&amp;Config'.$C$11])" office:value-type="float" office:value="-13.5977236658124" calcext:value-type="float">
            <text:p>-13,6</text:p>
          </table:table-cell>
          <table:table-cell table:formula="of:=20*LOG10([.C109]/['Params&amp;Config'.$C$12])" office:value-type="float" office:value="1.99929703941834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table:formula="of:=(['Params&amp;Config'.$C$9]/['Params&amp;Config'.$C$10]) * [.C110]" office:value-type="float" office:value="0.288984375" calcext:value-type="float">
            <text:p>0,289</text:p>
          </table:table-cell>
          <table:table-cell table:style-name="ce2" table:formula="of:=[.D110]*2" office:value-type="float" office:value="0.57796875" calcext:value-type="float">
            <text:p>0,578</text:p>
          </table:table-cell>
          <table:table-cell table:style-name="ce2" table:formula="of:=[.D110]/1.4/2" office:value-type="float" office:value="0.103208705357143" calcext:value-type="float">
            <text:p>0,103</text:p>
          </table:table-cell>
          <table:table-cell table:formula="of:=20*LOG10([.C110]/['Params&amp;Config'.$C$11])" office:value-type="float" office:value="-13.5169241097776" calcext:value-type="float">
            <text:p>-13,52</text:p>
          </table:table-cell>
          <table:table-cell table:formula="of:=20*LOG10([.C110]/['Params&amp;Config'.$C$12])" office:value-type="float" office:value="2.08009659545314" calcext:value-type="float">
            <text:p>2,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table:formula="of:=(['Params&amp;Config'.$C$9]/['Params&amp;Config'.$C$10]) * [.C111]" office:value-type="float" office:value="0.29166015625" calcext:value-type="float">
            <text:p>0,292</text:p>
          </table:table-cell>
          <table:table-cell table:style-name="ce2" table:formula="of:=[.D111]*2" office:value-type="float" office:value="0.5833203125" calcext:value-type="float">
            <text:p>0,583</text:p>
          </table:table-cell>
          <table:table-cell table:style-name="ce2" table:formula="of:=[.D111]/1.4/2" office:value-type="float" office:value="0.104164341517857" calcext:value-type="float">
            <text:p>0,104</text:p>
          </table:table-cell>
          <table:table-cell table:formula="of:=20*LOG10([.C111]/['Params&amp;Config'.$C$11])" office:value-type="float" office:value="-13.4368692607041" calcext:value-type="float">
            <text:p>-13,44</text:p>
          </table:table-cell>
          <table:table-cell table:formula="of:=20*LOG10([.C111]/['Params&amp;Config'.$C$12])" office:value-type="float" office:value="2.16015144452662" calcext:value-type="float">
            <text:p>2,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table:formula="of:=(['Params&amp;Config'.$C$9]/['Params&amp;Config'.$C$10]) * [.C112]" office:value-type="float" office:value="0.2943359375" calcext:value-type="float">
            <text:p>0,294</text:p>
          </table:table-cell>
          <table:table-cell table:style-name="ce2" table:formula="of:=[.D112]*2" office:value-type="float" office:value="0.588671875" calcext:value-type="float">
            <text:p>0,589</text:p>
          </table:table-cell>
          <table:table-cell table:style-name="ce2" table:formula="of:=[.D112]/1.4/2" office:value-type="float" office:value="0.105119977678571" calcext:value-type="float">
            <text:p>0,105</text:p>
          </table:table-cell>
          <table:table-cell table:formula="of:=20*LOG10([.C112]/['Params&amp;Config'.$C$11])" office:value-type="float" office:value="-13.3575455163521" calcext:value-type="float">
            <text:p>-13,36</text:p>
          </table:table-cell>
          <table:table-cell table:formula="of:=20*LOG10([.C112]/['Params&amp;Config'.$C$12])" office:value-type="float" office:value="2.23947518887865" calcext:value-type="float">
            <text:p>2,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table:formula="of:=(['Params&amp;Config'.$C$9]/['Params&amp;Config'.$C$10]) * [.C113]" office:value-type="float" office:value="0.29701171875" calcext:value-type="float">
            <text:p>0,297</text:p>
          </table:table-cell>
          <table:table-cell table:style-name="ce2" table:formula="of:=[.D113]*2" office:value-type="float" office:value="0.5940234375" calcext:value-type="float">
            <text:p>0,594</text:p>
          </table:table-cell>
          <table:table-cell table:style-name="ce2" table:formula="of:=[.D113]/1.4/2" office:value-type="float" office:value="0.106075613839286" calcext:value-type="float">
            <text:p>0,106</text:p>
          </table:table-cell>
          <table:table-cell table:formula="of:=20*LOG10([.C113]/['Params&amp;Config'.$C$11])" office:value-type="float" office:value="-13.2789396437835" calcext:value-type="float">
            <text:p>-13,28</text:p>
          </table:table-cell>
          <table:table-cell table:formula="of:=20*LOG10([.C113]/['Params&amp;Config'.$C$12])" office:value-type="float" office:value="2.31808106144729" calcext:value-type="float">
            <text:p>2,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table:formula="of:=(['Params&amp;Config'.$C$9]/['Params&amp;Config'.$C$10]) * [.C114]" office:value-type="float" office:value="0.2996875" calcext:value-type="float">
            <text:p>0,300</text:p>
          </table:table-cell>
          <table:table-cell table:style-name="ce2" table:formula="of:=[.D114]*2" office:value-type="float" office:value="0.599375" calcext:value-type="float">
            <text:p>0,599</text:p>
          </table:table-cell>
          <table:table-cell table:style-name="ce2" table:formula="of:=[.D114]/1.4/2" office:value-type="float" office:value="0.10703125" calcext:value-type="float">
            <text:p>0,107</text:p>
          </table:table-cell>
          <table:table-cell table:formula="of:=20*LOG10([.C114]/['Params&amp;Config'.$C$11])" office:value-type="float" office:value="-13.201038766113" calcext:value-type="float">
            <text:p>-13,2</text:p>
          </table:table-cell>
          <table:table-cell table:formula="of:=20*LOG10([.C114]/['Params&amp;Config'.$C$12])" office:value-type="float" office:value="2.39598193911778" calcext:value-type="float">
            <text:p>2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table:formula="of:=(['Params&amp;Config'.$C$9]/['Params&amp;Config'.$C$10]) * [.C115]" office:value-type="float" office:value="0.30236328125" calcext:value-type="float">
            <text:p>0,302</text:p>
          </table:table-cell>
          <table:table-cell table:style-name="ce2" table:formula="of:=[.D115]*2" office:value-type="float" office:value="0.6047265625" calcext:value-type="float">
            <text:p>0,605</text:p>
          </table:table-cell>
          <table:table-cell table:style-name="ce2" table:formula="of:=[.D115]/1.4/2" office:value-type="float" office:value="0.107986886160714" calcext:value-type="float">
            <text:p>0,108</text:p>
          </table:table-cell>
          <table:table-cell table:formula="of:=20*LOG10([.C115]/['Params&amp;Config'.$C$11])" office:value-type="float" office:value="-13.1238303498482" calcext:value-type="float">
            <text:p>-13,12</text:p>
          </table:table-cell>
          <table:table-cell table:formula="of:=20*LOG10([.C115]/['Params&amp;Config'.$C$12])" office:value-type="float" office:value="2.47319035538254" calcext:value-type="float">
            <text:p>2,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table:formula="of:=(['Params&amp;Config'.$C$9]/['Params&amp;Config'.$C$10]) * [.C116]" office:value-type="float" office:value="0.3050390625" calcext:value-type="float">
            <text:p>0,305</text:p>
          </table:table-cell>
          <table:table-cell table:style-name="ce2" table:formula="of:=[.D116]*2" office:value-type="float" office:value="0.610078125" calcext:value-type="float">
            <text:p>0,610</text:p>
          </table:table-cell>
          <table:table-cell table:style-name="ce2" table:formula="of:=[.D116]/1.4/2" office:value-type="float" office:value="0.108942522321429" calcext:value-type="float">
            <text:p>0,109</text:p>
          </table:table-cell>
          <table:table-cell table:formula="of:=20*LOG10([.C116]/['Params&amp;Config'.$C$11])" office:value-type="float" office:value="-13.0473021927872" calcext:value-type="float">
            <text:p>-13,05</text:p>
          </table:table-cell>
          <table:table-cell table:formula="of:=20*LOG10([.C116]/['Params&amp;Config'.$C$12])" office:value-type="float" office:value="2.5497185124436" calcext:value-type="float">
            <text:p>2,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table:formula="of:=(['Params&amp;Config'.$C$9]/['Params&amp;Config'.$C$10]) * [.C117]" office:value-type="float" office:value="0.30771484375" calcext:value-type="float">
            <text:p>0,308</text:p>
          </table:table-cell>
          <table:table-cell table:style-name="ce2" table:formula="of:=[.D117]*2" office:value-type="float" office:value="0.6154296875" calcext:value-type="float">
            <text:p>0,615</text:p>
          </table:table-cell>
          <table:table-cell table:style-name="ce2" table:formula="of:=[.D117]/1.4/2" office:value-type="float" office:value="0.109898158482143" calcext:value-type="float">
            <text:p>0,110</text:p>
          </table:table-cell>
          <table:table-cell table:formula="of:=20*LOG10([.C117]/['Params&amp;Config'.$C$11])" office:value-type="float" office:value="-12.9714424124444" calcext:value-type="float">
            <text:p>-12,97</text:p>
          </table:table-cell>
          <table:table-cell table:formula="of:=20*LOG10([.C117]/['Params&amp;Config'.$C$12])" office:value-type="float" office:value="2.62557829278638" calcext:value-type="float">
            <text:p>2,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  <table:table-cell table:formula="of:=(['Params&amp;Config'.$C$9]/['Params&amp;Config'.$C$10]) * [.C118]" office:value-type="float" office:value="0.310390625" calcext:value-type="float">
            <text:p>0,310</text:p>
          </table:table-cell>
          <table:table-cell table:style-name="ce2" table:formula="of:=[.D118]*2" office:value-type="float" office:value="0.62078125" calcext:value-type="float">
            <text:p>0,621</text:p>
          </table:table-cell>
          <table:table-cell table:style-name="ce2" table:formula="of:=[.D118]/1.4/2" office:value-type="float" office:value="0.110853794642857" calcext:value-type="float">
            <text:p>0,111</text:p>
          </table:table-cell>
          <table:table-cell table:formula="of:=20*LOG10([.C118]/['Params&amp;Config'.$C$11])" office:value-type="float" office:value="-12.8962394349782" calcext:value-type="float">
            <text:p>-12,9</text:p>
          </table:table-cell>
          <table:table-cell table:formula="of:=20*LOG10([.C118]/['Params&amp;Config'.$C$12])" office:value-type="float" office:value="2.70078127025252" calcext:value-type="float">
            <text:p>2,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table:formula="of:=(['Params&amp;Config'.$C$9]/['Params&amp;Config'.$C$10]) * [.C119]" office:value-type="float" office:value="0.31306640625" calcext:value-type="float">
            <text:p>0,313</text:p>
          </table:table-cell>
          <table:table-cell table:style-name="ce2" table:formula="of:=[.D119]*2" office:value-type="float" office:value="0.6261328125" calcext:value-type="float">
            <text:p>0,626</text:p>
          </table:table-cell>
          <table:table-cell table:style-name="ce2" table:formula="of:=[.D119]/1.4/2" office:value-type="float" office:value="0.111809430803571" calcext:value-type="float">
            <text:p>0,112</text:p>
          </table:table-cell>
          <table:table-cell table:formula="of:=20*LOG10([.C119]/['Params&amp;Config'.$C$11])" office:value-type="float" office:value="-12.8216819845934" calcext:value-type="float">
            <text:p>-12,82</text:p>
          </table:table-cell>
          <table:table-cell table:formula="of:=20*LOG10([.C119]/['Params&amp;Config'.$C$12])" office:value-type="float" office:value="2.77533872063738" calcext:value-type="float">
            <text:p>2,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8" calcext:value-type="float">
            <text:p>118</text:p>
          </table:table-cell>
          <table:table-cell table:formula="of:=(['Params&amp;Config'.$C$9]/['Params&amp;Config'.$C$10]) * [.C120]" office:value-type="float" office:value="0.3157421875" calcext:value-type="float">
            <text:p>0,316</text:p>
          </table:table-cell>
          <table:table-cell table:style-name="ce2" table:formula="of:=[.D120]*2" office:value-type="float" office:value="0.631484375" calcext:value-type="float">
            <text:p>0,631</text:p>
          </table:table-cell>
          <table:table-cell table:style-name="ce2" table:formula="of:=[.D120]/1.4/2" office:value-type="float" office:value="0.112765066964286" calcext:value-type="float">
            <text:p>0,113</text:p>
          </table:table-cell>
          <table:table-cell table:formula="of:=20*LOG10([.C120]/['Params&amp;Config'.$C$11])" office:value-type="float" office:value="-12.7477590733941" calcext:value-type="float">
            <text:p>-12,75</text:p>
          </table:table-cell>
          <table:table-cell table:formula="of:=20*LOG10([.C120]/['Params&amp;Config'.$C$12])" office:value-type="float" office:value="2.84926163183665" calcext:value-type="float">
            <text:p>2,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table:formula="of:=(['Params&amp;Config'.$C$9]/['Params&amp;Config'.$C$10]) * [.C121]" office:value-type="float" office:value="0.31841796875" calcext:value-type="float">
            <text:p>0,318</text:p>
          </table:table-cell>
          <table:table-cell table:style-name="ce2" table:formula="of:=[.D121]*2" office:value-type="float" office:value="0.6368359375" calcext:value-type="float">
            <text:p>0,637</text:p>
          </table:table-cell>
          <table:table-cell table:style-name="ce2" table:formula="of:=[.D121]/1.4/2" office:value-type="float" office:value="0.113720703125" calcext:value-type="float">
            <text:p>0,114</text:p>
          </table:table-cell>
          <table:table-cell table:formula="of:=20*LOG10([.C121]/['Params&amp;Config'.$C$11])" office:value-type="float" office:value="-12.674459991666" calcext:value-type="float">
            <text:p>-12,67</text:p>
          </table:table-cell>
          <table:table-cell table:formula="of:=20*LOG10([.C121]/['Params&amp;Config'.$C$12])" office:value-type="float" office:value="2.92256071356476" calcext:value-type="float">
            <text:p>2,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table:formula="of:=(['Params&amp;Config'.$C$9]/['Params&amp;Config'.$C$10]) * [.C122]" office:value-type="float" office:value="0.32109375" calcext:value-type="float">
            <text:p>0,321</text:p>
          </table:table-cell>
          <table:table-cell table:style-name="ce2" table:formula="of:=[.D122]*2" office:value-type="float" office:value="0.6421875" calcext:value-type="float">
            <text:p>0,642</text:p>
          </table:table-cell>
          <table:table-cell table:style-name="ce2" table:formula="of:=[.D122]/1.4/2" office:value-type="float" office:value="0.114676339285714" calcext:value-type="float">
            <text:p>0,115</text:p>
          </table:table-cell>
          <table:table-cell table:formula="of:=20*LOG10([.C122]/['Params&amp;Config'.$C$11])" office:value-type="float" office:value="-12.6017742985641" calcext:value-type="float">
            <text:p>-12,6</text:p>
          </table:table-cell>
          <table:table-cell table:formula="of:=20*LOG10([.C122]/['Params&amp;Config'.$C$12])" office:value-type="float" office:value="2.99524640666664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  <table:table-cell table:formula="of:=(['Params&amp;Config'.$C$9]/['Params&amp;Config'.$C$10]) * [.C123]" office:value-type="float" office:value="0.32376953125" calcext:value-type="float">
            <text:p>0,324</text:p>
          </table:table-cell>
          <table:table-cell table:style-name="ce2" table:formula="of:=[.D123]*2" office:value-type="float" office:value="0.6475390625" calcext:value-type="float">
            <text:p>0,648</text:p>
          </table:table-cell>
          <table:table-cell table:style-name="ce2" table:formula="of:=[.D123]/1.4/2" office:value-type="float" office:value="0.115631975446429" calcext:value-type="float">
            <text:p>0,116</text:p>
          </table:table-cell>
          <table:table-cell table:formula="of:=20*LOG10([.C123]/['Params&amp;Config'.$C$11])" office:value-type="float" office:value="-12.5296918131876" calcext:value-type="float">
            <text:p>-12,53</text:p>
          </table:table-cell>
          <table:table-cell table:formula="of:=20*LOG10([.C123]/['Params&amp;Config'.$C$12])" office:value-type="float" office:value="3.06732889204315" calcext:value-type="float">
            <text:p>3,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table:formula="of:=(['Params&amp;Config'.$C$9]/['Params&amp;Config'.$C$10]) * [.C124]" office:value-type="float" office:value="0.3264453125" calcext:value-type="float">
            <text:p>0,326</text:p>
          </table:table-cell>
          <table:table-cell table:style-name="ce2" table:formula="of:=[.D124]*2" office:value-type="float" office:value="0.652890625" calcext:value-type="float">
            <text:p>0,653</text:p>
          </table:table-cell>
          <table:table-cell table:style-name="ce2" table:formula="of:=[.D124]/1.4/2" office:value-type="float" office:value="0.116587611607143" calcext:value-type="float">
            <text:p>0,117</text:p>
          </table:table-cell>
          <table:table-cell table:formula="of:=20*LOG10([.C124]/['Params&amp;Config'.$C$11])" office:value-type="float" office:value="-12.4582026060217" calcext:value-type="float">
            <text:p>-12,46</text:p>
          </table:table-cell>
          <table:table-cell table:formula="of:=20*LOG10([.C124]/['Params&amp;Config'.$C$12])" office:value-type="float" office:value="3.13881809920911" calcext:value-type="float">
            <text:p>3,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table:formula="of:=(['Params&amp;Config'.$C$9]/['Params&amp;Config'.$C$10]) * [.C125]" office:value-type="float" office:value="0.32912109375" calcext:value-type="float">
            <text:p>0,329</text:p>
          </table:table-cell>
          <table:table-cell table:style-name="ce2" table:formula="of:=[.D125]*2" office:value-type="float" office:value="0.6582421875" calcext:value-type="float">
            <text:p>0,658</text:p>
          </table:table-cell>
          <table:table-cell table:style-name="ce2" table:formula="of:=[.D125]/1.4/2" office:value-type="float" office:value="0.117543247767857" calcext:value-type="float">
            <text:p>0,118</text:p>
          </table:table-cell>
          <table:table-cell table:formula="of:=20*LOG10([.C125]/['Params&amp;Config'.$C$11])" office:value-type="float" office:value="-12.3872969907287" calcext:value-type="float">
            <text:p>-12,39</text:p>
          </table:table-cell>
          <table:table-cell table:formula="of:=20*LOG10([.C125]/['Params&amp;Config'.$C$12])" office:value-type="float" office:value="3.2097237145021" calcext:value-type="float">
            <text:p>3,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  <table:table-cell table:formula="of:=(['Params&amp;Config'.$C$9]/['Params&amp;Config'.$C$10]) * [.C126]" office:value-type="float" office:value="0.331796875" calcext:value-type="float">
            <text:p>0,332</text:p>
          </table:table-cell>
          <table:table-cell table:style-name="ce2" table:formula="of:=[.D126]*2" office:value-type="float" office:value="0.66359375" calcext:value-type="float">
            <text:p>0,664</text:p>
          </table:table-cell>
          <table:table-cell table:style-name="ce2" table:formula="of:=[.D126]/1.4/2" office:value-type="float" office:value="0.118498883928571" calcext:value-type="float">
            <text:p>0,118</text:p>
          </table:table-cell>
          <table:table-cell table:formula="of:=20*LOG10([.C126]/['Params&amp;Config'.$C$11])" office:value-type="float" office:value="-12.3169655162719" calcext:value-type="float">
            <text:p>-12,32</text:p>
          </table:table-cell>
          <table:table-cell table:formula="of:=20*LOG10([.C126]/['Params&amp;Config'.$C$12])" office:value-type="float" office:value="3.28005518895885" calcext:value-type="float">
            <text:p>3,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table:formula="of:=(['Params&amp;Config'.$C$9]/['Params&amp;Config'.$C$10]) * [.C127]" office:value-type="float" office:value="0.33447265625" calcext:value-type="float">
            <text:p>0,334</text:p>
          </table:table-cell>
          <table:table-cell table:style-name="ce2" table:formula="of:=[.D127]*2" office:value-type="float" office:value="0.6689453125" calcext:value-type="float">
            <text:p>0,669</text:p>
          </table:table-cell>
          <table:table-cell table:style-name="ce2" table:formula="of:=[.D127]/1.4/2" office:value-type="float" office:value="0.119454520089286" calcext:value-type="float">
            <text:p>0,119</text:p>
          </table:table-cell>
          <table:table-cell table:formula="of:=20*LOG10([.C127]/['Params&amp;Config'.$C$11])" office:value-type="float" office:value="-12.2471989593555" calcext:value-type="float">
            <text:p>-12,25</text:p>
          </table:table-cell>
          <table:table-cell table:formula="of:=20*LOG10([.C127]/['Params&amp;Config'.$C$12])" office:value-type="float" office:value="3.34982174587527" calcext:value-type="float">
            <text:p>3,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table:formula="of:=(['Params&amp;Config'.$C$9]/['Params&amp;Config'.$C$10]) * [.C128]" office:value-type="float" office:value="0.3371484375" calcext:value-type="float">
            <text:p>0,337</text:p>
          </table:table-cell>
          <table:table-cell table:style-name="ce2" table:formula="of:=[.D128]*2" office:value-type="float" office:value="0.674296875" calcext:value-type="float">
            <text:p>0,674</text:p>
          </table:table-cell>
          <table:table-cell table:style-name="ce2" table:formula="of:=[.D128]/1.4/2" office:value-type="float" office:value="0.12041015625" calcext:value-type="float">
            <text:p>0,120</text:p>
          </table:table-cell>
          <table:table-cell table:formula="of:=20*LOG10([.C128]/['Params&amp;Config'.$C$11])" office:value-type="float" office:value="-12.1779883171654" calcext:value-type="float">
            <text:p>-12,18</text:p>
          </table:table-cell>
          <table:table-cell table:formula="of:=20*LOG10([.C128]/['Params&amp;Config'.$C$12])" office:value-type="float" office:value="3.4190323880654" calcext:value-type="float">
            <text:p>3,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table:formula="of:=(['Params&amp;Config'.$C$9]/['Params&amp;Config'.$C$10]) * [.C129]" office:value-type="float" office:value="0.33982421875" calcext:value-type="float">
            <text:p>0,340</text:p>
          </table:table-cell>
          <table:table-cell table:style-name="ce2" table:formula="of:=[.D129]*2" office:value-type="float" office:value="0.6796484375" calcext:value-type="float">
            <text:p>0,680</text:p>
          </table:table-cell>
          <table:table-cell table:style-name="ce2" table:formula="of:=[.D129]/1.4/2" office:value-type="float" office:value="0.121365792410714" calcext:value-type="float">
            <text:p>0,121</text:p>
          </table:table-cell>
          <table:table-cell table:formula="of:=20*LOG10([.C129]/['Params&amp;Config'.$C$11])" office:value-type="float" office:value="-12.1093248003975" calcext:value-type="float">
            <text:p>-12,11</text:p>
          </table:table-cell>
          <table:table-cell table:formula="of:=20*LOG10([.C129]/['Params&amp;Config'.$C$12])" office:value-type="float" office:value="3.48769590483328" calcext:value-type="float">
            <text:p>3,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table:formula="of:=(['Params&amp;Config'.$C$9]/['Params&amp;Config'.$C$10]) * [.C130]" office:value-type="float" office:value="0.3425" calcext:value-type="float">
            <text:p>0,343</text:p>
          </table:table-cell>
          <table:table-cell table:style-name="ce2" table:formula="of:=[.D130]*2" office:value-type="float" office:value="0.685" calcext:value-type="float">
            <text:p>0,685</text:p>
          </table:table-cell>
          <table:table-cell table:style-name="ce2" table:formula="of:=[.D130]/1.4/2" office:value-type="float" office:value="0.122321428571429" calcext:value-type="float">
            <text:p>0,122</text:p>
          </table:table-cell>
          <table:table-cell table:formula="of:=20*LOG10([.C130]/['Params&amp;Config'.$C$11])" office:value-type="float" office:value="-12.0411998265592" calcext:value-type="float">
            <text:p>-12,04</text:p>
          </table:table-cell>
          <table:table-cell table:formula="of:=20*LOG10([.C130]/['Params&amp;Config'.$C$12])" office:value-type="float" office:value="3.55582087867151" calcext:value-type="float">
            <text:p>3,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9" calcext:value-type="float">
            <text:p>129</text:p>
          </table:table-cell>
          <table:table-cell table:formula="of:=(['Params&amp;Config'.$C$9]/['Params&amp;Config'.$C$10]) * [.C131]" office:value-type="float" office:value="0.34517578125" calcext:value-type="float">
            <text:p>0,345</text:p>
          </table:table-cell>
          <table:table-cell table:style-name="ce2" table:formula="of:=[.D131]*2" office:value-type="float" office:value="0.6903515625" calcext:value-type="float">
            <text:p>0,690</text:p>
          </table:table-cell>
          <table:table-cell table:style-name="ce2" table:formula="of:=[.D131]/1.4/2" office:value-type="float" office:value="0.123277064732143" calcext:value-type="float">
            <text:p>0,123</text:p>
          </table:table-cell>
          <table:table-cell table:formula="of:=20*LOG10([.C131]/['Params&amp;Config'.$C$11])" office:value-type="float" office:value="-11.9736050135316" calcext:value-type="float">
            <text:p>-11,97</text:p>
          </table:table-cell>
          <table:table-cell table:formula="of:=20*LOG10([.C131]/['Params&amp;Config'.$C$12])" office:value-type="float" office:value="3.62341569169912" calcext:value-type="float">
            <text:p>3,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table:formula="of:=(['Params&amp;Config'.$C$9]/['Params&amp;Config'.$C$10]) * [.C132]" office:value-type="float" office:value="0.3478515625" calcext:value-type="float">
            <text:p>0,348</text:p>
          </table:table-cell>
          <table:table-cell table:style-name="ce2" table:formula="of:=[.D132]*2" office:value-type="float" office:value="0.695703125" calcext:value-type="float">
            <text:p>0,696</text:p>
          </table:table-cell>
          <table:table-cell table:style-name="ce2" table:formula="of:=[.D132]/1.4/2" office:value-type="float" office:value="0.124232700892857" calcext:value-type="float">
            <text:p>0,124</text:p>
          </table:table-cell>
          <table:table-cell table:formula="of:=20*LOG10([.C132]/['Params&amp;Config'.$C$11])" office:value-type="float" office:value="-11.9065321733799" calcext:value-type="float">
            <text:p>-11,91</text:p>
          </table:table-cell>
          <table:table-cell table:formula="of:=20*LOG10([.C132]/['Params&amp;Config'.$C$12])" office:value-type="float" office:value="3.69048853185088" calcext:value-type="float">
            <text:p>3,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1" calcext:value-type="float">
            <text:p>131</text:p>
          </table:table-cell>
          <table:table-cell table:formula="of:=(['Params&amp;Config'.$C$9]/['Params&amp;Config'.$C$10]) * [.C133]" office:value-type="float" office:value="0.35052734375" calcext:value-type="float">
            <text:p>0,351</text:p>
          </table:table-cell>
          <table:table-cell table:style-name="ce2" table:formula="of:=[.D133]*2" office:value-type="float" office:value="0.7010546875" calcext:value-type="float">
            <text:p>0,701</text:p>
          </table:table-cell>
          <table:table-cell table:style-name="ce2" table:formula="of:=[.D133]/1.4/2" office:value-type="float" office:value="0.125188337053571" calcext:value-type="float">
            <text:p>0,125</text:p>
          </table:table-cell>
          <table:table-cell table:formula="of:=20*LOG10([.C133]/['Params&amp;Config'.$C$11])" office:value-type="float" office:value="-11.8399733064013" calcext:value-type="float">
            <text:p>-11,84</text:p>
          </table:table-cell>
          <table:table-cell table:formula="of:=20*LOG10([.C133]/['Params&amp;Config'.$C$12])" office:value-type="float" office:value="3.75704739882943" calcext:value-type="float">
            <text:p>3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table:formula="of:=(['Params&amp;Config'.$C$9]/['Params&amp;Config'.$C$10]) * [.C134]" office:value-type="float" office:value="0.353203125" calcext:value-type="float">
            <text:p>0,353</text:p>
          </table:table-cell>
          <table:table-cell table:style-name="ce2" table:formula="of:=[.D134]*2" office:value-type="float" office:value="0.70640625" calcext:value-type="float">
            <text:p>0,706</text:p>
          </table:table-cell>
          <table:table-cell table:style-name="ce2" table:formula="of:=[.D134]/1.4/2" office:value-type="float" office:value="0.126143973214286" calcext:value-type="float">
            <text:p>0,126</text:p>
          </table:table-cell>
          <table:table-cell table:formula="of:=20*LOG10([.C134]/['Params&amp;Config'.$C$11])" office:value-type="float" office:value="-11.7739205953996" calcext:value-type="float">
            <text:p>-11,77</text:p>
          </table:table-cell>
          <table:table-cell table:formula="of:=20*LOG10([.C134]/['Params&amp;Config'.$C$12])" office:value-type="float" office:value="3.82310010983114" calcext:value-type="float">
            <text:p>3,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  <table:table-cell table:formula="of:=(['Params&amp;Config'.$C$9]/['Params&amp;Config'.$C$10]) * [.C135]" office:value-type="float" office:value="0.35587890625" calcext:value-type="float">
            <text:p>0,356</text:p>
          </table:table-cell>
          <table:table-cell table:style-name="ce2" table:formula="of:=[.D135]*2" office:value-type="float" office:value="0.7117578125" calcext:value-type="float">
            <text:p>0,712</text:p>
          </table:table-cell>
          <table:table-cell table:style-name="ce2" table:formula="of:=[.D135]/1.4/2" office:value-type="float" office:value="0.127099609375" calcext:value-type="float">
            <text:p>0,127</text:p>
          </table:table-cell>
          <table:table-cell table:formula="of:=20*LOG10([.C135]/['Params&amp;Config'.$C$11])" office:value-type="float" office:value="-11.7083664001749" calcext:value-type="float">
            <text:p>-11,71</text:p>
          </table:table-cell>
          <table:table-cell table:formula="of:=20*LOG10([.C135]/['Params&amp;Config'.$C$12])" office:value-type="float" office:value="3.88865430505586" calcext:value-type="float">
            <text:p>3,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table:formula="of:=(['Params&amp;Config'.$C$9]/['Params&amp;Config'.$C$10]) * [.C136]" office:value-type="float" office:value="0.3585546875" calcext:value-type="float">
            <text:p>0,359</text:p>
          </table:table-cell>
          <table:table-cell table:style-name="ce2" table:formula="of:=[.D136]*2" office:value-type="float" office:value="0.717109375" calcext:value-type="float">
            <text:p>0,717</text:p>
          </table:table-cell>
          <table:table-cell table:style-name="ce2" table:formula="of:=[.D136]/1.4/2" office:value-type="float" office:value="0.128055245535714" calcext:value-type="float">
            <text:p>0,128</text:p>
          </table:table-cell>
          <table:table-cell table:formula="of:=20*LOG10([.C136]/['Params&amp;Config'.$C$11])" office:value-type="float" office:value="-11.6433032522205" calcext:value-type="float">
            <text:p>-11,64</text:p>
          </table:table-cell>
          <table:table-cell table:formula="of:=20*LOG10([.C136]/['Params&amp;Config'.$C$12])" office:value-type="float" office:value="3.9537174530103" calcext:value-type="float">
            <text:p>3,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table:formula="of:=(['Params&amp;Config'.$C$9]/['Params&amp;Config'.$C$10]) * [.C137]" office:value-type="float" office:value="0.36123046875" calcext:value-type="float">
            <text:p>0,361</text:p>
          </table:table-cell>
          <table:table-cell table:style-name="ce2" table:formula="of:=[.D137]*2" office:value-type="float" office:value="0.7224609375" calcext:value-type="float">
            <text:p>0,722</text:p>
          </table:table-cell>
          <table:table-cell table:style-name="ce2" table:formula="of:=[.D137]/1.4/2" office:value-type="float" office:value="0.129010881696429" calcext:value-type="float">
            <text:p>0,129</text:p>
          </table:table-cell>
          <table:table-cell table:formula="of:=20*LOG10([.C137]/['Params&amp;Config'.$C$11])" office:value-type="float" office:value="-11.5787238496165" calcext:value-type="float">
            <text:p>-11,58</text:p>
          </table:table-cell>
          <table:table-cell table:formula="of:=20*LOG10([.C137]/['Params&amp;Config'.$C$12])" office:value-type="float" office:value="4.01829685561427" calcext:value-type="float">
            <text:p>4,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table:formula="of:=(['Params&amp;Config'.$C$9]/['Params&amp;Config'.$C$10]) * [.C138]" office:value-type="float" office:value="0.36390625" calcext:value-type="float">
            <text:p>0,364</text:p>
          </table:table-cell>
          <table:table-cell table:style-name="ce2" table:formula="of:=[.D138]*2" office:value-type="float" office:value="0.7278125" calcext:value-type="float">
            <text:p>0,728</text:p>
          </table:table-cell>
          <table:table-cell table:style-name="ce2" table:formula="of:=[.D138]/1.4/2" office:value-type="float" office:value="0.129966517857143" calcext:value-type="float">
            <text:p>0,130</text:p>
          </table:table-cell>
          <table:table-cell table:formula="of:=20*LOG10([.C138]/['Params&amp;Config'.$C$11])" office:value-type="float" office:value="-11.5146210521123" calcext:value-type="float">
            <text:p>-11,51</text:p>
          </table:table-cell>
          <table:table-cell table:formula="of:=20*LOG10([.C138]/['Params&amp;Config'.$C$12])" office:value-type="float" office:value="4.0823996531185" calcext:value-type="float">
            <text:p>4,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table:formula="of:=(['Params&amp;Config'.$C$9]/['Params&amp;Config'.$C$10]) * [.C139]" office:value-type="float" office:value="0.36658203125" calcext:value-type="float">
            <text:p>0,367</text:p>
          </table:table-cell>
          <table:table-cell table:style-name="ce2" table:formula="of:=[.D139]*2" office:value-type="float" office:value="0.7331640625" calcext:value-type="float">
            <text:p>0,733</text:p>
          </table:table-cell>
          <table:table-cell table:style-name="ce2" table:formula="of:=[.D139]/1.4/2" office:value-type="float" office:value="0.130922154017857" calcext:value-type="float">
            <text:p>0,131</text:p>
          </table:table-cell>
          <table:table-cell table:formula="of:=20*LOG10([.C139]/['Params&amp;Config'.$C$11])" office:value-type="float" office:value="-11.4509878763885" calcext:value-type="float">
            <text:p>-11,45</text:p>
          </table:table-cell>
          <table:table-cell table:formula="of:=20*LOG10([.C139]/['Params&amp;Config'.$C$12])" office:value-type="float" office:value="4.14603282884228" calcext:value-type="float">
            <text:p>4,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table:formula="of:=(['Params&amp;Config'.$C$9]/['Params&amp;Config'.$C$10]) * [.C140]" office:value-type="float" office:value="0.3692578125" calcext:value-type="float">
            <text:p>0,369</text:p>
          </table:table-cell>
          <table:table-cell table:style-name="ce2" table:formula="of:=[.D140]*2" office:value-type="float" office:value="0.738515625" calcext:value-type="float">
            <text:p>0,739</text:p>
          </table:table-cell>
          <table:table-cell table:style-name="ce2" table:formula="of:=[.D140]/1.4/2" office:value-type="float" office:value="0.131877790178571" calcext:value-type="float">
            <text:p>0,132</text:p>
          </table:table-cell>
          <table:table-cell table:formula="of:=20*LOG10([.C140]/['Params&amp;Config'.$C$11])" office:value-type="float" office:value="-11.3878174914919" calcext:value-type="float">
            <text:p>-11,39</text:p>
          </table:table-cell>
          <table:table-cell table:formula="of:=20*LOG10([.C140]/['Params&amp;Config'.$C$12])" office:value-type="float" office:value="4.20920321373888" calcext:value-type="float">
            <text:p>4,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table:formula="of:=(['Params&amp;Config'.$C$9]/['Params&amp;Config'.$C$10]) * [.C141]" office:value-type="float" office:value="0.37193359375" calcext:value-type="float">
            <text:p>0,372</text:p>
          </table:table-cell>
          <table:table-cell table:style-name="ce2" table:formula="of:=[.D141]*2" office:value-type="float" office:value="0.7438671875" calcext:value-type="float">
            <text:p>0,744</text:p>
          </table:table-cell>
          <table:table-cell table:style-name="ce2" table:formula="of:=[.D141]/1.4/2" office:value-type="float" office:value="0.132833426339286" calcext:value-type="float">
            <text:p>0,133</text:p>
          </table:table-cell>
          <table:table-cell table:formula="of:=20*LOG10([.C141]/['Params&amp;Config'.$C$11])" office:value-type="float" office:value="-11.3251032144347" calcext:value-type="float">
            <text:p>-11,33</text:p>
          </table:table-cell>
          <table:table-cell table:formula="of:=20*LOG10([.C141]/['Params&amp;Config'.$C$12])" office:value-type="float" office:value="4.27191749079605" calcext:value-type="float">
            <text:p>4,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table:formula="of:=(['Params&amp;Config'.$C$9]/['Params&amp;Config'.$C$10]) * [.C142]" office:value-type="float" office:value="0.374609375" calcext:value-type="float">
            <text:p>0,375</text:p>
          </table:table-cell>
          <table:table-cell table:style-name="ce2" table:formula="of:=[.D142]*2" office:value-type="float" office:value="0.74921875" calcext:value-type="float">
            <text:p>0,749</text:p>
          </table:table-cell>
          <table:table-cell table:style-name="ce2" table:formula="of:=[.D142]/1.4/2" office:value-type="float" office:value="0.1337890625" calcext:value-type="float">
            <text:p>0,134</text:p>
          </table:table-cell>
          <table:table-cell table:formula="of:=20*LOG10([.C142]/['Params&amp;Config'.$C$11])" office:value-type="float" office:value="-11.2628385059519" calcext:value-type="float">
            <text:p>-11,26</text:p>
          </table:table-cell>
          <table:table-cell table:formula="of:=20*LOG10([.C142]/['Params&amp;Config'.$C$12])" office:value-type="float" office:value="4.33418219927891" calcext:value-type="float">
            <text:p>4,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table:formula="of:=(['Params&amp;Config'.$C$9]/['Params&amp;Config'.$C$10]) * [.C143]" office:value-type="float" office:value="0.37728515625" calcext:value-type="float">
            <text:p>0,377</text:p>
          </table:table-cell>
          <table:table-cell table:style-name="ce2" table:formula="of:=[.D143]*2" office:value-type="float" office:value="0.7545703125" calcext:value-type="float">
            <text:p>0,755</text:p>
          </table:table-cell>
          <table:table-cell table:style-name="ce2" table:formula="of:=[.D143]/1.4/2" office:value-type="float" office:value="0.134744698660714" calcext:value-type="float">
            <text:p>0,135</text:p>
          </table:table-cell>
          <table:table-cell table:formula="of:=20*LOG10([.C143]/['Params&amp;Config'.$C$11])" office:value-type="float" office:value="-11.201016966409" calcext:value-type="float">
            <text:p>-11,2</text:p>
          </table:table-cell>
          <table:table-cell table:formula="of:=20*LOG10([.C143]/['Params&amp;Config'.$C$12])" office:value-type="float" office:value="4.39600373882174" calcext:value-type="float">
            <text:p>4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2" calcext:value-type="float">
            <text:p>142</text:p>
          </table:table-cell>
          <table:table-cell table:formula="of:=(['Params&amp;Config'.$C$9]/['Params&amp;Config'.$C$10]) * [.C144]" office:value-type="float" office:value="0.3799609375" calcext:value-type="float">
            <text:p>0,380</text:p>
          </table:table-cell>
          <table:table-cell table:style-name="ce2" table:formula="of:=[.D144]*2" office:value-type="float" office:value="0.759921875" calcext:value-type="float">
            <text:p>0,760</text:p>
          </table:table-cell>
          <table:table-cell table:style-name="ce2" table:formula="of:=[.D144]/1.4/2" office:value-type="float" office:value="0.135700334821429" calcext:value-type="float">
            <text:p>0,136</text:p>
          </table:table-cell>
          <table:table-cell table:formula="of:=20*LOG10([.C144]/['Params&amp;Config'.$C$11])" office:value-type="float" office:value="-11.1396323318555" calcext:value-type="float">
            <text:p>-11,14</text:p>
          </table:table-cell>
          <table:table-cell table:formula="of:=20*LOG10([.C144]/['Params&amp;Config'.$C$12])" office:value-type="float" office:value="4.45738837337528" calcext:value-type="float">
            <text:p>4,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3" calcext:value-type="float">
            <text:p>143</text:p>
          </table:table-cell>
          <table:table-cell table:formula="of:=(['Params&amp;Config'.$C$9]/['Params&amp;Config'.$C$10]) * [.C145]" office:value-type="float" office:value="0.38263671875" calcext:value-type="float">
            <text:p>0,383</text:p>
          </table:table-cell>
          <table:table-cell table:style-name="ce2" table:formula="of:=[.D145]*2" office:value-type="float" office:value="0.7652734375" calcext:value-type="float">
            <text:p>0,765</text:p>
          </table:table-cell>
          <table:table-cell table:style-name="ce2" table:formula="of:=[.D145]/1.4/2" office:value-type="float" office:value="0.136655970982143" calcext:value-type="float">
            <text:p>0,137</text:p>
          </table:table-cell>
          <table:table-cell table:formula="of:=20*LOG10([.C145]/['Params&amp;Config'.$C$11])" office:value-type="float" office:value="-11.0786784702154" calcext:value-type="float">
            <text:p>-11,08</text:p>
          </table:table-cell>
          <table:table-cell table:formula="of:=20*LOG10([.C145]/['Params&amp;Config'.$C$12])" office:value-type="float" office:value="4.51834223501538" calcext:value-type="float">
            <text:p>4,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table:formula="of:=(['Params&amp;Config'.$C$9]/['Params&amp;Config'.$C$10]) * [.C146]" office:value-type="float" office:value="0.3853125" calcext:value-type="float">
            <text:p>0,385</text:p>
          </table:table-cell>
          <table:table-cell table:style-name="ce2" table:formula="of:=[.D146]*2" office:value-type="float" office:value="0.770625" calcext:value-type="float">
            <text:p>0,771</text:p>
          </table:table-cell>
          <table:table-cell table:style-name="ce2" table:formula="of:=[.D146]/1.4/2" office:value-type="float" office:value="0.137611607142857" calcext:value-type="float">
            <text:p>0,138</text:p>
          </table:table-cell>
          <table:table-cell table:formula="of:=20*LOG10([.C146]/['Params&amp;Config'.$C$11])" office:value-type="float" office:value="-11.0181493776116" calcext:value-type="float">
            <text:p>-11,02</text:p>
          </table:table-cell>
          <table:table-cell table:formula="of:=20*LOG10([.C146]/['Params&amp;Config'.$C$12])" office:value-type="float" office:value="4.57887132761914" calcext:value-type="float">
            <text:p>4,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table:formula="of:=(['Params&amp;Config'.$C$9]/['Params&amp;Config'.$C$10]) * [.C147]" office:value-type="float" office:value="0.38798828125" calcext:value-type="float">
            <text:p>0,388</text:p>
          </table:table-cell>
          <table:table-cell table:style-name="ce2" table:formula="of:=[.D147]*2" office:value-type="float" office:value="0.7759765625" calcext:value-type="float">
            <text:p>0,776</text:p>
          </table:table-cell>
          <table:table-cell table:style-name="ce2" table:formula="of:=[.D147]/1.4/2" office:value-type="float" office:value="0.138567243303571" calcext:value-type="float">
            <text:p>0,139</text:p>
          </table:table-cell>
          <table:table-cell table:formula="of:=20*LOG10([.C147]/['Params&amp;Config'.$C$11])" office:value-type="float" office:value="-10.9580391748171" calcext:value-type="float">
            <text:p>-10,96</text:p>
          </table:table-cell>
          <table:table-cell table:formula="of:=20*LOG10([.C147]/['Params&amp;Config'.$C$12])" office:value-type="float" office:value="4.63898153041364" calcext:value-type="float">
            <text:p>4,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6" calcext:value-type="float">
            <text:p>146</text:p>
          </table:table-cell>
          <table:table-cell table:formula="of:=(['Params&amp;Config'.$C$9]/['Params&amp;Config'.$C$10]) * [.C148]" office:value-type="float" office:value="0.3906640625" calcext:value-type="float">
            <text:p>0,391</text:p>
          </table:table-cell>
          <table:table-cell table:style-name="ce2" table:formula="of:=[.D148]*2" office:value-type="float" office:value="0.781328125" calcext:value-type="float">
            <text:p>0,781</text:p>
          </table:table-cell>
          <table:table-cell table:style-name="ce2" table:formula="of:=[.D148]/1.4/2" office:value-type="float" office:value="0.139522879464286" calcext:value-type="float">
            <text:p>0,140</text:p>
          </table:table-cell>
          <table:table-cell table:formula="of:=20*LOG10([.C148]/['Params&amp;Config'.$C$11])" office:value-type="float" office:value="-10.8983421038279" calcext:value-type="float">
            <text:p>-10,9</text:p>
          </table:table-cell>
          <table:table-cell table:formula="of:=20*LOG10([.C148]/['Params&amp;Config'.$C$12])" office:value-type="float" office:value="4.69867860140289" calcext:value-type="float">
            <text:p>4,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table:formula="of:=(['Params&amp;Config'.$C$9]/['Params&amp;Config'.$C$10]) * [.C149]" office:value-type="float" office:value="0.39333984375" calcext:value-type="float">
            <text:p>0,393</text:p>
          </table:table-cell>
          <table:table-cell table:style-name="ce2" table:formula="of:=[.D149]*2" office:value-type="float" office:value="0.7866796875" calcext:value-type="float">
            <text:p>0,787</text:p>
          </table:table-cell>
          <table:table-cell table:style-name="ce2" table:formula="of:=[.D149]/1.4/2" office:value-type="float" office:value="0.140478515625" calcext:value-type="float">
            <text:p>0,140</text:p>
          </table:table-cell>
          <table:table-cell table:formula="of:=20*LOG10([.C149]/['Params&amp;Config'.$C$11])" office:value-type="float" office:value="-10.8390525245531" calcext:value-type="float">
            <text:p>-10,84</text:p>
          </table:table-cell>
          <table:table-cell table:formula="of:=20*LOG10([.C149]/['Params&amp;Config'.$C$12])" office:value-type="float" office:value="4.75796818067767" calcext:value-type="float">
            <text:p>4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table:formula="of:=(['Params&amp;Config'.$C$9]/['Params&amp;Config'.$C$10]) * [.C150]" office:value-type="float" office:value="0.396015625" calcext:value-type="float">
            <text:p>0,396</text:p>
          </table:table-cell>
          <table:table-cell table:style-name="ce2" table:formula="of:=[.D150]*2" office:value-type="float" office:value="0.79203125" calcext:value-type="float">
            <text:p>0,792</text:p>
          </table:table-cell>
          <table:table-cell table:style-name="ce2" table:formula="of:=[.D150]/1.4/2" office:value-type="float" office:value="0.141434151785714" calcext:value-type="float">
            <text:p>0,141</text:p>
          </table:table-cell>
          <table:table-cell table:formula="of:=20*LOG10([.C150]/['Params&amp;Config'.$C$11])" office:value-type="float" office:value="-10.7801649116175" calcext:value-type="float">
            <text:p>-10,78</text:p>
          </table:table-cell>
          <table:table-cell table:formula="of:=20*LOG10([.C150]/['Params&amp;Config'.$C$12])" office:value-type="float" office:value="4.81685579361329" calcext:value-type="float">
            <text:p>4,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  <table:table-cell table:formula="of:=(['Params&amp;Config'.$C$9]/['Params&amp;Config'.$C$10]) * [.C151]" office:value-type="float" office:value="0.39869140625" calcext:value-type="float">
            <text:p>0,399</text:p>
          </table:table-cell>
          <table:table-cell table:style-name="ce2" table:formula="of:=[.D151]*2" office:value-type="float" office:value="0.7973828125" calcext:value-type="float">
            <text:p>0,797</text:p>
          </table:table-cell>
          <table:table-cell table:style-name="ce2" table:formula="of:=[.D151]/1.4/2" office:value-type="float" office:value="0.142389787946429" calcext:value-type="float">
            <text:p>0,142</text:p>
          </table:table-cell>
          <table:table-cell table:formula="of:=20*LOG10([.C151]/['Params&amp;Config'.$C$11])" office:value-type="float" office:value="-10.7216738512711" calcext:value-type="float">
            <text:p>-10,72</text:p>
          </table:table-cell>
          <table:table-cell table:formula="of:=20*LOG10([.C151]/['Params&amp;Config'.$C$12])" office:value-type="float" office:value="4.87534685395963" calcext:value-type="float">
            <text:p>4,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table:formula="of:=(['Params&amp;Config'.$C$9]/['Params&amp;Config'.$C$10]) * [.C152]" office:value-type="float" office:value="0.4013671875" calcext:value-type="float">
            <text:p>0,401</text:p>
          </table:table-cell>
          <table:table-cell table:style-name="ce2" table:formula="of:=[.D152]*2" office:value-type="float" office:value="0.802734375" calcext:value-type="float">
            <text:p>0,803</text:p>
          </table:table-cell>
          <table:table-cell table:style-name="ce2" table:formula="of:=[.D152]/1.4/2" office:value-type="float" office:value="0.143345424107143" calcext:value-type="float">
            <text:p>0,143</text:p>
          </table:table-cell>
          <table:table-cell table:formula="of:=20*LOG10([.C152]/['Params&amp;Config'.$C$11])" office:value-type="float" office:value="-10.663574038403" calcext:value-type="float">
            <text:p>-10,66</text:p>
          </table:table-cell>
          <table:table-cell table:formula="of:=20*LOG10([.C152]/['Params&amp;Config'.$C$12])" office:value-type="float" office:value="4.93344666682777" calcext:value-type="float">
            <text:p>4,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  <table:table-cell table:formula="of:=(['Params&amp;Config'.$C$9]/['Params&amp;Config'.$C$10]) * [.C153]" office:value-type="float" office:value="0.40404296875" calcext:value-type="float">
            <text:p>0,404</text:p>
          </table:table-cell>
          <table:table-cell table:style-name="ce2" table:formula="of:=[.D153]*2" office:value-type="float" office:value="0.8080859375" calcext:value-type="float">
            <text:p>0,808</text:p>
          </table:table-cell>
          <table:table-cell table:style-name="ce2" table:formula="of:=[.D153]/1.4/2" office:value-type="float" office:value="0.144301060267857" calcext:value-type="float">
            <text:p>0,144</text:p>
          </table:table-cell>
          <table:table-cell table:formula="of:=20*LOG10([.C153]/['Params&amp;Config'.$C$11])" office:value-type="float" office:value="-10.6058602736532" calcext:value-type="float">
            <text:p>-10,61</text:p>
          </table:table-cell>
          <table:table-cell table:formula="of:=20*LOG10([.C153]/['Params&amp;Config'.$C$12])" office:value-type="float" office:value="4.99116043157753" calcext:value-type="float">
            <text:p>4,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2" calcext:value-type="float">
            <text:p>152</text:p>
          </table:table-cell>
          <table:table-cell table:formula="of:=(['Params&amp;Config'.$C$9]/['Params&amp;Config'.$C$10]) * [.C154]" office:value-type="float" office:value="0.40671875" calcext:value-type="float">
            <text:p>0,407</text:p>
          </table:table-cell>
          <table:table-cell table:style-name="ce2" table:formula="of:=[.D154]*2" office:value-type="float" office:value="0.8134375" calcext:value-type="float">
            <text:p>0,813</text:p>
          </table:table-cell>
          <table:table-cell table:style-name="ce2" table:formula="of:=[.D154]/1.4/2" office:value-type="float" office:value="0.145256696428571" calcext:value-type="float">
            <text:p>0,145</text:p>
          </table:table-cell>
          <table:table-cell table:formula="of:=20*LOG10([.C154]/['Params&amp;Config'.$C$11])" office:value-type="float" office:value="-10.5485274606212" calcext:value-type="float">
            <text:p>-10,55</text:p>
          </table:table-cell>
          <table:table-cell table:formula="of:=20*LOG10([.C154]/['Params&amp;Config'.$C$12])" office:value-type="float" office:value="5.0484932446096" calcext:value-type="float">
            <text:p>5,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table:formula="of:=(['Params&amp;Config'.$C$9]/['Params&amp;Config'.$C$10]) * [.C155]" office:value-type="float" office:value="0.40939453125" calcext:value-type="float">
            <text:p>0,409</text:p>
          </table:table-cell>
          <table:table-cell table:style-name="ce2" table:formula="of:=[.D155]*2" office:value-type="float" office:value="0.8187890625" calcext:value-type="float">
            <text:p>0,819</text:p>
          </table:table-cell>
          <table:table-cell table:style-name="ce2" table:formula="of:=[.D155]/1.4/2" office:value-type="float" office:value="0.146212332589286" calcext:value-type="float">
            <text:p>0,146</text:p>
          </table:table-cell>
          <table:table-cell table:formula="of:=20*LOG10([.C155]/['Params&amp;Config'.$C$11])" office:value-type="float" office:value="-10.4915706031646" calcext:value-type="float">
            <text:p>-10,49</text:p>
          </table:table-cell>
          <table:table-cell table:formula="of:=20*LOG10([.C155]/['Params&amp;Config'.$C$12])" office:value-type="float" office:value="5.10545010206612" calcext:value-type="float">
            <text:p>5,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table:formula="of:=(['Params&amp;Config'.$C$9]/['Params&amp;Config'.$C$10]) * [.C156]" office:value-type="float" office:value="0.4120703125" calcext:value-type="float">
            <text:p>0,412</text:p>
          </table:table-cell>
          <table:table-cell table:style-name="ce2" table:formula="of:=[.D156]*2" office:value-type="float" office:value="0.824140625" calcext:value-type="float">
            <text:p>0,824</text:p>
          </table:table-cell>
          <table:table-cell table:style-name="ce2" table:formula="of:=[.D156]/1.4/2" office:value-type="float" office:value="0.14716796875" calcext:value-type="float">
            <text:p>0,147</text:p>
          </table:table-cell>
          <table:table-cell table:formula="of:=20*LOG10([.C156]/['Params&amp;Config'.$C$11])" office:value-type="float" office:value="-10.4349848027874" calcext:value-type="float">
            <text:p>-10,43</text:p>
          </table:table-cell>
          <table:table-cell table:formula="of:=20*LOG10([.C156]/['Params&amp;Config'.$C$12])" office:value-type="float" office:value="5.16203590244341" calcext:value-type="float">
            <text:p>5,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table:formula="of:=(['Params&amp;Config'.$C$9]/['Params&amp;Config'.$C$10]) * [.C157]" office:value-type="float" office:value="0.41474609375" calcext:value-type="float">
            <text:p>0,415</text:p>
          </table:table-cell>
          <table:table-cell table:style-name="ce2" table:formula="of:=[.D157]*2" office:value-type="float" office:value="0.8294921875" calcext:value-type="float">
            <text:p>0,829</text:p>
          </table:table-cell>
          <table:table-cell table:style-name="ce2" table:formula="of:=[.D157]/1.4/2" office:value-type="float" office:value="0.148123604910714" calcext:value-type="float">
            <text:p>0,148</text:p>
          </table:table-cell>
          <table:table-cell table:formula="of:=20*LOG10([.C157]/['Params&amp;Config'.$C$11])" office:value-type="float" office:value="-10.3787652561108" calcext:value-type="float">
            <text:p>-10,38</text:p>
          </table:table-cell>
          <table:table-cell table:formula="of:=20*LOG10([.C157]/['Params&amp;Config'.$C$12])" office:value-type="float" office:value="5.21825544911997" calcext:value-type="float">
            <text:p>5,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6" calcext:value-type="float">
            <text:p>156</text:p>
          </table:table-cell>
          <table:table-cell table:formula="of:=(['Params&amp;Config'.$C$9]/['Params&amp;Config'.$C$10]) * [.C158]" office:value-type="float" office:value="0.417421875" calcext:value-type="float">
            <text:p>0,417</text:p>
          </table:table-cell>
          <table:table-cell table:style-name="ce2" table:formula="of:=[.D158]*2" office:value-type="float" office:value="0.83484375" calcext:value-type="float">
            <text:p>0,835</text:p>
          </table:table-cell>
          <table:table-cell table:style-name="ce2" table:formula="of:=[.D158]/1.4/2" office:value-type="float" office:value="0.149079241071429" calcext:value-type="float">
            <text:p>0,149</text:p>
          </table:table-cell>
          <table:table-cell table:formula="of:=20*LOG10([.C158]/['Params&amp;Config'.$C$11])" office:value-type="float" office:value="-10.3229072524274" calcext:value-type="float">
            <text:p>-10,32</text:p>
          </table:table-cell>
          <table:table-cell table:formula="of:=20*LOG10([.C158]/['Params&amp;Config'.$C$12])" office:value-type="float" office:value="5.27411345280338" calcext:value-type="float">
            <text:p>5,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table:formula="of:=(['Params&amp;Config'.$C$9]/['Params&amp;Config'.$C$10]) * [.C159]" office:value-type="float" office:value="0.42009765625" calcext:value-type="float">
            <text:p>0,420</text:p>
          </table:table-cell>
          <table:table-cell table:style-name="ce2" table:formula="of:=[.D159]*2" office:value-type="float" office:value="0.8401953125" calcext:value-type="float">
            <text:p>0,840</text:p>
          </table:table-cell>
          <table:table-cell table:style-name="ce2" table:formula="of:=[.D159]/1.4/2" office:value-type="float" office:value="0.150034877232143" calcext:value-type="float">
            <text:p>0,150</text:p>
          </table:table-cell>
          <table:table-cell table:formula="of:=20*LOG10([.C159]/['Params&amp;Config'.$C$11])" office:value-type="float" office:value="-10.2674061713319" calcext:value-type="float">
            <text:p>-10,27</text:p>
          </table:table-cell>
          <table:table-cell table:formula="of:=20*LOG10([.C159]/['Params&amp;Config'.$C$12])" office:value-type="float" office:value="5.32961453389882" calcext:value-type="float">
            <text:p>5,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table:formula="of:=(['Params&amp;Config'.$C$9]/['Params&amp;Config'.$C$10]) * [.C160]" office:value-type="float" office:value="0.4227734375" calcext:value-type="float">
            <text:p>0,423</text:p>
          </table:table-cell>
          <table:table-cell table:style-name="ce2" table:formula="of:=[.D160]*2" office:value-type="float" office:value="0.845546875" calcext:value-type="float">
            <text:p>0,846</text:p>
          </table:table-cell>
          <table:table-cell table:style-name="ce2" table:formula="of:=[.D160]/1.4/2" office:value-type="float" office:value="0.150990513392857" calcext:value-type="float">
            <text:p>0,151</text:p>
          </table:table-cell>
          <table:table-cell table:formula="of:=20*LOG10([.C160]/['Params&amp;Config'.$C$11])" office:value-type="float" office:value="-10.2122574804282" calcext:value-type="float">
            <text:p>-10,21</text:p>
          </table:table-cell>
          <table:table-cell table:formula="of:=20*LOG10([.C160]/['Params&amp;Config'.$C$12])" office:value-type="float" office:value="5.3847632248026" calcext:value-type="float">
            <text:p>5,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table:formula="of:=(['Params&amp;Config'.$C$9]/['Params&amp;Config'.$C$10]) * [.C161]" office:value-type="float" office:value="0.42544921875" calcext:value-type="float">
            <text:p>0,425</text:p>
          </table:table-cell>
          <table:table-cell table:style-name="ce2" table:formula="of:=[.D161]*2" office:value-type="float" office:value="0.8508984375" calcext:value-type="float">
            <text:p>0,851</text:p>
          </table:table-cell>
          <table:table-cell table:style-name="ce2" table:formula="of:=[.D161]/1.4/2" office:value-type="float" office:value="0.151946149553571" calcext:value-type="float">
            <text:p>0,152</text:p>
          </table:table-cell>
          <table:table-cell table:formula="of:=20*LOG10([.C161]/['Params&amp;Config'.$C$11])" office:value-type="float" office:value="-10.1574567331076" calcext:value-type="float">
            <text:p>-10,16</text:p>
          </table:table-cell>
          <table:table-cell table:formula="of:=20*LOG10([.C161]/['Params&amp;Config'.$C$12])" office:value-type="float" office:value="5.43956397212317" calcext:value-type="float">
            <text:p>5,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table:formula="of:=(['Params&amp;Config'.$C$9]/['Params&amp;Config'.$C$10]) * [.C162]" office:value-type="float" office:value="0.428125" calcext:value-type="float">
            <text:p>0,428</text:p>
          </table:table-cell>
          <table:table-cell table:style-name="ce2" table:formula="of:=[.D162]*2" office:value-type="float" office:value="0.85625" calcext:value-type="float">
            <text:p>0,856</text:p>
          </table:table-cell>
          <table:table-cell table:style-name="ce2" table:formula="of:=[.D162]/1.4/2" office:value-type="float" office:value="0.152901785714286" calcext:value-type="float">
            <text:p>0,153</text:p>
          </table:table-cell>
          <table:table-cell table:formula="of:=20*LOG10([.C162]/['Params&amp;Config'.$C$11])" office:value-type="float" office:value="-10.1029995663981" calcext:value-type="float">
            <text:p>-10,1</text:p>
          </table:table-cell>
          <table:table-cell table:formula="of:=20*LOG10([.C162]/['Params&amp;Config'.$C$12])" office:value-type="float" office:value="5.49402113883264" calcext:value-type="float">
            <text:p>5,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1" calcext:value-type="float">
            <text:p>161</text:p>
          </table:table-cell>
          <table:table-cell table:formula="of:=(['Params&amp;Config'.$C$9]/['Params&amp;Config'.$C$10]) * [.C163]" office:value-type="float" office:value="0.43080078125" calcext:value-type="float">
            <text:p>0,431</text:p>
          </table:table-cell>
          <table:table-cell table:style-name="ce2" table:formula="of:=[.D163]*2" office:value-type="float" office:value="0.8616015625" calcext:value-type="float">
            <text:p>0,862</text:p>
          </table:table-cell>
          <table:table-cell table:style-name="ce2" table:formula="of:=[.D163]/1.4/2" office:value-type="float" office:value="0.153857421875" calcext:value-type="float">
            <text:p>0,154</text:p>
          </table:table-cell>
          <table:table-cell table:formula="of:=20*LOG10([.C163]/['Params&amp;Config'.$C$11])" office:value-type="float" office:value="-10.0488816988796" calcext:value-type="float">
            <text:p>-10,05</text:p>
          </table:table-cell>
          <table:table-cell table:formula="of:=20*LOG10([.C163]/['Params&amp;Config'.$C$12])" office:value-type="float" office:value="5.54813900635114" calcext:value-type="float">
            <text:p>5,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table:formula="of:=(['Params&amp;Config'.$C$9]/['Params&amp;Config'.$C$10]) * [.C164]" office:value-type="float" office:value="0.4334765625" calcext:value-type="float">
            <text:p>0,433</text:p>
          </table:table-cell>
          <table:table-cell table:style-name="ce2" table:formula="of:=[.D164]*2" office:value-type="float" office:value="0.866953125" calcext:value-type="float">
            <text:p>0,867</text:p>
          </table:table-cell>
          <table:table-cell table:style-name="ce2" table:formula="of:=[.D164]/1.4/2" office:value-type="float" office:value="0.154813058035714" calcext:value-type="float">
            <text:p>0,155</text:p>
          </table:table-cell>
          <table:table-cell table:formula="of:=20*LOG10([.C164]/['Params&amp;Config'.$C$11])" office:value-type="float" office:value="-9.995098928664" calcext:value-type="float">
            <text:p>-10</text:p>
          </table:table-cell>
          <table:table-cell table:formula="of:=20*LOG10([.C164]/['Params&amp;Config'.$C$12])" office:value-type="float" office:value="5.60192177656676" calcext:value-type="float">
            <text:p>5,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table:formula="of:=(['Params&amp;Config'.$C$9]/['Params&amp;Config'.$C$10]) * [.C165]" office:value-type="float" office:value="0.43615234375" calcext:value-type="float">
            <text:p>0,436</text:p>
          </table:table-cell>
          <table:table-cell table:style-name="ce2" table:formula="of:=[.D165]*2" office:value-type="float" office:value="0.8723046875" calcext:value-type="float">
            <text:p>0,872</text:p>
          </table:table-cell>
          <table:table-cell table:style-name="ce2" table:formula="of:=[.D165]/1.4/2" office:value-type="float" office:value="0.155768694196429" calcext:value-type="float">
            <text:p>0,156</text:p>
          </table:table-cell>
          <table:table-cell table:formula="of:=20*LOG10([.C165]/['Params&amp;Config'.$C$11])" office:value-type="float" office:value="-9.94164713143746" calcext:value-type="float">
            <text:p>-9,94</text:p>
          </table:table-cell>
          <table:table-cell table:formula="of:=20*LOG10([.C165]/['Params&amp;Config'.$C$12])" office:value-type="float" office:value="5.6553735737933" calcext:value-type="float">
            <text:p>5,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4" calcext:value-type="float">
            <text:p>164</text:p>
          </table:table-cell>
          <table:table-cell table:formula="of:=(['Params&amp;Config'.$C$9]/['Params&amp;Config'.$C$10]) * [.C166]" office:value-type="float" office:value="0.438828125" calcext:value-type="float">
            <text:p>0,439</text:p>
          </table:table-cell>
          <table:table-cell table:style-name="ce2" table:formula="of:=[.D166]*2" office:value-type="float" office:value="0.87765625" calcext:value-type="float">
            <text:p>0,878</text:p>
          </table:table-cell>
          <table:table-cell table:style-name="ce2" table:formula="of:=[.D166]/1.4/2" office:value-type="float" office:value="0.156724330357143" calcext:value-type="float">
            <text:p>0,157</text:p>
          </table:table-cell>
          <table:table-cell table:formula="of:=20*LOG10([.C166]/['Params&amp;Config'.$C$11])" office:value-type="float" office:value="-9.88852225856266" calcext:value-type="float">
            <text:p>-9,89</text:p>
          </table:table-cell>
          <table:table-cell table:formula="of:=20*LOG10([.C166]/['Params&amp;Config'.$C$12])" office:value-type="float" office:value="5.7084984466681" calcext:value-type="float">
            <text:p>5,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table:formula="of:=(['Params&amp;Config'.$C$9]/['Params&amp;Config'.$C$10]) * [.C167]" office:value-type="float" office:value="0.44150390625" calcext:value-type="float">
            <text:p>0,442</text:p>
          </table:table-cell>
          <table:table-cell table:style-name="ce2" table:formula="of:=[.D167]*2" office:value-type="float" office:value="0.8830078125" calcext:value-type="float">
            <text:p>0,883</text:p>
          </table:table-cell>
          <table:table-cell table:style-name="ce2" table:formula="of:=[.D167]/1.4/2" office:value-type="float" office:value="0.157679966517857" calcext:value-type="float">
            <text:p>0,158</text:p>
          </table:table-cell>
          <table:table-cell table:formula="of:=20*LOG10([.C167]/['Params&amp;Config'.$C$11])" office:value-type="float" office:value="-9.83572033523849" calcext:value-type="float">
            <text:p>-9,84</text:p>
          </table:table-cell>
          <table:table-cell table:formula="of:=20*LOG10([.C167]/['Params&amp;Config'.$C$12])" office:value-type="float" office:value="5.76130036999227" calcext:value-type="float">
            <text:p>5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table:formula="of:=(['Params&amp;Config'.$C$9]/['Params&amp;Config'.$C$10]) * [.C168]" office:value-type="float" office:value="0.4441796875" calcext:value-type="float">
            <text:p>0,444</text:p>
          </table:table-cell>
          <table:table-cell table:style-name="ce2" table:formula="of:=[.D168]*2" office:value-type="float" office:value="0.888359375" calcext:value-type="float">
            <text:p>0,888</text:p>
          </table:table-cell>
          <table:table-cell table:style-name="ce2" table:formula="of:=[.D168]/1.4/2" office:value-type="float" office:value="0.158635602678571" calcext:value-type="float">
            <text:p>0,159</text:p>
          </table:table-cell>
          <table:table-cell table:formula="of:=20*LOG10([.C168]/['Params&amp;Config'.$C$11])" office:value-type="float" office:value="-9.78323745871551" calcext:value-type="float">
            <text:p>-9,78</text:p>
          </table:table-cell>
          <table:table-cell table:formula="of:=20*LOG10([.C168]/['Params&amp;Config'.$C$12])" office:value-type="float" office:value="5.81378324651525" calcext:value-type="float">
            <text:p>5,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table:formula="of:=(['Params&amp;Config'.$C$9]/['Params&amp;Config'.$C$10]) * [.C169]" office:value-type="float" office:value="0.44685546875" calcext:value-type="float">
            <text:p>0,447</text:p>
          </table:table-cell>
          <table:table-cell table:style-name="ce2" table:formula="of:=[.D169]*2" office:value-type="float" office:value="0.8937109375" calcext:value-type="float">
            <text:p>0,894</text:p>
          </table:table-cell>
          <table:table-cell table:style-name="ce2" table:formula="of:=[.D169]/1.4/2" office:value-type="float" office:value="0.159591238839286" calcext:value-type="float">
            <text:p>0,160</text:p>
          </table:table-cell>
          <table:table-cell table:formula="of:=20*LOG10([.C169]/['Params&amp;Config'.$C$11])" office:value-type="float" office:value="-9.73106979656495" calcext:value-type="float">
            <text:p>-9,73</text:p>
          </table:table-cell>
          <table:table-cell table:formula="of:=20*LOG10([.C169]/['Params&amp;Config'.$C$12])" office:value-type="float" office:value="5.86595090866581" calcext:value-type="float">
            <text:p>5,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8" calcext:value-type="float">
            <text:p>168</text:p>
          </table:table-cell>
          <table:table-cell table:formula="of:=(['Params&amp;Config'.$C$9]/['Params&amp;Config'.$C$10]) * [.C170]" office:value-type="float" office:value="0.44953125" calcext:value-type="float">
            <text:p>0,450</text:p>
          </table:table-cell>
          <table:table-cell table:style-name="ce2" table:formula="of:=[.D170]*2" office:value-type="float" office:value="0.8990625" calcext:value-type="float">
            <text:p>0,899</text:p>
          </table:table-cell>
          <table:table-cell table:style-name="ce2" table:formula="of:=[.D170]/1.4/2" office:value-type="float" office:value="0.160546875" calcext:value-type="float">
            <text:p>0,161</text:p>
          </table:table-cell>
          <table:table-cell table:formula="of:=20*LOG10([.C170]/['Params&amp;Config'.$C$11])" office:value-type="float" office:value="-9.67921358499936" calcext:value-type="float">
            <text:p>-9,68</text:p>
          </table:table-cell>
          <table:table-cell table:formula="of:=20*LOG10([.C170]/['Params&amp;Config'.$C$12])" office:value-type="float" office:value="5.9178071202314" calcext:value-type="float">
            <text:p>5,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9" calcext:value-type="float">
            <text:p>169</text:p>
          </table:table-cell>
          <table:table-cell table:formula="of:=(['Params&amp;Config'.$C$9]/['Params&amp;Config'.$C$10]) * [.C171]" office:value-type="float" office:value="0.45220703125" calcext:value-type="float">
            <text:p>0,452</text:p>
          </table:table-cell>
          <table:table-cell table:style-name="ce2" table:formula="of:=[.D171]*2" office:value-type="float" office:value="0.9044140625" calcext:value-type="float">
            <text:p>0,904</text:p>
          </table:table-cell>
          <table:table-cell table:style-name="ce2" table:formula="of:=[.D171]/1.4/2" office:value-type="float" office:value="0.161502511160714" calcext:value-type="float">
            <text:p>0,162</text:p>
          </table:table-cell>
          <table:table-cell table:formula="of:=20*LOG10([.C171]/['Params&amp;Config'.$C$11])" office:value-type="float" office:value="-9.62766512724314" calcext:value-type="float">
            <text:p>-9,63</text:p>
          </table:table-cell>
          <table:table-cell table:formula="of:=20*LOG10([.C171]/['Params&amp;Config'.$C$12])" office:value-type="float" office:value="5.96935557798762" calcext:value-type="float">
            <text:p>5,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table:formula="of:=(['Params&amp;Config'.$C$9]/['Params&amp;Config'.$C$10]) * [.C172]" office:value-type="float" office:value="0.4548828125" calcext:value-type="float">
            <text:p>0,455</text:p>
          </table:table-cell>
          <table:table-cell table:style-name="ce2" table:formula="of:=[.D172]*2" office:value-type="float" office:value="0.909765625" calcext:value-type="float">
            <text:p>0,910</text:p>
          </table:table-cell>
          <table:table-cell table:style-name="ce2" table:formula="of:=[.D172]/1.4/2" office:value-type="float" office:value="0.162458147321429" calcext:value-type="float">
            <text:p>0,162</text:p>
          </table:table-cell>
          <table:table-cell table:formula="of:=20*LOG10([.C172]/['Params&amp;Config'.$C$11])" office:value-type="float" office:value="-9.57642079195114" calcext:value-type="float">
            <text:p>-9,58</text:p>
          </table:table-cell>
          <table:table-cell table:formula="of:=20*LOG10([.C172]/['Params&amp;Config'.$C$12])" office:value-type="float" office:value="6.02059991327962" calcext:value-type="float">
            <text:p>6,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1" calcext:value-type="float">
            <text:p>171</text:p>
          </table:table-cell>
          <table:table-cell table:formula="of:=(['Params&amp;Config'.$C$9]/['Params&amp;Config'.$C$10]) * [.C173]" office:value-type="float" office:value="0.45755859375" calcext:value-type="float">
            <text:p>0,458</text:p>
          </table:table-cell>
          <table:table-cell table:style-name="ce2" table:formula="of:=[.D173]*2" office:value-type="float" office:value="0.9151171875" calcext:value-type="float">
            <text:p>0,915</text:p>
          </table:table-cell>
          <table:table-cell table:style-name="ce2" table:formula="of:=[.D173]/1.4/2" office:value-type="float" office:value="0.163413783482143" calcext:value-type="float">
            <text:p>0,163</text:p>
          </table:table-cell>
          <table:table-cell table:formula="of:=20*LOG10([.C173]/['Params&amp;Config'.$C$11])" office:value-type="float" office:value="-9.52547701167354" calcext:value-type="float">
            <text:p>-9,53</text:p>
          </table:table-cell>
          <table:table-cell table:formula="of:=20*LOG10([.C173]/['Params&amp;Config'.$C$12])" office:value-type="float" office:value="6.07154369355722" calcext:value-type="float">
            <text:p>6,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table:formula="of:=(['Params&amp;Config'.$C$9]/['Params&amp;Config'.$C$10]) * [.C174]" office:value-type="float" office:value="0.460234375" calcext:value-type="float">
            <text:p>0,460</text:p>
          </table:table-cell>
          <table:table-cell table:style-name="ce2" table:formula="of:=[.D174]*2" office:value-type="float" office:value="0.92046875" calcext:value-type="float">
            <text:p>0,920</text:p>
          </table:table-cell>
          <table:table-cell table:style-name="ce2" table:formula="of:=[.D174]/1.4/2" office:value-type="float" office:value="0.164369419642857" calcext:value-type="float">
            <text:p>0,164</text:p>
          </table:table-cell>
          <table:table-cell table:formula="of:=20*LOG10([.C174]/['Params&amp;Config'.$C$11])" office:value-type="float" office:value="-9.47483028136564" calcext:value-type="float">
            <text:p>-9,47</text:p>
          </table:table-cell>
          <table:table-cell table:formula="of:=20*LOG10([.C174]/['Params&amp;Config'.$C$12])" office:value-type="float" office:value="6.12219042386512" calcext:value-type="float">
            <text:p>6,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table:formula="of:=(['Params&amp;Config'.$C$9]/['Params&amp;Config'.$C$10]) * [.C175]" office:value-type="float" office:value="0.46291015625" calcext:value-type="float">
            <text:p>0,463</text:p>
          </table:table-cell>
          <table:table-cell table:style-name="ce2" table:formula="of:=[.D175]*2" office:value-type="float" office:value="0.9258203125" calcext:value-type="float">
            <text:p>0,926</text:p>
          </table:table-cell>
          <table:table-cell table:style-name="ce2" table:formula="of:=[.D175]/1.4/2" office:value-type="float" office:value="0.165325055803571" calcext:value-type="float">
            <text:p>0,165</text:p>
          </table:table-cell>
          <table:table-cell table:formula="of:=20*LOG10([.C175]/['Params&amp;Config'.$C$11])" office:value-type="float" office:value="-9.42447715694071" calcext:value-type="float">
            <text:p>-9,42</text:p>
          </table:table-cell>
          <table:table-cell table:formula="of:=20*LOG10([.C175]/['Params&amp;Config'.$C$12])" office:value-type="float" office:value="6.17254354829005" calcext:value-type="float">
            <text:p>6,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4" calcext:value-type="float">
            <text:p>174</text:p>
          </table:table-cell>
          <table:table-cell table:formula="of:=(['Params&amp;Config'.$C$9]/['Params&amp;Config'.$C$10]) * [.C176]" office:value-type="float" office:value="0.4655859375" calcext:value-type="float">
            <text:p>0,466</text:p>
          </table:table-cell>
          <table:table-cell table:style-name="ce2" table:formula="of:=[.D176]*2" office:value-type="float" office:value="0.931171875" calcext:value-type="float">
            <text:p>0,931</text:p>
          </table:table-cell>
          <table:table-cell table:style-name="ce2" table:formula="of:=[.D176]/1.4/2" office:value-type="float" office:value="0.166280691964286" calcext:value-type="float">
            <text:p>0,166</text:p>
          </table:table-cell>
          <table:table-cell table:formula="of:=20*LOG10([.C176]/['Params&amp;Config'.$C$11])" office:value-type="float" office:value="-9.37441425386462" calcext:value-type="float">
            <text:p>-9,37</text:p>
          </table:table-cell>
          <table:table-cell table:formula="of:=20*LOG10([.C176]/['Params&amp;Config'.$C$12])" office:value-type="float" office:value="6.22260645136614" calcext:value-type="float">
            <text:p>6,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5" calcext:value-type="float">
            <text:p>175</text:p>
          </table:table-cell>
          <table:table-cell table:formula="of:=(['Params&amp;Config'.$C$9]/['Params&amp;Config'.$C$10]) * [.C177]" office:value-type="float" office:value="0.46826171875" calcext:value-type="float">
            <text:p>0,468</text:p>
          </table:table-cell>
          <table:table-cell table:style-name="ce2" table:formula="of:=[.D177]*2" office:value-type="float" office:value="0.9365234375" calcext:value-type="float">
            <text:p>0,937</text:p>
          </table:table-cell>
          <table:table-cell table:style-name="ce2" table:formula="of:=[.D177]/1.4/2" office:value-type="float" office:value="0.167236328125" calcext:value-type="float">
            <text:p>0,167</text:p>
          </table:table-cell>
          <table:table-cell table:formula="of:=20*LOG10([.C177]/['Params&amp;Config'.$C$11])" office:value-type="float" office:value="-9.32463824579073" calcext:value-type="float">
            <text:p>-9,32</text:p>
          </table:table-cell>
          <table:table-cell table:formula="of:=20*LOG10([.C177]/['Params&amp;Config'.$C$12])" office:value-type="float" office:value="6.27238245944003" calcext:value-type="float">
            <text:p>6,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6" calcext:value-type="float">
            <text:p>176</text:p>
          </table:table-cell>
          <table:table-cell table:formula="of:=(['Params&amp;Config'.$C$9]/['Params&amp;Config'.$C$10]) * [.C178]" office:value-type="float" office:value="0.4709375" calcext:value-type="float">
            <text:p>0,471</text:p>
          </table:table-cell>
          <table:table-cell table:style-name="ce2" table:formula="of:=[.D178]*2" office:value-type="float" office:value="0.941875" calcext:value-type="float">
            <text:p>0,942</text:p>
          </table:table-cell>
          <table:table-cell table:style-name="ce2" table:formula="of:=[.D178]/1.4/2" office:value-type="float" office:value="0.168191964285714" calcext:value-type="float">
            <text:p>0,168</text:p>
          </table:table-cell>
          <table:table-cell table:formula="of:=20*LOG10([.C178]/['Params&amp;Config'.$C$11])" office:value-type="float" office:value="-9.27514586323362" calcext:value-type="float">
            <text:p>-9,28</text:p>
          </table:table-cell>
          <table:table-cell table:formula="of:=20*LOG10([.C178]/['Params&amp;Config'.$C$12])" office:value-type="float" office:value="6.32187484199714" calcext:value-type="float">
            <text:p>6,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table:formula="of:=(['Params&amp;Config'.$C$9]/['Params&amp;Config'.$C$10]) * [.C179]" office:value-type="float" office:value="0.47361328125" calcext:value-type="float">
            <text:p>0,474</text:p>
          </table:table-cell>
          <table:table-cell table:style-name="ce2" table:formula="of:=[.D179]*2" office:value-type="float" office:value="0.9472265625" calcext:value-type="float">
            <text:p>0,947</text:p>
          </table:table-cell>
          <table:table-cell table:style-name="ce2" table:formula="of:=[.D179]/1.4/2" office:value-type="float" office:value="0.169147600446429" calcext:value-type="float">
            <text:p>0,169</text:p>
          </table:table-cell>
          <table:table-cell table:formula="of:=20*LOG10([.C179]/['Params&amp;Config'.$C$11])" office:value-type="float" office:value="-9.22593389228048" calcext:value-type="float">
            <text:p>-9,23</text:p>
          </table:table-cell>
          <table:table-cell table:formula="of:=20*LOG10([.C179]/['Params&amp;Config'.$C$12])" office:value-type="float" office:value="6.37108681295028" calcext:value-type="float">
            <text:p>6,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8" calcext:value-type="float">
            <text:p>178</text:p>
          </table:table-cell>
          <table:table-cell table:formula="of:=(['Params&amp;Config'.$C$9]/['Params&amp;Config'.$C$10]) * [.C180]" office:value-type="float" office:value="0.4762890625" calcext:value-type="float">
            <text:p>0,476</text:p>
          </table:table-cell>
          <table:table-cell table:style-name="ce2" table:formula="of:=[.D180]*2" office:value-type="float" office:value="0.952578125" calcext:value-type="float">
            <text:p>0,953</text:p>
          </table:table-cell>
          <table:table-cell table:style-name="ce2" table:formula="of:=[.D180]/1.4/2" office:value-type="float" office:value="0.170103236607143" calcext:value-type="float">
            <text:p>0,170</text:p>
          </table:table-cell>
          <table:table-cell table:formula="of:=20*LOG10([.C180]/['Params&amp;Config'.$C$11])" office:value-type="float" office:value="-9.17699917333874" calcext:value-type="float">
            <text:p>-9,18</text:p>
          </table:table-cell>
          <table:table-cell table:formula="of:=20*LOG10([.C180]/['Params&amp;Config'.$C$12])" office:value-type="float" office:value="6.42002153189203" calcext:value-type="float">
            <text:p>6,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9" calcext:value-type="float">
            <text:p>179</text:p>
          </table:table-cell>
          <table:table-cell table:formula="of:=(['Params&amp;Config'.$C$9]/['Params&amp;Config'.$C$10]) * [.C181]" office:value-type="float" office:value="0.47896484375" calcext:value-type="float">
            <text:p>0,479</text:p>
          </table:table-cell>
          <table:table-cell table:style-name="ce2" table:formula="of:=[.D181]*2" office:value-type="float" office:value="0.9579296875" calcext:value-type="float">
            <text:p>0,958</text:p>
          </table:table-cell>
          <table:table-cell table:style-name="ce2" table:formula="of:=[.D181]/1.4/2" office:value-type="float" office:value="0.171058872767857" calcext:value-type="float">
            <text:p>0,171</text:p>
          </table:table-cell>
          <table:table-cell table:formula="of:=20*LOG10([.C181]/['Params&amp;Config'.$C$11])" office:value-type="float" office:value="-9.12833859991875" calcext:value-type="float">
            <text:p>-9,13</text:p>
          </table:table-cell>
          <table:table-cell table:formula="of:=20*LOG10([.C181]/['Params&amp;Config'.$C$12])" office:value-type="float" office:value="6.46868210531201" calcext:value-type="float">
            <text:p>6,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table:formula="of:=(['Params&amp;Config'.$C$9]/['Params&amp;Config'.$C$10]) * [.C182]" office:value-type="float" office:value="0.481640625" calcext:value-type="float">
            <text:p>0,482</text:p>
          </table:table-cell>
          <table:table-cell table:style-name="ce2" table:formula="of:=[.D182]*2" office:value-type="float" office:value="0.96328125" calcext:value-type="float">
            <text:p>0,963</text:p>
          </table:table-cell>
          <table:table-cell table:style-name="ce2" table:formula="of:=[.D182]/1.4/2" office:value-type="float" office:value="0.172014508928571" calcext:value-type="float">
            <text:p>0,172</text:p>
          </table:table-cell>
          <table:table-cell table:formula="of:=20*LOG10([.C182]/['Params&amp;Config'.$C$11])" office:value-type="float" office:value="-9.0799491174505" calcext:value-type="float">
            <text:p>-9,08</text:p>
          </table:table-cell>
          <table:table-cell table:formula="of:=20*LOG10([.C182]/['Params&amp;Config'.$C$12])" office:value-type="float" office:value="6.51707158778027" calcext:value-type="float">
            <text:p>6,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  <table:table-cell table:formula="of:=(['Params&amp;Config'.$C$9]/['Params&amp;Config'.$C$10]) * [.C183]" office:value-type="float" office:value="0.48431640625" calcext:value-type="float">
            <text:p>0,484</text:p>
          </table:table-cell>
          <table:table-cell table:style-name="ce2" table:formula="of:=[.D183]*2" office:value-type="float" office:value="0.9686328125" calcext:value-type="float">
            <text:p>0,969</text:p>
          </table:table-cell>
          <table:table-cell table:style-name="ce2" table:formula="of:=[.D183]/1.4/2" office:value-type="float" office:value="0.172970145089286" calcext:value-type="float">
            <text:p>0,173</text:p>
          </table:table-cell>
          <table:table-cell table:formula="of:=20*LOG10([.C183]/['Params&amp;Config'.$C$11])" office:value-type="float" office:value="-9.03182772213292" calcext:value-type="float">
            <text:p>-9,03</text:p>
          </table:table-cell>
          <table:table-cell table:formula="of:=20*LOG10([.C183]/['Params&amp;Config'.$C$12])" office:value-type="float" office:value="6.56519298309784" calcext:value-type="float">
            <text:p>6,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2" calcext:value-type="float">
            <text:p>182</text:p>
          </table:table-cell>
          <table:table-cell table:formula="of:=(['Params&amp;Config'.$C$9]/['Params&amp;Config'.$C$10]) * [.C184]" office:value-type="float" office:value="0.4869921875" calcext:value-type="float">
            <text:p>0,487</text:p>
          </table:table-cell>
          <table:table-cell table:style-name="ce2" table:formula="of:=[.D184]*2" office:value-type="float" office:value="0.973984375" calcext:value-type="float">
            <text:p>0,974</text:p>
          </table:table-cell>
          <table:table-cell table:style-name="ce2" table:formula="of:=[.D184]/1.4/2" office:value-type="float" office:value="0.17392578125" calcext:value-type="float">
            <text:p>0,174</text:p>
          </table:table-cell>
          <table:table-cell table:formula="of:=20*LOG10([.C184]/['Params&amp;Config'.$C$11])" office:value-type="float" office:value="-8.98397145981512" calcext:value-type="float">
            <text:p>-8,98</text:p>
          </table:table-cell>
          <table:table-cell table:formula="of:=20*LOG10([.C184]/['Params&amp;Config'.$C$12])" office:value-type="float" office:value="6.61304924541564" calcext:value-type="float">
            <text:p>6,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table:formula="of:=(['Params&amp;Config'.$C$9]/['Params&amp;Config'.$C$10]) * [.C185]" office:value-type="float" office:value="0.48966796875" calcext:value-type="float">
            <text:p>0,490</text:p>
          </table:table-cell>
          <table:table-cell table:style-name="ce2" table:formula="of:=[.D185]*2" office:value-type="float" office:value="0.9793359375" calcext:value-type="float">
            <text:p>0,979</text:p>
          </table:table-cell>
          <table:table-cell table:style-name="ce2" table:formula="of:=[.D185]/1.4/2" office:value-type="float" office:value="0.174881417410714" calcext:value-type="float">
            <text:p>0,175</text:p>
          </table:table-cell>
          <table:table-cell table:formula="of:=20*LOG10([.C185]/['Params&amp;Config'.$C$11])" office:value-type="float" office:value="-8.93637742490803" calcext:value-type="float">
            <text:p>-8,94</text:p>
          </table:table-cell>
          <table:table-cell table:formula="of:=20*LOG10([.C185]/['Params&amp;Config'.$C$12])" office:value-type="float" office:value="6.66064328032273" calcext:value-type="float">
            <text:p>6,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table:formula="of:=(['Params&amp;Config'.$C$9]/['Params&amp;Config'.$C$10]) * [.C186]" office:value-type="float" office:value="0.49234375" calcext:value-type="float">
            <text:p>0,492</text:p>
          </table:table-cell>
          <table:table-cell table:style-name="ce2" table:formula="of:=[.D186]*2" office:value-type="float" office:value="0.9846875" calcext:value-type="float">
            <text:p>0,985</text:p>
          </table:table-cell>
          <table:table-cell table:style-name="ce2" table:formula="of:=[.D186]/1.4/2" office:value-type="float" office:value="0.175837053571429" calcext:value-type="float">
            <text:p>0,176</text:p>
          </table:table-cell>
          <table:table-cell table:formula="of:=20*LOG10([.C186]/['Params&amp;Config'.$C$11])" office:value-type="float" office:value="-8.88904275932589" calcext:value-type="float">
            <text:p>-8,89</text:p>
          </table:table-cell>
          <table:table-cell table:formula="of:=20*LOG10([.C186]/['Params&amp;Config'.$C$12])" office:value-type="float" office:value="6.70797794590487" calcext:value-type="float">
            <text:p>6,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table:formula="of:=(['Params&amp;Config'.$C$9]/['Params&amp;Config'.$C$10]) * [.C187]" office:value-type="float" office:value="0.49501953125" calcext:value-type="float">
            <text:p>0,495</text:p>
          </table:table-cell>
          <table:table-cell table:style-name="ce2" table:formula="of:=[.D187]*2" office:value-type="float" office:value="0.9900390625" calcext:value-type="float">
            <text:p>0,990</text:p>
          </table:table-cell>
          <table:table-cell table:style-name="ce2" table:formula="of:=[.D187]/1.4/2" office:value-type="float" office:value="0.176792689732143" calcext:value-type="float">
            <text:p>0,177</text:p>
          </table:table-cell>
          <table:table-cell table:formula="of:=20*LOG10([.C187]/['Params&amp;Config'.$C$11])" office:value-type="float" office:value="-8.84196465145634" calcext:value-type="float">
            <text:p>-8,84</text:p>
          </table:table-cell>
          <table:table-cell table:formula="of:=20*LOG10([.C187]/['Params&amp;Config'.$C$12])" office:value-type="float" office:value="6.75505605377442" calcext:value-type="float">
            <text:p>6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table:formula="of:=(['Params&amp;Config'.$C$9]/['Params&amp;Config'.$C$10]) * [.C188]" office:value-type="float" office:value="0.4976953125" calcext:value-type="float">
            <text:p>0,498</text:p>
          </table:table-cell>
          <table:table-cell table:style-name="ce2" table:formula="of:=[.D188]*2" office:value-type="float" office:value="0.995390625" calcext:value-type="float">
            <text:p>0,995</text:p>
          </table:table-cell>
          <table:table-cell table:style-name="ce2" table:formula="of:=[.D188]/1.4/2" office:value-type="float" office:value="0.177748325892857" calcext:value-type="float">
            <text:p>0,178</text:p>
          </table:table-cell>
          <table:table-cell table:formula="of:=20*LOG10([.C188]/['Params&amp;Config'.$C$11])" office:value-type="float" office:value="-8.79514033515829" calcext:value-type="float">
            <text:p>-8,8</text:p>
          </table:table-cell>
          <table:table-cell table:formula="of:=20*LOG10([.C188]/['Params&amp;Config'.$C$12])" office:value-type="float" office:value="6.80188037007247" calcext:value-type="float">
            <text:p>6,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table:formula="of:=(['Params&amp;Config'.$C$9]/['Params&amp;Config'.$C$10]) * [.C189]" office:value-type="float" office:value="0.50037109375" calcext:value-type="float">
            <text:p>0,500</text:p>
          </table:table-cell>
          <table:table-cell table:style-name="ce2" table:formula="of:=[.D189]*2" office:value-type="float" office:value="1.0007421875" calcext:value-type="float">
            <text:p>1,001</text:p>
          </table:table-cell>
          <table:table-cell table:style-name="ce2" table:formula="of:=[.D189]/1.4/2" office:value-type="float" office:value="0.178703962053571" calcext:value-type="float">
            <text:p>0,179</text:p>
          </table:table-cell>
          <table:table-cell table:formula="of:=20*LOG10([.C189]/['Params&amp;Config'.$C$11])" office:value-type="float" office:value="-8.74856708878664" calcext:value-type="float">
            <text:p>-8,75</text:p>
          </table:table-cell>
          <table:table-cell table:formula="of:=20*LOG10([.C189]/['Params&amp;Config'.$C$12])" office:value-type="float" office:value="6.84845361644413" calcext:value-type="float">
            <text:p>6,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table:formula="of:=(['Params&amp;Config'.$C$9]/['Params&amp;Config'.$C$10]) * [.C190]" office:value-type="float" office:value="0.503046875" calcext:value-type="float">
            <text:p>0,503</text:p>
          </table:table-cell>
          <table:table-cell table:style-name="ce2" table:formula="of:=[.D190]*2" office:value-type="float" office:value="1.00609375" calcext:value-type="float">
            <text:p>1,006</text:p>
          </table:table-cell>
          <table:table-cell table:style-name="ce2" table:formula="of:=[.D190]/1.4/2" office:value-type="float" office:value="0.179659598214286" calcext:value-type="float">
            <text:p>0,180</text:p>
          </table:table-cell>
          <table:table-cell table:formula="of:=20*LOG10([.C190]/['Params&amp;Config'.$C$11])" office:value-type="float" office:value="-8.70224223424302" calcext:value-type="float">
            <text:p>-8,7</text:p>
          </table:table-cell>
          <table:table-cell table:formula="of:=20*LOG10([.C190]/['Params&amp;Config'.$C$12])" office:value-type="float" office:value="6.89477847098774" calcext:value-type="float">
            <text:p>6,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9" calcext:value-type="float">
            <text:p>189</text:p>
          </table:table-cell>
          <table:table-cell table:formula="of:=(['Params&amp;Config'.$C$9]/['Params&amp;Config'.$C$10]) * [.C191]" office:value-type="float" office:value="0.50572265625" calcext:value-type="float">
            <text:p>0,506</text:p>
          </table:table-cell>
          <table:table-cell table:style-name="ce2" table:formula="of:=[.D191]*2" office:value-type="float" office:value="1.0114453125" calcext:value-type="float">
            <text:p>1,011</text:p>
          </table:table-cell>
          <table:table-cell table:style-name="ce2" table:formula="of:=[.D191]/1.4/2" office:value-type="float" office:value="0.180615234375" calcext:value-type="float">
            <text:p>0,181</text:p>
          </table:table-cell>
          <table:table-cell table:formula="of:=20*LOG10([.C191]/['Params&amp;Config'.$C$11])" office:value-type="float" office:value="-8.65616313605173" calcext:value-type="float">
            <text:p>-8,66</text:p>
          </table:table-cell>
          <table:table-cell table:formula="of:=20*LOG10([.C191]/['Params&amp;Config'.$C$12])" office:value-type="float" office:value="6.94085756917903" calcext:value-type="float">
            <text:p>6,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table:formula="of:=(['Params&amp;Config'.$C$9]/['Params&amp;Config'.$C$10]) * [.C192]" office:value-type="float" office:value="0.5083984375" calcext:value-type="float">
            <text:p>0,508</text:p>
          </table:table-cell>
          <table:table-cell table:style-name="ce2" table:formula="of:=[.D192]*2" office:value-type="float" office:value="1.016796875" calcext:value-type="float">
            <text:p>1,017</text:p>
          </table:table-cell>
          <table:table-cell table:style-name="ce2" table:formula="of:=[.D192]/1.4/2" office:value-type="float" office:value="0.181570870535714" calcext:value-type="float">
            <text:p>0,182</text:p>
          </table:table-cell>
          <table:table-cell table:formula="of:=20*LOG10([.C192]/['Params&amp;Config'.$C$11])" office:value-type="float" office:value="-8.61032720046004" calcext:value-type="float">
            <text:p>-8,61</text:p>
          </table:table-cell>
          <table:table-cell table:formula="of:=20*LOG10([.C192]/['Params&amp;Config'.$C$12])" office:value-type="float" office:value="6.98669350477072" calcext:value-type="float">
            <text:p>6,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1" calcext:value-type="float">
            <text:p>191</text:p>
          </table:table-cell>
          <table:table-cell table:formula="of:=(['Params&amp;Config'.$C$9]/['Params&amp;Config'.$C$10]) * [.C193]" office:value-type="float" office:value="0.51107421875" calcext:value-type="float">
            <text:p>0,511</text:p>
          </table:table-cell>
          <table:table-cell table:style-name="ce2" table:formula="of:=[.D193]*2" office:value-type="float" office:value="1.0221484375" calcext:value-type="float">
            <text:p>1,022</text:p>
          </table:table-cell>
          <table:table-cell table:style-name="ce2" table:formula="of:=[.D193]/1.4/2" office:value-type="float" office:value="0.182526506696429" calcext:value-type="float">
            <text:p>0,183</text:p>
          </table:table-cell>
          <table:table-cell table:formula="of:=20*LOG10([.C193]/['Params&amp;Config'.$C$11])" office:value-type="float" office:value="-8.56473187456206" calcext:value-type="float">
            <text:p>-8,56</text:p>
          </table:table-cell>
          <table:table-cell table:formula="of:=20*LOG10([.C193]/['Params&amp;Config'.$C$12])" office:value-type="float" office:value="7.0322888306687" calcext:value-type="float">
            <text:p>7,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2" calcext:value-type="float">
            <text:p>192</text:p>
          </table:table-cell>
          <table:table-cell table:formula="of:=(['Params&amp;Config'.$C$9]/['Params&amp;Config'.$C$10]) * [.C194]" office:value-type="float" office:value="0.51375" calcext:value-type="float">
            <text:p>0,514</text:p>
          </table:table-cell>
          <table:table-cell table:style-name="ce2" table:formula="of:=[.D194]*2" office:value-type="float" office:value="1.0275" calcext:value-type="float">
            <text:p>1,028</text:p>
          </table:table-cell>
          <table:table-cell table:style-name="ce2" table:formula="of:=[.D194]/1.4/2" office:value-type="float" office:value="0.183482142857143" calcext:value-type="float">
            <text:p>0,183</text:p>
          </table:table-cell>
          <table:table-cell table:formula="of:=20*LOG10([.C194]/['Params&amp;Config'.$C$11])" office:value-type="float" office:value="-8.51937464544562" calcext:value-type="float">
            <text:p>-8,52</text:p>
          </table:table-cell>
          <table:table-cell table:formula="of:=20*LOG10([.C194]/['Params&amp;Config'.$C$12])" office:value-type="float" office:value="7.07764605978514" calcext:value-type="float">
            <text:p>7,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3" calcext:value-type="float">
            <text:p>193</text:p>
          </table:table-cell>
          <table:table-cell table:formula="of:=(['Params&amp;Config'.$C$9]/['Params&amp;Config'.$C$10]) * [.C195]" office:value-type="float" office:value="0.51642578125" calcext:value-type="float">
            <text:p>0,516</text:p>
          </table:table-cell>
          <table:table-cell table:style-name="ce2" table:formula="of:=[.D195]*2" office:value-type="float" office:value="1.0328515625" calcext:value-type="float">
            <text:p>1,033</text:p>
          </table:table-cell>
          <table:table-cell table:style-name="ce2" table:formula="of:=[.D195]/1.4/2" office:value-type="float" office:value="0.184437779017857" calcext:value-type="float">
            <text:p>0,184</text:p>
          </table:table-cell>
          <table:table-cell table:formula="of:=20*LOG10([.C195]/['Params&amp;Config'.$C$11])" office:value-type="float" office:value="-8.47425303936114" calcext:value-type="float">
            <text:p>-8,47</text:p>
          </table:table-cell>
          <table:table-cell table:formula="of:=20*LOG10([.C195]/['Params&amp;Config'.$C$12])" office:value-type="float" office:value="7.12276766586962" calcext:value-type="float">
            <text:p>7,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4" calcext:value-type="float">
            <text:p>194</text:p>
          </table:table-cell>
          <table:table-cell table:formula="of:=(['Params&amp;Config'.$C$9]/['Params&amp;Config'.$C$10]) * [.C196]" office:value-type="float" office:value="0.5191015625" calcext:value-type="float">
            <text:p>0,519</text:p>
          </table:table-cell>
          <table:table-cell table:style-name="ce2" table:formula="of:=[.D196]*2" office:value-type="float" office:value="1.038203125" calcext:value-type="float">
            <text:p>1,038</text:p>
          </table:table-cell>
          <table:table-cell table:style-name="ce2" table:formula="of:=[.D196]/1.4/2" office:value-type="float" office:value="0.185393415178571" calcext:value-type="float">
            <text:p>0,185</text:p>
          </table:table-cell>
          <table:table-cell table:formula="of:=20*LOG10([.C196]/['Params&amp;Config'.$C$11])" office:value-type="float" office:value="-8.4293646209121" calcext:value-type="float">
            <text:p>-8,43</text:p>
          </table:table-cell>
          <table:table-cell table:formula="of:=20*LOG10([.C196]/['Params&amp;Config'.$C$12])" office:value-type="float" office:value="7.16765608431867" calcext:value-type="float">
            <text:p>7,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table:formula="of:=(['Params&amp;Config'.$C$9]/['Params&amp;Config'.$C$10]) * [.C197]" office:value-type="float" office:value="0.52177734375" calcext:value-type="float">
            <text:p>0,522</text:p>
          </table:table-cell>
          <table:table-cell table:style-name="ce2" table:formula="of:=[.D197]*2" office:value-type="float" office:value="1.0435546875" calcext:value-type="float">
            <text:p>1,044</text:p>
          </table:table-cell>
          <table:table-cell table:style-name="ce2" table:formula="of:=[.D197]/1.4/2" office:value-type="float" office:value="0.186349051339286" calcext:value-type="float">
            <text:p>0,186</text:p>
          </table:table-cell>
          <table:table-cell table:formula="of:=20*LOG10([.C197]/['Params&amp;Config'.$C$11])" office:value-type="float" office:value="-8.38470699226626" calcext:value-type="float">
            <text:p>-8,38</text:p>
          </table:table-cell>
          <table:table-cell table:formula="of:=20*LOG10([.C197]/['Params&amp;Config'.$C$12])" office:value-type="float" office:value="7.2123137129645" calcext:value-type="float">
            <text:p>7,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6" calcext:value-type="float">
            <text:p>196</text:p>
          </table:table-cell>
          <table:table-cell table:formula="of:=(['Params&amp;Config'.$C$9]/['Params&amp;Config'.$C$10]) * [.C198]" office:value-type="float" office:value="0.524453125" calcext:value-type="float">
            <text:p>0,524</text:p>
          </table:table-cell>
          <table:table-cell table:style-name="ce2" table:formula="of:=[.D198]*2" office:value-type="float" office:value="1.04890625" calcext:value-type="float">
            <text:p>1,049</text:p>
          </table:table-cell>
          <table:table-cell table:style-name="ce2" table:formula="of:=[.D198]/1.4/2" office:value-type="float" office:value="0.1873046875" calcext:value-type="float">
            <text:p>0,187</text:p>
          </table:table-cell>
          <table:table-cell table:formula="of:=20*LOG10([.C198]/['Params&amp;Config'.$C$11])" office:value-type="float" office:value="-8.3402777923871" calcext:value-type="float">
            <text:p>-8,34</text:p>
          </table:table-cell>
          <table:table-cell table:formula="of:=20*LOG10([.C198]/['Params&amp;Config'.$C$12])" office:value-type="float" office:value="7.25674291284367" calcext:value-type="float">
            <text:p>7,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7" calcext:value-type="float">
            <text:p>197</text:p>
          </table:table-cell>
          <table:table-cell table:formula="of:=(['Params&amp;Config'.$C$9]/['Params&amp;Config'.$C$10]) * [.C199]" office:value-type="float" office:value="0.52712890625" calcext:value-type="float">
            <text:p>0,527</text:p>
          </table:table-cell>
          <table:table-cell table:style-name="ce2" table:formula="of:=[.D199]*2" office:value-type="float" office:value="1.0542578125" calcext:value-type="float">
            <text:p>1,054</text:p>
          </table:table-cell>
          <table:table-cell table:style-name="ce2" table:formula="of:=[.D199]/1.4/2" office:value-type="float" office:value="0.188260323660714" calcext:value-type="float">
            <text:p>0,188</text:p>
          </table:table-cell>
          <table:table-cell table:formula="of:=20*LOG10([.C199]/['Params&amp;Config'.$C$11])" office:value-type="float" office:value="-8.29607469628476" calcext:value-type="float">
            <text:p>-8,3</text:p>
          </table:table-cell>
          <table:table-cell table:formula="of:=20*LOG10([.C199]/['Params&amp;Config'.$C$12])" office:value-type="float" office:value="7.30094600894601" calcext:value-type="float">
            <text:p>7,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8" calcext:value-type="float">
            <text:p>198</text:p>
          </table:table-cell>
          <table:table-cell table:formula="of:=(['Params&amp;Config'.$C$9]/['Params&amp;Config'.$C$10]) * [.C200]" office:value-type="float" office:value="0.5298046875" calcext:value-type="float">
            <text:p>0,530</text:p>
          </table:table-cell>
          <table:table-cell table:style-name="ce2" table:formula="of:=[.D200]*2" office:value-type="float" office:value="1.059609375" calcext:value-type="float">
            <text:p>1,060</text:p>
          </table:table-cell>
          <table:table-cell table:style-name="ce2" table:formula="of:=[.D200]/1.4/2" office:value-type="float" office:value="0.189215959821429" calcext:value-type="float">
            <text:p>0,189</text:p>
          </table:table-cell>
          <table:table-cell table:formula="of:=20*LOG10([.C200]/['Params&amp;Config'.$C$11])" office:value-type="float" office:value="-8.25209541428599" calcext:value-type="float">
            <text:p>-8,25</text:p>
          </table:table-cell>
          <table:table-cell table:formula="of:=20*LOG10([.C200]/['Params&amp;Config'.$C$12])" office:value-type="float" office:value="7.34492529094477" calcext:value-type="float">
            <text:p>7,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9" calcext:value-type="float">
            <text:p>199</text:p>
          </table:table-cell>
          <table:table-cell table:formula="of:=(['Params&amp;Config'.$C$9]/['Params&amp;Config'.$C$10]) * [.C201]" office:value-type="float" office:value="0.53248046875" calcext:value-type="float">
            <text:p>0,532</text:p>
          </table:table-cell>
          <table:table-cell table:style-name="ce2" table:formula="of:=[.D201]*2" office:value-type="float" office:value="1.0649609375" calcext:value-type="float">
            <text:p>1,065</text:p>
          </table:table-cell>
          <table:table-cell table:style-name="ce2" table:formula="of:=[.D201]/1.4/2" office:value-type="float" office:value="0.190171595982143" calcext:value-type="float">
            <text:p>0,190</text:p>
          </table:table-cell>
          <table:table-cell table:formula="of:=20*LOG10([.C201]/['Params&amp;Config'.$C$11])" office:value-type="float" office:value="-8.20833769132248" calcext:value-type="float">
            <text:p>-8,21</text:p>
          </table:table-cell>
          <table:table-cell table:formula="of:=20*LOG10([.C201]/['Params&amp;Config'.$C$12])" office:value-type="float" office:value="7.38868301390828" calcext:value-type="float">
            <text:p>7,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table:formula="of:=(['Params&amp;Config'.$C$9]/['Params&amp;Config'.$C$10]) * [.C202]" office:value-type="float" office:value="0.53515625" calcext:value-type="float">
            <text:p>0,535</text:p>
          </table:table-cell>
          <table:table-cell table:style-name="ce2" table:formula="of:=[.D202]*2" office:value-type="float" office:value="1.0703125" calcext:value-type="float">
            <text:p>1,070</text:p>
          </table:table-cell>
          <table:table-cell table:style-name="ce2" table:formula="of:=[.D202]/1.4/2" office:value-type="float" office:value="0.191127232142857" calcext:value-type="float">
            <text:p>0,191</text:p>
          </table:table-cell>
          <table:table-cell table:formula="of:=20*LOG10([.C202]/['Params&amp;Config'.$C$11])" office:value-type="float" office:value="-8.16479930623699" calcext:value-type="float">
            <text:p>-8,16</text:p>
          </table:table-cell>
          <table:table-cell table:formula="of:=20*LOG10([.C202]/['Params&amp;Config'.$C$12])" office:value-type="float" office:value="7.43222139899377" calcext:value-type="float">
            <text:p>7,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" calcext:value-type="float">
            <text:p>201</text:p>
          </table:table-cell>
          <table:table-cell table:formula="of:=(['Params&amp;Config'.$C$9]/['Params&amp;Config'.$C$10]) * [.C203]" office:value-type="float" office:value="0.53783203125" calcext:value-type="float">
            <text:p>0,538</text:p>
          </table:table-cell>
          <table:table-cell table:style-name="ce2" table:formula="of:=[.D203]*2" office:value-type="float" office:value="1.0756640625" calcext:value-type="float">
            <text:p>1,076</text:p>
          </table:table-cell>
          <table:table-cell table:style-name="ce2" table:formula="of:=[.D203]/1.4/2" office:value-type="float" office:value="0.192082868303571" calcext:value-type="float">
            <text:p>0,192</text:p>
          </table:table-cell>
          <table:table-cell table:formula="of:=20*LOG10([.C203]/['Params&amp;Config'.$C$11])" office:value-type="float" office:value="-8.12147807110684" calcext:value-type="float">
            <text:p>-8,12</text:p>
          </table:table-cell>
          <table:table-cell table:formula="of:=20*LOG10([.C203]/['Params&amp;Config'.$C$12])" office:value-type="float" office:value="7.47554263412392" calcext:value-type="float">
            <text:p>7,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2" calcext:value-type="float">
            <text:p>202</text:p>
          </table:table-cell>
          <table:table-cell table:formula="of:=(['Params&amp;Config'.$C$9]/['Params&amp;Config'.$C$10]) * [.C204]" office:value-type="float" office:value="0.5405078125" calcext:value-type="float">
            <text:p>0,541</text:p>
          </table:table-cell>
          <table:table-cell table:style-name="ce2" table:formula="of:=[.D204]*2" office:value-type="float" office:value="1.081015625" calcext:value-type="float">
            <text:p>1,081</text:p>
          </table:table-cell>
          <table:table-cell table:style-name="ce2" table:formula="of:=[.D204]/1.4/2" office:value-type="float" office:value="0.193038504464286" calcext:value-type="float">
            <text:p>0,193</text:p>
          </table:table-cell>
          <table:table-cell table:formula="of:=20*LOG10([.C204]/['Params&amp;Config'.$C$11])" office:value-type="float" office:value="-8.07837183058414" calcext:value-type="float">
            <text:p>-8,08</text:p>
          </table:table-cell>
          <table:table-cell table:formula="of:=20*LOG10([.C204]/['Params&amp;Config'.$C$12])" office:value-type="float" office:value="7.51864887464662" calcext:value-type="float">
            <text:p>7,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3" calcext:value-type="float">
            <text:p>203</text:p>
          </table:table-cell>
          <table:table-cell table:formula="of:=(['Params&amp;Config'.$C$9]/['Params&amp;Config'.$C$10]) * [.C205]" office:value-type="float" office:value="0.54318359375" calcext:value-type="float">
            <text:p>0,543</text:p>
          </table:table-cell>
          <table:table-cell table:style-name="ce2" table:formula="of:=[.D205]*2" office:value-type="float" office:value="1.0863671875" calcext:value-type="float">
            <text:p>1,086</text:p>
          </table:table-cell>
          <table:table-cell table:style-name="ce2" table:formula="of:=[.D205]/1.4/2" office:value-type="float" office:value="0.193994140625" calcext:value-type="float">
            <text:p>0,194</text:p>
          </table:table-cell>
          <table:table-cell table:formula="of:=20*LOG10([.C205]/['Params&amp;Config'.$C$11])" office:value-type="float" office:value="-8.03547846125236" calcext:value-type="float">
            <text:p>-8,04</text:p>
          </table:table-cell>
          <table:table-cell table:formula="of:=20*LOG10([.C205]/['Params&amp;Config'.$C$12])" office:value-type="float" office:value="7.5615422439784" calcext:value-type="float">
            <text:p>7,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table:formula="of:=(['Params&amp;Config'.$C$9]/['Params&amp;Config'.$C$10]) * [.C206]" office:value-type="float" office:value="0.545859375" calcext:value-type="float">
            <text:p>0,546</text:p>
          </table:table-cell>
          <table:table-cell table:style-name="ce2" table:formula="of:=[.D206]*2" office:value-type="float" office:value="1.09171875" calcext:value-type="float">
            <text:p>1,092</text:p>
          </table:table-cell>
          <table:table-cell table:style-name="ce2" table:formula="of:=[.D206]/1.4/2" office:value-type="float" office:value="0.194949776785714" calcext:value-type="float">
            <text:p>0,195</text:p>
          </table:table-cell>
          <table:table-cell table:formula="of:=20*LOG10([.C206]/['Params&amp;Config'.$C$11])" office:value-type="float" office:value="-7.99279587099864" calcext:value-type="float">
            <text:p>-7,99</text:p>
          </table:table-cell>
          <table:table-cell table:formula="of:=20*LOG10([.C206]/['Params&amp;Config'.$C$12])" office:value-type="float" office:value="7.60422483423212" calcext:value-type="float">
            <text:p>7,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table:formula="of:=(['Params&amp;Config'.$C$9]/['Params&amp;Config'.$C$10]) * [.C207]" office:value-type="float" office:value="0.54853515625" calcext:value-type="float">
            <text:p>0,549</text:p>
          </table:table-cell>
          <table:table-cell table:style-name="ce2" table:formula="of:=[.D207]*2" office:value-type="float" office:value="1.0970703125" calcext:value-type="float">
            <text:p>1,097</text:p>
          </table:table-cell>
          <table:table-cell table:style-name="ce2" table:formula="of:=[.D207]/1.4/2" office:value-type="float" office:value="0.195905412946429" calcext:value-type="float">
            <text:p>0,196</text:p>
          </table:table-cell>
          <table:table-cell table:formula="of:=20*LOG10([.C207]/['Params&amp;Config'.$C$11])" office:value-type="float" office:value="-7.95032199840153" calcext:value-type="float">
            <text:p>-7,95</text:p>
          </table:table-cell>
          <table:table-cell table:formula="of:=20*LOG10([.C207]/['Params&amp;Config'.$C$12])" office:value-type="float" office:value="7.64669870682923" calcext:value-type="float">
            <text:p>7,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6" calcext:value-type="float">
            <text:p>206</text:p>
          </table:table-cell>
          <table:table-cell table:formula="of:=(['Params&amp;Config'.$C$9]/['Params&amp;Config'.$C$10]) * [.C208]" office:value-type="float" office:value="0.5512109375" calcext:value-type="float">
            <text:p>0,551</text:p>
          </table:table-cell>
          <table:table-cell table:style-name="ce2" table:formula="of:=[.D208]*2" office:value-type="float" office:value="1.102421875" calcext:value-type="float">
            <text:p>1,102</text:p>
          </table:table-cell>
          <table:table-cell table:style-name="ce2" table:formula="of:=[.D208]/1.4/2" office:value-type="float" office:value="0.196861049107143" calcext:value-type="float">
            <text:p>0,197</text:p>
          </table:table-cell>
          <table:table-cell table:formula="of:=20*LOG10([.C208]/['Params&amp;Config'.$C$11])" office:value-type="float" office:value="-7.90805481213355" calcext:value-type="float">
            <text:p>-7,91</text:p>
          </table:table-cell>
          <table:table-cell table:formula="of:=20*LOG10([.C208]/['Params&amp;Config'.$C$12])" office:value-type="float" office:value="7.68896589309721" calcext:value-type="float">
            <text:p>7,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7" calcext:value-type="float">
            <text:p>207</text:p>
          </table:table-cell>
          <table:table-cell table:formula="of:=(['Params&amp;Config'.$C$9]/['Params&amp;Config'.$C$10]) * [.C209]" office:value-type="float" office:value="0.55388671875" calcext:value-type="float">
            <text:p>0,554</text:p>
          </table:table-cell>
          <table:table-cell table:style-name="ce2" table:formula="of:=[.D209]*2" office:value-type="float" office:value="1.1077734375" calcext:value-type="float">
            <text:p>1,108</text:p>
          </table:table-cell>
          <table:table-cell table:style-name="ce2" table:formula="of:=[.D209]/1.4/2" office:value-type="float" office:value="0.197816685267857" calcext:value-type="float">
            <text:p>0,198</text:p>
          </table:table-cell>
          <table:table-cell table:formula="of:=20*LOG10([.C209]/['Params&amp;Config'.$C$11])" office:value-type="float" office:value="-7.86599231037826" calcext:value-type="float">
            <text:p>-7,87</text:p>
          </table:table-cell>
          <table:table-cell table:formula="of:=20*LOG10([.C209]/['Params&amp;Config'.$C$12])" office:value-type="float" office:value="7.7310283948525" calcext:value-type="float">
            <text:p>7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8" calcext:value-type="float">
            <text:p>208</text:p>
          </table:table-cell>
          <table:table-cell table:formula="of:=(['Params&amp;Config'.$C$9]/['Params&amp;Config'.$C$10]) * [.C210]" office:value-type="float" office:value="0.5565625" calcext:value-type="float">
            <text:p>0,557</text:p>
          </table:table-cell>
          <table:table-cell table:style-name="ce2" table:formula="of:=[.D210]*2" office:value-type="float" office:value="1.113125" calcext:value-type="float">
            <text:p>1,113</text:p>
          </table:table-cell>
          <table:table-cell table:style-name="ce2" table:formula="of:=[.D210]/1.4/2" office:value-type="float" office:value="0.198772321428571" calcext:value-type="float">
            <text:p>0,199</text:p>
          </table:table-cell>
          <table:table-cell table:formula="of:=20*LOG10([.C210]/['Params&amp;Config'.$C$11])" office:value-type="float" office:value="-7.82413252026139" calcext:value-type="float">
            <text:p>-7,82</text:p>
          </table:table-cell>
          <table:table-cell table:formula="of:=20*LOG10([.C210]/['Params&amp;Config'.$C$12])" office:value-type="float" office:value="7.77288818496938" calcext:value-type="float">
            <text:p>7,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table:formula="of:=(['Params&amp;Config'.$C$9]/['Params&amp;Config'.$C$10]) * [.C211]" office:value-type="float" office:value="0.55923828125" calcext:value-type="float">
            <text:p>0,559</text:p>
          </table:table-cell>
          <table:table-cell table:style-name="ce2" table:formula="of:=[.D211]*2" office:value-type="float" office:value="1.1184765625" calcext:value-type="float">
            <text:p>1,118</text:p>
          </table:table-cell>
          <table:table-cell table:style-name="ce2" table:formula="of:=[.D211]/1.4/2" office:value-type="float" office:value="0.199727957589286" calcext:value-type="float">
            <text:p>0,200</text:p>
          </table:table-cell>
          <table:table-cell table:formula="of:=20*LOG10([.C211]/['Params&amp;Config'.$C$11])" office:value-type="float" office:value="-7.78247349729553" calcext:value-type="float">
            <text:p>-7,78</text:p>
          </table:table-cell>
          <table:table-cell table:formula="of:=20*LOG10([.C211]/['Params&amp;Config'.$C$12])" office:value-type="float" office:value="7.81454720793523" calcext:value-type="float">
            <text:p>7,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  <table:table-cell table:formula="of:=(['Params&amp;Config'.$C$9]/['Params&amp;Config'.$C$10]) * [.C212]" office:value-type="float" office:value="0.5619140625" calcext:value-type="float">
            <text:p>0,562</text:p>
          </table:table-cell>
          <table:table-cell table:style-name="ce2" table:formula="of:=[.D212]*2" office:value-type="float" office:value="1.123828125" calcext:value-type="float">
            <text:p>1,124</text:p>
          </table:table-cell>
          <table:table-cell table:style-name="ce2" table:formula="of:=[.D212]/1.4/2" office:value-type="float" office:value="0.20068359375" calcext:value-type="float">
            <text:p>0,201</text:p>
          </table:table-cell>
          <table:table-cell table:formula="of:=20*LOG10([.C212]/['Params&amp;Config'.$C$11])" office:value-type="float" office:value="-7.74101332483823" calcext:value-type="float">
            <text:p>-7,74</text:p>
          </table:table-cell>
          <table:table-cell table:formula="of:=20*LOG10([.C212]/['Params&amp;Config'.$C$12])" office:value-type="float" office:value="7.85600738039253" calcext:value-type="float">
            <text:p>7,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table:formula="of:=(['Params&amp;Config'.$C$9]/['Params&amp;Config'.$C$10]) * [.C213]" office:value-type="float" office:value="0.56458984375" calcext:value-type="float">
            <text:p>0,565</text:p>
          </table:table-cell>
          <table:table-cell table:style-name="ce2" table:formula="of:=[.D213]*2" office:value-type="float" office:value="1.1291796875" calcext:value-type="float">
            <text:p>1,129</text:p>
          </table:table-cell>
          <table:table-cell table:style-name="ce2" table:formula="of:=[.D213]/1.4/2" office:value-type="float" office:value="0.201639229910714" calcext:value-type="float">
            <text:p>0,202</text:p>
          </table:table-cell>
          <table:table-cell table:formula="of:=20*LOG10([.C213]/['Params&amp;Config'.$C$11])" office:value-type="float" office:value="-7.69975011356276" calcext:value-type="float">
            <text:p>-7,7</text:p>
          </table:table-cell>
          <table:table-cell table:formula="of:=20*LOG10([.C213]/['Params&amp;Config'.$C$12])" office:value-type="float" office:value="7.897270591668" calcext:value-type="float">
            <text:p>7,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  <table:table-cell table:formula="of:=(['Params&amp;Config'.$C$9]/['Params&amp;Config'.$C$10]) * [.C214]" office:value-type="float" office:value="0.567265625" calcext:value-type="float">
            <text:p>0,567</text:p>
          </table:table-cell>
          <table:table-cell table:style-name="ce2" table:formula="of:=[.D214]*2" office:value-type="float" office:value="1.13453125" calcext:value-type="float">
            <text:p>1,135</text:p>
          </table:table-cell>
          <table:table-cell table:style-name="ce2" table:formula="of:=[.D214]/1.4/2" office:value-type="float" office:value="0.202594866071429" calcext:value-type="float">
            <text:p>0,203</text:p>
          </table:table-cell>
          <table:table-cell table:formula="of:=20*LOG10([.C214]/['Params&amp;Config'.$C$11])" office:value-type="float" office:value="-7.65868200094159" calcext:value-type="float">
            <text:p>-7,66</text:p>
          </table:table-cell>
          <table:table-cell table:formula="of:=20*LOG10([.C214]/['Params&amp;Config'.$C$12])" office:value-type="float" office:value="7.93833870428917" calcext:value-type="float">
            <text:p>7,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3" calcext:value-type="float">
            <text:p>213</text:p>
          </table:table-cell>
          <table:table-cell table:formula="of:=(['Params&amp;Config'.$C$9]/['Params&amp;Config'.$C$10]) * [.C215]" office:value-type="float" office:value="0.56994140625" calcext:value-type="float">
            <text:p>0,570</text:p>
          </table:table-cell>
          <table:table-cell table:style-name="ce2" table:formula="of:=[.D215]*2" office:value-type="float" office:value="1.1398828125" calcext:value-type="float">
            <text:p>1,140</text:p>
          </table:table-cell>
          <table:table-cell table:style-name="ce2" table:formula="of:=[.D215]/1.4/2" office:value-type="float" office:value="0.203550502232143" calcext:value-type="float">
            <text:p>0,204</text:p>
          </table:table-cell>
          <table:table-cell table:formula="of:=20*LOG10([.C215]/['Params&amp;Config'.$C$11])" office:value-type="float" office:value="-7.61780715074186" calcext:value-type="float">
            <text:p>-7,62</text:p>
          </table:table-cell>
          <table:table-cell table:formula="of:=20*LOG10([.C215]/['Params&amp;Config'.$C$12])" office:value-type="float" office:value="7.9792135544889" calcext:value-type="float">
            <text:p>7,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table:formula="of:=(['Params&amp;Config'.$C$9]/['Params&amp;Config'.$C$10]) * [.C216]" office:value-type="float" office:value="0.5726171875" calcext:value-type="float">
            <text:p>0,573</text:p>
          </table:table-cell>
          <table:table-cell table:style-name="ce2" table:formula="of:=[.D216]*2" office:value-type="float" office:value="1.145234375" calcext:value-type="float">
            <text:p>1,145</text:p>
          </table:table-cell>
          <table:table-cell table:style-name="ce2" table:formula="of:=[.D216]/1.4/2" office:value-type="float" office:value="0.204506138392857" calcext:value-type="float">
            <text:p>0,205</text:p>
          </table:table-cell>
          <table:table-cell table:formula="of:=20*LOG10([.C216]/['Params&amp;Config'.$C$11])" office:value-type="float" office:value="-7.5771237525328" calcext:value-type="float">
            <text:p>-7,58</text:p>
          </table:table-cell>
          <table:table-cell table:formula="of:=20*LOG10([.C216]/['Params&amp;Config'.$C$12])" office:value-type="float" office:value="8.01989695269796" calcext:value-type="float">
            <text:p>8,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5" calcext:value-type="float">
            <text:p>215</text:p>
          </table:table-cell>
          <table:table-cell table:formula="of:=(['Params&amp;Config'.$C$9]/['Params&amp;Config'.$C$10]) * [.C217]" office:value-type="float" office:value="0.57529296875" calcext:value-type="float">
            <text:p>0,575</text:p>
          </table:table-cell>
          <table:table-cell table:style-name="ce2" table:formula="of:=[.D217]*2" office:value-type="float" office:value="1.1505859375" calcext:value-type="float">
            <text:p>1,151</text:p>
          </table:table-cell>
          <table:table-cell table:style-name="ce2" table:formula="of:=[.D217]/1.4/2" office:value-type="float" office:value="0.205461774553571" calcext:value-type="float">
            <text:p>0,205</text:p>
          </table:table-cell>
          <table:table-cell table:formula="of:=20*LOG10([.C217]/['Params&amp;Config'.$C$11])" office:value-type="float" office:value="-7.53663002120451" calcext:value-type="float">
            <text:p>-7,54</text:p>
          </table:table-cell>
          <table:table-cell table:formula="of:=20*LOG10([.C217]/['Params&amp;Config'.$C$12])" office:value-type="float" office:value="8.06039068402625" calcext:value-type="float">
            <text:p>8,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6" calcext:value-type="float">
            <text:p>216</text:p>
          </table:table-cell>
          <table:table-cell table:formula="of:=(['Params&amp;Config'.$C$9]/['Params&amp;Config'.$C$10]) * [.C218]" office:value-type="float" office:value="0.57796875" calcext:value-type="float">
            <text:p>0,578</text:p>
          </table:table-cell>
          <table:table-cell table:style-name="ce2" table:formula="of:=[.D218]*2" office:value-type="float" office:value="1.1559375" calcext:value-type="float">
            <text:p>1,156</text:p>
          </table:table-cell>
          <table:table-cell table:style-name="ce2" table:formula="of:=[.D218]/1.4/2" office:value-type="float" office:value="0.206417410714286" calcext:value-type="float">
            <text:p>0,206</text:p>
          </table:table-cell>
          <table:table-cell table:formula="of:=20*LOG10([.C218]/['Params&amp;Config'.$C$11])" office:value-type="float" office:value="-7.496324196498" calcext:value-type="float">
            <text:p>-7,5</text:p>
          </table:table-cell>
          <table:table-cell table:formula="of:=20*LOG10([.C218]/['Params&amp;Config'.$C$12])" office:value-type="float" office:value="8.10069650873276" calcext:value-type="float">
            <text:p>8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7" calcext:value-type="float">
            <text:p>217</text:p>
          </table:table-cell>
          <table:table-cell table:formula="of:=(['Params&amp;Config'.$C$9]/['Params&amp;Config'.$C$10]) * [.C219]" office:value-type="float" office:value="0.58064453125" calcext:value-type="float">
            <text:p>0,581</text:p>
          </table:table-cell>
          <table:table-cell table:style-name="ce2" table:formula="of:=[.D219]*2" office:value-type="float" office:value="1.1612890625" calcext:value-type="float">
            <text:p>1,161</text:p>
          </table:table-cell>
          <table:table-cell table:style-name="ce2" table:formula="of:=[.D219]/1.4/2" office:value-type="float" office:value="0.207373046875" calcext:value-type="float">
            <text:p>0,207</text:p>
          </table:table-cell>
          <table:table-cell table:formula="of:=20*LOG10([.C219]/['Params&amp;Config'.$C$11])" office:value-type="float" office:value="-7.45620454254603" calcext:value-type="float">
            <text:p>-7,46</text:p>
          </table:table-cell>
          <table:table-cell table:formula="of:=20*LOG10([.C219]/['Params&amp;Config'.$C$12])" office:value-type="float" office:value="8.14081616268474" calcext:value-type="float">
            <text:p>8,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8" calcext:value-type="float">
            <text:p>218</text:p>
          </table:table-cell>
          <table:table-cell table:formula="of:=(['Params&amp;Config'.$C$9]/['Params&amp;Config'.$C$10]) * [.C220]" office:value-type="float" office:value="0.5833203125" calcext:value-type="float">
            <text:p>0,583</text:p>
          </table:table-cell>
          <table:table-cell table:style-name="ce2" table:formula="of:=[.D220]*2" office:value-type="float" office:value="1.166640625" calcext:value-type="float">
            <text:p>1,167</text:p>
          </table:table-cell>
          <table:table-cell table:style-name="ce2" table:formula="of:=[.D220]/1.4/2" office:value-type="float" office:value="0.208328683035714" calcext:value-type="float">
            <text:p>0,208</text:p>
          </table:table-cell>
          <table:table-cell table:formula="of:=20*LOG10([.C220]/['Params&amp;Config'.$C$11])" office:value-type="float" office:value="-7.41626934742452" calcext:value-type="float">
            <text:p>-7,42</text:p>
          </table:table-cell>
          <table:table-cell table:formula="of:=20*LOG10([.C220]/['Params&amp;Config'.$C$12])" office:value-type="float" office:value="8.18075135780624" calcext:value-type="float">
            <text:p>8,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table:formula="of:=(['Params&amp;Config'.$C$9]/['Params&amp;Config'.$C$10]) * [.C221]" office:value-type="float" office:value="0.58599609375" calcext:value-type="float">
            <text:p>0,586</text:p>
          </table:table-cell>
          <table:table-cell table:style-name="ce2" table:formula="of:=[.D221]*2" office:value-type="float" office:value="1.1719921875" calcext:value-type="float">
            <text:p>1,172</text:p>
          </table:table-cell>
          <table:table-cell table:style-name="ce2" table:formula="of:=[.D221]/1.4/2" office:value-type="float" office:value="0.209284319196429" calcext:value-type="float">
            <text:p>0,209</text:p>
          </table:table-cell>
          <table:table-cell table:formula="of:=20*LOG10([.C221]/['Params&amp;Config'.$C$11])" office:value-type="float" office:value="-7.37651692271425" calcext:value-type="float">
            <text:p>-7,38</text:p>
          </table:table-cell>
          <table:table-cell table:formula="of:=20*LOG10([.C221]/['Params&amp;Config'.$C$12])" office:value-type="float" office:value="8.22050378251651" calcext:value-type="float">
            <text:p>8,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table:formula="of:=(['Params&amp;Config'.$C$9]/['Params&amp;Config'.$C$10]) * [.C222]" office:value-type="float" office:value="0.588671875" calcext:value-type="float">
            <text:p>0,589</text:p>
          </table:table-cell>
          <table:table-cell table:style-name="ce2" table:formula="of:=[.D222]*2" office:value-type="float" office:value="1.17734375" calcext:value-type="float">
            <text:p>1,177</text:p>
          </table:table-cell>
          <table:table-cell table:style-name="ce2" table:formula="of:=[.D222]/1.4/2" office:value-type="float" office:value="0.210239955357143" calcext:value-type="float">
            <text:p>0,210</text:p>
          </table:table-cell>
          <table:table-cell table:formula="of:=20*LOG10([.C222]/['Params&amp;Config'.$C$11])" office:value-type="float" office:value="-7.33694560307249" calcext:value-type="float">
            <text:p>-7,34</text:p>
          </table:table-cell>
          <table:table-cell table:formula="of:=20*LOG10([.C222]/['Params&amp;Config'.$C$12])" office:value-type="float" office:value="8.26007510215827" calcext:value-type="float">
            <text:p>8,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1" calcext:value-type="float">
            <text:p>221</text:p>
          </table:table-cell>
          <table:table-cell table:formula="of:=(['Params&amp;Config'.$C$9]/['Params&amp;Config'.$C$10]) * [.C223]" office:value-type="float" office:value="0.59134765625" calcext:value-type="float">
            <text:p>0,591</text:p>
          </table:table-cell>
          <table:table-cell table:style-name="ce2" table:formula="of:=[.D223]*2" office:value-type="float" office:value="1.1826953125" calcext:value-type="float">
            <text:p>1,183</text:p>
          </table:table-cell>
          <table:table-cell table:style-name="ce2" table:formula="of:=[.D223]/1.4/2" office:value-type="float" office:value="0.211195591517857" calcext:value-type="float">
            <text:p>0,211</text:p>
          </table:table-cell>
          <table:table-cell table:formula="of:=20*LOG10([.C223]/['Params&amp;Config'.$C$11])" office:value-type="float" office:value="-7.2975537458144" calcext:value-type="float">
            <text:p>-7,3</text:p>
          </table:table-cell>
          <table:table-cell table:formula="of:=20*LOG10([.C223]/['Params&amp;Config'.$C$12])" office:value-type="float" office:value="8.29946695941636" calcext:value-type="float">
            <text:p>8,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2" calcext:value-type="float">
            <text:p>222</text:p>
          </table:table-cell>
          <table:table-cell table:formula="of:=(['Params&amp;Config'.$C$9]/['Params&amp;Config'.$C$10]) * [.C224]" office:value-type="float" office:value="0.5940234375" calcext:value-type="float">
            <text:p>0,594</text:p>
          </table:table-cell>
          <table:table-cell table:style-name="ce2" table:formula="of:=[.D224]*2" office:value-type="float" office:value="1.188046875" calcext:value-type="float">
            <text:p>1,188</text:p>
          </table:table-cell>
          <table:table-cell table:style-name="ce2" table:formula="of:=[.D224]/1.4/2" office:value-type="float" office:value="0.212151227678571" calcext:value-type="float">
            <text:p>0,212</text:p>
          </table:table-cell>
          <table:table-cell table:formula="of:=20*LOG10([.C224]/['Params&amp;Config'.$C$11])" office:value-type="float" office:value="-7.25833973050384" calcext:value-type="float">
            <text:p>-7,26</text:p>
          </table:table-cell>
          <table:table-cell table:formula="of:=20*LOG10([.C224]/['Params&amp;Config'.$C$12])" office:value-type="float" office:value="8.33868097472692" calcext:value-type="float">
            <text:p>8,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3" calcext:value-type="float">
            <text:p>223</text:p>
          </table:table-cell>
          <table:table-cell table:formula="of:=(['Params&amp;Config'.$C$9]/['Params&amp;Config'.$C$10]) * [.C225]" office:value-type="float" office:value="0.59669921875" calcext:value-type="float">
            <text:p>0,597</text:p>
          </table:table-cell>
          <table:table-cell table:style-name="ce2" table:formula="of:=[.D225]*2" office:value-type="float" office:value="1.1933984375" calcext:value-type="float">
            <text:p>1,193</text:p>
          </table:table-cell>
          <table:table-cell table:style-name="ce2" table:formula="of:=[.D225]/1.4/2" office:value-type="float" office:value="0.213106863839286" calcext:value-type="float">
            <text:p>0,213</text:p>
          </table:table-cell>
          <table:table-cell table:formula="of:=20*LOG10([.C225]/['Params&amp;Config'.$C$11])" office:value-type="float" office:value="-7.2193019585534" calcext:value-type="float">
            <text:p>-7,22</text:p>
          </table:table-cell>
          <table:table-cell table:formula="of:=20*LOG10([.C225]/['Params&amp;Config'.$C$12])" office:value-type="float" office:value="8.37771874667736" calcext:value-type="float">
            <text:p>8,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4" calcext:value-type="float">
            <text:p>224</text:p>
          </table:table-cell>
          <table:table-cell table:formula="of:=(['Params&amp;Config'.$C$9]/['Params&amp;Config'.$C$10]) * [.C226]" office:value-type="float" office:value="0.599375" calcext:value-type="float">
            <text:p>0,599</text:p>
          </table:table-cell>
          <table:table-cell table:style-name="ce2" table:formula="of:=[.D226]*2" office:value-type="float" office:value="1.19875" calcext:value-type="float">
            <text:p>1,199</text:p>
          </table:table-cell>
          <table:table-cell table:style-name="ce2" table:formula="of:=[.D226]/1.4/2" office:value-type="float" office:value="0.2140625" calcext:value-type="float">
            <text:p>0,214</text:p>
          </table:table-cell>
          <table:table-cell table:formula="of:=20*LOG10([.C226]/['Params&amp;Config'.$C$11])" office:value-type="float" office:value="-7.18043885283336" calcext:value-type="float">
            <text:p>-7,18</text:p>
          </table:table-cell>
          <table:table-cell table:formula="of:=20*LOG10([.C226]/['Params&amp;Config'.$C$12])" office:value-type="float" office:value="8.4165818523974" calcext:value-type="float">
            <text:p>8,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5" calcext:value-type="float">
            <text:p>225</text:p>
          </table:table-cell>
          <table:table-cell table:formula="of:=(['Params&amp;Config'.$C$9]/['Params&amp;Config'.$C$10]) * [.C227]" office:value-type="float" office:value="0.60205078125" calcext:value-type="float">
            <text:p>0,602</text:p>
          </table:table-cell>
          <table:table-cell table:style-name="ce2" table:formula="of:=[.D227]*2" office:value-type="float" office:value="1.2041015625" calcext:value-type="float">
            <text:p>1,204</text:p>
          </table:table-cell>
          <table:table-cell table:style-name="ce2" table:formula="of:=[.D227]/1.4/2" office:value-type="float" office:value="0.215018136160714" calcext:value-type="float">
            <text:p>0,215</text:p>
          </table:table-cell>
          <table:table-cell table:formula="of:=20*LOG10([.C227]/['Params&amp;Config'.$C$11])" office:value-type="float" office:value="-7.14174885728936" calcext:value-type="float">
            <text:p>-7,14</text:p>
          </table:table-cell>
          <table:table-cell table:formula="of:=20*LOG10([.C227]/['Params&amp;Config'.$C$12])" office:value-type="float" office:value="8.4552718479414" calcext:value-type="float">
            <text:p>8,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6" calcext:value-type="float">
            <text:p>226</text:p>
          </table:table-cell>
          <table:table-cell table:formula="of:=(['Params&amp;Config'.$C$9]/['Params&amp;Config'.$C$10]) * [.C228]" office:value-type="float" office:value="0.6047265625" calcext:value-type="float">
            <text:p>0,605</text:p>
          </table:table-cell>
          <table:table-cell table:style-name="ce2" table:formula="of:=[.D228]*2" office:value-type="float" office:value="1.209453125" calcext:value-type="float">
            <text:p>1,209</text:p>
          </table:table-cell>
          <table:table-cell table:style-name="ce2" table:formula="of:=[.D228]/1.4/2" office:value-type="float" office:value="0.215973772321429" calcext:value-type="float">
            <text:p>0,216</text:p>
          </table:table-cell>
          <table:table-cell table:formula="of:=20*LOG10([.C228]/['Params&amp;Config'.$C$11])" office:value-type="float" office:value="-7.1032304365686" calcext:value-type="float">
            <text:p>-7,1</text:p>
          </table:table-cell>
          <table:table-cell table:formula="of:=20*LOG10([.C228]/['Params&amp;Config'.$C$12])" office:value-type="float" office:value="8.49379026866216" calcext:value-type="float">
            <text:p>8,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7" calcext:value-type="float">
            <text:p>227</text:p>
          </table:table-cell>
          <table:table-cell table:formula="of:=(['Params&amp;Config'.$C$9]/['Params&amp;Config'.$C$10]) * [.C229]" office:value-type="float" office:value="0.60740234375" calcext:value-type="float">
            <text:p>0,607</text:p>
          </table:table-cell>
          <table:table-cell table:style-name="ce2" table:formula="of:=[.D229]*2" office:value-type="float" office:value="1.2148046875" calcext:value-type="float">
            <text:p>1,215</text:p>
          </table:table-cell>
          <table:table-cell table:style-name="ce2" table:formula="of:=[.D229]/1.4/2" office:value-type="float" office:value="0.216929408482143" calcext:value-type="float">
            <text:p>0,217</text:p>
          </table:table-cell>
          <table:table-cell table:formula="of:=20*LOG10([.C229]/['Params&amp;Config'.$C$11])" office:value-type="float" office:value="-7.06488207565416" calcext:value-type="float">
            <text:p>-7,06</text:p>
          </table:table-cell>
          <table:table-cell table:formula="of:=20*LOG10([.C229]/['Params&amp;Config'.$C$12])" office:value-type="float" office:value="8.5321386295766" calcext:value-type="float">
            <text:p>8,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table:formula="of:=(['Params&amp;Config'.$C$9]/['Params&amp;Config'.$C$10]) * [.C230]" office:value-type="float" office:value="0.610078125" calcext:value-type="float">
            <text:p>0,610</text:p>
          </table:table-cell>
          <table:table-cell table:style-name="ce2" table:formula="of:=[.D230]*2" office:value-type="float" office:value="1.22015625" calcext:value-type="float">
            <text:p>1,220</text:p>
          </table:table-cell>
          <table:table-cell table:style-name="ce2" table:formula="of:=[.D230]/1.4/2" office:value-type="float" office:value="0.217885044642857" calcext:value-type="float">
            <text:p>0,218</text:p>
          </table:table-cell>
          <table:table-cell table:formula="of:=20*LOG10([.C230]/['Params&amp;Config'.$C$11])" office:value-type="float" office:value="-7.02670227950754" calcext:value-type="float">
            <text:p>-7,03</text:p>
          </table:table-cell>
          <table:table-cell table:formula="of:=20*LOG10([.C230]/['Params&amp;Config'.$C$12])" office:value-type="float" office:value="8.57031842572322" calcext:value-type="float">
            <text:p>8,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9" calcext:value-type="float">
            <text:p>229</text:p>
          </table:table-cell>
          <table:table-cell table:formula="of:=(['Params&amp;Config'.$C$9]/['Params&amp;Config'.$C$10]) * [.C231]" office:value-type="float" office:value="0.61275390625" calcext:value-type="float">
            <text:p>0,613</text:p>
          </table:table-cell>
          <table:table-cell table:style-name="ce2" table:formula="of:=[.D231]*2" office:value-type="float" office:value="1.2255078125" calcext:value-type="float">
            <text:p>1,226</text:p>
          </table:table-cell>
          <table:table-cell table:style-name="ce2" table:formula="of:=[.D231]/1.4/2" office:value-type="float" office:value="0.218840680803571" calcext:value-type="float">
            <text:p>0,219</text:p>
          </table:table-cell>
          <table:table-cell table:formula="of:=20*LOG10([.C231]/['Params&amp;Config'.$C$11])" office:value-type="float" office:value="-6.98868957271886" calcext:value-type="float">
            <text:p>-6,99</text:p>
          </table:table-cell>
          <table:table-cell table:formula="of:=20*LOG10([.C231]/['Params&amp;Config'.$C$12])" office:value-type="float" office:value="8.60833113251191" calcext:value-type="float">
            <text:p>8,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table:formula="of:=(['Params&amp;Config'.$C$9]/['Params&amp;Config'.$C$10]) * [.C232]" office:value-type="float" office:value="0.6154296875" calcext:value-type="float">
            <text:p>0,615</text:p>
          </table:table-cell>
          <table:table-cell table:style-name="ce2" table:formula="of:=[.D232]*2" office:value-type="float" office:value="1.230859375" calcext:value-type="float">
            <text:p>1,231</text:p>
          </table:table-cell>
          <table:table-cell table:style-name="ce2" table:formula="of:=[.D232]/1.4/2" office:value-type="float" office:value="0.219796316964286" calcext:value-type="float">
            <text:p>0,220</text:p>
          </table:table-cell>
          <table:table-cell table:formula="of:=20*LOG10([.C232]/['Params&amp;Config'.$C$11])" office:value-type="float" office:value="-6.95084249916476" calcext:value-type="float">
            <text:p>-6,95</text:p>
          </table:table-cell>
          <table:table-cell table:formula="of:=20*LOG10([.C232]/['Params&amp;Config'.$C$12])" office:value-type="float" office:value="8.646178206066" calcext:value-type="float">
            <text:p>8,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1" calcext:value-type="float">
            <text:p>231</text:p>
          </table:table-cell>
          <table:table-cell table:formula="of:=(['Params&amp;Config'.$C$9]/['Params&amp;Config'.$C$10]) * [.C233]" office:value-type="float" office:value="0.61810546875" calcext:value-type="float">
            <text:p>0,618</text:p>
          </table:table-cell>
          <table:table-cell table:style-name="ce2" table:formula="of:=[.D233]*2" office:value-type="float" office:value="1.2362109375" calcext:value-type="float">
            <text:p>1,236</text:p>
          </table:table-cell>
          <table:table-cell table:style-name="ce2" table:formula="of:=[.D233]/1.4/2" office:value-type="float" office:value="0.220751953125" calcext:value-type="float">
            <text:p>0,221</text:p>
          </table:table-cell>
          <table:table-cell table:formula="of:=20*LOG10([.C233]/['Params&amp;Config'.$C$11])" office:value-type="float" office:value="-6.91315962167373" calcext:value-type="float">
            <text:p>-6,91</text:p>
          </table:table-cell>
          <table:table-cell table:formula="of:=20*LOG10([.C233]/['Params&amp;Config'.$C$12])" office:value-type="float" office:value="8.68386108355703" calcext:value-type="float">
            <text:p>8,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2" calcext:value-type="float">
            <text:p>232</text:p>
          </table:table-cell>
          <table:table-cell table:formula="of:=(['Params&amp;Config'.$C$9]/['Params&amp;Config'.$C$10]) * [.C234]" office:value-type="float" office:value="0.62078125" calcext:value-type="float">
            <text:p>0,621</text:p>
          </table:table-cell>
          <table:table-cell table:style-name="ce2" table:formula="of:=[.D234]*2" office:value-type="float" office:value="1.2415625" calcext:value-type="float">
            <text:p>1,242</text:p>
          </table:table-cell>
          <table:table-cell table:style-name="ce2" table:formula="of:=[.D234]/1.4/2" office:value-type="float" office:value="0.221707589285714" calcext:value-type="float">
            <text:p>0,222</text:p>
          </table:table-cell>
          <table:table-cell table:formula="of:=20*LOG10([.C234]/['Params&amp;Config'.$C$11])" office:value-type="float" office:value="-6.87563952169862" calcext:value-type="float">
            <text:p>-6,88</text:p>
          </table:table-cell>
          <table:table-cell table:formula="of:=20*LOG10([.C234]/['Params&amp;Config'.$C$12])" office:value-type="float" office:value="8.72138118353214" calcext:value-type="float">
            <text:p>8,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3" calcext:value-type="float">
            <text:p>233</text:p>
          </table:table-cell>
          <table:table-cell table:formula="of:=(['Params&amp;Config'.$C$9]/['Params&amp;Config'.$C$10]) * [.C235]" office:value-type="float" office:value="0.62345703125" calcext:value-type="float">
            <text:p>0,623</text:p>
          </table:table-cell>
          <table:table-cell table:style-name="ce2" table:formula="of:=[.D235]*2" office:value-type="float" office:value="1.2469140625" calcext:value-type="float">
            <text:p>1,247</text:p>
          </table:table-cell>
          <table:table-cell table:style-name="ce2" table:formula="of:=[.D235]/1.4/2" office:value-type="float" office:value="0.222663225446429" calcext:value-type="float">
            <text:p>0,223</text:p>
          </table:table-cell>
          <table:table-cell table:formula="of:=20*LOG10([.C235]/['Params&amp;Config'.$C$11])" office:value-type="float" office:value="-6.83828079899624" calcext:value-type="float">
            <text:p>-6,84</text:p>
          </table:table-cell>
          <table:table-cell table:formula="of:=20*LOG10([.C235]/['Params&amp;Config'.$C$12])" office:value-type="float" office:value="8.75873990623452" calcext:value-type="float">
            <text:p>8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4" calcext:value-type="float">
            <text:p>234</text:p>
          </table:table-cell>
          <table:table-cell table:formula="of:=(['Params&amp;Config'.$C$9]/['Params&amp;Config'.$C$10]) * [.C236]" office:value-type="float" office:value="0.6261328125" calcext:value-type="float">
            <text:p>0,626</text:p>
          </table:table-cell>
          <table:table-cell table:style-name="ce2" table:formula="of:=[.D236]*2" office:value-type="float" office:value="1.252265625" calcext:value-type="float">
            <text:p>1,252</text:p>
          </table:table-cell>
          <table:table-cell table:style-name="ce2" table:formula="of:=[.D236]/1.4/2" office:value-type="float" office:value="0.223618861607143" calcext:value-type="float">
            <text:p>0,224</text:p>
          </table:table-cell>
          <table:table-cell table:formula="of:=20*LOG10([.C236]/['Params&amp;Config'.$C$11])" office:value-type="float" office:value="-6.80108207131376" calcext:value-type="float">
            <text:p>-6,8</text:p>
          </table:table-cell>
          <table:table-cell table:formula="of:=20*LOG10([.C236]/['Params&amp;Config'.$C$12])" office:value-type="float" office:value="8.795938633917" calcext:value-type="float">
            <text:p>8,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5" calcext:value-type="float">
            <text:p>235</text:p>
          </table:table-cell>
          <table:table-cell table:formula="of:=(['Params&amp;Config'.$C$9]/['Params&amp;Config'.$C$10]) * [.C237]" office:value-type="float" office:value="0.62880859375" calcext:value-type="float">
            <text:p>0,629</text:p>
          </table:table-cell>
          <table:table-cell table:style-name="ce2" table:formula="of:=[.D237]*2" office:value-type="float" office:value="1.2576171875" calcext:value-type="float">
            <text:p>1,258</text:p>
          </table:table-cell>
          <table:table-cell table:style-name="ce2" table:formula="of:=[.D237]/1.4/2" office:value-type="float" office:value="0.224574497767857" calcext:value-type="float">
            <text:p>0,225</text:p>
          </table:table-cell>
          <table:table-cell table:formula="of:=20*LOG10([.C237]/['Params&amp;Config'.$C$11])" office:value-type="float" office:value="-6.76404197408189" calcext:value-type="float">
            <text:p>-6,76</text:p>
          </table:table-cell>
          <table:table-cell table:formula="of:=20*LOG10([.C237]/['Params&amp;Config'.$C$12])" office:value-type="float" office:value="8.83297873114887" calcext:value-type="float">
            <text:p>8,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6" calcext:value-type="float">
            <text:p>236</text:p>
          </table:table-cell>
          <table:table-cell table:formula="of:=(['Params&amp;Config'.$C$9]/['Params&amp;Config'.$C$10]) * [.C238]" office:value-type="float" office:value="0.631484375" calcext:value-type="float">
            <text:p>0,631</text:p>
          </table:table-cell>
          <table:table-cell table:style-name="ce2" table:formula="of:=[.D238]*2" office:value-type="float" office:value="1.26296875" calcext:value-type="float">
            <text:p>1,263</text:p>
          </table:table-cell>
          <table:table-cell table:style-name="ce2" table:formula="of:=[.D238]/1.4/2" office:value-type="float" office:value="0.225530133928571" calcext:value-type="float">
            <text:p>0,226</text:p>
          </table:table-cell>
          <table:table-cell table:formula="of:=20*LOG10([.C238]/['Params&amp;Config'.$C$11])" office:value-type="float" office:value="-6.72715916011448" calcext:value-type="float">
            <text:p>-6,73</text:p>
          </table:table-cell>
          <table:table-cell table:formula="of:=20*LOG10([.C238]/['Params&amp;Config'.$C$12])" office:value-type="float" office:value="8.86986154511628" calcext:value-type="float">
            <text:p>8,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7" calcext:value-type="float">
            <text:p>237</text:p>
          </table:table-cell>
          <table:table-cell table:formula="of:=(['Params&amp;Config'.$C$9]/['Params&amp;Config'.$C$10]) * [.C239]" office:value-type="float" office:value="0.63416015625" calcext:value-type="float">
            <text:p>0,634</text:p>
          </table:table-cell>
          <table:table-cell table:style-name="ce2" table:formula="of:=[.D239]*2" office:value-type="float" office:value="1.2683203125" calcext:value-type="float">
            <text:p>1,268</text:p>
          </table:table-cell>
          <table:table-cell table:style-name="ce2" table:formula="of:=[.D239]/1.4/2" office:value-type="float" office:value="0.226485770089286" calcext:value-type="float">
            <text:p>0,226</text:p>
          </table:table-cell>
          <table:table-cell table:formula="of:=20*LOG10([.C239]/['Params&amp;Config'.$C$11])" office:value-type="float" office:value="-6.69043229931454" calcext:value-type="float">
            <text:p>-6,69</text:p>
          </table:table-cell>
          <table:table-cell table:formula="of:=20*LOG10([.C239]/['Params&amp;Config'.$C$12])" office:value-type="float" office:value="8.90658840591622" calcext:value-type="float">
            <text:p>8,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8" calcext:value-type="float">
            <text:p>238</text:p>
          </table:table-cell>
          <table:table-cell table:formula="of:=(['Params&amp;Config'.$C$9]/['Params&amp;Config'.$C$10]) * [.C240]" office:value-type="float" office:value="0.6368359375" calcext:value-type="float">
            <text:p>0,637</text:p>
          </table:table-cell>
          <table:table-cell table:style-name="ce2" table:formula="of:=[.D240]*2" office:value-type="float" office:value="1.273671875" calcext:value-type="float">
            <text:p>1,274</text:p>
          </table:table-cell>
          <table:table-cell table:style-name="ce2" table:formula="of:=[.D240]/1.4/2" office:value-type="float" office:value="0.22744140625" calcext:value-type="float">
            <text:p>0,227</text:p>
          </table:table-cell>
          <table:table-cell table:formula="of:=20*LOG10([.C240]/['Params&amp;Config'.$C$11])" office:value-type="float" office:value="-6.65386007838638" calcext:value-type="float">
            <text:p>-6,65</text:p>
          </table:table-cell>
          <table:table-cell table:formula="of:=20*LOG10([.C240]/['Params&amp;Config'.$C$12])" office:value-type="float" office:value="8.94316062684439" calcext:value-type="float">
            <text:p>8,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9" calcext:value-type="float">
            <text:p>239</text:p>
          </table:table-cell>
          <table:table-cell table:formula="of:=(['Params&amp;Config'.$C$9]/['Params&amp;Config'.$C$10]) * [.C241]" office:value-type="float" office:value="0.63951171875" calcext:value-type="float">
            <text:p>0,640</text:p>
          </table:table-cell>
          <table:table-cell table:style-name="ce2" table:formula="of:=[.D241]*2" office:value-type="float" office:value="1.2790234375" calcext:value-type="float">
            <text:p>1,279</text:p>
          </table:table-cell>
          <table:table-cell table:style-name="ce2" table:formula="of:=[.D241]/1.4/2" office:value-type="float" office:value="0.228397042410714" calcext:value-type="float">
            <text:p>0,228</text:p>
          </table:table-cell>
          <table:table-cell table:formula="of:=20*LOG10([.C241]/['Params&amp;Config'.$C$11])" office:value-type="float" office:value="-6.61744120055386" calcext:value-type="float">
            <text:p>-6,62</text:p>
          </table:table-cell>
          <table:table-cell table:formula="of:=20*LOG10([.C241]/['Params&amp;Config'.$C$12])" office:value-type="float" office:value="8.9795795046769" calcext:value-type="float">
            <text:p>8,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table:formula="of:=(['Params&amp;Config'.$C$9]/['Params&amp;Config'.$C$10]) * [.C242]" office:value-type="float" office:value="0.6421875" calcext:value-type="float">
            <text:p>0,642</text:p>
          </table:table-cell>
          <table:table-cell table:style-name="ce2" table:formula="of:=[.D242]*2" office:value-type="float" office:value="1.284375" calcext:value-type="float">
            <text:p>1,284</text:p>
          </table:table-cell>
          <table:table-cell table:style-name="ce2" table:formula="of:=[.D242]/1.4/2" office:value-type="float" office:value="0.229352678571429" calcext:value-type="float">
            <text:p>0,229</text:p>
          </table:table-cell>
          <table:table-cell table:formula="of:=20*LOG10([.C242]/['Params&amp;Config'.$C$11])" office:value-type="float" office:value="-6.5811743852845" calcext:value-type="float">
            <text:p>-6,58</text:p>
          </table:table-cell>
          <table:table-cell table:formula="of:=20*LOG10([.C242]/['Params&amp;Config'.$C$12])" office:value-type="float" office:value="9.01584631994627" calcext:value-type="float">
            <text:p>9,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1" calcext:value-type="float">
            <text:p>241</text:p>
          </table:table-cell>
          <table:table-cell table:formula="of:=(['Params&amp;Config'.$C$9]/['Params&amp;Config'.$C$10]) * [.C243]" office:value-type="float" office:value="0.64486328125" calcext:value-type="float">
            <text:p>0,645</text:p>
          </table:table-cell>
          <table:table-cell table:style-name="ce2" table:formula="of:=[.D243]*2" office:value-type="float" office:value="1.2897265625" calcext:value-type="float">
            <text:p>1,290</text:p>
          </table:table-cell>
          <table:table-cell table:style-name="ce2" table:formula="of:=[.D243]/1.4/2" office:value-type="float" office:value="0.230308314732143" calcext:value-type="float">
            <text:p>0,230</text:p>
          </table:table-cell>
          <table:table-cell table:formula="of:=20*LOG10([.C243]/['Params&amp;Config'.$C$11])" office:value-type="float" office:value="-6.54505836801925" calcext:value-type="float">
            <text:p>-6,55</text:p>
          </table:table-cell>
          <table:table-cell table:formula="of:=20*LOG10([.C243]/['Params&amp;Config'.$C$12])" office:value-type="float" office:value="9.05196233721151" calcext:value-type="float">
            <text:p>9,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2" calcext:value-type="float">
            <text:p>242</text:p>
          </table:table-cell>
          <table:table-cell table:formula="of:=(['Params&amp;Config'.$C$9]/['Params&amp;Config'.$C$10]) * [.C244]" office:value-type="float" office:value="0.6475390625" calcext:value-type="float">
            <text:p>0,648</text:p>
          </table:table-cell>
          <table:table-cell table:style-name="ce2" table:formula="of:=[.D244]*2" office:value-type="float" office:value="1.295078125" calcext:value-type="float">
            <text:p>1,295</text:p>
          </table:table-cell>
          <table:table-cell table:style-name="ce2" table:formula="of:=[.D244]/1.4/2" office:value-type="float" office:value="0.231263950892857" calcext:value-type="float">
            <text:p>0,231</text:p>
          </table:table-cell>
          <table:table-cell table:formula="of:=20*LOG10([.C244]/['Params&amp;Config'.$C$11])" office:value-type="float" office:value="-6.50909189990799" calcext:value-type="float">
            <text:p>-6,51</text:p>
          </table:table-cell>
          <table:table-cell table:formula="of:=20*LOG10([.C244]/['Params&amp;Config'.$C$12])" office:value-type="float" office:value="9.08792880532277" calcext:value-type="float">
            <text:p>9,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3" calcext:value-type="float">
            <text:p>243</text:p>
          </table:table-cell>
          <table:table-cell table:formula="of:=(['Params&amp;Config'.$C$9]/['Params&amp;Config'.$C$10]) * [.C245]" office:value-type="float" office:value="0.65021484375" calcext:value-type="float">
            <text:p>0,650</text:p>
          </table:table-cell>
          <table:table-cell table:style-name="ce2" table:formula="of:=[.D245]*2" office:value-type="float" office:value="1.3004296875" calcext:value-type="float">
            <text:p>1,300</text:p>
          </table:table-cell>
          <table:table-cell table:style-name="ce2" table:formula="of:=[.D245]/1.4/2" office:value-type="float" office:value="0.232219587053571" calcext:value-type="float">
            <text:p>0,232</text:p>
          </table:table-cell>
          <table:table-cell table:formula="of:=20*LOG10([.C245]/['Params&amp;Config'.$C$11])" office:value-type="float" office:value="-6.47327374755037" calcext:value-type="float">
            <text:p>-6,47</text:p>
          </table:table-cell>
          <table:table-cell table:formula="of:=20*LOG10([.C245]/['Params&amp;Config'.$C$12])" office:value-type="float" office:value="9.12374695768039" calcext:value-type="float">
            <text:p>9,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4" calcext:value-type="float">
            <text:p>244</text:p>
          </table:table-cell>
          <table:table-cell table:formula="of:=(['Params&amp;Config'.$C$9]/['Params&amp;Config'.$C$10]) * [.C246]" office:value-type="float" office:value="0.652890625" calcext:value-type="float">
            <text:p>0,653</text:p>
          </table:table-cell>
          <table:table-cell table:style-name="ce2" table:formula="of:=[.D246]*2" office:value-type="float" office:value="1.30578125" calcext:value-type="float">
            <text:p>1,306</text:p>
          </table:table-cell>
          <table:table-cell table:style-name="ce2" table:formula="of:=[.D246]/1.4/2" office:value-type="float" office:value="0.233175223214286" calcext:value-type="float">
            <text:p>0,233</text:p>
          </table:table-cell>
          <table:table-cell table:formula="of:=20*LOG10([.C246]/['Params&amp;Config'.$C$11])" office:value-type="float" office:value="-6.43760269274203" calcext:value-type="float">
            <text:p>-6,44</text:p>
          </table:table-cell>
          <table:table-cell table:formula="of:=20*LOG10([.C246]/['Params&amp;Config'.$C$12])" office:value-type="float" office:value="9.15941801248873" calcext:value-type="float">
            <text:p>9,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5" calcext:value-type="float">
            <text:p>245</text:p>
          </table:table-cell>
          <table:table-cell table:formula="of:=(['Params&amp;Config'.$C$9]/['Params&amp;Config'.$C$10]) * [.C247]" office:value-type="float" office:value="0.65556640625" calcext:value-type="float">
            <text:p>0,656</text:p>
          </table:table-cell>
          <table:table-cell table:style-name="ce2" table:formula="of:=[.D247]*2" office:value-type="float" office:value="1.3111328125" calcext:value-type="float">
            <text:p>1,311</text:p>
          </table:table-cell>
          <table:table-cell table:style-name="ce2" table:formula="of:=[.D247]/1.4/2" office:value-type="float" office:value="0.234130859375" calcext:value-type="float">
            <text:p>0,234</text:p>
          </table:table-cell>
          <table:table-cell table:formula="of:=20*LOG10([.C247]/['Params&amp;Config'.$C$11])" office:value-type="float" office:value="-6.40207753222597" calcext:value-type="float">
            <text:p>-6,4</text:p>
          </table:table-cell>
          <table:table-cell table:formula="of:=20*LOG10([.C247]/['Params&amp;Config'.$C$12])" office:value-type="float" office:value="9.1949431730048" calcext:value-type="float">
            <text:p>9,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6" calcext:value-type="float">
            <text:p>246</text:p>
          </table:table-cell>
          <table:table-cell table:formula="of:=(['Params&amp;Config'.$C$9]/['Params&amp;Config'.$C$10]) * [.C248]" office:value-type="float" office:value="0.6582421875" calcext:value-type="float">
            <text:p>0,658</text:p>
          </table:table-cell>
          <table:table-cell table:style-name="ce2" table:formula="of:=[.D248]*2" office:value-type="float" office:value="1.316484375" calcext:value-type="float">
            <text:p>1,316</text:p>
          </table:table-cell>
          <table:table-cell table:style-name="ce2" table:formula="of:=[.D248]/1.4/2" office:value-type="float" office:value="0.235086495535714" calcext:value-type="float">
            <text:p>0,235</text:p>
          </table:table-cell>
          <table:table-cell table:formula="of:=20*LOG10([.C248]/['Params&amp;Config'.$C$11])" office:value-type="float" office:value="-6.36669707744903" calcext:value-type="float">
            <text:p>-6,37</text:p>
          </table:table-cell>
          <table:table-cell table:formula="of:=20*LOG10([.C248]/['Params&amp;Config'.$C$12])" office:value-type="float" office:value="9.23032362778173" calcext:value-type="float">
            <text:p>9,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table:formula="of:=(['Params&amp;Config'.$C$9]/['Params&amp;Config'.$C$10]) * [.C249]" office:value-type="float" office:value="0.66091796875" calcext:value-type="float">
            <text:p>0,661</text:p>
          </table:table-cell>
          <table:table-cell table:style-name="ce2" table:formula="of:=[.D249]*2" office:value-type="float" office:value="1.3218359375" calcext:value-type="float">
            <text:p>1,322</text:p>
          </table:table-cell>
          <table:table-cell table:style-name="ce2" table:formula="of:=[.D249]/1.4/2" office:value-type="float" office:value="0.236042131696429" calcext:value-type="float">
            <text:p>0,236</text:p>
          </table:table-cell>
          <table:table-cell table:formula="of:=20*LOG10([.C249]/['Params&amp;Config'.$C$11])" office:value-type="float" office:value="-6.3314601543233" calcext:value-type="float">
            <text:p>-6,33</text:p>
          </table:table-cell>
          <table:table-cell table:formula="of:=20*LOG10([.C249]/['Params&amp;Config'.$C$12])" office:value-type="float" office:value="9.26556055090746" calcext:value-type="float">
            <text:p>9,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8" calcext:value-type="float">
            <text:p>248</text:p>
          </table:table-cell>
          <table:table-cell table:formula="of:=(['Params&amp;Config'.$C$9]/['Params&amp;Config'.$C$10]) * [.C250]" office:value-type="float" office:value="0.66359375" calcext:value-type="float">
            <text:p>0,664</text:p>
          </table:table-cell>
          <table:table-cell table:style-name="ce2" table:formula="of:=[.D250]*2" office:value-type="float" office:value="1.3271875" calcext:value-type="float">
            <text:p>1,327</text:p>
          </table:table-cell>
          <table:table-cell table:style-name="ce2" table:formula="of:=[.D250]/1.4/2" office:value-type="float" office:value="0.236997767857143" calcext:value-type="float">
            <text:p>0,237</text:p>
          </table:table-cell>
          <table:table-cell table:formula="of:=20*LOG10([.C250]/['Params&amp;Config'.$C$11])" office:value-type="float" office:value="-6.29636560299229" calcext:value-type="float">
            <text:p>-6,3</text:p>
          </table:table-cell>
          <table:table-cell table:formula="of:=20*LOG10([.C250]/['Params&amp;Config'.$C$12])" office:value-type="float" office:value="9.30065510223847" calcext:value-type="float">
            <text:p>9,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9" calcext:value-type="float">
            <text:p>249</text:p>
          </table:table-cell>
          <table:table-cell table:formula="of:=(['Params&amp;Config'.$C$9]/['Params&amp;Config'.$C$10]) * [.C251]" office:value-type="float" office:value="0.66626953125" calcext:value-type="float">
            <text:p>0,666</text:p>
          </table:table-cell>
          <table:table-cell table:style-name="ce2" table:formula="of:=[.D251]*2" office:value-type="float" office:value="1.3325390625" calcext:value-type="float">
            <text:p>1,333</text:p>
          </table:table-cell>
          <table:table-cell table:style-name="ce2" table:formula="of:=[.D251]/1.4/2" office:value-type="float" office:value="0.237953404017857" calcext:value-type="float">
            <text:p>0,238</text:p>
          </table:table-cell>
          <table:table-cell table:formula="of:=20*LOG10([.C251]/['Params&amp;Config'.$C$11])" office:value-type="float" office:value="-6.26141227760189" calcext:value-type="float">
            <text:p>-6,26</text:p>
          </table:table-cell>
          <table:table-cell table:formula="of:=20*LOG10([.C251]/['Params&amp;Config'.$C$12])" office:value-type="float" office:value="9.33560842762887" calcext:value-type="float">
            <text:p>9,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table:formula="of:=(['Params&amp;Config'.$C$9]/['Params&amp;Config'.$C$10]) * [.C252]" office:value-type="float" office:value="0.6689453125" calcext:value-type="float">
            <text:p>0,669</text:p>
          </table:table-cell>
          <table:table-cell table:style-name="ce2" table:formula="of:=[.D252]*2" office:value-type="float" office:value="1.337890625" calcext:value-type="float">
            <text:p>1,338</text:p>
          </table:table-cell>
          <table:table-cell table:style-name="ce2" table:formula="of:=[.D252]/1.4/2" office:value-type="float" office:value="0.238909040178571" calcext:value-type="float">
            <text:p>0,239</text:p>
          </table:table-cell>
          <table:table-cell table:formula="of:=20*LOG10([.C252]/['Params&amp;Config'.$C$11])" office:value-type="float" office:value="-6.22659904607586" calcext:value-type="float">
            <text:p>-6,23</text:p>
          </table:table-cell>
          <table:table-cell table:formula="of:=20*LOG10([.C252]/['Params&amp;Config'.$C$12])" office:value-type="float" office:value="9.3704216591549" calcext:value-type="float">
            <text:p>9,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table:formula="of:=(['Params&amp;Config'.$C$9]/['Params&amp;Config'.$C$10]) * [.C253]" office:value-type="float" office:value="0.67162109375" calcext:value-type="float">
            <text:p>0,672</text:p>
          </table:table-cell>
          <table:table-cell table:style-name="ce2" table:formula="of:=[.D253]*2" office:value-type="float" office:value="1.3432421875" calcext:value-type="float">
            <text:p>1,343</text:p>
          </table:table-cell>
          <table:table-cell table:style-name="ce2" table:formula="of:=[.D253]/1.4/2" office:value-type="float" office:value="0.239864676339286" calcext:value-type="float">
            <text:p>0,240</text:p>
          </table:table-cell>
          <table:table-cell table:formula="of:=20*LOG10([.C253]/['Params&amp;Config'.$C$11])" office:value-type="float" office:value="-6.19192478989585" calcext:value-type="float">
            <text:p>-6,19</text:p>
          </table:table-cell>
          <table:table-cell table:formula="of:=20*LOG10([.C253]/['Params&amp;Config'.$C$12])" office:value-type="float" office:value="9.40509591533491" calcext:value-type="float">
            <text:p>9,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2" calcext:value-type="float">
            <text:p>252</text:p>
          </table:table-cell>
          <table:table-cell table:formula="of:=(['Params&amp;Config'.$C$9]/['Params&amp;Config'.$C$10]) * [.C254]" office:value-type="float" office:value="0.674296875" calcext:value-type="float">
            <text:p>0,674</text:p>
          </table:table-cell>
          <table:table-cell table:style-name="ce2" table:formula="of:=[.D254]*2" office:value-type="float" office:value="1.34859375" calcext:value-type="float">
            <text:p>1,349</text:p>
          </table:table-cell>
          <table:table-cell table:style-name="ce2" table:formula="of:=[.D254]/1.4/2" office:value-type="float" office:value="0.2408203125" calcext:value-type="float">
            <text:p>0,241</text:p>
          </table:table-cell>
          <table:table-cell table:formula="of:=20*LOG10([.C254]/['Params&amp;Config'.$C$11])" office:value-type="float" office:value="-6.15738840388573" calcext:value-type="float">
            <text:p>-6,16</text:p>
          </table:table-cell>
          <table:table-cell table:formula="of:=20*LOG10([.C254]/['Params&amp;Config'.$C$12])" office:value-type="float" office:value="9.43963230134503" calcext:value-type="float">
            <text:p>9,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3" calcext:value-type="float">
            <text:p>253</text:p>
          </table:table-cell>
          <table:table-cell table:formula="of:=(['Params&amp;Config'.$C$9]/['Params&amp;Config'.$C$10]) * [.C255]" office:value-type="float" office:value="0.67697265625" calcext:value-type="float">
            <text:p>0,677</text:p>
          </table:table-cell>
          <table:table-cell table:style-name="ce2" table:formula="of:=[.D255]*2" office:value-type="float" office:value="1.3539453125" calcext:value-type="float">
            <text:p>1,354</text:p>
          </table:table-cell>
          <table:table-cell table:style-name="ce2" table:formula="of:=[.D255]/1.4/2" office:value-type="float" office:value="0.241775948660714" calcext:value-type="float">
            <text:p>0,242</text:p>
          </table:table-cell>
          <table:table-cell table:formula="of:=20*LOG10([.C255]/['Params&amp;Config'.$C$11])" office:value-type="float" office:value="-6.12298879600026" calcext:value-type="float">
            <text:p>-6,12</text:p>
          </table:table-cell>
          <table:table-cell table:formula="of:=20*LOG10([.C255]/['Params&amp;Config'.$C$12])" office:value-type="float" office:value="9.4740319092305" calcext:value-type="float">
            <text:p>9,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4" calcext:value-type="float">
            <text:p>254</text:p>
          </table:table-cell>
          <table:table-cell table:formula="of:=(['Params&amp;Config'.$C$9]/['Params&amp;Config'.$C$10]) * [.C256]" office:value-type="float" office:value="0.6796484375" calcext:value-type="float">
            <text:p>0,680</text:p>
          </table:table-cell>
          <table:table-cell table:style-name="ce2" table:formula="of:=[.D256]*2" office:value-type="float" office:value="1.359296875" calcext:value-type="float">
            <text:p>1,359</text:p>
          </table:table-cell>
          <table:table-cell table:style-name="ce2" table:formula="of:=[.D256]/1.4/2" office:value-type="float" office:value="0.242731584821429" calcext:value-type="float">
            <text:p>0,243</text:p>
          </table:table-cell>
          <table:table-cell table:formula="of:=20*LOG10([.C256]/['Params&amp;Config'.$C$11])" office:value-type="float" office:value="-6.08872488711785" calcext:value-type="float">
            <text:p>-6,09</text:p>
          </table:table-cell>
          <table:table-cell table:formula="of:=20*LOG10([.C256]/['Params&amp;Config'.$C$12])" office:value-type="float" office:value="9.50829581811291" calcext:value-type="float">
            <text:p>9,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table:formula="of:=(['Params&amp;Config'.$C$9]/['Params&amp;Config'.$C$10]) * [.C257]" office:value-type="float" office:value="0.68232421875" calcext:value-type="float">
            <text:p>0,682</text:p>
          </table:table-cell>
          <table:table-cell table:style-name="ce2" table:formula="of:=[.D257]*2" office:value-type="float" office:value="1.3646484375" calcext:value-type="float">
            <text:p>1,365</text:p>
          </table:table-cell>
          <table:table-cell table:style-name="ce2" table:formula="of:=[.D257]/1.4/2" office:value-type="float" office:value="0.243687220982143" calcext:value-type="float">
            <text:p>0,244</text:p>
          </table:table-cell>
          <table:table-cell table:formula="of:=20*LOG10([.C257]/['Params&amp;Config'.$C$11])" office:value-type="float" office:value="-6.05459561083751" calcext:value-type="float">
            <text:p>-6,05</text:p>
          </table:table-cell>
          <table:table-cell table:formula="of:=20*LOG10([.C257]/['Params&amp;Config'.$C$12])" office:value-type="float" office:value="9.54242509439325" calcext:value-type="float">
            <text:p>9,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formula="of:=(['Params&amp;Config'.$C$9]/['Params&amp;Config'.$C$10]) * [.C258]" office:value-type="float" office:value="0.685" calcext:value-type="float">
            <text:p>0,685</text:p>
          </table:table-cell>
          <table:table-cell table:style-name="ce2" table:formula="of:=[.D258]*2" office:value-type="float" office:value="1.37" calcext:value-type="float">
            <text:p>1,370</text:p>
          </table:table-cell>
          <table:table-cell table:style-name="ce2" table:formula="of:=[.D258]/1.4/2" office:value-type="float" office:value="0.244642857142857" calcext:value-type="float">
            <text:p>0,245</text:p>
          </table:table-cell>
          <table:table-cell table:formula="of:=20*LOG10([.C258]/['Params&amp;Config'.$C$11])" office:value-type="float" office:value="-6.02059991327962" calcext:value-type="float">
            <text:p>-6,02</text:p>
          </table:table-cell>
          <table:table-cell table:formula="of:=20*LOG10([.C258]/['Params&amp;Config'.$C$12])" office:value-type="float" office:value="9.57642079195114" calcext:value-type="float">
            <text:p>9,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7" calcext:value-type="float">
            <text:p>257</text:p>
          </table:table-cell>
          <table:table-cell table:formula="of:=(['Params&amp;Config'.$C$9]/['Params&amp;Config'.$C$10]) * [.C259]" office:value-type="float" office:value="0.68767578125" calcext:value-type="float">
            <text:p>0,688</text:p>
          </table:table-cell>
          <table:table-cell table:style-name="ce2" table:formula="of:=[.D259]*2" office:value-type="float" office:value="1.3753515625" calcext:value-type="float">
            <text:p>1,375</text:p>
          </table:table-cell>
          <table:table-cell table:style-name="ce2" table:formula="of:=[.D259]/1.4/2" office:value-type="float" office:value="0.245598493303571" calcext:value-type="float">
            <text:p>0,246</text:p>
          </table:table-cell>
          <table:table-cell table:formula="of:=20*LOG10([.C259]/['Params&amp;Config'.$C$11])" office:value-type="float" office:value="-5.98673675289072" calcext:value-type="float">
            <text:p>-5,99</text:p>
          </table:table-cell>
          <table:table-cell table:formula="of:=20*LOG10([.C259]/['Params&amp;Config'.$C$12])" office:value-type="float" office:value="9.61028395234004" calcext:value-type="float">
            <text:p>9,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8" calcext:value-type="float">
            <text:p>258</text:p>
          </table:table-cell>
          <table:table-cell table:formula="of:=(['Params&amp;Config'.$C$9]/['Params&amp;Config'.$C$10]) * [.C260]" office:value-type="float" office:value="0.6903515625" calcext:value-type="float">
            <text:p>0,690</text:p>
          </table:table-cell>
          <table:table-cell table:style-name="ce2" table:formula="of:=[.D260]*2" office:value-type="float" office:value="1.380703125" calcext:value-type="float">
            <text:p>1,381</text:p>
          </table:table-cell>
          <table:table-cell table:style-name="ce2" table:formula="of:=[.D260]/1.4/2" office:value-type="float" office:value="0.246554129464286" calcext:value-type="float">
            <text:p>0,247</text:p>
          </table:table-cell>
          <table:table-cell table:formula="of:=20*LOG10([.C260]/['Params&amp;Config'.$C$11])" office:value-type="float" office:value="-5.95300510025201" calcext:value-type="float">
            <text:p>-5,95</text:p>
          </table:table-cell>
          <table:table-cell table:formula="of:=20*LOG10([.C260]/['Params&amp;Config'.$C$12])" office:value-type="float" office:value="9.64401560497875" calcext:value-type="float">
            <text:p>9,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9" calcext:value-type="float">
            <text:p>259</text:p>
          </table:table-cell>
          <table:table-cell table:formula="of:=(['Params&amp;Config'.$C$9]/['Params&amp;Config'.$C$10]) * [.C261]" office:value-type="float" office:value="0.69302734375" calcext:value-type="float">
            <text:p>0,693</text:p>
          </table:table-cell>
          <table:table-cell table:style-name="ce2" table:formula="of:=[.D261]*2" office:value-type="float" office:value="1.3860546875" calcext:value-type="float">
            <text:p>1,386</text:p>
          </table:table-cell>
          <table:table-cell table:style-name="ce2" table:formula="of:=[.D261]/1.4/2" office:value-type="float" office:value="0.247509765625" calcext:value-type="float">
            <text:p>0,248</text:p>
          </table:table-cell>
          <table:table-cell table:formula="of:=20*LOG10([.C261]/['Params&amp;Config'.$C$11])" office:value-type="float" office:value="-5.91940393789158" calcext:value-type="float">
            <text:p>-5,92</text:p>
          </table:table-cell>
          <table:table-cell table:formula="of:=20*LOG10([.C261]/['Params&amp;Config'.$C$12])" office:value-type="float" office:value="9.67761676733918" calcext:value-type="float">
            <text:p>9,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 table:formula="of:=(['Params&amp;Config'.$C$9]/['Params&amp;Config'.$C$10]) * [.C262]" office:value-type="float" office:value="0.695703125" calcext:value-type="float">
            <text:p>0,696</text:p>
          </table:table-cell>
          <table:table-cell table:style-name="ce2" table:formula="of:=[.D262]*2" office:value-type="float" office:value="1.39140625" calcext:value-type="float">
            <text:p>1,391</text:p>
          </table:table-cell>
          <table:table-cell table:style-name="ce2" table:formula="of:=[.D262]/1.4/2" office:value-type="float" office:value="0.248465401785714" calcext:value-type="float">
            <text:p>0,248</text:p>
          </table:table-cell>
          <table:table-cell table:formula="of:=20*LOG10([.C262]/['Params&amp;Config'.$C$11])" office:value-type="float" office:value="-5.88593226010026" calcext:value-type="float">
            <text:p>-5,89</text:p>
          </table:table-cell>
          <table:table-cell table:formula="of:=20*LOG10([.C262]/['Params&amp;Config'.$C$12])" office:value-type="float" office:value="9.71108844513051" calcext:value-type="float">
            <text:p>9,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1" calcext:value-type="float">
            <text:p>261</text:p>
          </table:table-cell>
          <table:table-cell table:formula="of:=(['Params&amp;Config'.$C$9]/['Params&amp;Config'.$C$10]) * [.C263]" office:value-type="float" office:value="0.69837890625" calcext:value-type="float">
            <text:p>0,698</text:p>
          </table:table-cell>
          <table:table-cell table:style-name="ce2" table:formula="of:=[.D263]*2" office:value-type="float" office:value="1.3967578125" calcext:value-type="float">
            <text:p>1,397</text:p>
          </table:table-cell>
          <table:table-cell table:style-name="ce2" table:formula="of:=[.D263]/1.4/2" office:value-type="float" office:value="0.249421037946429" calcext:value-type="float">
            <text:p>0,249</text:p>
          </table:table-cell>
          <table:table-cell table:formula="of:=20*LOG10([.C263]/['Params&amp;Config'.$C$11])" office:value-type="float" office:value="-5.852589072751" calcext:value-type="float">
            <text:p>-5,85</text:p>
          </table:table-cell>
          <table:table-cell table:formula="of:=20*LOG10([.C263]/['Params&amp;Config'.$C$12])" office:value-type="float" office:value="9.74443163247976" calcext:value-type="float">
            <text:p>9,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2" calcext:value-type="float">
            <text:p>262</text:p>
          </table:table-cell>
          <table:table-cell table:formula="of:=(['Params&amp;Config'.$C$9]/['Params&amp;Config'.$C$10]) * [.C264]" office:value-type="float" office:value="0.7010546875" calcext:value-type="float">
            <text:p>0,701</text:p>
          </table:table-cell>
          <table:table-cell table:style-name="ce2" table:formula="of:=[.D264]*2" office:value-type="float" office:value="1.402109375" calcext:value-type="float">
            <text:p>1,402</text:p>
          </table:table-cell>
          <table:table-cell table:style-name="ce2" table:formula="of:=[.D264]/1.4/2" office:value-type="float" office:value="0.250376674107143" calcext:value-type="float">
            <text:p>0,250</text:p>
          </table:table-cell>
          <table:table-cell table:formula="of:=20*LOG10([.C264]/['Params&amp;Config'.$C$11])" office:value-type="float" office:value="-5.8193733931217" calcext:value-type="float">
            <text:p>-5,82</text:p>
          </table:table-cell>
          <table:table-cell table:formula="of:=20*LOG10([.C264]/['Params&amp;Config'.$C$12])" office:value-type="float" office:value="9.77764731210906" calcext:value-type="float">
            <text:p>9,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3" calcext:value-type="float">
            <text:p>263</text:p>
          </table:table-cell>
          <table:table-cell table:formula="of:=(['Params&amp;Config'.$C$9]/['Params&amp;Config'.$C$10]) * [.C265]" office:value-type="float" office:value="0.70373046875" calcext:value-type="float">
            <text:p>0,704</text:p>
          </table:table-cell>
          <table:table-cell table:style-name="ce2" table:formula="of:=[.D265]*2" office:value-type="float" office:value="1.4074609375" calcext:value-type="float">
            <text:p>1,407</text:p>
          </table:table-cell>
          <table:table-cell table:style-name="ce2" table:formula="of:=[.D265]/1.4/2" office:value-type="float" office:value="0.251332310267857" calcext:value-type="float">
            <text:p>0,251</text:p>
          </table:table-cell>
          <table:table-cell table:formula="of:=20*LOG10([.C265]/['Params&amp;Config'.$C$11])" office:value-type="float" office:value="-5.78628424972146" calcext:value-type="float">
            <text:p>-5,79</text:p>
          </table:table-cell>
          <table:table-cell table:formula="of:=20*LOG10([.C265]/['Params&amp;Config'.$C$12])" office:value-type="float" office:value="9.8107364555093" calcext:value-type="float">
            <text:p>9,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4" calcext:value-type="float">
            <text:p>264</text:p>
          </table:table-cell>
          <table:table-cell table:formula="of:=(['Params&amp;Config'.$C$9]/['Params&amp;Config'.$C$10]) * [.C266]" office:value-type="float" office:value="0.70640625" calcext:value-type="float">
            <text:p>0,706</text:p>
          </table:table-cell>
          <table:table-cell table:style-name="ce2" table:formula="of:=[.D266]*2" office:value-type="float" office:value="1.4128125" calcext:value-type="float">
            <text:p>1,413</text:p>
          </table:table-cell>
          <table:table-cell table:style-name="ce2" table:formula="of:=[.D266]/1.4/2" office:value-type="float" office:value="0.252287946428571" calcext:value-type="float">
            <text:p>0,252</text:p>
          </table:table-cell>
          <table:table-cell table:formula="of:=20*LOG10([.C266]/['Params&amp;Config'.$C$11])" office:value-type="float" office:value="-5.75332068211999" calcext:value-type="float">
            <text:p>-5,75</text:p>
          </table:table-cell>
          <table:table-cell table:formula="of:=20*LOG10([.C266]/['Params&amp;Config'.$C$12])" office:value-type="float" office:value="9.84370002311077" calcext:value-type="float">
            <text:p>9,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table:formula="of:=(['Params&amp;Config'.$C$9]/['Params&amp;Config'.$C$10]) * [.C267]" office:value-type="float" office:value="0.70908203125" calcext:value-type="float">
            <text:p>0,709</text:p>
          </table:table-cell>
          <table:table-cell table:style-name="ce2" table:formula="of:=[.D267]*2" office:value-type="float" office:value="1.4181640625" calcext:value-type="float">
            <text:p>1,418</text:p>
          </table:table-cell>
          <table:table-cell table:style-name="ce2" table:formula="of:=[.D267]/1.4/2" office:value-type="float" office:value="0.253243582589286" calcext:value-type="float">
            <text:p>0,253</text:p>
          </table:table-cell>
          <table:table-cell table:formula="of:=20*LOG10([.C267]/['Params&amp;Config'.$C$11])" office:value-type="float" office:value="-5.72048174078046" calcext:value-type="float">
            <text:p>-5,72</text:p>
          </table:table-cell>
          <table:table-cell table:formula="of:=20*LOG10([.C267]/['Params&amp;Config'.$C$12])" office:value-type="float" office:value="9.8765389644503" calcext:value-type="float">
            <text:p>9,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  <table:table-cell table:formula="of:=(['Params&amp;Config'.$C$9]/['Params&amp;Config'.$C$10]) * [.C268]" office:value-type="float" office:value="0.7117578125" calcext:value-type="float">
            <text:p>0,712</text:p>
          </table:table-cell>
          <table:table-cell table:style-name="ce2" table:formula="of:=[.D268]*2" office:value-type="float" office:value="1.423515625" calcext:value-type="float">
            <text:p>1,424</text:p>
          </table:table-cell>
          <table:table-cell table:style-name="ce2" table:formula="of:=[.D268]/1.4/2" office:value-type="float" office:value="0.25419921875" calcext:value-type="float">
            <text:p>0,254</text:p>
          </table:table-cell>
          <table:table-cell table:formula="of:=20*LOG10([.C268]/['Params&amp;Config'.$C$11])" office:value-type="float" office:value="-5.68776648689528" calcext:value-type="float">
            <text:p>-5,69</text:p>
          </table:table-cell>
          <table:table-cell table:formula="of:=20*LOG10([.C268]/['Params&amp;Config'.$C$12])" office:value-type="float" office:value="9.90925421833549" calcext:value-type="float">
            <text:p>9,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7" calcext:value-type="float">
            <text:p>267</text:p>
          </table:table-cell>
          <table:table-cell table:formula="of:=(['Params&amp;Config'.$C$9]/['Params&amp;Config'.$C$10]) * [.C269]" office:value-type="float" office:value="0.71443359375" calcext:value-type="float">
            <text:p>0,714</text:p>
          </table:table-cell>
          <table:table-cell table:style-name="ce2" table:formula="of:=[.D269]*2" office:value-type="float" office:value="1.4288671875" calcext:value-type="float">
            <text:p>1,429</text:p>
          </table:table-cell>
          <table:table-cell table:style-name="ce2" table:formula="of:=[.D269]/1.4/2" office:value-type="float" office:value="0.255154854910714" calcext:value-type="float">
            <text:p>0,255</text:p>
          </table:table-cell>
          <table:table-cell table:formula="of:=20*LOG10([.C269]/['Params&amp;Config'.$C$11])" office:value-type="float" office:value="-5.65517399222511" calcext:value-type="float">
            <text:p>-5,66</text:p>
          </table:table-cell>
          <table:table-cell table:formula="of:=20*LOG10([.C269]/['Params&amp;Config'.$C$12])" office:value-type="float" office:value="9.94184671300565" calcext:value-type="float">
            <text:p>9,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8" calcext:value-type="float">
            <text:p>268</text:p>
          </table:table-cell>
          <table:table-cell table:formula="of:=(['Params&amp;Config'.$C$9]/['Params&amp;Config'.$C$10]) * [.C270]" office:value-type="float" office:value="0.717109375" calcext:value-type="float">
            <text:p>0,717</text:p>
          </table:table-cell>
          <table:table-cell table:style-name="ce2" table:formula="of:=[.D270]*2" office:value-type="float" office:value="1.43421875" calcext:value-type="float">
            <text:p>1,434</text:p>
          </table:table-cell>
          <table:table-cell table:style-name="ce2" table:formula="of:=[.D270]/1.4/2" office:value-type="float" office:value="0.256110491071429" calcext:value-type="float">
            <text:p>0,256</text:p>
          </table:table-cell>
          <table:table-cell table:formula="of:=20*LOG10([.C270]/['Params&amp;Config'.$C$11])" office:value-type="float" office:value="-5.62270333894084" calcext:value-type="float">
            <text:p>-5,62</text:p>
          </table:table-cell>
          <table:table-cell table:formula="of:=20*LOG10([.C270]/['Params&amp;Config'.$C$12])" office:value-type="float" office:value="9.97431736628992" calcext:value-type="float">
            <text:p>9,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9" calcext:value-type="float">
            <text:p>269</text:p>
          </table:table-cell>
          <table:table-cell table:formula="of:=(['Params&amp;Config'.$C$9]/['Params&amp;Config'.$C$10]) * [.C271]" office:value-type="float" office:value="0.71978515625" calcext:value-type="float">
            <text:p>0,720</text:p>
          </table:table-cell>
          <table:table-cell table:style-name="ce2" table:formula="of:=[.D271]*2" office:value-type="float" office:value="1.4395703125" calcext:value-type="float">
            <text:p>1,440</text:p>
          </table:table-cell>
          <table:table-cell table:style-name="ce2" table:formula="of:=[.D271]/1.4/2" office:value-type="float" office:value="0.257066127232143" calcext:value-type="float">
            <text:p>0,257</text:p>
          </table:table-cell>
          <table:table-cell table:formula="of:=20*LOG10([.C271]/['Params&amp;Config'.$C$11])" office:value-type="float" office:value="-5.59035361946845" calcext:value-type="float">
            <text:p>-5,59</text:p>
          </table:table-cell>
          <table:table-cell table:formula="of:=20*LOG10([.C271]/['Params&amp;Config'.$C$12])" office:value-type="float" office:value="10.0066670857623" calcext:value-type="float">
            <text:p>10,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table:formula="of:=(['Params&amp;Config'.$C$9]/['Params&amp;Config'.$C$10]) * [.C272]" office:value-type="float" office:value="0.7224609375" calcext:value-type="float">
            <text:p>0,722</text:p>
          </table:table-cell>
          <table:table-cell table:style-name="ce2" table:formula="of:=[.D272]*2" office:value-type="float" office:value="1.444921875" calcext:value-type="float">
            <text:p>1,445</text:p>
          </table:table-cell>
          <table:table-cell table:style-name="ce2" table:formula="of:=[.D272]/1.4/2" office:value-type="float" office:value="0.258021763392857" calcext:value-type="float">
            <text:p>0,258</text:p>
          </table:table-cell>
          <table:table-cell table:formula="of:=20*LOG10([.C272]/['Params&amp;Config'.$C$11])" office:value-type="float" office:value="-5.55812393633687" calcext:value-type="float">
            <text:p>-5,56</text:p>
          </table:table-cell>
          <table:table-cell table:formula="of:=20*LOG10([.C272]/['Params&amp;Config'.$C$12])" office:value-type="float" office:value="10.0388967688939" calcext:value-type="float">
            <text:p>10,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table:formula="of:=(['Params&amp;Config'.$C$9]/['Params&amp;Config'.$C$10]) * [.C273]" office:value-type="float" office:value="0.72513671875" calcext:value-type="float">
            <text:p>0,725</text:p>
          </table:table-cell>
          <table:table-cell table:style-name="ce2" table:formula="of:=[.D273]*2" office:value-type="float" office:value="1.4502734375" calcext:value-type="float">
            <text:p>1,450</text:p>
          </table:table-cell>
          <table:table-cell table:style-name="ce2" table:formula="of:=[.D273]/1.4/2" office:value-type="float" office:value="0.258977399553571" calcext:value-type="float">
            <text:p>0,259</text:p>
          </table:table-cell>
          <table:table-cell table:formula="of:=20*LOG10([.C273]/['Params&amp;Config'.$C$11])" office:value-type="float" office:value="-5.5260134020285" calcext:value-type="float">
            <text:p>-5,53</text:p>
          </table:table-cell>
          <table:table-cell table:formula="of:=20*LOG10([.C273]/['Params&amp;Config'.$C$12])" office:value-type="float" office:value="10.0710073032023" calcext:value-type="float">
            <text:p>10,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2" calcext:value-type="float">
            <text:p>272</text:p>
          </table:table-cell>
          <table:table-cell table:formula="of:=(['Params&amp;Config'.$C$9]/['Params&amp;Config'.$C$10]) * [.C274]" office:value-type="float" office:value="0.7278125" calcext:value-type="float">
            <text:p>0,728</text:p>
          </table:table-cell>
          <table:table-cell table:style-name="ce2" table:formula="of:=[.D274]*2" office:value-type="float" office:value="1.455625" calcext:value-type="float">
            <text:p>1,456</text:p>
          </table:table-cell>
          <table:table-cell table:style-name="ce2" table:formula="of:=[.D274]/1.4/2" office:value-type="float" office:value="0.259933035714286" calcext:value-type="float">
            <text:p>0,260</text:p>
          </table:table-cell>
          <table:table-cell table:formula="of:=20*LOG10([.C274]/['Params&amp;Config'.$C$11])" office:value-type="float" office:value="-5.49402113883264" calcext:value-type="float">
            <text:p>-5,49</text:p>
          </table:table-cell>
          <table:table-cell table:formula="of:=20*LOG10([.C274]/['Params&amp;Config'.$C$12])" office:value-type="float" office:value="10.1029995663981" calcext:value-type="float">
            <text:p>10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3" calcext:value-type="float">
            <text:p>273</text:p>
          </table:table-cell>
          <table:table-cell table:formula="of:=(['Params&amp;Config'.$C$9]/['Params&amp;Config'.$C$10]) * [.C275]" office:value-type="float" office:value="0.73048828125" calcext:value-type="float">
            <text:p>0,730</text:p>
          </table:table-cell>
          <table:table-cell table:style-name="ce2" table:formula="of:=[.D275]*2" office:value-type="float" office:value="1.4609765625" calcext:value-type="float">
            <text:p>1,461</text:p>
          </table:table-cell>
          <table:table-cell table:style-name="ce2" table:formula="of:=[.D275]/1.4/2" office:value-type="float" office:value="0.260888671875" calcext:value-type="float">
            <text:p>0,261</text:p>
          </table:table-cell>
          <table:table-cell table:formula="of:=20*LOG10([.C275]/['Params&amp;Config'.$C$11])" office:value-type="float" office:value="-5.46214627870149" calcext:value-type="float">
            <text:p>-5,46</text:p>
          </table:table-cell>
          <table:table-cell table:formula="of:=20*LOG10([.C275]/['Params&amp;Config'.$C$12])" office:value-type="float" office:value="10.1348744265293" calcext:value-type="float">
            <text:p>10,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table:formula="of:=(['Params&amp;Config'.$C$9]/['Params&amp;Config'.$C$10]) * [.C276]" office:value-type="float" office:value="0.7331640625" calcext:value-type="float">
            <text:p>0,733</text:p>
          </table:table-cell>
          <table:table-cell table:style-name="ce2" table:formula="of:=[.D276]*2" office:value-type="float" office:value="1.466328125" calcext:value-type="float">
            <text:p>1,466</text:p>
          </table:table-cell>
          <table:table-cell table:style-name="ce2" table:formula="of:=[.D276]/1.4/2" office:value-type="float" office:value="0.261844308035714" calcext:value-type="float">
            <text:p>0,262</text:p>
          </table:table-cell>
          <table:table-cell table:formula="of:=20*LOG10([.C276]/['Params&amp;Config'.$C$11])" office:value-type="float" office:value="-5.43038796310886" calcext:value-type="float">
            <text:p>-5,43</text:p>
          </table:table-cell>
          <table:table-cell table:formula="of:=20*LOG10([.C276]/['Params&amp;Config'.$C$12])" office:value-type="float" office:value="10.1666327421219" calcext:value-type="float">
            <text:p>10,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5" calcext:value-type="float">
            <text:p>275</text:p>
          </table:table-cell>
          <table:table-cell table:formula="of:=(['Params&amp;Config'.$C$9]/['Params&amp;Config'.$C$10]) * [.C277]" office:value-type="float" office:value="0.73583984375" calcext:value-type="float">
            <text:p>0,736</text:p>
          </table:table-cell>
          <table:table-cell table:style-name="ce2" table:formula="of:=[.D277]*2" office:value-type="float" office:value="1.4716796875" calcext:value-type="float">
            <text:p>1,472</text:p>
          </table:table-cell>
          <table:table-cell table:style-name="ce2" table:formula="of:=[.D277]/1.4/2" office:value-type="float" office:value="0.262799944196429" calcext:value-type="float">
            <text:p>0,263</text:p>
          </table:table-cell>
          <table:table-cell table:formula="of:=20*LOG10([.C277]/['Params&amp;Config'.$C$11])" office:value-type="float" office:value="-5.39874534291136" calcext:value-type="float">
            <text:p>-5,4</text:p>
          </table:table-cell>
          <table:table-cell table:formula="of:=20*LOG10([.C277]/['Params&amp;Config'.$C$12])" office:value-type="float" office:value="10.1982753623194" calcext:value-type="float">
            <text:p>10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6" calcext:value-type="float">
            <text:p>276</text:p>
          </table:table-cell>
          <table:table-cell table:formula="of:=(['Params&amp;Config'.$C$9]/['Params&amp;Config'.$C$10]) * [.C278]" office:value-type="float" office:value="0.738515625" calcext:value-type="float">
            <text:p>0,739</text:p>
          </table:table-cell>
          <table:table-cell table:style-name="ce2" table:formula="of:=[.D278]*2" office:value-type="float" office:value="1.47703125" calcext:value-type="float">
            <text:p>1,477</text:p>
          </table:table-cell>
          <table:table-cell table:style-name="ce2" table:formula="of:=[.D278]/1.4/2" office:value-type="float" office:value="0.263755580357143" calcext:value-type="float">
            <text:p>0,264</text:p>
          </table:table-cell>
          <table:table-cell table:formula="of:=20*LOG10([.C278]/['Params&amp;Config'.$C$11])" office:value-type="float" office:value="-5.36721757821226" calcext:value-type="float">
            <text:p>-5,37</text:p>
          </table:table-cell>
          <table:table-cell table:formula="of:=20*LOG10([.C278]/['Params&amp;Config'.$C$12])" office:value-type="float" office:value="10.2298031270185" calcext:value-type="float">
            <text:p>10,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7" calcext:value-type="float">
            <text:p>277</text:p>
          </table:table-cell>
          <table:table-cell table:formula="of:=(['Params&amp;Config'.$C$9]/['Params&amp;Config'.$C$10]) * [.C279]" office:value-type="float" office:value="0.74119140625" calcext:value-type="float">
            <text:p>0,741</text:p>
          </table:table-cell>
          <table:table-cell table:style-name="ce2" table:formula="of:=[.D279]*2" office:value-type="float" office:value="1.4823828125" calcext:value-type="float">
            <text:p>1,482</text:p>
          </table:table-cell>
          <table:table-cell table:style-name="ce2" table:formula="of:=[.D279]/1.4/2" office:value-type="float" office:value="0.264711216517857" calcext:value-type="float">
            <text:p>0,265</text:p>
          </table:table-cell>
          <table:table-cell table:formula="of:=20*LOG10([.C279]/['Params&amp;Config'.$C$11])" office:value-type="float" office:value="-5.33580383822764" calcext:value-type="float">
            <text:p>-5,34</text:p>
          </table:table-cell>
          <table:table-cell table:formula="of:=20*LOG10([.C279]/['Params&amp;Config'.$C$12])" office:value-type="float" office:value="10.2612168670031" calcext:value-type="float">
            <text:p>10,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8" calcext:value-type="float">
            <text:p>278</text:p>
          </table:table-cell>
          <table:table-cell table:formula="of:=(['Params&amp;Config'.$C$9]/['Params&amp;Config'.$C$10]) * [.C280]" office:value-type="float" office:value="0.7438671875" calcext:value-type="float">
            <text:p>0,744</text:p>
          </table:table-cell>
          <table:table-cell table:style-name="ce2" table:formula="of:=[.D280]*2" office:value-type="float" office:value="1.487734375" calcext:value-type="float">
            <text:p>1,488</text:p>
          </table:table-cell>
          <table:table-cell table:style-name="ce2" table:formula="of:=[.D280]/1.4/2" office:value-type="float" office:value="0.265666852678571" calcext:value-type="float">
            <text:p>0,266</text:p>
          </table:table-cell>
          <table:table-cell table:formula="of:=20*LOG10([.C280]/['Params&amp;Config'.$C$11])" office:value-type="float" office:value="-5.30450330115509" calcext:value-type="float">
            <text:p>-5,3</text:p>
          </table:table-cell>
          <table:table-cell table:formula="of:=20*LOG10([.C280]/['Params&amp;Config'.$C$12])" office:value-type="float" office:value="10.2925174040757" calcext:value-type="float">
            <text:p>10,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9" calcext:value-type="float">
            <text:p>279</text:p>
          </table:table-cell>
          <table:table-cell table:formula="of:=(['Params&amp;Config'.$C$9]/['Params&amp;Config'.$C$10]) * [.C281]" office:value-type="float" office:value="0.74654296875" calcext:value-type="float">
            <text:p>0,747</text:p>
          </table:table-cell>
          <table:table-cell table:style-name="ce2" table:formula="of:=[.D281]*2" office:value-type="float" office:value="1.4930859375" calcext:value-type="float">
            <text:p>1,493</text:p>
          </table:table-cell>
          <table:table-cell table:style-name="ce2" table:formula="of:=[.D281]/1.4/2" office:value-type="float" office:value="0.266622488839286" calcext:value-type="float">
            <text:p>0,267</text:p>
          </table:table-cell>
          <table:table-cell table:formula="of:=20*LOG10([.C281]/['Params&amp;Config'.$C$11])" office:value-type="float" office:value="-5.27331515404466" calcext:value-type="float">
            <text:p>-5,27</text:p>
          </table:table-cell>
          <table:table-cell table:formula="of:=20*LOG10([.C281]/['Params&amp;Config'.$C$12])" office:value-type="float" office:value="10.3237055511861" calcext:value-type="float">
            <text:p>10,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table:formula="of:=(['Params&amp;Config'.$C$9]/['Params&amp;Config'.$C$10]) * [.C282]" office:value-type="float" office:value="0.74921875" calcext:value-type="float">
            <text:p>0,749</text:p>
          </table:table-cell>
          <table:table-cell table:style-name="ce2" table:formula="of:=[.D282]*2" office:value-type="float" office:value="1.4984375" calcext:value-type="float">
            <text:p>1,498</text:p>
          </table:table-cell>
          <table:table-cell table:style-name="ce2" table:formula="of:=[.D282]/1.4/2" office:value-type="float" office:value="0.267578125" calcext:value-type="float">
            <text:p>0,268</text:p>
          </table:table-cell>
          <table:table-cell table:formula="of:=20*LOG10([.C282]/['Params&amp;Config'.$C$11])" office:value-type="float" office:value="-5.24223859267223" calcext:value-type="float">
            <text:p>-5,24</text:p>
          </table:table-cell>
          <table:table-cell table:formula="of:=20*LOG10([.C282]/['Params&amp;Config'.$C$12])" office:value-type="float" office:value="10.3547821125585" calcext:value-type="float">
            <text:p>10,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1" calcext:value-type="float">
            <text:p>281</text:p>
          </table:table-cell>
          <table:table-cell table:formula="of:=(['Params&amp;Config'.$C$9]/['Params&amp;Config'.$C$10]) * [.C283]" office:value-type="float" office:value="0.75189453125" calcext:value-type="float">
            <text:p>0,752</text:p>
          </table:table-cell>
          <table:table-cell table:style-name="ce2" table:formula="of:=[.D283]*2" office:value-type="float" office:value="1.5037890625" calcext:value-type="float">
            <text:p>1,504</text:p>
          </table:table-cell>
          <table:table-cell table:style-name="ce2" table:formula="of:=[.D283]/1.4/2" office:value-type="float" office:value="0.268533761160714" calcext:value-type="float">
            <text:p>0,269</text:p>
          </table:table-cell>
          <table:table-cell table:formula="of:=20*LOG10([.C283]/['Params&amp;Config'.$C$11])" office:value-type="float" office:value="-5.21127282141502" calcext:value-type="float">
            <text:p>-5,21</text:p>
          </table:table-cell>
          <table:table-cell table:formula="of:=20*LOG10([.C283]/['Params&amp;Config'.$C$12])" office:value-type="float" office:value="10.3857478838157" calcext:value-type="float">
            <text:p>10,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2" calcext:value-type="float">
            <text:p>282</text:p>
          </table:table-cell>
          <table:table-cell table:formula="of:=(['Params&amp;Config'.$C$9]/['Params&amp;Config'.$C$10]) * [.C284]" office:value-type="float" office:value="0.7545703125" calcext:value-type="float">
            <text:p>0,755</text:p>
          </table:table-cell>
          <table:table-cell table:style-name="ce2" table:formula="of:=[.D284]*2" office:value-type="float" office:value="1.509140625" calcext:value-type="float">
            <text:p>1,509</text:p>
          </table:table-cell>
          <table:table-cell table:style-name="ce2" table:formula="of:=[.D284]/1.4/2" office:value-type="float" office:value="0.269489397321429" calcext:value-type="float">
            <text:p>0,269</text:p>
          </table:table-cell>
          <table:table-cell table:formula="of:=20*LOG10([.C284]/['Params&amp;Config'.$C$11])" office:value-type="float" office:value="-5.18041705312939" calcext:value-type="float">
            <text:p>-5,18</text:p>
          </table:table-cell>
          <table:table-cell table:formula="of:=20*LOG10([.C284]/['Params&amp;Config'.$C$12])" office:value-type="float" office:value="10.4166036521014" calcext:value-type="float">
            <text:p>10,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3" calcext:value-type="float">
            <text:p>283</text:p>
          </table:table-cell>
          <table:table-cell table:formula="of:=(['Params&amp;Config'.$C$9]/['Params&amp;Config'.$C$10]) * [.C285]" office:value-type="float" office:value="0.75724609375" calcext:value-type="float">
            <text:p>0,757</text:p>
          </table:table-cell>
          <table:table-cell table:style-name="ce2" table:formula="of:=[.D285]*2" office:value-type="float" office:value="1.5144921875" calcext:value-type="float">
            <text:p>1,514</text:p>
          </table:table-cell>
          <table:table-cell table:style-name="ce2" table:formula="of:=[.D285]/1.4/2" office:value-type="float" office:value="0.270445033482143" calcext:value-type="float">
            <text:p>0,270</text:p>
          </table:table-cell>
          <table:table-cell table:formula="of:=20*LOG10([.C285]/['Params&amp;Config'.$C$11])" office:value-type="float" office:value="-5.14967050903081" calcext:value-type="float">
            <text:p>-5,15</text:p>
          </table:table-cell>
          <table:table-cell table:formula="of:=20*LOG10([.C285]/['Params&amp;Config'.$C$12])" office:value-type="float" office:value="10.4473501962" calcext:value-type="float">
            <text:p>10,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4" calcext:value-type="float">
            <text:p>284</text:p>
          </table:table-cell>
          <table:table-cell table:formula="of:=(['Params&amp;Config'.$C$9]/['Params&amp;Config'.$C$10]) * [.C286]" office:value-type="float" office:value="0.759921875" calcext:value-type="float">
            <text:p>0,760</text:p>
          </table:table-cell>
          <table:table-cell table:style-name="ce2" table:formula="of:=[.D286]*2" office:value-type="float" office:value="1.51984375" calcext:value-type="float">
            <text:p>1,520</text:p>
          </table:table-cell>
          <table:table-cell table:style-name="ce2" table:formula="of:=[.D286]/1.4/2" office:value-type="float" office:value="0.271400669642857" calcext:value-type="float">
            <text:p>0,271</text:p>
          </table:table-cell>
          <table:table-cell table:formula="of:=20*LOG10([.C286]/['Params&amp;Config'.$C$11])" office:value-type="float" office:value="-5.11903241857586" calcext:value-type="float">
            <text:p>-5,12</text:p>
          </table:table-cell>
          <table:table-cell table:formula="of:=20*LOG10([.C286]/['Params&amp;Config'.$C$12])" office:value-type="float" office:value="10.4779882866549" calcext:value-type="float">
            <text:p>10,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5" calcext:value-type="float">
            <text:p>285</text:p>
          </table:table-cell>
          <table:table-cell table:formula="of:=(['Params&amp;Config'.$C$9]/['Params&amp;Config'.$C$10]) * [.C287]" office:value-type="float" office:value="0.76259765625" calcext:value-type="float">
            <text:p>0,763</text:p>
          </table:table-cell>
          <table:table-cell table:style-name="ce2" table:formula="of:=[.D287]*2" office:value-type="float" office:value="1.5251953125" calcext:value-type="float">
            <text:p>1,525</text:p>
          </table:table-cell>
          <table:table-cell table:style-name="ce2" table:formula="of:=[.D287]/1.4/2" office:value-type="float" office:value="0.272356305803571" calcext:value-type="float">
            <text:p>0,272</text:p>
          </table:table-cell>
          <table:table-cell table:formula="of:=20*LOG10([.C287]/['Params&amp;Config'.$C$11])" office:value-type="float" office:value="-5.08850201934641" calcext:value-type="float">
            <text:p>-5,09</text:p>
          </table:table-cell>
          <table:table-cell table:formula="of:=20*LOG10([.C287]/['Params&amp;Config'.$C$12])" office:value-type="float" office:value="10.5085186858844" calcext:value-type="float">
            <text:p>10,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6" calcext:value-type="float">
            <text:p>286</text:p>
          </table:table-cell>
          <table:table-cell table:formula="of:=(['Params&amp;Config'.$C$9]/['Params&amp;Config'.$C$10]) * [.C288]" office:value-type="float" office:value="0.7652734375" calcext:value-type="float">
            <text:p>0,765</text:p>
          </table:table-cell>
          <table:table-cell table:style-name="ce2" table:formula="of:=[.D288]*2" office:value-type="float" office:value="1.530546875" calcext:value-type="float">
            <text:p>1,531</text:p>
          </table:table-cell>
          <table:table-cell table:style-name="ce2" table:formula="of:=[.D288]/1.4/2" office:value-type="float" office:value="0.273311941964286" calcext:value-type="float">
            <text:p>0,273</text:p>
          </table:table-cell>
          <table:table-cell table:formula="of:=20*LOG10([.C288]/['Params&amp;Config'.$C$11])" office:value-type="float" office:value="-5.05807855693576" calcext:value-type="float">
            <text:p>-5,06</text:p>
          </table:table-cell>
          <table:table-cell table:formula="of:=20*LOG10([.C288]/['Params&amp;Config'.$C$12])" office:value-type="float" office:value="10.538942148295" calcext:value-type="float">
            <text:p>10,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7" calcext:value-type="float">
            <text:p>287</text:p>
          </table:table-cell>
          <table:table-cell table:formula="of:=(['Params&amp;Config'.$C$9]/['Params&amp;Config'.$C$10]) * [.C289]" office:value-type="float" office:value="0.76794921875" calcext:value-type="float">
            <text:p>0,768</text:p>
          </table:table-cell>
          <table:table-cell table:style-name="ce2" table:formula="of:=[.D289]*2" office:value-type="float" office:value="1.5358984375" calcext:value-type="float">
            <text:p>1,536</text:p>
          </table:table-cell>
          <table:table-cell table:style-name="ce2" table:formula="of:=[.D289]/1.4/2" office:value-type="float" office:value="0.274267578125" calcext:value-type="float">
            <text:p>0,274</text:p>
          </table:table-cell>
          <table:table-cell table:formula="of:=20*LOG10([.C289]/['Params&amp;Config'.$C$11])" office:value-type="float" office:value="-5.02776128483677" calcext:value-type="float">
            <text:p>-5,03</text:p>
          </table:table-cell>
          <table:table-cell table:formula="of:=20*LOG10([.C289]/['Params&amp;Config'.$C$12])" office:value-type="float" office:value="10.569259420394" calcext:value-type="float">
            <text:p>10,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8" calcext:value-type="float">
            <text:p>288</text:p>
          </table:table-cell>
          <table:table-cell table:formula="of:=(['Params&amp;Config'.$C$9]/['Params&amp;Config'.$C$10]) * [.C290]" office:value-type="float" office:value="0.770625" calcext:value-type="float">
            <text:p>0,771</text:p>
          </table:table-cell>
          <table:table-cell table:style-name="ce2" table:formula="of:=[.D290]*2" office:value-type="float" office:value="1.54125" calcext:value-type="float">
            <text:p>1,541</text:p>
          </table:table-cell>
          <table:table-cell table:style-name="ce2" table:formula="of:=[.D290]/1.4/2" office:value-type="float" office:value="0.275223214285714" calcext:value-type="float">
            <text:p>0,275</text:p>
          </table:table-cell>
          <table:table-cell table:formula="of:=20*LOG10([.C290]/['Params&amp;Config'.$C$11])" office:value-type="float" office:value="-4.997549464332" calcext:value-type="float">
            <text:p>-5</text:p>
          </table:table-cell>
          <table:table-cell table:formula="of:=20*LOG10([.C290]/['Params&amp;Config'.$C$12])" office:value-type="float" office:value="10.5994712408988" calcext:value-type="float">
            <text:p>10,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9" calcext:value-type="float">
            <text:p>289</text:p>
          </table:table-cell>
          <table:table-cell table:formula="of:=(['Params&amp;Config'.$C$9]/['Params&amp;Config'.$C$10]) * [.C291]" office:value-type="float" office:value="0.77330078125" calcext:value-type="float">
            <text:p>0,773</text:p>
          </table:table-cell>
          <table:table-cell table:style-name="ce2" table:formula="of:=[.D291]*2" office:value-type="float" office:value="1.5466015625" calcext:value-type="float">
            <text:p>1,547</text:p>
          </table:table-cell>
          <table:table-cell table:style-name="ce2" table:formula="of:=[.D291]/1.4/2" office:value-type="float" office:value="0.276178850446429" calcext:value-type="float">
            <text:p>0,276</text:p>
          </table:table-cell>
          <table:table-cell table:formula="of:=20*LOG10([.C291]/['Params&amp;Config'.$C$11])" office:value-type="float" office:value="-4.96744236438566" calcext:value-type="float">
            <text:p>-4,97</text:p>
          </table:table-cell>
          <table:table-cell table:formula="of:=20*LOG10([.C291]/['Params&amp;Config'.$C$12])" office:value-type="float" office:value="10.6295783408451" calcext:value-type="float">
            <text:p>10,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 table:formula="of:=(['Params&amp;Config'.$C$9]/['Params&amp;Config'.$C$10]) * [.C292]" office:value-type="float" office:value="0.7759765625" calcext:value-type="float">
            <text:p>0,776</text:p>
          </table:table-cell>
          <table:table-cell table:style-name="ce2" table:formula="of:=[.D292]*2" office:value-type="float" office:value="1.551953125" calcext:value-type="float">
            <text:p>1,552</text:p>
          </table:table-cell>
          <table:table-cell table:style-name="ce2" table:formula="of:=[.D292]/1.4/2" office:value-type="float" office:value="0.277134486607143" calcext:value-type="float">
            <text:p>0,277</text:p>
          </table:table-cell>
          <table:table-cell table:formula="of:=20*LOG10([.C292]/['Params&amp;Config'.$C$11])" office:value-type="float" office:value="-4.93743926153749" calcext:value-type="float">
            <text:p>-4,94</text:p>
          </table:table-cell>
          <table:table-cell table:formula="of:=20*LOG10([.C292]/['Params&amp;Config'.$C$12])" office:value-type="float" office:value="10.6595814436933" calcext:value-type="float">
            <text:p>10,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1" calcext:value-type="float">
            <text:p>291</text:p>
          </table:table-cell>
          <table:table-cell table:formula="of:=(['Params&amp;Config'.$C$9]/['Params&amp;Config'.$C$10]) * [.C293]" office:value-type="float" office:value="0.77865234375" calcext:value-type="float">
            <text:p>0,779</text:p>
          </table:table-cell>
          <table:table-cell table:style-name="ce2" table:formula="of:=[.D293]*2" office:value-type="float" office:value="1.5573046875" calcext:value-type="float">
            <text:p>1,557</text:p>
          </table:table-cell>
          <table:table-cell table:style-name="ce2" table:formula="of:=[.D293]/1.4/2" office:value-type="float" office:value="0.278090122767857" calcext:value-type="float">
            <text:p>0,278</text:p>
          </table:table-cell>
          <table:table-cell table:formula="of:=20*LOG10([.C293]/['Params&amp;Config'.$C$11])" office:value-type="float" office:value="-4.90753943979847" calcext:value-type="float">
            <text:p>-4,91</text:p>
          </table:table-cell>
          <table:table-cell table:formula="of:=20*LOG10([.C293]/['Params&amp;Config'.$C$12])" office:value-type="float" office:value="10.6894812654323" calcext:value-type="float">
            <text:p>10,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2" calcext:value-type="float">
            <text:p>292</text:p>
          </table:table-cell>
          <table:table-cell table:formula="of:=(['Params&amp;Config'.$C$9]/['Params&amp;Config'.$C$10]) * [.C294]" office:value-type="float" office:value="0.781328125" calcext:value-type="float">
            <text:p>0,781</text:p>
          </table:table-cell>
          <table:table-cell table:style-name="ce2" table:formula="of:=[.D294]*2" office:value-type="float" office:value="1.56265625" calcext:value-type="float">
            <text:p>1,563</text:p>
          </table:table-cell>
          <table:table-cell table:style-name="ce2" table:formula="of:=[.D294]/1.4/2" office:value-type="float" office:value="0.279045758928571" calcext:value-type="float">
            <text:p>0,279</text:p>
          </table:table-cell>
          <table:table-cell table:formula="of:=20*LOG10([.C294]/['Params&amp;Config'.$C$11])" office:value-type="float" office:value="-4.87774219054825" calcext:value-type="float">
            <text:p>-4,88</text:p>
          </table:table-cell>
          <table:table-cell table:formula="of:=20*LOG10([.C294]/['Params&amp;Config'.$C$12])" office:value-type="float" office:value="10.7192785146825" calcext:value-type="float">
            <text:p>10,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3" calcext:value-type="float">
            <text:p>293</text:p>
          </table:table-cell>
          <table:table-cell table:formula="of:=(['Params&amp;Config'.$C$9]/['Params&amp;Config'.$C$10]) * [.C295]" office:value-type="float" office:value="0.78400390625" calcext:value-type="float">
            <text:p>0,784</text:p>
          </table:table-cell>
          <table:table-cell table:style-name="ce2" table:formula="of:=[.D295]*2" office:value-type="float" office:value="1.5680078125" calcext:value-type="float">
            <text:p>1,568</text:p>
          </table:table-cell>
          <table:table-cell table:style-name="ce2" table:formula="of:=[.D295]/1.4/2" office:value-type="float" office:value="0.280001395089286" calcext:value-type="float">
            <text:p>0,280</text:p>
          </table:table-cell>
          <table:table-cell table:formula="of:=20*LOG10([.C295]/['Params&amp;Config'.$C$11])" office:value-type="float" office:value="-4.84804681243443" calcext:value-type="float">
            <text:p>-4,85</text:p>
          </table:table-cell>
          <table:table-cell table:formula="of:=20*LOG10([.C295]/['Params&amp;Config'.$C$12])" office:value-type="float" office:value="10.7489738927963" calcext:value-type="float">
            <text:p>10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4" calcext:value-type="float">
            <text:p>294</text:p>
          </table:table-cell>
          <table:table-cell table:formula="of:=(['Params&amp;Config'.$C$9]/['Params&amp;Config'.$C$10]) * [.C296]" office:value-type="float" office:value="0.7866796875" calcext:value-type="float">
            <text:p>0,787</text:p>
          </table:table-cell>
          <table:table-cell table:style-name="ce2" table:formula="of:=[.D296]*2" office:value-type="float" office:value="1.573359375" calcext:value-type="float">
            <text:p>1,573</text:p>
          </table:table-cell>
          <table:table-cell table:style-name="ce2" table:formula="of:=[.D296]/1.4/2" office:value-type="float" office:value="0.28095703125" calcext:value-type="float">
            <text:p>0,281</text:p>
          </table:table-cell>
          <table:table-cell table:formula="of:=20*LOG10([.C296]/['Params&amp;Config'.$C$11])" office:value-type="float" office:value="-4.81845261127347" calcext:value-type="float">
            <text:p>-4,82</text:p>
          </table:table-cell>
          <table:table-cell table:formula="of:=20*LOG10([.C296]/['Params&amp;Config'.$C$12])" office:value-type="float" office:value="10.7785680939573" calcext:value-type="float">
            <text:p>10,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5" calcext:value-type="float">
            <text:p>295</text:p>
          </table:table-cell>
          <table:table-cell table:formula="of:=(['Params&amp;Config'.$C$9]/['Params&amp;Config'.$C$10]) * [.C297]" office:value-type="float" office:value="0.78935546875" calcext:value-type="float">
            <text:p>0,789</text:p>
          </table:table-cell>
          <table:table-cell table:style-name="ce2" table:formula="of:=[.D297]*2" office:value-type="float" office:value="1.5787109375" calcext:value-type="float">
            <text:p>1,579</text:p>
          </table:table-cell>
          <table:table-cell table:style-name="ce2" table:formula="of:=[.D297]/1.4/2" office:value-type="float" office:value="0.281912667410714" calcext:value-type="float">
            <text:p>0,282</text:p>
          </table:table-cell>
          <table:table-cell table:formula="of:=20*LOG10([.C297]/['Params&amp;Config'.$C$11])" office:value-type="float" office:value="-4.78895889995336" calcext:value-type="float">
            <text:p>-4,79</text:p>
          </table:table-cell>
          <table:table-cell table:formula="of:=20*LOG10([.C297]/['Params&amp;Config'.$C$12])" office:value-type="float" office:value="10.8080618052774" calcext:value-type="float">
            <text:p>10,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6" calcext:value-type="float">
            <text:p>296</text:p>
          </table:table-cell>
          <table:table-cell table:formula="of:=(['Params&amp;Config'.$C$9]/['Params&amp;Config'.$C$10]) * [.C298]" office:value-type="float" office:value="0.79203125" calcext:value-type="float">
            <text:p>0,792</text:p>
          </table:table-cell>
          <table:table-cell table:style-name="ce2" table:formula="of:=[.D298]*2" office:value-type="float" office:value="1.5840625" calcext:value-type="float">
            <text:p>1,584</text:p>
          </table:table-cell>
          <table:table-cell table:style-name="ce2" table:formula="of:=[.D298]/1.4/2" office:value-type="float" office:value="0.282868303571429" calcext:value-type="float">
            <text:p>0,283</text:p>
          </table:table-cell>
          <table:table-cell table:formula="of:=20*LOG10([.C298]/['Params&amp;Config'.$C$11])" office:value-type="float" office:value="-4.75956499833784" calcext:value-type="float">
            <text:p>-4,76</text:p>
          </table:table-cell>
          <table:table-cell table:formula="of:=20*LOG10([.C298]/['Params&amp;Config'.$C$12])" office:value-type="float" office:value="10.8374557068929" calcext:value-type="float">
            <text:p>10,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7" calcext:value-type="float">
            <text:p>297</text:p>
          </table:table-cell>
          <table:table-cell table:formula="of:=(['Params&amp;Config'.$C$9]/['Params&amp;Config'.$C$10]) * [.C299]" office:value-type="float" office:value="0.79470703125" calcext:value-type="float">
            <text:p>0,795</text:p>
          </table:table-cell>
          <table:table-cell table:style-name="ce2" table:formula="of:=[.D299]*2" office:value-type="float" office:value="1.5894140625" calcext:value-type="float">
            <text:p>1,589</text:p>
          </table:table-cell>
          <table:table-cell table:style-name="ce2" table:formula="of:=[.D299]/1.4/2" office:value-type="float" office:value="0.283823939732143" calcext:value-type="float">
            <text:p>0,284</text:p>
          </table:table-cell>
          <table:table-cell table:formula="of:=20*LOG10([.C299]/['Params&amp;Config'.$C$11])" office:value-type="float" office:value="-4.73027023317237" calcext:value-type="float">
            <text:p>-4,73</text:p>
          </table:table-cell>
          <table:table-cell table:formula="of:=20*LOG10([.C299]/['Params&amp;Config'.$C$12])" office:value-type="float" office:value="10.8667504720584" calcext:value-type="float">
            <text:p>10,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8" calcext:value-type="float">
            <text:p>298</text:p>
          </table:table-cell>
          <table:table-cell table:formula="of:=(['Params&amp;Config'.$C$9]/['Params&amp;Config'.$C$10]) * [.C300]" office:value-type="float" office:value="0.7973828125" calcext:value-type="float">
            <text:p>0,797</text:p>
          </table:table-cell>
          <table:table-cell table:style-name="ce2" table:formula="of:=[.D300]*2" office:value-type="float" office:value="1.594765625" calcext:value-type="float">
            <text:p>1,595</text:p>
          </table:table-cell>
          <table:table-cell table:style-name="ce2" table:formula="of:=[.D300]/1.4/2" office:value-type="float" office:value="0.284779575892857" calcext:value-type="float">
            <text:p>0,285</text:p>
          </table:table-cell>
          <table:table-cell table:formula="of:=20*LOG10([.C300]/['Params&amp;Config'.$C$11])" office:value-type="float" office:value="-4.70107393799151" calcext:value-type="float">
            <text:p>-4,7</text:p>
          </table:table-cell>
          <table:table-cell table:formula="of:=20*LOG10([.C300]/['Params&amp;Config'.$C$12])" office:value-type="float" office:value="10.8959467672392" calcext:value-type="float">
            <text:p>10,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9" calcext:value-type="float">
            <text:p>299</text:p>
          </table:table-cell>
          <table:table-cell table:formula="of:=(['Params&amp;Config'.$C$9]/['Params&amp;Config'.$C$10]) * [.C301]" office:value-type="float" office:value="0.80005859375" calcext:value-type="float">
            <text:p>0,800</text:p>
          </table:table-cell>
          <table:table-cell table:style-name="ce2" table:formula="of:=[.D301]*2" office:value-type="float" office:value="1.6001171875" calcext:value-type="float">
            <text:p>1,600</text:p>
          </table:table-cell>
          <table:table-cell table:style-name="ce2" table:formula="of:=[.D301]/1.4/2" office:value-type="float" office:value="0.285735212053571" calcext:value-type="float">
            <text:p>0,286</text:p>
          </table:table-cell>
          <table:table-cell table:formula="of:=20*LOG10([.C301]/['Params&amp;Config'.$C$11])" office:value-type="float" office:value="-4.67197545302802" calcext:value-type="float">
            <text:p>-4,67</text:p>
          </table:table-cell>
          <table:table-cell table:formula="of:=20*LOG10([.C301]/['Params&amp;Config'.$C$12])" office:value-type="float" office:value="10.9250452522027" calcext:value-type="float">
            <text:p>10,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table:formula="of:=(['Params&amp;Config'.$C$9]/['Params&amp;Config'.$C$10]) * [.C302]" office:value-type="float" office:value="0.802734375" calcext:value-type="float">
            <text:p>0,803</text:p>
          </table:table-cell>
          <table:table-cell table:style-name="ce2" table:formula="of:=[.D302]*2" office:value-type="float" office:value="1.60546875" calcext:value-type="float">
            <text:p>1,605</text:p>
          </table:table-cell>
          <table:table-cell table:style-name="ce2" table:formula="of:=[.D302]/1.4/2" office:value-type="float" office:value="0.286690848214286" calcext:value-type="float">
            <text:p>0,287</text:p>
          </table:table-cell>
          <table:table-cell table:formula="of:=20*LOG10([.C302]/['Params&amp;Config'.$C$11])" office:value-type="float" office:value="-4.64297412512337" calcext:value-type="float">
            <text:p>-4,64</text:p>
          </table:table-cell>
          <table:table-cell table:formula="of:=20*LOG10([.C302]/['Params&amp;Config'.$C$12])" office:value-type="float" office:value="10.9540465801074" calcext:value-type="float">
            <text:p>10,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1" calcext:value-type="float">
            <text:p>301</text:p>
          </table:table-cell>
          <table:table-cell table:formula="of:=(['Params&amp;Config'.$C$9]/['Params&amp;Config'.$C$10]) * [.C303]" office:value-type="float" office:value="0.80541015625" calcext:value-type="float">
            <text:p>0,805</text:p>
          </table:table-cell>
          <table:table-cell table:style-name="ce2" table:formula="of:=[.D303]*2" office:value-type="float" office:value="1.6108203125" calcext:value-type="float">
            <text:p>1,611</text:p>
          </table:table-cell>
          <table:table-cell table:style-name="ce2" table:formula="of:=[.D303]/1.4/2" office:value-type="float" office:value="0.287646484375" calcext:value-type="float">
            <text:p>0,288</text:p>
          </table:table-cell>
          <table:table-cell table:formula="of:=20*LOG10([.C303]/['Params&amp;Config'.$C$11])" office:value-type="float" office:value="-4.61406930763975" calcext:value-type="float">
            <text:p>-4,61</text:p>
          </table:table-cell>
          <table:table-cell table:formula="of:=20*LOG10([.C303]/['Params&amp;Config'.$C$12])" office:value-type="float" office:value="10.982951397591" calcext:value-type="float">
            <text:p>10,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2" calcext:value-type="float">
            <text:p>302</text:p>
          </table:table-cell>
          <table:table-cell table:formula="of:=(['Params&amp;Config'.$C$9]/['Params&amp;Config'.$C$10]) * [.C304]" office:value-type="float" office:value="0.8080859375" calcext:value-type="float">
            <text:p>0,808</text:p>
          </table:table-cell>
          <table:table-cell table:style-name="ce2" table:formula="of:=[.D304]*2" office:value-type="float" office:value="1.616171875" calcext:value-type="float">
            <text:p>1,616</text:p>
          </table:table-cell>
          <table:table-cell table:style-name="ce2" table:formula="of:=[.D304]/1.4/2" office:value-type="float" office:value="0.288602120535714" calcext:value-type="float">
            <text:p>0,289</text:p>
          </table:table-cell>
          <table:table-cell table:formula="of:=20*LOG10([.C304]/['Params&amp;Config'.$C$11])" office:value-type="float" office:value="-4.5852603603736" calcext:value-type="float">
            <text:p>-4,59</text:p>
          </table:table-cell>
          <table:table-cell table:formula="of:=20*LOG10([.C304]/['Params&amp;Config'.$C$12])" office:value-type="float" office:value="11.0117603448572" calcext:value-type="float">
            <text:p>11,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3" calcext:value-type="float">
            <text:p>303</text:p>
          </table:table-cell>
          <table:table-cell table:formula="of:=(['Params&amp;Config'.$C$9]/['Params&amp;Config'.$C$10]) * [.C305]" office:value-type="float" office:value="0.81076171875" calcext:value-type="float">
            <text:p>0,811</text:p>
          </table:table-cell>
          <table:table-cell table:style-name="ce2" table:formula="of:=[.D305]*2" office:value-type="float" office:value="1.6215234375" calcext:value-type="float">
            <text:p>1,622</text:p>
          </table:table-cell>
          <table:table-cell table:style-name="ce2" table:formula="of:=[.D305]/1.4/2" office:value-type="float" office:value="0.289557756696429" calcext:value-type="float">
            <text:p>0,290</text:p>
          </table:table-cell>
          <table:table-cell table:formula="of:=20*LOG10([.C305]/['Params&amp;Config'.$C$11])" office:value-type="float" office:value="-4.55654664947052" calcext:value-type="float">
            <text:p>-4,56</text:p>
          </table:table-cell>
          <table:table-cell table:formula="of:=20*LOG10([.C305]/['Params&amp;Config'.$C$12])" office:value-type="float" office:value="11.0404740557602" calcext:value-type="float">
            <text:p>11,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 table:formula="of:=(['Params&amp;Config'.$C$9]/['Params&amp;Config'.$C$10]) * [.C306]" office:value-type="float" office:value="0.8134375" calcext:value-type="float">
            <text:p>0,813</text:p>
          </table:table-cell>
          <table:table-cell table:style-name="ce2" table:formula="of:=[.D306]*2" office:value-type="float" office:value="1.626875" calcext:value-type="float">
            <text:p>1,627</text:p>
          </table:table-cell>
          <table:table-cell table:style-name="ce2" table:formula="of:=[.D306]/1.4/2" office:value-type="float" office:value="0.290513392857143" calcext:value-type="float">
            <text:p>0,291</text:p>
          </table:table-cell>
          <table:table-cell table:formula="of:=20*LOG10([.C306]/['Params&amp;Config'.$C$11])" office:value-type="float" office:value="-4.52792754734154" calcext:value-type="float">
            <text:p>-4,53</text:p>
          </table:table-cell>
          <table:table-cell table:formula="of:=20*LOG10([.C306]/['Params&amp;Config'.$C$12])" office:value-type="float" office:value="11.0690931578892" calcext:value-type="float">
            <text:p>11,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5" calcext:value-type="float">
            <text:p>305</text:p>
          </table:table-cell>
          <table:table-cell table:formula="of:=(['Params&amp;Config'.$C$9]/['Params&amp;Config'.$C$10]) * [.C307]" office:value-type="float" office:value="0.81611328125" calcext:value-type="float">
            <text:p>0,816</text:p>
          </table:table-cell>
          <table:table-cell table:style-name="ce2" table:formula="of:=[.D307]*2" office:value-type="float" office:value="1.6322265625" calcext:value-type="float">
            <text:p>1,632</text:p>
          </table:table-cell>
          <table:table-cell table:style-name="ce2" table:formula="of:=[.D307]/1.4/2" office:value-type="float" office:value="0.291469029017857" calcext:value-type="float">
            <text:p>0,291</text:p>
          </table:table-cell>
          <table:table-cell table:formula="of:=20*LOG10([.C307]/['Params&amp;Config'.$C$11])" office:value-type="float" office:value="-4.4994024325809" calcext:value-type="float">
            <text:p>-4,5</text:p>
          </table:table-cell>
          <table:table-cell table:formula="of:=20*LOG10([.C307]/['Params&amp;Config'.$C$12])" office:value-type="float" office:value="11.0976182726499" calcext:value-type="float">
            <text:p>11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6" calcext:value-type="float">
            <text:p>306</text:p>
          </table:table-cell>
          <table:table-cell table:formula="of:=(['Params&amp;Config'.$C$9]/['Params&amp;Config'.$C$10]) * [.C308]" office:value-type="float" office:value="0.8187890625" calcext:value-type="float">
            <text:p>0,819</text:p>
          </table:table-cell>
          <table:table-cell table:style-name="ce2" table:formula="of:=[.D308]*2" office:value-type="float" office:value="1.637578125" calcext:value-type="float">
            <text:p>1,638</text:p>
          </table:table-cell>
          <table:table-cell table:style-name="ce2" table:formula="of:=[.D308]/1.4/2" office:value-type="float" office:value="0.292424665178571" calcext:value-type="float">
            <text:p>0,292</text:p>
          </table:table-cell>
          <table:table-cell table:formula="of:=20*LOG10([.C308]/['Params&amp;Config'.$C$11])" office:value-type="float" office:value="-4.47097068988502" calcext:value-type="float">
            <text:p>-4,47</text:p>
          </table:table-cell>
          <table:table-cell table:formula="of:=20*LOG10([.C308]/['Params&amp;Config'.$C$12])" office:value-type="float" office:value="11.1260500153457" calcext:value-type="float">
            <text:p>11,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7" calcext:value-type="float">
            <text:p>307</text:p>
          </table:table-cell>
          <table:table-cell table:formula="of:=(['Params&amp;Config'.$C$9]/['Params&amp;Config'.$C$10]) * [.C309]" office:value-type="float" office:value="0.82146484375" calcext:value-type="float">
            <text:p>0,821</text:p>
          </table:table-cell>
          <table:table-cell table:style-name="ce2" table:formula="of:=[.D309]*2" office:value-type="float" office:value="1.6429296875" calcext:value-type="float">
            <text:p>1,643</text:p>
          </table:table-cell>
          <table:table-cell table:style-name="ce2" table:formula="of:=[.D309]/1.4/2" office:value-type="float" office:value="0.293380301339286" calcext:value-type="float">
            <text:p>0,293</text:p>
          </table:table-cell>
          <table:table-cell table:formula="of:=20*LOG10([.C309]/['Params&amp;Config'.$C$11])" office:value-type="float" office:value="-4.44263170997289" calcext:value-type="float">
            <text:p>-4,44</text:p>
          </table:table-cell>
          <table:table-cell table:formula="of:=20*LOG10([.C309]/['Params&amp;Config'.$C$12])" office:value-type="float" office:value="11.1543889952579" calcext:value-type="float">
            <text:p>11,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8" calcext:value-type="float">
            <text:p>308</text:p>
          </table:table-cell>
          <table:table-cell table:formula="of:=(['Params&amp;Config'.$C$9]/['Params&amp;Config'.$C$10]) * [.C310]" office:value-type="float" office:value="0.824140625" calcext:value-type="float">
            <text:p>0,824</text:p>
          </table:table-cell>
          <table:table-cell table:style-name="ce2" table:formula="of:=[.D310]*2" office:value-type="float" office:value="1.64828125" calcext:value-type="float">
            <text:p>1,648</text:p>
          </table:table-cell>
          <table:table-cell table:style-name="ce2" table:formula="of:=[.D310]/1.4/2" office:value-type="float" office:value="0.2943359375" calcext:value-type="float">
            <text:p>0,294</text:p>
          </table:table-cell>
          <table:table-cell table:formula="of:=20*LOG10([.C310]/['Params&amp;Config'.$C$11])" office:value-type="float" office:value="-4.41438488950773" calcext:value-type="float">
            <text:p>-4,41</text:p>
          </table:table-cell>
          <table:table-cell table:formula="of:=20*LOG10([.C310]/['Params&amp;Config'.$C$12])" office:value-type="float" office:value="11.182635815723" calcext:value-type="float">
            <text:p>11,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9" calcext:value-type="float">
            <text:p>309</text:p>
          </table:table-cell>
          <table:table-cell table:formula="of:=(['Params&amp;Config'.$C$9]/['Params&amp;Config'.$C$10]) * [.C311]" office:value-type="float" office:value="0.82681640625" calcext:value-type="float">
            <text:p>0,827</text:p>
          </table:table-cell>
          <table:table-cell table:style-name="ce2" table:formula="of:=[.D311]*2" office:value-type="float" office:value="1.6536328125" calcext:value-type="float">
            <text:p>1,654</text:p>
          </table:table-cell>
          <table:table-cell table:style-name="ce2" table:formula="of:=[.D311]/1.4/2" office:value-type="float" office:value="0.295291573660714" calcext:value-type="float">
            <text:p>0,295</text:p>
          </table:table-cell>
          <table:table-cell table:formula="of:=20*LOG10([.C311]/['Params&amp;Config'.$C$11])" office:value-type="float" office:value="-4.38622963101992" calcext:value-type="float">
            <text:p>-4,39</text:p>
          </table:table-cell>
          <table:table-cell table:formula="of:=20*LOG10([.C311]/['Params&amp;Config'.$C$12])" office:value-type="float" office:value="11.2107910742108" calcext:value-type="float">
            <text:p>11,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table:formula="of:=(['Params&amp;Config'.$C$9]/['Params&amp;Config'.$C$10]) * [.C312]" office:value-type="float" office:value="0.8294921875" calcext:value-type="float">
            <text:p>0,829</text:p>
          </table:table-cell>
          <table:table-cell table:style-name="ce2" table:formula="of:=[.D312]*2" office:value-type="float" office:value="1.658984375" calcext:value-type="float">
            <text:p>1,659</text:p>
          </table:table-cell>
          <table:table-cell table:style-name="ce2" table:formula="of:=[.D312]/1.4/2" office:value-type="float" office:value="0.296247209821429" calcext:value-type="float">
            <text:p>0,296</text:p>
          </table:table-cell>
          <table:table-cell table:formula="of:=20*LOG10([.C312]/['Params&amp;Config'.$C$11])" office:value-type="float" office:value="-4.35816534283116" calcext:value-type="float">
            <text:p>-4,36</text:p>
          </table:table-cell>
          <table:table-cell table:formula="of:=20*LOG10([.C312]/['Params&amp;Config'.$C$12])" office:value-type="float" office:value="11.2388553623996" calcext:value-type="float">
            <text:p>11,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1" calcext:value-type="float">
            <text:p>311</text:p>
          </table:table-cell>
          <table:table-cell table:formula="of:=(['Params&amp;Config'.$C$9]/['Params&amp;Config'.$C$10]) * [.C313]" office:value-type="float" office:value="0.83216796875" calcext:value-type="float">
            <text:p>0,832</text:p>
          </table:table-cell>
          <table:table-cell table:style-name="ce2" table:formula="of:=[.D313]*2" office:value-type="float" office:value="1.6643359375" calcext:value-type="float">
            <text:p>1,664</text:p>
          </table:table-cell>
          <table:table-cell table:style-name="ce2" table:formula="of:=[.D313]/1.4/2" office:value-type="float" office:value="0.297202845982143" calcext:value-type="float">
            <text:p>0,297</text:p>
          </table:table-cell>
          <table:table-cell table:formula="of:=20*LOG10([.C313]/['Params&amp;Config'.$C$11])" office:value-type="float" office:value="-4.33019143897987" calcext:value-type="float">
            <text:p>-4,33</text:p>
          </table:table-cell>
          <table:table-cell table:formula="of:=20*LOG10([.C313]/['Params&amp;Config'.$C$12])" office:value-type="float" office:value="11.2668292662509" calcext:value-type="float">
            <text:p>11,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table:formula="of:=(['Params&amp;Config'.$C$9]/['Params&amp;Config'.$C$10]) * [.C314]" office:value-type="float" office:value="0.83484375" calcext:value-type="float">
            <text:p>0,835</text:p>
          </table:table-cell>
          <table:table-cell table:style-name="ce2" table:formula="of:=[.D314]*2" office:value-type="float" office:value="1.6696875" calcext:value-type="float">
            <text:p>1,670</text:p>
          </table:table-cell>
          <table:table-cell table:style-name="ce2" table:formula="of:=[.D314]/1.4/2" office:value-type="float" office:value="0.298158482142857" calcext:value-type="float">
            <text:p>0,298</text:p>
          </table:table-cell>
          <table:table-cell table:formula="of:=20*LOG10([.C314]/['Params&amp;Config'.$C$11])" office:value-type="float" office:value="-4.30230733914776" calcext:value-type="float">
            <text:p>-4,3</text:p>
          </table:table-cell>
          <table:table-cell table:formula="of:=20*LOG10([.C314]/['Params&amp;Config'.$C$12])" office:value-type="float" office:value="11.294713366083" calcext:value-type="float">
            <text:p>11,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3" calcext:value-type="float">
            <text:p>313</text:p>
          </table:table-cell>
          <table:table-cell table:formula="of:=(['Params&amp;Config'.$C$9]/['Params&amp;Config'.$C$10]) * [.C315]" office:value-type="float" office:value="0.83751953125" calcext:value-type="float">
            <text:p>0,838</text:p>
          </table:table-cell>
          <table:table-cell table:style-name="ce2" table:formula="of:=[.D315]*2" office:value-type="float" office:value="1.6750390625" calcext:value-type="float">
            <text:p>1,675</text:p>
          </table:table-cell>
          <table:table-cell table:style-name="ce2" table:formula="of:=[.D315]/1.4/2" office:value-type="float" office:value="0.299114118303571" calcext:value-type="float">
            <text:p>0,299</text:p>
          </table:table-cell>
          <table:table-cell table:formula="of:=20*LOG10([.C315]/['Params&amp;Config'.$C$11])" office:value-type="float" office:value="-4.27451246858765" calcext:value-type="float">
            <text:p>-4,27</text:p>
          </table:table-cell>
          <table:table-cell table:formula="of:=20*LOG10([.C315]/['Params&amp;Config'.$C$12])" office:value-type="float" office:value="11.3225082366431" calcext:value-type="float">
            <text:p>11,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4" calcext:value-type="float">
            <text:p>314</text:p>
          </table:table-cell>
          <table:table-cell table:formula="of:=(['Params&amp;Config'.$C$9]/['Params&amp;Config'.$C$10]) * [.C316]" office:value-type="float" office:value="0.8401953125" calcext:value-type="float">
            <text:p>0,840</text:p>
          </table:table-cell>
          <table:table-cell table:style-name="ce2" table:formula="of:=[.D316]*2" office:value-type="float" office:value="1.680390625" calcext:value-type="float">
            <text:p>1,680</text:p>
          </table:table-cell>
          <table:table-cell table:style-name="ce2" table:formula="of:=[.D316]/1.4/2" office:value-type="float" office:value="0.300069754464286" calcext:value-type="float">
            <text:p>0,300</text:p>
          </table:table-cell>
          <table:table-cell table:formula="of:=20*LOG10([.C316]/['Params&amp;Config'.$C$11])" office:value-type="float" office:value="-4.24680625805232" calcext:value-type="float">
            <text:p>-4,25</text:p>
          </table:table-cell>
          <table:table-cell table:formula="of:=20*LOG10([.C316]/['Params&amp;Config'.$C$12])" office:value-type="float" office:value="11.3502144471784" calcext:value-type="float">
            <text:p>11,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 table:formula="of:=(['Params&amp;Config'.$C$9]/['Params&amp;Config'.$C$10]) * [.C317]" office:value-type="float" office:value="0.84287109375" calcext:value-type="float">
            <text:p>0,843</text:p>
          </table:table-cell>
          <table:table-cell table:style-name="ce2" table:formula="of:=[.D317]*2" office:value-type="float" office:value="1.6857421875" calcext:value-type="float">
            <text:p>1,686</text:p>
          </table:table-cell>
          <table:table-cell table:style-name="ce2" table:formula="of:=[.D317]/1.4/2" office:value-type="float" office:value="0.301025390625" calcext:value-type="float">
            <text:p>0,301</text:p>
          </table:table-cell>
          <table:table-cell table:formula="of:=20*LOG10([.C317]/['Params&amp;Config'.$C$11])" office:value-type="float" office:value="-4.2191881437246" calcext:value-type="float">
            <text:p>-4,22</text:p>
          </table:table-cell>
          <table:table-cell table:formula="of:=20*LOG10([.C317]/['Params&amp;Config'.$C$12])" office:value-type="float" office:value="11.3778325615062" calcext:value-type="float">
            <text:p>11,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6" calcext:value-type="float">
            <text:p>316</text:p>
          </table:table-cell>
          <table:table-cell table:formula="of:=(['Params&amp;Config'.$C$9]/['Params&amp;Config'.$C$10]) * [.C318]" office:value-type="float" office:value="0.845546875" calcext:value-type="float">
            <text:p>0,846</text:p>
          </table:table-cell>
          <table:table-cell table:style-name="ce2" table:formula="of:=[.D318]*2" office:value-type="float" office:value="1.69109375" calcext:value-type="float">
            <text:p>1,691</text:p>
          </table:table-cell>
          <table:table-cell table:style-name="ce2" table:formula="of:=[.D318]/1.4/2" office:value-type="float" office:value="0.301981026785714" calcext:value-type="float">
            <text:p>0,302</text:p>
          </table:table-cell>
          <table:table-cell table:formula="of:=20*LOG10([.C318]/['Params&amp;Config'.$C$11])" office:value-type="float" office:value="-4.19165756714854" calcext:value-type="float">
            <text:p>-4,19</text:p>
          </table:table-cell>
          <table:table-cell table:formula="of:=20*LOG10([.C318]/['Params&amp;Config'.$C$12])" office:value-type="float" office:value="11.4053631380822" calcext:value-type="float">
            <text:p>11,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7" calcext:value-type="float">
            <text:p>317</text:p>
          </table:table-cell>
          <table:table-cell table:formula="of:=(['Params&amp;Config'.$C$9]/['Params&amp;Config'.$C$10]) * [.C319]" office:value-type="float" office:value="0.84822265625" calcext:value-type="float">
            <text:p>0,848</text:p>
          </table:table-cell>
          <table:table-cell table:style-name="ce2" table:formula="of:=[.D319]*2" office:value-type="float" office:value="1.6964453125" calcext:value-type="float">
            <text:p>1,696</text:p>
          </table:table-cell>
          <table:table-cell table:style-name="ce2" table:formula="of:=[.D319]/1.4/2" office:value-type="float" office:value="0.302936662946429" calcext:value-type="float">
            <text:p>0,303</text:p>
          </table:table-cell>
          <table:table-cell table:formula="of:=20*LOG10([.C319]/['Params&amp;Config'.$C$11])" office:value-type="float" office:value="-4.16421397516159" calcext:value-type="float">
            <text:p>-4,16</text:p>
          </table:table-cell>
          <table:table-cell table:formula="of:=20*LOG10([.C319]/['Params&amp;Config'.$C$12])" office:value-type="float" office:value="11.4328067300692" calcext:value-type="float">
            <text:p>11,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8" calcext:value-type="float">
            <text:p>318</text:p>
          </table:table-cell>
          <table:table-cell table:formula="of:=(['Params&amp;Config'.$C$9]/['Params&amp;Config'.$C$10]) * [.C320]" office:value-type="float" office:value="0.8508984375" calcext:value-type="float">
            <text:p>0,851</text:p>
          </table:table-cell>
          <table:table-cell table:style-name="ce2" table:formula="of:=[.D320]*2" office:value-type="float" office:value="1.701796875" calcext:value-type="float">
            <text:p>1,702</text:p>
          </table:table-cell>
          <table:table-cell table:style-name="ce2" table:formula="of:=[.D320]/1.4/2" office:value-type="float" office:value="0.303892299107143" calcext:value-type="float">
            <text:p>0,304</text:p>
          </table:table-cell>
          <table:table-cell table:formula="of:=20*LOG10([.C320]/['Params&amp;Config'.$C$11])" office:value-type="float" office:value="-4.13685681982796" calcext:value-type="float">
            <text:p>-4,14</text:p>
          </table:table-cell>
          <table:table-cell table:formula="of:=20*LOG10([.C320]/['Params&amp;Config'.$C$12])" office:value-type="float" office:value="11.4601638854028" calcext:value-type="float">
            <text:p>11,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9" calcext:value-type="float">
            <text:p>319</text:p>
          </table:table-cell>
          <table:table-cell table:formula="of:=(['Params&amp;Config'.$C$9]/['Params&amp;Config'.$C$10]) * [.C321]" office:value-type="float" office:value="0.85357421875" calcext:value-type="float">
            <text:p>0,854</text:p>
          </table:table-cell>
          <table:table-cell table:style-name="ce2" table:formula="of:=[.D321]*2" office:value-type="float" office:value="1.7071484375" calcext:value-type="float">
            <text:p>1,707</text:p>
          </table:table-cell>
          <table:table-cell table:style-name="ce2" table:formula="of:=[.D321]/1.4/2" office:value-type="float" office:value="0.304847935267857" calcext:value-type="float">
            <text:p>0,305</text:p>
          </table:table-cell>
          <table:table-cell table:formula="of:=20*LOG10([.C321]/['Params&amp;Config'.$C$11])" office:value-type="float" office:value="-4.10958555837299" calcext:value-type="float">
            <text:p>-4,11</text:p>
          </table:table-cell>
          <table:table-cell table:formula="of:=20*LOG10([.C321]/['Params&amp;Config'.$C$12])" office:value-type="float" office:value="11.4874351468578" calcext:value-type="float">
            <text:p>11,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 table:formula="of:=(['Params&amp;Config'.$C$9]/['Params&amp;Config'.$C$10]) * [.C322]" office:value-type="float" office:value="0.85625" calcext:value-type="float">
            <text:p>0,856</text:p>
          </table:table-cell>
          <table:table-cell table:style-name="ce2" table:formula="of:=[.D322]*2" office:value-type="float" office:value="1.7125" calcext:value-type="float">
            <text:p>1,713</text:p>
          </table:table-cell>
          <table:table-cell table:style-name="ce2" table:formula="of:=[.D322]/1.4/2" office:value-type="float" office:value="0.305803571428571" calcext:value-type="float">
            <text:p>0,306</text:p>
          </table:table-cell>
          <table:table-cell table:formula="of:=20*LOG10([.C322]/['Params&amp;Config'.$C$11])" office:value-type="float" office:value="-4.0823996531185" calcext:value-type="float">
            <text:p>-4,08</text:p>
          </table:table-cell>
          <table:table-cell table:formula="of:=20*LOG10([.C322]/['Params&amp;Config'.$C$12])" office:value-type="float" office:value="11.5146210521123" calcext:value-type="float">
            <text:p>11,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1" calcext:value-type="float">
            <text:p>321</text:p>
          </table:table-cell>
          <table:table-cell table:formula="of:=(['Params&amp;Config'.$C$9]/['Params&amp;Config'.$C$10]) * [.C323]" office:value-type="float" office:value="0.85892578125" calcext:value-type="float">
            <text:p>0,859</text:p>
          </table:table-cell>
          <table:table-cell table:style-name="ce2" table:formula="of:=[.D323]*2" office:value-type="float" office:value="1.7178515625" calcext:value-type="float">
            <text:p>1,718</text:p>
          </table:table-cell>
          <table:table-cell table:style-name="ce2" table:formula="of:=[.D323]/1.4/2" office:value-type="float" office:value="0.306759207589286" calcext:value-type="float">
            <text:p>0,307</text:p>
          </table:table-cell>
          <table:table-cell table:formula="of:=20*LOG10([.C323]/['Params&amp;Config'.$C$11])" office:value-type="float" office:value="-4.05529857141917" calcext:value-type="float">
            <text:p>-4,06</text:p>
          </table:table-cell>
          <table:table-cell table:formula="of:=20*LOG10([.C323]/['Params&amp;Config'.$C$12])" office:value-type="float" office:value="11.5417221338116" calcext:value-type="float">
            <text:p>11,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2" calcext:value-type="float">
            <text:p>322</text:p>
          </table:table-cell>
          <table:table-cell table:formula="of:=(['Params&amp;Config'.$C$9]/['Params&amp;Config'.$C$10]) * [.C324]" office:value-type="float" office:value="0.8616015625" calcext:value-type="float">
            <text:p>0,862</text:p>
          </table:table-cell>
          <table:table-cell table:style-name="ce2" table:formula="of:=[.D324]*2" office:value-type="float" office:value="1.723203125" calcext:value-type="float">
            <text:p>1,723</text:p>
          </table:table-cell>
          <table:table-cell table:style-name="ce2" table:formula="of:=[.D324]/1.4/2" office:value-type="float" office:value="0.30771484375" calcext:value-type="float">
            <text:p>0,308</text:p>
          </table:table-cell>
          <table:table-cell table:formula="of:=20*LOG10([.C324]/['Params&amp;Config'.$C$11])" office:value-type="float" office:value="-4.0282817856" calcext:value-type="float">
            <text:p>-4,03</text:p>
          </table:table-cell>
          <table:table-cell table:formula="of:=20*LOG10([.C324]/['Params&amp;Config'.$C$12])" office:value-type="float" office:value="11.5687389196308" calcext:value-type="float">
            <text:p>11,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3" calcext:value-type="float">
            <text:p>323</text:p>
          </table:table-cell>
          <table:table-cell table:formula="of:=(['Params&amp;Config'.$C$9]/['Params&amp;Config'.$C$10]) * [.C325]" office:value-type="float" office:value="0.86427734375" calcext:value-type="float">
            <text:p>0,864</text:p>
          </table:table-cell>
          <table:table-cell table:style-name="ce2" table:formula="of:=[.D325]*2" office:value-type="float" office:value="1.7285546875" calcext:value-type="float">
            <text:p>1,729</text:p>
          </table:table-cell>
          <table:table-cell table:style-name="ce2" table:formula="of:=[.D325]/1.4/2" office:value-type="float" office:value="0.308670479910714" calcext:value-type="float">
            <text:p>0,309</text:p>
          </table:table-cell>
          <table:table-cell table:formula="of:=20*LOG10([.C325]/['Params&amp;Config'.$C$11])" office:value-type="float" office:value="-4.00134877289456" calcext:value-type="float">
            <text:p>-4</text:p>
          </table:table-cell>
          <table:table-cell table:formula="of:=20*LOG10([.C325]/['Params&amp;Config'.$C$12])" office:value-type="float" office:value="11.5956719323362" calcext:value-type="float">
            <text:p>11,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4" calcext:value-type="float">
            <text:p>324</text:p>
          </table:table-cell>
          <table:table-cell table:formula="of:=(['Params&amp;Config'.$C$9]/['Params&amp;Config'.$C$10]) * [.C326]" office:value-type="float" office:value="0.866953125" calcext:value-type="float">
            <text:p>0,867</text:p>
          </table:table-cell>
          <table:table-cell table:style-name="ce2" table:formula="of:=[.D326]*2" office:value-type="float" office:value="1.73390625" calcext:value-type="float">
            <text:p>1,734</text:p>
          </table:table-cell>
          <table:table-cell table:style-name="ce2" table:formula="of:=[.D326]/1.4/2" office:value-type="float" office:value="0.309626116071429" calcext:value-type="float">
            <text:p>0,310</text:p>
          </table:table-cell>
          <table:table-cell table:formula="of:=20*LOG10([.C326]/['Params&amp;Config'.$C$11])" office:value-type="float" office:value="-3.97449901538437" calcext:value-type="float">
            <text:p>-3,97</text:p>
          </table:table-cell>
          <table:table-cell table:formula="of:=20*LOG10([.C326]/['Params&amp;Config'.$C$12])" office:value-type="float" office:value="11.6225216898464" calcext:value-type="float">
            <text:p>11,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5" calcext:value-type="float">
            <text:p>325</text:p>
          </table:table-cell>
          <table:table-cell table:formula="of:=(['Params&amp;Config'.$C$9]/['Params&amp;Config'.$C$10]) * [.C327]" office:value-type="float" office:value="0.86962890625" calcext:value-type="float">
            <text:p>0,870</text:p>
          </table:table-cell>
          <table:table-cell table:style-name="ce2" table:formula="of:=[.D327]*2" office:value-type="float" office:value="1.7392578125" calcext:value-type="float">
            <text:p>1,739</text:p>
          </table:table-cell>
          <table:table-cell table:style-name="ce2" table:formula="of:=[.D327]/1.4/2" office:value-type="float" office:value="0.310581752232143" calcext:value-type="float">
            <text:p>0,311</text:p>
          </table:table-cell>
          <table:table-cell table:formula="of:=20*LOG10([.C327]/['Params&amp;Config'.$C$11])" office:value-type="float" office:value="-3.94773199993913" calcext:value-type="float">
            <text:p>-3,95</text:p>
          </table:table-cell>
          <table:table-cell table:formula="of:=20*LOG10([.C327]/['Params&amp;Config'.$C$12])" office:value-type="float" office:value="11.6492887052916" calcext:value-type="float">
            <text:p>11,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6" calcext:value-type="float">
            <text:p>326</text:p>
          </table:table-cell>
          <table:table-cell table:formula="of:=(['Params&amp;Config'.$C$9]/['Params&amp;Config'.$C$10]) * [.C328]" office:value-type="float" office:value="0.8723046875" calcext:value-type="float">
            <text:p>0,872</text:p>
          </table:table-cell>
          <table:table-cell table:style-name="ce2" table:formula="of:=[.D328]*2" office:value-type="float" office:value="1.744609375" calcext:value-type="float">
            <text:p>1,745</text:p>
          </table:table-cell>
          <table:table-cell table:style-name="ce2" table:formula="of:=[.D328]/1.4/2" office:value-type="float" office:value="0.311537388392857" calcext:value-type="float">
            <text:p>0,312</text:p>
          </table:table-cell>
          <table:table-cell table:formula="of:=20*LOG10([.C328]/['Params&amp;Config'.$C$11])" office:value-type="float" office:value="-3.92104721815783" calcext:value-type="float">
            <text:p>-3,92</text:p>
          </table:table-cell>
          <table:table-cell table:formula="of:=20*LOG10([.C328]/['Params&amp;Config'.$C$12])" office:value-type="float" office:value="11.6759734870729" calcext:value-type="float">
            <text:p>11,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7" calcext:value-type="float">
            <text:p>327</text:p>
          </table:table-cell>
          <table:table-cell table:formula="of:=(['Params&amp;Config'.$C$9]/['Params&amp;Config'.$C$10]) * [.C329]" office:value-type="float" office:value="0.87498046875" calcext:value-type="float">
            <text:p>0,875</text:p>
          </table:table-cell>
          <table:table-cell table:style-name="ce2" table:formula="of:=[.D329]*2" office:value-type="float" office:value="1.7499609375" calcext:value-type="float">
            <text:p>1,750</text:p>
          </table:table-cell>
          <table:table-cell table:style-name="ce2" table:formula="of:=[.D329]/1.4/2" office:value-type="float" office:value="0.312493024553571" calcext:value-type="float">
            <text:p>0,312</text:p>
          </table:table-cell>
          <table:table-cell table:formula="of:=20*LOG10([.C329]/['Params&amp;Config'.$C$11])" office:value-type="float" office:value="-3.89444416631089" calcext:value-type="float">
            <text:p>-3,89</text:p>
          </table:table-cell>
          <table:table-cell table:formula="of:=20*LOG10([.C329]/['Params&amp;Config'.$C$12])" office:value-type="float" office:value="11.7025765389199" calcext:value-type="float">
            <text:p>11,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8" calcext:value-type="float">
            <text:p>328</text:p>
          </table:table-cell>
          <table:table-cell table:formula="of:=(['Params&amp;Config'.$C$9]/['Params&amp;Config'.$C$10]) * [.C330]" office:value-type="float" office:value="0.87765625" calcext:value-type="float">
            <text:p>0,878</text:p>
          </table:table-cell>
          <table:table-cell table:style-name="ce2" table:formula="of:=[.D330]*2" office:value-type="float" office:value="1.7553125" calcext:value-type="float">
            <text:p>1,755</text:p>
          </table:table-cell>
          <table:table-cell table:style-name="ce2" table:formula="of:=[.D330]/1.4/2" office:value-type="float" office:value="0.313448660714286" calcext:value-type="float">
            <text:p>0,313</text:p>
          </table:table-cell>
          <table:table-cell table:formula="of:=20*LOG10([.C330]/['Params&amp;Config'.$C$11])" office:value-type="float" office:value="-3.86792234528303" calcext:value-type="float">
            <text:p>-3,87</text:p>
          </table:table-cell>
          <table:table-cell table:formula="of:=20*LOG10([.C330]/['Params&amp;Config'.$C$12])" office:value-type="float" office:value="11.7290983599477" calcext:value-type="float">
            <text:p>11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9" calcext:value-type="float">
            <text:p>329</text:p>
          </table:table-cell>
          <table:table-cell table:formula="of:=(['Params&amp;Config'.$C$9]/['Params&amp;Config'.$C$10]) * [.C331]" office:value-type="float" office:value="0.88033203125" calcext:value-type="float">
            <text:p>0,880</text:p>
          </table:table-cell>
          <table:table-cell table:style-name="ce2" table:formula="of:=[.D331]*2" office:value-type="float" office:value="1.7606640625" calcext:value-type="float">
            <text:p>1,761</text:p>
          </table:table-cell>
          <table:table-cell table:style-name="ce2" table:formula="of:=[.D331]/1.4/2" office:value-type="float" office:value="0.314404296875" calcext:value-type="float">
            <text:p>0,314</text:p>
          </table:table-cell>
          <table:table-cell table:formula="of:=20*LOG10([.C331]/['Params&amp;Config'.$C$11])" office:value-type="float" office:value="-3.84148126051713" calcext:value-type="float">
            <text:p>-3,84</text:p>
          </table:table-cell>
          <table:table-cell table:formula="of:=20*LOG10([.C331]/['Params&amp;Config'.$C$12])" office:value-type="float" office:value="11.7555394447136" calcext:value-type="float">
            <text:p>11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table:formula="of:=(['Params&amp;Config'.$C$9]/['Params&amp;Config'.$C$10]) * [.C332]" office:value-type="float" office:value="0.8830078125" calcext:value-type="float">
            <text:p>0,883</text:p>
          </table:table-cell>
          <table:table-cell table:style-name="ce2" table:formula="of:=[.D332]*2" office:value-type="float" office:value="1.766015625" calcext:value-type="float">
            <text:p>1,766</text:p>
          </table:table-cell>
          <table:table-cell table:style-name="ce2" table:formula="of:=[.D332]/1.4/2" office:value-type="float" office:value="0.315359933035714" calcext:value-type="float">
            <text:p>0,315</text:p>
          </table:table-cell>
          <table:table-cell table:formula="of:=20*LOG10([.C332]/['Params&amp;Config'.$C$11])" office:value-type="float" office:value="-3.81512042195887" calcext:value-type="float">
            <text:p>-3,82</text:p>
          </table:table-cell>
          <table:table-cell table:formula="of:=20*LOG10([.C332]/['Params&amp;Config'.$C$12])" office:value-type="float" office:value="11.7819002832719" calcext:value-type="float">
            <text:p>11,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1" calcext:value-type="float">
            <text:p>331</text:p>
          </table:table-cell>
          <table:table-cell table:formula="of:=(['Params&amp;Config'.$C$9]/['Params&amp;Config'.$C$10]) * [.C333]" office:value-type="float" office:value="0.88568359375" calcext:value-type="float">
            <text:p>0,886</text:p>
          </table:table-cell>
          <table:table-cell table:style-name="ce2" table:formula="of:=[.D333]*2" office:value-type="float" office:value="1.7713671875" calcext:value-type="float">
            <text:p>1,771</text:p>
          </table:table-cell>
          <table:table-cell table:style-name="ce2" table:formula="of:=[.D333]/1.4/2" office:value-type="float" office:value="0.316315569196429" calcext:value-type="float">
            <text:p>0,316</text:p>
          </table:table-cell>
          <table:table-cell table:formula="of:=20*LOG10([.C333]/['Params&amp;Config'.$C$11])" office:value-type="float" office:value="-3.78883934400224" calcext:value-type="float">
            <text:p>-3,79</text:p>
          </table:table-cell>
          <table:table-cell table:formula="of:=20*LOG10([.C333]/['Params&amp;Config'.$C$12])" office:value-type="float" office:value="11.8081813612285" calcext:value-type="float">
            <text:p>11,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2" calcext:value-type="float">
            <text:p>332</text:p>
          </table:table-cell>
          <table:table-cell table:formula="of:=(['Params&amp;Config'.$C$9]/['Params&amp;Config'.$C$10]) * [.C334]" office:value-type="float" office:value="0.888359375" calcext:value-type="float">
            <text:p>0,888</text:p>
          </table:table-cell>
          <table:table-cell table:style-name="ce2" table:formula="of:=[.D334]*2" office:value-type="float" office:value="1.77671875" calcext:value-type="float">
            <text:p>1,777</text:p>
          </table:table-cell>
          <table:table-cell table:style-name="ce2" table:formula="of:=[.D334]/1.4/2" office:value-type="float" office:value="0.317271205357143" calcext:value-type="float">
            <text:p>0,317</text:p>
          </table:table-cell>
          <table:table-cell table:formula="of:=20*LOG10([.C334]/['Params&amp;Config'.$C$11])" office:value-type="float" office:value="-3.76263754543589" calcext:value-type="float">
            <text:p>-3,76</text:p>
          </table:table-cell>
          <table:table-cell table:formula="of:=20*LOG10([.C334]/['Params&amp;Config'.$C$12])" office:value-type="float" office:value="11.8343831597949" calcext:value-type="float">
            <text:p>11,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  <table:table-cell table:formula="of:=(['Params&amp;Config'.$C$9]/['Params&amp;Config'.$C$10]) * [.C335]" office:value-type="float" office:value="0.89103515625" calcext:value-type="float">
            <text:p>0,891</text:p>
          </table:table-cell>
          <table:table-cell table:style-name="ce2" table:formula="of:=[.D335]*2" office:value-type="float" office:value="1.7820703125" calcext:value-type="float">
            <text:p>1,782</text:p>
          </table:table-cell>
          <table:table-cell table:style-name="ce2" table:formula="of:=[.D335]/1.4/2" office:value-type="float" office:value="0.318226841517857" calcext:value-type="float">
            <text:p>0,318</text:p>
          </table:table-cell>
          <table:table-cell table:formula="of:=20*LOG10([.C335]/['Params&amp;Config'.$C$11])" office:value-type="float" office:value="-3.73651454939022" calcext:value-type="float">
            <text:p>-3,74</text:p>
          </table:table-cell>
          <table:table-cell table:formula="of:=20*LOG10([.C335]/['Params&amp;Config'.$C$12])" office:value-type="float" office:value="11.8605061558405" calcext:value-type="float">
            <text:p>11,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4" calcext:value-type="float">
            <text:p>334</text:p>
          </table:table-cell>
          <table:table-cell table:formula="of:=(['Params&amp;Config'.$C$9]/['Params&amp;Config'.$C$10]) * [.C336]" office:value-type="float" office:value="0.8937109375" calcext:value-type="float">
            <text:p>0,894</text:p>
          </table:table-cell>
          <table:table-cell table:style-name="ce2" table:formula="of:=[.D336]*2" office:value-type="float" office:value="1.787421875" calcext:value-type="float">
            <text:p>1,787</text:p>
          </table:table-cell>
          <table:table-cell table:style-name="ce2" table:formula="of:=[.D336]/1.4/2" office:value-type="float" office:value="0.319182477678571" calcext:value-type="float">
            <text:p>0,319</text:p>
          </table:table-cell>
          <table:table-cell table:formula="of:=20*LOG10([.C336]/['Params&amp;Config'.$C$11])" office:value-type="float" office:value="-3.71046988328533" calcext:value-type="float">
            <text:p>-3,71</text:p>
          </table:table-cell>
          <table:table-cell table:formula="of:=20*LOG10([.C336]/['Params&amp;Config'.$C$12])" office:value-type="float" office:value="11.8865508219454" calcext:value-type="float">
            <text:p>11,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5" calcext:value-type="float">
            <text:p>335</text:p>
          </table:table-cell>
          <table:table-cell table:formula="of:=(['Params&amp;Config'.$C$9]/['Params&amp;Config'.$C$10]) * [.C337]" office:value-type="float" office:value="0.89638671875" calcext:value-type="float">
            <text:p>0,896</text:p>
          </table:table-cell>
          <table:table-cell table:style-name="ce2" table:formula="of:=[.D337]*2" office:value-type="float" office:value="1.7927734375" calcext:value-type="float">
            <text:p>1,793</text:p>
          </table:table-cell>
          <table:table-cell table:style-name="ce2" table:formula="of:=[.D337]/1.4/2" office:value-type="float" office:value="0.320138113839286" calcext:value-type="float">
            <text:p>0,320</text:p>
          </table:table-cell>
          <table:table-cell table:formula="of:=20*LOG10([.C337]/['Params&amp;Config'.$C$11])" office:value-type="float" office:value="-3.68450307877971" calcext:value-type="float">
            <text:p>-3,68</text:p>
          </table:table-cell>
          <table:table-cell table:formula="of:=20*LOG10([.C337]/['Params&amp;Config'.$C$12])" office:value-type="float" office:value="11.9125176264511" calcext:value-type="float">
            <text:p>11,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6" calcext:value-type="float">
            <text:p>336</text:p>
          </table:table-cell>
          <table:table-cell table:formula="of:=(['Params&amp;Config'.$C$9]/['Params&amp;Config'.$C$10]) * [.C338]" office:value-type="float" office:value="0.8990625" calcext:value-type="float">
            <text:p>0,899</text:p>
          </table:table-cell>
          <table:table-cell table:style-name="ce2" table:formula="of:=[.D338]*2" office:value-type="float" office:value="1.798125" calcext:value-type="float">
            <text:p>1,798</text:p>
          </table:table-cell>
          <table:table-cell table:style-name="ce2" table:formula="of:=[.D338]/1.4/2" office:value-type="float" office:value="0.32109375" calcext:value-type="float">
            <text:p>0,321</text:p>
          </table:table-cell>
          <table:table-cell table:formula="of:=20*LOG10([.C338]/['Params&amp;Config'.$C$11])" office:value-type="float" office:value="-3.65861367171973" calcext:value-type="float">
            <text:p>-3,66</text:p>
          </table:table-cell>
          <table:table-cell table:formula="of:=20*LOG10([.C338]/['Params&amp;Config'.$C$12])" office:value-type="float" office:value="11.938407033511" calcext:value-type="float">
            <text:p>11,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7" calcext:value-type="float">
            <text:p>337</text:p>
          </table:table-cell>
          <table:table-cell table:formula="of:=(['Params&amp;Config'.$C$9]/['Params&amp;Config'.$C$10]) * [.C339]" office:value-type="float" office:value="0.90173828125" calcext:value-type="float">
            <text:p>0,902</text:p>
          </table:table-cell>
          <table:table-cell table:style-name="ce2" table:formula="of:=[.D339]*2" office:value-type="float" office:value="1.8034765625" calcext:value-type="float">
            <text:p>1,803</text:p>
          </table:table-cell>
          <table:table-cell table:style-name="ce2" table:formula="of:=[.D339]/1.4/2" office:value-type="float" office:value="0.322049386160714" calcext:value-type="float">
            <text:p>0,322</text:p>
          </table:table-cell>
          <table:table-cell table:formula="of:=20*LOG10([.C339]/['Params&amp;Config'.$C$11])" office:value-type="float" office:value="-3.63280120208984" calcext:value-type="float">
            <text:p>-3,63</text:p>
          </table:table-cell>
          <table:table-cell table:formula="of:=20*LOG10([.C339]/['Params&amp;Config'.$C$12])" office:value-type="float" office:value="11.9642195031409" calcext:value-type="float">
            <text:p>11,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8" calcext:value-type="float">
            <text:p>338</text:p>
          </table:table-cell>
          <table:table-cell table:formula="of:=(['Params&amp;Config'.$C$9]/['Params&amp;Config'.$C$10]) * [.C340]" office:value-type="float" office:value="0.9044140625" calcext:value-type="float">
            <text:p>0,904</text:p>
          </table:table-cell>
          <table:table-cell table:style-name="ce2" table:formula="of:=[.D340]*2" office:value-type="float" office:value="1.808828125" calcext:value-type="float">
            <text:p>1,809</text:p>
          </table:table-cell>
          <table:table-cell table:style-name="ce2" table:formula="of:=[.D340]/1.4/2" office:value-type="float" office:value="0.323005022321429" calcext:value-type="float">
            <text:p>0,323</text:p>
          </table:table-cell>
          <table:table-cell table:formula="of:=20*LOG10([.C340]/['Params&amp;Config'.$C$11])" office:value-type="float" office:value="-3.60706521396352" calcext:value-type="float">
            <text:p>-3,61</text:p>
          </table:table-cell>
          <table:table-cell table:formula="of:=20*LOG10([.C340]/['Params&amp;Config'.$C$12])" office:value-type="float" office:value="11.9899554912672" calcext:value-type="float">
            <text:p>11,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9" calcext:value-type="float">
            <text:p>339</text:p>
          </table:table-cell>
          <table:table-cell table:formula="of:=(['Params&amp;Config'.$C$9]/['Params&amp;Config'.$C$10]) * [.C341]" office:value-type="float" office:value="0.90708984375" calcext:value-type="float">
            <text:p>0,907</text:p>
          </table:table-cell>
          <table:table-cell table:style-name="ce2" table:formula="of:=[.D341]*2" office:value-type="float" office:value="1.8141796875" calcext:value-type="float">
            <text:p>1,814</text:p>
          </table:table-cell>
          <table:table-cell table:style-name="ce2" table:formula="of:=[.D341]/1.4/2" office:value-type="float" office:value="0.323960658482143" calcext:value-type="float">
            <text:p>0,324</text:p>
          </table:table-cell>
          <table:table-cell table:formula="of:=20*LOG10([.C341]/['Params&amp;Config'.$C$11])" office:value-type="float" office:value="-3.58140525545497" calcext:value-type="float">
            <text:p>-3,58</text:p>
          </table:table-cell>
          <table:table-cell table:formula="of:=20*LOG10([.C341]/['Params&amp;Config'.$C$12])" office:value-type="float" office:value="12.0156154497758" calcext:value-type="float">
            <text:p>12,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table:formula="of:=(['Params&amp;Config'.$C$9]/['Params&amp;Config'.$C$10]) * [.C342]" office:value-type="float" office:value="0.909765625" calcext:value-type="float">
            <text:p>0,910</text:p>
          </table:table-cell>
          <table:table-cell table:style-name="ce2" table:formula="of:=[.D342]*2" office:value-type="float" office:value="1.81953125" calcext:value-type="float">
            <text:p>1,820</text:p>
          </table:table-cell>
          <table:table-cell table:style-name="ce2" table:formula="of:=[.D342]/1.4/2" office:value-type="float" office:value="0.324916294642857" calcext:value-type="float">
            <text:p>0,325</text:p>
          </table:table-cell>
          <table:table-cell table:formula="of:=20*LOG10([.C342]/['Params&amp;Config'.$C$11])" office:value-type="float" office:value="-3.55582087867151" calcext:value-type="float">
            <text:p>-3,56</text:p>
          </table:table-cell>
          <table:table-cell table:formula="of:=20*LOG10([.C342]/['Params&amp;Config'.$C$12])" office:value-type="float" office:value="12.0411998265592" calcext:value-type="float">
            <text:p>12,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1" calcext:value-type="float">
            <text:p>341</text:p>
          </table:table-cell>
          <table:table-cell table:formula="of:=(['Params&amp;Config'.$C$9]/['Params&amp;Config'.$C$10]) * [.C343]" office:value-type="float" office:value="0.91244140625" calcext:value-type="float">
            <text:p>0,912</text:p>
          </table:table-cell>
          <table:table-cell table:style-name="ce2" table:formula="of:=[.D343]*2" office:value-type="float" office:value="1.8248828125" calcext:value-type="float">
            <text:p>1,825</text:p>
          </table:table-cell>
          <table:table-cell table:style-name="ce2" table:formula="of:=[.D343]/1.4/2" office:value-type="float" office:value="0.325871930803571" calcext:value-type="float">
            <text:p>0,326</text:p>
          </table:table-cell>
          <table:table-cell table:formula="of:=20*LOG10([.C343]/['Params&amp;Config'.$C$11])" office:value-type="float" office:value="-3.53031163966666" calcext:value-type="float">
            <text:p>-3,53</text:p>
          </table:table-cell>
          <table:table-cell table:formula="of:=20*LOG10([.C343]/['Params&amp;Config'.$C$12])" office:value-type="float" office:value="12.0667090655641" calcext:value-type="float">
            <text:p>12,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2" calcext:value-type="float">
            <text:p>342</text:p>
          </table:table-cell>
          <table:table-cell table:formula="of:=(['Params&amp;Config'.$C$9]/['Params&amp;Config'.$C$10]) * [.C344]" office:value-type="float" office:value="0.9151171875" calcext:value-type="float">
            <text:p>0,915</text:p>
          </table:table-cell>
          <table:table-cell table:style-name="ce2" table:formula="of:=[.D344]*2" office:value-type="float" office:value="1.830234375" calcext:value-type="float">
            <text:p>1,830</text:p>
          </table:table-cell>
          <table:table-cell table:style-name="ce2" table:formula="of:=[.D344]/1.4/2" office:value-type="float" office:value="0.326827566964286" calcext:value-type="float">
            <text:p>0,327</text:p>
          </table:table-cell>
          <table:table-cell table:formula="of:=20*LOG10([.C344]/['Params&amp;Config'.$C$11])" office:value-type="float" office:value="-3.50487709839391" calcext:value-type="float">
            <text:p>-3,5</text:p>
          </table:table-cell>
          <table:table-cell table:formula="of:=20*LOG10([.C344]/['Params&amp;Config'.$C$12])" office:value-type="float" office:value="12.0921436068368" calcext:value-type="float">
            <text:p>12,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3" calcext:value-type="float">
            <text:p>343</text:p>
          </table:table-cell>
          <table:table-cell table:formula="of:=(['Params&amp;Config'.$C$9]/['Params&amp;Config'.$C$10]) * [.C345]" office:value-type="float" office:value="0.91779296875" calcext:value-type="float">
            <text:p>0,918</text:p>
          </table:table-cell>
          <table:table-cell table:style-name="ce2" table:formula="of:=[.D345]*2" office:value-type="float" office:value="1.8355859375" calcext:value-type="float">
            <text:p>1,836</text:p>
          </table:table-cell>
          <table:table-cell table:style-name="ce2" table:formula="of:=[.D345]/1.4/2" office:value-type="float" office:value="0.327783203125" calcext:value-type="float">
            <text:p>0,328</text:p>
          </table:table-cell>
          <table:table-cell table:formula="of:=20*LOG10([.C345]/['Params&amp;Config'.$C$11])" office:value-type="float" office:value="-3.47951681866121" calcext:value-type="float">
            <text:p>-3,48</text:p>
          </table:table-cell>
          <table:table-cell table:formula="of:=20*LOG10([.C345]/['Params&amp;Config'.$C$12])" office:value-type="float" office:value="12.1175038865696" calcext:value-type="float">
            <text:p>12,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4" calcext:value-type="float">
            <text:p>344</text:p>
          </table:table-cell>
          <table:table-cell table:formula="of:=(['Params&amp;Config'.$C$9]/['Params&amp;Config'.$C$10]) * [.C346]" office:value-type="float" office:value="0.92046875" calcext:value-type="float">
            <text:p>0,920</text:p>
          </table:table-cell>
          <table:table-cell table:style-name="ce2" table:formula="of:=[.D346]*2" office:value-type="float" office:value="1.8409375" calcext:value-type="float">
            <text:p>1,841</text:p>
          </table:table-cell>
          <table:table-cell table:style-name="ce2" table:formula="of:=[.D346]/1.4/2" office:value-type="float" office:value="0.328738839285714" calcext:value-type="float">
            <text:p>0,329</text:p>
          </table:table-cell>
          <table:table-cell table:formula="of:=20*LOG10([.C346]/['Params&amp;Config'.$C$11])" office:value-type="float" office:value="-3.45423036808601" calcext:value-type="float">
            <text:p>-3,45</text:p>
          </table:table-cell>
          <table:table-cell table:formula="of:=20*LOG10([.C346]/['Params&amp;Config'.$C$12])" office:value-type="float" office:value="12.1427903371447" calcext:value-type="float">
            <text:p>12,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5" calcext:value-type="float">
            <text:p>345</text:p>
          </table:table-cell>
          <table:table-cell table:formula="of:=(['Params&amp;Config'.$C$9]/['Params&amp;Config'.$C$10]) * [.C347]" office:value-type="float" office:value="0.92314453125" calcext:value-type="float">
            <text:p>0,923</text:p>
          </table:table-cell>
          <table:table-cell table:style-name="ce2" table:formula="of:=[.D347]*2" office:value-type="float" office:value="1.8462890625" calcext:value-type="float">
            <text:p>1,846</text:p>
          </table:table-cell>
          <table:table-cell table:style-name="ce2" table:formula="of:=[.D347]/1.4/2" office:value-type="float" office:value="0.329694475446429" calcext:value-type="float">
            <text:p>0,330</text:p>
          </table:table-cell>
          <table:table-cell table:formula="of:=20*LOG10([.C347]/['Params&amp;Config'.$C$11])" office:value-type="float" office:value="-3.42901731805113" calcext:value-type="float">
            <text:p>-3,43</text:p>
          </table:table-cell>
          <table:table-cell table:formula="of:=20*LOG10([.C347]/['Params&amp;Config'.$C$12])" office:value-type="float" office:value="12.1680033871796" calcext:value-type="float">
            <text:p>12,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6" calcext:value-type="float">
            <text:p>346</text:p>
          </table:table-cell>
          <table:table-cell table:formula="of:=(['Params&amp;Config'.$C$9]/['Params&amp;Config'.$C$10]) * [.C348]" office:value-type="float" office:value="0.9258203125" calcext:value-type="float">
            <text:p>0,926</text:p>
          </table:table-cell>
          <table:table-cell table:style-name="ce2" table:formula="of:=[.D348]*2" office:value-type="float" office:value="1.851640625" calcext:value-type="float">
            <text:p>1,852</text:p>
          </table:table-cell>
          <table:table-cell table:style-name="ce2" table:formula="of:=[.D348]/1.4/2" office:value-type="float" office:value="0.330650111607143" calcext:value-type="float">
            <text:p>0,331</text:p>
          </table:table-cell>
          <table:table-cell table:formula="of:=20*LOG10([.C348]/['Params&amp;Config'.$C$11])" office:value-type="float" office:value="-3.40387724366108" calcext:value-type="float">
            <text:p>-3,4</text:p>
          </table:table-cell>
          <table:table-cell table:formula="of:=20*LOG10([.C348]/['Params&amp;Config'.$C$12])" office:value-type="float" office:value="12.1931434615697" calcext:value-type="float">
            <text:p>12,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7" calcext:value-type="float">
            <text:p>347</text:p>
          </table:table-cell>
          <table:table-cell table:formula="of:=(['Params&amp;Config'.$C$9]/['Params&amp;Config'.$C$10]) * [.C349]" office:value-type="float" office:value="0.92849609375" calcext:value-type="float">
            <text:p>0,928</text:p>
          </table:table-cell>
          <table:table-cell table:style-name="ce2" table:formula="of:=[.D349]*2" office:value-type="float" office:value="1.8569921875" calcext:value-type="float">
            <text:p>1,857</text:p>
          </table:table-cell>
          <table:table-cell table:style-name="ce2" table:formula="of:=[.D349]/1.4/2" office:value-type="float" office:value="0.331605747767857" calcext:value-type="float">
            <text:p>0,332</text:p>
          </table:table-cell>
          <table:table-cell table:formula="of:=20*LOG10([.C349]/['Params&amp;Config'.$C$11])" office:value-type="float" office:value="-3.37880972369914" calcext:value-type="float">
            <text:p>-3,38</text:p>
          </table:table-cell>
          <table:table-cell table:formula="of:=20*LOG10([.C349]/['Params&amp;Config'.$C$12])" office:value-type="float" office:value="12.2182109815316" calcext:value-type="float">
            <text:p>12,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8" calcext:value-type="float">
            <text:p>348</text:p>
          </table:table-cell>
          <table:table-cell table:formula="of:=(['Params&amp;Config'.$C$9]/['Params&amp;Config'.$C$10]) * [.C350]" office:value-type="float" office:value="0.931171875" calcext:value-type="float">
            <text:p>0,931</text:p>
          </table:table-cell>
          <table:table-cell table:style-name="ce2" table:formula="of:=[.D350]*2" office:value-type="float" office:value="1.86234375" calcext:value-type="float">
            <text:p>1,862</text:p>
          </table:table-cell>
          <table:table-cell table:style-name="ce2" table:formula="of:=[.D350]/1.4/2" office:value-type="float" office:value="0.332561383928571" calcext:value-type="float">
            <text:p>0,333</text:p>
          </table:table-cell>
          <table:table-cell table:formula="of:=20*LOG10([.C350]/['Params&amp;Config'.$C$11])" office:value-type="float" office:value="-3.353814340585" calcext:value-type="float">
            <text:p>-3,35</text:p>
          </table:table-cell>
          <table:table-cell table:formula="of:=20*LOG10([.C350]/['Params&amp;Config'.$C$12])" office:value-type="float" office:value="12.2432063646458" calcext:value-type="float">
            <text:p>12,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9" calcext:value-type="float">
            <text:p>349</text:p>
          </table:table-cell>
          <table:table-cell table:formula="of:=(['Params&amp;Config'.$C$9]/['Params&amp;Config'.$C$10]) * [.C351]" office:value-type="float" office:value="0.93384765625" calcext:value-type="float">
            <text:p>0,934</text:p>
          </table:table-cell>
          <table:table-cell table:style-name="ce2" table:formula="of:=[.D351]*2" office:value-type="float" office:value="1.8676953125" calcext:value-type="float">
            <text:p>1,868</text:p>
          </table:table-cell>
          <table:table-cell table:style-name="ce2" table:formula="of:=[.D351]/1.4/2" office:value-type="float" office:value="0.333517020089286" calcext:value-type="float">
            <text:p>0,334</text:p>
          </table:table-cell>
          <table:table-cell table:formula="of:=20*LOG10([.C351]/['Params&amp;Config'.$C$11])" office:value-type="float" office:value="-3.32889068033302" calcext:value-type="float">
            <text:p>-3,33</text:p>
          </table:table-cell>
          <table:table-cell table:formula="of:=20*LOG10([.C351]/['Params&amp;Config'.$C$12])" office:value-type="float" office:value="12.2681300248977" calcext:value-type="float">
            <text:p>12,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table:formula="of:=(['Params&amp;Config'.$C$9]/['Params&amp;Config'.$C$10]) * [.C352]" office:value-type="float" office:value="0.9365234375" calcext:value-type="float">
            <text:p>0,937</text:p>
          </table:table-cell>
          <table:table-cell table:style-name="ce2" table:formula="of:=[.D352]*2" office:value-type="float" office:value="1.873046875" calcext:value-type="float">
            <text:p>1,873</text:p>
          </table:table-cell>
          <table:table-cell table:style-name="ce2" table:formula="of:=[.D352]/1.4/2" office:value-type="float" office:value="0.33447265625" calcext:value-type="float">
            <text:p>0,334</text:p>
          </table:table-cell>
          <table:table-cell table:formula="of:=20*LOG10([.C352]/['Params&amp;Config'.$C$11])" office:value-type="float" office:value="-3.3040383325111" calcext:value-type="float">
            <text:p>-3,3</text:p>
          </table:table-cell>
          <table:table-cell table:formula="of:=20*LOG10([.C352]/['Params&amp;Config'.$C$12])" office:value-type="float" office:value="12.2929823727197" calcext:value-type="float">
            <text:p>12,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1" calcext:value-type="float">
            <text:p>351</text:p>
          </table:table-cell>
          <table:table-cell table:formula="of:=(['Params&amp;Config'.$C$9]/['Params&amp;Config'.$C$10]) * [.C353]" office:value-type="float" office:value="0.93919921875" calcext:value-type="float">
            <text:p>0,939</text:p>
          </table:table-cell>
          <table:table-cell table:style-name="ce2" table:formula="of:=[.D353]*2" office:value-type="float" office:value="1.8783984375" calcext:value-type="float">
            <text:p>1,878</text:p>
          </table:table-cell>
          <table:table-cell table:style-name="ce2" table:formula="of:=[.D353]/1.4/2" office:value-type="float" office:value="0.335428292410714" calcext:value-type="float">
            <text:p>0,335</text:p>
          </table:table-cell>
          <table:table-cell table:formula="of:=20*LOG10([.C353]/['Params&amp;Config'.$C$11])" office:value-type="float" office:value="-3.27925689020013" calcext:value-type="float">
            <text:p>-3,28</text:p>
          </table:table-cell>
          <table:table-cell table:formula="of:=20*LOG10([.C353]/['Params&amp;Config'.$C$12])" office:value-type="float" office:value="12.3177638150306" calcext:value-type="float">
            <text:p>12,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2" calcext:value-type="float">
            <text:p>352</text:p>
          </table:table-cell>
          <table:table-cell table:formula="of:=(['Params&amp;Config'.$C$9]/['Params&amp;Config'.$C$10]) * [.C354]" office:value-type="float" office:value="0.941875" calcext:value-type="float">
            <text:p>0,942</text:p>
          </table:table-cell>
          <table:table-cell table:style-name="ce2" table:formula="of:=[.D354]*2" office:value-type="float" office:value="1.88375" calcext:value-type="float">
            <text:p>1,884</text:p>
          </table:table-cell>
          <table:table-cell table:style-name="ce2" table:formula="of:=[.D354]/1.4/2" office:value-type="float" office:value="0.336383928571429" calcext:value-type="float">
            <text:p>0,336</text:p>
          </table:table-cell>
          <table:table-cell table:formula="of:=20*LOG10([.C354]/['Params&amp;Config'.$C$11])" office:value-type="float" office:value="-3.25454594995399" calcext:value-type="float">
            <text:p>-3,25</text:p>
          </table:table-cell>
          <table:table-cell table:formula="of:=20*LOG10([.C354]/['Params&amp;Config'.$C$12])" office:value-type="float" office:value="12.3424747552768" calcext:value-type="float">
            <text:p>12,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3" calcext:value-type="float">
            <text:p>353</text:p>
          </table:table-cell>
          <table:table-cell table:formula="of:=(['Params&amp;Config'.$C$9]/['Params&amp;Config'.$C$10]) * [.C355]" office:value-type="float" office:value="0.94455078125" calcext:value-type="float">
            <text:p>0,945</text:p>
          </table:table-cell>
          <table:table-cell table:style-name="ce2" table:formula="of:=[.D355]*2" office:value-type="float" office:value="1.8891015625" calcext:value-type="float">
            <text:p>1,889</text:p>
          </table:table-cell>
          <table:table-cell table:style-name="ce2" table:formula="of:=[.D355]/1.4/2" office:value-type="float" office:value="0.337339564732143" calcext:value-type="float">
            <text:p>0,337</text:p>
          </table:table-cell>
          <table:table-cell table:formula="of:=20*LOG10([.C355]/['Params&amp;Config'.$C$11])" office:value-type="float" office:value="-3.22990511176016" calcext:value-type="float">
            <text:p>-3,23</text:p>
          </table:table-cell>
          <table:table-cell table:formula="of:=20*LOG10([.C355]/['Params&amp;Config'.$C$12])" office:value-type="float" office:value="12.3671155934706" calcext:value-type="float">
            <text:p>12,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4" calcext:value-type="float">
            <text:p>354</text:p>
          </table:table-cell>
          <table:table-cell table:formula="of:=(['Params&amp;Config'.$C$9]/['Params&amp;Config'.$C$10]) * [.C356]" office:value-type="float" office:value="0.9472265625" calcext:value-type="float">
            <text:p>0,947</text:p>
          </table:table-cell>
          <table:table-cell table:style-name="ce2" table:formula="of:=[.D356]*2" office:value-type="float" office:value="1.894453125" calcext:value-type="float">
            <text:p>1,894</text:p>
          </table:table-cell>
          <table:table-cell table:style-name="ce2" table:formula="of:=[.D356]/1.4/2" office:value-type="float" office:value="0.338295200892857" calcext:value-type="float">
            <text:p>0,338</text:p>
          </table:table-cell>
          <table:table-cell table:formula="of:=20*LOG10([.C356]/['Params&amp;Config'.$C$11])" office:value-type="float" office:value="-3.20533397900086" calcext:value-type="float">
            <text:p>-3,21</text:p>
          </table:table-cell>
          <table:table-cell table:formula="of:=20*LOG10([.C356]/['Params&amp;Config'.$C$12])" office:value-type="float" office:value="12.3916867262299" calcext:value-type="float">
            <text:p>12,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5" calcext:value-type="float">
            <text:p>355</text:p>
          </table:table-cell>
          <table:table-cell table:formula="of:=(['Params&amp;Config'.$C$9]/['Params&amp;Config'.$C$10]) * [.C357]" office:value-type="float" office:value="0.94990234375" calcext:value-type="float">
            <text:p>0,950</text:p>
          </table:table-cell>
          <table:table-cell table:style-name="ce2" table:formula="of:=[.D357]*2" office:value-type="float" office:value="1.8998046875" calcext:value-type="float">
            <text:p>1,900</text:p>
          </table:table-cell>
          <table:table-cell table:style-name="ce2" table:formula="of:=[.D357]/1.4/2" office:value-type="float" office:value="0.339250837053571" calcext:value-type="float">
            <text:p>0,339</text:p>
          </table:table-cell>
          <table:table-cell table:formula="of:=20*LOG10([.C357]/['Params&amp;Config'.$C$11])" office:value-type="float" office:value="-3.18083215841473" calcext:value-type="float">
            <text:p>-3,18</text:p>
          </table:table-cell>
          <table:table-cell table:formula="of:=20*LOG10([.C357]/['Params&amp;Config'.$C$12])" office:value-type="float" office:value="12.416188546816" calcext:value-type="float">
            <text:p>12,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6" calcext:value-type="float">
            <text:p>356</text:p>
          </table:table-cell>
          <table:table-cell table:formula="of:=(['Params&amp;Config'.$C$9]/['Params&amp;Config'.$C$10]) * [.C358]" office:value-type="float" office:value="0.952578125" calcext:value-type="float">
            <text:p>0,953</text:p>
          </table:table-cell>
          <table:table-cell table:style-name="ce2" table:formula="of:=[.D358]*2" office:value-type="float" office:value="1.90515625" calcext:value-type="float">
            <text:p>1,905</text:p>
          </table:table-cell>
          <table:table-cell table:style-name="ce2" table:formula="of:=[.D358]/1.4/2" office:value-type="float" office:value="0.340206473214286" calcext:value-type="float">
            <text:p>0,340</text:p>
          </table:table-cell>
          <table:table-cell table:formula="of:=20*LOG10([.C358]/['Params&amp;Config'.$C$11])" office:value-type="float" office:value="-3.15639926005911" calcext:value-type="float">
            <text:p>-3,16</text:p>
          </table:table-cell>
          <table:table-cell table:formula="of:=20*LOG10([.C358]/['Params&amp;Config'.$C$12])" office:value-type="float" office:value="12.4406214451717" calcext:value-type="float">
            <text:p>12,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7" calcext:value-type="float">
            <text:p>357</text:p>
          </table:table-cell>
          <table:table-cell table:formula="of:=(['Params&amp;Config'.$C$9]/['Params&amp;Config'.$C$10]) * [.C359]" office:value-type="float" office:value="0.95525390625" calcext:value-type="float">
            <text:p>0,955</text:p>
          </table:table-cell>
          <table:table-cell table:style-name="ce2" table:formula="of:=[.D359]*2" office:value-type="float" office:value="1.9105078125" calcext:value-type="float">
            <text:p>1,911</text:p>
          </table:table-cell>
          <table:table-cell table:style-name="ce2" table:formula="of:=[.D359]/1.4/2" office:value-type="float" office:value="0.341162109375" calcext:value-type="float">
            <text:p>0,341</text:p>
          </table:table-cell>
          <table:table-cell table:formula="of:=20*LOG10([.C359]/['Params&amp;Config'.$C$11])" office:value-type="float" office:value="-3.13203489727275" calcext:value-type="float">
            <text:p>-3,13</text:p>
          </table:table-cell>
          <table:table-cell table:formula="of:=20*LOG10([.C359]/['Params&amp;Config'.$C$12])" office:value-type="float" office:value="12.464985807958" calcext:value-type="float">
            <text:p>12,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8" calcext:value-type="float">
            <text:p>358</text:p>
          </table:table-cell>
          <table:table-cell table:formula="of:=(['Params&amp;Config'.$C$9]/['Params&amp;Config'.$C$10]) * [.C360]" office:value-type="float" office:value="0.9579296875" calcext:value-type="float">
            <text:p>0,958</text:p>
          </table:table-cell>
          <table:table-cell table:style-name="ce2" table:formula="of:=[.D360]*2" office:value-type="float" office:value="1.915859375" calcext:value-type="float">
            <text:p>1,916</text:p>
          </table:table-cell>
          <table:table-cell table:style-name="ce2" table:formula="of:=[.D360]/1.4/2" office:value-type="float" office:value="0.342117745535714" calcext:value-type="float">
            <text:p>0,342</text:p>
          </table:table-cell>
          <table:table-cell table:formula="of:=20*LOG10([.C360]/['Params&amp;Config'.$C$11])" office:value-type="float" office:value="-3.10773868663913" calcext:value-type="float">
            <text:p>-3,11</text:p>
          </table:table-cell>
          <table:table-cell table:formula="of:=20*LOG10([.C360]/['Params&amp;Config'.$C$12])" office:value-type="float" office:value="12.4892820185916" calcext:value-type="float">
            <text:p>12,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9" calcext:value-type="float">
            <text:p>359</text:p>
          </table:table-cell>
          <table:table-cell table:formula="of:=(['Params&amp;Config'.$C$9]/['Params&amp;Config'.$C$10]) * [.C361]" office:value-type="float" office:value="0.96060546875" calcext:value-type="float">
            <text:p>0,961</text:p>
          </table:table-cell>
          <table:table-cell table:style-name="ce2" table:formula="of:=[.D361]*2" office:value-type="float" office:value="1.9212109375" calcext:value-type="float">
            <text:p>1,921</text:p>
          </table:table-cell>
          <table:table-cell table:style-name="ce2" table:formula="of:=[.D361]/1.4/2" office:value-type="float" office:value="0.343073381696429" calcext:value-type="float">
            <text:p>0,343</text:p>
          </table:table-cell>
          <table:table-cell table:formula="of:=20*LOG10([.C361]/['Params&amp;Config'.$C$11])" office:value-type="float" office:value="-3.08351024795023" calcext:value-type="float">
            <text:p>-3,08</text:p>
          </table:table-cell>
          <table:table-cell table:formula="of:=20*LOG10([.C361]/['Params&amp;Config'.$C$12])" office:value-type="float" office:value="12.5135104572805" calcext:value-type="float">
            <text:p>12,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table:formula="of:=(['Params&amp;Config'.$C$9]/['Params&amp;Config'.$C$10]) * [.C362]" office:value-type="float" office:value="0.96328125" calcext:value-type="float">
            <text:p>0,963</text:p>
          </table:table-cell>
          <table:table-cell table:style-name="ce2" table:formula="of:=[.D362]*2" office:value-type="float" office:value="1.9265625" calcext:value-type="float">
            <text:p>1,927</text:p>
          </table:table-cell>
          <table:table-cell table:style-name="ce2" table:formula="of:=[.D362]/1.4/2" office:value-type="float" office:value="0.344029017857143" calcext:value-type="float">
            <text:p>0,344</text:p>
          </table:table-cell>
          <table:table-cell table:formula="of:=20*LOG10([.C362]/['Params&amp;Config'.$C$11])" office:value-type="float" office:value="-3.05934920417087" calcext:value-type="float">
            <text:p>-3,06</text:p>
          </table:table-cell>
          <table:table-cell table:formula="of:=20*LOG10([.C362]/['Params&amp;Config'.$C$12])" office:value-type="float" office:value="12.5376715010599" calcext:value-type="float">
            <text:p>12,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1" calcext:value-type="float">
            <text:p>361</text:p>
          </table:table-cell>
          <table:table-cell table:formula="of:=(['Params&amp;Config'.$C$9]/['Params&amp;Config'.$C$10]) * [.C363]" office:value-type="float" office:value="0.96595703125" calcext:value-type="float">
            <text:p>0,966</text:p>
          </table:table-cell>
          <table:table-cell table:style-name="ce2" table:formula="of:=[.D363]*2" office:value-type="float" office:value="1.9319140625" calcext:value-type="float">
            <text:p>1,932</text:p>
          </table:table-cell>
          <table:table-cell table:style-name="ce2" table:formula="of:=[.D363]/1.4/2" office:value-type="float" office:value="0.344984654017857" calcext:value-type="float">
            <text:p>0,345</text:p>
          </table:table-cell>
          <table:table-cell table:formula="of:=20*LOG10([.C363]/['Params&amp;Config'.$C$11])" office:value-type="float" office:value="-3.03525518140346" calcext:value-type="float">
            <text:p>-3,04</text:p>
          </table:table-cell>
          <table:table-cell table:formula="of:=20*LOG10([.C363]/['Params&amp;Config'.$C$12])" office:value-type="float" office:value="12.5617655238273" calcext:value-type="float">
            <text:p>12,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2" calcext:value-type="float">
            <text:p>362</text:p>
          </table:table-cell>
          <table:table-cell table:formula="of:=(['Params&amp;Config'.$C$9]/['Params&amp;Config'.$C$10]) * [.C364]" office:value-type="float" office:value="0.9686328125" calcext:value-type="float">
            <text:p>0,969</text:p>
          </table:table-cell>
          <table:table-cell table:style-name="ce2" table:formula="of:=[.D364]*2" office:value-type="float" office:value="1.937265625" calcext:value-type="float">
            <text:p>1,937</text:p>
          </table:table-cell>
          <table:table-cell table:style-name="ce2" table:formula="of:=[.D364]/1.4/2" office:value-type="float" office:value="0.345940290178571" calcext:value-type="float">
            <text:p>0,346</text:p>
          </table:table-cell>
          <table:table-cell table:formula="of:=20*LOG10([.C364]/['Params&amp;Config'.$C$11])" office:value-type="float" office:value="-3.0112278088533" calcext:value-type="float">
            <text:p>-3,01</text:p>
          </table:table-cell>
          <table:table-cell table:formula="of:=20*LOG10([.C364]/['Params&amp;Config'.$C$12])" office:value-type="float" office:value="12.5857928963775" calcext:value-type="float">
            <text:p>12,5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3" calcext:value-type="float">
            <text:p>363</text:p>
          </table:table-cell>
          <table:table-cell table:formula="of:=(['Params&amp;Config'.$C$9]/['Params&amp;Config'.$C$10]) * [.C365]" office:value-type="float" office:value="0.97130859375" calcext:value-type="float">
            <text:p>0,971</text:p>
          </table:table-cell>
          <table:table-cell table:style-name="ce2" table:formula="of:=[.D365]*2" office:value-type="float" office:value="1.9426171875" calcext:value-type="float">
            <text:p>1,943</text:p>
          </table:table-cell>
          <table:table-cell table:style-name="ce2" table:formula="of:=[.D365]/1.4/2" office:value-type="float" office:value="0.346895926339286" calcext:value-type="float">
            <text:p>0,347</text:p>
          </table:table-cell>
          <table:table-cell table:formula="of:=20*LOG10([.C365]/['Params&amp;Config'.$C$11])" office:value-type="float" office:value="-2.98726671879436" calcext:value-type="float">
            <text:p>-2,99</text:p>
          </table:table-cell>
          <table:table-cell table:formula="of:=20*LOG10([.C365]/['Params&amp;Config'.$C$12])" office:value-type="float" office:value="12.6097539864364" calcext:value-type="float">
            <text:p>12,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4" calcext:value-type="float">
            <text:p>364</text:p>
          </table:table-cell>
          <table:table-cell table:formula="of:=(['Params&amp;Config'.$C$9]/['Params&amp;Config'.$C$10]) * [.C366]" office:value-type="float" office:value="0.973984375" calcext:value-type="float">
            <text:p>0,974</text:p>
          </table:table-cell>
          <table:table-cell table:style-name="ce2" table:formula="of:=[.D366]*2" office:value-type="float" office:value="1.94796875" calcext:value-type="float">
            <text:p>1,948</text:p>
          </table:table-cell>
          <table:table-cell table:style-name="ce2" table:formula="of:=[.D366]/1.4/2" office:value-type="float" office:value="0.3478515625" calcext:value-type="float">
            <text:p>0,348</text:p>
          </table:table-cell>
          <table:table-cell table:formula="of:=20*LOG10([.C366]/['Params&amp;Config'.$C$11])" office:value-type="float" office:value="-2.9633715465355" calcext:value-type="float">
            <text:p>-2,96</text:p>
          </table:table-cell>
          <table:table-cell table:formula="of:=20*LOG10([.C366]/['Params&amp;Config'.$C$12])" office:value-type="float" office:value="12.6336491586953" calcext:value-type="float">
            <text:p>12,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5" calcext:value-type="float">
            <text:p>365</text:p>
          </table:table-cell>
          <table:table-cell table:formula="of:=(['Params&amp;Config'.$C$9]/['Params&amp;Config'.$C$10]) * [.C367]" office:value-type="float" office:value="0.97666015625" calcext:value-type="float">
            <text:p>0,977</text:p>
          </table:table-cell>
          <table:table-cell table:style-name="ce2" table:formula="of:=[.D367]*2" office:value-type="float" office:value="1.9533203125" calcext:value-type="float">
            <text:p>1,953</text:p>
          </table:table-cell>
          <table:table-cell table:style-name="ce2" table:formula="of:=[.D367]/1.4/2" office:value-type="float" office:value="0.348807198660714" calcext:value-type="float">
            <text:p>0,349</text:p>
          </table:table-cell>
          <table:table-cell table:formula="of:=20*LOG10([.C367]/['Params&amp;Config'.$C$11])" office:value-type="float" office:value="-2.93954193038712" calcext:value-type="float">
            <text:p>-2,94</text:p>
          </table:table-cell>
          <table:table-cell table:formula="of:=20*LOG10([.C367]/['Params&amp;Config'.$C$12])" office:value-type="float" office:value="12.6574787748436" calcext:value-type="float">
            <text:p>12,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6" calcext:value-type="float">
            <text:p>366</text:p>
          </table:table-cell>
          <table:table-cell table:formula="of:=(['Params&amp;Config'.$C$9]/['Params&amp;Config'.$C$10]) * [.C368]" office:value-type="float" office:value="0.9793359375" calcext:value-type="float">
            <text:p>0,979</text:p>
          </table:table-cell>
          <table:table-cell table:style-name="ce2" table:formula="of:=[.D368]*2" office:value-type="float" office:value="1.958671875" calcext:value-type="float">
            <text:p>1,959</text:p>
          </table:table-cell>
          <table:table-cell table:style-name="ce2" table:formula="of:=[.D368]/1.4/2" office:value-type="float" office:value="0.349762834821429" calcext:value-type="float">
            <text:p>0,350</text:p>
          </table:table-cell>
          <table:table-cell table:formula="of:=20*LOG10([.C368]/['Params&amp;Config'.$C$11])" office:value-type="float" office:value="-2.9157775116284" calcext:value-type="float">
            <text:p>-2,92</text:p>
          </table:table-cell>
          <table:table-cell table:formula="of:=20*LOG10([.C368]/['Params&amp;Config'.$C$12])" office:value-type="float" office:value="12.6812431936024" calcext:value-type="float">
            <text:p>12,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7" calcext:value-type="float">
            <text:p>367</text:p>
          </table:table-cell>
          <table:table-cell table:formula="of:=(['Params&amp;Config'.$C$9]/['Params&amp;Config'.$C$10]) * [.C369]" office:value-type="float" office:value="0.98201171875" calcext:value-type="float">
            <text:p>0,982</text:p>
          </table:table-cell>
          <table:table-cell table:style-name="ce2" table:formula="of:=[.D369]*2" office:value-type="float" office:value="1.9640234375" calcext:value-type="float">
            <text:p>1,964</text:p>
          </table:table-cell>
          <table:table-cell table:style-name="ce2" table:formula="of:=[.D369]/1.4/2" office:value-type="float" office:value="0.350718470982143" calcext:value-type="float">
            <text:p>0,351</text:p>
          </table:table-cell>
          <table:table-cell table:formula="of:=20*LOG10([.C369]/['Params&amp;Config'.$C$11])" office:value-type="float" office:value="-2.89207793447483" calcext:value-type="float">
            <text:p>-2,89</text:p>
          </table:table-cell>
          <table:table-cell table:formula="of:=20*LOG10([.C369]/['Params&amp;Config'.$C$12])" office:value-type="float" office:value="12.7049427707559" calcext:value-type="float">
            <text:p>12,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8" calcext:value-type="float">
            <text:p>368</text:p>
          </table:table-cell>
          <table:table-cell table:formula="of:=(['Params&amp;Config'.$C$9]/['Params&amp;Config'.$C$10]) * [.C370]" office:value-type="float" office:value="0.9846875" calcext:value-type="float">
            <text:p>0,985</text:p>
          </table:table-cell>
          <table:table-cell table:style-name="ce2" table:formula="of:=[.D370]*2" office:value-type="float" office:value="1.969375" calcext:value-type="float">
            <text:p>1,969</text:p>
          </table:table-cell>
          <table:table-cell table:style-name="ce2" table:formula="of:=[.D370]/1.4/2" office:value-type="float" office:value="0.351674107142857" calcext:value-type="float">
            <text:p>0,352</text:p>
          </table:table-cell>
          <table:table-cell table:formula="of:=20*LOG10([.C370]/['Params&amp;Config'.$C$11])" office:value-type="float" office:value="-2.86844284604626" calcext:value-type="float">
            <text:p>-2,87</text:p>
          </table:table-cell>
          <table:table-cell table:formula="of:=20*LOG10([.C370]/['Params&amp;Config'.$C$12])" office:value-type="float" office:value="12.7285778591845" calcext:value-type="float">
            <text:p>12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9" calcext:value-type="float">
            <text:p>369</text:p>
          </table:table-cell>
          <table:table-cell table:formula="of:=(['Params&amp;Config'.$C$9]/['Params&amp;Config'.$C$10]) * [.C371]" office:value-type="float" office:value="0.98736328125" calcext:value-type="float">
            <text:p>0,987</text:p>
          </table:table-cell>
          <table:table-cell table:style-name="ce2" table:formula="of:=[.D371]*2" office:value-type="float" office:value="1.9747265625" calcext:value-type="float">
            <text:p>1,975</text:p>
          </table:table-cell>
          <table:table-cell table:style-name="ce2" table:formula="of:=[.D371]/1.4/2" office:value-type="float" office:value="0.352629743303571" calcext:value-type="float">
            <text:p>0,353</text:p>
          </table:table-cell>
          <table:table-cell table:formula="of:=20*LOG10([.C371]/['Params&amp;Config'.$C$11])" office:value-type="float" office:value="-2.84487189633541" calcext:value-type="float">
            <text:p>-2,84</text:p>
          </table:table-cell>
          <table:table-cell table:formula="of:=20*LOG10([.C371]/['Params&amp;Config'.$C$12])" office:value-type="float" office:value="12.7521488088954" calcext:value-type="float">
            <text:p>12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0" calcext:value-type="float">
            <text:p>370</text:p>
          </table:table-cell>
          <table:table-cell table:formula="of:=(['Params&amp;Config'.$C$9]/['Params&amp;Config'.$C$10]) * [.C372]" office:value-type="float" office:value="0.9900390625" calcext:value-type="float">
            <text:p>0,990</text:p>
          </table:table-cell>
          <table:table-cell table:style-name="ce2" table:formula="of:=[.D372]*2" office:value-type="float" office:value="1.980078125" calcext:value-type="float">
            <text:p>1,980</text:p>
          </table:table-cell>
          <table:table-cell table:style-name="ce2" table:formula="of:=[.D372]/1.4/2" office:value-type="float" office:value="0.353585379464286" calcext:value-type="float">
            <text:p>0,354</text:p>
          </table:table-cell>
          <table:table-cell table:formula="of:=20*LOG10([.C372]/['Params&amp;Config'.$C$11])" office:value-type="float" office:value="-2.82136473817672" calcext:value-type="float">
            <text:p>-2,82</text:p>
          </table:table-cell>
          <table:table-cell table:formula="of:=20*LOG10([.C372]/['Params&amp;Config'.$C$12])" office:value-type="float" office:value="12.775655967054" calcext:value-type="float">
            <text:p>12,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1" calcext:value-type="float">
            <text:p>371</text:p>
          </table:table-cell>
          <table:table-cell table:formula="of:=(['Params&amp;Config'.$C$9]/['Params&amp;Config'.$C$10]) * [.C373]" office:value-type="float" office:value="0.99271484375" calcext:value-type="float">
            <text:p>0,993</text:p>
          </table:table-cell>
          <table:table-cell table:style-name="ce2" table:formula="of:=[.D373]*2" office:value-type="float" office:value="1.9854296875" calcext:value-type="float">
            <text:p>1,985</text:p>
          </table:table-cell>
          <table:table-cell table:style-name="ce2" table:formula="of:=[.D373]/1.4/2" office:value-type="float" office:value="0.354541015625" calcext:value-type="float">
            <text:p>0,355</text:p>
          </table:table-cell>
          <table:table-cell table:formula="of:=20*LOG10([.C373]/['Params&amp;Config'.$C$11])" office:value-type="float" office:value="-2.7979210272157" calcext:value-type="float">
            <text:p>-2,8</text:p>
          </table:table-cell>
          <table:table-cell table:formula="of:=20*LOG10([.C373]/['Params&amp;Config'.$C$12])" office:value-type="float" office:value="12.7990996780151" calcext:value-type="float">
            <text:p>12,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2" calcext:value-type="float">
            <text:p>372</text:p>
          </table:table-cell>
          <table:table-cell table:formula="of:=(['Params&amp;Config'.$C$9]/['Params&amp;Config'.$C$10]) * [.C374]" office:value-type="float" office:value="0.995390625" calcext:value-type="float">
            <text:p>0,995</text:p>
          </table:table-cell>
          <table:table-cell table:style-name="ce2" table:formula="of:=[.D374]*2" office:value-type="float" office:value="1.99078125" calcext:value-type="float">
            <text:p>1,991</text:p>
          </table:table-cell>
          <table:table-cell table:style-name="ce2" table:formula="of:=[.D374]/1.4/2" office:value-type="float" office:value="0.355496651785714" calcext:value-type="float">
            <text:p>0,355</text:p>
          </table:table-cell>
          <table:table-cell table:formula="of:=20*LOG10([.C374]/['Params&amp;Config'.$C$11])" office:value-type="float" office:value="-2.77454042187867" calcext:value-type="float">
            <text:p>-2,77</text:p>
          </table:table-cell>
          <table:table-cell table:formula="of:=20*LOG10([.C374]/['Params&amp;Config'.$C$12])" office:value-type="float" office:value="12.8224802833521" calcext:value-type="float">
            <text:p>12,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3" calcext:value-type="float">
            <text:p>373</text:p>
          </table:table-cell>
          <table:table-cell table:formula="of:=(['Params&amp;Config'.$C$9]/['Params&amp;Config'.$C$10]) * [.C375]" office:value-type="float" office:value="0.99806640625" calcext:value-type="float">
            <text:p>0,998</text:p>
          </table:table-cell>
          <table:table-cell table:style-name="ce2" table:formula="of:=[.D375]*2" office:value-type="float" office:value="1.9961328125" calcext:value-type="float">
            <text:p>1,996</text:p>
          </table:table-cell>
          <table:table-cell table:style-name="ce2" table:formula="of:=[.D375]/1.4/2" office:value-type="float" office:value="0.356452287946429" calcext:value-type="float">
            <text:p>0,356</text:p>
          </table:table-cell>
          <table:table-cell table:formula="of:=20*LOG10([.C375]/['Params&amp;Config'.$C$11])" office:value-type="float" office:value="-2.75122258334286" calcext:value-type="float">
            <text:p>-2,75</text:p>
          </table:table-cell>
          <table:table-cell table:formula="of:=20*LOG10([.C375]/['Params&amp;Config'.$C$12])" office:value-type="float" office:value="12.8457981218879" calcext:value-type="float">
            <text:p>12,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4" calcext:value-type="float">
            <text:p>374</text:p>
          </table:table-cell>
          <table:table-cell table:formula="of:=(['Params&amp;Config'.$C$9]/['Params&amp;Config'.$C$10]) * [.C376]" office:value-type="float" office:value="1.0007421875" calcext:value-type="float">
            <text:p>1,001</text:p>
          </table:table-cell>
          <table:table-cell table:style-name="ce2" table:formula="of:=[.D376]*2" office:value-type="float" office:value="2.001484375" calcext:value-type="float">
            <text:p>2,001</text:p>
          </table:table-cell>
          <table:table-cell table:style-name="ce2" table:formula="of:=[.D376]/1.4/2" office:value-type="float" office:value="0.357407924107143" calcext:value-type="float">
            <text:p>0,357</text:p>
          </table:table-cell>
          <table:table-cell table:formula="of:=20*LOG10([.C376]/['Params&amp;Config'.$C$11])" office:value-type="float" office:value="-2.72796717550701" calcext:value-type="float">
            <text:p>-2,73</text:p>
          </table:table-cell>
          <table:table-cell table:formula="of:=20*LOG10([.C376]/['Params&amp;Config'.$C$12])" office:value-type="float" office:value="12.8690535297237" calcext:value-type="float">
            <text:p>12,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5" calcext:value-type="float">
            <text:p>375</text:p>
          </table:table-cell>
          <table:table-cell table:formula="of:=(['Params&amp;Config'.$C$9]/['Params&amp;Config'.$C$10]) * [.C377]" office:value-type="float" office:value="1.00341796875" calcext:value-type="float">
            <text:p>1,003</text:p>
          </table:table-cell>
          <table:table-cell table:style-name="ce2" table:formula="of:=[.D377]*2" office:value-type="float" office:value="2.0068359375" calcext:value-type="float">
            <text:p>2,007</text:p>
          </table:table-cell>
          <table:table-cell table:style-name="ce2" table:formula="of:=[.D377]/1.4/2" office:value-type="float" office:value="0.358363560267857" calcext:value-type="float">
            <text:p>0,358</text:p>
          </table:table-cell>
          <table:table-cell table:formula="of:=20*LOG10([.C377]/['Params&amp;Config'.$C$11])" office:value-type="float" office:value="-2.70477386496224" calcext:value-type="float">
            <text:p>-2,7</text:p>
          </table:table-cell>
          <table:table-cell table:formula="of:=20*LOG10([.C377]/['Params&amp;Config'.$C$12])" office:value-type="float" office:value="12.8922468402685" calcext:value-type="float">
            <text:p>12,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6" calcext:value-type="float">
            <text:p>376</text:p>
          </table:table-cell>
          <table:table-cell table:formula="of:=(['Params&amp;Config'.$C$9]/['Params&amp;Config'.$C$10]) * [.C378]" office:value-type="float" office:value="1.00609375" calcext:value-type="float">
            <text:p>1,006</text:p>
          </table:table-cell>
          <table:table-cell table:style-name="ce2" table:formula="of:=[.D378]*2" office:value-type="float" office:value="2.0121875" calcext:value-type="float">
            <text:p>2,012</text:p>
          </table:table-cell>
          <table:table-cell table:style-name="ce2" table:formula="of:=[.D378]/1.4/2" office:value-type="float" office:value="0.359319196428571" calcext:value-type="float">
            <text:p>0,359</text:p>
          </table:table-cell>
          <table:table-cell table:formula="of:=20*LOG10([.C378]/['Params&amp;Config'.$C$11])" office:value-type="float" office:value="-2.68164232096339" calcext:value-type="float">
            <text:p>-2,68</text:p>
          </table:table-cell>
          <table:table-cell table:formula="of:=20*LOG10([.C378]/['Params&amp;Config'.$C$12])" office:value-type="float" office:value="12.9153783842674" calcext:value-type="float">
            <text:p>12,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7" calcext:value-type="float">
            <text:p>377</text:p>
          </table:table-cell>
          <table:table-cell table:formula="of:=(['Params&amp;Config'.$C$9]/['Params&amp;Config'.$C$10]) * [.C379]" office:value-type="float" office:value="1.00876953125" calcext:value-type="float">
            <text:p>1,009</text:p>
          </table:table-cell>
          <table:table-cell table:style-name="ce2" table:formula="of:=[.D379]*2" office:value-type="float" office:value="2.0175390625" calcext:value-type="float">
            <text:p>2,018</text:p>
          </table:table-cell>
          <table:table-cell table:style-name="ce2" table:formula="of:=[.D379]/1.4/2" office:value-type="float" office:value="0.360274832589286" calcext:value-type="float">
            <text:p>0,360</text:p>
          </table:table-cell>
          <table:table-cell table:formula="of:=20*LOG10([.C379]/['Params&amp;Config'.$C$11])" office:value-type="float" office:value="-2.65857221540076" calcext:value-type="float">
            <text:p>-2,66</text:p>
          </table:table-cell>
          <table:table-cell table:formula="of:=20*LOG10([.C379]/['Params&amp;Config'.$C$12])" office:value-type="float" office:value="12.93844848983" calcext:value-type="float">
            <text:p>12,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8" calcext:value-type="float">
            <text:p>378</text:p>
          </table:table-cell>
          <table:table-cell table:formula="of:=(['Params&amp;Config'.$C$9]/['Params&amp;Config'.$C$10]) * [.C380]" office:value-type="float" office:value="1.0114453125" calcext:value-type="float">
            <text:p>1,011</text:p>
          </table:table-cell>
          <table:table-cell table:style-name="ce2" table:formula="of:=[.D380]*2" office:value-type="float" office:value="2.022890625" calcext:value-type="float">
            <text:p>2,023</text:p>
          </table:table-cell>
          <table:table-cell table:style-name="ce2" table:formula="of:=[.D380]/1.4/2" office:value-type="float" office:value="0.36123046875" calcext:value-type="float">
            <text:p>0,361</text:p>
          </table:table-cell>
          <table:table-cell table:formula="of:=20*LOG10([.C380]/['Params&amp;Config'.$C$11])" office:value-type="float" office:value="-2.63556322277211" calcext:value-type="float">
            <text:p>-2,64</text:p>
          </table:table-cell>
          <table:table-cell table:formula="of:=20*LOG10([.C380]/['Params&amp;Config'.$C$12])" office:value-type="float" office:value="12.9614574824587" calcext:value-type="float">
            <text:p>12,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9" calcext:value-type="float">
            <text:p>379</text:p>
          </table:table-cell>
          <table:table-cell table:formula="of:=(['Params&amp;Config'.$C$9]/['Params&amp;Config'.$C$10]) * [.C381]" office:value-type="float" office:value="1.01412109375" calcext:value-type="float">
            <text:p>1,014</text:p>
          </table:table-cell>
          <table:table-cell table:style-name="ce2" table:formula="of:=[.D381]*2" office:value-type="float" office:value="2.0282421875" calcext:value-type="float">
            <text:p>2,028</text:p>
          </table:table-cell>
          <table:table-cell table:style-name="ce2" table:formula="of:=[.D381]/1.4/2" office:value-type="float" office:value="0.362186104910714" calcext:value-type="float">
            <text:p>0,362</text:p>
          </table:table-cell>
          <table:table-cell table:formula="of:=20*LOG10([.C381]/['Params&amp;Config'.$C$11])" office:value-type="float" office:value="-2.61261502015517" calcext:value-type="float">
            <text:p>-2,61</text:p>
          </table:table-cell>
          <table:table-cell table:formula="of:=20*LOG10([.C381]/['Params&amp;Config'.$C$12])" office:value-type="float" office:value="12.9844056850756" calcext:value-type="float">
            <text:p>12,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table:formula="of:=(['Params&amp;Config'.$C$9]/['Params&amp;Config'.$C$10]) * [.C382]" office:value-type="float" office:value="1.016796875" calcext:value-type="float">
            <text:p>1,017</text:p>
          </table:table-cell>
          <table:table-cell table:style-name="ce2" table:formula="of:=[.D382]*2" office:value-type="float" office:value="2.03359375" calcext:value-type="float">
            <text:p>2,034</text:p>
          </table:table-cell>
          <table:table-cell table:style-name="ce2" table:formula="of:=[.D382]/1.4/2" office:value-type="float" office:value="0.363141741071429" calcext:value-type="float">
            <text:p>0,363</text:p>
          </table:table-cell>
          <table:table-cell table:formula="of:=20*LOG10([.C382]/['Params&amp;Config'.$C$11])" office:value-type="float" office:value="-2.58972728718041" calcext:value-type="float">
            <text:p>-2,59</text:p>
          </table:table-cell>
          <table:table-cell table:formula="of:=20*LOG10([.C382]/['Params&amp;Config'.$C$12])" office:value-type="float" office:value="13.0072934180504" calcext:value-type="float">
            <text:p>13,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 table:formula="of:=(['Params&amp;Config'.$C$9]/['Params&amp;Config'.$C$10]) * [.C383]" office:value-type="float" office:value="1.01947265625" calcext:value-type="float">
            <text:p>1,019</text:p>
          </table:table-cell>
          <table:table-cell table:style-name="ce2" table:formula="of:=[.D383]*2" office:value-type="float" office:value="2.0389453125" calcext:value-type="float">
            <text:p>2,039</text:p>
          </table:table-cell>
          <table:table-cell table:style-name="ce2" table:formula="of:=[.D383]/1.4/2" office:value-type="float" office:value="0.364097377232143" calcext:value-type="float">
            <text:p>0,364</text:p>
          </table:table-cell>
          <table:table-cell table:formula="of:=20*LOG10([.C383]/['Params&amp;Config'.$C$11])" office:value-type="float" office:value="-2.56689970600423" calcext:value-type="float">
            <text:p>-2,57</text:p>
          </table:table-cell>
          <table:table-cell table:formula="of:=20*LOG10([.C383]/['Params&amp;Config'.$C$12])" office:value-type="float" office:value="13.0301209992265" calcext:value-type="float">
            <text:p>13,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 table:formula="of:=(['Params&amp;Config'.$C$9]/['Params&amp;Config'.$C$10]) * [.C384]" office:value-type="float" office:value="1.0221484375" calcext:value-type="float">
            <text:p>1,022</text:p>
          </table:table-cell>
          <table:table-cell table:style-name="ce2" table:formula="of:=[.D384]*2" office:value-type="float" office:value="2.044296875" calcext:value-type="float">
            <text:p>2,044</text:p>
          </table:table-cell>
          <table:table-cell table:style-name="ce2" table:formula="of:=[.D384]/1.4/2" office:value-type="float" office:value="0.365053013392857" calcext:value-type="float">
            <text:p>0,365</text:p>
          </table:table-cell>
          <table:table-cell table:formula="of:=20*LOG10([.C384]/['Params&amp;Config'.$C$11])" office:value-type="float" office:value="-2.54413196128244" calcext:value-type="float">
            <text:p>-2,54</text:p>
          </table:table-cell>
          <table:table-cell table:formula="of:=20*LOG10([.C384]/['Params&amp;Config'.$C$12])" office:value-type="float" office:value="13.0528887439483" calcext:value-type="float">
            <text:p>13,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 table:formula="of:=(['Params&amp;Config'.$C$9]/['Params&amp;Config'.$C$10]) * [.C385]" office:value-type="float" office:value="1.02482421875" calcext:value-type="float">
            <text:p>1,025</text:p>
          </table:table-cell>
          <table:table-cell table:style-name="ce2" table:formula="of:=[.D385]*2" office:value-type="float" office:value="2.0496484375" calcext:value-type="float">
            <text:p>2,050</text:p>
          </table:table-cell>
          <table:table-cell table:style-name="ce2" table:formula="of:=[.D385]/1.4/2" office:value-type="float" office:value="0.366008649553571" calcext:value-type="float">
            <text:p>0,366</text:p>
          </table:table-cell>
          <table:table-cell table:formula="of:=20*LOG10([.C385]/['Params&amp;Config'.$C$11])" office:value-type="float" office:value="-2.52142374014416" calcext:value-type="float">
            <text:p>-2,52</text:p>
          </table:table-cell>
          <table:table-cell table:formula="of:=20*LOG10([.C385]/['Params&amp;Config'.$C$12])" office:value-type="float" office:value="13.0755969650866" calcext:value-type="float">
            <text:p>13,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4" calcext:value-type="float">
            <text:p>384</text:p>
          </table:table-cell>
          <table:table-cell table:formula="of:=(['Params&amp;Config'.$C$9]/['Params&amp;Config'.$C$10]) * [.C386]" office:value-type="float" office:value="1.0275" calcext:value-type="float">
            <text:p>1,028</text:p>
          </table:table-cell>
          <table:table-cell table:style-name="ce2" table:formula="of:=[.D386]*2" office:value-type="float" office:value="2.055" calcext:value-type="float">
            <text:p>2,055</text:p>
          </table:table-cell>
          <table:table-cell table:style-name="ce2" table:formula="of:=[.D386]/1.4/2" office:value-type="float" office:value="0.366964285714286" calcext:value-type="float">
            <text:p>0,367</text:p>
          </table:table-cell>
          <table:table-cell table:formula="of:=20*LOG10([.C386]/['Params&amp;Config'.$C$11])" office:value-type="float" office:value="-2.498774732166" calcext:value-type="float">
            <text:p>-2,5</text:p>
          </table:table-cell>
          <table:table-cell table:formula="of:=20*LOG10([.C386]/['Params&amp;Config'.$C$12])" office:value-type="float" office:value="13.0982459730648" calcext:value-type="float">
            <text:p>13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5" calcext:value-type="float">
            <text:p>385</text:p>
          </table:table-cell>
          <table:table-cell table:formula="of:=(['Params&amp;Config'.$C$9]/['Params&amp;Config'.$C$10]) * [.C387]" office:value-type="float" office:value="1.03017578125" calcext:value-type="float">
            <text:p>1,030</text:p>
          </table:table-cell>
          <table:table-cell table:style-name="ce2" table:formula="of:=[.D387]*2" office:value-type="float" office:value="2.0603515625" calcext:value-type="float">
            <text:p>2,060</text:p>
          </table:table-cell>
          <table:table-cell table:style-name="ce2" table:formula="of:=[.D387]/1.4/2" office:value-type="float" office:value="0.367919921875" calcext:value-type="float">
            <text:p>0,368</text:p>
          </table:table-cell>
          <table:table-cell table:formula="of:=20*LOG10([.C387]/['Params&amp;Config'.$C$11])" office:value-type="float" office:value="-2.4761846293466" calcext:value-type="float">
            <text:p>-2,48</text:p>
          </table:table-cell>
          <table:table-cell table:formula="of:=20*LOG10([.C387]/['Params&amp;Config'.$C$12])" office:value-type="float" office:value="13.1208360758842" calcext:value-type="float">
            <text:p>13,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6" calcext:value-type="float">
            <text:p>386</text:p>
          </table:table-cell>
          <table:table-cell table:formula="of:=(['Params&amp;Config'.$C$9]/['Params&amp;Config'.$C$10]) * [.C388]" office:value-type="float" office:value="1.0328515625" calcext:value-type="float">
            <text:p>1,033</text:p>
          </table:table-cell>
          <table:table-cell table:style-name="ce2" table:formula="of:=[.D388]*2" office:value-type="float" office:value="2.065703125" calcext:value-type="float">
            <text:p>2,066</text:p>
          </table:table-cell>
          <table:table-cell table:style-name="ce2" table:formula="of:=[.D388]/1.4/2" office:value-type="float" office:value="0.368875558035714" calcext:value-type="float">
            <text:p>0,369</text:p>
          </table:table-cell>
          <table:table-cell table:formula="of:=20*LOG10([.C388]/['Params&amp;Config'.$C$11])" office:value-type="float" office:value="-2.45365312608152" calcext:value-type="float">
            <text:p>-2,45</text:p>
          </table:table-cell>
          <table:table-cell table:formula="of:=20*LOG10([.C388]/['Params&amp;Config'.$C$12])" office:value-type="float" office:value="13.1433675791492" calcext:value-type="float">
            <text:p>13,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7" calcext:value-type="float">
            <text:p>387</text:p>
          </table:table-cell>
          <table:table-cell table:formula="of:=(['Params&amp;Config'.$C$9]/['Params&amp;Config'.$C$10]) * [.C389]" office:value-type="float" office:value="1.03552734375" calcext:value-type="float">
            <text:p>1,036</text:p>
          </table:table-cell>
          <table:table-cell table:style-name="ce2" table:formula="of:=[.D389]*2" office:value-type="float" office:value="2.0710546875" calcext:value-type="float">
            <text:p>2,071</text:p>
          </table:table-cell>
          <table:table-cell table:style-name="ce2" table:formula="of:=[.D389]/1.4/2" office:value-type="float" office:value="0.369831194196429" calcext:value-type="float">
            <text:p>0,370</text:p>
          </table:table-cell>
          <table:table-cell table:formula="of:=20*LOG10([.C389]/['Params&amp;Config'.$C$11])" office:value-type="float" office:value="-2.43117991913839" calcext:value-type="float">
            <text:p>-2,43</text:p>
          </table:table-cell>
          <table:table-cell table:formula="of:=20*LOG10([.C389]/['Params&amp;Config'.$C$12])" office:value-type="float" office:value="13.1658407860924" calcext:value-type="float">
            <text:p>13,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8" calcext:value-type="float">
            <text:p>388</text:p>
          </table:table-cell>
          <table:table-cell table:formula="of:=(['Params&amp;Config'.$C$9]/['Params&amp;Config'.$C$10]) * [.C390]" office:value-type="float" office:value="1.038203125" calcext:value-type="float">
            <text:p>1,038</text:p>
          </table:table-cell>
          <table:table-cell table:style-name="ce2" table:formula="of:=[.D390]*2" office:value-type="float" office:value="2.07640625" calcext:value-type="float">
            <text:p>2,076</text:p>
          </table:table-cell>
          <table:table-cell table:style-name="ce2" table:formula="of:=[.D390]/1.4/2" office:value-type="float" office:value="0.370786830357143" calcext:value-type="float">
            <text:p>0,371</text:p>
          </table:table-cell>
          <table:table-cell table:formula="of:=20*LOG10([.C390]/['Params&amp;Config'.$C$11])" office:value-type="float" office:value="-2.40876470763247" calcext:value-type="float">
            <text:p>-2,41</text:p>
          </table:table-cell>
          <table:table-cell table:formula="of:=20*LOG10([.C390]/['Params&amp;Config'.$C$12])" office:value-type="float" office:value="13.1882559975983" calcext:value-type="float">
            <text:p>13,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9" calcext:value-type="float">
            <text:p>389</text:p>
          </table:table-cell>
          <table:table-cell table:formula="of:=(['Params&amp;Config'.$C$9]/['Params&amp;Config'.$C$10]) * [.C391]" office:value-type="float" office:value="1.04087890625" calcext:value-type="float">
            <text:p>1,041</text:p>
          </table:table-cell>
          <table:table-cell table:style-name="ce2" table:formula="of:=[.D391]*2" office:value-type="float" office:value="2.0817578125" calcext:value-type="float">
            <text:p>2,082</text:p>
          </table:table-cell>
          <table:table-cell table:style-name="ce2" table:formula="of:=[.D391]/1.4/2" office:value-type="float" office:value="0.371742466517857" calcext:value-type="float">
            <text:p>0,372</text:p>
          </table:table-cell>
          <table:table-cell table:formula="of:=20*LOG10([.C391]/['Params&amp;Config'.$C$11])" office:value-type="float" office:value="-2.38640719300246" calcext:value-type="float">
            <text:p>-2,39</text:p>
          </table:table-cell>
          <table:table-cell table:formula="of:=20*LOG10([.C391]/['Params&amp;Config'.$C$12])" office:value-type="float" office:value="13.2106135122283" calcext:value-type="float">
            <text:p>13,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0" calcext:value-type="float">
            <text:p>390</text:p>
          </table:table-cell>
          <table:table-cell table:formula="of:=(['Params&amp;Config'.$C$9]/['Params&amp;Config'.$C$10]) * [.C392]" office:value-type="float" office:value="1.0435546875" calcext:value-type="float">
            <text:p>1,044</text:p>
          </table:table-cell>
          <table:table-cell table:style-name="ce2" table:formula="of:=[.D392]*2" office:value-type="float" office:value="2.087109375" calcext:value-type="float">
            <text:p>2,087</text:p>
          </table:table-cell>
          <table:table-cell table:style-name="ce2" table:formula="of:=[.D392]/1.4/2" office:value-type="float" office:value="0.372698102678571" calcext:value-type="float">
            <text:p>0,373</text:p>
          </table:table-cell>
          <table:table-cell table:formula="of:=20*LOG10([.C392]/['Params&amp;Config'.$C$11])" office:value-type="float" office:value="-2.36410707898663" calcext:value-type="float">
            <text:p>-2,36</text:p>
          </table:table-cell>
          <table:table-cell table:formula="of:=20*LOG10([.C392]/['Params&amp;Config'.$C$12])" office:value-type="float" office:value="13.2329136262441" calcext:value-type="float">
            <text:p>13,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1" calcext:value-type="float">
            <text:p>391</text:p>
          </table:table-cell>
          <table:table-cell table:formula="of:=(['Params&amp;Config'.$C$9]/['Params&amp;Config'.$C$10]) * [.C393]" office:value-type="float" office:value="1.04623046875" calcext:value-type="float">
            <text:p>1,046</text:p>
          </table:table-cell>
          <table:table-cell table:style-name="ce2" table:formula="of:=[.D393]*2" office:value-type="float" office:value="2.0924609375" calcext:value-type="float">
            <text:p>2,092</text:p>
          </table:table-cell>
          <table:table-cell table:style-name="ce2" table:formula="of:=[.D393]/1.4/2" office:value-type="float" office:value="0.373653738839286" calcext:value-type="float">
            <text:p>0,374</text:p>
          </table:table-cell>
          <table:table-cell table:formula="of:=20*LOG10([.C393]/['Params&amp;Config'.$C$11])" office:value-type="float" office:value="-2.34186407159928" calcext:value-type="float">
            <text:p>-2,34</text:p>
          </table:table-cell>
          <table:table-cell table:formula="of:=20*LOG10([.C393]/['Params&amp;Config'.$C$12])" office:value-type="float" office:value="13.2551566336315" calcext:value-type="float">
            <text:p>13,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2" calcext:value-type="float">
            <text:p>392</text:p>
          </table:table-cell>
          <table:table-cell table:formula="of:=(['Params&amp;Config'.$C$9]/['Params&amp;Config'.$C$10]) * [.C394]" office:value-type="float" office:value="1.04890625" calcext:value-type="float">
            <text:p>1,049</text:p>
          </table:table-cell>
          <table:table-cell table:style-name="ce2" table:formula="of:=[.D394]*2" office:value-type="float" office:value="2.0978125" calcext:value-type="float">
            <text:p>2,098</text:p>
          </table:table-cell>
          <table:table-cell table:style-name="ce2" table:formula="of:=[.D394]/1.4/2" office:value-type="float" office:value="0.374609375" calcext:value-type="float">
            <text:p>0,375</text:p>
          </table:table-cell>
          <table:table-cell table:formula="of:=20*LOG10([.C394]/['Params&amp;Config'.$C$11])" office:value-type="float" office:value="-2.31967787910747" calcext:value-type="float">
            <text:p>-2,32</text:p>
          </table:table-cell>
          <table:table-cell table:formula="of:=20*LOG10([.C394]/['Params&amp;Config'.$C$12])" office:value-type="float" office:value="13.2773428261233" calcext:value-type="float">
            <text:p>13,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3" calcext:value-type="float">
            <text:p>393</text:p>
          </table:table-cell>
          <table:table-cell table:formula="of:=(['Params&amp;Config'.$C$9]/['Params&amp;Config'.$C$10]) * [.C395]" office:value-type="float" office:value="1.05158203125" calcext:value-type="float">
            <text:p>1,052</text:p>
          </table:table-cell>
          <table:table-cell table:style-name="ce2" table:formula="of:=[.D395]*2" office:value-type="float" office:value="2.1031640625" calcext:value-type="float">
            <text:p>2,103</text:p>
          </table:table-cell>
          <table:table-cell table:style-name="ce2" table:formula="of:=[.D395]/1.4/2" office:value-type="float" office:value="0.375565011160714" calcext:value-type="float">
            <text:p>0,376</text:p>
          </table:table-cell>
          <table:table-cell table:formula="of:=20*LOG10([.C395]/['Params&amp;Config'.$C$11])" office:value-type="float" office:value="-2.29754821200808" calcext:value-type="float">
            <text:p>-2,3</text:p>
          </table:table-cell>
          <table:table-cell table:formula="of:=20*LOG10([.C395]/['Params&amp;Config'.$C$12])" office:value-type="float" office:value="13.2994724932227" calcext:value-type="float">
            <text:p>13,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4" calcext:value-type="float">
            <text:p>394</text:p>
          </table:table-cell>
          <table:table-cell table:formula="of:=(['Params&amp;Config'.$C$9]/['Params&amp;Config'.$C$10]) * [.C396]" office:value-type="float" office:value="1.0542578125" calcext:value-type="float">
            <text:p>1,054</text:p>
          </table:table-cell>
          <table:table-cell table:style-name="ce2" table:formula="of:=[.D396]*2" office:value-type="float" office:value="2.108515625" calcext:value-type="float">
            <text:p>2,109</text:p>
          </table:table-cell>
          <table:table-cell table:style-name="ce2" table:formula="of:=[.D396]/1.4/2" office:value-type="float" office:value="0.376520647321429" calcext:value-type="float">
            <text:p>0,377</text:p>
          </table:table-cell>
          <table:table-cell table:formula="of:=20*LOG10([.C396]/['Params&amp;Config'.$C$11])" office:value-type="float" office:value="-2.27547478300513" calcext:value-type="float">
            <text:p>-2,28</text:p>
          </table:table-cell>
          <table:table-cell table:formula="of:=20*LOG10([.C396]/['Params&amp;Config'.$C$12])" office:value-type="float" office:value="13.3215459222256" calcext:value-type="float">
            <text:p>13,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5" calcext:value-type="float">
            <text:p>395</text:p>
          </table:table-cell>
          <table:table-cell table:formula="of:=(['Params&amp;Config'.$C$9]/['Params&amp;Config'.$C$10]) * [.C397]" office:value-type="float" office:value="1.05693359375" calcext:value-type="float">
            <text:p>1,057</text:p>
          </table:table-cell>
          <table:table-cell table:style-name="ce2" table:formula="of:=[.D397]*2" office:value-type="float" office:value="2.1138671875" calcext:value-type="float">
            <text:p>2,114</text:p>
          </table:table-cell>
          <table:table-cell table:style-name="ce2" table:formula="of:=[.D397]/1.4/2" office:value-type="float" office:value="0.377476283482143" calcext:value-type="float">
            <text:p>0,377</text:p>
          </table:table-cell>
          <table:table-cell table:formula="of:=20*LOG10([.C397]/['Params&amp;Config'.$C$11])" office:value-type="float" office:value="-2.25345730698741" calcext:value-type="float">
            <text:p>-2,25</text:p>
          </table:table-cell>
          <table:table-cell table:formula="of:=20*LOG10([.C397]/['Params&amp;Config'.$C$12])" office:value-type="float" office:value="13.3435633982434" calcext:value-type="float">
            <text:p>13,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6" calcext:value-type="float">
            <text:p>396</text:p>
          </table:table-cell>
          <table:table-cell table:formula="of:=(['Params&amp;Config'.$C$9]/['Params&amp;Config'.$C$10]) * [.C398]" office:value-type="float" office:value="1.059609375" calcext:value-type="float">
            <text:p>1,060</text:p>
          </table:table-cell>
          <table:table-cell table:style-name="ce2" table:formula="of:=[.D398]*2" office:value-type="float" office:value="2.11921875" calcext:value-type="float">
            <text:p>2,119</text:p>
          </table:table-cell>
          <table:table-cell table:style-name="ce2" table:formula="of:=[.D398]/1.4/2" office:value-type="float" office:value="0.378431919642857" calcext:value-type="float">
            <text:p>0,378</text:p>
          </table:table-cell>
          <table:table-cell table:formula="of:=20*LOG10([.C398]/['Params&amp;Config'.$C$11])" office:value-type="float" office:value="-2.23149550100637" calcext:value-type="float">
            <text:p>-2,23</text:p>
          </table:table-cell>
          <table:table-cell table:formula="of:=20*LOG10([.C398]/['Params&amp;Config'.$C$12])" office:value-type="float" office:value="13.3655252042244" calcext:value-type="float">
            <text:p>13,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7" calcext:value-type="float">
            <text:p>397</text:p>
          </table:table-cell>
          <table:table-cell table:formula="of:=(['Params&amp;Config'.$C$9]/['Params&amp;Config'.$C$10]) * [.C399]" office:value-type="float" office:value="1.06228515625" calcext:value-type="float">
            <text:p>1,062</text:p>
          </table:table-cell>
          <table:table-cell table:style-name="ce2" table:formula="of:=[.D399]*2" office:value-type="float" office:value="2.1245703125" calcext:value-type="float">
            <text:p>2,125</text:p>
          </table:table-cell>
          <table:table-cell table:style-name="ce2" table:formula="of:=[.D399]/1.4/2" office:value-type="float" office:value="0.379387555803571" calcext:value-type="float">
            <text:p>0,379</text:p>
          </table:table-cell>
          <table:table-cell table:formula="of:=20*LOG10([.C399]/['Params&amp;Config'.$C$11])" office:value-type="float" office:value="-2.20958908425431" calcext:value-type="float">
            <text:p>-2,21</text:p>
          </table:table-cell>
          <table:table-cell table:formula="of:=20*LOG10([.C399]/['Params&amp;Config'.$C$12])" office:value-type="float" office:value="13.3874316209764" calcext:value-type="float">
            <text:p>13,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8" calcext:value-type="float">
            <text:p>398</text:p>
          </table:table-cell>
          <table:table-cell table:formula="of:=(['Params&amp;Config'.$C$9]/['Params&amp;Config'.$C$10]) * [.C400]" office:value-type="float" office:value="1.0649609375" calcext:value-type="float">
            <text:p>1,065</text:p>
          </table:table-cell>
          <table:table-cell table:style-name="ce2" table:formula="of:=[.D400]*2" office:value-type="float" office:value="2.129921875" calcext:value-type="float">
            <text:p>2,130</text:p>
          </table:table-cell>
          <table:table-cell table:style-name="ce2" table:formula="of:=[.D400]/1.4/2" office:value-type="float" office:value="0.380343191964286" calcext:value-type="float">
            <text:p>0,380</text:p>
          </table:table-cell>
          <table:table-cell table:formula="of:=20*LOG10([.C400]/['Params&amp;Config'.$C$11])" office:value-type="float" office:value="-2.18773777804286" calcext:value-type="float">
            <text:p>-2,19</text:p>
          </table:table-cell>
          <table:table-cell table:formula="of:=20*LOG10([.C400]/['Params&amp;Config'.$C$12])" office:value-type="float" office:value="13.4092829271879" calcext:value-type="float">
            <text:p>13,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9" calcext:value-type="float">
            <text:p>399</text:p>
          </table:table-cell>
          <table:table-cell table:formula="of:=(['Params&amp;Config'.$C$9]/['Params&amp;Config'.$C$10]) * [.C401]" office:value-type="float" office:value="1.06763671875" calcext:value-type="float">
            <text:p>1,068</text:p>
          </table:table-cell>
          <table:table-cell table:style-name="ce2" table:formula="of:=[.D401]*2" office:value-type="float" office:value="2.1352734375" calcext:value-type="float">
            <text:p>2,135</text:p>
          </table:table-cell>
          <table:table-cell table:style-name="ce2" table:formula="of:=[.D401]/1.4/2" office:value-type="float" office:value="0.381298828125" calcext:value-type="float">
            <text:p>0,381</text:p>
          </table:table-cell>
          <table:table-cell table:formula="of:=20*LOG10([.C401]/['Params&amp;Config'.$C$11])" office:value-type="float" office:value="-2.16594130578165" calcext:value-type="float">
            <text:p>-2,17</text:p>
          </table:table-cell>
          <table:table-cell table:formula="of:=20*LOG10([.C401]/['Params&amp;Config'.$C$12])" office:value-type="float" office:value="13.4310793994491" calcext:value-type="float">
            <text:p>13,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table:formula="of:=(['Params&amp;Config'.$C$9]/['Params&amp;Config'.$C$10]) * [.C402]" office:value-type="float" office:value="1.0703125" calcext:value-type="float">
            <text:p>1,070</text:p>
          </table:table-cell>
          <table:table-cell table:style-name="ce2" table:formula="of:=[.D402]*2" office:value-type="float" office:value="2.140625" calcext:value-type="float">
            <text:p>2,141</text:p>
          </table:table-cell>
          <table:table-cell table:style-name="ce2" table:formula="of:=[.D402]/1.4/2" office:value-type="float" office:value="0.382254464285714" calcext:value-type="float">
            <text:p>0,382</text:p>
          </table:table-cell>
          <table:table-cell table:formula="of:=20*LOG10([.C402]/['Params&amp;Config'.$C$11])" office:value-type="float" office:value="-2.14419939295737" calcext:value-type="float">
            <text:p>-2,14</text:p>
          </table:table-cell>
          <table:table-cell table:formula="of:=20*LOG10([.C402]/['Params&amp;Config'.$C$12])" office:value-type="float" office:value="13.4528213122734" calcext:value-type="float">
            <text:p>13,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1" calcext:value-type="float">
            <text:p>401</text:p>
          </table:table-cell>
          <table:table-cell table:formula="of:=(['Params&amp;Config'.$C$9]/['Params&amp;Config'.$C$10]) * [.C403]" office:value-type="float" office:value="1.07298828125" calcext:value-type="float">
            <text:p>1,073</text:p>
          </table:table-cell>
          <table:table-cell table:style-name="ce2" table:formula="of:=[.D403]*2" office:value-type="float" office:value="2.1459765625" calcext:value-type="float">
            <text:p>2,146</text:p>
          </table:table-cell>
          <table:table-cell table:style-name="ce2" table:formula="of:=[.D403]/1.4/2" office:value-type="float" office:value="0.383210100446429" calcext:value-type="float">
            <text:p>0,383</text:p>
          </table:table-cell>
          <table:table-cell table:formula="of:=20*LOG10([.C403]/['Params&amp;Config'.$C$11])" office:value-type="float" office:value="-2.12251176711297" calcext:value-type="float">
            <text:p>-2,12</text:p>
          </table:table-cell>
          <table:table-cell table:formula="of:=20*LOG10([.C403]/['Params&amp;Config'.$C$12])" office:value-type="float" office:value="13.4745089381178" calcext:value-type="float">
            <text:p>13,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2" calcext:value-type="float">
            <text:p>402</text:p>
          </table:table-cell>
          <table:table-cell table:formula="of:=(['Params&amp;Config'.$C$9]/['Params&amp;Config'.$C$10]) * [.C404]" office:value-type="float" office:value="1.0756640625" calcext:value-type="float">
            <text:p>1,076</text:p>
          </table:table-cell>
          <table:table-cell table:style-name="ce2" table:formula="of:=[.D404]*2" office:value-type="float" office:value="2.151328125" calcext:value-type="float">
            <text:p>2,151</text:p>
          </table:table-cell>
          <table:table-cell table:style-name="ce2" table:formula="of:=[.D404]/1.4/2" office:value-type="float" office:value="0.384165736607143" calcext:value-type="float">
            <text:p>0,384</text:p>
          </table:table-cell>
          <table:table-cell table:formula="of:=20*LOG10([.C404]/['Params&amp;Config'.$C$11])" office:value-type="float" office:value="-2.10087815782721" calcext:value-type="float">
            <text:p>-2,1</text:p>
          </table:table-cell>
          <table:table-cell table:formula="of:=20*LOG10([.C404]/['Params&amp;Config'.$C$12])" office:value-type="float" office:value="13.4961425474035" calcext:value-type="float">
            <text:p>13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3" calcext:value-type="float">
            <text:p>403</text:p>
          </table:table-cell>
          <table:table-cell table:formula="of:=(['Params&amp;Config'.$C$9]/['Params&amp;Config'.$C$10]) * [.C405]" office:value-type="float" office:value="1.07833984375" calcext:value-type="float">
            <text:p>1,078</text:p>
          </table:table-cell>
          <table:table-cell table:style-name="ce2" table:formula="of:=[.D405]*2" office:value-type="float" office:value="2.1566796875" calcext:value-type="float">
            <text:p>2,157</text:p>
          </table:table-cell>
          <table:table-cell table:style-name="ce2" table:formula="of:=[.D405]/1.4/2" office:value-type="float" office:value="0.385121372767857" calcext:value-type="float">
            <text:p>0,385</text:p>
          </table:table-cell>
          <table:table-cell table:formula="of:=20*LOG10([.C405]/['Params&amp;Config'.$C$11])" office:value-type="float" office:value="-2.07929829669443" calcext:value-type="float">
            <text:p>-2,08</text:p>
          </table:table-cell>
          <table:table-cell table:formula="of:=20*LOG10([.C405]/['Params&amp;Config'.$C$12])" office:value-type="float" office:value="13.5177224085363" calcext:value-type="float">
            <text:p>13,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4" calcext:value-type="float">
            <text:p>404</text:p>
          </table:table-cell>
          <table:table-cell table:formula="of:=(['Params&amp;Config'.$C$9]/['Params&amp;Config'.$C$10]) * [.C406]" office:value-type="float" office:value="1.081015625" calcext:value-type="float">
            <text:p>1,081</text:p>
          </table:table-cell>
          <table:table-cell table:style-name="ce2" table:formula="of:=[.D406]*2" office:value-type="float" office:value="2.16203125" calcext:value-type="float">
            <text:p>2,162</text:p>
          </table:table-cell>
          <table:table-cell table:style-name="ce2" table:formula="of:=[.D406]/1.4/2" office:value-type="float" office:value="0.386077008928571" calcext:value-type="float">
            <text:p>0,386</text:p>
          </table:table-cell>
          <table:table-cell table:formula="of:=20*LOG10([.C406]/['Params&amp;Config'.$C$11])" office:value-type="float" office:value="-2.05777191730452" calcext:value-type="float">
            <text:p>-2,06</text:p>
          </table:table-cell>
          <table:table-cell table:formula="of:=20*LOG10([.C406]/['Params&amp;Config'.$C$12])" office:value-type="float" office:value="13.5392487879262" calcext:value-type="float">
            <text:p>13,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5" calcext:value-type="float">
            <text:p>405</text:p>
          </table:table-cell>
          <table:table-cell table:formula="of:=(['Params&amp;Config'.$C$9]/['Params&amp;Config'.$C$10]) * [.C407]" office:value-type="float" office:value="1.08369140625" calcext:value-type="float">
            <text:p>1,084</text:p>
          </table:table-cell>
          <table:table-cell table:style-name="ce2" table:formula="of:=[.D407]*2" office:value-type="float" office:value="2.1673828125" calcext:value-type="float">
            <text:p>2,167</text:p>
          </table:table-cell>
          <table:table-cell table:style-name="ce2" table:formula="of:=[.D407]/1.4/2" office:value-type="float" office:value="0.387032645089286" calcext:value-type="float">
            <text:p>0,387</text:p>
          </table:table-cell>
          <table:table-cell table:formula="of:=20*LOG10([.C407]/['Params&amp;Config'.$C$11])" office:value-type="float" office:value="-2.03629875522324" calcext:value-type="float">
            <text:p>-2,04</text:p>
          </table:table-cell>
          <table:table-cell table:formula="of:=20*LOG10([.C407]/['Params&amp;Config'.$C$12])" office:value-type="float" office:value="13.5607219500075" calcext:value-type="float">
            <text:p>13,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6" calcext:value-type="float">
            <text:p>406</text:p>
          </table:table-cell>
          <table:table-cell table:formula="of:=(['Params&amp;Config'.$C$9]/['Params&amp;Config'.$C$10]) * [.C408]" office:value-type="float" office:value="1.0863671875" calcext:value-type="float">
            <text:p>1,086</text:p>
          </table:table-cell>
          <table:table-cell table:style-name="ce2" table:formula="of:=[.D408]*2" office:value-type="float" office:value="2.172734375" calcext:value-type="float">
            <text:p>2,173</text:p>
          </table:table-cell>
          <table:table-cell table:style-name="ce2" table:formula="of:=[.D408]/1.4/2" office:value-type="float" office:value="0.38798828125" calcext:value-type="float">
            <text:p>0,388</text:p>
          </table:table-cell>
          <table:table-cell table:formula="of:=20*LOG10([.C408]/['Params&amp;Config'.$C$11])" office:value-type="float" office:value="-2.01487854797273" calcext:value-type="float">
            <text:p>-2,01</text:p>
          </table:table-cell>
          <table:table-cell table:formula="of:=20*LOG10([.C408]/['Params&amp;Config'.$C$12])" office:value-type="float" office:value="13.582142157258" calcext:value-type="float">
            <text:p>13,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7" calcext:value-type="float">
            <text:p>407</text:p>
          </table:table-cell>
          <table:table-cell table:formula="of:=(['Params&amp;Config'.$C$9]/['Params&amp;Config'.$C$10]) * [.C409]" office:value-type="float" office:value="1.08904296875" calcext:value-type="float">
            <text:p>1,089</text:p>
          </table:table-cell>
          <table:table-cell table:style-name="ce2" table:formula="of:=[.D409]*2" office:value-type="float" office:value="2.1780859375" calcext:value-type="float">
            <text:p>2,178</text:p>
          </table:table-cell>
          <table:table-cell table:style-name="ce2" table:formula="of:=[.D409]/1.4/2" office:value-type="float" office:value="0.388943917410714" calcext:value-type="float">
            <text:p>0,389</text:p>
          </table:table-cell>
          <table:table-cell table:formula="of:=20*LOG10([.C409]/['Params&amp;Config'.$C$11])" office:value-type="float" office:value="-1.99351103501221" calcext:value-type="float">
            <text:p>-1,99</text:p>
          </table:table-cell>
          <table:table-cell table:formula="of:=20*LOG10([.C409]/['Params&amp;Config'.$C$12])" office:value-type="float" office:value="13.6035096702185" calcext:value-type="float">
            <text:p>13,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8" calcext:value-type="float">
            <text:p>408</text:p>
          </table:table-cell>
          <table:table-cell table:formula="of:=(['Params&amp;Config'.$C$9]/['Params&amp;Config'.$C$10]) * [.C410]" office:value-type="float" office:value="1.09171875" calcext:value-type="float">
            <text:p>1,092</text:p>
          </table:table-cell>
          <table:table-cell table:style-name="ce2" table:formula="of:=[.D410]*2" office:value-type="float" office:value="2.1834375" calcext:value-type="float">
            <text:p>2,183</text:p>
          </table:table-cell>
          <table:table-cell table:style-name="ce2" table:formula="of:=[.D410]/1.4/2" office:value-type="float" office:value="0.389899553571429" calcext:value-type="float">
            <text:p>0,390</text:p>
          </table:table-cell>
          <table:table-cell table:formula="of:=20*LOG10([.C410]/['Params&amp;Config'.$C$11])" office:value-type="float" office:value="-1.97219595771902" calcext:value-type="float">
            <text:p>-1,97</text:p>
          </table:table-cell>
          <table:table-cell table:formula="of:=20*LOG10([.C410]/['Params&amp;Config'.$C$12])" office:value-type="float" office:value="13.6248247475117" calcext:value-type="float">
            <text:p>13,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9" calcext:value-type="float">
            <text:p>409</text:p>
          </table:table-cell>
          <table:table-cell table:formula="of:=(['Params&amp;Config'.$C$9]/['Params&amp;Config'.$C$10]) * [.C411]" office:value-type="float" office:value="1.09439453125" calcext:value-type="float">
            <text:p>1,094</text:p>
          </table:table-cell>
          <table:table-cell table:style-name="ce2" table:formula="of:=[.D411]*2" office:value-type="float" office:value="2.1887890625" calcext:value-type="float">
            <text:p>2,189</text:p>
          </table:table-cell>
          <table:table-cell table:style-name="ce2" table:formula="of:=[.D411]/1.4/2" office:value-type="float" office:value="0.390855189732143" calcext:value-type="float">
            <text:p>0,391</text:p>
          </table:table-cell>
          <table:table-cell table:formula="of:=20*LOG10([.C411]/['Params&amp;Config'.$C$11])" office:value-type="float" office:value="-1.95093305936978" calcext:value-type="float">
            <text:p>-1,95</text:p>
          </table:table-cell>
          <table:table-cell table:formula="of:=20*LOG10([.C411]/['Params&amp;Config'.$C$12])" office:value-type="float" office:value="13.646087645861" calcext:value-type="float">
            <text:p>13,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0" calcext:value-type="float">
            <text:p>410</text:p>
          </table:table-cell>
          <table:table-cell table:formula="of:=(['Params&amp;Config'.$C$9]/['Params&amp;Config'.$C$10]) * [.C412]" office:value-type="float" office:value="1.0970703125" calcext:value-type="float">
            <text:p>1,097</text:p>
          </table:table-cell>
          <table:table-cell table:style-name="ce2" table:formula="of:=[.D412]*2" office:value-type="float" office:value="2.194140625" calcext:value-type="float">
            <text:p>2,194</text:p>
          </table:table-cell>
          <table:table-cell table:style-name="ce2" table:formula="of:=[.D412]/1.4/2" office:value-type="float" office:value="0.391810825892857" calcext:value-type="float">
            <text:p>0,392</text:p>
          </table:table-cell>
          <table:table-cell table:formula="of:=20*LOG10([.C412]/['Params&amp;Config'.$C$11])" office:value-type="float" office:value="-1.92972208512191" calcext:value-type="float">
            <text:p>-1,93</text:p>
          </table:table-cell>
          <table:table-cell table:formula="of:=20*LOG10([.C412]/['Params&amp;Config'.$C$12])" office:value-type="float" office:value="13.6672986201089" calcext:value-type="float">
            <text:p>13,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1" calcext:value-type="float">
            <text:p>411</text:p>
          </table:table-cell>
          <table:table-cell table:formula="of:=(['Params&amp;Config'.$C$9]/['Params&amp;Config'.$C$10]) * [.C413]" office:value-type="float" office:value="1.09974609375" calcext:value-type="float">
            <text:p>1,100</text:p>
          </table:table-cell>
          <table:table-cell table:style-name="ce2" table:formula="of:=[.D413]*2" office:value-type="float" office:value="2.1994921875" calcext:value-type="float">
            <text:p>2,199</text:p>
          </table:table-cell>
          <table:table-cell table:style-name="ce2" table:formula="of:=[.D413]/1.4/2" office:value-type="float" office:value="0.392766462053571" calcext:value-type="float">
            <text:p>0,393</text:p>
          </table:table-cell>
          <table:table-cell table:formula="of:=20*LOG10([.C413]/['Params&amp;Config'.$C$11])" office:value-type="float" office:value="-1.90856278199523" calcext:value-type="float">
            <text:p>-1,91</text:p>
          </table:table-cell>
          <table:table-cell table:formula="of:=20*LOG10([.C413]/['Params&amp;Config'.$C$12])" office:value-type="float" office:value="13.6884579232355" calcext:value-type="float">
            <text:p>13,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2" calcext:value-type="float">
            <text:p>412</text:p>
          </table:table-cell>
          <table:table-cell table:formula="of:=(['Params&amp;Config'.$C$9]/['Params&amp;Config'.$C$10]) * [.C414]" office:value-type="float" office:value="1.102421875" calcext:value-type="float">
            <text:p>1,102</text:p>
          </table:table-cell>
          <table:table-cell table:style-name="ce2" table:formula="of:=[.D414]*2" office:value-type="float" office:value="2.20484375" calcext:value-type="float">
            <text:p>2,205</text:p>
          </table:table-cell>
          <table:table-cell table:style-name="ce2" table:formula="of:=[.D414]/1.4/2" office:value-type="float" office:value="0.393722098214286" calcext:value-type="float">
            <text:p>0,394</text:p>
          </table:table-cell>
          <table:table-cell table:formula="of:=20*LOG10([.C414]/['Params&amp;Config'.$C$11])" office:value-type="float" office:value="-1.88745489885392" calcext:value-type="float">
            <text:p>-1,89</text:p>
          </table:table-cell>
          <table:table-cell table:formula="of:=20*LOG10([.C414]/['Params&amp;Config'.$C$12])" office:value-type="float" office:value="13.7095658063768" calcext:value-type="float">
            <text:p>13,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3" calcext:value-type="float">
            <text:p>413</text:p>
          </table:table-cell>
          <table:table-cell table:formula="of:=(['Params&amp;Config'.$C$9]/['Params&amp;Config'.$C$10]) * [.C415]" office:value-type="float" office:value="1.10509765625" calcext:value-type="float">
            <text:p>1,105</text:p>
          </table:table-cell>
          <table:table-cell table:style-name="ce2" table:formula="of:=[.D415]*2" office:value-type="float" office:value="2.2101953125" calcext:value-type="float">
            <text:p>2,210</text:p>
          </table:table-cell>
          <table:table-cell table:style-name="ce2" table:formula="of:=[.D415]/1.4/2" office:value-type="float" office:value="0.394677734375" calcext:value-type="float">
            <text:p>0,395</text:p>
          </table:table-cell>
          <table:table-cell table:formula="of:=20*LOG10([.C415]/['Params&amp;Config'.$C$11])" office:value-type="float" office:value="-1.86639818638859" calcext:value-type="float">
            <text:p>-1,87</text:p>
          </table:table-cell>
          <table:table-cell table:formula="of:=20*LOG10([.C415]/['Params&amp;Config'.$C$12])" office:value-type="float" office:value="13.7306225188422" calcext:value-type="float">
            <text:p>13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4" calcext:value-type="float">
            <text:p>414</text:p>
          </table:table-cell>
          <table:table-cell table:formula="of:=(['Params&amp;Config'.$C$9]/['Params&amp;Config'.$C$10]) * [.C416]" office:value-type="float" office:value="1.1077734375" calcext:value-type="float">
            <text:p>1,108</text:p>
          </table:table-cell>
          <table:table-cell table:style-name="ce2" table:formula="of:=[.D416]*2" office:value-type="float" office:value="2.215546875" calcext:value-type="float">
            <text:p>2,216</text:p>
          </table:table-cell>
          <table:table-cell table:style-name="ce2" table:formula="of:=[.D416]/1.4/2" office:value-type="float" office:value="0.395633370535714" calcext:value-type="float">
            <text:p>0,396</text:p>
          </table:table-cell>
          <table:table-cell table:formula="of:=20*LOG10([.C416]/['Params&amp;Config'.$C$11])" office:value-type="float" office:value="-1.84539239709864" calcext:value-type="float">
            <text:p>-1,85</text:p>
          </table:table-cell>
          <table:table-cell table:formula="of:=20*LOG10([.C416]/['Params&amp;Config'.$C$12])" office:value-type="float" office:value="13.7516283081321" calcext:value-type="float">
            <text:p>13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5" calcext:value-type="float">
            <text:p>415</text:p>
          </table:table-cell>
          <table:table-cell table:formula="of:=(['Params&amp;Config'.$C$9]/['Params&amp;Config'.$C$10]) * [.C417]" office:value-type="float" office:value="1.11044921875" calcext:value-type="float">
            <text:p>1,110</text:p>
          </table:table-cell>
          <table:table-cell table:style-name="ce2" table:formula="of:=[.D417]*2" office:value-type="float" office:value="2.2208984375" calcext:value-type="float">
            <text:p>2,221</text:p>
          </table:table-cell>
          <table:table-cell table:style-name="ce2" table:formula="of:=[.D417]/1.4/2" office:value-type="float" office:value="0.396589006696429" calcext:value-type="float">
            <text:p>0,397</text:p>
          </table:table-cell>
          <table:table-cell table:formula="of:=20*LOG10([.C417]/['Params&amp;Config'.$C$11])" office:value-type="float" office:value="-1.82443728527476" calcext:value-type="float">
            <text:p>-1,82</text:p>
          </table:table-cell>
          <table:table-cell table:formula="of:=20*LOG10([.C417]/['Params&amp;Config'.$C$12])" office:value-type="float" office:value="13.772583419956" calcext:value-type="float">
            <text:p>13,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6" calcext:value-type="float">
            <text:p>416</text:p>
          </table:table-cell>
          <table:table-cell table:formula="of:=(['Params&amp;Config'.$C$9]/['Params&amp;Config'.$C$10]) * [.C418]" office:value-type="float" office:value="1.113125" calcext:value-type="float">
            <text:p>1,113</text:p>
          </table:table-cell>
          <table:table-cell table:style-name="ce2" table:formula="of:=[.D418]*2" office:value-type="float" office:value="2.22625" calcext:value-type="float">
            <text:p>2,226</text:p>
          </table:table-cell>
          <table:table-cell table:style-name="ce2" table:formula="of:=[.D418]/1.4/2" office:value-type="float" office:value="0.397544642857143" calcext:value-type="float">
            <text:p>0,398</text:p>
          </table:table-cell>
          <table:table-cell table:formula="of:=20*LOG10([.C418]/['Params&amp;Config'.$C$11])" office:value-type="float" office:value="-1.80353260698176" calcext:value-type="float">
            <text:p>-1,8</text:p>
          </table:table-cell>
          <table:table-cell table:formula="of:=20*LOG10([.C418]/['Params&amp;Config'.$C$12])" office:value-type="float" office:value="13.793488098249" calcext:value-type="float">
            <text:p>13,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7" calcext:value-type="float">
            <text:p>417</text:p>
          </table:table-cell>
          <table:table-cell table:formula="of:=(['Params&amp;Config'.$C$9]/['Params&amp;Config'.$C$10]) * [.C419]" office:value-type="float" office:value="1.11580078125" calcext:value-type="float">
            <text:p>1,116</text:p>
          </table:table-cell>
          <table:table-cell table:style-name="ce2" table:formula="of:=[.D419]*2" office:value-type="float" office:value="2.2316015625" calcext:value-type="float">
            <text:p>2,232</text:p>
          </table:table-cell>
          <table:table-cell table:style-name="ce2" table:formula="of:=[.D419]/1.4/2" office:value-type="float" office:value="0.398500279017857" calcext:value-type="float">
            <text:p>0,399</text:p>
          </table:table-cell>
          <table:table-cell table:formula="of:=20*LOG10([.C419]/['Params&amp;Config'.$C$11])" office:value-type="float" office:value="-1.78267812004146" calcext:value-type="float">
            <text:p>-1,78</text:p>
          </table:table-cell>
          <table:table-cell table:formula="of:=20*LOG10([.C419]/['Params&amp;Config'.$C$12])" office:value-type="float" office:value="13.8143425851893" calcext:value-type="float">
            <text:p>13,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8" calcext:value-type="float">
            <text:p>418</text:p>
          </table:table-cell>
          <table:table-cell table:formula="of:=(['Params&amp;Config'.$C$9]/['Params&amp;Config'.$C$10]) * [.C420]" office:value-type="float" office:value="1.1184765625" calcext:value-type="float">
            <text:p>1,118</text:p>
          </table:table-cell>
          <table:table-cell table:style-name="ce2" table:formula="of:=[.D420]*2" office:value-type="float" office:value="2.236953125" calcext:value-type="float">
            <text:p>2,237</text:p>
          </table:table-cell>
          <table:table-cell table:style-name="ce2" table:formula="of:=[.D420]/1.4/2" office:value-type="float" office:value="0.399455915178571" calcext:value-type="float">
            <text:p>0,399</text:p>
          </table:table-cell>
          <table:table-cell table:formula="of:=20*LOG10([.C420]/['Params&amp;Config'.$C$11])" office:value-type="float" office:value="-1.76187358401591" calcext:value-type="float">
            <text:p>-1,76</text:p>
          </table:table-cell>
          <table:table-cell table:formula="of:=20*LOG10([.C420]/['Params&amp;Config'.$C$12])" office:value-type="float" office:value="13.8351471212149" calcext:value-type="float">
            <text:p>13,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9" calcext:value-type="float">
            <text:p>419</text:p>
          </table:table-cell>
          <table:table-cell table:formula="of:=(['Params&amp;Config'.$C$9]/['Params&amp;Config'.$C$10]) * [.C421]" office:value-type="float" office:value="1.12115234375" calcext:value-type="float">
            <text:p>1,121</text:p>
          </table:table-cell>
          <table:table-cell table:style-name="ce2" table:formula="of:=[.D421]*2" office:value-type="float" office:value="2.2423046875" calcext:value-type="float">
            <text:p>2,242</text:p>
          </table:table-cell>
          <table:table-cell table:style-name="ce2" table:formula="of:=[.D421]/1.4/2" office:value-type="float" office:value="0.400411551339286" calcext:value-type="float">
            <text:p>0,400</text:p>
          </table:table-cell>
          <table:table-cell table:formula="of:=20*LOG10([.C421]/['Params&amp;Config'.$C$11])" office:value-type="float" office:value="-1.74111876019071" calcext:value-type="float">
            <text:p>-1,74</text:p>
          </table:table-cell>
          <table:table-cell table:formula="of:=20*LOG10([.C421]/['Params&amp;Config'.$C$12])" office:value-type="float" office:value="13.8559019450401" calcext:value-type="float">
            <text:p>13,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 table:formula="of:=(['Params&amp;Config'.$C$9]/['Params&amp;Config'.$C$10]) * [.C422]" office:value-type="float" office:value="1.123828125" calcext:value-type="float">
            <text:p>1,124</text:p>
          </table:table-cell>
          <table:table-cell table:style-name="ce2" table:formula="of:=[.D422]*2" office:value-type="float" office:value="2.24765625" calcext:value-type="float">
            <text:p>2,248</text:p>
          </table:table-cell>
          <table:table-cell table:style-name="ce2" table:formula="of:=[.D422]/1.4/2" office:value-type="float" office:value="0.4013671875" calcext:value-type="float">
            <text:p>0,401</text:p>
          </table:table-cell>
          <table:table-cell table:formula="of:=20*LOG10([.C422]/['Params&amp;Config'.$C$11])" office:value-type="float" office:value="-1.72041341155861" calcext:value-type="float">
            <text:p>-1,72</text:p>
          </table:table-cell>
          <table:table-cell table:formula="of:=20*LOG10([.C422]/['Params&amp;Config'.$C$12])" office:value-type="float" office:value="13.8766072936722" calcext:value-type="float">
            <text:p>13,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1" calcext:value-type="float">
            <text:p>421</text:p>
          </table:table-cell>
          <table:table-cell table:formula="of:=(['Params&amp;Config'.$C$9]/['Params&amp;Config'.$C$10]) * [.C423]" office:value-type="float" office:value="1.12650390625" calcext:value-type="float">
            <text:p>1,127</text:p>
          </table:table-cell>
          <table:table-cell table:style-name="ce2" table:formula="of:=[.D423]*2" office:value-type="float" office:value="2.2530078125" calcext:value-type="float">
            <text:p>2,253</text:p>
          </table:table-cell>
          <table:table-cell table:style-name="ce2" table:formula="of:=[.D423]/1.4/2" office:value-type="float" office:value="0.402322823660714" calcext:value-type="float">
            <text:p>0,402</text:p>
          </table:table-cell>
          <table:table-cell table:formula="of:=20*LOG10([.C423]/['Params&amp;Config'.$C$11])" office:value-type="float" office:value="-1.69975730280325" calcext:value-type="float">
            <text:p>-1,7</text:p>
          </table:table-cell>
          <table:table-cell table:formula="of:=20*LOG10([.C423]/['Params&amp;Config'.$C$12])" office:value-type="float" office:value="13.8972634024275" calcext:value-type="float">
            <text:p>13,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2" calcext:value-type="float">
            <text:p>422</text:p>
          </table:table-cell>
          <table:table-cell table:formula="of:=(['Params&amp;Config'.$C$9]/['Params&amp;Config'.$C$10]) * [.C424]" office:value-type="float" office:value="1.1291796875" calcext:value-type="float">
            <text:p>1,129</text:p>
          </table:table-cell>
          <table:table-cell table:style-name="ce2" table:formula="of:=[.D424]*2" office:value-type="float" office:value="2.258359375" calcext:value-type="float">
            <text:p>2,258</text:p>
          </table:table-cell>
          <table:table-cell table:style-name="ce2" table:formula="of:=[.D424]/1.4/2" office:value-type="float" office:value="0.403278459821429" calcext:value-type="float">
            <text:p>0,403</text:p>
          </table:table-cell>
          <table:table-cell table:formula="of:=20*LOG10([.C424]/['Params&amp;Config'.$C$11])" office:value-type="float" office:value="-1.67915020028314" calcext:value-type="float">
            <text:p>-1,68</text:p>
          </table:table-cell>
          <table:table-cell table:formula="of:=20*LOG10([.C424]/['Params&amp;Config'.$C$12])" office:value-type="float" office:value="13.9178705049476" calcext:value-type="float">
            <text:p>13,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3" calcext:value-type="float">
            <text:p>423</text:p>
          </table:table-cell>
          <table:table-cell table:formula="of:=(['Params&amp;Config'.$C$9]/['Params&amp;Config'.$C$10]) * [.C425]" office:value-type="float" office:value="1.13185546875" calcext:value-type="float">
            <text:p>1,132</text:p>
          </table:table-cell>
          <table:table-cell table:style-name="ce2" table:formula="of:=[.D425]*2" office:value-type="float" office:value="2.2637109375" calcext:value-type="float">
            <text:p>2,264</text:p>
          </table:table-cell>
          <table:table-cell table:style-name="ce2" table:formula="of:=[.D425]/1.4/2" office:value-type="float" office:value="0.404234095982143" calcext:value-type="float">
            <text:p>0,404</text:p>
          </table:table-cell>
          <table:table-cell table:formula="of:=20*LOG10([.C425]/['Params&amp;Config'.$C$11])" office:value-type="float" office:value="-1.65859187201577" calcext:value-type="float">
            <text:p>-1,66</text:p>
          </table:table-cell>
          <table:table-cell table:formula="of:=20*LOG10([.C425]/['Params&amp;Config'.$C$12])" office:value-type="float" office:value="13.938428833215" calcext:value-type="float">
            <text:p>13,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4" calcext:value-type="float">
            <text:p>424</text:p>
          </table:table-cell>
          <table:table-cell table:formula="of:=(['Params&amp;Config'.$C$9]/['Params&amp;Config'.$C$10]) * [.C426]" office:value-type="float" office:value="1.13453125" calcext:value-type="float">
            <text:p>1,135</text:p>
          </table:table-cell>
          <table:table-cell table:style-name="ce2" table:formula="of:=[.D426]*2" office:value-type="float" office:value="2.2690625" calcext:value-type="float">
            <text:p>2,269</text:p>
          </table:table-cell>
          <table:table-cell table:style-name="ce2" table:formula="of:=[.D426]/1.4/2" office:value-type="float" office:value="0.405189732142857" calcext:value-type="float">
            <text:p>0,405</text:p>
          </table:table-cell>
          <table:table-cell table:formula="of:=20*LOG10([.C426]/['Params&amp;Config'.$C$11])" office:value-type="float" office:value="-1.63808208766196" calcext:value-type="float">
            <text:p>-1,64</text:p>
          </table:table-cell>
          <table:table-cell table:formula="of:=20*LOG10([.C426]/['Params&amp;Config'.$C$12])" office:value-type="float" office:value="13.9589386175688" calcext:value-type="float">
            <text:p>13,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5" calcext:value-type="float">
            <text:p>425</text:p>
          </table:table-cell>
          <table:table-cell table:formula="of:=(['Params&amp;Config'.$C$9]/['Params&amp;Config'.$C$10]) * [.C427]" office:value-type="float" office:value="1.13720703125" calcext:value-type="float">
            <text:p>1,137</text:p>
          </table:table-cell>
          <table:table-cell table:style-name="ce2" table:formula="of:=[.D427]*2" office:value-type="float" office:value="2.2744140625" calcext:value-type="float">
            <text:p>2,274</text:p>
          </table:table-cell>
          <table:table-cell table:style-name="ce2" table:formula="of:=[.D427]/1.4/2" office:value-type="float" office:value="0.406145368303571" calcext:value-type="float">
            <text:p>0,406</text:p>
          </table:table-cell>
          <table:table-cell table:formula="of:=20*LOG10([.C427]/['Params&amp;Config'.$C$11])" office:value-type="float" office:value="-1.61762061851038" calcext:value-type="float">
            <text:p>-1,62</text:p>
          </table:table-cell>
          <table:table-cell table:formula="of:=20*LOG10([.C427]/['Params&amp;Config'.$C$12])" office:value-type="float" office:value="13.9794000867204" calcext:value-type="float">
            <text:p>13,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6" calcext:value-type="float">
            <text:p>426</text:p>
          </table:table-cell>
          <table:table-cell table:formula="of:=(['Params&amp;Config'.$C$9]/['Params&amp;Config'.$C$10]) * [.C428]" office:value-type="float" office:value="1.1398828125" calcext:value-type="float">
            <text:p>1,140</text:p>
          </table:table-cell>
          <table:table-cell table:style-name="ce2" table:formula="of:=[.D428]*2" office:value-type="float" office:value="2.279765625" calcext:value-type="float">
            <text:p>2,280</text:p>
          </table:table-cell>
          <table:table-cell table:style-name="ce2" table:formula="of:=[.D428]/1.4/2" office:value-type="float" office:value="0.407101004464286" calcext:value-type="float">
            <text:p>0,407</text:p>
          </table:table-cell>
          <table:table-cell table:formula="of:=20*LOG10([.C428]/['Params&amp;Config'.$C$11])" office:value-type="float" office:value="-1.59720723746224" calcext:value-type="float">
            <text:p>-1,6</text:p>
          </table:table-cell>
          <table:table-cell table:formula="of:=20*LOG10([.C428]/['Params&amp;Config'.$C$12])" office:value-type="float" office:value="13.9998134677685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7" calcext:value-type="float">
            <text:p>427</text:p>
          </table:table-cell>
          <table:table-cell table:formula="of:=(['Params&amp;Config'.$C$9]/['Params&amp;Config'.$C$10]) * [.C429]" office:value-type="float" office:value="1.14255859375" calcext:value-type="float">
            <text:p>1,143</text:p>
          </table:table-cell>
          <table:table-cell table:style-name="ce2" table:formula="of:=[.D429]*2" office:value-type="float" office:value="2.2851171875" calcext:value-type="float">
            <text:p>2,285</text:p>
          </table:table-cell>
          <table:table-cell table:style-name="ce2" table:formula="of:=[.D429]/1.4/2" office:value-type="float" office:value="0.408056640625" calcext:value-type="float">
            <text:p>0,408</text:p>
          </table:table-cell>
          <table:table-cell table:formula="of:=20*LOG10([.C429]/['Params&amp;Config'.$C$11])" office:value-type="float" office:value="-1.57684171901614" calcext:value-type="float">
            <text:p>-1,58</text:p>
          </table:table-cell>
          <table:table-cell table:formula="of:=20*LOG10([.C429]/['Params&amp;Config'.$C$12])" office:value-type="float" office:value="14.0201789862146" calcext:value-type="float">
            <text:p>14,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8" calcext:value-type="float">
            <text:p>428</text:p>
          </table:table-cell>
          <table:table-cell table:formula="of:=(['Params&amp;Config'.$C$9]/['Params&amp;Config'.$C$10]) * [.C430]" office:value-type="float" office:value="1.145234375" calcext:value-type="float">
            <text:p>1,145</text:p>
          </table:table-cell>
          <table:table-cell table:style-name="ce2" table:formula="of:=[.D430]*2" office:value-type="float" office:value="2.29046875" calcext:value-type="float">
            <text:p>2,290</text:p>
          </table:table-cell>
          <table:table-cell table:style-name="ce2" table:formula="of:=[.D430]/1.4/2" office:value-type="float" office:value="0.409012276785714" calcext:value-type="float">
            <text:p>0,409</text:p>
          </table:table-cell>
          <table:table-cell table:formula="of:=20*LOG10([.C430]/['Params&amp;Config'.$C$11])" office:value-type="float" office:value="-1.55652383925317" calcext:value-type="float">
            <text:p>-1,56</text:p>
          </table:table-cell>
          <table:table-cell table:formula="of:=20*LOG10([.C430]/['Params&amp;Config'.$C$12])" office:value-type="float" office:value="14.0404968659776" calcext:value-type="float">
            <text:p>14,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9" calcext:value-type="float">
            <text:p>429</text:p>
          </table:table-cell>
          <table:table-cell table:formula="of:=(['Params&amp;Config'.$C$9]/['Params&amp;Config'.$C$10]) * [.C431]" office:value-type="float" office:value="1.14791015625" calcext:value-type="float">
            <text:p>1,148</text:p>
          </table:table-cell>
          <table:table-cell table:style-name="ce2" table:formula="of:=[.D431]*2" office:value-type="float" office:value="2.2958203125" calcext:value-type="float">
            <text:p>2,296</text:p>
          </table:table-cell>
          <table:table-cell table:style-name="ce2" table:formula="of:=[.D431]/1.4/2" office:value-type="float" office:value="0.409967912946429" calcext:value-type="float">
            <text:p>0,410</text:p>
          </table:table-cell>
          <table:table-cell table:formula="of:=20*LOG10([.C431]/['Params&amp;Config'.$C$11])" office:value-type="float" office:value="-1.53625337582213" calcext:value-type="float">
            <text:p>-1,54</text:p>
          </table:table-cell>
          <table:table-cell table:formula="of:=20*LOG10([.C431]/['Params&amp;Config'.$C$12])" office:value-type="float" office:value="14.0607673294086" calcext:value-type="float">
            <text:p>14,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0" calcext:value-type="float">
            <text:p>430</text:p>
          </table:table-cell>
          <table:table-cell table:formula="of:=(['Params&amp;Config'.$C$9]/['Params&amp;Config'.$C$10]) * [.C432]" office:value-type="float" office:value="1.1505859375" calcext:value-type="float">
            <text:p>1,151</text:p>
          </table:table-cell>
          <table:table-cell table:style-name="ce2" table:formula="of:=[.D432]*2" office:value-type="float" office:value="2.301171875" calcext:value-type="float">
            <text:p>2,301</text:p>
          </table:table-cell>
          <table:table-cell table:style-name="ce2" table:formula="of:=[.D432]/1.4/2" office:value-type="float" office:value="0.410923549107143" calcext:value-type="float">
            <text:p>0,411</text:p>
          </table:table-cell>
          <table:table-cell table:formula="of:=20*LOG10([.C432]/['Params&amp;Config'.$C$11])" office:value-type="float" office:value="-1.51603010792488" calcext:value-type="float">
            <text:p>-1,52</text:p>
          </table:table-cell>
          <table:table-cell table:formula="of:=20*LOG10([.C432]/['Params&amp;Config'.$C$12])" office:value-type="float" office:value="14.0809905973059" calcext:value-type="float">
            <text:p>14,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1" calcext:value-type="float">
            <text:p>431</text:p>
          </table:table-cell>
          <table:table-cell table:formula="of:=(['Params&amp;Config'.$C$9]/['Params&amp;Config'.$C$10]) * [.C433]" office:value-type="float" office:value="1.15326171875" calcext:value-type="float">
            <text:p>1,153</text:p>
          </table:table-cell>
          <table:table-cell table:style-name="ce2" table:formula="of:=[.D433]*2" office:value-type="float" office:value="2.3065234375" calcext:value-type="float">
            <text:p>2,307</text:p>
          </table:table-cell>
          <table:table-cell table:style-name="ce2" table:formula="of:=[.D433]/1.4/2" office:value-type="float" office:value="0.411879185267857" calcext:value-type="float">
            <text:p>0,412</text:p>
          </table:table-cell>
          <table:table-cell table:formula="of:=20*LOG10([.C433]/['Params&amp;Config'.$C$11])" office:value-type="float" office:value="-1.49585381630198" calcext:value-type="float">
            <text:p>-1,5</text:p>
          </table:table-cell>
          <table:table-cell table:formula="of:=20*LOG10([.C433]/['Params&amp;Config'.$C$12])" office:value-type="float" office:value="14.1011668889288" calcext:value-type="float">
            <text:p>14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2" calcext:value-type="float">
            <text:p>432</text:p>
          </table:table-cell>
          <table:table-cell table:formula="of:=(['Params&amp;Config'.$C$9]/['Params&amp;Config'.$C$10]) * [.C434]" office:value-type="float" office:value="1.1559375" calcext:value-type="float">
            <text:p>1,156</text:p>
          </table:table-cell>
          <table:table-cell table:style-name="ce2" table:formula="of:=[.D434]*2" office:value-type="float" office:value="2.311875" calcext:value-type="float">
            <text:p>2,312</text:p>
          </table:table-cell>
          <table:table-cell table:style-name="ce2" table:formula="of:=[.D434]/1.4/2" office:value-type="float" office:value="0.412834821428571" calcext:value-type="float">
            <text:p>0,413</text:p>
          </table:table-cell>
          <table:table-cell table:formula="of:=20*LOG10([.C434]/['Params&amp;Config'.$C$11])" office:value-type="float" office:value="-1.47572428321837" calcext:value-type="float">
            <text:p>-1,48</text:p>
          </table:table-cell>
          <table:table-cell table:formula="of:=20*LOG10([.C434]/['Params&amp;Config'.$C$12])" office:value-type="float" office:value="14.1212964220124" calcext:value-type="float">
            <text:p>14,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3" calcext:value-type="float">
            <text:p>433</text:p>
          </table:table-cell>
          <table:table-cell table:formula="of:=(['Params&amp;Config'.$C$9]/['Params&amp;Config'.$C$10]) * [.C435]" office:value-type="float" office:value="1.15861328125" calcext:value-type="float">
            <text:p>1,159</text:p>
          </table:table-cell>
          <table:table-cell table:style-name="ce2" table:formula="of:=[.D435]*2" office:value-type="float" office:value="2.3172265625" calcext:value-type="float">
            <text:p>2,317</text:p>
          </table:table-cell>
          <table:table-cell table:style-name="ce2" table:formula="of:=[.D435]/1.4/2" office:value-type="float" office:value="0.413790457589286" calcext:value-type="float">
            <text:p>0,414</text:p>
          </table:table-cell>
          <table:table-cell table:formula="of:=20*LOG10([.C435]/['Params&amp;Config'.$C$11])" office:value-type="float" office:value="-1.45564129244931" calcext:value-type="float">
            <text:p>-1,46</text:p>
          </table:table-cell>
          <table:table-cell table:formula="of:=20*LOG10([.C435]/['Params&amp;Config'.$C$12])" office:value-type="float" office:value="14.1413794127815" calcext:value-type="float">
            <text:p>14,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4" calcext:value-type="float">
            <text:p>434</text:p>
          </table:table-cell>
          <table:table-cell table:formula="of:=(['Params&amp;Config'.$C$9]/['Params&amp;Config'.$C$10]) * [.C436]" office:value-type="float" office:value="1.1612890625" calcext:value-type="float">
            <text:p>1,161</text:p>
          </table:table-cell>
          <table:table-cell table:style-name="ce2" table:formula="of:=[.D436]*2" office:value-type="float" office:value="2.322578125" calcext:value-type="float">
            <text:p>2,323</text:p>
          </table:table-cell>
          <table:table-cell table:style-name="ce2" table:formula="of:=[.D436]/1.4/2" office:value-type="float" office:value="0.41474609375" calcext:value-type="float">
            <text:p>0,415</text:p>
          </table:table-cell>
          <table:table-cell table:formula="of:=20*LOG10([.C436]/['Params&amp;Config'.$C$11])" office:value-type="float" office:value="-1.4356046292664" calcext:value-type="float">
            <text:p>-1,44</text:p>
          </table:table-cell>
          <table:table-cell table:formula="of:=20*LOG10([.C436]/['Params&amp;Config'.$C$12])" office:value-type="float" office:value="14.1614160759644" calcext:value-type="float">
            <text:p>14,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5" calcext:value-type="float">
            <text:p>435</text:p>
          </table:table-cell>
          <table:table-cell table:formula="of:=(['Params&amp;Config'.$C$9]/['Params&amp;Config'.$C$10]) * [.C437]" office:value-type="float" office:value="1.16396484375" calcext:value-type="float">
            <text:p>1,164</text:p>
          </table:table-cell>
          <table:table-cell table:style-name="ce2" table:formula="of:=[.D437]*2" office:value-type="float" office:value="2.3279296875" calcext:value-type="float">
            <text:p>2,328</text:p>
          </table:table-cell>
          <table:table-cell table:style-name="ce2" table:formula="of:=[.D437]/1.4/2" office:value-type="float" office:value="0.415701729910714" calcext:value-type="float">
            <text:p>0,416</text:p>
          </table:table-cell>
          <table:table-cell table:formula="of:=20*LOG10([.C437]/['Params&amp;Config'.$C$11])" office:value-type="float" office:value="-1.41561408042387" calcext:value-type="float">
            <text:p>-1,42</text:p>
          </table:table-cell>
          <table:table-cell table:formula="of:=20*LOG10([.C437]/['Params&amp;Config'.$C$12])" office:value-type="float" office:value="14.1814066248069" calcext:value-type="float">
            <text:p>14,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6" calcext:value-type="float">
            <text:p>436</text:p>
          </table:table-cell>
          <table:table-cell table:formula="of:=(['Params&amp;Config'.$C$9]/['Params&amp;Config'.$C$10]) * [.C438]" office:value-type="float" office:value="1.166640625" calcext:value-type="float">
            <text:p>1,167</text:p>
          </table:table-cell>
          <table:table-cell table:style-name="ce2" table:formula="of:=[.D438]*2" office:value-type="float" office:value="2.33328125" calcext:value-type="float">
            <text:p>2,333</text:p>
          </table:table-cell>
          <table:table-cell table:style-name="ce2" table:formula="of:=[.D438]/1.4/2" office:value-type="float" office:value="0.416657366071429" calcext:value-type="float">
            <text:p>0,417</text:p>
          </table:table-cell>
          <table:table-cell table:formula="of:=20*LOG10([.C438]/['Params&amp;Config'.$C$11])" office:value-type="float" office:value="-1.39566943414489" calcext:value-type="float">
            <text:p>-1,4</text:p>
          </table:table-cell>
          <table:table-cell table:formula="of:=20*LOG10([.C438]/['Params&amp;Config'.$C$12])" office:value-type="float" office:value="14.2013512710859" calcext:value-type="float">
            <text:p>14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7" calcext:value-type="float">
            <text:p>437</text:p>
          </table:table-cell>
          <table:table-cell table:formula="of:=(['Params&amp;Config'.$C$9]/['Params&amp;Config'.$C$10]) * [.C439]" office:value-type="float" office:value="1.16931640625" calcext:value-type="float">
            <text:p>1,169</text:p>
          </table:table-cell>
          <table:table-cell table:style-name="ce2" table:formula="of:=[.D439]*2" office:value-type="float" office:value="2.3386328125" calcext:value-type="float">
            <text:p>2,339</text:p>
          </table:table-cell>
          <table:table-cell table:style-name="ce2" table:formula="of:=[.D439]/1.4/2" office:value-type="float" office:value="0.417613002232143" calcext:value-type="float">
            <text:p>0,418</text:p>
          </table:table-cell>
          <table:table-cell table:formula="of:=20*LOG10([.C439]/['Params&amp;Config'.$C$11])" office:value-type="float" office:value="-1.37577048010818" calcext:value-type="float">
            <text:p>-1,38</text:p>
          </table:table-cell>
          <table:table-cell table:formula="of:=20*LOG10([.C439]/['Params&amp;Config'.$C$12])" office:value-type="float" office:value="14.2212502251226" calcext:value-type="float">
            <text:p>14,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8" calcext:value-type="float">
            <text:p>438</text:p>
          </table:table-cell>
          <table:table-cell table:formula="of:=(['Params&amp;Config'.$C$9]/['Params&amp;Config'.$C$10]) * [.C440]" office:value-type="float" office:value="1.1719921875" calcext:value-type="float">
            <text:p>1,172</text:p>
          </table:table-cell>
          <table:table-cell table:style-name="ce2" table:formula="of:=[.D440]*2" office:value-type="float" office:value="2.343984375" calcext:value-type="float">
            <text:p>2,344</text:p>
          </table:table-cell>
          <table:table-cell table:style-name="ce2" table:formula="of:=[.D440]/1.4/2" office:value-type="float" office:value="0.418568638392857" calcext:value-type="float">
            <text:p>0,419</text:p>
          </table:table-cell>
          <table:table-cell table:formula="of:=20*LOG10([.C440]/['Params&amp;Config'.$C$11])" office:value-type="float" office:value="-1.35591700943462" calcext:value-type="float">
            <text:p>-1,36</text:p>
          </table:table-cell>
          <table:table-cell table:formula="of:=20*LOG10([.C440]/['Params&amp;Config'.$C$12])" office:value-type="float" office:value="14.2411036957961" calcext:value-type="float">
            <text:p>14,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9" calcext:value-type="float">
            <text:p>439</text:p>
          </table:table-cell>
          <table:table-cell table:formula="of:=(['Params&amp;Config'.$C$9]/['Params&amp;Config'.$C$10]) * [.C441]" office:value-type="float" office:value="1.17466796875" calcext:value-type="float">
            <text:p>1,175</text:p>
          </table:table-cell>
          <table:table-cell table:style-name="ce2" table:formula="of:=[.D441]*2" office:value-type="float" office:value="2.3493359375" calcext:value-type="float">
            <text:p>2,349</text:p>
          </table:table-cell>
          <table:table-cell table:style-name="ce2" table:formula="of:=[.D441]/1.4/2" office:value-type="float" office:value="0.419524274553571" calcext:value-type="float">
            <text:p>0,420</text:p>
          </table:table-cell>
          <table:table-cell table:formula="of:=20*LOG10([.C441]/['Params&amp;Config'.$C$11])" office:value-type="float" office:value="-1.33610881467419" calcext:value-type="float">
            <text:p>-1,34</text:p>
          </table:table-cell>
          <table:table-cell table:formula="of:=20*LOG10([.C441]/['Params&amp;Config'.$C$12])" office:value-type="float" office:value="14.2609118905566" calcext:value-type="float">
            <text:p>14,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0" calcext:value-type="float">
            <text:p>440</text:p>
          </table:table-cell>
          <table:table-cell table:formula="of:=(['Params&amp;Config'.$C$9]/['Params&amp;Config'.$C$10]) * [.C442]" office:value-type="float" office:value="1.17734375" calcext:value-type="float">
            <text:p>1,177</text:p>
          </table:table-cell>
          <table:table-cell table:style-name="ce2" table:formula="of:=[.D442]*2" office:value-type="float" office:value="2.3546875" calcext:value-type="float">
            <text:p>2,355</text:p>
          </table:table-cell>
          <table:table-cell table:style-name="ce2" table:formula="of:=[.D442]/1.4/2" office:value-type="float" office:value="0.420479910714286" calcext:value-type="float">
            <text:p>0,420</text:p>
          </table:table-cell>
          <table:table-cell table:formula="of:=20*LOG10([.C442]/['Params&amp;Config'.$C$11])" office:value-type="float" office:value="-1.31634568979287" calcext:value-type="float">
            <text:p>-1,32</text:p>
          </table:table-cell>
          <table:table-cell table:formula="of:=20*LOG10([.C442]/['Params&amp;Config'.$C$12])" office:value-type="float" office:value="14.2806750154379" calcext:value-type="float">
            <text:p>14,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1" calcext:value-type="float">
            <text:p>441</text:p>
          </table:table-cell>
          <table:table-cell table:formula="of:=(['Params&amp;Config'.$C$9]/['Params&amp;Config'.$C$10]) * [.C443]" office:value-type="float" office:value="1.18001953125" calcext:value-type="float">
            <text:p>1,180</text:p>
          </table:table-cell>
          <table:table-cell table:style-name="ce2" table:formula="of:=[.D443]*2" office:value-type="float" office:value="2.3600390625" calcext:value-type="float">
            <text:p>2,360</text:p>
          </table:table-cell>
          <table:table-cell table:style-name="ce2" table:formula="of:=[.D443]/1.4/2" office:value-type="float" office:value="0.421435546875" calcext:value-type="float">
            <text:p>0,421</text:p>
          </table:table-cell>
          <table:table-cell table:formula="of:=20*LOG10([.C443]/['Params&amp;Config'.$C$11])" office:value-type="float" office:value="-1.29662743015984" calcext:value-type="float">
            <text:p>-1,3</text:p>
          </table:table-cell>
          <table:table-cell table:formula="of:=20*LOG10([.C443]/['Params&amp;Config'.$C$12])" office:value-type="float" office:value="14.3003932750709" calcext:value-type="float">
            <text:p>14,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2" calcext:value-type="float">
            <text:p>442</text:p>
          </table:table-cell>
          <table:table-cell table:formula="of:=(['Params&amp;Config'.$C$9]/['Params&amp;Config'.$C$10]) * [.C444]" office:value-type="float" office:value="1.1826953125" calcext:value-type="float">
            <text:p>1,183</text:p>
          </table:table-cell>
          <table:table-cell table:style-name="ce2" table:formula="of:=[.D444]*2" office:value-type="float" office:value="2.365390625" calcext:value-type="float">
            <text:p>2,365</text:p>
          </table:table-cell>
          <table:table-cell table:style-name="ce2" table:formula="of:=[.D444]/1.4/2" office:value-type="float" office:value="0.422391183035714" calcext:value-type="float">
            <text:p>0,422</text:p>
          </table:table-cell>
          <table:table-cell table:formula="of:=20*LOG10([.C444]/['Params&amp;Config'.$C$11])" office:value-type="float" office:value="-1.27695383253478" calcext:value-type="float">
            <text:p>-1,28</text:p>
          </table:table-cell>
          <table:table-cell table:formula="of:=20*LOG10([.C444]/['Params&amp;Config'.$C$12])" office:value-type="float" office:value="14.320066872696" calcext:value-type="float">
            <text:p>14,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3" calcext:value-type="float">
            <text:p>443</text:p>
          </table:table-cell>
          <table:table-cell table:formula="of:=(['Params&amp;Config'.$C$9]/['Params&amp;Config'.$C$10]) * [.C445]" office:value-type="float" office:value="1.18537109375" calcext:value-type="float">
            <text:p>1,185</text:p>
          </table:table-cell>
          <table:table-cell table:style-name="ce2" table:formula="of:=[.D445]*2" office:value-type="float" office:value="2.3707421875" calcext:value-type="float">
            <text:p>2,371</text:p>
          </table:table-cell>
          <table:table-cell table:style-name="ce2" table:formula="of:=[.D445]/1.4/2" office:value-type="float" office:value="0.423346819196429" calcext:value-type="float">
            <text:p>0,423</text:p>
          </table:table-cell>
          <table:table-cell table:formula="of:=20*LOG10([.C445]/['Params&amp;Config'.$C$11])" office:value-type="float" office:value="-1.25732469505522" calcext:value-type="float">
            <text:p>-1,26</text:p>
          </table:table-cell>
          <table:table-cell table:formula="of:=20*LOG10([.C445]/['Params&amp;Config'.$C$12])" office:value-type="float" office:value="14.3396960101755" calcext:value-type="float">
            <text:p>14,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4" calcext:value-type="float">
            <text:p>444</text:p>
          </table:table-cell>
          <table:table-cell table:formula="of:=(['Params&amp;Config'.$C$9]/['Params&amp;Config'.$C$10]) * [.C446]" office:value-type="float" office:value="1.188046875" calcext:value-type="float">
            <text:p>1,188</text:p>
          </table:table-cell>
          <table:table-cell table:style-name="ce2" table:formula="of:=[.D446]*2" office:value-type="float" office:value="2.37609375" calcext:value-type="float">
            <text:p>2,376</text:p>
          </table:table-cell>
          <table:table-cell table:style-name="ce2" table:formula="of:=[.D446]/1.4/2" office:value-type="float" office:value="0.424302455357143" calcext:value-type="float">
            <text:p>0,424</text:p>
          </table:table-cell>
          <table:table-cell table:formula="of:=20*LOG10([.C446]/['Params&amp;Config'.$C$11])" office:value-type="float" office:value="-1.23773981722422" calcext:value-type="float">
            <text:p>-1,24</text:p>
          </table:table-cell>
          <table:table-cell table:formula="of:=20*LOG10([.C446]/['Params&amp;Config'.$C$12])" office:value-type="float" office:value="14.3592808880065" calcext:value-type="float">
            <text:p>14,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5" calcext:value-type="float">
            <text:p>445</text:p>
          </table:table-cell>
          <table:table-cell table:formula="of:=(['Params&amp;Config'.$C$9]/['Params&amp;Config'.$C$10]) * [.C447]" office:value-type="float" office:value="1.19072265625" calcext:value-type="float">
            <text:p>1,191</text:p>
          </table:table-cell>
          <table:table-cell table:style-name="ce2" table:formula="of:=[.D447]*2" office:value-type="float" office:value="2.3814453125" calcext:value-type="float">
            <text:p>2,381</text:p>
          </table:table-cell>
          <table:table-cell table:style-name="ce2" table:formula="of:=[.D447]/1.4/2" office:value-type="float" office:value="0.425258091517857" calcext:value-type="float">
            <text:p>0,425</text:p>
          </table:table-cell>
          <table:table-cell table:formula="of:=20*LOG10([.C447]/['Params&amp;Config'.$C$11])" office:value-type="float" office:value="-1.21819899989798" calcext:value-type="float">
            <text:p>-1,22</text:p>
          </table:table-cell>
          <table:table-cell table:formula="of:=20*LOG10([.C447]/['Params&amp;Config'.$C$12])" office:value-type="float" office:value="14.3788217053328" calcext:value-type="float">
            <text:p>14,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6" calcext:value-type="float">
            <text:p>446</text:p>
          </table:table-cell>
          <table:table-cell table:formula="of:=(['Params&amp;Config'.$C$9]/['Params&amp;Config'.$C$10]) * [.C448]" office:value-type="float" office:value="1.1933984375" calcext:value-type="float">
            <text:p>1,193</text:p>
          </table:table-cell>
          <table:table-cell table:style-name="ce2" table:formula="of:=[.D448]*2" office:value-type="float" office:value="2.386796875" calcext:value-type="float">
            <text:p>2,387</text:p>
          </table:table-cell>
          <table:table-cell table:style-name="ce2" table:formula="of:=[.D448]/1.4/2" office:value-type="float" office:value="0.426213727678572" calcext:value-type="float">
            <text:p>0,426</text:p>
          </table:table-cell>
          <table:table-cell table:formula="of:=20*LOG10([.C448]/['Params&amp;Config'.$C$11])" office:value-type="float" office:value="-1.19870204527378" calcext:value-type="float">
            <text:p>-1,2</text:p>
          </table:table-cell>
          <table:table-cell table:formula="of:=20*LOG10([.C448]/['Params&amp;Config'.$C$12])" office:value-type="float" office:value="14.398318659957" calcext:value-type="float">
            <text:p>14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7" calcext:value-type="float">
            <text:p>447</text:p>
          </table:table-cell>
          <table:table-cell table:formula="of:=(['Params&amp;Config'.$C$9]/['Params&amp;Config'.$C$10]) * [.C449]" office:value-type="float" office:value="1.19607421875" calcext:value-type="float">
            <text:p>1,196</text:p>
          </table:table-cell>
          <table:table-cell table:style-name="ce2" table:formula="of:=[.D449]*2" office:value-type="float" office:value="2.3921484375" calcext:value-type="float">
            <text:p>2,392</text:p>
          </table:table-cell>
          <table:table-cell table:style-name="ce2" table:formula="of:=[.D449]/1.4/2" office:value-type="float" office:value="0.427169363839286" calcext:value-type="float">
            <text:p>0,427</text:p>
          </table:table-cell>
          <table:table-cell table:formula="of:=20*LOG10([.C449]/['Params&amp;Config'.$C$11])" office:value-type="float" office:value="-1.17924875687789" calcext:value-type="float">
            <text:p>-1,18</text:p>
          </table:table-cell>
          <table:table-cell table:formula="of:=20*LOG10([.C449]/['Params&amp;Config'.$C$12])" office:value-type="float" office:value="14.4177719483529" calcext:value-type="float">
            <text:p>14,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8" calcext:value-type="float">
            <text:p>448</text:p>
          </table:table-cell>
          <table:table-cell table:formula="of:=(['Params&amp;Config'.$C$9]/['Params&amp;Config'.$C$10]) * [.C450]" office:value-type="float" office:value="1.19875" calcext:value-type="float">
            <text:p>1,199</text:p>
          </table:table-cell>
          <table:table-cell table:style-name="ce2" table:formula="of:=[.D450]*2" office:value-type="float" office:value="2.3975" calcext:value-type="float">
            <text:p>2,398</text:p>
          </table:table-cell>
          <table:table-cell table:style-name="ce2" table:formula="of:=[.D450]/1.4/2" office:value-type="float" office:value="0.428125" calcext:value-type="float">
            <text:p>0,428</text:p>
          </table:table-cell>
          <table:table-cell table:formula="of:=20*LOG10([.C450]/['Params&amp;Config'.$C$11])" office:value-type="float" office:value="-1.15983893955374" calcext:value-type="float">
            <text:p>-1,16</text:p>
          </table:table-cell>
          <table:table-cell table:formula="of:=20*LOG10([.C450]/['Params&amp;Config'.$C$12])" office:value-type="float" office:value="14.437181765677" calcext:value-type="float">
            <text:p>14,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9" calcext:value-type="float">
            <text:p>449</text:p>
          </table:table-cell>
          <table:table-cell table:formula="of:=(['Params&amp;Config'.$C$9]/['Params&amp;Config'.$C$10]) * [.C451]" office:value-type="float" office:value="1.20142578125" calcext:value-type="float">
            <text:p>1,201</text:p>
          </table:table-cell>
          <table:table-cell table:style-name="ce2" table:formula="of:=[.D451]*2" office:value-type="float" office:value="2.4028515625" calcext:value-type="float">
            <text:p>2,403</text:p>
          </table:table-cell>
          <table:table-cell table:style-name="ce2" table:formula="of:=[.D451]/1.4/2" office:value-type="float" office:value="0.429080636160714" calcext:value-type="float">
            <text:p>0,429</text:p>
          </table:table-cell>
          <table:table-cell table:formula="of:=20*LOG10([.C451]/['Params&amp;Config'.$C$11])" office:value-type="float" office:value="-1.14047239945015" calcext:value-type="float">
            <text:p>-1,14</text:p>
          </table:table-cell>
          <table:table-cell table:formula="of:=20*LOG10([.C451]/['Params&amp;Config'.$C$12])" office:value-type="float" office:value="14.4565483057806" calcext:value-type="float">
            <text:p>14,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table:formula="of:=(['Params&amp;Config'.$C$9]/['Params&amp;Config'.$C$10]) * [.C452]" office:value-type="float" office:value="1.2041015625" calcext:value-type="float">
            <text:p>1,204</text:p>
          </table:table-cell>
          <table:table-cell table:style-name="ce2" table:formula="of:=[.D452]*2" office:value-type="float" office:value="2.408203125" calcext:value-type="float">
            <text:p>2,408</text:p>
          </table:table-cell>
          <table:table-cell table:style-name="ce2" table:formula="of:=[.D452]/1.4/2" office:value-type="float" office:value="0.430036272321429" calcext:value-type="float">
            <text:p>0,430</text:p>
          </table:table-cell>
          <table:table-cell table:formula="of:=20*LOG10([.C452]/['Params&amp;Config'.$C$11])" office:value-type="float" office:value="-1.12114894400974" calcext:value-type="float">
            <text:p>-1,12</text:p>
          </table:table-cell>
          <table:table-cell table:formula="of:=20*LOG10([.C452]/['Params&amp;Config'.$C$12])" office:value-type="float" office:value="14.475871761221" calcext:value-type="float">
            <text:p>14,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1" calcext:value-type="float">
            <text:p>451</text:p>
          </table:table-cell>
          <table:table-cell table:formula="of:=(['Params&amp;Config'.$C$9]/['Params&amp;Config'.$C$10]) * [.C453]" office:value-type="float" office:value="1.20677734375" calcext:value-type="float">
            <text:p>1,207</text:p>
          </table:table-cell>
          <table:table-cell table:style-name="ce2" table:formula="of:=[.D453]*2" office:value-type="float" office:value="2.4135546875" calcext:value-type="float">
            <text:p>2,414</text:p>
          </table:table-cell>
          <table:table-cell table:style-name="ce2" table:formula="of:=[.D453]/1.4/2" office:value-type="float" office:value="0.430991908482143" calcext:value-type="float">
            <text:p>0,431</text:p>
          </table:table-cell>
          <table:table-cell table:formula="of:=20*LOG10([.C453]/['Params&amp;Config'.$C$11])" office:value-type="float" office:value="-1.1018683819574" calcext:value-type="float">
            <text:p>-1,1</text:p>
          </table:table-cell>
          <table:table-cell table:formula="of:=20*LOG10([.C453]/['Params&amp;Config'.$C$12])" office:value-type="float" office:value="14.4951523232734" calcext:value-type="float">
            <text:p>14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2" calcext:value-type="float">
            <text:p>452</text:p>
          </table:table-cell>
          <table:table-cell table:formula="of:=(['Params&amp;Config'.$C$9]/['Params&amp;Config'.$C$10]) * [.C454]" office:value-type="float" office:value="1.209453125" calcext:value-type="float">
            <text:p>1,209</text:p>
          </table:table-cell>
          <table:table-cell table:style-name="ce2" table:formula="of:=[.D454]*2" office:value-type="float" office:value="2.41890625" calcext:value-type="float">
            <text:p>2,419</text:p>
          </table:table-cell>
          <table:table-cell table:style-name="ce2" table:formula="of:=[.D454]/1.4/2" office:value-type="float" office:value="0.431947544642857" calcext:value-type="float">
            <text:p>0,432</text:p>
          </table:table-cell>
          <table:table-cell table:formula="of:=20*LOG10([.C454]/['Params&amp;Config'.$C$11])" office:value-type="float" office:value="-1.08263052328897" calcext:value-type="float">
            <text:p>-1,08</text:p>
          </table:table-cell>
          <table:table-cell table:formula="of:=20*LOG10([.C454]/['Params&amp;Config'.$C$12])" office:value-type="float" office:value="14.5143901819418" calcext:value-type="float">
            <text:p>14,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3" calcext:value-type="float">
            <text:p>453</text:p>
          </table:table-cell>
          <table:table-cell table:formula="of:=(['Params&amp;Config'.$C$9]/['Params&amp;Config'.$C$10]) * [.C455]" office:value-type="float" office:value="1.21212890625" calcext:value-type="float">
            <text:p>1,212</text:p>
          </table:table-cell>
          <table:table-cell table:style-name="ce2" table:formula="of:=[.D455]*2" office:value-type="float" office:value="2.4242578125" calcext:value-type="float">
            <text:p>2,424</text:p>
          </table:table-cell>
          <table:table-cell table:style-name="ce2" table:formula="of:=[.D455]/1.4/2" office:value-type="float" office:value="0.432903180803571" calcext:value-type="float">
            <text:p>0,433</text:p>
          </table:table-cell>
          <table:table-cell table:formula="of:=20*LOG10([.C455]/['Params&amp;Config'.$C$11])" office:value-type="float" office:value="-1.06343517925998" calcext:value-type="float">
            <text:p>-1,06</text:p>
          </table:table-cell>
          <table:table-cell table:formula="of:=20*LOG10([.C455]/['Params&amp;Config'.$C$12])" office:value-type="float" office:value="14.5335855259708" calcext:value-type="float">
            <text:p>14,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4" calcext:value-type="float">
            <text:p>454</text:p>
          </table:table-cell>
          <table:table-cell table:formula="of:=(['Params&amp;Config'.$C$9]/['Params&amp;Config'.$C$10]) * [.C456]" office:value-type="float" office:value="1.2148046875" calcext:value-type="float">
            <text:p>1,215</text:p>
          </table:table-cell>
          <table:table-cell table:style-name="ce2" table:formula="of:=[.D456]*2" office:value-type="float" office:value="2.429609375" calcext:value-type="float">
            <text:p>2,430</text:p>
          </table:table-cell>
          <table:table-cell table:style-name="ce2" table:formula="of:=[.D456]/1.4/2" office:value-type="float" office:value="0.433858816964286" calcext:value-type="float">
            <text:p>0,434</text:p>
          </table:table-cell>
          <table:table-cell table:formula="of:=20*LOG10([.C456]/['Params&amp;Config'.$C$11])" office:value-type="float" office:value="-1.04428216237454" calcext:value-type="float">
            <text:p>-1,04</text:p>
          </table:table-cell>
          <table:table-cell table:formula="of:=20*LOG10([.C456]/['Params&amp;Config'.$C$12])" office:value-type="float" office:value="14.5527385428562" calcext:value-type="float">
            <text:p>14,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5" calcext:value-type="float">
            <text:p>455</text:p>
          </table:table-cell>
          <table:table-cell table:formula="of:=(['Params&amp;Config'.$C$9]/['Params&amp;Config'.$C$10]) * [.C457]" office:value-type="float" office:value="1.21748046875" calcext:value-type="float">
            <text:p>1,217</text:p>
          </table:table-cell>
          <table:table-cell table:style-name="ce2" table:formula="of:=[.D457]*2" office:value-type="float" office:value="2.4349609375" calcext:value-type="float">
            <text:p>2,435</text:p>
          </table:table-cell>
          <table:table-cell table:style-name="ce2" table:formula="of:=[.D457]/1.4/2" office:value-type="float" office:value="0.434814453125" calcext:value-type="float">
            <text:p>0,435</text:p>
          </table:table-cell>
          <table:table-cell table:formula="of:=20*LOG10([.C457]/['Params&amp;Config'.$C$11])" office:value-type="float" office:value="-1.02517128637437" calcext:value-type="float">
            <text:p>-1,03</text:p>
          </table:table-cell>
          <table:table-cell table:formula="of:=20*LOG10([.C457]/['Params&amp;Config'.$C$12])" office:value-type="float" office:value="14.5718494188564" calcext:value-type="float">
            <text:p>14,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6" calcext:value-type="float">
            <text:p>456</text:p>
          </table:table-cell>
          <table:table-cell table:formula="of:=(['Params&amp;Config'.$C$9]/['Params&amp;Config'.$C$10]) * [.C458]" office:value-type="float" office:value="1.22015625" calcext:value-type="float">
            <text:p>1,220</text:p>
          </table:table-cell>
          <table:table-cell table:style-name="ce2" table:formula="of:=[.D458]*2" office:value-type="float" office:value="2.4403125" calcext:value-type="float">
            <text:p>2,440</text:p>
          </table:table-cell>
          <table:table-cell table:style-name="ce2" table:formula="of:=[.D458]/1.4/2" office:value-type="float" office:value="0.435770089285714" calcext:value-type="float">
            <text:p>0,436</text:p>
          </table:table-cell>
          <table:table-cell table:formula="of:=20*LOG10([.C458]/['Params&amp;Config'.$C$11])" office:value-type="float" office:value="-1.00610236622792" calcext:value-type="float">
            <text:p>-1,01</text:p>
          </table:table-cell>
          <table:table-cell table:formula="of:=20*LOG10([.C458]/['Params&amp;Config'.$C$12])" office:value-type="float" office:value="14.5909183390028" calcext:value-type="float">
            <text:p>14,5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7" calcext:value-type="float">
            <text:p>457</text:p>
          </table:table-cell>
          <table:table-cell table:formula="of:=(['Params&amp;Config'.$C$9]/['Params&amp;Config'.$C$10]) * [.C459]" office:value-type="float" office:value="1.22283203125" calcext:value-type="float">
            <text:p>1,223</text:p>
          </table:table-cell>
          <table:table-cell table:style-name="ce2" table:formula="of:=[.D459]*2" office:value-type="float" office:value="2.4456640625" calcext:value-type="float">
            <text:p>2,446</text:p>
          </table:table-cell>
          <table:table-cell table:style-name="ce2" table:formula="of:=[.D459]/1.4/2" office:value-type="float" office:value="0.436725725446429" calcext:value-type="float">
            <text:p>0,437</text:p>
          </table:table-cell>
          <table:table-cell table:formula="of:=20*LOG10([.C459]/['Params&amp;Config'.$C$11])" office:value-type="float" office:value="-0.987075218119611" calcext:value-type="float">
            <text:p>-0,99</text:p>
          </table:table-cell>
          <table:table-cell table:formula="of:=20*LOG10([.C459]/['Params&amp;Config'.$C$12])" office:value-type="float" office:value="14.6099454871112" calcext:value-type="float">
            <text:p>14,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8" calcext:value-type="float">
            <text:p>458</text:p>
          </table:table-cell>
          <table:table-cell table:formula="of:=(['Params&amp;Config'.$C$9]/['Params&amp;Config'.$C$10]) * [.C460]" office:value-type="float" office:value="1.2255078125" calcext:value-type="float">
            <text:p>1,226</text:p>
          </table:table-cell>
          <table:table-cell table:style-name="ce2" table:formula="of:=[.D460]*2" office:value-type="float" office:value="2.451015625" calcext:value-type="float">
            <text:p>2,451</text:p>
          </table:table-cell>
          <table:table-cell table:style-name="ce2" table:formula="of:=[.D460]/1.4/2" office:value-type="float" office:value="0.437681361607143" calcext:value-type="float">
            <text:p>0,438</text:p>
          </table:table-cell>
          <table:table-cell table:formula="of:=20*LOG10([.C460]/['Params&amp;Config'.$C$11])" office:value-type="float" office:value="-0.968089659439231" calcext:value-type="float">
            <text:p>-0,97</text:p>
          </table:table-cell>
          <table:table-cell table:formula="of:=20*LOG10([.C460]/['Params&amp;Config'.$C$12])" office:value-type="float" office:value="14.6289310457915" calcext:value-type="float">
            <text:p>14,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9" calcext:value-type="float">
            <text:p>459</text:p>
          </table:table-cell>
          <table:table-cell table:formula="of:=(['Params&amp;Config'.$C$9]/['Params&amp;Config'.$C$10]) * [.C461]" office:value-type="float" office:value="1.22818359375" calcext:value-type="float">
            <text:p>1,228</text:p>
          </table:table-cell>
          <table:table-cell table:style-name="ce2" table:formula="of:=[.D461]*2" office:value-type="float" office:value="2.4563671875" calcext:value-type="float">
            <text:p>2,456</text:p>
          </table:table-cell>
          <table:table-cell table:style-name="ce2" table:formula="of:=[.D461]/1.4/2" office:value-type="float" office:value="0.438636997767857" calcext:value-type="float">
            <text:p>0,439</text:p>
          </table:table-cell>
          <table:table-cell table:formula="of:=20*LOG10([.C461]/['Params&amp;Config'.$C$11])" office:value-type="float" office:value="-0.94914550877139" calcext:value-type="float">
            <text:p>-0,95</text:p>
          </table:table-cell>
          <table:table-cell table:formula="of:=20*LOG10([.C461]/['Params&amp;Config'.$C$12])" office:value-type="float" office:value="14.6478751964594" calcext:value-type="float">
            <text:p>14,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0" calcext:value-type="float">
            <text:p>460</text:p>
          </table:table-cell>
          <table:table-cell table:formula="of:=(['Params&amp;Config'.$C$9]/['Params&amp;Config'.$C$10]) * [.C462]" office:value-type="float" office:value="1.230859375" calcext:value-type="float">
            <text:p>1,231</text:p>
          </table:table-cell>
          <table:table-cell table:style-name="ce2" table:formula="of:=[.D462]*2" office:value-type="float" office:value="2.46171875" calcext:value-type="float">
            <text:p>2,462</text:p>
          </table:table-cell>
          <table:table-cell table:style-name="ce2" table:formula="of:=[.D462]/1.4/2" office:value-type="float" office:value="0.439592633928571" calcext:value-type="float">
            <text:p>0,440</text:p>
          </table:table-cell>
          <table:table-cell table:formula="of:=20*LOG10([.C462]/['Params&amp;Config'.$C$11])" office:value-type="float" office:value="-0.930242585885134" calcext:value-type="float">
            <text:p>-0,93</text:p>
          </table:table-cell>
          <table:table-cell table:formula="of:=20*LOG10([.C462]/['Params&amp;Config'.$C$12])" office:value-type="float" office:value="14.6667781193456" calcext:value-type="float">
            <text:p>14,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1" calcext:value-type="float">
            <text:p>461</text:p>
          </table:table-cell>
          <table:table-cell table:formula="of:=(['Params&amp;Config'.$C$9]/['Params&amp;Config'.$C$10]) * [.C463]" office:value-type="float" office:value="1.23353515625" calcext:value-type="float">
            <text:p>1,234</text:p>
          </table:table-cell>
          <table:table-cell table:style-name="ce2" table:formula="of:=[.D463]*2" office:value-type="float" office:value="2.4670703125" calcext:value-type="float">
            <text:p>2,467</text:p>
          </table:table-cell>
          <table:table-cell table:style-name="ce2" table:formula="of:=[.D463]/1.4/2" office:value-type="float" office:value="0.440548270089286" calcext:value-type="float">
            <text:p>0,441</text:p>
          </table:table-cell>
          <table:table-cell table:formula="of:=20*LOG10([.C463]/['Params&amp;Config'.$C$11])" office:value-type="float" office:value="-0.911380711723652" calcext:value-type="float">
            <text:p>-0,91</text:p>
          </table:table-cell>
          <table:table-cell table:formula="of:=20*LOG10([.C463]/['Params&amp;Config'.$C$12])" office:value-type="float" office:value="14.6856399935071" calcext:value-type="float">
            <text:p>14,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2" calcext:value-type="float">
            <text:p>462</text:p>
          </table:table-cell>
          <table:table-cell table:formula="of:=(['Params&amp;Config'.$C$9]/['Params&amp;Config'.$C$10]) * [.C464]" office:value-type="float" office:value="1.2362109375" calcext:value-type="float">
            <text:p>1,236</text:p>
          </table:table-cell>
          <table:table-cell table:style-name="ce2" table:formula="of:=[.D464]*2" office:value-type="float" office:value="2.472421875" calcext:value-type="float">
            <text:p>2,472</text:p>
          </table:table-cell>
          <table:table-cell table:style-name="ce2" table:formula="of:=[.D464]/1.4/2" office:value-type="float" office:value="0.44150390625" calcext:value-type="float">
            <text:p>0,442</text:p>
          </table:table-cell>
          <table:table-cell table:formula="of:=20*LOG10([.C464]/['Params&amp;Config'.$C$11])" office:value-type="float" office:value="-0.892559708394105" calcext:value-type="float">
            <text:p>-0,89</text:p>
          </table:table-cell>
          <table:table-cell table:formula="of:=20*LOG10([.C464]/['Params&amp;Config'.$C$12])" office:value-type="float" office:value="14.7044609968367" calcext:value-type="float">
            <text:p>14,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3" calcext:value-type="float">
            <text:p>463</text:p>
          </table:table-cell>
          <table:table-cell table:formula="of:=(['Params&amp;Config'.$C$9]/['Params&amp;Config'.$C$10]) * [.C465]" office:value-type="float" office:value="1.23888671875" calcext:value-type="float">
            <text:p>1,239</text:p>
          </table:table-cell>
          <table:table-cell table:style-name="ce2" table:formula="of:=[.D465]*2" office:value-type="float" office:value="2.4777734375" calcext:value-type="float">
            <text:p>2,478</text:p>
          </table:table-cell>
          <table:table-cell table:style-name="ce2" table:formula="of:=[.D465]/1.4/2" office:value-type="float" office:value="0.442459542410714" calcext:value-type="float">
            <text:p>0,442</text:p>
          </table:table-cell>
          <table:table-cell table:formula="of:=20*LOG10([.C465]/['Params&amp;Config'.$C$11])" office:value-type="float" office:value="-0.873779399157552" calcext:value-type="float">
            <text:p>-0,87</text:p>
          </table:table-cell>
          <table:table-cell table:formula="of:=20*LOG10([.C465]/['Params&amp;Config'.$C$12])" office:value-type="float" office:value="14.7232413060732" calcext:value-type="float">
            <text:p>14,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4" calcext:value-type="float">
            <text:p>464</text:p>
          </table:table-cell>
          <table:table-cell table:formula="of:=(['Params&amp;Config'.$C$9]/['Params&amp;Config'.$C$10]) * [.C466]" office:value-type="float" office:value="1.2415625" calcext:value-type="float">
            <text:p>1,242</text:p>
          </table:table-cell>
          <table:table-cell table:style-name="ce2" table:formula="of:=[.D466]*2" office:value-type="float" office:value="2.483125" calcext:value-type="float">
            <text:p>2,483</text:p>
          </table:table-cell>
          <table:table-cell table:style-name="ce2" table:formula="of:=[.D466]/1.4/2" office:value-type="float" office:value="0.443415178571429" calcext:value-type="float">
            <text:p>0,443</text:p>
          </table:table-cell>
          <table:table-cell table:formula="of:=20*LOG10([.C466]/['Params&amp;Config'.$C$11])" office:value-type="float" office:value="-0.855039608418998" calcext:value-type="float">
            <text:p>-0,86</text:p>
          </table:table-cell>
          <table:table-cell table:formula="of:=20*LOG10([.C466]/['Params&amp;Config'.$C$12])" office:value-type="float" office:value="14.7419810968118" calcext:value-type="float">
            <text:p>14,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5" calcext:value-type="float">
            <text:p>465</text:p>
          </table:table-cell>
          <table:table-cell table:formula="of:=(['Params&amp;Config'.$C$9]/['Params&amp;Config'.$C$10]) * [.C467]" office:value-type="float" office:value="1.24423828125" calcext:value-type="float">
            <text:p>1,244</text:p>
          </table:table-cell>
          <table:table-cell table:style-name="ce2" table:formula="of:=[.D467]*2" office:value-type="float" office:value="2.4884765625" calcext:value-type="float">
            <text:p>2,488</text:p>
          </table:table-cell>
          <table:table-cell table:style-name="ce2" table:formula="of:=[.D467]/1.4/2" office:value-type="float" office:value="0.444370814732143" calcext:value-type="float">
            <text:p>0,444</text:p>
          </table:table-cell>
          <table:table-cell table:formula="of:=20*LOG10([.C467]/['Params&amp;Config'.$C$11])" office:value-type="float" office:value="-0.836340161717537" calcext:value-type="float">
            <text:p>-0,84</text:p>
          </table:table-cell>
          <table:table-cell table:formula="of:=20*LOG10([.C467]/['Params&amp;Config'.$C$12])" office:value-type="float" office:value="14.7606805435132" calcext:value-type="float">
            <text:p>14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6" calcext:value-type="float">
            <text:p>466</text:p>
          </table:table-cell>
          <table:table-cell table:formula="of:=(['Params&amp;Config'.$C$9]/['Params&amp;Config'.$C$10]) * [.C468]" office:value-type="float" office:value="1.2469140625" calcext:value-type="float">
            <text:p>1,247</text:p>
          </table:table-cell>
          <table:table-cell table:style-name="ce2" table:formula="of:=[.D468]*2" office:value-type="float" office:value="2.493828125" calcext:value-type="float">
            <text:p>2,494</text:p>
          </table:table-cell>
          <table:table-cell table:style-name="ce2" table:formula="of:=[.D468]/1.4/2" office:value-type="float" office:value="0.445326450892857" calcext:value-type="float">
            <text:p>0,445</text:p>
          </table:table-cell>
          <table:table-cell table:formula="of:=20*LOG10([.C468]/['Params&amp;Config'.$C$11])" office:value-type="float" office:value="-0.817680885716612" calcext:value-type="float">
            <text:p>-0,82</text:p>
          </table:table-cell>
          <table:table-cell table:formula="of:=20*LOG10([.C468]/['Params&amp;Config'.$C$12])" office:value-type="float" office:value="14.7793398195142" calcext:value-type="float">
            <text:p>14,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7" calcext:value-type="float">
            <text:p>467</text:p>
          </table:table-cell>
          <table:table-cell table:formula="of:=(['Params&amp;Config'.$C$9]/['Params&amp;Config'.$C$10]) * [.C469]" office:value-type="float" office:value="1.24958984375" calcext:value-type="float">
            <text:p>1,250</text:p>
          </table:table-cell>
          <table:table-cell table:style-name="ce2" table:formula="of:=[.D469]*2" office:value-type="float" office:value="2.4991796875" calcext:value-type="float">
            <text:p>2,499</text:p>
          </table:table-cell>
          <table:table-cell table:style-name="ce2" table:formula="of:=[.D469]/1.4/2" office:value-type="float" office:value="0.446282087053572" calcext:value-type="float">
            <text:p>0,446</text:p>
          </table:table-cell>
          <table:table-cell table:formula="of:=20*LOG10([.C469]/['Params&amp;Config'.$C$11])" office:value-type="float" office:value="-0.799061608194372" calcext:value-type="float">
            <text:p>-0,8</text:p>
          </table:table-cell>
          <table:table-cell table:formula="of:=20*LOG10([.C469]/['Params&amp;Config'.$C$12])" office:value-type="float" office:value="14.7979590970364" calcext:value-type="float">
            <text:p>14,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8" calcext:value-type="float">
            <text:p>468</text:p>
          </table:table-cell>
          <table:table-cell table:formula="of:=(['Params&amp;Config'.$C$9]/['Params&amp;Config'.$C$10]) * [.C470]" office:value-type="float" office:value="1.252265625" calcext:value-type="float">
            <text:p>1,252</text:p>
          </table:table-cell>
          <table:table-cell table:style-name="ce2" table:formula="of:=[.D470]*2" office:value-type="float" office:value="2.50453125" calcext:value-type="float">
            <text:p>2,505</text:p>
          </table:table-cell>
          <table:table-cell table:style-name="ce2" table:formula="of:=[.D470]/1.4/2" office:value-type="float" office:value="0.447237723214286" calcext:value-type="float">
            <text:p>0,447</text:p>
          </table:table-cell>
          <table:table-cell table:formula="of:=20*LOG10([.C470]/['Params&amp;Config'.$C$11])" office:value-type="float" office:value="-0.780482158034134" calcext:value-type="float">
            <text:p>-0,78</text:p>
          </table:table-cell>
          <table:table-cell table:formula="of:=20*LOG10([.C470]/['Params&amp;Config'.$C$12])" office:value-type="float" office:value="14.8165385471966" calcext:value-type="float">
            <text:p>14,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9" calcext:value-type="float">
            <text:p>469</text:p>
          </table:table-cell>
          <table:table-cell table:formula="of:=(['Params&amp;Config'.$C$9]/['Params&amp;Config'.$C$10]) * [.C471]" office:value-type="float" office:value="1.25494140625" calcext:value-type="float">
            <text:p>1,255</text:p>
          </table:table-cell>
          <table:table-cell table:style-name="ce2" table:formula="of:=[.D471]*2" office:value-type="float" office:value="2.5098828125" calcext:value-type="float">
            <text:p>2,510</text:p>
          </table:table-cell>
          <table:table-cell table:style-name="ce2" table:formula="of:=[.D471]/1.4/2" office:value-type="float" office:value="0.448193359375" calcext:value-type="float">
            <text:p>0,448</text:p>
          </table:table-cell>
          <table:table-cell table:formula="of:=20*LOG10([.C471]/['Params&amp;Config'.$C$11])" office:value-type="float" office:value="-0.76194236521495" calcext:value-type="float">
            <text:p>-0,76</text:p>
          </table:table-cell>
          <table:table-cell table:formula="of:=20*LOG10([.C471]/['Params&amp;Config'.$C$12])" office:value-type="float" office:value="14.8350783400158" calcext:value-type="float">
            <text:p>14,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table:formula="of:=(['Params&amp;Config'.$C$9]/['Params&amp;Config'.$C$10]) * [.C472]" office:value-type="float" office:value="1.2576171875" calcext:value-type="float">
            <text:p>1,258</text:p>
          </table:table-cell>
          <table:table-cell table:style-name="ce2" table:formula="of:=[.D472]*2" office:value-type="float" office:value="2.515234375" calcext:value-type="float">
            <text:p>2,515</text:p>
          </table:table-cell>
          <table:table-cell table:style-name="ce2" table:formula="of:=[.D472]/1.4/2" office:value-type="float" office:value="0.449148995535714" calcext:value-type="float">
            <text:p>0,449</text:p>
          </table:table-cell>
          <table:table-cell table:formula="of:=20*LOG10([.C472]/['Params&amp;Config'.$C$11])" office:value-type="float" office:value="-0.743442060802266" calcext:value-type="float">
            <text:p>-0,74</text:p>
          </table:table-cell>
          <table:table-cell table:formula="of:=20*LOG10([.C472]/['Params&amp;Config'.$C$12])" office:value-type="float" office:value="14.8535786444285" calcext:value-type="float">
            <text:p>14,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1" calcext:value-type="float">
            <text:p>471</text:p>
          </table:table-cell>
          <table:table-cell table:formula="of:=(['Params&amp;Config'.$C$9]/['Params&amp;Config'.$C$10]) * [.C473]" office:value-type="float" office:value="1.26029296875" calcext:value-type="float">
            <text:p>1,260</text:p>
          </table:table-cell>
          <table:table-cell table:style-name="ce2" table:formula="of:=[.D473]*2" office:value-type="float" office:value="2.5205859375" calcext:value-type="float">
            <text:p>2,521</text:p>
          </table:table-cell>
          <table:table-cell table:style-name="ce2" table:formula="of:=[.D473]/1.4/2" office:value-type="float" office:value="0.450104631696429" calcext:value-type="float">
            <text:p>0,450</text:p>
          </table:table-cell>
          <table:table-cell table:formula="of:=20*LOG10([.C473]/['Params&amp;Config'.$C$11])" office:value-type="float" office:value="-0.724981076938692" calcext:value-type="float">
            <text:p>-0,72</text:p>
          </table:table-cell>
          <table:table-cell table:formula="of:=20*LOG10([.C473]/['Params&amp;Config'.$C$12])" office:value-type="float" office:value="14.8720396282921" calcext:value-type="float">
            <text:p>14,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2" calcext:value-type="float">
            <text:p>472</text:p>
          </table:table-cell>
          <table:table-cell table:formula="of:=(['Params&amp;Config'.$C$9]/['Params&amp;Config'.$C$10]) * [.C474]" office:value-type="float" office:value="1.26296875" calcext:value-type="float">
            <text:p>1,263</text:p>
          </table:table-cell>
          <table:table-cell table:style-name="ce2" table:formula="of:=[.D474]*2" office:value-type="float" office:value="2.5259375" calcext:value-type="float">
            <text:p>2,526</text:p>
          </table:table-cell>
          <table:table-cell table:style-name="ce2" table:formula="of:=[.D474]/1.4/2" office:value-type="float" office:value="0.451060267857143" calcext:value-type="float">
            <text:p>0,451</text:p>
          </table:table-cell>
          <table:table-cell table:formula="of:=20*LOG10([.C474]/['Params&amp;Config'.$C$11])" office:value-type="float" office:value="-0.70655924683486" calcext:value-type="float">
            <text:p>-0,71</text:p>
          </table:table-cell>
          <table:table-cell table:formula="of:=20*LOG10([.C474]/['Params&amp;Config'.$C$12])" office:value-type="float" office:value="14.8904614583959" calcext:value-type="float">
            <text:p>14,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3" calcext:value-type="float">
            <text:p>473</text:p>
          </table:table-cell>
          <table:table-cell table:formula="of:=(['Params&amp;Config'.$C$9]/['Params&amp;Config'.$C$10]) * [.C475]" office:value-type="float" office:value="1.26564453125" calcext:value-type="float">
            <text:p>1,266</text:p>
          </table:table-cell>
          <table:table-cell table:style-name="ce2" table:formula="of:=[.D475]*2" office:value-type="float" office:value="2.5312890625" calcext:value-type="float">
            <text:p>2,531</text:p>
          </table:table-cell>
          <table:table-cell table:style-name="ce2" table:formula="of:=[.D475]/1.4/2" office:value-type="float" office:value="0.452015904017857" calcext:value-type="float">
            <text:p>0,452</text:p>
          </table:table-cell>
          <table:table-cell table:formula="of:=20*LOG10([.C475]/['Params&amp;Config'.$C$11])" office:value-type="float" office:value="-0.688176404760384" calcext:value-type="float">
            <text:p>-0,69</text:p>
          </table:table-cell>
          <table:table-cell table:formula="of:=20*LOG10([.C475]/['Params&amp;Config'.$C$12])" office:value-type="float" office:value="14.9088443004704" calcext:value-type="float">
            <text:p>14,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4" calcext:value-type="float">
            <text:p>474</text:p>
          </table:table-cell>
          <table:table-cell table:formula="of:=(['Params&amp;Config'.$C$9]/['Params&amp;Config'.$C$10]) * [.C476]" office:value-type="float" office:value="1.2683203125" calcext:value-type="float">
            <text:p>1,268</text:p>
          </table:table-cell>
          <table:table-cell table:style-name="ce2" table:formula="of:=[.D476]*2" office:value-type="float" office:value="2.536640625" calcext:value-type="float">
            <text:p>2,537</text:p>
          </table:table-cell>
          <table:table-cell table:style-name="ce2" table:formula="of:=[.D476]/1.4/2" office:value-type="float" office:value="0.452971540178571" calcext:value-type="float">
            <text:p>0,453</text:p>
          </table:table-cell>
          <table:table-cell table:formula="of:=20*LOG10([.C476]/['Params&amp;Config'.$C$11])" office:value-type="float" office:value="-0.669832386034914" calcext:value-type="float">
            <text:p>-0,67</text:p>
          </table:table-cell>
          <table:table-cell table:formula="of:=20*LOG10([.C476]/['Params&amp;Config'.$C$12])" office:value-type="float" office:value="14.9271883191958" calcext:value-type="float">
            <text:p>14,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 table:formula="of:=(['Params&amp;Config'.$C$9]/['Params&amp;Config'.$C$10]) * [.C477]" office:value-type="float" office:value="1.27099609375" calcext:value-type="float">
            <text:p>1,271</text:p>
          </table:table-cell>
          <table:table-cell table:style-name="ce2" table:formula="of:=[.D477]*2" office:value-type="float" office:value="2.5419921875" calcext:value-type="float">
            <text:p>2,542</text:p>
          </table:table-cell>
          <table:table-cell table:style-name="ce2" table:formula="of:=[.D477]/1.4/2" office:value-type="float" office:value="0.453927176339286" calcext:value-type="float">
            <text:p>0,454</text:p>
          </table:table-cell>
          <table:table-cell table:formula="of:=20*LOG10([.C477]/['Params&amp;Config'.$C$11])" office:value-type="float" office:value="-0.651527027019284" calcext:value-type="float">
            <text:p>-0,65</text:p>
          </table:table-cell>
          <table:table-cell table:formula="of:=20*LOG10([.C477]/['Params&amp;Config'.$C$12])" office:value-type="float" office:value="14.9454936782115" calcext:value-type="float">
            <text:p>14,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6" calcext:value-type="float">
            <text:p>476</text:p>
          </table:table-cell>
          <table:table-cell table:formula="of:=(['Params&amp;Config'.$C$9]/['Params&amp;Config'.$C$10]) * [.C478]" office:value-type="float" office:value="1.273671875" calcext:value-type="float">
            <text:p>1,274</text:p>
          </table:table-cell>
          <table:table-cell table:style-name="ce2" table:formula="of:=[.D478]*2" office:value-type="float" office:value="2.54734375" calcext:value-type="float">
            <text:p>2,547</text:p>
          </table:table-cell>
          <table:table-cell table:style-name="ce2" table:formula="of:=[.D478]/1.4/2" office:value-type="float" office:value="0.4548828125" calcext:value-type="float">
            <text:p>0,455</text:p>
          </table:table-cell>
          <table:table-cell table:formula="of:=20*LOG10([.C478]/['Params&amp;Config'.$C$11])" office:value-type="float" office:value="-0.633260165106752" calcext:value-type="float">
            <text:p>-0,63</text:p>
          </table:table-cell>
          <table:table-cell table:formula="of:=20*LOG10([.C478]/['Params&amp;Config'.$C$12])" office:value-type="float" office:value="14.963760540124" calcext:value-type="float">
            <text:p>14,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7" calcext:value-type="float">
            <text:p>477</text:p>
          </table:table-cell>
          <table:table-cell table:formula="of:=(['Params&amp;Config'.$C$9]/['Params&amp;Config'.$C$10]) * [.C479]" office:value-type="float" office:value="1.27634765625" calcext:value-type="float">
            <text:p>1,276</text:p>
          </table:table-cell>
          <table:table-cell table:style-name="ce2" table:formula="of:=[.D479]*2" office:value-type="float" office:value="2.5526953125" calcext:value-type="float">
            <text:p>2,553</text:p>
          </table:table-cell>
          <table:table-cell table:style-name="ce2" table:formula="of:=[.D479]/1.4/2" office:value-type="float" office:value="0.455838448660714" calcext:value-type="float">
            <text:p>0,456</text:p>
          </table:table-cell>
          <table:table-cell table:formula="of:=20*LOG10([.C479]/['Params&amp;Config'.$C$11])" office:value-type="float" office:value="-0.615031638714337" calcext:value-type="float">
            <text:p>-0,62</text:p>
          </table:table-cell>
          <table:table-cell table:formula="of:=20*LOG10([.C479]/['Params&amp;Config'.$C$12])" office:value-type="float" office:value="14.9819890665164" calcext:value-type="float">
            <text:p>14,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8" calcext:value-type="float">
            <text:p>478</text:p>
          </table:table-cell>
          <table:table-cell table:formula="of:=(['Params&amp;Config'.$C$9]/['Params&amp;Config'.$C$10]) * [.C480]" office:value-type="float" office:value="1.2790234375" calcext:value-type="float">
            <text:p>1,279</text:p>
          </table:table-cell>
          <table:table-cell table:style-name="ce2" table:formula="of:=[.D480]*2" office:value-type="float" office:value="2.558046875" calcext:value-type="float">
            <text:p>2,558</text:p>
          </table:table-cell>
          <table:table-cell table:style-name="ce2" table:formula="of:=[.D480]/1.4/2" office:value-type="float" office:value="0.456794084821429" calcext:value-type="float">
            <text:p>0,457</text:p>
          </table:table-cell>
          <table:table-cell table:formula="of:=20*LOG10([.C480]/['Params&amp;Config'.$C$11])" office:value-type="float" office:value="-0.596841287274238" calcext:value-type="float">
            <text:p>-0,6</text:p>
          </table:table-cell>
          <table:table-cell table:formula="of:=20*LOG10([.C480]/['Params&amp;Config'.$C$12])" office:value-type="float" office:value="15.000179417956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9" calcext:value-type="float">
            <text:p>479</text:p>
          </table:table-cell>
          <table:table-cell table:formula="of:=(['Params&amp;Config'.$C$9]/['Params&amp;Config'.$C$10]) * [.C481]" office:value-type="float" office:value="1.28169921875" calcext:value-type="float">
            <text:p>1,282</text:p>
          </table:table-cell>
          <table:table-cell table:style-name="ce2" table:formula="of:=[.D481]*2" office:value-type="float" office:value="2.5633984375" calcext:value-type="float">
            <text:p>2,563</text:p>
          </table:table-cell>
          <table:table-cell table:style-name="ce2" table:formula="of:=[.D481]/1.4/2" office:value-type="float" office:value="0.457749720982143" calcext:value-type="float">
            <text:p>0,458</text:p>
          </table:table-cell>
          <table:table-cell table:formula="of:=20*LOG10([.C481]/['Params&amp;Config'.$C$11])" office:value-type="float" office:value="-0.578688951225351" calcext:value-type="float">
            <text:p>-0,58</text:p>
          </table:table-cell>
          <table:table-cell table:formula="of:=20*LOG10([.C481]/['Params&amp;Config'.$C$12])" office:value-type="float" office:value="15.0183317540054" calcext:value-type="float">
            <text:p>15,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table:formula="of:=(['Params&amp;Config'.$C$9]/['Params&amp;Config'.$C$10]) * [.C482]" office:value-type="float" office:value="1.284375" calcext:value-type="float">
            <text:p>1,284</text:p>
          </table:table-cell>
          <table:table-cell table:style-name="ce2" table:formula="of:=[.D482]*2" office:value-type="float" office:value="2.56875" calcext:value-type="float">
            <text:p>2,569</text:p>
          </table:table-cell>
          <table:table-cell table:style-name="ce2" table:formula="of:=[.D482]/1.4/2" office:value-type="float" office:value="0.458705357142857" calcext:value-type="float">
            <text:p>0,459</text:p>
          </table:table-cell>
          <table:table-cell table:formula="of:=20*LOG10([.C482]/['Params&amp;Config'.$C$11])" office:value-type="float" office:value="-0.560574472004871" calcext:value-type="float">
            <text:p>-0,56</text:p>
          </table:table-cell>
          <table:table-cell table:formula="of:=20*LOG10([.C482]/['Params&amp;Config'.$C$12])" office:value-type="float" office:value="15.0364462332259" calcext:value-type="float">
            <text:p>15,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1" calcext:value-type="float">
            <text:p>481</text:p>
          </table:table-cell>
          <table:table-cell table:formula="of:=(['Params&amp;Config'.$C$9]/['Params&amp;Config'.$C$10]) * [.C483]" office:value-type="float" office:value="1.28705078125" calcext:value-type="float">
            <text:p>1,287</text:p>
          </table:table-cell>
          <table:table-cell table:style-name="ce2" table:formula="of:=[.D483]*2" office:value-type="float" office:value="2.5741015625" calcext:value-type="float">
            <text:p>2,574</text:p>
          </table:table-cell>
          <table:table-cell table:style-name="ce2" table:formula="of:=[.D483]/1.4/2" office:value-type="float" office:value="0.459660993303571" calcext:value-type="float">
            <text:p>0,460</text:p>
          </table:table-cell>
          <table:table-cell table:formula="of:=20*LOG10([.C483]/['Params&amp;Config'.$C$11])" office:value-type="float" office:value="-0.54249769203998" calcext:value-type="float">
            <text:p>-0,54</text:p>
          </table:table-cell>
          <table:table-cell table:formula="of:=20*LOG10([.C483]/['Params&amp;Config'.$C$12])" office:value-type="float" office:value="15.0545230131908" calcext:value-type="float">
            <text:p>15,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2" calcext:value-type="float">
            <text:p>482</text:p>
          </table:table-cell>
          <table:table-cell table:formula="of:=(['Params&amp;Config'.$C$9]/['Params&amp;Config'.$C$10]) * [.C484]" office:value-type="float" office:value="1.2897265625" calcext:value-type="float">
            <text:p>1,290</text:p>
          </table:table-cell>
          <table:table-cell table:style-name="ce2" table:formula="of:=[.D484]*2" office:value-type="float" office:value="2.579453125" calcext:value-type="float">
            <text:p>2,579</text:p>
          </table:table-cell>
          <table:table-cell table:style-name="ce2" table:formula="of:=[.D484]/1.4/2" office:value-type="float" office:value="0.460616629464286" calcext:value-type="float">
            <text:p>0,461</text:p>
          </table:table-cell>
          <table:table-cell table:formula="of:=20*LOG10([.C484]/['Params&amp;Config'.$C$11])" office:value-type="float" office:value="-0.524458454739624" calcext:value-type="float">
            <text:p>-0,52</text:p>
          </table:table-cell>
          <table:table-cell table:formula="of:=20*LOG10([.C484]/['Params&amp;Config'.$C$12])" office:value-type="float" office:value="15.0725622504911" calcext:value-type="float">
            <text:p>15,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3" calcext:value-type="float">
            <text:p>483</text:p>
          </table:table-cell>
          <table:table-cell table:formula="of:=(['Params&amp;Config'.$C$9]/['Params&amp;Config'.$C$10]) * [.C485]" office:value-type="float" office:value="1.29240234375" calcext:value-type="float">
            <text:p>1,292</text:p>
          </table:table-cell>
          <table:table-cell table:style-name="ce2" table:formula="of:=[.D485]*2" office:value-type="float" office:value="2.5848046875" calcext:value-type="float">
            <text:p>2,585</text:p>
          </table:table-cell>
          <table:table-cell table:style-name="ce2" table:formula="of:=[.D485]/1.4/2" office:value-type="float" office:value="0.461572265625" calcext:value-type="float">
            <text:p>0,462</text:p>
          </table:table-cell>
          <table:table-cell table:formula="of:=20*LOG10([.C485]/['Params&amp;Config'.$C$11])" office:value-type="float" office:value="-0.506456604486372" calcext:value-type="float">
            <text:p>-0,51</text:p>
          </table:table-cell>
          <table:table-cell table:formula="of:=20*LOG10([.C485]/['Params&amp;Config'.$C$12])" office:value-type="float" office:value="15.0905641007444" calcext:value-type="float">
            <text:p>15,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4" calcext:value-type="float">
            <text:p>484</text:p>
          </table:table-cell>
          <table:table-cell table:formula="of:=(['Params&amp;Config'.$C$9]/['Params&amp;Config'.$C$10]) * [.C486]" office:value-type="float" office:value="1.295078125" calcext:value-type="float">
            <text:p>1,295</text:p>
          </table:table-cell>
          <table:table-cell table:style-name="ce2" table:formula="of:=[.D486]*2" office:value-type="float" office:value="2.59015625" calcext:value-type="float">
            <text:p>2,590</text:p>
          </table:table-cell>
          <table:table-cell table:style-name="ce2" table:formula="of:=[.D486]/1.4/2" office:value-type="float" office:value="0.462527901785714" calcext:value-type="float">
            <text:p>0,463</text:p>
          </table:table-cell>
          <table:table-cell table:formula="of:=20*LOG10([.C486]/['Params&amp;Config'.$C$11])" office:value-type="float" office:value="-0.488491986628366" calcext:value-type="float">
            <text:p>-0,49</text:p>
          </table:table-cell>
          <table:table-cell table:formula="of:=20*LOG10([.C486]/['Params&amp;Config'.$C$12])" office:value-type="float" office:value="15.1085287186024" calcext:value-type="float">
            <text:p>15,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5" calcext:value-type="float">
            <text:p>485</text:p>
          </table:table-cell>
          <table:table-cell table:formula="of:=(['Params&amp;Config'.$C$9]/['Params&amp;Config'.$C$10]) * [.C487]" office:value-type="float" office:value="1.29775390625" calcext:value-type="float">
            <text:p>1,298</text:p>
          </table:table-cell>
          <table:table-cell table:style-name="ce2" table:formula="of:=[.D487]*2" office:value-type="float" office:value="2.5955078125" calcext:value-type="float">
            <text:p>2,596</text:p>
          </table:table-cell>
          <table:table-cell table:style-name="ce2" table:formula="of:=[.D487]/1.4/2" office:value-type="float" office:value="0.463483537946429" calcext:value-type="float">
            <text:p>0,463</text:p>
          </table:table-cell>
          <table:table-cell table:formula="of:=20*LOG10([.C487]/['Params&amp;Config'.$C$11])" office:value-type="float" office:value="-0.470564447471342" calcext:value-type="float">
            <text:p>-0,47</text:p>
          </table:table-cell>
          <table:table-cell table:formula="of:=20*LOG10([.C487]/['Params&amp;Config'.$C$12])" office:value-type="float" office:value="15.1264562577594" calcext:value-type="float">
            <text:p>15,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6" calcext:value-type="float">
            <text:p>486</text:p>
          </table:table-cell>
          <table:table-cell table:formula="of:=(['Params&amp;Config'.$C$9]/['Params&amp;Config'.$C$10]) * [.C488]" office:value-type="float" office:value="1.3004296875" calcext:value-type="float">
            <text:p>1,300</text:p>
          </table:table-cell>
          <table:table-cell table:style-name="ce2" table:formula="of:=[.D488]*2" office:value-type="float" office:value="2.600859375" calcext:value-type="float">
            <text:p>2,601</text:p>
          </table:table-cell>
          <table:table-cell table:style-name="ce2" table:formula="of:=[.D488]/1.4/2" office:value-type="float" office:value="0.464439174107143" calcext:value-type="float">
            <text:p>0,464</text:p>
          </table:table-cell>
          <table:table-cell table:formula="of:=20*LOG10([.C488]/['Params&amp;Config'.$C$11])" office:value-type="float" office:value="-0.452673834270748" calcext:value-type="float">
            <text:p>-0,45</text:p>
          </table:table-cell>
          <table:table-cell table:formula="of:=20*LOG10([.C488]/['Params&amp;Config'.$C$12])" office:value-type="float" office:value="15.14434687096" calcext:value-type="float">
            <text:p>15,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7" calcext:value-type="float">
            <text:p>487</text:p>
          </table:table-cell>
          <table:table-cell table:formula="of:=(['Params&amp;Config'.$C$9]/['Params&amp;Config'.$C$10]) * [.C489]" office:value-type="float" office:value="1.30310546875" calcext:value-type="float">
            <text:p>1,303</text:p>
          </table:table-cell>
          <table:table-cell table:style-name="ce2" table:formula="of:=[.D489]*2" office:value-type="float" office:value="2.6062109375" calcext:value-type="float">
            <text:p>2,606</text:p>
          </table:table-cell>
          <table:table-cell table:style-name="ce2" table:formula="of:=[.D489]/1.4/2" office:value-type="float" office:value="0.465394810267857" calcext:value-type="float">
            <text:p>0,465</text:p>
          </table:table-cell>
          <table:table-cell table:formula="of:=20*LOG10([.C489]/['Params&amp;Config'.$C$11])" office:value-type="float" office:value="-0.434819995223929" calcext:value-type="float">
            <text:p>-0,43</text:p>
          </table:table-cell>
          <table:table-cell table:formula="of:=20*LOG10([.C489]/['Params&amp;Config'.$C$12])" office:value-type="float" office:value="15.1622007100068" calcext:value-type="float">
            <text:p>15,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8" calcext:value-type="float">
            <text:p>488</text:p>
          </table:table-cell>
          <table:table-cell table:formula="of:=(['Params&amp;Config'.$C$9]/['Params&amp;Config'.$C$10]) * [.C490]" office:value-type="float" office:value="1.30578125" calcext:value-type="float">
            <text:p>1,306</text:p>
          </table:table-cell>
          <table:table-cell table:style-name="ce2" table:formula="of:=[.D490]*2" office:value-type="float" office:value="2.6115625" calcext:value-type="float">
            <text:p>2,612</text:p>
          </table:table-cell>
          <table:table-cell table:style-name="ce2" table:formula="of:=[.D490]/1.4/2" office:value-type="float" office:value="0.466350446428571" calcext:value-type="float">
            <text:p>0,466</text:p>
          </table:table-cell>
          <table:table-cell table:formula="of:=20*LOG10([.C490]/['Params&amp;Config'.$C$11])" office:value-type="float" office:value="-0.417002779462403" calcext:value-type="float">
            <text:p>-0,42</text:p>
          </table:table-cell>
          <table:table-cell table:formula="of:=20*LOG10([.C490]/['Params&amp;Config'.$C$12])" office:value-type="float" office:value="15.1800179257684" calcext:value-type="float">
            <text:p>15,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9" calcext:value-type="float">
            <text:p>489</text:p>
          </table:table-cell>
          <table:table-cell table:formula="of:=(['Params&amp;Config'.$C$9]/['Params&amp;Config'.$C$10]) * [.C491]" office:value-type="float" office:value="1.30845703125" calcext:value-type="float">
            <text:p>1,308</text:p>
          </table:table-cell>
          <table:table-cell table:style-name="ce2" table:formula="of:=[.D491]*2" office:value-type="float" office:value="2.6169140625" calcext:value-type="float">
            <text:p>2,617</text:p>
          </table:table-cell>
          <table:table-cell table:style-name="ce2" table:formula="of:=[.D491]/1.4/2" office:value-type="float" office:value="0.467306082589286" calcext:value-type="float">
            <text:p>0,467</text:p>
          </table:table-cell>
          <table:table-cell table:formula="of:=20*LOG10([.C491]/['Params&amp;Config'.$C$11])" office:value-type="float" office:value="-0.39922203704421" calcext:value-type="float">
            <text:p>-0,4</text:p>
          </table:table-cell>
          <table:table-cell table:formula="of:=20*LOG10([.C491]/['Params&amp;Config'.$C$12])" office:value-type="float" office:value="15.1977986681866" calcext:value-type="float">
            <text:p>15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0" calcext:value-type="float">
            <text:p>490</text:p>
          </table:table-cell>
          <table:table-cell table:formula="of:=(['Params&amp;Config'.$C$9]/['Params&amp;Config'.$C$10]) * [.C492]" office:value-type="float" office:value="1.3111328125" calcext:value-type="float">
            <text:p>1,311</text:p>
          </table:table-cell>
          <table:table-cell table:style-name="ce2" table:formula="of:=[.D492]*2" office:value-type="float" office:value="2.622265625" calcext:value-type="float">
            <text:p>2,622</text:p>
          </table:table-cell>
          <table:table-cell table:style-name="ce2" table:formula="of:=[.D492]/1.4/2" office:value-type="float" office:value="0.46826171875" calcext:value-type="float">
            <text:p>0,468</text:p>
          </table:table-cell>
          <table:table-cell table:formula="of:=20*LOG10([.C492]/['Params&amp;Config'.$C$11])" office:value-type="float" office:value="-0.381477618946342" calcext:value-type="float">
            <text:p>-0,38</text:p>
          </table:table-cell>
          <table:table-cell table:formula="of:=20*LOG10([.C492]/['Params&amp;Config'.$C$12])" office:value-type="float" office:value="15.2155430862844" calcext:value-type="float">
            <text:p>15,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1" calcext:value-type="float">
            <text:p>491</text:p>
          </table:table-cell>
          <table:table-cell table:formula="of:=(['Params&amp;Config'.$C$9]/['Params&amp;Config'.$C$10]) * [.C493]" office:value-type="float" office:value="1.31380859375" calcext:value-type="float">
            <text:p>1,314</text:p>
          </table:table-cell>
          <table:table-cell table:style-name="ce2" table:formula="of:=[.D493]*2" office:value-type="float" office:value="2.6276171875" calcext:value-type="float">
            <text:p>2,628</text:p>
          </table:table-cell>
          <table:table-cell table:style-name="ce2" table:formula="of:=[.D493]/1.4/2" office:value-type="float" office:value="0.469217354910714" calcext:value-type="float">
            <text:p>0,469</text:p>
          </table:table-cell>
          <table:table-cell table:formula="of:=20*LOG10([.C493]/['Params&amp;Config'.$C$11])" office:value-type="float" office:value="-0.363769377057246" calcext:value-type="float">
            <text:p>-0,36</text:p>
          </table:table-cell>
          <table:table-cell table:formula="of:=20*LOG10([.C493]/['Params&amp;Config'.$C$12])" office:value-type="float" office:value="15.2332513281735" calcext:value-type="float">
            <text:p>15,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2" calcext:value-type="float">
            <text:p>492</text:p>
          </table:table-cell>
          <table:table-cell table:formula="of:=(['Params&amp;Config'.$C$9]/['Params&amp;Config'.$C$10]) * [.C494]" office:value-type="float" office:value="1.316484375" calcext:value-type="float">
            <text:p>1,316</text:p>
          </table:table-cell>
          <table:table-cell table:style-name="ce2" table:formula="of:=[.D494]*2" office:value-type="float" office:value="2.63296875" calcext:value-type="float">
            <text:p>2,633</text:p>
          </table:table-cell>
          <table:table-cell table:style-name="ce2" table:formula="of:=[.D494]/1.4/2" office:value-type="float" office:value="0.470172991071429" calcext:value-type="float">
            <text:p>0,470</text:p>
          </table:table-cell>
          <table:table-cell table:formula="of:=20*LOG10([.C494]/['Params&amp;Config'.$C$11])" office:value-type="float" office:value="-0.346097164169409" calcext:value-type="float">
            <text:p>-0,35</text:p>
          </table:table-cell>
          <table:table-cell table:formula="of:=20*LOG10([.C494]/['Params&amp;Config'.$C$12])" office:value-type="float" office:value="15.2509235410614" calcext:value-type="float">
            <text:p>15,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3" calcext:value-type="float">
            <text:p>493</text:p>
          </table:table-cell>
          <table:table-cell table:formula="of:=(['Params&amp;Config'.$C$9]/['Params&amp;Config'.$C$10]) * [.C495]" office:value-type="float" office:value="1.31916015625" calcext:value-type="float">
            <text:p>1,319</text:p>
          </table:table-cell>
          <table:table-cell table:style-name="ce2" table:formula="of:=[.D495]*2" office:value-type="float" office:value="2.6383203125" calcext:value-type="float">
            <text:p>2,638</text:p>
          </table:table-cell>
          <table:table-cell table:style-name="ce2" table:formula="of:=[.D495]/1.4/2" office:value-type="float" office:value="0.471128627232143" calcext:value-type="float">
            <text:p>0,471</text:p>
          </table:table-cell>
          <table:table-cell table:formula="of:=20*LOG10([.C495]/['Params&amp;Config'.$C$11])" office:value-type="float" office:value="-0.328460833972015" calcext:value-type="float">
            <text:p>-0,33</text:p>
          </table:table-cell>
          <table:table-cell table:formula="of:=20*LOG10([.C495]/['Params&amp;Config'.$C$12])" office:value-type="float" office:value="15.2685598712587" calcext:value-type="float">
            <text:p>15,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4" calcext:value-type="float">
            <text:p>494</text:p>
          </table:table-cell>
          <table:table-cell table:formula="of:=(['Params&amp;Config'.$C$9]/['Params&amp;Config'.$C$10]) * [.C496]" office:value-type="float" office:value="1.3218359375" calcext:value-type="float">
            <text:p>1,322</text:p>
          </table:table-cell>
          <table:table-cell table:style-name="ce2" table:formula="of:=[.D496]*2" office:value-type="float" office:value="2.643671875" calcext:value-type="float">
            <text:p>2,644</text:p>
          </table:table-cell>
          <table:table-cell table:style-name="ce2" table:formula="of:=[.D496]/1.4/2" office:value-type="float" office:value="0.472084263392857" calcext:value-type="float">
            <text:p>0,472</text:p>
          </table:table-cell>
          <table:table-cell table:formula="of:=20*LOG10([.C496]/['Params&amp;Config'.$C$11])" office:value-type="float" office:value="-0.310860241043677" calcext:value-type="float">
            <text:p>-0,31</text:p>
          </table:table-cell>
          <table:table-cell table:formula="of:=20*LOG10([.C496]/['Params&amp;Config'.$C$12])" office:value-type="float" office:value="15.2861604641871" calcext:value-type="float">
            <text:p>15,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5" calcext:value-type="float">
            <text:p>495</text:p>
          </table:table-cell>
          <table:table-cell table:formula="of:=(['Params&amp;Config'.$C$9]/['Params&amp;Config'.$C$10]) * [.C497]" office:value-type="float" office:value="1.32451171875" calcext:value-type="float">
            <text:p>1,325</text:p>
          </table:table-cell>
          <table:table-cell table:style-name="ce2" table:formula="of:=[.D497]*2" office:value-type="float" office:value="2.6490234375" calcext:value-type="float">
            <text:p>2,649</text:p>
          </table:table-cell>
          <table:table-cell table:style-name="ce2" table:formula="of:=[.D497]/1.4/2" office:value-type="float" office:value="0.473039899553571" calcext:value-type="float">
            <text:p>0,473</text:p>
          </table:table-cell>
          <table:table-cell table:formula="of:=20*LOG10([.C497]/['Params&amp;Config'.$C$11])" office:value-type="float" office:value="-0.293295240845241" calcext:value-type="float">
            <text:p>-0,29</text:p>
          </table:table-cell>
          <table:table-cell table:formula="of:=20*LOG10([.C497]/['Params&amp;Config'.$C$12])" office:value-type="float" office:value="15.3037254643855" calcext:value-type="float">
            <text:p>15,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6" calcext:value-type="float">
            <text:p>496</text:p>
          </table:table-cell>
          <table:table-cell table:formula="of:=(['Params&amp;Config'.$C$9]/['Params&amp;Config'.$C$10]) * [.C498]" office:value-type="float" office:value="1.3271875" calcext:value-type="float">
            <text:p>1,327</text:p>
          </table:table-cell>
          <table:table-cell table:style-name="ce2" table:formula="of:=[.D498]*2" office:value-type="float" office:value="2.654375" calcext:value-type="float">
            <text:p>2,654</text:p>
          </table:table-cell>
          <table:table-cell table:style-name="ce2" table:formula="of:=[.D498]/1.4/2" office:value-type="float" office:value="0.473995535714286" calcext:value-type="float">
            <text:p>0,474</text:p>
          </table:table-cell>
          <table:table-cell table:formula="of:=20*LOG10([.C498]/['Params&amp;Config'.$C$11])" office:value-type="float" office:value="-0.275765689712666" calcext:value-type="float">
            <text:p>-0,28</text:p>
          </table:table-cell>
          <table:table-cell table:formula="of:=20*LOG10([.C498]/['Params&amp;Config'.$C$12])" office:value-type="float" office:value="15.3212550155181" calcext:value-type="float">
            <text:p>15,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7" calcext:value-type="float">
            <text:p>497</text:p>
          </table:table-cell>
          <table:table-cell table:formula="of:=(['Params&amp;Config'.$C$9]/['Params&amp;Config'.$C$10]) * [.C499]" office:value-type="float" office:value="1.32986328125" calcext:value-type="float">
            <text:p>1,330</text:p>
          </table:table-cell>
          <table:table-cell table:style-name="ce2" table:formula="of:=[.D499]*2" office:value-type="float" office:value="2.6597265625" calcext:value-type="float">
            <text:p>2,660</text:p>
          </table:table-cell>
          <table:table-cell table:style-name="ce2" table:formula="of:=[.D499]/1.4/2" office:value-type="float" office:value="0.474951171875" calcext:value-type="float">
            <text:p>0,475</text:p>
          </table:table-cell>
          <table:table-cell table:formula="of:=20*LOG10([.C499]/['Params&amp;Config'.$C$11])" office:value-type="float" office:value="-0.258271444849973" calcext:value-type="float">
            <text:p>-0,26</text:p>
          </table:table-cell>
          <table:table-cell table:formula="of:=20*LOG10([.C499]/['Params&amp;Config'.$C$12])" office:value-type="float" office:value="15.3387492603808" calcext:value-type="float">
            <text:p>15,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8" calcext:value-type="float">
            <text:p>498</text:p>
          </table:table-cell>
          <table:table-cell table:formula="of:=(['Params&amp;Config'.$C$9]/['Params&amp;Config'.$C$10]) * [.C500]" office:value-type="float" office:value="1.3325390625" calcext:value-type="float">
            <text:p>1,333</text:p>
          </table:table-cell>
          <table:table-cell table:style-name="ce2" table:formula="of:=[.D500]*2" office:value-type="float" office:value="2.665078125" calcext:value-type="float">
            <text:p>2,665</text:p>
          </table:table-cell>
          <table:table-cell table:style-name="ce2" table:formula="of:=[.D500]/1.4/2" office:value-type="float" office:value="0.475906808035714" calcext:value-type="float">
            <text:p>0,476</text:p>
          </table:table-cell>
          <table:table-cell table:formula="of:=20*LOG10([.C500]/['Params&amp;Config'.$C$11])" office:value-type="float" office:value="-0.240812364322264" calcext:value-type="float">
            <text:p>-0,24</text:p>
          </table:table-cell>
          <table:table-cell table:formula="of:=20*LOG10([.C500]/['Params&amp;Config'.$C$12])" office:value-type="float" office:value="15.3562083409085" calcext:value-type="float">
            <text:p>15,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9" calcext:value-type="float">
            <text:p>499</text:p>
          </table:table-cell>
          <table:table-cell table:formula="of:=(['Params&amp;Config'.$C$9]/['Params&amp;Config'.$C$10]) * [.C501]" office:value-type="float" office:value="1.33521484375" calcext:value-type="float">
            <text:p>1,335</text:p>
          </table:table-cell>
          <table:table-cell table:style-name="ce2" table:formula="of:=[.D501]*2" office:value-type="float" office:value="2.6704296875" calcext:value-type="float">
            <text:p>2,670</text:p>
          </table:table-cell>
          <table:table-cell table:style-name="ce2" table:formula="of:=[.D501]/1.4/2" office:value-type="float" office:value="0.476862444196429" calcext:value-type="float">
            <text:p>0,477</text:p>
          </table:table-cell>
          <table:table-cell table:formula="of:=20*LOG10([.C501]/['Params&amp;Config'.$C$11])" office:value-type="float" office:value="-0.223388307048817" calcext:value-type="float">
            <text:p>-0,22</text:p>
          </table:table-cell>
          <table:table-cell table:formula="of:=20*LOG10([.C501]/['Params&amp;Config'.$C$12])" office:value-type="float" office:value="15.3736323981819" calcext:value-type="float">
            <text:p>15,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formula="of:=(['Params&amp;Config'.$C$9]/['Params&amp;Config'.$C$10]) * [.C502]" office:value-type="float" office:value="1.337890625" calcext:value-type="float">
            <text:p>1,338</text:p>
          </table:table-cell>
          <table:table-cell table:style-name="ce2" table:formula="of:=[.D502]*2" office:value-type="float" office:value="2.67578125" calcext:value-type="float">
            <text:p>2,676</text:p>
          </table:table-cell>
          <table:table-cell table:style-name="ce2" table:formula="of:=[.D502]/1.4/2" office:value-type="float" office:value="0.477818080357143" calcext:value-type="float">
            <text:p>0,478</text:p>
          </table:table-cell>
          <table:table-cell table:formula="of:=20*LOG10([.C502]/['Params&amp;Config'.$C$11])" office:value-type="float" office:value="-0.205999132796239" calcext:value-type="float">
            <text:p>-0,21</text:p>
          </table:table-cell>
          <table:table-cell table:formula="of:=20*LOG10([.C502]/['Params&amp;Config'.$C$12])" office:value-type="float" office:value="15.3910215724345" calcext:value-type="float">
            <text:p>15,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1" calcext:value-type="float">
            <text:p>501</text:p>
          </table:table-cell>
          <table:table-cell table:formula="of:=(['Params&amp;Config'.$C$9]/['Params&amp;Config'.$C$10]) * [.C503]" office:value-type="float" office:value="1.34056640625" calcext:value-type="float">
            <text:p>1,341</text:p>
          </table:table-cell>
          <table:table-cell table:style-name="ce2" table:formula="of:=[.D503]*2" office:value-type="float" office:value="2.6811328125" calcext:value-type="float">
            <text:p>2,681</text:p>
          </table:table-cell>
          <table:table-cell table:style-name="ce2" table:formula="of:=[.D503]/1.4/2" office:value-type="float" office:value="0.478773716517857" calcext:value-type="float">
            <text:p>0,479</text:p>
          </table:table-cell>
          <table:table-cell table:formula="of:=20*LOG10([.C503]/['Params&amp;Config'.$C$11])" office:value-type="float" office:value="-0.188644702171701" calcext:value-type="float">
            <text:p>-0,19</text:p>
          </table:table-cell>
          <table:table-cell table:formula="of:=20*LOG10([.C503]/['Params&amp;Config'.$C$12])" office:value-type="float" office:value="15.4083760030591" calcext:value-type="float">
            <text:p>15,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2" calcext:value-type="float">
            <text:p>502</text:p>
          </table:table-cell>
          <table:table-cell table:formula="of:=(['Params&amp;Config'.$C$9]/['Params&amp;Config'.$C$10]) * [.C504]" office:value-type="float" office:value="1.3432421875" calcext:value-type="float">
            <text:p>1,343</text:p>
          </table:table-cell>
          <table:table-cell table:style-name="ce2" table:formula="of:=[.D504]*2" office:value-type="float" office:value="2.686484375" calcext:value-type="float">
            <text:p>2,686</text:p>
          </table:table-cell>
          <table:table-cell table:style-name="ce2" table:formula="of:=[.D504]/1.4/2" office:value-type="float" office:value="0.479729352678571" calcext:value-type="float">
            <text:p>0,480</text:p>
          </table:table-cell>
          <table:table-cell table:formula="of:=20*LOG10([.C504]/['Params&amp;Config'.$C$11])" office:value-type="float" office:value="-0.171324876616228" calcext:value-type="float">
            <text:p>-0,17</text:p>
          </table:table-cell>
          <table:table-cell table:formula="of:=20*LOG10([.C504]/['Params&amp;Config'.$C$12])" office:value-type="float" office:value="15.4256958286145" calcext:value-type="float">
            <text:p>15,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3" calcext:value-type="float">
            <text:p>503</text:p>
          </table:table-cell>
          <table:table-cell table:formula="of:=(['Params&amp;Config'.$C$9]/['Params&amp;Config'.$C$10]) * [.C505]" office:value-type="float" office:value="1.34591796875" calcext:value-type="float">
            <text:p>1,346</text:p>
          </table:table-cell>
          <table:table-cell table:style-name="ce2" table:formula="of:=[.D505]*2" office:value-type="float" office:value="2.6918359375" calcext:value-type="float">
            <text:p>2,692</text:p>
          </table:table-cell>
          <table:table-cell table:style-name="ce2" table:formula="of:=[.D505]/1.4/2" office:value-type="float" office:value="0.480684988839286" calcext:value-type="float">
            <text:p>0,481</text:p>
          </table:table-cell>
          <table:table-cell table:formula="of:=20*LOG10([.C505]/['Params&amp;Config'.$C$11])" office:value-type="float" office:value="-0.154039518398067" calcext:value-type="float">
            <text:p>-0,15</text:p>
          </table:table-cell>
          <table:table-cell table:formula="of:=20*LOG10([.C505]/['Params&amp;Config'.$C$12])" office:value-type="float" office:value="15.4429811868327" calcext:value-type="float">
            <text:p>15,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4" calcext:value-type="float">
            <text:p>504</text:p>
          </table:table-cell>
          <table:table-cell table:formula="of:=(['Params&amp;Config'.$C$9]/['Params&amp;Config'.$C$10]) * [.C506]" office:value-type="float" office:value="1.34859375" calcext:value-type="float">
            <text:p>1,349</text:p>
          </table:table-cell>
          <table:table-cell table:style-name="ce2" table:formula="of:=[.D506]*2" office:value-type="float" office:value="2.6971875" calcext:value-type="float">
            <text:p>2,697</text:p>
          </table:table-cell>
          <table:table-cell table:style-name="ce2" table:formula="of:=[.D506]/1.4/2" office:value-type="float" office:value="0.481640625" calcext:value-type="float">
            <text:p>0,482</text:p>
          </table:table-cell>
          <table:table-cell table:formula="of:=20*LOG10([.C506]/['Params&amp;Config'.$C$11])" office:value-type="float" office:value="-0.136788490606109" calcext:value-type="float">
            <text:p>-0,14</text:p>
          </table:table-cell>
          <table:table-cell table:formula="of:=20*LOG10([.C506]/['Params&amp;Config'.$C$12])" office:value-type="float" office:value="15.4602322146247" calcext:value-type="float">
            <text:p>15,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5" calcext:value-type="float">
            <text:p>505</text:p>
          </table:table-cell>
          <table:table-cell table:formula="of:=(['Params&amp;Config'.$C$9]/['Params&amp;Config'.$C$10]) * [.C507]" office:value-type="float" office:value="1.35126953125" calcext:value-type="float">
            <text:p>1,351</text:p>
          </table:table-cell>
          <table:table-cell table:style-name="ce2" table:formula="of:=[.D507]*2" office:value-type="float" office:value="2.7025390625" calcext:value-type="float">
            <text:p>2,703</text:p>
          </table:table-cell>
          <table:table-cell table:style-name="ce2" table:formula="of:=[.D507]/1.4/2" office:value-type="float" office:value="0.482596261160714" calcext:value-type="float">
            <text:p>0,483</text:p>
          </table:table-cell>
          <table:table-cell table:formula="of:=20*LOG10([.C507]/['Params&amp;Config'.$C$11])" office:value-type="float" office:value="-0.119571657143388" calcext:value-type="float">
            <text:p>-0,12</text:p>
          </table:table-cell>
          <table:table-cell table:formula="of:=20*LOG10([.C507]/['Params&amp;Config'.$C$12])" office:value-type="float" office:value="15.4774490480874" calcext:value-type="float">
            <text:p>15,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6" calcext:value-type="float">
            <text:p>506</text:p>
          </table:table-cell>
          <table:table-cell table:formula="of:=(['Params&amp;Config'.$C$9]/['Params&amp;Config'.$C$10]) * [.C508]" office:value-type="float" office:value="1.3539453125" calcext:value-type="float">
            <text:p>1,354</text:p>
          </table:table-cell>
          <table:table-cell table:style-name="ce2" table:formula="of:=[.D508]*2" office:value-type="float" office:value="2.707890625" calcext:value-type="float">
            <text:p>2,708</text:p>
          </table:table-cell>
          <table:table-cell table:style-name="ce2" table:formula="of:=[.D508]/1.4/2" office:value-type="float" office:value="0.483551897321429" calcext:value-type="float">
            <text:p>0,484</text:p>
          </table:table-cell>
          <table:table-cell table:formula="of:=20*LOG10([.C508]/['Params&amp;Config'.$C$11])" office:value-type="float" office:value="-0.102388882720633" calcext:value-type="float">
            <text:p>-0,1</text:p>
          </table:table-cell>
          <table:table-cell table:formula="of:=20*LOG10([.C508]/['Params&amp;Config'.$C$12])" office:value-type="float" office:value="15.4946318225101" calcext:value-type="float">
            <text:p>15,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7" calcext:value-type="float">
            <text:p>507</text:p>
          </table:table-cell>
          <table:table-cell table:formula="of:=(['Params&amp;Config'.$C$9]/['Params&amp;Config'.$C$10]) * [.C509]" office:value-type="float" office:value="1.35662109375" calcext:value-type="float">
            <text:p>1,357</text:p>
          </table:table-cell>
          <table:table-cell table:style-name="ce2" table:formula="of:=[.D509]*2" office:value-type="float" office:value="2.7132421875" calcext:value-type="float">
            <text:p>2,713</text:p>
          </table:table-cell>
          <table:table-cell table:style-name="ce2" table:formula="of:=[.D509]/1.4/2" office:value-type="float" office:value="0.484507533482143" calcext:value-type="float">
            <text:p>0,485</text:p>
          </table:table-cell>
          <table:table-cell table:formula="of:=20*LOG10([.C509]/['Params&amp;Config'.$C$11])" office:value-type="float" office:value="-0.0852400328498956" calcext:value-type="float">
            <text:p>-0,09</text:p>
          </table:table-cell>
          <table:table-cell table:formula="of:=20*LOG10([.C509]/['Params&amp;Config'.$C$12])" office:value-type="float" office:value="15.5117806723809" calcext:value-type="float">
            <text:p>15,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8" calcext:value-type="float">
            <text:p>508</text:p>
          </table:table-cell>
          <table:table-cell table:formula="of:=(['Params&amp;Config'.$C$9]/['Params&amp;Config'.$C$10]) * [.C510]" office:value-type="float" office:value="1.359296875" calcext:value-type="float">
            <text:p>1,359</text:p>
          </table:table-cell>
          <table:table-cell table:style-name="ce2" table:formula="of:=[.D510]*2" office:value-type="float" office:value="2.71859375" calcext:value-type="float">
            <text:p>2,719</text:p>
          </table:table-cell>
          <table:table-cell table:style-name="ce2" table:formula="of:=[.D510]/1.4/2" office:value-type="float" office:value="0.485463169642857" calcext:value-type="float">
            <text:p>0,485</text:p>
          </table:table-cell>
          <table:table-cell table:formula="of:=20*LOG10([.C510]/['Params&amp;Config'.$C$11])" office:value-type="float" office:value="-0.06812497383823" calcext:value-type="float">
            <text:p>-0,07</text:p>
          </table:table-cell>
          <table:table-cell table:formula="of:=20*LOG10([.C510]/['Params&amp;Config'.$C$12])" office:value-type="float" office:value="15.5288957313925" calcext:value-type="float">
            <text:p>15,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9" calcext:value-type="float">
            <text:p>509</text:p>
          </table:table-cell>
          <table:table-cell table:formula="of:=(['Params&amp;Config'.$C$9]/['Params&amp;Config'.$C$10]) * [.C511]" office:value-type="float" office:value="1.36197265625" calcext:value-type="float">
            <text:p>1,362</text:p>
          </table:table-cell>
          <table:table-cell table:style-name="ce2" table:formula="of:=[.D511]*2" office:value-type="float" office:value="2.7239453125" calcext:value-type="float">
            <text:p>2,724</text:p>
          </table:table-cell>
          <table:table-cell table:style-name="ce2" table:formula="of:=[.D511]/1.4/2" office:value-type="float" office:value="0.486418805803571" calcext:value-type="float">
            <text:p>0,486</text:p>
          </table:table-cell>
          <table:table-cell table:formula="of:=20*LOG10([.C511]/['Params&amp;Config'.$C$11])" office:value-type="float" office:value="-0.0510435727814402" calcext:value-type="float">
            <text:p>-0,05</text:p>
          </table:table-cell>
          <table:table-cell table:formula="of:=20*LOG10([.C511]/['Params&amp;Config'.$C$12])" office:value-type="float" office:value="15.5459771324493" calcext:value-type="float">
            <text:p>15,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table:formula="of:=(['Params&amp;Config'.$C$9]/['Params&amp;Config'.$C$10]) * [.C512]" office:value-type="float" office:value="1.3646484375" calcext:value-type="float">
            <text:p>1,365</text:p>
          </table:table-cell>
          <table:table-cell table:style-name="ce2" table:formula="of:=[.D512]*2" office:value-type="float" office:value="2.729296875" calcext:value-type="float">
            <text:p>2,729</text:p>
          </table:table-cell>
          <table:table-cell table:style-name="ce2" table:formula="of:=[.D512]/1.4/2" office:value-type="float" office:value="0.487374441964286" calcext:value-type="float">
            <text:p>0,487</text:p>
          </table:table-cell>
          <table:table-cell table:formula="of:=20*LOG10([.C512]/['Params&amp;Config'.$C$11])" office:value-type="float" office:value="-0.0339956975578878" calcext:value-type="float">
            <text:p>-0,03</text:p>
          </table:table-cell>
          <table:table-cell table:formula="of:=20*LOG10([.C512]/['Params&amp;Config'.$C$12])" office:value-type="float" office:value="15.5630250076729" calcext:value-type="float">
            <text:p>15,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1" calcext:value-type="float">
            <text:p>511</text:p>
          </table:table-cell>
          <table:table-cell table:formula="of:=(['Params&amp;Config'.$C$9]/['Params&amp;Config'.$C$10]) * [.C513]" office:value-type="float" office:value="1.36732421875" calcext:value-type="float">
            <text:p>1,367</text:p>
          </table:table-cell>
          <table:table-cell table:style-name="ce2" table:formula="of:=[.D513]*2" office:value-type="float" office:value="2.7346484375" calcext:value-type="float">
            <text:p>2,735</text:p>
          </table:table-cell>
          <table:table-cell table:style-name="ce2" table:formula="of:=[.D513]/1.4/2" office:value-type="float" office:value="0.488330078125" calcext:value-type="float">
            <text:p>0,488</text:p>
          </table:table-cell>
          <table:table-cell table:formula="of:=20*LOG10([.C513]/['Params&amp;Config'.$C$11])" office:value-type="float" office:value="-0.0169812168223605" calcext:value-type="float">
            <text:p>-0,02</text:p>
          </table:table-cell>
          <table:table-cell table:formula="of:=20*LOG10([.C513]/['Params&amp;Config'.$C$12])" office:value-type="float" office:value="15.5800394884084" calcext:value-type="float">
            <text:p>15,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formula="of:=(['Params&amp;Config'.$C$9]/['Params&amp;Config'.$C$10]) * [.C514]" office:value-type="float" office:value="1.37" calcext:value-type="float">
            <text:p>1,370</text:p>
          </table:table-cell>
          <table:table-cell table:style-name="ce2" table:formula="of:=[.D514]*2" office:value-type="float" office:value="2.74" calcext:value-type="float">
            <text:p>2,740</text:p>
          </table:table-cell>
          <table:table-cell table:style-name="ce2" table:formula="of:=[.D514]/1.4/2" office:value-type="float" office:value="0.489285714285714" calcext:value-type="float">
            <text:p>0,489</text:p>
          </table:table-cell>
          <table:table-cell table:formula="of:=20*LOG10([.C514]/['Params&amp;Config'.$C$11])" office:value-type="float" office:value="0" calcext:value-type="float">
            <text:p>0</text:p>
          </table:table-cell>
          <table:table-cell table:formula="of:=20*LOG10([.C514]/['Params&amp;Config'.$C$12])" office:value-type="float" office:value="15.5970207052308" calcext:value-type="float">
            <text:p>15,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3" calcext:value-type="float">
            <text:p>513</text:p>
          </table:table-cell>
          <table:table-cell table:formula="of:=(['Params&amp;Config'.$C$9]/['Params&amp;Config'.$C$10]) * [.C515]" office:value-type="float" office:value="1.37267578125" calcext:value-type="float">
            <text:p>1,373</text:p>
          </table:table-cell>
          <table:table-cell table:style-name="ce2" table:formula="of:=[.D515]*2" office:value-type="float" office:value="2.7453515625" calcext:value-type="float">
            <text:p>2,745</text:p>
          </table:table-cell>
          <table:table-cell table:style-name="ce2" table:formula="of:=[.D515]/1.4/2" office:value-type="float" office:value="0.490241350446429" calcext:value-type="float">
            <text:p>0,490</text:p>
          </table:table-cell>
          <table:table-cell table:formula="of:=20*LOG10([.C515]/['Params&amp;Config'.$C$11])" office:value-type="float" office:value="0.0169480827197103" calcext:value-type="float">
            <text:p>0,02</text:p>
          </table:table-cell>
          <table:table-cell table:formula="of:=20*LOG10([.C515]/['Params&amp;Config'.$C$12])" office:value-type="float" office:value="15.6139687879505" calcext:value-type="float">
            <text:p>15,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4" calcext:value-type="float">
            <text:p>514</text:p>
          </table:table-cell>
          <table:table-cell table:formula="of:=(['Params&amp;Config'.$C$9]/['Params&amp;Config'.$C$10]) * [.C516]" office:value-type="float" office:value="1.3753515625" calcext:value-type="float">
            <text:p>1,375</text:p>
          </table:table-cell>
          <table:table-cell table:style-name="ce2" table:formula="of:=[.D516]*2" office:value-type="float" office:value="2.750703125" calcext:value-type="float">
            <text:p>2,751</text:p>
          </table:table-cell>
          <table:table-cell table:style-name="ce2" table:formula="of:=[.D516]/1.4/2" office:value-type="float" office:value="0.491196986607143" calcext:value-type="float">
            <text:p>0,491</text:p>
          </table:table-cell>
          <table:table-cell table:formula="of:=20*LOG10([.C516]/['Params&amp;Config'.$C$11])" office:value-type="float" office:value="0.0338631603888995" calcext:value-type="float">
            <text:p>0,03</text:p>
          </table:table-cell>
          <table:table-cell table:formula="of:=20*LOG10([.C516]/['Params&amp;Config'.$C$12])" office:value-type="float" office:value="15.6308838656197" calcext:value-type="float">
            <text:p>15,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5" calcext:value-type="float">
            <text:p>515</text:p>
          </table:table-cell>
          <table:table-cell table:formula="of:=(['Params&amp;Config'.$C$9]/['Params&amp;Config'.$C$10]) * [.C517]" office:value-type="float" office:value="1.37802734375" calcext:value-type="float">
            <text:p>1,378</text:p>
          </table:table-cell>
          <table:table-cell table:style-name="ce2" table:formula="of:=[.D517]*2" office:value-type="float" office:value="2.7560546875" calcext:value-type="float">
            <text:p>2,756</text:p>
          </table:table-cell>
          <table:table-cell table:style-name="ce2" table:formula="of:=[.D517]/1.4/2" office:value-type="float" office:value="0.492152622767857" calcext:value-type="float">
            <text:p>0,492</text:p>
          </table:table-cell>
          <table:table-cell table:formula="of:=20*LOG10([.C517]/['Params&amp;Config'.$C$11])" office:value-type="float" office:value="0.0507453613072051" calcext:value-type="float">
            <text:p>0,05</text:p>
          </table:table-cell>
          <table:table-cell table:formula="of:=20*LOG10([.C517]/['Params&amp;Config'.$C$12])" office:value-type="float" office:value="15.647766066538" calcext:value-type="float">
            <text:p>15,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6" calcext:value-type="float">
            <text:p>516</text:p>
          </table:table-cell>
          <table:table-cell table:formula="of:=(['Params&amp;Config'.$C$9]/['Params&amp;Config'.$C$10]) * [.C518]" office:value-type="float" office:value="1.380703125" calcext:value-type="float">
            <text:p>1,381</text:p>
          </table:table-cell>
          <table:table-cell table:style-name="ce2" table:formula="of:=[.D518]*2" office:value-type="float" office:value="2.76140625" calcext:value-type="float">
            <text:p>2,761</text:p>
          </table:table-cell>
          <table:table-cell table:style-name="ce2" table:formula="of:=[.D518]/1.4/2" office:value-type="float" office:value="0.493108258928572" calcext:value-type="float">
            <text:p>0,493</text:p>
          </table:table-cell>
          <table:table-cell table:formula="of:=20*LOG10([.C518]/['Params&amp;Config'.$C$11])" office:value-type="float" office:value="0.0675948130276119" calcext:value-type="float">
            <text:p>0,07</text:p>
          </table:table-cell>
          <table:table-cell table:formula="of:=20*LOG10([.C518]/['Params&amp;Config'.$C$12])" office:value-type="float" office:value="15.6646155182584" calcext:value-type="float">
            <text:p>15,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7" calcext:value-type="float">
            <text:p>517</text:p>
          </table:table-cell>
          <table:table-cell table:formula="of:=(['Params&amp;Config'.$C$9]/['Params&amp;Config'.$C$10]) * [.C519]" office:value-type="float" office:value="1.38337890625" calcext:value-type="float">
            <text:p>1,383</text:p>
          </table:table-cell>
          <table:table-cell table:style-name="ce2" table:formula="of:=[.D519]*2" office:value-type="float" office:value="2.7667578125" calcext:value-type="float">
            <text:p>2,767</text:p>
          </table:table-cell>
          <table:table-cell table:style-name="ce2" table:formula="of:=[.D519]/1.4/2" office:value-type="float" office:value="0.494063895089286" calcext:value-type="float">
            <text:p>0,494</text:p>
          </table:table-cell>
          <table:table-cell table:formula="of:=20*LOG10([.C519]/['Params&amp;Config'.$C$11])" office:value-type="float" office:value="0.084411642362235" calcext:value-type="float">
            <text:p>0,08</text:p>
          </table:table-cell>
          <table:table-cell table:formula="of:=20*LOG10([.C519]/['Params&amp;Config'.$C$12])" office:value-type="float" office:value="15.681432347593" calcext:value-type="float">
            <text:p>15,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8" calcext:value-type="float">
            <text:p>518</text:p>
          </table:table-cell>
          <table:table-cell table:formula="of:=(['Params&amp;Config'.$C$9]/['Params&amp;Config'.$C$10]) * [.C520]" office:value-type="float" office:value="1.3860546875" calcext:value-type="float">
            <text:p>1,386</text:p>
          </table:table-cell>
          <table:table-cell table:style-name="ce2" table:formula="of:=[.D520]*2" office:value-type="float" office:value="2.772109375" calcext:value-type="float">
            <text:p>2,772</text:p>
          </table:table-cell>
          <table:table-cell table:style-name="ce2" table:formula="of:=[.D520]/1.4/2" office:value-type="float" office:value="0.49501953125" calcext:value-type="float">
            <text:p>0,495</text:p>
          </table:table-cell>
          <table:table-cell table:formula="of:=20*LOG10([.C520]/['Params&amp;Config'.$C$11])" office:value-type="float" office:value="0.101195975388045" calcext:value-type="float">
            <text:p>0,1</text:p>
          </table:table-cell>
          <table:table-cell table:formula="of:=20*LOG10([.C520]/['Params&amp;Config'.$C$12])" office:value-type="float" office:value="15.6982166806188" calcext:value-type="float">
            <text:p>15,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9" calcext:value-type="float">
            <text:p>519</text:p>
          </table:table-cell>
          <table:table-cell table:formula="of:=(['Params&amp;Config'.$C$9]/['Params&amp;Config'.$C$10]) * [.C521]" office:value-type="float" office:value="1.38873046875" calcext:value-type="float">
            <text:p>1,389</text:p>
          </table:table-cell>
          <table:table-cell table:style-name="ce2" table:formula="of:=[.D521]*2" office:value-type="float" office:value="2.7774609375" calcext:value-type="float">
            <text:p>2,777</text:p>
          </table:table-cell>
          <table:table-cell table:style-name="ce2" table:formula="of:=[.D521]/1.4/2" office:value-type="float" office:value="0.495975167410714" calcext:value-type="float">
            <text:p>0,496</text:p>
          </table:table-cell>
          <table:table-cell table:formula="of:=20*LOG10([.C521]/['Params&amp;Config'.$C$11])" office:value-type="float" office:value="0.117947937452542" calcext:value-type="float">
            <text:p>0,12</text:p>
          </table:table-cell>
          <table:table-cell table:formula="of:=20*LOG10([.C521]/['Params&amp;Config'.$C$12])" office:value-type="float" office:value="15.7149686426833" calcext:value-type="float">
            <text:p>15,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0" calcext:value-type="float">
            <text:p>520</text:p>
          </table:table-cell>
          <table:table-cell table:formula="of:=(['Params&amp;Config'.$C$9]/['Params&amp;Config'.$C$10]) * [.C522]" office:value-type="float" office:value="1.39140625" calcext:value-type="float">
            <text:p>1,391</text:p>
          </table:table-cell>
          <table:table-cell table:style-name="ce2" table:formula="of:=[.D522]*2" office:value-type="float" office:value="2.7828125" calcext:value-type="float">
            <text:p>2,783</text:p>
          </table:table-cell>
          <table:table-cell table:style-name="ce2" table:formula="of:=[.D522]/1.4/2" office:value-type="float" office:value="0.496930803571429" calcext:value-type="float">
            <text:p>0,497</text:p>
          </table:table-cell>
          <table:table-cell table:formula="of:=20*LOG10([.C522]/['Params&amp;Config'.$C$11])" office:value-type="float" office:value="0.134667653179368" calcext:value-type="float">
            <text:p>0,13</text:p>
          </table:table-cell>
          <table:table-cell table:formula="of:=20*LOG10([.C522]/['Params&amp;Config'.$C$12])" office:value-type="float" office:value="15.7316883584101" calcext:value-type="float">
            <text:p>15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1" calcext:value-type="float">
            <text:p>521</text:p>
          </table:table-cell>
          <table:table-cell table:formula="of:=(['Params&amp;Config'.$C$9]/['Params&amp;Config'.$C$10]) * [.C523]" office:value-type="float" office:value="1.39408203125" calcext:value-type="float">
            <text:p>1,394</text:p>
          </table:table-cell>
          <table:table-cell table:style-name="ce2" table:formula="of:=[.D523]*2" office:value-type="float" office:value="2.7881640625" calcext:value-type="float">
            <text:p>2,788</text:p>
          </table:table-cell>
          <table:table-cell table:style-name="ce2" table:formula="of:=[.D523]/1.4/2" office:value-type="float" office:value="0.497886439732143" calcext:value-type="float">
            <text:p>0,498</text:p>
          </table:table-cell>
          <table:table-cell table:formula="of:=20*LOG10([.C523]/['Params&amp;Config'.$C$11])" office:value-type="float" office:value="0.151355246473874" calcext:value-type="float">
            <text:p>0,15</text:p>
          </table:table-cell>
          <table:table-cell table:formula="of:=20*LOG10([.C523]/['Params&amp;Config'.$C$12])" office:value-type="float" office:value="15.7483759517046" calcext:value-type="float">
            <text:p>15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2" calcext:value-type="float">
            <text:p>522</text:p>
          </table:table-cell>
          <table:table-cell table:formula="of:=(['Params&amp;Config'.$C$9]/['Params&amp;Config'.$C$10]) * [.C524]" office:value-type="float" office:value="1.3967578125" calcext:value-type="float">
            <text:p>1,397</text:p>
          </table:table-cell>
          <table:table-cell table:style-name="ce2" table:formula="of:=[.D524]*2" office:value-type="float" office:value="2.793515625" calcext:value-type="float">
            <text:p>2,794</text:p>
          </table:table-cell>
          <table:table-cell table:style-name="ce2" table:formula="of:=[.D524]/1.4/2" office:value-type="float" office:value="0.498842075892857" calcext:value-type="float">
            <text:p>0,499</text:p>
          </table:table-cell>
          <table:table-cell table:formula="of:=20*LOG10([.C524]/['Params&amp;Config'.$C$11])" office:value-type="float" office:value="0.168010840528628" calcext:value-type="float">
            <text:p>0,17</text:p>
          </table:table-cell>
          <table:table-cell table:formula="of:=20*LOG10([.C524]/['Params&amp;Config'.$C$12])" office:value-type="float" office:value="15.7650315457594" calcext:value-type="float">
            <text:p>15,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3" calcext:value-type="float">
            <text:p>523</text:p>
          </table:table-cell>
          <table:table-cell table:formula="of:=(['Params&amp;Config'.$C$9]/['Params&amp;Config'.$C$10]) * [.C525]" office:value-type="float" office:value="1.39943359375" calcext:value-type="float">
            <text:p>1,399</text:p>
          </table:table-cell>
          <table:table-cell table:style-name="ce2" table:formula="of:=[.D525]*2" office:value-type="float" office:value="2.7988671875" calcext:value-type="float">
            <text:p>2,799</text:p>
          </table:table-cell>
          <table:table-cell table:style-name="ce2" table:formula="of:=[.D525]/1.4/2" office:value-type="float" office:value="0.499797712053572" calcext:value-type="float">
            <text:p>0,500</text:p>
          </table:table-cell>
          <table:table-cell table:formula="of:=20*LOG10([.C525]/['Params&amp;Config'.$C$11])" office:value-type="float" office:value="0.18463455782887" calcext:value-type="float">
            <text:p>0,18</text:p>
          </table:table-cell>
          <table:table-cell table:formula="of:=20*LOG10([.C525]/['Params&amp;Config'.$C$12])" office:value-type="float" office:value="15.7816552630596" calcext:value-type="float">
            <text:p>15,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4" calcext:value-type="float">
            <text:p>524</text:p>
          </table:table-cell>
          <table:table-cell table:formula="of:=(['Params&amp;Config'.$C$9]/['Params&amp;Config'.$C$10]) * [.C526]" office:value-type="float" office:value="1.402109375" calcext:value-type="float">
            <text:p>1,402</text:p>
          </table:table-cell>
          <table:table-cell table:style-name="ce2" table:formula="of:=[.D526]*2" office:value-type="float" office:value="2.80421875" calcext:value-type="float">
            <text:p>2,804</text:p>
          </table:table-cell>
          <table:table-cell table:style-name="ce2" table:formula="of:=[.D526]/1.4/2" office:value-type="float" office:value="0.500753348214286" calcext:value-type="float">
            <text:p>0,501</text:p>
          </table:table-cell>
          <table:table-cell table:formula="of:=20*LOG10([.C526]/['Params&amp;Config'.$C$11])" office:value-type="float" office:value="0.201226520157918" calcext:value-type="float">
            <text:p>0,2</text:p>
          </table:table-cell>
          <table:table-cell table:formula="of:=20*LOG10([.C526]/['Params&amp;Config'.$C$12])" office:value-type="float" office:value="15.7982472253887" calcext:value-type="float">
            <text:p>15,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5" calcext:value-type="float">
            <text:p>525</text:p>
          </table:table-cell>
          <table:table-cell table:formula="of:=(['Params&amp;Config'.$C$9]/['Params&amp;Config'.$C$10]) * [.C527]" office:value-type="float" office:value="1.40478515625" calcext:value-type="float">
            <text:p>1,405</text:p>
          </table:table-cell>
          <table:table-cell table:style-name="ce2" table:formula="of:=[.D527]*2" office:value-type="float" office:value="2.8095703125" calcext:value-type="float">
            <text:p>2,810</text:p>
          </table:table-cell>
          <table:table-cell table:style-name="ce2" table:formula="of:=[.D527]/1.4/2" office:value-type="float" office:value="0.501708984375" calcext:value-type="float">
            <text:p>0,502</text:p>
          </table:table-cell>
          <table:table-cell table:formula="of:=20*LOG10([.C527]/['Params&amp;Config'.$C$11])" office:value-type="float" office:value="0.217786848602522" calcext:value-type="float">
            <text:p>0,22</text:p>
          </table:table-cell>
          <table:table-cell table:formula="of:=20*LOG10([.C527]/['Params&amp;Config'.$C$12])" office:value-type="float" office:value="15.8148075538333" calcext:value-type="float">
            <text:p>15,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6" calcext:value-type="float">
            <text:p>526</text:p>
          </table:table-cell>
          <table:table-cell table:formula="of:=(['Params&amp;Config'.$C$9]/['Params&amp;Config'.$C$10]) * [.C528]" office:value-type="float" office:value="1.4074609375" calcext:value-type="float">
            <text:p>1,407</text:p>
          </table:table-cell>
          <table:table-cell table:style-name="ce2" table:formula="of:=[.D528]*2" office:value-type="float" office:value="2.814921875" calcext:value-type="float">
            <text:p>2,815</text:p>
          </table:table-cell>
          <table:table-cell table:style-name="ce2" table:formula="of:=[.D528]/1.4/2" office:value-type="float" office:value="0.502664620535714" calcext:value-type="float">
            <text:p>0,503</text:p>
          </table:table-cell>
          <table:table-cell table:formula="of:=20*LOG10([.C528]/['Params&amp;Config'.$C$11])" office:value-type="float" office:value="0.234315663558166" calcext:value-type="float">
            <text:p>0,23</text:p>
          </table:table-cell>
          <table:table-cell table:formula="of:=20*LOG10([.C528]/['Params&amp;Config'.$C$12])" office:value-type="float" office:value="15.8313363687889" calcext:value-type="float">
            <text:p>15,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7" calcext:value-type="float">
            <text:p>527</text:p>
          </table:table-cell>
          <table:table-cell table:formula="of:=(['Params&amp;Config'.$C$9]/['Params&amp;Config'.$C$10]) * [.C529]" office:value-type="float" office:value="1.41013671875" calcext:value-type="float">
            <text:p>1,410</text:p>
          </table:table-cell>
          <table:table-cell table:style-name="ce2" table:formula="of:=[.D529]*2" office:value-type="float" office:value="2.8202734375" calcext:value-type="float">
            <text:p>2,820</text:p>
          </table:table-cell>
          <table:table-cell table:style-name="ce2" table:formula="of:=[.D529]/1.4/2" office:value-type="float" office:value="0.503620256696429" calcext:value-type="float">
            <text:p>0,504</text:p>
          </table:table-cell>
          <table:table-cell table:formula="of:=20*LOG10([.C529]/['Params&amp;Config'.$C$11])" office:value-type="float" office:value="0.250813084734317" calcext:value-type="float">
            <text:p>0,25</text:p>
          </table:table-cell>
          <table:table-cell table:formula="of:=20*LOG10([.C529]/['Params&amp;Config'.$C$12])" office:value-type="float" office:value="15.8478337899651" calcext:value-type="float">
            <text:p>15,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8" calcext:value-type="float">
            <text:p>528</text:p>
          </table:table-cell>
          <table:table-cell table:formula="of:=(['Params&amp;Config'.$C$9]/['Params&amp;Config'.$C$10]) * [.C530]" office:value-type="float" office:value="1.4128125" calcext:value-type="float">
            <text:p>1,413</text:p>
          </table:table-cell>
          <table:table-cell table:style-name="ce2" table:formula="of:=[.D530]*2" office:value-type="float" office:value="2.825625" calcext:value-type="float">
            <text:p>2,826</text:p>
          </table:table-cell>
          <table:table-cell table:style-name="ce2" table:formula="of:=[.D530]/1.4/2" office:value-type="float" office:value="0.504575892857143" calcext:value-type="float">
            <text:p>0,505</text:p>
          </table:table-cell>
          <table:table-cell table:formula="of:=20*LOG10([.C530]/['Params&amp;Config'.$C$11])" office:value-type="float" office:value="0.26727923115963" calcext:value-type="float">
            <text:p>0,27</text:p>
          </table:table-cell>
          <table:table-cell table:formula="of:=20*LOG10([.C530]/['Params&amp;Config'.$C$12])" office:value-type="float" office:value="15.8642999363904" calcext:value-type="float">
            <text:p>15,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9" calcext:value-type="float">
            <text:p>529</text:p>
          </table:table-cell>
          <table:table-cell table:formula="of:=(['Params&amp;Config'.$C$9]/['Params&amp;Config'.$C$10]) * [.C531]" office:value-type="float" office:value="1.41548828125" calcext:value-type="float">
            <text:p>1,415</text:p>
          </table:table-cell>
          <table:table-cell table:style-name="ce2" table:formula="of:=[.D531]*2" office:value-type="float" office:value="2.8309765625" calcext:value-type="float">
            <text:p>2,831</text:p>
          </table:table-cell>
          <table:table-cell table:style-name="ce2" table:formula="of:=[.D531]/1.4/2" office:value-type="float" office:value="0.505531529017857" calcext:value-type="float">
            <text:p>0,506</text:p>
          </table:table-cell>
          <table:table-cell table:formula="of:=20*LOG10([.C531]/['Params&amp;Config'.$C$11])" office:value-type="float" office:value="0.2837142211871" calcext:value-type="float">
            <text:p>0,28</text:p>
          </table:table-cell>
          <table:table-cell table:formula="of:=20*LOG10([.C531]/['Params&amp;Config'.$C$12])" office:value-type="float" office:value="15.8807349264179" calcext:value-type="float">
            <text:p>15,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0" calcext:value-type="float">
            <text:p>530</text:p>
          </table:table-cell>
          <table:table-cell table:formula="of:=(['Params&amp;Config'.$C$9]/['Params&amp;Config'.$C$10]) * [.C532]" office:value-type="float" office:value="1.4181640625" calcext:value-type="float">
            <text:p>1,418</text:p>
          </table:table-cell>
          <table:table-cell table:style-name="ce2" table:formula="of:=[.D532]*2" office:value-type="float" office:value="2.836328125" calcext:value-type="float">
            <text:p>2,836</text:p>
          </table:table-cell>
          <table:table-cell table:style-name="ce2" table:formula="of:=[.D532]/1.4/2" office:value-type="float" office:value="0.506487165178571" calcext:value-type="float">
            <text:p>0,506</text:p>
          </table:table-cell>
          <table:table-cell table:formula="of:=20*LOG10([.C532]/['Params&amp;Config'.$C$11])" office:value-type="float" office:value="0.300118172499166" calcext:value-type="float">
            <text:p>0,3</text:p>
          </table:table-cell>
          <table:table-cell table:formula="of:=20*LOG10([.C532]/['Params&amp;Config'.$C$12])" office:value-type="float" office:value="15.8971388777299" calcext:value-type="float">
            <text:p>15,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1" calcext:value-type="float">
            <text:p>531</text:p>
          </table:table-cell>
          <table:table-cell table:formula="of:=(['Params&amp;Config'.$C$9]/['Params&amp;Config'.$C$10]) * [.C533]" office:value-type="float" office:value="1.42083984375" calcext:value-type="float">
            <text:p>1,421</text:p>
          </table:table-cell>
          <table:table-cell table:style-name="ce2" table:formula="of:=[.D533]*2" office:value-type="float" office:value="2.8416796875" calcext:value-type="float">
            <text:p>2,842</text:p>
          </table:table-cell>
          <table:table-cell table:style-name="ce2" table:formula="of:=[.D533]/1.4/2" office:value-type="float" office:value="0.507442801339286" calcext:value-type="float">
            <text:p>0,507</text:p>
          </table:table-cell>
          <table:table-cell table:formula="of:=20*LOG10([.C533]/['Params&amp;Config'.$C$11])" office:value-type="float" office:value="0.316491202112766" calcext:value-type="float">
            <text:p>0,32</text:p>
          </table:table-cell>
          <table:table-cell table:formula="of:=20*LOG10([.C533]/['Params&amp;Config'.$C$12])" office:value-type="float" office:value="15.9135119073435" calcext:value-type="float">
            <text:p>15,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2" calcext:value-type="float">
            <text:p>532</text:p>
          </table:table-cell>
          <table:table-cell table:formula="of:=(['Params&amp;Config'.$C$9]/['Params&amp;Config'.$C$10]) * [.C534]" office:value-type="float" office:value="1.423515625" calcext:value-type="float">
            <text:p>1,424</text:p>
          </table:table-cell>
          <table:table-cell table:style-name="ce2" table:formula="of:=[.D534]*2" office:value-type="float" office:value="2.84703125" calcext:value-type="float">
            <text:p>2,847</text:p>
          </table:table-cell>
          <table:table-cell table:style-name="ce2" table:formula="of:=[.D534]/1.4/2" office:value-type="float" office:value="0.5083984375" calcext:value-type="float">
            <text:p>0,508</text:p>
          </table:table-cell>
          <table:table-cell table:formula="of:=20*LOG10([.C534]/['Params&amp;Config'.$C$11])" office:value-type="float" office:value="0.332833426384349" calcext:value-type="float">
            <text:p>0,33</text:p>
          </table:table-cell>
          <table:table-cell table:formula="of:=20*LOG10([.C534]/['Params&amp;Config'.$C$12])" office:value-type="float" office:value="15.9298541316151" calcext:value-type="float">
            <text:p>15,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3" calcext:value-type="float">
            <text:p>533</text:p>
          </table:table-cell>
          <table:table-cell table:formula="of:=(['Params&amp;Config'.$C$9]/['Params&amp;Config'.$C$10]) * [.C535]" office:value-type="float" office:value="1.42619140625" calcext:value-type="float">
            <text:p>1,426</text:p>
          </table:table-cell>
          <table:table-cell table:style-name="ce2" table:formula="of:=[.D535]*2" office:value-type="float" office:value="2.8523828125" calcext:value-type="float">
            <text:p>2,852</text:p>
          </table:table-cell>
          <table:table-cell table:style-name="ce2" table:formula="of:=[.D535]/1.4/2" office:value-type="float" office:value="0.509354073660714" calcext:value-type="float">
            <text:p>0,509</text:p>
          </table:table-cell>
          <table:table-cell table:formula="of:=20*LOG10([.C535]/['Params&amp;Config'.$C$11])" office:value-type="float" office:value="0.34914496101483" calcext:value-type="float">
            <text:p>0,35</text:p>
          </table:table-cell>
          <table:table-cell table:formula="of:=20*LOG10([.C535]/['Params&amp;Config'.$C$12])" office:value-type="float" office:value="15.9461656662456" calcext:value-type="float">
            <text:p>15,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4" calcext:value-type="float">
            <text:p>534</text:p>
          </table:table-cell>
          <table:table-cell table:formula="of:=(['Params&amp;Config'.$C$9]/['Params&amp;Config'.$C$10]) * [.C536]" office:value-type="float" office:value="1.4288671875" calcext:value-type="float">
            <text:p>1,429</text:p>
          </table:table-cell>
          <table:table-cell table:style-name="ce2" table:formula="of:=[.D536]*2" office:value-type="float" office:value="2.857734375" calcext:value-type="float">
            <text:p>2,858</text:p>
          </table:table-cell>
          <table:table-cell table:style-name="ce2" table:formula="of:=[.D536]/1.4/2" office:value-type="float" office:value="0.510309709821429" calcext:value-type="float">
            <text:p>0,510</text:p>
          </table:table-cell>
          <table:table-cell table:formula="of:=20*LOG10([.C536]/['Params&amp;Config'.$C$11])" office:value-type="float" office:value="0.365425921054513" calcext:value-type="float">
            <text:p>0,37</text:p>
          </table:table-cell>
          <table:table-cell table:formula="of:=20*LOG10([.C536]/['Params&amp;Config'.$C$12])" office:value-type="float" office:value="15.9624466262853" calcext:value-type="float">
            <text:p>15,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5" calcext:value-type="float">
            <text:p>535</text:p>
          </table:table-cell>
          <table:table-cell table:formula="of:=(['Params&amp;Config'.$C$9]/['Params&amp;Config'.$C$10]) * [.C537]" office:value-type="float" office:value="1.43154296875" calcext:value-type="float">
            <text:p>1,432</text:p>
          </table:table-cell>
          <table:table-cell table:style-name="ce2" table:formula="of:=[.D537]*2" office:value-type="float" office:value="2.8630859375" calcext:value-type="float">
            <text:p>2,863</text:p>
          </table:table-cell>
          <table:table-cell table:style-name="ce2" table:formula="of:=[.D537]/1.4/2" office:value-type="float" office:value="0.511265345982143" calcext:value-type="float">
            <text:p>0,511</text:p>
          </table:table-cell>
          <table:table-cell table:formula="of:=20*LOG10([.C537]/['Params&amp;Config'.$C$11])" office:value-type="float" office:value="0.381676420907954" calcext:value-type="float">
            <text:p>0,38</text:p>
          </table:table-cell>
          <table:table-cell table:formula="of:=20*LOG10([.C537]/['Params&amp;Config'.$C$12])" office:value-type="float" office:value="15.9786971261387" calcext:value-type="float">
            <text:p>15,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6" calcext:value-type="float">
            <text:p>536</text:p>
          </table:table-cell>
          <table:table-cell table:formula="of:=(['Params&amp;Config'.$C$9]/['Params&amp;Config'.$C$10]) * [.C538]" office:value-type="float" office:value="1.43421875" calcext:value-type="float">
            <text:p>1,434</text:p>
          </table:table-cell>
          <table:table-cell table:style-name="ce2" table:formula="of:=[.D538]*2" office:value-type="float" office:value="2.8684375" calcext:value-type="float">
            <text:p>2,868</text:p>
          </table:table-cell>
          <table:table-cell table:style-name="ce2" table:formula="of:=[.D538]/1.4/2" office:value-type="float" office:value="0.512220982142857" calcext:value-type="float">
            <text:p>0,512</text:p>
          </table:table-cell>
          <table:table-cell table:formula="of:=20*LOG10([.C538]/['Params&amp;Config'.$C$11])" office:value-type="float" office:value="0.397896574338785" calcext:value-type="float">
            <text:p>0,4</text:p>
          </table:table-cell>
          <table:table-cell table:formula="of:=20*LOG10([.C538]/['Params&amp;Config'.$C$12])" office:value-type="float" office:value="15.9949172795695" calcext:value-type="float">
            <text:p>15,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7" calcext:value-type="float">
            <text:p>537</text:p>
          </table:table-cell>
          <table:table-cell table:formula="of:=(['Params&amp;Config'.$C$9]/['Params&amp;Config'.$C$10]) * [.C539]" office:value-type="float" office:value="1.43689453125" calcext:value-type="float">
            <text:p>1,437</text:p>
          </table:table-cell>
          <table:table-cell table:style-name="ce2" table:formula="of:=[.D539]*2" office:value-type="float" office:value="2.8737890625" calcext:value-type="float">
            <text:p>2,874</text:p>
          </table:table-cell>
          <table:table-cell table:style-name="ce2" table:formula="of:=[.D539]/1.4/2" office:value-type="float" office:value="0.513176618303572" calcext:value-type="float">
            <text:p>0,513</text:p>
          </table:table-cell>
          <table:table-cell table:formula="of:=20*LOG10([.C539]/['Params&amp;Config'.$C$11])" office:value-type="float" office:value="0.414086494474497" calcext:value-type="float">
            <text:p>0,41</text:p>
          </table:table-cell>
          <table:table-cell table:formula="of:=20*LOG10([.C539]/['Params&amp;Config'.$C$12])" office:value-type="float" office:value="16.0111071997053" calcext:value-type="float">
            <text:p>16,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8" calcext:value-type="float">
            <text:p>538</text:p>
          </table:table-cell>
          <table:table-cell table:formula="of:=(['Params&amp;Config'.$C$9]/['Params&amp;Config'.$C$10]) * [.C540]" office:value-type="float" office:value="1.4395703125" calcext:value-type="float">
            <text:p>1,440</text:p>
          </table:table-cell>
          <table:table-cell table:style-name="ce2" table:formula="of:=[.D540]*2" office:value-type="float" office:value="2.879140625" calcext:value-type="float">
            <text:p>2,879</text:p>
          </table:table-cell>
          <table:table-cell table:style-name="ce2" table:formula="of:=[.D540]/1.4/2" office:value-type="float" office:value="0.514132254464286" calcext:value-type="float">
            <text:p>0,514</text:p>
          </table:table-cell>
          <table:table-cell table:formula="of:=20*LOG10([.C540]/['Params&amp;Config'.$C$11])" office:value-type="float" office:value="0.430246293811168" calcext:value-type="float">
            <text:p>0,43</text:p>
          </table:table-cell>
          <table:table-cell table:formula="of:=20*LOG10([.C540]/['Params&amp;Config'.$C$12])" office:value-type="float" office:value="16.0272669990419" calcext:value-type="float">
            <text:p>16,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9" calcext:value-type="float">
            <text:p>539</text:p>
          </table:table-cell>
          <table:table-cell table:formula="of:=(['Params&amp;Config'.$C$9]/['Params&amp;Config'.$C$10]) * [.C541]" office:value-type="float" office:value="1.44224609375" calcext:value-type="float">
            <text:p>1,442</text:p>
          </table:table-cell>
          <table:table-cell table:style-name="ce2" table:formula="of:=[.D541]*2" office:value-type="float" office:value="2.8844921875" calcext:value-type="float">
            <text:p>2,884</text:p>
          </table:table-cell>
          <table:table-cell table:style-name="ce2" table:formula="of:=[.D541]/1.4/2" office:value-type="float" office:value="0.515087890625" calcext:value-type="float">
            <text:p>0,515</text:p>
          </table:table-cell>
          <table:table-cell table:formula="of:=20*LOG10([.C541]/['Params&amp;Config'.$C$11])" office:value-type="float" office:value="0.446376084218159" calcext:value-type="float">
            <text:p>0,45</text:p>
          </table:table-cell>
          <table:table-cell table:formula="of:=20*LOG10([.C541]/['Params&amp;Config'.$C$12])" office:value-type="float" office:value="16.0433967894489" calcext:value-type="float">
            <text:p>16,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0" calcext:value-type="float">
            <text:p>540</text:p>
          </table:table-cell>
          <table:table-cell table:formula="of:=(['Params&amp;Config'.$C$9]/['Params&amp;Config'.$C$10]) * [.C542]" office:value-type="float" office:value="1.444921875" calcext:value-type="float">
            <text:p>1,445</text:p>
          </table:table-cell>
          <table:table-cell table:style-name="ce2" table:formula="of:=[.D542]*2" office:value-type="float" office:value="2.88984375" calcext:value-type="float">
            <text:p>2,890</text:p>
          </table:table-cell>
          <table:table-cell table:style-name="ce2" table:formula="of:=[.D542]/1.4/2" office:value-type="float" office:value="0.516043526785714" calcext:value-type="float">
            <text:p>0,516</text:p>
          </table:table-cell>
          <table:table-cell table:formula="of:=20*LOG10([.C542]/['Params&amp;Config'.$C$11])" office:value-type="float" office:value="0.462475976942755" calcext:value-type="float">
            <text:p>0,46</text:p>
          </table:table-cell>
          <table:table-cell table:formula="of:=20*LOG10([.C542]/['Params&amp;Config'.$C$12])" office:value-type="float" office:value="16.0594966821735" calcext:value-type="float">
            <text:p>16,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1" calcext:value-type="float">
            <text:p>541</text:p>
          </table:table-cell>
          <table:table-cell table:formula="of:=(['Params&amp;Config'.$C$9]/['Params&amp;Config'.$C$10]) * [.C543]" office:value-type="float" office:value="1.44759765625" calcext:value-type="float">
            <text:p>1,448</text:p>
          </table:table-cell>
          <table:table-cell table:style-name="ce2" table:formula="of:=[.D543]*2" office:value-type="float" office:value="2.8951953125" calcext:value-type="float">
            <text:p>2,895</text:p>
          </table:table-cell>
          <table:table-cell table:style-name="ce2" table:formula="of:=[.D543]/1.4/2" office:value-type="float" office:value="0.516999162946429" calcext:value-type="float">
            <text:p>0,517</text:p>
          </table:table-cell>
          <table:table-cell table:formula="of:=20*LOG10([.C543]/['Params&amp;Config'.$C$11])" office:value-type="float" office:value="0.478546082614774" calcext:value-type="float">
            <text:p>0,48</text:p>
          </table:table-cell>
          <table:table-cell table:formula="of:=20*LOG10([.C543]/['Params&amp;Config'.$C$12])" office:value-type="float" office:value="16.0755667878455" calcext:value-type="float">
            <text:p>16,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2" calcext:value-type="float">
            <text:p>542</text:p>
          </table:table-cell>
          <table:table-cell table:formula="of:=(['Params&amp;Config'.$C$9]/['Params&amp;Config'.$C$10]) * [.C544]" office:value-type="float" office:value="1.4502734375" calcext:value-type="float">
            <text:p>1,450</text:p>
          </table:table-cell>
          <table:table-cell table:style-name="ce2" table:formula="of:=[.D544]*2" office:value-type="float" office:value="2.900546875" calcext:value-type="float">
            <text:p>2,901</text:p>
          </table:table-cell>
          <table:table-cell table:style-name="ce2" table:formula="of:=[.D544]/1.4/2" office:value-type="float" office:value="0.517954799107143" calcext:value-type="float">
            <text:p>0,518</text:p>
          </table:table-cell>
          <table:table-cell table:formula="of:=20*LOG10([.C544]/['Params&amp;Config'.$C$11])" office:value-type="float" office:value="0.494586511251123" calcext:value-type="float">
            <text:p>0,49</text:p>
          </table:table-cell>
          <table:table-cell table:formula="of:=20*LOG10([.C544]/['Params&amp;Config'.$C$12])" office:value-type="float" office:value="16.0916072164819" calcext:value-type="float">
            <text:p>16,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3" calcext:value-type="float">
            <text:p>543</text:p>
          </table:table-cell>
          <table:table-cell table:formula="of:=(['Params&amp;Config'.$C$9]/['Params&amp;Config'.$C$10]) * [.C545]" office:value-type="float" office:value="1.45294921875" calcext:value-type="float">
            <text:p>1,453</text:p>
          </table:table-cell>
          <table:table-cell table:style-name="ce2" table:formula="of:=[.D545]*2" office:value-type="float" office:value="2.9058984375" calcext:value-type="float">
            <text:p>2,906</text:p>
          </table:table-cell>
          <table:table-cell table:style-name="ce2" table:formula="of:=[.D545]/1.4/2" office:value-type="float" office:value="0.518910435267857" calcext:value-type="float">
            <text:p>0,519</text:p>
          </table:table-cell>
          <table:table-cell table:formula="of:=20*LOG10([.C545]/['Params&amp;Config'.$C$11])" office:value-type="float" office:value="0.510597372260324" calcext:value-type="float">
            <text:p>0,51</text:p>
          </table:table-cell>
          <table:table-cell table:formula="of:=20*LOG10([.C545]/['Params&amp;Config'.$C$12])" office:value-type="float" office:value="16.1076180774911" calcext:value-type="float">
            <text:p>16,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4" calcext:value-type="float">
            <text:p>544</text:p>
          </table:table-cell>
          <table:table-cell table:formula="of:=(['Params&amp;Config'.$C$9]/['Params&amp;Config'.$C$10]) * [.C546]" office:value-type="float" office:value="1.455625" calcext:value-type="float">
            <text:p>1,456</text:p>
          </table:table-cell>
          <table:table-cell table:style-name="ce2" table:formula="of:=[.D546]*2" office:value-type="float" office:value="2.91125" calcext:value-type="float">
            <text:p>2,911</text:p>
          </table:table-cell>
          <table:table-cell table:style-name="ce2" table:formula="of:=[.D546]/1.4/2" office:value-type="float" office:value="0.519866071428572" calcext:value-type="float">
            <text:p>0,520</text:p>
          </table:table-cell>
          <table:table-cell table:formula="of:=20*LOG10([.C546]/['Params&amp;Config'.$C$11])" office:value-type="float" office:value="0.526578774446983" calcext:value-type="float">
            <text:p>0,53</text:p>
          </table:table-cell>
          <table:table-cell table:formula="of:=20*LOG10([.C546]/['Params&amp;Config'.$C$12])" office:value-type="float" office:value="16.1235994796777" calcext:value-type="float">
            <text:p>16,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5" calcext:value-type="float">
            <text:p>545</text:p>
          </table:table-cell>
          <table:table-cell table:formula="of:=(['Params&amp;Config'.$C$9]/['Params&amp;Config'.$C$10]) * [.C547]" office:value-type="float" office:value="1.45830078125" calcext:value-type="float">
            <text:p>1,458</text:p>
          </table:table-cell>
          <table:table-cell table:style-name="ce2" table:formula="of:=[.D547]*2" office:value-type="float" office:value="2.9166015625" calcext:value-type="float">
            <text:p>2,917</text:p>
          </table:table-cell>
          <table:table-cell table:style-name="ce2" table:formula="of:=[.D547]/1.4/2" office:value-type="float" office:value="0.520821707589286" calcext:value-type="float">
            <text:p>0,521</text:p>
          </table:table-cell>
          <table:table-cell table:formula="of:=20*LOG10([.C547]/['Params&amp;Config'.$C$11])" office:value-type="float" office:value="0.542530826016234" calcext:value-type="float">
            <text:p>0,54</text:p>
          </table:table-cell>
          <table:table-cell table:formula="of:=20*LOG10([.C547]/['Params&amp;Config'.$C$12])" office:value-type="float" office:value="16.139551531247" calcext:value-type="float">
            <text:p>16,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6" calcext:value-type="float">
            <text:p>546</text:p>
          </table:table-cell>
          <table:table-cell table:formula="of:=(['Params&amp;Config'.$C$9]/['Params&amp;Config'.$C$10]) * [.C548]" office:value-type="float" office:value="1.4609765625" calcext:value-type="float">
            <text:p>1,461</text:p>
          </table:table-cell>
          <table:table-cell table:style-name="ce2" table:formula="of:=[.D548]*2" office:value-type="float" office:value="2.921953125" calcext:value-type="float">
            <text:p>2,922</text:p>
          </table:table-cell>
          <table:table-cell table:style-name="ce2" table:formula="of:=[.D548]/1.4/2" office:value-type="float" office:value="0.52177734375" calcext:value-type="float">
            <text:p>0,522</text:p>
          </table:table-cell>
          <table:table-cell table:formula="of:=20*LOG10([.C548]/['Params&amp;Config'.$C$11])" office:value-type="float" office:value="0.558453634578129" calcext:value-type="float">
            <text:p>0,56</text:p>
          </table:table-cell>
          <table:table-cell table:formula="of:=20*LOG10([.C548]/['Params&amp;Config'.$C$12])" office:value-type="float" office:value="16.1554743398089" calcext:value-type="float">
            <text:p>16,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7" calcext:value-type="float">
            <text:p>547</text:p>
          </table:table-cell>
          <table:table-cell table:formula="of:=(['Params&amp;Config'.$C$9]/['Params&amp;Config'.$C$10]) * [.C549]" office:value-type="float" office:value="1.46365234375" calcext:value-type="float">
            <text:p>1,464</text:p>
          </table:table-cell>
          <table:table-cell table:style-name="ce2" table:formula="of:=[.D549]*2" office:value-type="float" office:value="2.9273046875" calcext:value-type="float">
            <text:p>2,927</text:p>
          </table:table-cell>
          <table:table-cell table:style-name="ce2" table:formula="of:=[.D549]/1.4/2" office:value-type="float" office:value="0.522732979910714" calcext:value-type="float">
            <text:p>0,523</text:p>
          </table:table-cell>
          <table:table-cell table:formula="of:=20*LOG10([.C549]/['Params&amp;Config'.$C$11])" office:value-type="float" office:value="0.574347307152" calcext:value-type="float">
            <text:p>0,57</text:p>
          </table:table-cell>
          <table:table-cell table:formula="of:=20*LOG10([.C549]/['Params&amp;Config'.$C$12])" office:value-type="float" office:value="16.1713680123828" calcext:value-type="float">
            <text:p>16,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8" calcext:value-type="float">
            <text:p>548</text:p>
          </table:table-cell>
          <table:table-cell table:formula="of:=(['Params&amp;Config'.$C$9]/['Params&amp;Config'.$C$10]) * [.C550]" office:value-type="float" office:value="1.466328125" calcext:value-type="float">
            <text:p>1,466</text:p>
          </table:table-cell>
          <table:table-cell table:style-name="ce2" table:formula="of:=[.D550]*2" office:value-type="float" office:value="2.93265625" calcext:value-type="float">
            <text:p>2,933</text:p>
          </table:table-cell>
          <table:table-cell table:style-name="ce2" table:formula="of:=[.D550]/1.4/2" office:value-type="float" office:value="0.523688616071429" calcext:value-type="float">
            <text:p>0,524</text:p>
          </table:table-cell>
          <table:table-cell table:formula="of:=20*LOG10([.C550]/['Params&amp;Config'.$C$11])" office:value-type="float" office:value="0.590211950170768" calcext:value-type="float">
            <text:p>0,59</text:p>
          </table:table-cell>
          <table:table-cell table:formula="of:=20*LOG10([.C550]/['Params&amp;Config'.$C$12])" office:value-type="float" office:value="16.1872326554015" calcext:value-type="float">
            <text:p>16,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9" calcext:value-type="float">
            <text:p>549</text:p>
          </table:table-cell>
          <table:table-cell table:formula="of:=(['Params&amp;Config'.$C$9]/['Params&amp;Config'.$C$10]) * [.C551]" office:value-type="float" office:value="1.46900390625" calcext:value-type="float">
            <text:p>1,469</text:p>
          </table:table-cell>
          <table:table-cell table:style-name="ce2" table:formula="of:=[.D551]*2" office:value-type="float" office:value="2.9380078125" calcext:value-type="float">
            <text:p>2,938</text:p>
          </table:table-cell>
          <table:table-cell table:style-name="ce2" table:formula="of:=[.D551]/1.4/2" office:value-type="float" office:value="0.524644252232143" calcext:value-type="float">
            <text:p>0,525</text:p>
          </table:table-cell>
          <table:table-cell table:formula="of:=20*LOG10([.C551]/['Params&amp;Config'.$C$11])" office:value-type="float" office:value="0.606047669485223" calcext:value-type="float">
            <text:p>0,61</text:p>
          </table:table-cell>
          <table:table-cell table:formula="of:=20*LOG10([.C551]/['Params&amp;Config'.$C$12])" office:value-type="float" office:value="16.203068374716" calcext:value-type="float">
            <text:p>16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table:formula="of:=(['Params&amp;Config'.$C$9]/['Params&amp;Config'.$C$10]) * [.C552]" office:value-type="float" office:value="1.4716796875" calcext:value-type="float">
            <text:p>1,472</text:p>
          </table:table-cell>
          <table:table-cell table:style-name="ce2" table:formula="of:=[.D552]*2" office:value-type="float" office:value="2.943359375" calcext:value-type="float">
            <text:p>2,943</text:p>
          </table:table-cell>
          <table:table-cell table:style-name="ce2" table:formula="of:=[.D552]/1.4/2" office:value-type="float" office:value="0.525599888392857" calcext:value-type="float">
            <text:p>0,526</text:p>
          </table:table-cell>
          <table:table-cell table:formula="of:=20*LOG10([.C552]/['Params&amp;Config'.$C$11])" office:value-type="float" office:value="0.621854570368262" calcext:value-type="float">
            <text:p>0,62</text:p>
          </table:table-cell>
          <table:table-cell table:formula="of:=20*LOG10([.C552]/['Params&amp;Config'.$C$12])" office:value-type="float" office:value="16.218875275599" calcext:value-type="float">
            <text:p>16,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1" calcext:value-type="float">
            <text:p>551</text:p>
          </table:table-cell>
          <table:table-cell table:formula="of:=(['Params&amp;Config'.$C$9]/['Params&amp;Config'.$C$10]) * [.C553]" office:value-type="float" office:value="1.47435546875" calcext:value-type="float">
            <text:p>1,474</text:p>
          </table:table-cell>
          <table:table-cell table:style-name="ce2" table:formula="of:=[.D553]*2" office:value-type="float" office:value="2.9487109375" calcext:value-type="float">
            <text:p>2,949</text:p>
          </table:table-cell>
          <table:table-cell table:style-name="ce2" table:formula="of:=[.D553]/1.4/2" office:value-type="float" office:value="0.526555524553571" calcext:value-type="float">
            <text:p>0,527</text:p>
          </table:table-cell>
          <table:table-cell table:formula="of:=20*LOG10([.C553]/['Params&amp;Config'.$C$11])" office:value-type="float" office:value="0.637632757519086" calcext:value-type="float">
            <text:p>0,64</text:p>
          </table:table-cell>
          <table:table-cell table:formula="of:=20*LOG10([.C553]/['Params&amp;Config'.$C$12])" office:value-type="float" office:value="16.2346534627498" calcext:value-type="float">
            <text:p>16,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2" calcext:value-type="float">
            <text:p>552</text:p>
          </table:table-cell>
          <table:table-cell table:formula="of:=(['Params&amp;Config'.$C$9]/['Params&amp;Config'.$C$10]) * [.C554]" office:value-type="float" office:value="1.47703125" calcext:value-type="float">
            <text:p>1,477</text:p>
          </table:table-cell>
          <table:table-cell table:style-name="ce2" table:formula="of:=[.D554]*2" office:value-type="float" office:value="2.9540625" calcext:value-type="float">
            <text:p>2,954</text:p>
          </table:table-cell>
          <table:table-cell table:style-name="ce2" table:formula="of:=[.D554]/1.4/2" office:value-type="float" office:value="0.527511160714286" calcext:value-type="float">
            <text:p>0,528</text:p>
          </table:table-cell>
          <table:table-cell table:formula="of:=20*LOG10([.C554]/['Params&amp;Config'.$C$11])" office:value-type="float" office:value="0.653382335067363" calcext:value-type="float">
            <text:p>0,65</text:p>
          </table:table-cell>
          <table:table-cell table:formula="of:=20*LOG10([.C554]/['Params&amp;Config'.$C$12])" office:value-type="float" office:value="16.2504030402981" calcext:value-type="float">
            <text:p>16,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3" calcext:value-type="float">
            <text:p>553</text:p>
          </table:table-cell>
          <table:table-cell table:formula="of:=(['Params&amp;Config'.$C$9]/['Params&amp;Config'.$C$10]) * [.C555]" office:value-type="float" office:value="1.47970703125" calcext:value-type="float">
            <text:p>1,480</text:p>
          </table:table-cell>
          <table:table-cell table:style-name="ce2" table:formula="of:=[.D555]*2" office:value-type="float" office:value="2.9594140625" calcext:value-type="float">
            <text:p>2,959</text:p>
          </table:table-cell>
          <table:table-cell table:style-name="ce2" table:formula="of:=[.D555]/1.4/2" office:value-type="float" office:value="0.528466796875" calcext:value-type="float">
            <text:p>0,528</text:p>
          </table:table-cell>
          <table:table-cell table:formula="of:=20*LOG10([.C555]/['Params&amp;Config'.$C$11])" office:value-type="float" office:value="0.66910340657735" calcext:value-type="float">
            <text:p>0,67</text:p>
          </table:table-cell>
          <table:table-cell table:formula="of:=20*LOG10([.C555]/['Params&amp;Config'.$C$12])" office:value-type="float" office:value="16.2661241118081" calcext:value-type="float">
            <text:p>16,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4" calcext:value-type="float">
            <text:p>554</text:p>
          </table:table-cell>
          <table:table-cell table:formula="of:=(['Params&amp;Config'.$C$9]/['Params&amp;Config'.$C$10]) * [.C556]" office:value-type="float" office:value="1.4823828125" calcext:value-type="float">
            <text:p>1,482</text:p>
          </table:table-cell>
          <table:table-cell table:style-name="ce2" table:formula="of:=[.D556]*2" office:value-type="float" office:value="2.964765625" calcext:value-type="float">
            <text:p>2,965</text:p>
          </table:table-cell>
          <table:table-cell table:style-name="ce2" table:formula="of:=[.D556]/1.4/2" office:value-type="float" office:value="0.529422433035714" calcext:value-type="float">
            <text:p>0,529</text:p>
          </table:table-cell>
          <table:table-cell table:formula="of:=20*LOG10([.C556]/['Params&amp;Config'.$C$11])" office:value-type="float" office:value="0.68479607505198" calcext:value-type="float">
            <text:p>0,68</text:p>
          </table:table-cell>
          <table:table-cell table:formula="of:=20*LOG10([.C556]/['Params&amp;Config'.$C$12])" office:value-type="float" office:value="16.2818167802827" calcext:value-type="float">
            <text:p>16,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5" calcext:value-type="float">
            <text:p>555</text:p>
          </table:table-cell>
          <table:table-cell table:formula="of:=(['Params&amp;Config'.$C$9]/['Params&amp;Config'.$C$10]) * [.C557]" office:value-type="float" office:value="1.48505859375" calcext:value-type="float">
            <text:p>1,485</text:p>
          </table:table-cell>
          <table:table-cell table:style-name="ce2" table:formula="of:=[.D557]*2" office:value-type="float" office:value="2.9701171875" calcext:value-type="float">
            <text:p>2,970</text:p>
          </table:table-cell>
          <table:table-cell table:style-name="ce2" table:formula="of:=[.D557]/1.4/2" office:value-type="float" office:value="0.530378069196429" calcext:value-type="float">
            <text:p>0,530</text:p>
          </table:table-cell>
          <table:table-cell table:formula="of:=20*LOG10([.C557]/['Params&amp;Config'.$C$11])" office:value-type="float" office:value="0.70046044293691" calcext:value-type="float">
            <text:p>0,7</text:p>
          </table:table-cell>
          <table:table-cell table:formula="of:=20*LOG10([.C557]/['Params&amp;Config'.$C$12])" office:value-type="float" office:value="16.2974811481677" calcext:value-type="float">
            <text:p>16,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6" calcext:value-type="float">
            <text:p>556</text:p>
          </table:table-cell>
          <table:table-cell table:formula="of:=(['Params&amp;Config'.$C$9]/['Params&amp;Config'.$C$10]) * [.C558]" office:value-type="float" office:value="1.487734375" calcext:value-type="float">
            <text:p>1,488</text:p>
          </table:table-cell>
          <table:table-cell table:style-name="ce2" table:formula="of:=[.D558]*2" office:value-type="float" office:value="2.97546875" calcext:value-type="float">
            <text:p>2,975</text:p>
          </table:table-cell>
          <table:table-cell table:style-name="ce2" table:formula="of:=[.D558]/1.4/2" office:value-type="float" office:value="0.531333705357143" calcext:value-type="float">
            <text:p>0,531</text:p>
          </table:table-cell>
          <table:table-cell table:formula="of:=20*LOG10([.C558]/['Params&amp;Config'.$C$11])" office:value-type="float" office:value="0.716096612124534" calcext:value-type="float">
            <text:p>0,72</text:p>
          </table:table-cell>
          <table:table-cell table:formula="of:=20*LOG10([.C558]/['Params&amp;Config'.$C$12])" office:value-type="float" office:value="16.3131173173553" calcext:value-type="float">
            <text:p>16,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7" calcext:value-type="float">
            <text:p>557</text:p>
          </table:table-cell>
          <table:table-cell table:formula="of:=(['Params&amp;Config'.$C$9]/['Params&amp;Config'.$C$10]) * [.C559]" office:value-type="float" office:value="1.49041015625" calcext:value-type="float">
            <text:p>1,490</text:p>
          </table:table-cell>
          <table:table-cell table:style-name="ce2" table:formula="of:=[.D559]*2" office:value-type="float" office:value="2.9808203125" calcext:value-type="float">
            <text:p>2,981</text:p>
          </table:table-cell>
          <table:table-cell table:style-name="ce2" table:formula="of:=[.D559]/1.4/2" office:value-type="float" office:value="0.532289341517857" calcext:value-type="float">
            <text:p>0,532</text:p>
          </table:table-cell>
          <table:table-cell table:formula="of:=20*LOG10([.C559]/['Params&amp;Config'.$C$11])" office:value-type="float" office:value="0.731704683957963" calcext:value-type="float">
            <text:p>0,73</text:p>
          </table:table-cell>
          <table:table-cell table:formula="of:=20*LOG10([.C559]/['Params&amp;Config'.$C$12])" office:value-type="float" office:value="16.3287253891887" calcext:value-type="float">
            <text:p>16,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8" calcext:value-type="float">
            <text:p>558</text:p>
          </table:table-cell>
          <table:table-cell table:formula="of:=(['Params&amp;Config'.$C$9]/['Params&amp;Config'.$C$10]) * [.C560]" office:value-type="float" office:value="1.4930859375" calcext:value-type="float">
            <text:p>1,493</text:p>
          </table:table-cell>
          <table:table-cell table:style-name="ce2" table:formula="of:=[.D560]*2" office:value-type="float" office:value="2.986171875" calcext:value-type="float">
            <text:p>2,986</text:p>
          </table:table-cell>
          <table:table-cell table:style-name="ce2" table:formula="of:=[.D560]/1.4/2" office:value-type="float" office:value="0.533244977678571" calcext:value-type="float">
            <text:p>0,533</text:p>
          </table:table-cell>
          <table:table-cell table:formula="of:=20*LOG10([.C560]/['Params&amp;Config'.$C$11])" office:value-type="float" office:value="0.74728475923496" calcext:value-type="float">
            <text:p>0,75</text:p>
          </table:table-cell>
          <table:table-cell table:formula="of:=20*LOG10([.C560]/['Params&amp;Config'.$C$12])" office:value-type="float" office:value="16.3443054644657" calcext:value-type="float">
            <text:p>16,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9" calcext:value-type="float">
            <text:p>559</text:p>
          </table:table-cell>
          <table:table-cell table:formula="of:=(['Params&amp;Config'.$C$9]/['Params&amp;Config'.$C$10]) * [.C561]" office:value-type="float" office:value="1.49576171875" calcext:value-type="float">
            <text:p>1,496</text:p>
          </table:table-cell>
          <table:table-cell table:style-name="ce2" table:formula="of:=[.D561]*2" office:value-type="float" office:value="2.9915234375" calcext:value-type="float">
            <text:p>2,992</text:p>
          </table:table-cell>
          <table:table-cell table:style-name="ce2" table:formula="of:=[.D561]/1.4/2" office:value-type="float" office:value="0.534200613839286" calcext:value-type="float">
            <text:p>0,534</text:p>
          </table:table-cell>
          <table:table-cell table:formula="of:=20*LOG10([.C561]/['Params&amp;Config'.$C$11])" office:value-type="float" office:value="0.762836938211851" calcext:value-type="float">
            <text:p>0,76</text:p>
          </table:table-cell>
          <table:table-cell table:formula="of:=20*LOG10([.C561]/['Params&amp;Config'.$C$12])" office:value-type="float" office:value="16.3598576434426" calcext:value-type="float">
            <text:p>16,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0" calcext:value-type="float">
            <text:p>560</text:p>
          </table:table-cell>
          <table:table-cell table:formula="of:=(['Params&amp;Config'.$C$9]/['Params&amp;Config'.$C$10]) * [.C562]" office:value-type="float" office:value="1.4984375" calcext:value-type="float">
            <text:p>1,498</text:p>
          </table:table-cell>
          <table:table-cell table:style-name="ce2" table:formula="of:=[.D562]*2" office:value-type="float" office:value="2.996875" calcext:value-type="float">
            <text:p>2,997</text:p>
          </table:table-cell>
          <table:table-cell table:style-name="ce2" table:formula="of:=[.D562]/1.4/2" office:value-type="float" office:value="0.53515625" calcext:value-type="float">
            <text:p>0,535</text:p>
          </table:table-cell>
          <table:table-cell table:formula="of:=20*LOG10([.C562]/['Params&amp;Config'.$C$11])" office:value-type="float" office:value="0.778361320607393" calcext:value-type="float">
            <text:p>0,78</text:p>
          </table:table-cell>
          <table:table-cell table:formula="of:=20*LOG10([.C562]/['Params&amp;Config'.$C$12])" office:value-type="float" office:value="16.3753820258382" calcext:value-type="float">
            <text:p>16,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1" calcext:value-type="float">
            <text:p>561</text:p>
          </table:table-cell>
          <table:table-cell table:formula="of:=(['Params&amp;Config'.$C$9]/['Params&amp;Config'.$C$10]) * [.C563]" office:value-type="float" office:value="1.50111328125" calcext:value-type="float">
            <text:p>1,501</text:p>
          </table:table-cell>
          <table:table-cell table:style-name="ce2" table:formula="of:=[.D563]*2" office:value-type="float" office:value="3.0022265625" calcext:value-type="float">
            <text:p>3,002</text:p>
          </table:table-cell>
          <table:table-cell table:style-name="ce2" table:formula="of:=[.D563]/1.4/2" office:value-type="float" office:value="0.536111886160714" calcext:value-type="float">
            <text:p>0,536</text:p>
          </table:table-cell>
          <table:table-cell table:formula="of:=20*LOG10([.C563]/['Params&amp;Config'.$C$11])" office:value-type="float" office:value="0.793858005606613" calcext:value-type="float">
            <text:p>0,79</text:p>
          </table:table-cell>
          <table:table-cell table:formula="of:=20*LOG10([.C563]/['Params&amp;Config'.$C$12])" office:value-type="float" office:value="16.3908787108374" calcext:value-type="float">
            <text:p>16,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2" calcext:value-type="float">
            <text:p>562</text:p>
          </table:table-cell>
          <table:table-cell table:formula="of:=(['Params&amp;Config'.$C$9]/['Params&amp;Config'.$C$10]) * [.C564]" office:value-type="float" office:value="1.5037890625" calcext:value-type="float">
            <text:p>1,504</text:p>
          </table:table-cell>
          <table:table-cell table:style-name="ce2" table:formula="of:=[.D564]*2" office:value-type="float" office:value="3.007578125" calcext:value-type="float">
            <text:p>3,008</text:p>
          </table:table-cell>
          <table:table-cell table:style-name="ce2" table:formula="of:=[.D564]/1.4/2" office:value-type="float" office:value="0.537067522321429" calcext:value-type="float">
            <text:p>0,537</text:p>
          </table:table-cell>
          <table:table-cell table:formula="of:=20*LOG10([.C564]/['Params&amp;Config'.$C$11])" office:value-type="float" office:value="0.809327091864607" calcext:value-type="float">
            <text:p>0,81</text:p>
          </table:table-cell>
          <table:table-cell table:formula="of:=20*LOG10([.C564]/['Params&amp;Config'.$C$12])" office:value-type="float" office:value="16.4063477970954" calcext:value-type="float">
            <text:p>16,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3" calcext:value-type="float">
            <text:p>563</text:p>
          </table:table-cell>
          <table:table-cell table:formula="of:=(['Params&amp;Config'.$C$9]/['Params&amp;Config'.$C$10]) * [.C565]" office:value-type="float" office:value="1.50646484375" calcext:value-type="float">
            <text:p>1,506</text:p>
          </table:table-cell>
          <table:table-cell table:style-name="ce2" table:formula="of:=[.D565]*2" office:value-type="float" office:value="3.0129296875" calcext:value-type="float">
            <text:p>3,013</text:p>
          </table:table-cell>
          <table:table-cell table:style-name="ce2" table:formula="of:=[.D565]/1.4/2" office:value-type="float" office:value="0.538023158482143" calcext:value-type="float">
            <text:p>0,538</text:p>
          </table:table-cell>
          <table:table-cell table:formula="of:=20*LOG10([.C565]/['Params&amp;Config'.$C$11])" office:value-type="float" office:value="0.824768677510309" calcext:value-type="float">
            <text:p>0,82</text:p>
          </table:table-cell>
          <table:table-cell table:formula="of:=20*LOG10([.C565]/['Params&amp;Config'.$C$12])" office:value-type="float" office:value="16.4217893827411" calcext:value-type="float">
            <text:p>16,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4" calcext:value-type="float">
            <text:p>564</text:p>
          </table:table-cell>
          <table:table-cell table:formula="of:=(['Params&amp;Config'.$C$9]/['Params&amp;Config'.$C$10]) * [.C566]" office:value-type="float" office:value="1.509140625" calcext:value-type="float">
            <text:p>1,509</text:p>
          </table:table-cell>
          <table:table-cell table:style-name="ce2" table:formula="of:=[.D566]*2" office:value-type="float" office:value="3.01828125" calcext:value-type="float">
            <text:p>3,018</text:p>
          </table:table-cell>
          <table:table-cell table:style-name="ce2" table:formula="of:=[.D566]/1.4/2" office:value-type="float" office:value="0.538978794642857" calcext:value-type="float">
            <text:p>0,539</text:p>
          </table:table-cell>
          <table:table-cell table:formula="of:=20*LOG10([.C566]/['Params&amp;Config'.$C$11])" office:value-type="float" office:value="0.840182860150231" calcext:value-type="float">
            <text:p>0,84</text:p>
          </table:table-cell>
          <table:table-cell table:formula="of:=20*LOG10([.C566]/['Params&amp;Config'.$C$12])" office:value-type="float" office:value="16.437203565381" calcext:value-type="float">
            <text:p>16,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5" calcext:value-type="float">
            <text:p>565</text:p>
          </table:table-cell>
          <table:table-cell table:formula="of:=(['Params&amp;Config'.$C$9]/['Params&amp;Config'.$C$10]) * [.C567]" office:value-type="float" office:value="1.51181640625" calcext:value-type="float">
            <text:p>1,512</text:p>
          </table:table-cell>
          <table:table-cell table:style-name="ce2" table:formula="of:=[.D567]*2" office:value-type="float" office:value="3.0236328125" calcext:value-type="float">
            <text:p>3,024</text:p>
          </table:table-cell>
          <table:table-cell table:style-name="ce2" table:formula="of:=[.D567]/1.4/2" office:value-type="float" office:value="0.539934430803571" calcext:value-type="float">
            <text:p>0,540</text:p>
          </table:table-cell>
          <table:table-cell table:formula="of:=20*LOG10([.C567]/['Params&amp;Config'.$C$11])" office:value-type="float" office:value="0.855569736872155" calcext:value-type="float">
            <text:p>0,86</text:p>
          </table:table-cell>
          <table:table-cell table:formula="of:=20*LOG10([.C567]/['Params&amp;Config'.$C$12])" office:value-type="float" office:value="16.4525904421029" calcext:value-type="float">
            <text:p>16,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6" calcext:value-type="float">
            <text:p>566</text:p>
          </table:table-cell>
          <table:table-cell table:formula="of:=(['Params&amp;Config'.$C$9]/['Params&amp;Config'.$C$10]) * [.C568]" office:value-type="float" office:value="1.5144921875" calcext:value-type="float">
            <text:p>1,514</text:p>
          </table:table-cell>
          <table:table-cell table:style-name="ce2" table:formula="of:=[.D568]*2" office:value-type="float" office:value="3.028984375" calcext:value-type="float">
            <text:p>3,029</text:p>
          </table:table-cell>
          <table:table-cell table:style-name="ce2" table:formula="of:=[.D568]/1.4/2" office:value-type="float" office:value="0.540890066964286" calcext:value-type="float">
            <text:p>0,541</text:p>
          </table:table-cell>
          <table:table-cell table:formula="of:=20*LOG10([.C568]/['Params&amp;Config'.$C$11])" office:value-type="float" office:value="0.870929404248813" calcext:value-type="float">
            <text:p>0,87</text:p>
          </table:table-cell>
          <table:table-cell table:formula="of:=20*LOG10([.C568]/['Params&amp;Config'.$C$12])" office:value-type="float" office:value="16.4679501094796" calcext:value-type="float">
            <text:p>16,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7" calcext:value-type="float">
            <text:p>567</text:p>
          </table:table-cell>
          <table:table-cell table:formula="of:=(['Params&amp;Config'.$C$9]/['Params&amp;Config'.$C$10]) * [.C569]" office:value-type="float" office:value="1.51716796875" calcext:value-type="float">
            <text:p>1,517</text:p>
          </table:table-cell>
          <table:table-cell table:style-name="ce2" table:formula="of:=[.D569]*2" office:value-type="float" office:value="3.0343359375" calcext:value-type="float">
            <text:p>3,034</text:p>
          </table:table-cell>
          <table:table-cell table:style-name="ce2" table:formula="of:=[.D569]/1.4/2" office:value-type="float" office:value="0.541845703125" calcext:value-type="float">
            <text:p>0,542</text:p>
          </table:table-cell>
          <table:table-cell table:formula="of:=20*LOG10([.C569]/['Params&amp;Config'.$C$11])" office:value-type="float" office:value="0.886261958341516" calcext:value-type="float">
            <text:p>0,89</text:p>
          </table:table-cell>
          <table:table-cell table:formula="of:=20*LOG10([.C569]/['Params&amp;Config'.$C$12])" office:value-type="float" office:value="16.4832826635723" calcext:value-type="float">
            <text:p>16,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8" calcext:value-type="float">
            <text:p>568</text:p>
          </table:table-cell>
          <table:table-cell table:formula="of:=(['Params&amp;Config'.$C$9]/['Params&amp;Config'.$C$10]) * [.C570]" office:value-type="float" office:value="1.51984375" calcext:value-type="float">
            <text:p>1,520</text:p>
          </table:table-cell>
          <table:table-cell table:style-name="ce2" table:formula="of:=[.D570]*2" office:value-type="float" office:value="3.0396875" calcext:value-type="float">
            <text:p>3,040</text:p>
          </table:table-cell>
          <table:table-cell table:style-name="ce2" table:formula="of:=[.D570]/1.4/2" office:value-type="float" office:value="0.542801339285714" calcext:value-type="float">
            <text:p>0,543</text:p>
          </table:table-cell>
          <table:table-cell table:formula="of:=20*LOG10([.C570]/['Params&amp;Config'.$C$11])" office:value-type="float" office:value="0.901567494703762" calcext:value-type="float">
            <text:p>0,9</text:p>
          </table:table-cell>
          <table:table-cell table:formula="of:=20*LOG10([.C570]/['Params&amp;Config'.$C$12])" office:value-type="float" office:value="16.4985881999345" calcext:value-type="float">
            <text:p>16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9" calcext:value-type="float">
            <text:p>569</text:p>
          </table:table-cell>
          <table:table-cell table:formula="of:=(['Params&amp;Config'.$C$9]/['Params&amp;Config'.$C$10]) * [.C571]" office:value-type="float" office:value="1.52251953125" calcext:value-type="float">
            <text:p>1,523</text:p>
          </table:table-cell>
          <table:table-cell table:style-name="ce2" table:formula="of:=[.D571]*2" office:value-type="float" office:value="3.0450390625" calcext:value-type="float">
            <text:p>3,045</text:p>
          </table:table-cell>
          <table:table-cell table:style-name="ce2" table:formula="of:=[.D571]/1.4/2" office:value-type="float" office:value="0.543756975446429" calcext:value-type="float">
            <text:p>0,544</text:p>
          </table:table-cell>
          <table:table-cell table:formula="of:=20*LOG10([.C571]/['Params&amp;Config'.$C$11])" office:value-type="float" office:value="0.916846108384808" calcext:value-type="float">
            <text:p>0,92</text:p>
          </table:table-cell>
          <table:table-cell table:formula="of:=20*LOG10([.C571]/['Params&amp;Config'.$C$12])" office:value-type="float" office:value="16.5138668136156" calcext:value-type="float">
            <text:p>16,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0" calcext:value-type="float">
            <text:p>570</text:p>
          </table:table-cell>
          <table:table-cell table:formula="of:=(['Params&amp;Config'.$C$9]/['Params&amp;Config'.$C$10]) * [.C572]" office:value-type="float" office:value="1.5251953125" calcext:value-type="float">
            <text:p>1,525</text:p>
          </table:table-cell>
          <table:table-cell table:style-name="ce2" table:formula="of:=[.D572]*2" office:value-type="float" office:value="3.050390625" calcext:value-type="float">
            <text:p>3,050</text:p>
          </table:table-cell>
          <table:table-cell table:style-name="ce2" table:formula="of:=[.D572]/1.4/2" office:value-type="float" office:value="0.544712611607143" calcext:value-type="float">
            <text:p>0,545</text:p>
          </table:table-cell>
          <table:table-cell table:formula="of:=20*LOG10([.C572]/['Params&amp;Config'.$C$11])" office:value-type="float" office:value="0.932097893933213" calcext:value-type="float">
            <text:p>0,93</text:p>
          </table:table-cell>
          <table:table-cell table:formula="of:=20*LOG10([.C572]/['Params&amp;Config'.$C$12])" office:value-type="float" office:value="16.529118599164" calcext:value-type="float">
            <text:p>16,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1" calcext:value-type="float">
            <text:p>571</text:p>
          </table:table-cell>
          <table:table-cell table:formula="of:=(['Params&amp;Config'.$C$9]/['Params&amp;Config'.$C$10]) * [.C573]" office:value-type="float" office:value="1.52787109375" calcext:value-type="float">
            <text:p>1,528</text:p>
          </table:table-cell>
          <table:table-cell table:style-name="ce2" table:formula="of:=[.D573]*2" office:value-type="float" office:value="3.0557421875" calcext:value-type="float">
            <text:p>3,056</text:p>
          </table:table-cell>
          <table:table-cell table:style-name="ce2" table:formula="of:=[.D573]/1.4/2" office:value-type="float" office:value="0.545668247767857" calcext:value-type="float">
            <text:p>0,546</text:p>
          </table:table-cell>
          <table:table-cell table:formula="of:=20*LOG10([.C573]/['Params&amp;Config'.$C$11])" office:value-type="float" office:value="0.947322945400346" calcext:value-type="float">
            <text:p>0,95</text:p>
          </table:table-cell>
          <table:table-cell table:formula="of:=20*LOG10([.C573]/['Params&amp;Config'.$C$12])" office:value-type="float" office:value="16.5443436506311" calcext:value-type="float">
            <text:p>16,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2" calcext:value-type="float">
            <text:p>572</text:p>
          </table:table-cell>
          <table:table-cell table:formula="of:=(['Params&amp;Config'.$C$9]/['Params&amp;Config'.$C$10]) * [.C574]" office:value-type="float" office:value="1.530546875" calcext:value-type="float">
            <text:p>1,531</text:p>
          </table:table-cell>
          <table:table-cell table:style-name="ce2" table:formula="of:=[.D574]*2" office:value-type="float" office:value="3.06109375" calcext:value-type="float">
            <text:p>3,061</text:p>
          </table:table-cell>
          <table:table-cell table:style-name="ce2" table:formula="of:=[.D574]/1.4/2" office:value-type="float" office:value="0.546623883928572" calcext:value-type="float">
            <text:p>0,547</text:p>
          </table:table-cell>
          <table:table-cell table:formula="of:=20*LOG10([.C574]/['Params&amp;Config'.$C$11])" office:value-type="float" office:value="0.962521356343869" calcext:value-type="float">
            <text:p>0,96</text:p>
          </table:table-cell>
          <table:table-cell table:formula="of:=20*LOG10([.C574]/['Params&amp;Config'.$C$12])" office:value-type="float" office:value="16.5595420615746" calcext:value-type="float">
            <text:p>16,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3" calcext:value-type="float">
            <text:p>573</text:p>
          </table:table-cell>
          <table:table-cell table:formula="of:=(['Params&amp;Config'.$C$9]/['Params&amp;Config'.$C$10]) * [.C575]" office:value-type="float" office:value="1.53322265625" calcext:value-type="float">
            <text:p>1,533</text:p>
          </table:table-cell>
          <table:table-cell table:style-name="ce2" table:formula="of:=[.D575]*2" office:value-type="float" office:value="3.0664453125" calcext:value-type="float">
            <text:p>3,066</text:p>
          </table:table-cell>
          <table:table-cell table:style-name="ce2" table:formula="of:=[.D575]/1.4/2" office:value-type="float" office:value="0.547579520089286" calcext:value-type="float">
            <text:p>0,548</text:p>
          </table:table-cell>
          <table:table-cell table:formula="of:=20*LOG10([.C575]/['Params&amp;Config'.$C$11])" office:value-type="float" office:value="0.977693219831184" calcext:value-type="float">
            <text:p>0,98</text:p>
          </table:table-cell>
          <table:table-cell table:formula="of:=20*LOG10([.C575]/['Params&amp;Config'.$C$12])" office:value-type="float" office:value="16.5747139250619" calcext:value-type="float">
            <text:p>16,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4" calcext:value-type="float">
            <text:p>574</text:p>
          </table:table-cell>
          <table:table-cell table:formula="of:=(['Params&amp;Config'.$C$9]/['Params&amp;Config'.$C$10]) * [.C576]" office:value-type="float" office:value="1.5358984375" calcext:value-type="float">
            <text:p>1,536</text:p>
          </table:table-cell>
          <table:table-cell table:style-name="ce2" table:formula="of:=[.D576]*2" office:value-type="float" office:value="3.071796875" calcext:value-type="float">
            <text:p>3,072</text:p>
          </table:table-cell>
          <table:table-cell table:style-name="ce2" table:formula="of:=[.D576]/1.4/2" office:value-type="float" office:value="0.54853515625" calcext:value-type="float">
            <text:p>0,549</text:p>
          </table:table-cell>
          <table:table-cell table:formula="of:=20*LOG10([.C576]/['Params&amp;Config'.$C$11])" office:value-type="float" office:value="0.992838628442855" calcext:value-type="float">
            <text:p>0,99</text:p>
          </table:table-cell>
          <table:table-cell table:formula="of:=20*LOG10([.C576]/['Params&amp;Config'.$C$12])" office:value-type="float" office:value="16.5898593336736" calcext:value-type="float">
            <text:p>16,5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5" calcext:value-type="float">
            <text:p>575</text:p>
          </table:table-cell>
          <table:table-cell table:formula="of:=(['Params&amp;Config'.$C$9]/['Params&amp;Config'.$C$10]) * [.C577]" office:value-type="float" office:value="1.53857421875" calcext:value-type="float">
            <text:p>1,539</text:p>
          </table:table-cell>
          <table:table-cell table:style-name="ce2" table:formula="of:=[.D577]*2" office:value-type="float" office:value="3.0771484375" calcext:value-type="float">
            <text:p>3,077</text:p>
          </table:table-cell>
          <table:table-cell table:style-name="ce2" table:formula="of:=[.D577]/1.4/2" office:value-type="float" office:value="0.549490792410714" calcext:value-type="float">
            <text:p>0,549</text:p>
          </table:table-cell>
          <table:table-cell table:formula="of:=20*LOG10([.C577]/['Params&amp;Config'.$C$11])" office:value-type="float" office:value="1.00795767427599" calcext:value-type="float">
            <text:p>1,01</text:p>
          </table:table-cell>
          <table:table-cell table:formula="of:=20*LOG10([.C577]/['Params&amp;Config'.$C$12])" office:value-type="float" office:value="16.6049783795068" calcext:value-type="float">
            <text:p>16,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6" calcext:value-type="float">
            <text:p>576</text:p>
          </table:table-cell>
          <table:table-cell table:formula="of:=(['Params&amp;Config'.$C$9]/['Params&amp;Config'.$C$10]) * [.C578]" office:value-type="float" office:value="1.54125" calcext:value-type="float">
            <text:p>1,541</text:p>
          </table:table-cell>
          <table:table-cell table:style-name="ce2" table:formula="of:=[.D578]*2" office:value-type="float" office:value="3.0825" calcext:value-type="float">
            <text:p>3,083</text:p>
          </table:table-cell>
          <table:table-cell table:style-name="ce2" table:formula="of:=[.D578]/1.4/2" office:value-type="float" office:value="0.550446428571429" calcext:value-type="float">
            <text:p>0,550</text:p>
          </table:table-cell>
          <table:table-cell table:formula="of:=20*LOG10([.C578]/['Params&amp;Config'.$C$11])" office:value-type="float" office:value="1.02305044894763" calcext:value-type="float">
            <text:p>1,02</text:p>
          </table:table-cell>
          <table:table-cell table:formula="of:=20*LOG10([.C578]/['Params&amp;Config'.$C$12])" office:value-type="float" office:value="16.6200711541784" calcext:value-type="float">
            <text:p>16,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7" calcext:value-type="float">
            <text:p>577</text:p>
          </table:table-cell>
          <table:table-cell table:formula="of:=(['Params&amp;Config'.$C$9]/['Params&amp;Config'.$C$10]) * [.C579]" office:value-type="float" office:value="1.54392578125" calcext:value-type="float">
            <text:p>1,544</text:p>
          </table:table-cell>
          <table:table-cell table:style-name="ce2" table:formula="of:=[.D579]*2" office:value-type="float" office:value="3.0878515625" calcext:value-type="float">
            <text:p>3,088</text:p>
          </table:table-cell>
          <table:table-cell table:style-name="ce2" table:formula="of:=[.D579]/1.4/2" office:value-type="float" office:value="0.551402064732143" calcext:value-type="float">
            <text:p>0,551</text:p>
          </table:table-cell>
          <table:table-cell table:formula="of:=20*LOG10([.C579]/['Params&amp;Config'.$C$11])" office:value-type="float" office:value="1.03811704359801" calcext:value-type="float">
            <text:p>1,04</text:p>
          </table:table-cell>
          <table:table-cell table:formula="of:=20*LOG10([.C579]/['Params&amp;Config'.$C$12])" office:value-type="float" office:value="16.6351377488288" calcext:value-type="float">
            <text:p>16,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8" calcext:value-type="float">
            <text:p>578</text:p>
          </table:table-cell>
          <table:table-cell table:formula="of:=(['Params&amp;Config'.$C$9]/['Params&amp;Config'.$C$10]) * [.C580]" office:value-type="float" office:value="1.5466015625" calcext:value-type="float">
            <text:p>1,547</text:p>
          </table:table-cell>
          <table:table-cell table:style-name="ce2" table:formula="of:=[.D580]*2" office:value-type="float" office:value="3.093203125" calcext:value-type="float">
            <text:p>3,093</text:p>
          </table:table-cell>
          <table:table-cell table:style-name="ce2" table:formula="of:=[.D580]/1.4/2" office:value-type="float" office:value="0.552357700892857" calcext:value-type="float">
            <text:p>0,552</text:p>
          </table:table-cell>
          <table:table-cell table:formula="of:=20*LOG10([.C580]/['Params&amp;Config'.$C$11])" office:value-type="float" office:value="1.05315754889397" calcext:value-type="float">
            <text:p>1,05</text:p>
          </table:table-cell>
          <table:table-cell table:formula="of:=20*LOG10([.C580]/['Params&amp;Config'.$C$12])" office:value-type="float" office:value="16.6501782541247" calcext:value-type="float">
            <text:p>16,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9" calcext:value-type="float">
            <text:p>579</text:p>
          </table:table-cell>
          <table:table-cell table:formula="of:=(['Params&amp;Config'.$C$9]/['Params&amp;Config'.$C$10]) * [.C581]" office:value-type="float" office:value="1.54927734375" calcext:value-type="float">
            <text:p>1,549</text:p>
          </table:table-cell>
          <table:table-cell table:style-name="ce2" table:formula="of:=[.D581]*2" office:value-type="float" office:value="3.0985546875" calcext:value-type="float">
            <text:p>3,099</text:p>
          </table:table-cell>
          <table:table-cell table:style-name="ce2" table:formula="of:=[.D581]/1.4/2" office:value-type="float" office:value="0.553313337053571" calcext:value-type="float">
            <text:p>0,553</text:p>
          </table:table-cell>
          <table:table-cell table:formula="of:=20*LOG10([.C581]/['Params&amp;Config'.$C$11])" office:value-type="float" office:value="1.06817205503211" calcext:value-type="float">
            <text:p>1,07</text:p>
          </table:table-cell>
          <table:table-cell table:formula="of:=20*LOG10([.C581]/['Params&amp;Config'.$C$12])" office:value-type="float" office:value="16.6651927602629" calcext:value-type="float">
            <text:p>16,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0" calcext:value-type="float">
            <text:p>580</text:p>
          </table:table-cell>
          <table:table-cell table:formula="of:=(['Params&amp;Config'.$C$9]/['Params&amp;Config'.$C$10]) * [.C582]" office:value-type="float" office:value="1.551953125" calcext:value-type="float">
            <text:p>1,552</text:p>
          </table:table-cell>
          <table:table-cell table:style-name="ce2" table:formula="of:=[.D582]*2" office:value-type="float" office:value="3.10390625" calcext:value-type="float">
            <text:p>3,104</text:p>
          </table:table-cell>
          <table:table-cell table:style-name="ce2" table:formula="of:=[.D582]/1.4/2" office:value-type="float" office:value="0.554268973214286" calcext:value-type="float">
            <text:p>0,554</text:p>
          </table:table-cell>
          <table:table-cell table:formula="of:=20*LOG10([.C582]/['Params&amp;Config'.$C$11])" office:value-type="float" office:value="1.08316065174213" calcext:value-type="float">
            <text:p>1,08</text:p>
          </table:table-cell>
          <table:table-cell table:formula="of:=20*LOG10([.C582]/['Params&amp;Config'.$C$12])" office:value-type="float" office:value="16.6801813569729" calcext:value-type="float">
            <text:p>16,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1" calcext:value-type="float">
            <text:p>581</text:p>
          </table:table-cell>
          <table:table-cell table:formula="of:=(['Params&amp;Config'.$C$9]/['Params&amp;Config'.$C$10]) * [.C583]" office:value-type="float" office:value="1.55462890625" calcext:value-type="float">
            <text:p>1,555</text:p>
          </table:table-cell>
          <table:table-cell table:style-name="ce2" table:formula="of:=[.D583]*2" office:value-type="float" office:value="3.1092578125" calcext:value-type="float">
            <text:p>3,109</text:p>
          </table:table-cell>
          <table:table-cell table:style-name="ce2" table:formula="of:=[.D583]/1.4/2" office:value-type="float" office:value="0.555224609375" calcext:value-type="float">
            <text:p>0,555</text:p>
          </table:table-cell>
          <table:table-cell table:formula="of:=20*LOG10([.C583]/['Params&amp;Config'.$C$11])" office:value-type="float" office:value="1.09812342829" calcext:value-type="float">
            <text:p>1,1</text:p>
          </table:table-cell>
          <table:table-cell table:formula="of:=20*LOG10([.C583]/['Params&amp;Config'.$C$12])" office:value-type="float" office:value="16.6951441335208" calcext:value-type="float">
            <text:p>16,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2" calcext:value-type="float">
            <text:p>582</text:p>
          </table:table-cell>
          <table:table-cell table:formula="of:=(['Params&amp;Config'.$C$9]/['Params&amp;Config'.$C$10]) * [.C584]" office:value-type="float" office:value="1.5573046875" calcext:value-type="float">
            <text:p>1,557</text:p>
          </table:table-cell>
          <table:table-cell table:style-name="ce2" table:formula="of:=[.D584]*2" office:value-type="float" office:value="3.114609375" calcext:value-type="float">
            <text:p>3,115</text:p>
          </table:table-cell>
          <table:table-cell table:style-name="ce2" table:formula="of:=[.D584]/1.4/2" office:value-type="float" office:value="0.556180245535714" calcext:value-type="float">
            <text:p>0,556</text:p>
          </table:table-cell>
          <table:table-cell table:formula="of:=20*LOG10([.C584]/['Params&amp;Config'.$C$11])" office:value-type="float" office:value="1.11306047348115" calcext:value-type="float">
            <text:p>1,11</text:p>
          </table:table-cell>
          <table:table-cell table:formula="of:=20*LOG10([.C584]/['Params&amp;Config'.$C$12])" office:value-type="float" office:value="16.7100811787119" calcext:value-type="float">
            <text:p>16,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3" calcext:value-type="float">
            <text:p>583</text:p>
          </table:table-cell>
          <table:table-cell table:formula="of:=(['Params&amp;Config'.$C$9]/['Params&amp;Config'.$C$10]) * [.C585]" office:value-type="float" office:value="1.55998046875" calcext:value-type="float">
            <text:p>1,560</text:p>
          </table:table-cell>
          <table:table-cell table:style-name="ce2" table:formula="of:=[.D585]*2" office:value-type="float" office:value="3.1199609375" calcext:value-type="float">
            <text:p>3,120</text:p>
          </table:table-cell>
          <table:table-cell table:style-name="ce2" table:formula="of:=[.D585]/1.4/2" office:value-type="float" office:value="0.557135881696429" calcext:value-type="float">
            <text:p>0,557</text:p>
          </table:table-cell>
          <table:table-cell table:formula="of:=20*LOG10([.C585]/['Params&amp;Config'.$C$11])" office:value-type="float" office:value="1.12797187566367" calcext:value-type="float">
            <text:p>1,13</text:p>
          </table:table-cell>
          <table:table-cell table:formula="of:=20*LOG10([.C585]/['Params&amp;Config'.$C$12])" office:value-type="float" office:value="16.7249925808944" calcext:value-type="float">
            <text:p>16,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4" calcext:value-type="float">
            <text:p>584</text:p>
          </table:table-cell>
          <table:table-cell table:formula="of:=(['Params&amp;Config'.$C$9]/['Params&amp;Config'.$C$10]) * [.C586]" office:value-type="float" office:value="1.56265625" calcext:value-type="float">
            <text:p>1,563</text:p>
          </table:table-cell>
          <table:table-cell table:style-name="ce2" table:formula="of:=[.D586]*2" office:value-type="float" office:value="3.1253125" calcext:value-type="float">
            <text:p>3,125</text:p>
          </table:table-cell>
          <table:table-cell table:style-name="ce2" table:formula="of:=[.D586]/1.4/2" office:value-type="float" office:value="0.558091517857143" calcext:value-type="float">
            <text:p>0,558</text:p>
          </table:table-cell>
          <table:table-cell table:formula="of:=20*LOG10([.C586]/['Params&amp;Config'.$C$11])" office:value-type="float" office:value="1.14285772273137" calcext:value-type="float">
            <text:p>1,14</text:p>
          </table:table-cell>
          <table:table-cell table:formula="of:=20*LOG10([.C586]/['Params&amp;Config'.$C$12])" office:value-type="float" office:value="16.7398784279621" calcext:value-type="float">
            <text:p>16,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  <table:table-cell table:formula="of:=(['Params&amp;Config'.$C$9]/['Params&amp;Config'.$C$10]) * [.C587]" office:value-type="float" office:value="1.56533203125" calcext:value-type="float">
            <text:p>1,565</text:p>
          </table:table-cell>
          <table:table-cell table:style-name="ce2" table:formula="of:=[.D587]*2" office:value-type="float" office:value="3.1306640625" calcext:value-type="float">
            <text:p>3,131</text:p>
          </table:table-cell>
          <table:table-cell table:style-name="ce2" table:formula="of:=[.D587]/1.4/2" office:value-type="float" office:value="0.559047154017857" calcext:value-type="float">
            <text:p>0,559</text:p>
          </table:table-cell>
          <table:table-cell table:formula="of:=20*LOG10([.C587]/['Params&amp;Config'.$C$11])" office:value-type="float" office:value="1.15771810212699" calcext:value-type="float">
            <text:p>1,16</text:p>
          </table:table-cell>
          <table:table-cell table:formula="of:=20*LOG10([.C587]/['Params&amp;Config'.$C$12])" office:value-type="float" office:value="16.7547388073578" calcext:value-type="float">
            <text:p>16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6" calcext:value-type="float">
            <text:p>586</text:p>
          </table:table-cell>
          <table:table-cell table:formula="of:=(['Params&amp;Config'.$C$9]/['Params&amp;Config'.$C$10]) * [.C588]" office:value-type="float" office:value="1.5680078125" calcext:value-type="float">
            <text:p>1,568</text:p>
          </table:table-cell>
          <table:table-cell table:style-name="ce2" table:formula="of:=[.D588]*2" office:value-type="float" office:value="3.136015625" calcext:value-type="float">
            <text:p>3,136</text:p>
          </table:table-cell>
          <table:table-cell table:style-name="ce2" table:formula="of:=[.D588]/1.4/2" office:value-type="float" office:value="0.560002790178571" calcext:value-type="float">
            <text:p>0,560</text:p>
          </table:table-cell>
          <table:table-cell table:formula="of:=20*LOG10([.C588]/['Params&amp;Config'.$C$11])" office:value-type="float" office:value="1.1725531008452" calcext:value-type="float">
            <text:p>1,17</text:p>
          </table:table-cell>
          <table:table-cell table:formula="of:=20*LOG10([.C588]/['Params&amp;Config'.$C$12])" office:value-type="float" office:value="16.769573806076" calcext:value-type="float">
            <text:p>16,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7" calcext:value-type="float">
            <text:p>587</text:p>
          </table:table-cell>
          <table:table-cell table:formula="of:=(['Params&amp;Config'.$C$9]/['Params&amp;Config'.$C$10]) * [.C589]" office:value-type="float" office:value="1.57068359375" calcext:value-type="float">
            <text:p>1,571</text:p>
          </table:table-cell>
          <table:table-cell table:style-name="ce2" table:formula="of:=[.D589]*2" office:value-type="float" office:value="3.1413671875" calcext:value-type="float">
            <text:p>3,141</text:p>
          </table:table-cell>
          <table:table-cell table:style-name="ce2" table:formula="of:=[.D589]/1.4/2" office:value-type="float" office:value="0.560958426339286" calcext:value-type="float">
            <text:p>0,561</text:p>
          </table:table-cell>
          <table:table-cell table:formula="of:=20*LOG10([.C589]/['Params&amp;Config'.$C$11])" office:value-type="float" office:value="1.18736280543567" calcext:value-type="float">
            <text:p>1,19</text:p>
          </table:table-cell>
          <table:table-cell table:formula="of:=20*LOG10([.C589]/['Params&amp;Config'.$C$12])" office:value-type="float" office:value="16.7843835106664" calcext:value-type="float">
            <text:p>16,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8" calcext:value-type="float">
            <text:p>588</text:p>
          </table:table-cell>
          <table:table-cell table:formula="of:=(['Params&amp;Config'.$C$9]/['Params&amp;Config'.$C$10]) * [.C590]" office:value-type="float" office:value="1.573359375" calcext:value-type="float">
            <text:p>1,573</text:p>
          </table:table-cell>
          <table:table-cell table:style-name="ce2" table:formula="of:=[.D590]*2" office:value-type="float" office:value="3.14671875" calcext:value-type="float">
            <text:p>3,147</text:p>
          </table:table-cell>
          <table:table-cell table:style-name="ce2" table:formula="of:=[.D590]/1.4/2" office:value-type="float" office:value="0.5619140625" calcext:value-type="float">
            <text:p>0,562</text:p>
          </table:table-cell>
          <table:table-cell table:formula="of:=20*LOG10([.C590]/['Params&amp;Config'.$C$11])" office:value-type="float" office:value="1.20214730200615" calcext:value-type="float">
            <text:p>1,2</text:p>
          </table:table-cell>
          <table:table-cell table:formula="of:=20*LOG10([.C590]/['Params&amp;Config'.$C$12])" office:value-type="float" office:value="16.7991680072369" calcext:value-type="float">
            <text:p>16,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9" calcext:value-type="float">
            <text:p>589</text:p>
          </table:table-cell>
          <table:table-cell table:formula="of:=(['Params&amp;Config'.$C$9]/['Params&amp;Config'.$C$10]) * [.C591]" office:value-type="float" office:value="1.57603515625" calcext:value-type="float">
            <text:p>1,576</text:p>
          </table:table-cell>
          <table:table-cell table:style-name="ce2" table:formula="of:=[.D591]*2" office:value-type="float" office:value="3.1520703125" calcext:value-type="float">
            <text:p>3,152</text:p>
          </table:table-cell>
          <table:table-cell table:style-name="ce2" table:formula="of:=[.D591]/1.4/2" office:value-type="float" office:value="0.562869698660714" calcext:value-type="float">
            <text:p>0,563</text:p>
          </table:table-cell>
          <table:table-cell table:formula="of:=20*LOG10([.C591]/['Params&amp;Config'.$C$11])" office:value-type="float" office:value="1.21690667622542" calcext:value-type="float">
            <text:p>1,22</text:p>
          </table:table-cell>
          <table:table-cell table:formula="of:=20*LOG10([.C591]/['Params&amp;Config'.$C$12])" office:value-type="float" office:value="16.8139273814562" calcext:value-type="float">
            <text:p>16,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0" calcext:value-type="float">
            <text:p>590</text:p>
          </table:table-cell>
          <table:table-cell table:formula="of:=(['Params&amp;Config'.$C$9]/['Params&amp;Config'.$C$10]) * [.C592]" office:value-type="float" office:value="1.5787109375" calcext:value-type="float">
            <text:p>1,579</text:p>
          </table:table-cell>
          <table:table-cell table:style-name="ce2" table:formula="of:=[.D592]*2" office:value-type="float" office:value="3.157421875" calcext:value-type="float">
            <text:p>3,157</text:p>
          </table:table-cell>
          <table:table-cell table:style-name="ce2" table:formula="of:=[.D592]/1.4/2" office:value-type="float" office:value="0.563825334821429" calcext:value-type="float">
            <text:p>0,564</text:p>
          </table:table-cell>
          <table:table-cell table:formula="of:=20*LOG10([.C592]/['Params&amp;Config'.$C$11])" office:value-type="float" office:value="1.23164101332627" calcext:value-type="float">
            <text:p>1,23</text:p>
          </table:table-cell>
          <table:table-cell table:formula="of:=20*LOG10([.C592]/['Params&amp;Config'.$C$12])" office:value-type="float" office:value="16.828661718557" calcext:value-type="float">
            <text:p>16,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1" calcext:value-type="float">
            <text:p>591</text:p>
          </table:table-cell>
          <table:table-cell table:formula="of:=(['Params&amp;Config'.$C$9]/['Params&amp;Config'.$C$10]) * [.C593]" office:value-type="float" office:value="1.58138671875" calcext:value-type="float">
            <text:p>1,581</text:p>
          </table:table-cell>
          <table:table-cell table:style-name="ce2" table:formula="of:=[.D593]*2" office:value-type="float" office:value="3.1627734375" calcext:value-type="float">
            <text:p>3,163</text:p>
          </table:table-cell>
          <table:table-cell table:style-name="ce2" table:formula="of:=[.D593]/1.4/2" office:value-type="float" office:value="0.564780970982143" calcext:value-type="float">
            <text:p>0,565</text:p>
          </table:table-cell>
          <table:table-cell table:formula="of:=20*LOG10([.C593]/['Params&amp;Config'.$C$11])" office:value-type="float" office:value="1.24635039810849" calcext:value-type="float">
            <text:p>1,25</text:p>
          </table:table-cell>
          <table:table-cell table:formula="of:=20*LOG10([.C593]/['Params&amp;Config'.$C$12])" office:value-type="float" office:value="16.8433711033393" calcext:value-type="float">
            <text:p>16,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2" calcext:value-type="float">
            <text:p>592</text:p>
          </table:table-cell>
          <table:table-cell table:formula="of:=(['Params&amp;Config'.$C$9]/['Params&amp;Config'.$C$10]) * [.C594]" office:value-type="float" office:value="1.5840625" calcext:value-type="float">
            <text:p>1,584</text:p>
          </table:table-cell>
          <table:table-cell table:style-name="ce2" table:formula="of:=[.D594]*2" office:value-type="float" office:value="3.168125" calcext:value-type="float">
            <text:p>3,168</text:p>
          </table:table-cell>
          <table:table-cell table:style-name="ce2" table:formula="of:=[.D594]/1.4/2" office:value-type="float" office:value="0.565736607142857" calcext:value-type="float">
            <text:p>0,566</text:p>
          </table:table-cell>
          <table:table-cell table:formula="of:=20*LOG10([.C594]/['Params&amp;Config'.$C$11])" office:value-type="float" office:value="1.26103491494178" calcext:value-type="float">
            <text:p>1,26</text:p>
          </table:table-cell>
          <table:table-cell table:formula="of:=20*LOG10([.C594]/['Params&amp;Config'.$C$12])" office:value-type="float" office:value="16.8580556201725" calcext:value-type="float">
            <text:p>16,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3" calcext:value-type="float">
            <text:p>593</text:p>
          </table:table-cell>
          <table:table-cell table:formula="of:=(['Params&amp;Config'.$C$9]/['Params&amp;Config'.$C$10]) * [.C595]" office:value-type="float" office:value="1.58673828125" calcext:value-type="float">
            <text:p>1,587</text:p>
          </table:table-cell>
          <table:table-cell table:style-name="ce2" table:formula="of:=[.D595]*2" office:value-type="float" office:value="3.1734765625" calcext:value-type="float">
            <text:p>3,173</text:p>
          </table:table-cell>
          <table:table-cell table:style-name="ce2" table:formula="of:=[.D595]/1.4/2" office:value-type="float" office:value="0.566692243303571" calcext:value-type="float">
            <text:p>0,567</text:p>
          </table:table-cell>
          <table:table-cell table:formula="of:=20*LOG10([.C595]/['Params&amp;Config'.$C$11])" office:value-type="float" office:value="1.27569464776864" calcext:value-type="float">
            <text:p>1,28</text:p>
          </table:table-cell>
          <table:table-cell table:formula="of:=20*LOG10([.C595]/['Params&amp;Config'.$C$12])" office:value-type="float" office:value="16.8727153529994" calcext:value-type="float">
            <text:p>16,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4" calcext:value-type="float">
            <text:p>594</text:p>
          </table:table-cell>
          <table:table-cell table:formula="of:=(['Params&amp;Config'.$C$9]/['Params&amp;Config'.$C$10]) * [.C596]" office:value-type="float" office:value="1.5894140625" calcext:value-type="float">
            <text:p>1,589</text:p>
          </table:table-cell>
          <table:table-cell table:style-name="ce2" table:formula="of:=[.D596]*2" office:value-type="float" office:value="3.178828125" calcext:value-type="float">
            <text:p>3,179</text:p>
          </table:table-cell>
          <table:table-cell table:style-name="ce2" table:formula="of:=[.D596]/1.4/2" office:value-type="float" office:value="0.567647879464286" calcext:value-type="float">
            <text:p>0,568</text:p>
          </table:table-cell>
          <table:table-cell table:formula="of:=20*LOG10([.C596]/['Params&amp;Config'.$C$11])" office:value-type="float" office:value="1.29032968010726" calcext:value-type="float">
            <text:p>1,29</text:p>
          </table:table-cell>
          <table:table-cell table:formula="of:=20*LOG10([.C596]/['Params&amp;Config'.$C$12])" office:value-type="float" office:value="16.887350385338" calcext:value-type="float">
            <text:p>16,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5" calcext:value-type="float">
            <text:p>595</text:p>
          </table:table-cell>
          <table:table-cell table:formula="of:=(['Params&amp;Config'.$C$9]/['Params&amp;Config'.$C$10]) * [.C597]" office:value-type="float" office:value="1.59208984375" calcext:value-type="float">
            <text:p>1,592</text:p>
          </table:table-cell>
          <table:table-cell table:style-name="ce2" table:formula="of:=[.D597]*2" office:value-type="float" office:value="3.1841796875" calcext:value-type="float">
            <text:p>3,184</text:p>
          </table:table-cell>
          <table:table-cell table:style-name="ce2" table:formula="of:=[.D597]/1.4/2" office:value-type="float" office:value="0.568603515625" calcext:value-type="float">
            <text:p>0,569</text:p>
          </table:table-cell>
          <table:table-cell table:formula="of:=20*LOG10([.C597]/['Params&amp;Config'.$C$11])" office:value-type="float" office:value="1.30494009505438" calcext:value-type="float">
            <text:p>1,3</text:p>
          </table:table-cell>
          <table:table-cell table:formula="of:=20*LOG10([.C597]/['Params&amp;Config'.$C$12])" office:value-type="float" office:value="16.9019608002851" calcext:value-type="float">
            <text:p>16,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6" calcext:value-type="float">
            <text:p>596</text:p>
          </table:table-cell>
          <table:table-cell table:formula="of:=(['Params&amp;Config'.$C$9]/['Params&amp;Config'.$C$10]) * [.C598]" office:value-type="float" office:value="1.594765625" calcext:value-type="float">
            <text:p>1,595</text:p>
          </table:table-cell>
          <table:table-cell table:style-name="ce2" table:formula="of:=[.D598]*2" office:value-type="float" office:value="3.18953125" calcext:value-type="float">
            <text:p>3,190</text:p>
          </table:table-cell>
          <table:table-cell table:style-name="ce2" table:formula="of:=[.D598]/1.4/2" office:value-type="float" office:value="0.569559151785714" calcext:value-type="float">
            <text:p>0,570</text:p>
          </table:table-cell>
          <table:table-cell table:formula="of:=20*LOG10([.C598]/['Params&amp;Config'.$C$11])" office:value-type="float" office:value="1.31952597528811" calcext:value-type="float">
            <text:p>1,32</text:p>
          </table:table-cell>
          <table:table-cell table:formula="of:=20*LOG10([.C598]/['Params&amp;Config'.$C$12])" office:value-type="float" office:value="16.9165466805189" calcext:value-type="float">
            <text:p>16,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7" calcext:value-type="float">
            <text:p>597</text:p>
          </table:table-cell>
          <table:table-cell table:formula="of:=(['Params&amp;Config'.$C$9]/['Params&amp;Config'.$C$10]) * [.C599]" office:value-type="float" office:value="1.59744140625" calcext:value-type="float">
            <text:p>1,597</text:p>
          </table:table-cell>
          <table:table-cell table:style-name="ce2" table:formula="of:=[.D599]*2" office:value-type="float" office:value="3.1948828125" calcext:value-type="float">
            <text:p>3,195</text:p>
          </table:table-cell>
          <table:table-cell table:style-name="ce2" table:formula="of:=[.D599]/1.4/2" office:value-type="float" office:value="0.570514787946429" calcext:value-type="float">
            <text:p>0,571</text:p>
          </table:table-cell>
          <table:table-cell table:formula="of:=20*LOG10([.C599]/['Params&amp;Config'.$C$11])" office:value-type="float" office:value="1.33408740307077" calcext:value-type="float">
            <text:p>1,33</text:p>
          </table:table-cell>
          <table:table-cell table:formula="of:=20*LOG10([.C599]/['Params&amp;Config'.$C$12])" office:value-type="float" office:value="16.9311081083015" calcext:value-type="float">
            <text:p>16,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8" calcext:value-type="float">
            <text:p>598</text:p>
          </table:table-cell>
          <table:table-cell table:formula="of:=(['Params&amp;Config'.$C$9]/['Params&amp;Config'.$C$10]) * [.C600]" office:value-type="float" office:value="1.6001171875" calcext:value-type="float">
            <text:p>1,600</text:p>
          </table:table-cell>
          <table:table-cell table:style-name="ce2" table:formula="of:=[.D600]*2" office:value-type="float" office:value="3.200234375" calcext:value-type="float">
            <text:p>3,200</text:p>
          </table:table-cell>
          <table:table-cell table:style-name="ce2" table:formula="of:=[.D600]/1.4/2" office:value-type="float" office:value="0.571470424107143" calcext:value-type="float">
            <text:p>0,571</text:p>
          </table:table-cell>
          <table:table-cell table:formula="of:=20*LOG10([.C600]/['Params&amp;Config'.$C$11])" office:value-type="float" office:value="1.3486244602516" calcext:value-type="float">
            <text:p>1,35</text:p>
          </table:table-cell>
          <table:table-cell table:formula="of:=20*LOG10([.C600]/['Params&amp;Config'.$C$12])" office:value-type="float" office:value="16.9456451654824" calcext:value-type="float">
            <text:p>16,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9" calcext:value-type="float">
            <text:p>599</text:p>
          </table:table-cell>
          <table:table-cell table:formula="of:=(['Params&amp;Config'.$C$9]/['Params&amp;Config'.$C$10]) * [.C601]" office:value-type="float" office:value="1.60279296875" calcext:value-type="float">
            <text:p>1,603</text:p>
          </table:table-cell>
          <table:table-cell table:style-name="ce2" table:formula="of:=[.D601]*2" office:value-type="float" office:value="3.2055859375" calcext:value-type="float">
            <text:p>3,206</text:p>
          </table:table-cell>
          <table:table-cell table:style-name="ce2" table:formula="of:=[.D601]/1.4/2" office:value-type="float" office:value="0.572426060267857" calcext:value-type="float">
            <text:p>0,572</text:p>
          </table:table-cell>
          <table:table-cell table:formula="of:=20*LOG10([.C601]/['Params&amp;Config'.$C$11])" office:value-type="float" office:value="1.36313722826961" calcext:value-type="float">
            <text:p>1,36</text:p>
          </table:table-cell>
          <table:table-cell table:formula="of:=20*LOG10([.C601]/['Params&amp;Config'.$C$12])" office:value-type="float" office:value="16.9601579335004" calcext:value-type="float">
            <text:p>16,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table:formula="of:=(['Params&amp;Config'.$C$9]/['Params&amp;Config'.$C$10]) * [.C602]" office:value-type="float" office:value="1.60546875" calcext:value-type="float">
            <text:p>1,605</text:p>
          </table:table-cell>
          <table:table-cell table:style-name="ce2" table:formula="of:=[.D602]*2" office:value-type="float" office:value="3.2109375" calcext:value-type="float">
            <text:p>3,211</text:p>
          </table:table-cell>
          <table:table-cell table:style-name="ce2" table:formula="of:=[.D602]/1.4/2" office:value-type="float" office:value="0.573381696428571" calcext:value-type="float">
            <text:p>0,573</text:p>
          </table:table-cell>
          <table:table-cell table:formula="of:=20*LOG10([.C602]/['Params&amp;Config'.$C$11])" office:value-type="float" office:value="1.37762578815626" calcext:value-type="float">
            <text:p>1,38</text:p>
          </table:table-cell>
          <table:table-cell table:formula="of:=20*LOG10([.C602]/['Params&amp;Config'.$C$12])" office:value-type="float" office:value="16.974646493387" calcext:value-type="float">
            <text:p>16,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table:formula="of:=(['Params&amp;Config'.$C$9]/['Params&amp;Config'.$C$10]) * [.C603]" office:value-type="float" office:value="1.60814453125" calcext:value-type="float">
            <text:p>1,608</text:p>
          </table:table-cell>
          <table:table-cell table:style-name="ce2" table:formula="of:=[.D603]*2" office:value-type="float" office:value="3.2162890625" calcext:value-type="float">
            <text:p>3,216</text:p>
          </table:table-cell>
          <table:table-cell table:style-name="ce2" table:formula="of:=[.D603]/1.4/2" office:value-type="float" office:value="0.574337332589286" calcext:value-type="float">
            <text:p>0,574</text:p>
          </table:table-cell>
          <table:table-cell table:formula="of:=20*LOG10([.C603]/['Params&amp;Config'.$C$11])" office:value-type="float" office:value="1.39209022053818" calcext:value-type="float">
            <text:p>1,39</text:p>
          </table:table-cell>
          <table:table-cell table:formula="of:=20*LOG10([.C603]/['Params&amp;Config'.$C$12])" office:value-type="float" office:value="16.9891109257689" calcext:value-type="float">
            <text:p>16,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2" calcext:value-type="float">
            <text:p>602</text:p>
          </table:table-cell>
          <table:table-cell table:formula="of:=(['Params&amp;Config'.$C$9]/['Params&amp;Config'.$C$10]) * [.C604]" office:value-type="float" office:value="1.6108203125" calcext:value-type="float">
            <text:p>1,611</text:p>
          </table:table-cell>
          <table:table-cell table:style-name="ce2" table:formula="of:=[.D604]*2" office:value-type="float" office:value="3.221640625" calcext:value-type="float">
            <text:p>3,222</text:p>
          </table:table-cell>
          <table:table-cell table:style-name="ce2" table:formula="of:=[.D604]/1.4/2" office:value-type="float" office:value="0.57529296875" calcext:value-type="float">
            <text:p>0,575</text:p>
          </table:table-cell>
          <table:table-cell table:formula="of:=20*LOG10([.C604]/['Params&amp;Config'.$C$11])" office:value-type="float" office:value="1.40653060563988" calcext:value-type="float">
            <text:p>1,41</text:p>
          </table:table-cell>
          <table:table-cell table:formula="of:=20*LOG10([.C604]/['Params&amp;Config'.$C$12])" office:value-type="float" office:value="17.0035513108706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3" calcext:value-type="float">
            <text:p>603</text:p>
          </table:table-cell>
          <table:table-cell table:formula="of:=(['Params&amp;Config'.$C$9]/['Params&amp;Config'.$C$10]) * [.C605]" office:value-type="float" office:value="1.61349609375" calcext:value-type="float">
            <text:p>1,613</text:p>
          </table:table-cell>
          <table:table-cell table:style-name="ce2" table:formula="of:=[.D605]*2" office:value-type="float" office:value="3.2269921875" calcext:value-type="float">
            <text:p>3,227</text:p>
          </table:table-cell>
          <table:table-cell table:style-name="ce2" table:formula="of:=[.D605]/1.4/2" office:value-type="float" office:value="0.576248604910714" calcext:value-type="float">
            <text:p>0,576</text:p>
          </table:table-cell>
          <table:table-cell table:formula="of:=20*LOG10([.C605]/['Params&amp;Config'.$C$11])" office:value-type="float" office:value="1.42094702328641" calcext:value-type="float">
            <text:p>1,42</text:p>
          </table:table-cell>
          <table:table-cell table:formula="of:=20*LOG10([.C605]/['Params&amp;Config'.$C$12])" office:value-type="float" office:value="17.0179677285172" calcext:value-type="float">
            <text:p>17,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table:formula="of:=(['Params&amp;Config'.$C$9]/['Params&amp;Config'.$C$10]) * [.C606]" office:value-type="float" office:value="1.616171875" calcext:value-type="float">
            <text:p>1,616</text:p>
          </table:table-cell>
          <table:table-cell table:style-name="ce2" table:formula="of:=[.D606]*2" office:value-type="float" office:value="3.23234375" calcext:value-type="float">
            <text:p>3,232</text:p>
          </table:table-cell>
          <table:table-cell table:style-name="ce2" table:formula="of:=[.D606]/1.4/2" office:value-type="float" office:value="0.577204241071429" calcext:value-type="float">
            <text:p>0,577</text:p>
          </table:table-cell>
          <table:table-cell table:formula="of:=20*LOG10([.C606]/['Params&amp;Config'.$C$11])" office:value-type="float" office:value="1.43533955290602" calcext:value-type="float">
            <text:p>1,44</text:p>
          </table:table-cell>
          <table:table-cell table:formula="of:=20*LOG10([.C606]/['Params&amp;Config'.$C$12])" office:value-type="float" office:value="17.0323602581368" calcext:value-type="float">
            <text:p>17,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5" calcext:value-type="float">
            <text:p>605</text:p>
          </table:table-cell>
          <table:table-cell table:formula="of:=(['Params&amp;Config'.$C$9]/['Params&amp;Config'.$C$10]) * [.C607]" office:value-type="float" office:value="1.61884765625" calcext:value-type="float">
            <text:p>1,619</text:p>
          </table:table-cell>
          <table:table-cell table:style-name="ce2" table:formula="of:=[.D607]*2" office:value-type="float" office:value="3.2376953125" calcext:value-type="float">
            <text:p>3,238</text:p>
          </table:table-cell>
          <table:table-cell table:style-name="ce2" table:formula="of:=[.D607]/1.4/2" office:value-type="float" office:value="0.578159877232143" calcext:value-type="float">
            <text:p>0,578</text:p>
          </table:table-cell>
          <table:table-cell table:formula="of:=20*LOG10([.C607]/['Params&amp;Config'.$C$11])" office:value-type="float" office:value="1.44970827353276" calcext:value-type="float">
            <text:p>1,45</text:p>
          </table:table-cell>
          <table:table-cell table:formula="of:=20*LOG10([.C607]/['Params&amp;Config'.$C$12])" office:value-type="float" office:value="17.0467289787635" calcext:value-type="float">
            <text:p>17,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6" calcext:value-type="float">
            <text:p>606</text:p>
          </table:table-cell>
          <table:table-cell table:formula="of:=(['Params&amp;Config'.$C$9]/['Params&amp;Config'.$C$10]) * [.C608]" office:value-type="float" office:value="1.6215234375" calcext:value-type="float">
            <text:p>1,622</text:p>
          </table:table-cell>
          <table:table-cell table:style-name="ce2" table:formula="of:=[.D608]*2" office:value-type="float" office:value="3.243046875" calcext:value-type="float">
            <text:p>3,243</text:p>
          </table:table-cell>
          <table:table-cell table:style-name="ce2" table:formula="of:=[.D608]/1.4/2" office:value-type="float" office:value="0.579115513392857" calcext:value-type="float">
            <text:p>0,579</text:p>
          </table:table-cell>
          <table:table-cell table:formula="of:=20*LOG10([.C608]/['Params&amp;Config'.$C$11])" office:value-type="float" office:value="1.46405326380911" calcext:value-type="float">
            <text:p>1,46</text:p>
          </table:table-cell>
          <table:table-cell table:formula="of:=20*LOG10([.C608]/['Params&amp;Config'.$C$12])" office:value-type="float" office:value="17.0610739690399" calcext:value-type="float">
            <text:p>17,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7" calcext:value-type="float">
            <text:p>607</text:p>
          </table:table-cell>
          <table:table-cell table:formula="of:=(['Params&amp;Config'.$C$9]/['Params&amp;Config'.$C$10]) * [.C609]" office:value-type="float" office:value="1.62419921875" calcext:value-type="float">
            <text:p>1,624</text:p>
          </table:table-cell>
          <table:table-cell table:style-name="ce2" table:formula="of:=[.D609]*2" office:value-type="float" office:value="3.2483984375" calcext:value-type="float">
            <text:p>3,248</text:p>
          </table:table-cell>
          <table:table-cell table:style-name="ce2" table:formula="of:=[.D609]/1.4/2" office:value-type="float" office:value="0.580071149553572" calcext:value-type="float">
            <text:p>0,580</text:p>
          </table:table-cell>
          <table:table-cell table:formula="of:=20*LOG10([.C609]/['Params&amp;Config'.$C$11])" office:value-type="float" office:value="1.47837460198854" calcext:value-type="float">
            <text:p>1,48</text:p>
          </table:table-cell>
          <table:table-cell table:formula="of:=20*LOG10([.C609]/['Params&amp;Config'.$C$12])" office:value-type="float" office:value="17.0753953072193" calcext:value-type="float">
            <text:p>17,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8" calcext:value-type="float">
            <text:p>608</text:p>
          </table:table-cell>
          <table:table-cell table:formula="of:=(['Params&amp;Config'.$C$9]/['Params&amp;Config'.$C$10]) * [.C610]" office:value-type="float" office:value="1.626875" calcext:value-type="float">
            <text:p>1,627</text:p>
          </table:table-cell>
          <table:table-cell table:style-name="ce2" table:formula="of:=[.D610]*2" office:value-type="float" office:value="3.25375" calcext:value-type="float">
            <text:p>3,254</text:p>
          </table:table-cell>
          <table:table-cell table:style-name="ce2" table:formula="of:=[.D610]/1.4/2" office:value-type="float" office:value="0.581026785714286" calcext:value-type="float">
            <text:p>0,581</text:p>
          </table:table-cell>
          <table:table-cell table:formula="of:=20*LOG10([.C610]/['Params&amp;Config'.$C$11])" office:value-type="float" office:value="1.49267236593808" calcext:value-type="float">
            <text:p>1,49</text:p>
          </table:table-cell>
          <table:table-cell table:formula="of:=20*LOG10([.C610]/['Params&amp;Config'.$C$12])" office:value-type="float" office:value="17.0896930711688" calcext:value-type="float">
            <text:p>17,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table:formula="of:=(['Params&amp;Config'.$C$9]/['Params&amp;Config'.$C$10]) * [.C611]" office:value-type="float" office:value="1.62955078125" calcext:value-type="float">
            <text:p>1,630</text:p>
          </table:table-cell>
          <table:table-cell table:style-name="ce2" table:formula="of:=[.D611]*2" office:value-type="float" office:value="3.2591015625" calcext:value-type="float">
            <text:p>3,259</text:p>
          </table:table-cell>
          <table:table-cell table:style-name="ce2" table:formula="of:=[.D611]/1.4/2" office:value-type="float" office:value="0.581982421875" calcext:value-type="float">
            <text:p>0,582</text:p>
          </table:table-cell>
          <table:table-cell table:formula="of:=20*LOG10([.C611]/['Params&amp;Config'.$C$11])" office:value-type="float" office:value="1.50694663314089" calcext:value-type="float">
            <text:p>1,51</text:p>
          </table:table-cell>
          <table:table-cell table:formula="of:=20*LOG10([.C611]/['Params&amp;Config'.$C$12])" office:value-type="float" office:value="17.1039673383717" calcext:value-type="float">
            <text:p>17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0" calcext:value-type="float">
            <text:p>610</text:p>
          </table:table-cell>
          <table:table-cell table:formula="of:=(['Params&amp;Config'.$C$9]/['Params&amp;Config'.$C$10]) * [.C612]" office:value-type="float" office:value="1.6322265625" calcext:value-type="float">
            <text:p>1,632</text:p>
          </table:table-cell>
          <table:table-cell table:style-name="ce2" table:formula="of:=[.D612]*2" office:value-type="float" office:value="3.264453125" calcext:value-type="float">
            <text:p>3,264</text:p>
          </table:table-cell>
          <table:table-cell table:style-name="ce2" table:formula="of:=[.D612]/1.4/2" office:value-type="float" office:value="0.582938058035714" calcext:value-type="float">
            <text:p>0,583</text:p>
          </table:table-cell>
          <table:table-cell table:formula="of:=20*LOG10([.C612]/['Params&amp;Config'.$C$11])" office:value-type="float" office:value="1.52119748069873" calcext:value-type="float">
            <text:p>1,52</text:p>
          </table:table-cell>
          <table:table-cell table:formula="of:=20*LOG10([.C612]/['Params&amp;Config'.$C$12])" office:value-type="float" office:value="17.1182181859295" calcext:value-type="float">
            <text:p>17,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1" calcext:value-type="float">
            <text:p>611</text:p>
          </table:table-cell>
          <table:table-cell table:formula="of:=(['Params&amp;Config'.$C$9]/['Params&amp;Config'.$C$10]) * [.C613]" office:value-type="float" office:value="1.63490234375" calcext:value-type="float">
            <text:p>1,635</text:p>
          </table:table-cell>
          <table:table-cell table:style-name="ce2" table:formula="of:=[.D613]*2" office:value-type="float" office:value="3.2698046875" calcext:value-type="float">
            <text:p>3,270</text:p>
          </table:table-cell>
          <table:table-cell table:style-name="ce2" table:formula="of:=[.D613]/1.4/2" office:value-type="float" office:value="0.583893694196429" calcext:value-type="float">
            <text:p>0,584</text:p>
          </table:table-cell>
          <table:table-cell table:formula="of:=20*LOG10([.C613]/['Params&amp;Config'.$C$11])" office:value-type="float" office:value="1.53542498533447" calcext:value-type="float">
            <text:p>1,54</text:p>
          </table:table-cell>
          <table:table-cell table:formula="of:=20*LOG10([.C613]/['Params&amp;Config'.$C$12])" office:value-type="float" office:value="17.1324456905652" calcext:value-type="float">
            <text:p>17,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2" calcext:value-type="float">
            <text:p>612</text:p>
          </table:table-cell>
          <table:table-cell table:formula="of:=(['Params&amp;Config'.$C$9]/['Params&amp;Config'.$C$10]) * [.C614]" office:value-type="float" office:value="1.637578125" calcext:value-type="float">
            <text:p>1,638</text:p>
          </table:table-cell>
          <table:table-cell table:style-name="ce2" table:formula="of:=[.D614]*2" office:value-type="float" office:value="3.27515625" calcext:value-type="float">
            <text:p>3,275</text:p>
          </table:table-cell>
          <table:table-cell table:style-name="ce2" table:formula="of:=[.D614]/1.4/2" office:value-type="float" office:value="0.584849330357143" calcext:value-type="float">
            <text:p>0,585</text:p>
          </table:table-cell>
          <table:table-cell table:formula="of:=20*LOG10([.C614]/['Params&amp;Config'.$C$11])" office:value-type="float" office:value="1.54962922339461" calcext:value-type="float">
            <text:p>1,55</text:p>
          </table:table-cell>
          <table:table-cell table:formula="of:=20*LOG10([.C614]/['Params&amp;Config'.$C$12])" office:value-type="float" office:value="17.1466499286254" calcext:value-type="float">
            <text:p>17,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3" calcext:value-type="float">
            <text:p>613</text:p>
          </table:table-cell>
          <table:table-cell table:formula="of:=(['Params&amp;Config'.$C$9]/['Params&amp;Config'.$C$10]) * [.C615]" office:value-type="float" office:value="1.64025390625" calcext:value-type="float">
            <text:p>1,640</text:p>
          </table:table-cell>
          <table:table-cell table:style-name="ce2" table:formula="of:=[.D615]*2" office:value-type="float" office:value="3.2805078125" calcext:value-type="float">
            <text:p>3,281</text:p>
          </table:table-cell>
          <table:table-cell table:style-name="ce2" table:formula="of:=[.D615]/1.4/2" office:value-type="float" office:value="0.585804966517857" calcext:value-type="float">
            <text:p>0,586</text:p>
          </table:table-cell>
          <table:table-cell table:formula="of:=20*LOG10([.C615]/['Params&amp;Config'.$C$11])" office:value-type="float" office:value="1.56381027085169" calcext:value-type="float">
            <text:p>1,56</text:p>
          </table:table-cell>
          <table:table-cell table:formula="of:=20*LOG10([.C615]/['Params&amp;Config'.$C$12])" office:value-type="float" office:value="17.1608309760824" calcext:value-type="float">
            <text:p>17,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4" calcext:value-type="float">
            <text:p>614</text:p>
          </table:table-cell>
          <table:table-cell table:formula="of:=(['Params&amp;Config'.$C$9]/['Params&amp;Config'.$C$10]) * [.C616]" office:value-type="float" office:value="1.6429296875" calcext:value-type="float">
            <text:p>1,643</text:p>
          </table:table-cell>
          <table:table-cell table:style-name="ce2" table:formula="of:=[.D616]*2" office:value-type="float" office:value="3.285859375" calcext:value-type="float">
            <text:p>3,286</text:p>
          </table:table-cell>
          <table:table-cell table:style-name="ce2" table:formula="of:=[.D616]/1.4/2" office:value-type="float" office:value="0.586760602678572" calcext:value-type="float">
            <text:p>0,587</text:p>
          </table:table-cell>
          <table:table-cell table:formula="of:=20*LOG10([.C616]/['Params&amp;Config'.$C$11])" office:value-type="float" office:value="1.57796820330674" calcext:value-type="float">
            <text:p>1,58</text:p>
          </table:table-cell>
          <table:table-cell table:formula="of:=20*LOG10([.C616]/['Params&amp;Config'.$C$12])" office:value-type="float" office:value="17.1749889085375" calcext:value-type="float">
            <text:p>17,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5" calcext:value-type="float">
            <text:p>615</text:p>
          </table:table-cell>
          <table:table-cell table:formula="of:=(['Params&amp;Config'.$C$9]/['Params&amp;Config'.$C$10]) * [.C617]" office:value-type="float" office:value="1.64560546875" calcext:value-type="float">
            <text:p>1,646</text:p>
          </table:table-cell>
          <table:table-cell table:style-name="ce2" table:formula="of:=[.D617]*2" office:value-type="float" office:value="3.2912109375" calcext:value-type="float">
            <text:p>3,291</text:p>
          </table:table-cell>
          <table:table-cell table:style-name="ce2" table:formula="of:=[.D617]/1.4/2" office:value-type="float" office:value="0.587716238839286" calcext:value-type="float">
            <text:p>0,588</text:p>
          </table:table-cell>
          <table:table-cell table:formula="of:=20*LOG10([.C617]/['Params&amp;Config'.$C$11])" office:value-type="float" office:value="1.59210309599172" calcext:value-type="float">
            <text:p>1,59</text:p>
          </table:table-cell>
          <table:table-cell table:formula="of:=20*LOG10([.C617]/['Params&amp;Config'.$C$12])" office:value-type="float" office:value="17.1891238012225" calcext:value-type="float">
            <text:p>17,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6" calcext:value-type="float">
            <text:p>616</text:p>
          </table:table-cell>
          <table:table-cell table:formula="of:=(['Params&amp;Config'.$C$9]/['Params&amp;Config'.$C$10]) * [.C618]" office:value-type="float" office:value="1.64828125" calcext:value-type="float">
            <text:p>1,648</text:p>
          </table:table-cell>
          <table:table-cell table:style-name="ce2" table:formula="of:=[.D618]*2" office:value-type="float" office:value="3.2965625" calcext:value-type="float">
            <text:p>3,297</text:p>
          </table:table-cell>
          <table:table-cell table:style-name="ce2" table:formula="of:=[.D618]/1.4/2" office:value-type="float" office:value="0.588671875" calcext:value-type="float">
            <text:p>0,589</text:p>
          </table:table-cell>
          <table:table-cell table:formula="of:=20*LOG10([.C618]/['Params&amp;Config'.$C$11])" office:value-type="float" office:value="1.60621502377189" calcext:value-type="float">
            <text:p>1,61</text:p>
          </table:table-cell>
          <table:table-cell table:formula="of:=20*LOG10([.C618]/['Params&amp;Config'.$C$12])" office:value-type="float" office:value="17.2032357290027" calcext:value-type="float">
            <text:p>17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7" calcext:value-type="float">
            <text:p>617</text:p>
          </table:table-cell>
          <table:table-cell table:formula="of:=(['Params&amp;Config'.$C$9]/['Params&amp;Config'.$C$10]) * [.C619]" office:value-type="float" office:value="1.65095703125" calcext:value-type="float">
            <text:p>1,651</text:p>
          </table:table-cell>
          <table:table-cell table:style-name="ce2" table:formula="of:=[.D619]*2" office:value-type="float" office:value="3.3019140625" calcext:value-type="float">
            <text:p>3,302</text:p>
          </table:table-cell>
          <table:table-cell table:style-name="ce2" table:formula="of:=[.D619]/1.4/2" office:value-type="float" office:value="0.589627511160714" calcext:value-type="float">
            <text:p>0,590</text:p>
          </table:table-cell>
          <table:table-cell table:formula="of:=20*LOG10([.C619]/['Params&amp;Config'.$C$11])" office:value-type="float" office:value="1.62030406114822" calcext:value-type="float">
            <text:p>1,62</text:p>
          </table:table-cell>
          <table:table-cell table:formula="of:=20*LOG10([.C619]/['Params&amp;Config'.$C$12])" office:value-type="float" office:value="17.217324766379" calcext:value-type="float">
            <text:p>17,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8" calcext:value-type="float">
            <text:p>618</text:p>
          </table:table-cell>
          <table:table-cell table:formula="of:=(['Params&amp;Config'.$C$9]/['Params&amp;Config'.$C$10]) * [.C620]" office:value-type="float" office:value="1.6536328125" calcext:value-type="float">
            <text:p>1,654</text:p>
          </table:table-cell>
          <table:table-cell table:style-name="ce2" table:formula="of:=[.D620]*2" office:value-type="float" office:value="3.307265625" calcext:value-type="float">
            <text:p>3,307</text:p>
          </table:table-cell>
          <table:table-cell table:style-name="ce2" table:formula="of:=[.D620]/1.4/2" office:value-type="float" office:value="0.590583147321429" calcext:value-type="float">
            <text:p>0,591</text:p>
          </table:table-cell>
          <table:table-cell table:formula="of:=20*LOG10([.C620]/['Params&amp;Config'.$C$11])" office:value-type="float" office:value="1.6343702822597" calcext:value-type="float">
            <text:p>1,63</text:p>
          </table:table-cell>
          <table:table-cell table:formula="of:=20*LOG10([.C620]/['Params&amp;Config'.$C$12])" office:value-type="float" office:value="17.2313909874905" calcext:value-type="float">
            <text:p>17,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9" calcext:value-type="float">
            <text:p>619</text:p>
          </table:table-cell>
          <table:table-cell table:formula="of:=(['Params&amp;Config'.$C$9]/['Params&amp;Config'.$C$10]) * [.C621]" office:value-type="float" office:value="1.65630859375" calcext:value-type="float">
            <text:p>1,656</text:p>
          </table:table-cell>
          <table:table-cell table:style-name="ce2" table:formula="of:=[.D621]*2" office:value-type="float" office:value="3.3126171875" calcext:value-type="float">
            <text:p>3,313</text:p>
          </table:table-cell>
          <table:table-cell table:style-name="ce2" table:formula="of:=[.D621]/1.4/2" office:value-type="float" office:value="0.591538783482143" calcext:value-type="float">
            <text:p>0,592</text:p>
          </table:table-cell>
          <table:table-cell table:formula="of:=20*LOG10([.C621]/['Params&amp;Config'.$C$11])" office:value-type="float" office:value="1.64841376088574" calcext:value-type="float">
            <text:p>1,65</text:p>
          </table:table-cell>
          <table:table-cell table:formula="of:=20*LOG10([.C621]/['Params&amp;Config'.$C$12])" office:value-type="float" office:value="17.2454344661165" calcext:value-type="float">
            <text:p>17,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0" calcext:value-type="float">
            <text:p>620</text:p>
          </table:table-cell>
          <table:table-cell table:formula="of:=(['Params&amp;Config'.$C$9]/['Params&amp;Config'.$C$10]) * [.C622]" office:value-type="float" office:value="1.658984375" calcext:value-type="float">
            <text:p>1,659</text:p>
          </table:table-cell>
          <table:table-cell table:style-name="ce2" table:formula="of:=[.D622]*2" office:value-type="float" office:value="3.31796875" calcext:value-type="float">
            <text:p>3,318</text:p>
          </table:table-cell>
          <table:table-cell table:style-name="ce2" table:formula="of:=[.D622]/1.4/2" office:value-type="float" office:value="0.592494419642857" calcext:value-type="float">
            <text:p>0,592</text:p>
          </table:table-cell>
          <table:table-cell table:formula="of:=20*LOG10([.C622]/['Params&amp;Config'.$C$11])" office:value-type="float" office:value="1.66243457044846" calcext:value-type="float">
            <text:p>1,66</text:p>
          </table:table-cell>
          <table:table-cell table:formula="of:=20*LOG10([.C622]/['Params&amp;Config'.$C$12])" office:value-type="float" office:value="17.2594552756792" calcext:value-type="float">
            <text:p>17,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1" calcext:value-type="float">
            <text:p>621</text:p>
          </table:table-cell>
          <table:table-cell table:formula="of:=(['Params&amp;Config'.$C$9]/['Params&amp;Config'.$C$10]) * [.C623]" office:value-type="float" office:value="1.66166015625" calcext:value-type="float">
            <text:p>1,662</text:p>
          </table:table-cell>
          <table:table-cell table:style-name="ce2" table:formula="of:=[.D623]*2" office:value-type="float" office:value="3.3233203125" calcext:value-type="float">
            <text:p>3,323</text:p>
          </table:table-cell>
          <table:table-cell table:style-name="ce2" table:formula="of:=[.D623]/1.4/2" office:value-type="float" office:value="0.593450055803572" calcext:value-type="float">
            <text:p>0,593</text:p>
          </table:table-cell>
          <table:table-cell table:formula="of:=20*LOG10([.C623]/['Params&amp;Config'.$C$11])" office:value-type="float" office:value="1.67643278401499" calcext:value-type="float">
            <text:p>1,68</text:p>
          </table:table-cell>
          <table:table-cell table:formula="of:=20*LOG10([.C623]/['Params&amp;Config'.$C$12])" office:value-type="float" office:value="17.2734534892458" calcext:value-type="float">
            <text:p>17,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2" calcext:value-type="float">
            <text:p>622</text:p>
          </table:table-cell>
          <table:table-cell table:formula="of:=(['Params&amp;Config'.$C$9]/['Params&amp;Config'.$C$10]) * [.C624]" office:value-type="float" office:value="1.6643359375" calcext:value-type="float">
            <text:p>1,664</text:p>
          </table:table-cell>
          <table:table-cell table:style-name="ce2" table:formula="of:=[.D624]*2" office:value-type="float" office:value="3.328671875" calcext:value-type="float">
            <text:p>3,329</text:p>
          </table:table-cell>
          <table:table-cell table:style-name="ce2" table:formula="of:=[.D624]/1.4/2" office:value-type="float" office:value="0.594405691964286" calcext:value-type="float">
            <text:p>0,594</text:p>
          </table:table-cell>
          <table:table-cell table:formula="of:=20*LOG10([.C624]/['Params&amp;Config'.$C$11])" office:value-type="float" office:value="1.69040847429976" calcext:value-type="float">
            <text:p>1,69</text:p>
          </table:table-cell>
          <table:table-cell table:formula="of:=20*LOG10([.C624]/['Params&amp;Config'.$C$12])" office:value-type="float" office:value="17.2874291795305" calcext:value-type="float">
            <text:p>17,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3" calcext:value-type="float">
            <text:p>623</text:p>
          </table:table-cell>
          <table:table-cell table:formula="of:=(['Params&amp;Config'.$C$9]/['Params&amp;Config'.$C$10]) * [.C625]" office:value-type="float" office:value="1.66701171875" calcext:value-type="float">
            <text:p>1,667</text:p>
          </table:table-cell>
          <table:table-cell table:style-name="ce2" table:formula="of:=[.D625]*2" office:value-type="float" office:value="3.3340234375" calcext:value-type="float">
            <text:p>3,334</text:p>
          </table:table-cell>
          <table:table-cell table:style-name="ce2" table:formula="of:=[.D625]/1.4/2" office:value-type="float" office:value="0.595361328125" calcext:value-type="float">
            <text:p>0,595</text:p>
          </table:table-cell>
          <table:table-cell table:formula="of:=20*LOG10([.C625]/['Params&amp;Config'.$C$11])" office:value-type="float" office:value="1.70436171366678" calcext:value-type="float">
            <text:p>1,7</text:p>
          </table:table-cell>
          <table:table-cell table:formula="of:=20*LOG10([.C625]/['Params&amp;Config'.$C$12])" office:value-type="float" office:value="17.3013824188975" calcext:value-type="float">
            <text:p>17,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4" calcext:value-type="float">
            <text:p>624</text:p>
          </table:table-cell>
          <table:table-cell table:formula="of:=(['Params&amp;Config'.$C$9]/['Params&amp;Config'.$C$10]) * [.C626]" office:value-type="float" office:value="1.6696875" calcext:value-type="float">
            <text:p>1,670</text:p>
          </table:table-cell>
          <table:table-cell table:style-name="ce2" table:formula="of:=[.D626]*2" office:value-type="float" office:value="3.339375" calcext:value-type="float">
            <text:p>3,339</text:p>
          </table:table-cell>
          <table:table-cell table:style-name="ce2" table:formula="of:=[.D626]/1.4/2" office:value-type="float" office:value="0.596316964285714" calcext:value-type="float">
            <text:p>0,596</text:p>
          </table:table-cell>
          <table:table-cell table:formula="of:=20*LOG10([.C626]/['Params&amp;Config'.$C$11])" office:value-type="float" office:value="1.71829257413186" calcext:value-type="float">
            <text:p>1,72</text:p>
          </table:table-cell>
          <table:table-cell table:formula="of:=20*LOG10([.C626]/['Params&amp;Config'.$C$12])" office:value-type="float" office:value="17.3153132793626" calcext:value-type="float">
            <text:p>17,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5" calcext:value-type="float">
            <text:p>625</text:p>
          </table:table-cell>
          <table:table-cell table:formula="of:=(['Params&amp;Config'.$C$9]/['Params&amp;Config'.$C$10]) * [.C627]" office:value-type="float" office:value="1.67236328125" calcext:value-type="float">
            <text:p>1,672</text:p>
          </table:table-cell>
          <table:table-cell table:style-name="ce2" table:formula="of:=[.D627]*2" office:value-type="float" office:value="3.3447265625" calcext:value-type="float">
            <text:p>3,345</text:p>
          </table:table-cell>
          <table:table-cell table:style-name="ce2" table:formula="of:=[.D627]/1.4/2" office:value-type="float" office:value="0.597272600446429" calcext:value-type="float">
            <text:p>0,597</text:p>
          </table:table-cell>
          <table:table-cell table:formula="of:=20*LOG10([.C627]/['Params&amp;Config'.$C$11])" office:value-type="float" office:value="1.73220112736489" calcext:value-type="float">
            <text:p>1,73</text:p>
          </table:table-cell>
          <table:table-cell table:formula="of:=20*LOG10([.C627]/['Params&amp;Config'.$C$12])" office:value-type="float" office:value="17.3292218325957" calcext:value-type="float">
            <text:p>17,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6" calcext:value-type="float">
            <text:p>626</text:p>
          </table:table-cell>
          <table:table-cell table:formula="of:=(['Params&amp;Config'.$C$9]/['Params&amp;Config'.$C$10]) * [.C628]" office:value-type="float" office:value="1.6750390625" calcext:value-type="float">
            <text:p>1,675</text:p>
          </table:table-cell>
          <table:table-cell table:style-name="ce2" table:formula="of:=[.D628]*2" office:value-type="float" office:value="3.350078125" calcext:value-type="float">
            <text:p>3,350</text:p>
          </table:table-cell>
          <table:table-cell table:style-name="ce2" table:formula="of:=[.D628]/1.4/2" office:value-type="float" office:value="0.598228236607143" calcext:value-type="float">
            <text:p>0,598</text:p>
          </table:table-cell>
          <table:table-cell table:formula="of:=20*LOG10([.C628]/['Params&amp;Config'.$C$11])" office:value-type="float" office:value="1.74608744469198" calcext:value-type="float">
            <text:p>1,75</text:p>
          </table:table-cell>
          <table:table-cell table:formula="of:=20*LOG10([.C628]/['Params&amp;Config'.$C$12])" office:value-type="float" office:value="17.3431081499227" calcext:value-type="float">
            <text:p>17,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7" calcext:value-type="float">
            <text:p>627</text:p>
          </table:table-cell>
          <table:table-cell table:formula="of:=(['Params&amp;Config'.$C$9]/['Params&amp;Config'.$C$10]) * [.C629]" office:value-type="float" office:value="1.67771484375" calcext:value-type="float">
            <text:p>1,678</text:p>
          </table:table-cell>
          <table:table-cell table:style-name="ce2" table:formula="of:=[.D629]*2" office:value-type="float" office:value="3.3554296875" calcext:value-type="float">
            <text:p>3,355</text:p>
          </table:table-cell>
          <table:table-cell table:style-name="ce2" table:formula="of:=[.D629]/1.4/2" office:value-type="float" office:value="0.599183872767857" calcext:value-type="float">
            <text:p>0,599</text:p>
          </table:table-cell>
          <table:table-cell table:formula="of:=20*LOG10([.C629]/['Params&amp;Config'.$C$11])" office:value-type="float" office:value="1.75995159709771" calcext:value-type="float">
            <text:p>1,76</text:p>
          </table:table-cell>
          <table:table-cell table:formula="of:=20*LOG10([.C629]/['Params&amp;Config'.$C$12])" office:value-type="float" office:value="17.3569723023285" calcext:value-type="float">
            <text:p>17,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8" calcext:value-type="float">
            <text:p>628</text:p>
          </table:table-cell>
          <table:table-cell table:formula="of:=(['Params&amp;Config'.$C$9]/['Params&amp;Config'.$C$10]) * [.C630]" office:value-type="float" office:value="1.680390625" calcext:value-type="float">
            <text:p>1,680</text:p>
          </table:table-cell>
          <table:table-cell table:style-name="ce2" table:formula="of:=[.D630]*2" office:value-type="float" office:value="3.36078125" calcext:value-type="float">
            <text:p>3,361</text:p>
          </table:table-cell>
          <table:table-cell table:style-name="ce2" table:formula="of:=[.D630]/1.4/2" office:value-type="float" office:value="0.600139508928571" calcext:value-type="float">
            <text:p>0,600</text:p>
          </table:table-cell>
          <table:table-cell table:formula="of:=20*LOG10([.C630]/['Params&amp;Config'.$C$11])" office:value-type="float" office:value="1.77379365522731" calcext:value-type="float">
            <text:p>1,77</text:p>
          </table:table-cell>
          <table:table-cell table:formula="of:=20*LOG10([.C630]/['Params&amp;Config'.$C$12])" office:value-type="float" office:value="17.3708143604581" calcext:value-type="float">
            <text:p>17,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9" calcext:value-type="float">
            <text:p>629</text:p>
          </table:table-cell>
          <table:table-cell table:formula="of:=(['Params&amp;Config'.$C$9]/['Params&amp;Config'.$C$10]) * [.C631]" office:value-type="float" office:value="1.68306640625" calcext:value-type="float">
            <text:p>1,683</text:p>
          </table:table-cell>
          <table:table-cell table:style-name="ce2" table:formula="of:=[.D631]*2" office:value-type="float" office:value="3.3661328125" calcext:value-type="float">
            <text:p>3,366</text:p>
          </table:table-cell>
          <table:table-cell table:style-name="ce2" table:formula="of:=[.D631]/1.4/2" office:value-type="float" office:value="0.601095145089286" calcext:value-type="float">
            <text:p>0,601</text:p>
          </table:table-cell>
          <table:table-cell table:formula="of:=20*LOG10([.C631]/['Params&amp;Config'.$C$11])" office:value-type="float" office:value="1.78761368938876" calcext:value-type="float">
            <text:p>1,79</text:p>
          </table:table-cell>
          <table:table-cell table:formula="of:=20*LOG10([.C631]/['Params&amp;Config'.$C$12])" office:value-type="float" office:value="17.3846343946195" calcext:value-type="float">
            <text:p>17,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0" calcext:value-type="float">
            <text:p>630</text:p>
          </table:table-cell>
          <table:table-cell table:formula="of:=(['Params&amp;Config'.$C$9]/['Params&amp;Config'.$C$10]) * [.C632]" office:value-type="float" office:value="1.6857421875" calcext:value-type="float">
            <text:p>1,686</text:p>
          </table:table-cell>
          <table:table-cell table:style-name="ce2" table:formula="of:=[.D632]*2" office:value-type="float" office:value="3.371484375" calcext:value-type="float">
            <text:p>3,371</text:p>
          </table:table-cell>
          <table:table-cell table:style-name="ce2" table:formula="of:=[.D632]/1.4/2" office:value-type="float" office:value="0.60205078125" calcext:value-type="float">
            <text:p>0,602</text:p>
          </table:table-cell>
          <table:table-cell table:formula="of:=20*LOG10([.C632]/['Params&amp;Config'.$C$11])" office:value-type="float" office:value="1.80141176955502" calcext:value-type="float">
            <text:p>1,8</text:p>
          </table:table-cell>
          <table:table-cell table:formula="of:=20*LOG10([.C632]/['Params&amp;Config'.$C$12])" office:value-type="float" office:value="17.3984324747858" calcext:value-type="float">
            <text:p>17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1" calcext:value-type="float">
            <text:p>631</text:p>
          </table:table-cell>
          <table:table-cell table:formula="of:=(['Params&amp;Config'.$C$9]/['Params&amp;Config'.$C$10]) * [.C633]" office:value-type="float" office:value="1.68841796875" calcext:value-type="float">
            <text:p>1,688</text:p>
          </table:table-cell>
          <table:table-cell table:style-name="ce2" table:formula="of:=[.D633]*2" office:value-type="float" office:value="3.3768359375" calcext:value-type="float">
            <text:p>3,377</text:p>
          </table:table-cell>
          <table:table-cell table:style-name="ce2" table:formula="of:=[.D633]/1.4/2" office:value-type="float" office:value="0.603006417410714" calcext:value-type="float">
            <text:p>0,603</text:p>
          </table:table-cell>
          <table:table-cell table:formula="of:=20*LOG10([.C633]/['Params&amp;Config'.$C$11])" office:value-type="float" office:value="1.81518796536607" calcext:value-type="float">
            <text:p>1,82</text:p>
          </table:table-cell>
          <table:table-cell table:formula="of:=20*LOG10([.C633]/['Params&amp;Config'.$C$12])" office:value-type="float" office:value="17.4122086705968" calcext:value-type="float">
            <text:p>17,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2" calcext:value-type="float">
            <text:p>632</text:p>
          </table:table-cell>
          <table:table-cell table:formula="of:=(['Params&amp;Config'.$C$9]/['Params&amp;Config'.$C$10]) * [.C634]" office:value-type="float" office:value="1.69109375" calcext:value-type="float">
            <text:p>1,691</text:p>
          </table:table-cell>
          <table:table-cell table:style-name="ce2" table:formula="of:=[.D634]*2" office:value-type="float" office:value="3.3821875" calcext:value-type="float">
            <text:p>3,382</text:p>
          </table:table-cell>
          <table:table-cell table:style-name="ce2" table:formula="of:=[.D634]/1.4/2" office:value-type="float" office:value="0.603962053571429" calcext:value-type="float">
            <text:p>0,604</text:p>
          </table:table-cell>
          <table:table-cell table:formula="of:=20*LOG10([.C634]/['Params&amp;Config'.$C$11])" office:value-type="float" office:value="1.82894234613109" calcext:value-type="float">
            <text:p>1,83</text:p>
          </table:table-cell>
          <table:table-cell table:formula="of:=20*LOG10([.C634]/['Params&amp;Config'.$C$12])" office:value-type="float" office:value="17.4259630513618" calcext:value-type="float">
            <text:p>17,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3" calcext:value-type="float">
            <text:p>633</text:p>
          </table:table-cell>
          <table:table-cell table:formula="of:=(['Params&amp;Config'.$C$9]/['Params&amp;Config'.$C$10]) * [.C635]" office:value-type="float" office:value="1.69376953125" calcext:value-type="float">
            <text:p>1,694</text:p>
          </table:table-cell>
          <table:table-cell table:style-name="ce2" table:formula="of:=[.D635]*2" office:value-type="float" office:value="3.3875390625" calcext:value-type="float">
            <text:p>3,388</text:p>
          </table:table-cell>
          <table:table-cell table:style-name="ce2" table:formula="of:=[.D635]/1.4/2" office:value-type="float" office:value="0.604917689732143" calcext:value-type="float">
            <text:p>0,605</text:p>
          </table:table-cell>
          <table:table-cell table:formula="of:=20*LOG10([.C635]/['Params&amp;Config'.$C$11])" office:value-type="float" office:value="1.84267498083049" calcext:value-type="float">
            <text:p>1,84</text:p>
          </table:table-cell>
          <table:table-cell table:formula="of:=20*LOG10([.C635]/['Params&amp;Config'.$C$12])" office:value-type="float" office:value="17.4396956860613" calcext:value-type="float">
            <text:p>17,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4" calcext:value-type="float">
            <text:p>634</text:p>
          </table:table-cell>
          <table:table-cell table:formula="of:=(['Params&amp;Config'.$C$9]/['Params&amp;Config'.$C$10]) * [.C636]" office:value-type="float" office:value="1.6964453125" calcext:value-type="float">
            <text:p>1,696</text:p>
          </table:table-cell>
          <table:table-cell table:style-name="ce2" table:formula="of:=[.D636]*2" office:value-type="float" office:value="3.392890625" calcext:value-type="float">
            <text:p>3,393</text:p>
          </table:table-cell>
          <table:table-cell table:style-name="ce2" table:formula="of:=[.D636]/1.4/2" office:value-type="float" office:value="0.605873325892857" calcext:value-type="float">
            <text:p>0,606</text:p>
          </table:table-cell>
          <table:table-cell table:formula="of:=20*LOG10([.C636]/['Params&amp;Config'.$C$11])" office:value-type="float" office:value="1.85638593811804" calcext:value-type="float">
            <text:p>1,86</text:p>
          </table:table-cell>
          <table:table-cell table:formula="of:=20*LOG10([.C636]/['Params&amp;Config'.$C$12])" office:value-type="float" office:value="17.4534066433488" calcext:value-type="float">
            <text:p>17,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5" calcext:value-type="float">
            <text:p>635</text:p>
          </table:table-cell>
          <table:table-cell table:formula="of:=(['Params&amp;Config'.$C$9]/['Params&amp;Config'.$C$10]) * [.C637]" office:value-type="float" office:value="1.69912109375" calcext:value-type="float">
            <text:p>1,699</text:p>
          </table:table-cell>
          <table:table-cell table:style-name="ce2" table:formula="of:=[.D637]*2" office:value-type="float" office:value="3.3982421875" calcext:value-type="float">
            <text:p>3,398</text:p>
          </table:table-cell>
          <table:table-cell table:style-name="ce2" table:formula="of:=[.D637]/1.4/2" office:value-type="float" office:value="0.606828962053571" calcext:value-type="float">
            <text:p>0,607</text:p>
          </table:table-cell>
          <table:table-cell table:formula="of:=20*LOG10([.C637]/['Params&amp;Config'.$C$11])" office:value-type="float" office:value="1.8700752863229" calcext:value-type="float">
            <text:p>1,87</text:p>
          </table:table-cell>
          <table:table-cell table:formula="of:=20*LOG10([.C637]/['Params&amp;Config'.$C$12])" office:value-type="float" office:value="17.4670959915537" calcext:value-type="float">
            <text:p>17,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6" calcext:value-type="float">
            <text:p>636</text:p>
          </table:table-cell>
          <table:table-cell table:formula="of:=(['Params&amp;Config'.$C$9]/['Params&amp;Config'.$C$10]) * [.C638]" office:value-type="float" office:value="1.701796875" calcext:value-type="float">
            <text:p>1,702</text:p>
          </table:table-cell>
          <table:table-cell table:style-name="ce2" table:formula="of:=[.D638]*2" office:value-type="float" office:value="3.40359375" calcext:value-type="float">
            <text:p>3,404</text:p>
          </table:table-cell>
          <table:table-cell table:style-name="ce2" table:formula="of:=[.D638]/1.4/2" office:value-type="float" office:value="0.607784598214286" calcext:value-type="float">
            <text:p>0,608</text:p>
          </table:table-cell>
          <table:table-cell table:formula="of:=20*LOG10([.C638]/['Params&amp;Config'.$C$11])" office:value-type="float" office:value="1.88374309345166" calcext:value-type="float">
            <text:p>1,88</text:p>
          </table:table-cell>
          <table:table-cell table:formula="of:=20*LOG10([.C638]/['Params&amp;Config'.$C$12])" office:value-type="float" office:value="17.4807637986824" calcext:value-type="float">
            <text:p>17,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7" calcext:value-type="float">
            <text:p>637</text:p>
          </table:table-cell>
          <table:table-cell table:formula="of:=(['Params&amp;Config'.$C$9]/['Params&amp;Config'.$C$10]) * [.C639]" office:value-type="float" office:value="1.70447265625" calcext:value-type="float">
            <text:p>1,704</text:p>
          </table:table-cell>
          <table:table-cell table:style-name="ce2" table:formula="of:=[.D639]*2" office:value-type="float" office:value="3.4089453125" calcext:value-type="float">
            <text:p>3,409</text:p>
          </table:table-cell>
          <table:table-cell table:style-name="ce2" table:formula="of:=[.D639]/1.4/2" office:value-type="float" office:value="0.608740234375" calcext:value-type="float">
            <text:p>0,609</text:p>
          </table:table-cell>
          <table:table-cell table:formula="of:=20*LOG10([.C639]/['Params&amp;Config'.$C$11])" office:value-type="float" office:value="1.89738942719039" calcext:value-type="float">
            <text:p>1,9</text:p>
          </table:table-cell>
          <table:table-cell table:formula="of:=20*LOG10([.C639]/['Params&amp;Config'.$C$12])" office:value-type="float" office:value="17.4944101324212" calcext:value-type="float">
            <text:p>17,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8" calcext:value-type="float">
            <text:p>638</text:p>
          </table:table-cell>
          <table:table-cell table:formula="of:=(['Params&amp;Config'.$C$9]/['Params&amp;Config'.$C$10]) * [.C640]" office:value-type="float" office:value="1.7071484375" calcext:value-type="float">
            <text:p>1,707</text:p>
          </table:table-cell>
          <table:table-cell table:style-name="ce2" table:formula="of:=[.D640]*2" office:value-type="float" office:value="3.414296875" calcext:value-type="float">
            <text:p>3,414</text:p>
          </table:table-cell>
          <table:table-cell table:style-name="ce2" table:formula="of:=[.D640]/1.4/2" office:value-type="float" office:value="0.609695870535714" calcext:value-type="float">
            <text:p>0,610</text:p>
          </table:table-cell>
          <table:table-cell table:formula="of:=20*LOG10([.C640]/['Params&amp;Config'.$C$11])" office:value-type="float" office:value="1.91101435490663" calcext:value-type="float">
            <text:p>1,91</text:p>
          </table:table-cell>
          <table:table-cell table:formula="of:=20*LOG10([.C640]/['Params&amp;Config'.$C$12])" office:value-type="float" office:value="17.5080350601374" calcext:value-type="float">
            <text:p>17,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9" calcext:value-type="float">
            <text:p>639</text:p>
          </table:table-cell>
          <table:table-cell table:formula="of:=(['Params&amp;Config'.$C$9]/['Params&amp;Config'.$C$10]) * [.C641]" office:value-type="float" office:value="1.70982421875" calcext:value-type="float">
            <text:p>1,710</text:p>
          </table:table-cell>
          <table:table-cell table:style-name="ce2" table:formula="of:=[.D641]*2" office:value-type="float" office:value="3.4196484375" calcext:value-type="float">
            <text:p>3,420</text:p>
          </table:table-cell>
          <table:table-cell table:style-name="ce2" table:formula="of:=[.D641]/1.4/2" office:value-type="float" office:value="0.610651506696429" calcext:value-type="float">
            <text:p>0,611</text:p>
          </table:table-cell>
          <table:table-cell table:formula="of:=20*LOG10([.C641]/['Params&amp;Config'.$C$11])" office:value-type="float" office:value="1.92461794365139" calcext:value-type="float">
            <text:p>1,92</text:p>
          </table:table-cell>
          <table:table-cell table:formula="of:=20*LOG10([.C641]/['Params&amp;Config'.$C$12])" office:value-type="float" office:value="17.5216386488821" calcext:value-type="float">
            <text:p>17,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table:formula="of:=(['Params&amp;Config'.$C$9]/['Params&amp;Config'.$C$10]) * [.C642]" office:value-type="float" office:value="1.7125" calcext:value-type="float">
            <text:p>1,713</text:p>
          </table:table-cell>
          <table:table-cell table:style-name="ce2" table:formula="of:=[.D642]*2" office:value-type="float" office:value="3.425" calcext:value-type="float">
            <text:p>3,425</text:p>
          </table:table-cell>
          <table:table-cell table:style-name="ce2" table:formula="of:=[.D642]/1.4/2" office:value-type="float" office:value="0.611607142857143" calcext:value-type="float">
            <text:p>0,612</text:p>
          </table:table-cell>
          <table:table-cell table:formula="of:=20*LOG10([.C642]/['Params&amp;Config'.$C$11])" office:value-type="float" office:value="1.93820026016113" calcext:value-type="float">
            <text:p>1,94</text:p>
          </table:table-cell>
          <table:table-cell table:formula="of:=20*LOG10([.C642]/['Params&amp;Config'.$C$12])" office:value-type="float" office:value="17.5352209653919" calcext:value-type="float">
            <text:p>17,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1" calcext:value-type="float">
            <text:p>641</text:p>
          </table:table-cell>
          <table:table-cell table:formula="of:=(['Params&amp;Config'.$C$9]/['Params&amp;Config'.$C$10]) * [.C643]" office:value-type="float" office:value="1.71517578125" calcext:value-type="float">
            <text:p>1,715</text:p>
          </table:table-cell>
          <table:table-cell table:style-name="ce2" table:formula="of:=[.D643]*2" office:value-type="float" office:value="3.4303515625" calcext:value-type="float">
            <text:p>3,430</text:p>
          </table:table-cell>
          <table:table-cell table:style-name="ce2" table:formula="of:=[.D643]/1.4/2" office:value-type="float" office:value="0.612562779017857" calcext:value-type="float">
            <text:p>0,613</text:p>
          </table:table-cell>
          <table:table-cell table:formula="of:=20*LOG10([.C643]/['Params&amp;Config'.$C$11])" office:value-type="float" office:value="1.95176137085973" calcext:value-type="float">
            <text:p>1,95</text:p>
          </table:table-cell>
          <table:table-cell table:formula="of:=20*LOG10([.C643]/['Params&amp;Config'.$C$12])" office:value-type="float" office:value="17.5487820760905" calcext:value-type="float">
            <text:p>17,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2" calcext:value-type="float">
            <text:p>642</text:p>
          </table:table-cell>
          <table:table-cell table:formula="of:=(['Params&amp;Config'.$C$9]/['Params&amp;Config'.$C$10]) * [.C644]" office:value-type="float" office:value="1.7178515625" calcext:value-type="float">
            <text:p>1,718</text:p>
          </table:table-cell>
          <table:table-cell table:style-name="ce2" table:formula="of:=[.D644]*2" office:value-type="float" office:value="3.435703125" calcext:value-type="float">
            <text:p>3,436</text:p>
          </table:table-cell>
          <table:table-cell table:style-name="ce2" table:formula="of:=[.D644]/1.4/2" office:value-type="float" office:value="0.613518415178572" calcext:value-type="float">
            <text:p>0,614</text:p>
          </table:table-cell>
          <table:table-cell table:formula="of:=20*LOG10([.C644]/['Params&amp;Config'.$C$11])" office:value-type="float" office:value="1.96530134186045" calcext:value-type="float">
            <text:p>1,97</text:p>
          </table:table-cell>
          <table:table-cell table:formula="of:=20*LOG10([.C644]/['Params&amp;Config'.$C$12])" office:value-type="float" office:value="17.5623220470912" calcext:value-type="float">
            <text:p>17,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3" calcext:value-type="float">
            <text:p>643</text:p>
          </table:table-cell>
          <table:table-cell table:formula="of:=(['Params&amp;Config'.$C$9]/['Params&amp;Config'.$C$10]) * [.C645]" office:value-type="float" office:value="1.72052734375" calcext:value-type="float">
            <text:p>1,721</text:p>
          </table:table-cell>
          <table:table-cell table:style-name="ce2" table:formula="of:=[.D645]*2" office:value-type="float" office:value="3.4410546875" calcext:value-type="float">
            <text:p>3,441</text:p>
          </table:table-cell>
          <table:table-cell table:style-name="ce2" table:formula="of:=[.D645]/1.4/2" office:value-type="float" office:value="0.614474051339286" calcext:value-type="float">
            <text:p>0,614</text:p>
          </table:table-cell>
          <table:table-cell table:formula="of:=20*LOG10([.C645]/['Params&amp;Config'.$C$11])" office:value-type="float" office:value="1.97882023896783" calcext:value-type="float">
            <text:p>1,98</text:p>
          </table:table-cell>
          <table:table-cell table:formula="of:=20*LOG10([.C645]/['Params&amp;Config'.$C$12])" office:value-type="float" office:value="17.5758409441986" calcext:value-type="float">
            <text:p>17,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4" calcext:value-type="float">
            <text:p>644</text:p>
          </table:table-cell>
          <table:table-cell table:formula="of:=(['Params&amp;Config'.$C$9]/['Params&amp;Config'.$C$10]) * [.C646]" office:value-type="float" office:value="1.723203125" calcext:value-type="float">
            <text:p>1,723</text:p>
          </table:table-cell>
          <table:table-cell table:style-name="ce2" table:formula="of:=[.D646]*2" office:value-type="float" office:value="3.44640625" calcext:value-type="float">
            <text:p>3,446</text:p>
          </table:table-cell>
          <table:table-cell table:style-name="ce2" table:formula="of:=[.D646]/1.4/2" office:value-type="float" office:value="0.6154296875" calcext:value-type="float">
            <text:p>0,615</text:p>
          </table:table-cell>
          <table:table-cell table:formula="of:=20*LOG10([.C646]/['Params&amp;Config'.$C$11])" office:value-type="float" office:value="1.99231812767963" calcext:value-type="float">
            <text:p>1,99</text:p>
          </table:table-cell>
          <table:table-cell table:formula="of:=20*LOG10([.C646]/['Params&amp;Config'.$C$12])" office:value-type="float" office:value="17.5893388329104" calcext:value-type="float">
            <text:p>17,5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5" calcext:value-type="float">
            <text:p>645</text:p>
          </table:table-cell>
          <table:table-cell table:formula="of:=(['Params&amp;Config'.$C$9]/['Params&amp;Config'.$C$10]) * [.C647]" office:value-type="float" office:value="1.72587890625" calcext:value-type="float">
            <text:p>1,726</text:p>
          </table:table-cell>
          <table:table-cell table:style-name="ce2" table:formula="of:=[.D647]*2" office:value-type="float" office:value="3.4517578125" calcext:value-type="float">
            <text:p>3,452</text:p>
          </table:table-cell>
          <table:table-cell table:style-name="ce2" table:formula="of:=[.D647]/1.4/2" office:value-type="float" office:value="0.616385323660714" calcext:value-type="float">
            <text:p>0,616</text:p>
          </table:table-cell>
          <table:table-cell table:formula="of:=20*LOG10([.C647]/['Params&amp;Config'.$C$11])" office:value-type="float" office:value="2.00579507318874" calcext:value-type="float">
            <text:p>2,01</text:p>
          </table:table-cell>
          <table:table-cell table:formula="of:=20*LOG10([.C647]/['Params&amp;Config'.$C$12])" office:value-type="float" office:value="17.6028157784195" calcext:value-type="float">
            <text:p>17,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6" calcext:value-type="float">
            <text:p>646</text:p>
          </table:table-cell>
          <table:table-cell table:formula="of:=(['Params&amp;Config'.$C$9]/['Params&amp;Config'.$C$10]) * [.C648]" office:value-type="float" office:value="1.7285546875" calcext:value-type="float">
            <text:p>1,729</text:p>
          </table:table-cell>
          <table:table-cell table:style-name="ce2" table:formula="of:=[.D648]*2" office:value-type="float" office:value="3.457109375" calcext:value-type="float">
            <text:p>3,457</text:p>
          </table:table-cell>
          <table:table-cell table:style-name="ce2" table:formula="of:=[.D648]/1.4/2" office:value-type="float" office:value="0.617340959821429" calcext:value-type="float">
            <text:p>0,617</text:p>
          </table:table-cell>
          <table:table-cell table:formula="of:=20*LOG10([.C648]/['Params&amp;Config'.$C$11])" office:value-type="float" office:value="2.01925114038507" calcext:value-type="float">
            <text:p>2,02</text:p>
          </table:table-cell>
          <table:table-cell table:formula="of:=20*LOG10([.C648]/['Params&amp;Config'.$C$12])" office:value-type="float" office:value="17.6162718456158" calcext:value-type="float">
            <text:p>17,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7" calcext:value-type="float">
            <text:p>647</text:p>
          </table:table-cell>
          <table:table-cell table:formula="of:=(['Params&amp;Config'.$C$9]/['Params&amp;Config'.$C$10]) * [.C649]" office:value-type="float" office:value="1.73123046875" calcext:value-type="float">
            <text:p>1,731</text:p>
          </table:table-cell>
          <table:table-cell table:style-name="ce2" table:formula="of:=[.D649]*2" office:value-type="float" office:value="3.4624609375" calcext:value-type="float">
            <text:p>3,462</text:p>
          </table:table-cell>
          <table:table-cell table:style-name="ce2" table:formula="of:=[.D649]/1.4/2" office:value-type="float" office:value="0.618296595982143" calcext:value-type="float">
            <text:p>0,618</text:p>
          </table:table-cell>
          <table:table-cell table:formula="of:=20*LOG10([.C649]/['Params&amp;Config'.$C$11])" office:value-type="float" office:value="2.03268639385739" calcext:value-type="float">
            <text:p>2,03</text:p>
          </table:table-cell>
          <table:table-cell table:formula="of:=20*LOG10([.C649]/['Params&amp;Config'.$C$12])" office:value-type="float" office:value="17.6297070990882" calcext:value-type="float">
            <text:p>17,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8" calcext:value-type="float">
            <text:p>648</text:p>
          </table:table-cell>
          <table:table-cell table:formula="of:=(['Params&amp;Config'.$C$9]/['Params&amp;Config'.$C$10]) * [.C650]" office:value-type="float" office:value="1.73390625" calcext:value-type="float">
            <text:p>1,734</text:p>
          </table:table-cell>
          <table:table-cell table:style-name="ce2" table:formula="of:=[.D650]*2" office:value-type="float" office:value="3.4678125" calcext:value-type="float">
            <text:p>3,468</text:p>
          </table:table-cell>
          <table:table-cell table:style-name="ce2" table:formula="of:=[.D650]/1.4/2" office:value-type="float" office:value="0.619252232142857" calcext:value-type="float">
            <text:p>0,619</text:p>
          </table:table-cell>
          <table:table-cell table:formula="of:=20*LOG10([.C650]/['Params&amp;Config'.$C$11])" office:value-type="float" office:value="2.04610089789525" calcext:value-type="float">
            <text:p>2,05</text:p>
          </table:table-cell>
          <table:table-cell table:formula="of:=20*LOG10([.C650]/['Params&amp;Config'.$C$12])" office:value-type="float" office:value="17.643121603126" calcext:value-type="float">
            <text:p>17,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9" calcext:value-type="float">
            <text:p>649</text:p>
          </table:table-cell>
          <table:table-cell table:formula="of:=(['Params&amp;Config'.$C$9]/['Params&amp;Config'.$C$10]) * [.C651]" office:value-type="float" office:value="1.73658203125" calcext:value-type="float">
            <text:p>1,737</text:p>
          </table:table-cell>
          <table:table-cell table:style-name="ce2" table:formula="of:=[.D651]*2" office:value-type="float" office:value="3.4731640625" calcext:value-type="float">
            <text:p>3,473</text:p>
          </table:table-cell>
          <table:table-cell table:style-name="ce2" table:formula="of:=[.D651]/1.4/2" office:value-type="float" office:value="0.620207868303572" calcext:value-type="float">
            <text:p>0,620</text:p>
          </table:table-cell>
          <table:table-cell table:formula="of:=20*LOG10([.C651]/['Params&amp;Config'.$C$11])" office:value-type="float" office:value="2.05949471649077" calcext:value-type="float">
            <text:p>2,06</text:p>
          </table:table-cell>
          <table:table-cell table:formula="of:=20*LOG10([.C651]/['Params&amp;Config'.$C$12])" office:value-type="float" office:value="17.6565154217215" calcext:value-type="float">
            <text:p>17,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table:formula="of:=(['Params&amp;Config'.$C$9]/['Params&amp;Config'.$C$10]) * [.C652]" office:value-type="float" office:value="1.7392578125" calcext:value-type="float">
            <text:p>1,739</text:p>
          </table:table-cell>
          <table:table-cell table:style-name="ce2" table:formula="of:=[.D652]*2" office:value-type="float" office:value="3.478515625" calcext:value-type="float">
            <text:p>3,479</text:p>
          </table:table-cell>
          <table:table-cell table:style-name="ce2" table:formula="of:=[.D652]/1.4/2" office:value-type="float" office:value="0.621163504464286" calcext:value-type="float">
            <text:p>0,621</text:p>
          </table:table-cell>
          <table:table-cell table:formula="of:=20*LOG10([.C652]/['Params&amp;Config'.$C$11])" office:value-type="float" office:value="2.0728679133405" calcext:value-type="float">
            <text:p>2,07</text:p>
          </table:table-cell>
          <table:table-cell table:formula="of:=20*LOG10([.C652]/['Params&amp;Config'.$C$12])" office:value-type="float" office:value="17.6698886185713" calcext:value-type="float">
            <text:p>17,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1" calcext:value-type="float">
            <text:p>651</text:p>
          </table:table-cell>
          <table:table-cell table:formula="of:=(['Params&amp;Config'.$C$9]/['Params&amp;Config'.$C$10]) * [.C653]" office:value-type="float" office:value="1.74193359375" calcext:value-type="float">
            <text:p>1,742</text:p>
          </table:table-cell>
          <table:table-cell table:style-name="ce2" table:formula="of:=[.D653]*2" office:value-type="float" office:value="3.4838671875" calcext:value-type="float">
            <text:p>3,484</text:p>
          </table:table-cell>
          <table:table-cell table:style-name="ce2" table:formula="of:=[.D653]/1.4/2" office:value-type="float" office:value="0.622119140625" calcext:value-type="float">
            <text:p>0,622</text:p>
          </table:table-cell>
          <table:table-cell table:formula="of:=20*LOG10([.C653]/['Params&amp;Config'.$C$11])" office:value-type="float" office:value="2.08622055184722" calcext:value-type="float">
            <text:p>2,09</text:p>
          </table:table-cell>
          <table:table-cell table:formula="of:=20*LOG10([.C653]/['Params&amp;Config'.$C$12])" office:value-type="float" office:value="17.683241257078" calcext:value-type="float">
            <text:p>17,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2" calcext:value-type="float">
            <text:p>652</text:p>
          </table:table-cell>
          <table:table-cell table:formula="of:=(['Params&amp;Config'.$C$9]/['Params&amp;Config'.$C$10]) * [.C654]" office:value-type="float" office:value="1.744609375" calcext:value-type="float">
            <text:p>1,745</text:p>
          </table:table-cell>
          <table:table-cell table:style-name="ce2" table:formula="of:=[.D654]*2" office:value-type="float" office:value="3.48921875" calcext:value-type="float">
            <text:p>3,489</text:p>
          </table:table-cell>
          <table:table-cell table:style-name="ce2" table:formula="of:=[.D654]/1.4/2" office:value-type="float" office:value="0.623074776785714" calcext:value-type="float">
            <text:p>0,623</text:p>
          </table:table-cell>
          <table:table-cell table:formula="of:=20*LOG10([.C654]/['Params&amp;Config'.$C$11])" office:value-type="float" office:value="2.09955269512179" calcext:value-type="float">
            <text:p>2,1</text:p>
          </table:table-cell>
          <table:table-cell table:formula="of:=20*LOG10([.C654]/['Params&amp;Config'.$C$12])" office:value-type="float" office:value="17.6965734003525" calcext:value-type="float">
            <text:p>17,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3" calcext:value-type="float">
            <text:p>653</text:p>
          </table:table-cell>
          <table:table-cell table:formula="of:=(['Params&amp;Config'.$C$9]/['Params&amp;Config'.$C$10]) * [.C655]" office:value-type="float" office:value="1.74728515625" calcext:value-type="float">
            <text:p>1,747</text:p>
          </table:table-cell>
          <table:table-cell table:style-name="ce2" table:formula="of:=[.D655]*2" office:value-type="float" office:value="3.4945703125" calcext:value-type="float">
            <text:p>3,495</text:p>
          </table:table-cell>
          <table:table-cell table:style-name="ce2" table:formula="of:=[.D655]/1.4/2" office:value-type="float" office:value="0.624030412946429" calcext:value-type="float">
            <text:p>0,624</text:p>
          </table:table-cell>
          <table:table-cell table:formula="of:=20*LOG10([.C655]/['Params&amp;Config'.$C$11])" office:value-type="float" office:value="2.11286440598486" calcext:value-type="float">
            <text:p>2,11</text:p>
          </table:table-cell>
          <table:table-cell table:formula="of:=20*LOG10([.C655]/['Params&amp;Config'.$C$12])" office:value-type="float" office:value="17.7098851112156" calcext:value-type="float">
            <text:p>17,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4" calcext:value-type="float">
            <text:p>654</text:p>
          </table:table-cell>
          <table:table-cell table:formula="of:=(['Params&amp;Config'.$C$9]/['Params&amp;Config'.$C$10]) * [.C656]" office:value-type="float" office:value="1.7499609375" calcext:value-type="float">
            <text:p>1,750</text:p>
          </table:table-cell>
          <table:table-cell table:style-name="ce2" table:formula="of:=[.D656]*2" office:value-type="float" office:value="3.499921875" calcext:value-type="float">
            <text:p>3,500</text:p>
          </table:table-cell>
          <table:table-cell table:style-name="ce2" table:formula="of:=[.D656]/1.4/2" office:value-type="float" office:value="0.624986049107143" calcext:value-type="float">
            <text:p>0,625</text:p>
          </table:table-cell>
          <table:table-cell table:formula="of:=20*LOG10([.C656]/['Params&amp;Config'.$C$11])" office:value-type="float" office:value="2.12615574696873" calcext:value-type="float">
            <text:p>2,13</text:p>
          </table:table-cell>
          <table:table-cell table:formula="of:=20*LOG10([.C656]/['Params&amp;Config'.$C$12])" office:value-type="float" office:value="17.7231764521995" calcext:value-type="float">
            <text:p>17,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5" calcext:value-type="float">
            <text:p>655</text:p>
          </table:table-cell>
          <table:table-cell table:formula="of:=(['Params&amp;Config'.$C$9]/['Params&amp;Config'.$C$10]) * [.C657]" office:value-type="float" office:value="1.75263671875" calcext:value-type="float">
            <text:p>1,753</text:p>
          </table:table-cell>
          <table:table-cell table:style-name="ce2" table:formula="of:=[.D657]*2" office:value-type="float" office:value="3.5052734375" calcext:value-type="float">
            <text:p>3,505</text:p>
          </table:table-cell>
          <table:table-cell table:style-name="ce2" table:formula="of:=[.D657]/1.4/2" office:value-type="float" office:value="0.625941685267857" calcext:value-type="float">
            <text:p>0,626</text:p>
          </table:table-cell>
          <table:table-cell table:formula="of:=20*LOG10([.C657]/['Params&amp;Config'.$C$11])" office:value-type="float" office:value="2.13942678031905" calcext:value-type="float">
            <text:p>2,14</text:p>
          </table:table-cell>
          <table:table-cell table:formula="of:=20*LOG10([.C657]/['Params&amp;Config'.$C$12])" office:value-type="float" office:value="17.7364474855498" calcext:value-type="float">
            <text:p>17,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6" calcext:value-type="float">
            <text:p>656</text:p>
          </table:table-cell>
          <table:table-cell table:formula="of:=(['Params&amp;Config'.$C$9]/['Params&amp;Config'.$C$10]) * [.C658]" office:value-type="float" office:value="1.7553125" calcext:value-type="float">
            <text:p>1,755</text:p>
          </table:table-cell>
          <table:table-cell table:style-name="ce2" table:formula="of:=[.D658]*2" office:value-type="float" office:value="3.510625" calcext:value-type="float">
            <text:p>3,511</text:p>
          </table:table-cell>
          <table:table-cell table:style-name="ce2" table:formula="of:=[.D658]/1.4/2" office:value-type="float" office:value="0.626897321428571" calcext:value-type="float">
            <text:p>0,627</text:p>
          </table:table-cell>
          <table:table-cell table:formula="of:=20*LOG10([.C658]/['Params&amp;Config'.$C$11])" office:value-type="float" office:value="2.15267756799659" calcext:value-type="float">
            <text:p>2,15</text:p>
          </table:table-cell>
          <table:table-cell table:formula="of:=20*LOG10([.C658]/['Params&amp;Config'.$C$12])" office:value-type="float" office:value="17.7496982732274" calcext:value-type="float">
            <text:p>17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7" calcext:value-type="float">
            <text:p>657</text:p>
          </table:table-cell>
          <table:table-cell table:formula="of:=(['Params&amp;Config'.$C$9]/['Params&amp;Config'.$C$10]) * [.C659]" office:value-type="float" office:value="1.75798828125" calcext:value-type="float">
            <text:p>1,758</text:p>
          </table:table-cell>
          <table:table-cell table:style-name="ce2" table:formula="of:=[.D659]*2" office:value-type="float" office:value="3.5159765625" calcext:value-type="float">
            <text:p>3,516</text:p>
          </table:table-cell>
          <table:table-cell table:style-name="ce2" table:formula="of:=[.D659]/1.4/2" office:value-type="float" office:value="0.627852957589286" calcext:value-type="float">
            <text:p>0,628</text:p>
          </table:table-cell>
          <table:table-cell table:formula="of:=20*LOG10([.C659]/['Params&amp;Config'.$C$11])" office:value-type="float" office:value="2.165908171679" calcext:value-type="float">
            <text:p>2,17</text:p>
          </table:table-cell>
          <table:table-cell table:formula="of:=20*LOG10([.C659]/['Params&amp;Config'.$C$12])" office:value-type="float" office:value="17.7629288769098" calcext:value-type="float">
            <text:p>17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8" calcext:value-type="float">
            <text:p>658</text:p>
          </table:table-cell>
          <table:table-cell table:formula="of:=(['Params&amp;Config'.$C$9]/['Params&amp;Config'.$C$10]) * [.C660]" office:value-type="float" office:value="1.7606640625" calcext:value-type="float">
            <text:p>1,761</text:p>
          </table:table-cell>
          <table:table-cell table:style-name="ce2" table:formula="of:=[.D660]*2" office:value-type="float" office:value="3.521328125" calcext:value-type="float">
            <text:p>3,521</text:p>
          </table:table-cell>
          <table:table-cell table:style-name="ce2" table:formula="of:=[.D660]/1.4/2" office:value-type="float" office:value="0.62880859375" calcext:value-type="float">
            <text:p>0,629</text:p>
          </table:table-cell>
          <table:table-cell table:formula="of:=20*LOG10([.C660]/['Params&amp;Config'.$C$11])" office:value-type="float" office:value="2.17911865276249" calcext:value-type="float">
            <text:p>2,18</text:p>
          </table:table-cell>
          <table:table-cell table:formula="of:=20*LOG10([.C660]/['Params&amp;Config'.$C$12])" office:value-type="float" office:value="17.7761393579933" calcext:value-type="float">
            <text:p>17,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9" calcext:value-type="float">
            <text:p>659</text:p>
          </table:table-cell>
          <table:table-cell table:formula="of:=(['Params&amp;Config'.$C$9]/['Params&amp;Config'.$C$10]) * [.C661]" office:value-type="float" office:value="1.76333984375" calcext:value-type="float">
            <text:p>1,763</text:p>
          </table:table-cell>
          <table:table-cell table:style-name="ce2" table:formula="of:=[.D661]*2" office:value-type="float" office:value="3.5266796875" calcext:value-type="float">
            <text:p>3,527</text:p>
          </table:table-cell>
          <table:table-cell table:style-name="ce2" table:formula="of:=[.D661]/1.4/2" office:value-type="float" office:value="0.629764229910714" calcext:value-type="float">
            <text:p>0,630</text:p>
          </table:table-cell>
          <table:table-cell table:formula="of:=20*LOG10([.C661]/['Params&amp;Config'.$C$11])" office:value-type="float" office:value="2.19230907236358" calcext:value-type="float">
            <text:p>2,19</text:p>
          </table:table-cell>
          <table:table-cell table:formula="of:=20*LOG10([.C661]/['Params&amp;Config'.$C$12])" office:value-type="float" office:value="17.7893297775943" calcext:value-type="float">
            <text:p>17,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0" calcext:value-type="float">
            <text:p>660</text:p>
          </table:table-cell>
          <table:table-cell table:formula="of:=(['Params&amp;Config'.$C$9]/['Params&amp;Config'.$C$10]) * [.C662]" office:value-type="float" office:value="1.766015625" calcext:value-type="float">
            <text:p>1,766</text:p>
          </table:table-cell>
          <table:table-cell table:style-name="ce2" table:formula="of:=[.D662]*2" office:value-type="float" office:value="3.53203125" calcext:value-type="float">
            <text:p>3,532</text:p>
          </table:table-cell>
          <table:table-cell table:style-name="ce2" table:formula="of:=[.D662]/1.4/2" office:value-type="float" office:value="0.630719866071429" calcext:value-type="float">
            <text:p>0,631</text:p>
          </table:table-cell>
          <table:table-cell table:formula="of:=20*LOG10([.C662]/['Params&amp;Config'.$C$11])" office:value-type="float" office:value="2.20547949132076" calcext:value-type="float">
            <text:p>2,21</text:p>
          </table:table-cell>
          <table:table-cell table:formula="of:=20*LOG10([.C662]/['Params&amp;Config'.$C$12])" office:value-type="float" office:value="17.8025001965515" calcext:value-type="float">
            <text:p>17,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1" calcext:value-type="float">
            <text:p>661</text:p>
          </table:table-cell>
          <table:table-cell table:formula="of:=(['Params&amp;Config'.$C$9]/['Params&amp;Config'.$C$10]) * [.C663]" office:value-type="float" office:value="1.76869140625" calcext:value-type="float">
            <text:p>1,769</text:p>
          </table:table-cell>
          <table:table-cell table:style-name="ce2" table:formula="of:=[.D663]*2" office:value-type="float" office:value="3.5373828125" calcext:value-type="float">
            <text:p>3,537</text:p>
          </table:table-cell>
          <table:table-cell table:style-name="ce2" table:formula="of:=[.D663]/1.4/2" office:value-type="float" office:value="0.631675502232143" calcext:value-type="float">
            <text:p>0,632</text:p>
          </table:table-cell>
          <table:table-cell table:formula="of:=20*LOG10([.C663]/['Params&amp;Config'.$C$11])" office:value-type="float" office:value="2.21862997019619" calcext:value-type="float">
            <text:p>2,22</text:p>
          </table:table-cell>
          <table:table-cell table:formula="of:=20*LOG10([.C663]/['Params&amp;Config'.$C$12])" office:value-type="float" office:value="17.815650675427" calcext:value-type="float">
            <text:p>17,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2" calcext:value-type="float">
            <text:p>662</text:p>
          </table:table-cell>
          <table:table-cell table:formula="of:=(['Params&amp;Config'.$C$9]/['Params&amp;Config'.$C$10]) * [.C664]" office:value-type="float" office:value="1.7713671875" calcext:value-type="float">
            <text:p>1,771</text:p>
          </table:table-cell>
          <table:table-cell table:style-name="ce2" table:formula="of:=[.D664]*2" office:value-type="float" office:value="3.542734375" calcext:value-type="float">
            <text:p>3,543</text:p>
          </table:table-cell>
          <table:table-cell table:style-name="ce2" table:formula="of:=[.D664]/1.4/2" office:value-type="float" office:value="0.632631138392857" calcext:value-type="float">
            <text:p>0,633</text:p>
          </table:table-cell>
          <table:table-cell table:formula="of:=20*LOG10([.C664]/['Params&amp;Config'.$C$11])" office:value-type="float" office:value="2.23176056927738" calcext:value-type="float">
            <text:p>2,23</text:p>
          </table:table-cell>
          <table:table-cell table:formula="of:=20*LOG10([.C664]/['Params&amp;Config'.$C$12])" office:value-type="float" office:value="17.8287812745081" calcext:value-type="float">
            <text:p>17,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3" calcext:value-type="float">
            <text:p>663</text:p>
          </table:table-cell>
          <table:table-cell table:formula="of:=(['Params&amp;Config'.$C$9]/['Params&amp;Config'.$C$10]) * [.C665]" office:value-type="float" office:value="1.77404296875" calcext:value-type="float">
            <text:p>1,774</text:p>
          </table:table-cell>
          <table:table-cell table:style-name="ce2" table:formula="of:=[.D665]*2" office:value-type="float" office:value="3.5480859375" calcext:value-type="float">
            <text:p>3,548</text:p>
          </table:table-cell>
          <table:table-cell table:style-name="ce2" table:formula="of:=[.D665]/1.4/2" office:value-type="float" office:value="0.633586774553571" calcext:value-type="float">
            <text:p>0,634</text:p>
          </table:table-cell>
          <table:table-cell table:formula="of:=20*LOG10([.C665]/['Params&amp;Config'.$C$11])" office:value-type="float" office:value="2.24487134857885" calcext:value-type="float">
            <text:p>2,24</text:p>
          </table:table-cell>
          <table:table-cell table:formula="of:=20*LOG10([.C665]/['Params&amp;Config'.$C$12])" office:value-type="float" office:value="17.8418920538096" calcext:value-type="float">
            <text:p>17,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4" calcext:value-type="float">
            <text:p>664</text:p>
          </table:table-cell>
          <table:table-cell table:formula="of:=(['Params&amp;Config'.$C$9]/['Params&amp;Config'.$C$10]) * [.C666]" office:value-type="float" office:value="1.77671875" calcext:value-type="float">
            <text:p>1,777</text:p>
          </table:table-cell>
          <table:table-cell table:style-name="ce2" table:formula="of:=[.D666]*2" office:value-type="float" office:value="3.5534375" calcext:value-type="float">
            <text:p>3,553</text:p>
          </table:table-cell>
          <table:table-cell table:style-name="ce2" table:formula="of:=[.D666]/1.4/2" office:value-type="float" office:value="0.634542410714286" calcext:value-type="float">
            <text:p>0,635</text:p>
          </table:table-cell>
          <table:table-cell table:formula="of:=20*LOG10([.C666]/['Params&amp;Config'.$C$11])" office:value-type="float" office:value="2.25796236784373" calcext:value-type="float">
            <text:p>2,26</text:p>
          </table:table-cell>
          <table:table-cell table:formula="of:=20*LOG10([.C666]/['Params&amp;Config'.$C$12])" office:value-type="float" office:value="17.8549830730745" calcext:value-type="float">
            <text:p>17,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5" calcext:value-type="float">
            <text:p>665</text:p>
          </table:table-cell>
          <table:table-cell table:formula="of:=(['Params&amp;Config'.$C$9]/['Params&amp;Config'.$C$10]) * [.C667]" office:value-type="float" office:value="1.77939453125" calcext:value-type="float">
            <text:p>1,779</text:p>
          </table:table-cell>
          <table:table-cell table:style-name="ce2" table:formula="of:=[.D667]*2" office:value-type="float" office:value="3.5587890625" calcext:value-type="float">
            <text:p>3,559</text:p>
          </table:table-cell>
          <table:table-cell table:style-name="ce2" table:formula="of:=[.D667]/1.4/2" office:value-type="float" office:value="0.635498046875" calcext:value-type="float">
            <text:p>0,635</text:p>
          </table:table-cell>
          <table:table-cell table:formula="of:=20*LOG10([.C667]/['Params&amp;Config'.$C$11])" office:value-type="float" office:value="2.27103368654548" calcext:value-type="float">
            <text:p>2,27</text:p>
          </table:table-cell>
          <table:table-cell table:formula="of:=20*LOG10([.C667]/['Params&amp;Config'.$C$12])" office:value-type="float" office:value="17.8680543917762" calcext:value-type="float">
            <text:p>17,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6" calcext:value-type="float">
            <text:p>666</text:p>
          </table:table-cell>
          <table:table-cell table:formula="of:=(['Params&amp;Config'.$C$9]/['Params&amp;Config'.$C$10]) * [.C668]" office:value-type="float" office:value="1.7820703125" calcext:value-type="float">
            <text:p>1,782</text:p>
          </table:table-cell>
          <table:table-cell table:style-name="ce2" table:formula="of:=[.D668]*2" office:value-type="float" office:value="3.564140625" calcext:value-type="float">
            <text:p>3,564</text:p>
          </table:table-cell>
          <table:table-cell table:style-name="ce2" table:formula="of:=[.D668]/1.4/2" office:value-type="float" office:value="0.636453683035714" calcext:value-type="float">
            <text:p>0,636</text:p>
          </table:table-cell>
          <table:table-cell table:formula="of:=20*LOG10([.C668]/['Params&amp;Config'.$C$11])" office:value-type="float" office:value="2.28408536388941" calcext:value-type="float">
            <text:p>2,28</text:p>
          </table:table-cell>
          <table:table-cell table:formula="of:=20*LOG10([.C668]/['Params&amp;Config'.$C$12])" office:value-type="float" office:value="17.8811060691202" calcext:value-type="float">
            <text:p>17,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7" calcext:value-type="float">
            <text:p>667</text:p>
          </table:table-cell>
          <table:table-cell table:formula="of:=(['Params&amp;Config'.$C$9]/['Params&amp;Config'.$C$10]) * [.C669]" office:value-type="float" office:value="1.78474609375" calcext:value-type="float">
            <text:p>1,785</text:p>
          </table:table-cell>
          <table:table-cell table:style-name="ce2" table:formula="of:=[.D669]*2" office:value-type="float" office:value="3.5694921875" calcext:value-type="float">
            <text:p>3,569</text:p>
          </table:table-cell>
          <table:table-cell table:style-name="ce2" table:formula="of:=[.D669]/1.4/2" office:value-type="float" office:value="0.637409319196429" calcext:value-type="float">
            <text:p>0,637</text:p>
          </table:table-cell>
          <table:table-cell table:formula="of:=20*LOG10([.C669]/['Params&amp;Config'.$C$11])" office:value-type="float" office:value="2.29711745881436" calcext:value-type="float">
            <text:p>2,3</text:p>
          </table:table-cell>
          <table:table-cell table:formula="of:=20*LOG10([.C669]/['Params&amp;Config'.$C$12])" office:value-type="float" office:value="17.8941381640451" calcext:value-type="float">
            <text:p>17,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8" calcext:value-type="float">
            <text:p>668</text:p>
          </table:table-cell>
          <table:table-cell table:formula="of:=(['Params&amp;Config'.$C$9]/['Params&amp;Config'.$C$10]) * [.C670]" office:value-type="float" office:value="1.787421875" calcext:value-type="float">
            <text:p>1,787</text:p>
          </table:table-cell>
          <table:table-cell table:style-name="ce2" table:formula="of:=[.D670]*2" office:value-type="float" office:value="3.57484375" calcext:value-type="float">
            <text:p>3,575</text:p>
          </table:table-cell>
          <table:table-cell table:style-name="ce2" table:formula="of:=[.D670]/1.4/2" office:value-type="float" office:value="0.638364955357143" calcext:value-type="float">
            <text:p>0,638</text:p>
          </table:table-cell>
          <table:table-cell table:formula="of:=20*LOG10([.C670]/['Params&amp;Config'.$C$11])" office:value-type="float" office:value="2.3101300299943" calcext:value-type="float">
            <text:p>2,31</text:p>
          </table:table-cell>
          <table:table-cell table:formula="of:=20*LOG10([.C670]/['Params&amp;Config'.$C$12])" office:value-type="float" office:value="17.9071507352251" calcext:value-type="float">
            <text:p>17,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9" calcext:value-type="float">
            <text:p>669</text:p>
          </table:table-cell>
          <table:table-cell table:formula="of:=(['Params&amp;Config'.$C$9]/['Params&amp;Config'.$C$10]) * [.C671]" office:value-type="float" office:value="1.79009765625" calcext:value-type="float">
            <text:p>1,790</text:p>
          </table:table-cell>
          <table:table-cell table:style-name="ce2" table:formula="of:=[.D671]*2" office:value-type="float" office:value="3.5801953125" calcext:value-type="float">
            <text:p>3,580</text:p>
          </table:table-cell>
          <table:table-cell table:style-name="ce2" table:formula="of:=[.D671]/1.4/2" office:value-type="float" office:value="0.639320591517857" calcext:value-type="float">
            <text:p>0,639</text:p>
          </table:table-cell>
          <table:table-cell table:formula="of:=20*LOG10([.C671]/['Params&amp;Config'.$C$11])" office:value-type="float" office:value="2.32312313583985" calcext:value-type="float">
            <text:p>2,32</text:p>
          </table:table-cell>
          <table:table-cell table:formula="of:=20*LOG10([.C671]/['Params&amp;Config'.$C$12])" office:value-type="float" office:value="17.9201438410706" calcext:value-type="float">
            <text:p>17,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0" calcext:value-type="float">
            <text:p>670</text:p>
          </table:table-cell>
          <table:table-cell table:formula="of:=(['Params&amp;Config'.$C$9]/['Params&amp;Config'.$C$10]) * [.C672]" office:value-type="float" office:value="1.7927734375" calcext:value-type="float">
            <text:p>1,793</text:p>
          </table:table-cell>
          <table:table-cell table:style-name="ce2" table:formula="of:=[.D672]*2" office:value-type="float" office:value="3.585546875" calcext:value-type="float">
            <text:p>3,586</text:p>
          </table:table-cell>
          <table:table-cell table:style-name="ce2" table:formula="of:=[.D672]/1.4/2" office:value-type="float" office:value="0.640276227678571" calcext:value-type="float">
            <text:p>0,640</text:p>
          </table:table-cell>
          <table:table-cell table:formula="of:=20*LOG10([.C672]/['Params&amp;Config'.$C$11])" office:value-type="float" office:value="2.33609683449991" calcext:value-type="float">
            <text:p>2,34</text:p>
          </table:table-cell>
          <table:table-cell table:formula="of:=20*LOG10([.C672]/['Params&amp;Config'.$C$12])" office:value-type="float" office:value="17.9331175397307" calcext:value-type="float">
            <text:p>17,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1" calcext:value-type="float">
            <text:p>671</text:p>
          </table:table-cell>
          <table:table-cell table:formula="of:=(['Params&amp;Config'.$C$9]/['Params&amp;Config'.$C$10]) * [.C673]" office:value-type="float" office:value="1.79544921875" calcext:value-type="float">
            <text:p>1,795</text:p>
          </table:table-cell>
          <table:table-cell table:style-name="ce2" table:formula="of:=[.D673]*2" office:value-type="float" office:value="3.5908984375" calcext:value-type="float">
            <text:p>3,591</text:p>
          </table:table-cell>
          <table:table-cell table:style-name="ce2" table:formula="of:=[.D673]/1.4/2" office:value-type="float" office:value="0.641231863839286" calcext:value-type="float">
            <text:p>0,641</text:p>
          </table:table-cell>
          <table:table-cell table:formula="of:=20*LOG10([.C673]/['Params&amp;Config'.$C$11])" office:value-type="float" office:value="2.34905118386323" calcext:value-type="float">
            <text:p>2,35</text:p>
          </table:table-cell>
          <table:table-cell table:formula="of:=20*LOG10([.C673]/['Params&amp;Config'.$C$12])" office:value-type="float" office:value="17.946071889094" calcext:value-type="float">
            <text:p>17,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2" calcext:value-type="float">
            <text:p>672</text:p>
          </table:table-cell>
          <table:table-cell table:formula="of:=(['Params&amp;Config'.$C$9]/['Params&amp;Config'.$C$10]) * [.C674]" office:value-type="float" office:value="1.798125" calcext:value-type="float">
            <text:p>1,798</text:p>
          </table:table-cell>
          <table:table-cell table:style-name="ce2" table:formula="of:=[.D674]*2" office:value-type="float" office:value="3.59625" calcext:value-type="float">
            <text:p>3,596</text:p>
          </table:table-cell>
          <table:table-cell table:style-name="ce2" table:formula="of:=[.D674]/1.4/2" office:value-type="float" office:value="0.6421875" calcext:value-type="float">
            <text:p>0,642</text:p>
          </table:table-cell>
          <table:table-cell table:formula="of:=20*LOG10([.C674]/['Params&amp;Config'.$C$11])" office:value-type="float" office:value="2.36198624155989" calcext:value-type="float">
            <text:p>2,36</text:p>
          </table:table-cell>
          <table:table-cell table:formula="of:=20*LOG10([.C674]/['Params&amp;Config'.$C$12])" office:value-type="float" office:value="17.9590069467907" calcext:value-type="float">
            <text:p>17,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3" calcext:value-type="float">
            <text:p>673</text:p>
          </table:table-cell>
          <table:table-cell table:formula="of:=(['Params&amp;Config'.$C$9]/['Params&amp;Config'.$C$10]) * [.C675]" office:value-type="float" office:value="1.80080078125" calcext:value-type="float">
            <text:p>1,801</text:p>
          </table:table-cell>
          <table:table-cell table:style-name="ce2" table:formula="of:=[.D675]*2" office:value-type="float" office:value="3.6016015625" calcext:value-type="float">
            <text:p>3,602</text:p>
          </table:table-cell>
          <table:table-cell table:style-name="ce2" table:formula="of:=[.D675]/1.4/2" office:value-type="float" office:value="0.643143136160714" calcext:value-type="float">
            <text:p>0,643</text:p>
          </table:table-cell>
          <table:table-cell table:formula="of:=20*LOG10([.C675]/['Params&amp;Config'.$C$11])" office:value-type="float" office:value="2.37490206496292" calcext:value-type="float">
            <text:p>2,37</text:p>
          </table:table-cell>
          <table:table-cell table:formula="of:=20*LOG10([.C675]/['Params&amp;Config'.$C$12])" office:value-type="float" office:value="17.9719227701937" calcext:value-type="float">
            <text:p>17,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4" calcext:value-type="float">
            <text:p>674</text:p>
          </table:table-cell>
          <table:table-cell table:formula="of:=(['Params&amp;Config'.$C$9]/['Params&amp;Config'.$C$10]) * [.C676]" office:value-type="float" office:value="1.8034765625" calcext:value-type="float">
            <text:p>1,803</text:p>
          </table:table-cell>
          <table:table-cell table:style-name="ce2" table:formula="of:=[.D676]*2" office:value-type="float" office:value="3.606953125" calcext:value-type="float">
            <text:p>3,607</text:p>
          </table:table-cell>
          <table:table-cell table:style-name="ce2" table:formula="of:=[.D676]/1.4/2" office:value-type="float" office:value="0.644098772321429" calcext:value-type="float">
            <text:p>0,644</text:p>
          </table:table-cell>
          <table:table-cell table:formula="of:=20*LOG10([.C676]/['Params&amp;Config'.$C$11])" office:value-type="float" office:value="2.38779871118978" calcext:value-type="float">
            <text:p>2,39</text:p>
          </table:table-cell>
          <table:table-cell table:formula="of:=20*LOG10([.C676]/['Params&amp;Config'.$C$12])" office:value-type="float" office:value="17.9848194164205" calcext:value-type="float">
            <text:p>17,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5" calcext:value-type="float">
            <text:p>675</text:p>
          </table:table-cell>
          <table:table-cell table:formula="of:=(['Params&amp;Config'.$C$9]/['Params&amp;Config'.$C$10]) * [.C677]" office:value-type="float" office:value="1.80615234375" calcext:value-type="float">
            <text:p>1,806</text:p>
          </table:table-cell>
          <table:table-cell table:style-name="ce2" table:formula="of:=[.D677]*2" office:value-type="float" office:value="3.6123046875" calcext:value-type="float">
            <text:p>3,612</text:p>
          </table:table-cell>
          <table:table-cell table:style-name="ce2" table:formula="of:=[.D677]/1.4/2" office:value-type="float" office:value="0.645054408482143" calcext:value-type="float">
            <text:p>0,645</text:p>
          </table:table-cell>
          <table:table-cell table:formula="of:=20*LOG10([.C677]/['Params&amp;Config'.$C$11])" office:value-type="float" office:value="2.40067623710388" calcext:value-type="float">
            <text:p>2,4</text:p>
          </table:table-cell>
          <table:table-cell table:formula="of:=20*LOG10([.C677]/['Params&amp;Config'.$C$12])" office:value-type="float" office:value="17.9976969423346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6" calcext:value-type="float">
            <text:p>676</text:p>
          </table:table-cell>
          <table:table-cell table:formula="of:=(['Params&amp;Config'.$C$9]/['Params&amp;Config'.$C$10]) * [.C678]" office:value-type="float" office:value="1.808828125" calcext:value-type="float">
            <text:p>1,809</text:p>
          </table:table-cell>
          <table:table-cell table:style-name="ce2" table:formula="of:=[.D678]*2" office:value-type="float" office:value="3.61765625" calcext:value-type="float">
            <text:p>3,618</text:p>
          </table:table-cell>
          <table:table-cell table:style-name="ce2" table:formula="of:=[.D678]/1.4/2" office:value-type="float" office:value="0.646010044642857" calcext:value-type="float">
            <text:p>0,646</text:p>
          </table:table-cell>
          <table:table-cell table:formula="of:=20*LOG10([.C678]/['Params&amp;Config'.$C$11])" office:value-type="float" office:value="2.4135346993161" calcext:value-type="float">
            <text:p>2,41</text:p>
          </table:table-cell>
          <table:table-cell table:formula="of:=20*LOG10([.C678]/['Params&amp;Config'.$C$12])" office:value-type="float" office:value="18.0105554045469" calcext:value-type="float">
            <text:p>18,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7" calcext:value-type="float">
            <text:p>677</text:p>
          </table:table-cell>
          <table:table-cell table:formula="of:=(['Params&amp;Config'.$C$9]/['Params&amp;Config'.$C$10]) * [.C679]" office:value-type="float" office:value="1.81150390625" calcext:value-type="float">
            <text:p>1,812</text:p>
          </table:table-cell>
          <table:table-cell table:style-name="ce2" table:formula="of:=[.D679]*2" office:value-type="float" office:value="3.6230078125" calcext:value-type="float">
            <text:p>3,623</text:p>
          </table:table-cell>
          <table:table-cell table:style-name="ce2" table:formula="of:=[.D679]/1.4/2" office:value-type="float" office:value="0.646965680803572" calcext:value-type="float">
            <text:p>0,647</text:p>
          </table:table-cell>
          <table:table-cell table:formula="of:=20*LOG10([.C679]/['Params&amp;Config'.$C$11])" office:value-type="float" office:value="2.42637415418627" calcext:value-type="float">
            <text:p>2,43</text:p>
          </table:table-cell>
          <table:table-cell table:formula="of:=20*LOG10([.C679]/['Params&amp;Config'.$C$12])" office:value-type="float" office:value="18.023394859417" calcext:value-type="float">
            <text:p>18,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8" calcext:value-type="float">
            <text:p>678</text:p>
          </table:table-cell>
          <table:table-cell table:formula="of:=(['Params&amp;Config'.$C$9]/['Params&amp;Config'.$C$10]) * [.C680]" office:value-type="float" office:value="1.8141796875" calcext:value-type="float">
            <text:p>1,814</text:p>
          </table:table-cell>
          <table:table-cell table:style-name="ce2" table:formula="of:=[.D680]*2" office:value-type="float" office:value="3.628359375" calcext:value-type="float">
            <text:p>3,628</text:p>
          </table:table-cell>
          <table:table-cell table:style-name="ce2" table:formula="of:=[.D680]/1.4/2" office:value-type="float" office:value="0.647921316964286" calcext:value-type="float">
            <text:p>0,648</text:p>
          </table:table-cell>
          <table:table-cell table:formula="of:=20*LOG10([.C680]/['Params&amp;Config'.$C$11])" office:value-type="float" office:value="2.43919465782465" calcext:value-type="float">
            <text:p>2,44</text:p>
          </table:table-cell>
          <table:table-cell table:formula="of:=20*LOG10([.C680]/['Params&amp;Config'.$C$12])" office:value-type="float" office:value="18.0362153630554" calcext:value-type="float">
            <text:p>18,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9" calcext:value-type="float">
            <text:p>679</text:p>
          </table:table-cell>
          <table:table-cell table:formula="of:=(['Params&amp;Config'.$C$9]/['Params&amp;Config'.$C$10]) * [.C681]" office:value-type="float" office:value="1.81685546875" calcext:value-type="float">
            <text:p>1,817</text:p>
          </table:table-cell>
          <table:table-cell table:style-name="ce2" table:formula="of:=[.D681]*2" office:value-type="float" office:value="3.6337109375" calcext:value-type="float">
            <text:p>3,634</text:p>
          </table:table-cell>
          <table:table-cell table:style-name="ce2" table:formula="of:=[.D681]/1.4/2" office:value-type="float" office:value="0.648876953125" calcext:value-type="float">
            <text:p>0,649</text:p>
          </table:table-cell>
          <table:table-cell table:formula="of:=20*LOG10([.C681]/['Params&amp;Config'.$C$11])" office:value-type="float" office:value="2.45199626609342" calcext:value-type="float">
            <text:p>2,45</text:p>
          </table:table-cell>
          <table:table-cell table:formula="of:=20*LOG10([.C681]/['Params&amp;Config'.$C$12])" office:value-type="float" office:value="18.0490169713242" calcext:value-type="float">
            <text:p>18,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0" calcext:value-type="float">
            <text:p>680</text:p>
          </table:table-cell>
          <table:table-cell table:formula="of:=(['Params&amp;Config'.$C$9]/['Params&amp;Config'.$C$10]) * [.C682]" office:value-type="float" office:value="1.81953125" calcext:value-type="float">
            <text:p>1,820</text:p>
          </table:table-cell>
          <table:table-cell table:style-name="ce2" table:formula="of:=[.D682]*2" office:value-type="float" office:value="3.6390625" calcext:value-type="float">
            <text:p>3,639</text:p>
          </table:table-cell>
          <table:table-cell table:style-name="ce2" table:formula="of:=[.D682]/1.4/2" office:value-type="float" office:value="0.649832589285714" calcext:value-type="float">
            <text:p>0,650</text:p>
          </table:table-cell>
          <table:table-cell table:formula="of:=20*LOG10([.C682]/['Params&amp;Config'.$C$11])" office:value-type="float" office:value="2.46477903460811" calcext:value-type="float">
            <text:p>2,46</text:p>
          </table:table-cell>
          <table:table-cell table:formula="of:=20*LOG10([.C682]/['Params&amp;Config'.$C$12])" office:value-type="float" office:value="18.0617997398389" calcext:value-type="float">
            <text:p>18,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1" calcext:value-type="float">
            <text:p>681</text:p>
          </table:table-cell>
          <table:table-cell table:formula="of:=(['Params&amp;Config'.$C$9]/['Params&amp;Config'.$C$10]) * [.C683]" office:value-type="float" office:value="1.82220703125" calcext:value-type="float">
            <text:p>1,822</text:p>
          </table:table-cell>
          <table:table-cell table:style-name="ce2" table:formula="of:=[.D683]*2" office:value-type="float" office:value="3.6444140625" calcext:value-type="float">
            <text:p>3,644</text:p>
          </table:table-cell>
          <table:table-cell table:style-name="ce2" table:formula="of:=[.D683]/1.4/2" office:value-type="float" office:value="0.650788225446429" calcext:value-type="float">
            <text:p>0,651</text:p>
          </table:table-cell>
          <table:table-cell table:formula="of:=20*LOG10([.C683]/['Params&amp;Config'.$C$11])" office:value-type="float" office:value="2.47754301873909" calcext:value-type="float">
            <text:p>2,48</text:p>
          </table:table-cell>
          <table:table-cell table:formula="of:=20*LOG10([.C683]/['Params&amp;Config'.$C$12])" office:value-type="float" office:value="18.0745637239699" calcext:value-type="float">
            <text:p>18,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2" calcext:value-type="float">
            <text:p>682</text:p>
          </table:table-cell>
          <table:table-cell table:formula="of:=(['Params&amp;Config'.$C$9]/['Params&amp;Config'.$C$10]) * [.C684]" office:value-type="float" office:value="1.8248828125" calcext:value-type="float">
            <text:p>1,825</text:p>
          </table:table-cell>
          <table:table-cell table:style-name="ce2" table:formula="of:=[.D684]*2" office:value-type="float" office:value="3.649765625" calcext:value-type="float">
            <text:p>3,650</text:p>
          </table:table-cell>
          <table:table-cell table:style-name="ce2" table:formula="of:=[.D684]/1.4/2" office:value-type="float" office:value="0.651743861607143" calcext:value-type="float">
            <text:p>0,652</text:p>
          </table:table-cell>
          <table:table-cell table:formula="of:=20*LOG10([.C684]/['Params&amp;Config'.$C$11])" office:value-type="float" office:value="2.49028827361296" calcext:value-type="float">
            <text:p>2,49</text:p>
          </table:table-cell>
          <table:table-cell table:formula="of:=20*LOG10([.C684]/['Params&amp;Config'.$C$12])" office:value-type="float" office:value="18.0873089788437" calcext:value-type="float">
            <text:p>18,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3" calcext:value-type="float">
            <text:p>683</text:p>
          </table:table-cell>
          <table:table-cell table:formula="of:=(['Params&amp;Config'.$C$9]/['Params&amp;Config'.$C$10]) * [.C685]" office:value-type="float" office:value="1.82755859375" calcext:value-type="float">
            <text:p>1,828</text:p>
          </table:table-cell>
          <table:table-cell table:style-name="ce2" table:formula="of:=[.D685]*2" office:value-type="float" office:value="3.6551171875" calcext:value-type="float">
            <text:p>3,655</text:p>
          </table:table-cell>
          <table:table-cell table:style-name="ce2" table:formula="of:=[.D685]/1.4/2" office:value-type="float" office:value="0.652699497767857" calcext:value-type="float">
            <text:p>0,653</text:p>
          </table:table-cell>
          <table:table-cell table:formula="of:=20*LOG10([.C685]/['Params&amp;Config'.$C$11])" office:value-type="float" office:value="2.50301485411404" calcext:value-type="float">
            <text:p>2,5</text:p>
          </table:table-cell>
          <table:table-cell table:formula="of:=20*LOG10([.C685]/['Params&amp;Config'.$C$12])" office:value-type="float" office:value="18.1000355593448" calcext:value-type="float">
            <text:p>18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4" calcext:value-type="float">
            <text:p>684</text:p>
          </table:table-cell>
          <table:table-cell table:formula="of:=(['Params&amp;Config'.$C$9]/['Params&amp;Config'.$C$10]) * [.C686]" office:value-type="float" office:value="1.830234375" calcext:value-type="float">
            <text:p>1,830</text:p>
          </table:table-cell>
          <table:table-cell table:style-name="ce2" table:formula="of:=[.D686]*2" office:value-type="float" office:value="3.66046875" calcext:value-type="float">
            <text:p>3,660</text:p>
          </table:table-cell>
          <table:table-cell table:style-name="ce2" table:formula="of:=[.D686]/1.4/2" office:value-type="float" office:value="0.653655133928572" calcext:value-type="float">
            <text:p>0,654</text:p>
          </table:table-cell>
          <table:table-cell table:formula="of:=20*LOG10([.C686]/['Params&amp;Config'.$C$11])" office:value-type="float" office:value="2.51572281488571" calcext:value-type="float">
            <text:p>2,52</text:p>
          </table:table-cell>
          <table:table-cell table:formula="of:=20*LOG10([.C686]/['Params&amp;Config'.$C$12])" office:value-type="float" office:value="18.1127435201165" calcext:value-type="float">
            <text:p>18,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5" calcext:value-type="float">
            <text:p>685</text:p>
          </table:table-cell>
          <table:table-cell table:formula="of:=(['Params&amp;Config'.$C$9]/['Params&amp;Config'.$C$10]) * [.C687]" office:value-type="float" office:value="1.83291015625" calcext:value-type="float">
            <text:p>1,833</text:p>
          </table:table-cell>
          <table:table-cell table:style-name="ce2" table:formula="of:=[.D687]*2" office:value-type="float" office:value="3.6658203125" calcext:value-type="float">
            <text:p>3,666</text:p>
          </table:table-cell>
          <table:table-cell table:style-name="ce2" table:formula="of:=[.D687]/1.4/2" office:value-type="float" office:value="0.654610770089286" calcext:value-type="float">
            <text:p>0,655</text:p>
          </table:table-cell>
          <table:table-cell table:formula="of:=20*LOG10([.C687]/['Params&amp;Config'.$C$11])" office:value-type="float" office:value="2.5284122103319" calcext:value-type="float">
            <text:p>2,53</text:p>
          </table:table-cell>
          <table:table-cell table:formula="of:=20*LOG10([.C687]/['Params&amp;Config'.$C$12])" office:value-type="float" office:value="18.1254329155627" calcext:value-type="float">
            <text:p>18,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6" calcext:value-type="float">
            <text:p>686</text:p>
          </table:table-cell>
          <table:table-cell table:formula="of:=(['Params&amp;Config'.$C$9]/['Params&amp;Config'.$C$10]) * [.C688]" office:value-type="float" office:value="1.8355859375" calcext:value-type="float">
            <text:p>1,836</text:p>
          </table:table-cell>
          <table:table-cell table:style-name="ce2" table:formula="of:=[.D688]*2" office:value-type="float" office:value="3.671171875" calcext:value-type="float">
            <text:p>3,671</text:p>
          </table:table-cell>
          <table:table-cell table:style-name="ce2" table:formula="of:=[.D688]/1.4/2" office:value-type="float" office:value="0.65556640625" calcext:value-type="float">
            <text:p>0,656</text:p>
          </table:table-cell>
          <table:table-cell table:formula="of:=20*LOG10([.C688]/['Params&amp;Config'.$C$11])" office:value-type="float" office:value="2.54108309461842" calcext:value-type="float">
            <text:p>2,54</text:p>
          </table:table-cell>
          <table:table-cell table:formula="of:=20*LOG10([.C688]/['Params&amp;Config'.$C$12])" office:value-type="float" office:value="18.1381037998492" calcext:value-type="float">
            <text:p>18,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7" calcext:value-type="float">
            <text:p>687</text:p>
          </table:table-cell>
          <table:table-cell table:formula="of:=(['Params&amp;Config'.$C$9]/['Params&amp;Config'.$C$10]) * [.C689]" office:value-type="float" office:value="1.83826171875" calcext:value-type="float">
            <text:p>1,838</text:p>
          </table:table-cell>
          <table:table-cell table:style-name="ce2" table:formula="of:=[.D689]*2" office:value-type="float" office:value="3.6765234375" calcext:value-type="float">
            <text:p>3,677</text:p>
          </table:table-cell>
          <table:table-cell table:style-name="ce2" table:formula="of:=[.D689]/1.4/2" office:value-type="float" office:value="0.656522042410714" calcext:value-type="float">
            <text:p>0,657</text:p>
          </table:table-cell>
          <table:table-cell table:formula="of:=20*LOG10([.C689]/['Params&amp;Config'.$C$11])" office:value-type="float" office:value="2.55373552167439" calcext:value-type="float">
            <text:p>2,55</text:p>
          </table:table-cell>
          <table:table-cell table:formula="of:=20*LOG10([.C689]/['Params&amp;Config'.$C$12])" office:value-type="float" office:value="18.1507562269052" calcext:value-type="float">
            <text:p>18,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8" calcext:value-type="float">
            <text:p>688</text:p>
          </table:table-cell>
          <table:table-cell table:formula="of:=(['Params&amp;Config'.$C$9]/['Params&amp;Config'.$C$10]) * [.C690]" office:value-type="float" office:value="1.8409375" calcext:value-type="float">
            <text:p>1,841</text:p>
          </table:table-cell>
          <table:table-cell table:style-name="ce2" table:formula="of:=[.D690]*2" office:value-type="float" office:value="3.681875" calcext:value-type="float">
            <text:p>3,682</text:p>
          </table:table-cell>
          <table:table-cell table:style-name="ce2" table:formula="of:=[.D690]/1.4/2" office:value-type="float" office:value="0.657477678571429" calcext:value-type="float">
            <text:p>0,657</text:p>
          </table:table-cell>
          <table:table-cell table:formula="of:=20*LOG10([.C690]/['Params&amp;Config'.$C$11])" office:value-type="float" office:value="2.56636954519361" calcext:value-type="float">
            <text:p>2,57</text:p>
          </table:table-cell>
          <table:table-cell table:formula="of:=20*LOG10([.C690]/['Params&amp;Config'.$C$12])" office:value-type="float" office:value="18.1633902504244" calcext:value-type="float">
            <text:p>18,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9" calcext:value-type="float">
            <text:p>689</text:p>
          </table:table-cell>
          <table:table-cell table:formula="of:=(['Params&amp;Config'.$C$9]/['Params&amp;Config'.$C$10]) * [.C691]" office:value-type="float" office:value="1.84361328125" calcext:value-type="float">
            <text:p>1,844</text:p>
          </table:table-cell>
          <table:table-cell table:style-name="ce2" table:formula="of:=[.D691]*2" office:value-type="float" office:value="3.6872265625" calcext:value-type="float">
            <text:p>3,687</text:p>
          </table:table-cell>
          <table:table-cell table:style-name="ce2" table:formula="of:=[.D691]/1.4/2" office:value-type="float" office:value="0.658433314732143" calcext:value-type="float">
            <text:p>0,658</text:p>
          </table:table-cell>
          <table:table-cell table:formula="of:=20*LOG10([.C691]/['Params&amp;Config'.$C$11])" office:value-type="float" office:value="2.5789852186359" calcext:value-type="float">
            <text:p>2,58</text:p>
          </table:table-cell>
          <table:table-cell table:formula="of:=20*LOG10([.C691]/['Params&amp;Config'.$C$12])" office:value-type="float" office:value="18.1760059238667" calcext:value-type="float">
            <text:p>18,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0" calcext:value-type="float">
            <text:p>690</text:p>
          </table:table-cell>
          <table:table-cell table:formula="of:=(['Params&amp;Config'.$C$9]/['Params&amp;Config'.$C$10]) * [.C692]" office:value-type="float" office:value="1.8462890625" calcext:value-type="float">
            <text:p>1,846</text:p>
          </table:table-cell>
          <table:table-cell table:style-name="ce2" table:formula="of:=[.D692]*2" office:value-type="float" office:value="3.692578125" calcext:value-type="float">
            <text:p>3,693</text:p>
          </table:table-cell>
          <table:table-cell table:style-name="ce2" table:formula="of:=[.D692]/1.4/2" office:value-type="float" office:value="0.659388950892857" calcext:value-type="float">
            <text:p>0,659</text:p>
          </table:table-cell>
          <table:table-cell table:formula="of:=20*LOG10([.C692]/['Params&amp;Config'.$C$11])" office:value-type="float" office:value="2.59158259522849" calcext:value-type="float">
            <text:p>2,59</text:p>
          </table:table-cell>
          <table:table-cell table:formula="of:=20*LOG10([.C692]/['Params&amp;Config'.$C$12])" office:value-type="float" office:value="18.1886033004593" calcext:value-type="float">
            <text:p>18,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1" calcext:value-type="float">
            <text:p>691</text:p>
          </table:table-cell>
          <table:table-cell table:formula="of:=(['Params&amp;Config'.$C$9]/['Params&amp;Config'.$C$10]) * [.C693]" office:value-type="float" office:value="1.84896484375" calcext:value-type="float">
            <text:p>1,849</text:p>
          </table:table-cell>
          <table:table-cell table:style-name="ce2" table:formula="of:=[.D693]*2" office:value-type="float" office:value="3.6979296875" calcext:value-type="float">
            <text:p>3,698</text:p>
          </table:table-cell>
          <table:table-cell table:style-name="ce2" table:formula="of:=[.D693]/1.4/2" office:value-type="float" office:value="0.660344587053572" calcext:value-type="float">
            <text:p>0,660</text:p>
          </table:table-cell>
          <table:table-cell table:formula="of:=20*LOG10([.C693]/['Params&amp;Config'.$C$11])" office:value-type="float" office:value="2.60416172796735" calcext:value-type="float">
            <text:p>2,6</text:p>
          </table:table-cell>
          <table:table-cell table:formula="of:=20*LOG10([.C693]/['Params&amp;Config'.$C$12])" office:value-type="float" office:value="18.2011824331981" calcext:value-type="float">
            <text:p>18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2" calcext:value-type="float">
            <text:p>692</text:p>
          </table:table-cell>
          <table:table-cell table:formula="of:=(['Params&amp;Config'.$C$9]/['Params&amp;Config'.$C$10]) * [.C694]" office:value-type="float" office:value="1.851640625" calcext:value-type="float">
            <text:p>1,852</text:p>
          </table:table-cell>
          <table:table-cell table:style-name="ce2" table:formula="of:=[.D694]*2" office:value-type="float" office:value="3.70328125" calcext:value-type="float">
            <text:p>3,703</text:p>
          </table:table-cell>
          <table:table-cell table:style-name="ce2" table:formula="of:=[.D694]/1.4/2" office:value-type="float" office:value="0.661300223214286" calcext:value-type="float">
            <text:p>0,661</text:p>
          </table:table-cell>
          <table:table-cell table:formula="of:=20*LOG10([.C694]/['Params&amp;Config'.$C$11])" office:value-type="float" office:value="2.61672266961854" calcext:value-type="float">
            <text:p>2,62</text:p>
          </table:table-cell>
          <table:table-cell table:formula="of:=20*LOG10([.C694]/['Params&amp;Config'.$C$12])" office:value-type="float" office:value="18.2137433748493" calcext:value-type="float">
            <text:p>18,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3" calcext:value-type="float">
            <text:p>693</text:p>
          </table:table-cell>
          <table:table-cell table:formula="of:=(['Params&amp;Config'.$C$9]/['Params&amp;Config'.$C$10]) * [.C695]" office:value-type="float" office:value="1.85431640625" calcext:value-type="float">
            <text:p>1,854</text:p>
          </table:table-cell>
          <table:table-cell table:style-name="ce2" table:formula="of:=[.D695]*2" office:value-type="float" office:value="3.7086328125" calcext:value-type="float">
            <text:p>3,709</text:p>
          </table:table-cell>
          <table:table-cell table:style-name="ce2" table:formula="of:=[.D695]/1.4/2" office:value-type="float" office:value="0.662255859375" calcext:value-type="float">
            <text:p>0,662</text:p>
          </table:table-cell>
          <table:table-cell table:formula="of:=20*LOG10([.C695]/['Params&amp;Config'.$C$11])" office:value-type="float" office:value="2.62926547271952" calcext:value-type="float">
            <text:p>2,63</text:p>
          </table:table-cell>
          <table:table-cell table:formula="of:=20*LOG10([.C695]/['Params&amp;Config'.$C$12])" office:value-type="float" office:value="18.2262861779503" calcext:value-type="float">
            <text:p>18,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4" calcext:value-type="float">
            <text:p>694</text:p>
          </table:table-cell>
          <table:table-cell table:formula="of:=(['Params&amp;Config'.$C$9]/['Params&amp;Config'.$C$10]) * [.C696]" office:value-type="float" office:value="1.8569921875" calcext:value-type="float">
            <text:p>1,857</text:p>
          </table:table-cell>
          <table:table-cell table:style-name="ce2" table:formula="of:=[.D696]*2" office:value-type="float" office:value="3.713984375" calcext:value-type="float">
            <text:p>3,714</text:p>
          </table:table-cell>
          <table:table-cell table:style-name="ce2" table:formula="of:=[.D696]/1.4/2" office:value-type="float" office:value="0.663211495535714" calcext:value-type="float">
            <text:p>0,663</text:p>
          </table:table-cell>
          <table:table-cell table:formula="of:=20*LOG10([.C696]/['Params&amp;Config'.$C$11])" office:value-type="float" office:value="2.64179018958048" calcext:value-type="float">
            <text:p>2,64</text:p>
          </table:table-cell>
          <table:table-cell table:formula="of:=20*LOG10([.C696]/['Params&amp;Config'.$C$12])" office:value-type="float" office:value="18.2388108948112" calcext:value-type="float">
            <text:p>18,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5" calcext:value-type="float">
            <text:p>695</text:p>
          </table:table-cell>
          <table:table-cell table:formula="of:=(['Params&amp;Config'.$C$9]/['Params&amp;Config'.$C$10]) * [.C697]" office:value-type="float" office:value="1.85966796875" calcext:value-type="float">
            <text:p>1,860</text:p>
          </table:table-cell>
          <table:table-cell table:style-name="ce2" table:formula="of:=[.D697]*2" office:value-type="float" office:value="3.7193359375" calcext:value-type="float">
            <text:p>3,719</text:p>
          </table:table-cell>
          <table:table-cell table:style-name="ce2" table:formula="of:=[.D697]/1.4/2" office:value-type="float" office:value="0.664167131696429" calcext:value-type="float">
            <text:p>0,664</text:p>
          </table:table-cell>
          <table:table-cell table:formula="of:=20*LOG10([.C697]/['Params&amp;Config'.$C$11])" office:value-type="float" office:value="2.65429687228566" calcext:value-type="float">
            <text:p>2,65</text:p>
          </table:table-cell>
          <table:table-cell table:formula="of:=20*LOG10([.C697]/['Params&amp;Config'.$C$12])" office:value-type="float" office:value="18.2513175775164" calcext:value-type="float">
            <text:p>18,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6" calcext:value-type="float">
            <text:p>696</text:p>
          </table:table-cell>
          <table:table-cell table:formula="of:=(['Params&amp;Config'.$C$9]/['Params&amp;Config'.$C$10]) * [.C698]" office:value-type="float" office:value="1.86234375" calcext:value-type="float">
            <text:p>1,862</text:p>
          </table:table-cell>
          <table:table-cell table:style-name="ce2" table:formula="of:=[.D698]*2" office:value-type="float" office:value="3.7246875" calcext:value-type="float">
            <text:p>3,725</text:p>
          </table:table-cell>
          <table:table-cell table:style-name="ce2" table:formula="of:=[.D698]/1.4/2" office:value-type="float" office:value="0.665122767857143" calcext:value-type="float">
            <text:p>0,665</text:p>
          </table:table-cell>
          <table:table-cell table:formula="of:=20*LOG10([.C698]/['Params&amp;Config'.$C$11])" office:value-type="float" office:value="2.66678557269463" calcext:value-type="float">
            <text:p>2,67</text:p>
          </table:table-cell>
          <table:table-cell table:formula="of:=20*LOG10([.C698]/['Params&amp;Config'.$C$12])" office:value-type="float" office:value="18.2638062779254" calcext:value-type="float">
            <text:p>18,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7" calcext:value-type="float">
            <text:p>697</text:p>
          </table:table-cell>
          <table:table-cell table:formula="of:=(['Params&amp;Config'.$C$9]/['Params&amp;Config'.$C$10]) * [.C699]" office:value-type="float" office:value="1.86501953125" calcext:value-type="float">
            <text:p>1,865</text:p>
          </table:table-cell>
          <table:table-cell table:style-name="ce2" table:formula="of:=[.D699]*2" office:value-type="float" office:value="3.7300390625" calcext:value-type="float">
            <text:p>3,730</text:p>
          </table:table-cell>
          <table:table-cell table:style-name="ce2" table:formula="of:=[.D699]/1.4/2" office:value-type="float" office:value="0.666078404017857" calcext:value-type="float">
            <text:p>0,666</text:p>
          </table:table-cell>
          <table:table-cell table:formula="of:=20*LOG10([.C699]/['Params&amp;Config'.$C$11])" office:value-type="float" office:value="2.67925634244357" calcext:value-type="float">
            <text:p>2,68</text:p>
          </table:table-cell>
          <table:table-cell table:formula="of:=20*LOG10([.C699]/['Params&amp;Config'.$C$12])" office:value-type="float" office:value="18.2762770476743" calcext:value-type="float">
            <text:p>18,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8" calcext:value-type="float">
            <text:p>698</text:p>
          </table:table-cell>
          <table:table-cell table:formula="of:=(['Params&amp;Config'.$C$9]/['Params&amp;Config'.$C$10]) * [.C700]" office:value-type="float" office:value="1.8676953125" calcext:value-type="float">
            <text:p>1,868</text:p>
          </table:table-cell>
          <table:table-cell table:style-name="ce2" table:formula="of:=[.D700]*2" office:value-type="float" office:value="3.735390625" calcext:value-type="float">
            <text:p>3,735</text:p>
          </table:table-cell>
          <table:table-cell table:style-name="ce2" table:formula="of:=[.D700]/1.4/2" office:value-type="float" office:value="0.667034040178572" calcext:value-type="float">
            <text:p>0,667</text:p>
          </table:table-cell>
          <table:table-cell table:formula="of:=20*LOG10([.C700]/['Params&amp;Config'.$C$11])" office:value-type="float" office:value="2.69170923294661" calcext:value-type="float">
            <text:p>2,69</text:p>
          </table:table-cell>
          <table:table-cell table:formula="of:=20*LOG10([.C700]/['Params&amp;Config'.$C$12])" office:value-type="float" office:value="18.2887299381774" calcext:value-type="float">
            <text:p>18,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9" calcext:value-type="float">
            <text:p>699</text:p>
          </table:table-cell>
          <table:table-cell table:formula="of:=(['Params&amp;Config'.$C$9]/['Params&amp;Config'.$C$10]) * [.C701]" office:value-type="float" office:value="1.87037109375" calcext:value-type="float">
            <text:p>1,870</text:p>
          </table:table-cell>
          <table:table-cell table:style-name="ce2" table:formula="of:=[.D701]*2" office:value-type="float" office:value="3.7407421875" calcext:value-type="float">
            <text:p>3,741</text:p>
          </table:table-cell>
          <table:table-cell table:style-name="ce2" table:formula="of:=[.D701]/1.4/2" office:value-type="float" office:value="0.667989676339286" calcext:value-type="float">
            <text:p>0,668</text:p>
          </table:table-cell>
          <table:table-cell table:formula="of:=20*LOG10([.C701]/['Params&amp;Config'.$C$11])" office:value-type="float" office:value="2.70414429539701" calcext:value-type="float">
            <text:p>2,7</text:p>
          </table:table-cell>
          <table:table-cell table:formula="of:=20*LOG10([.C701]/['Params&amp;Config'.$C$12])" office:value-type="float" office:value="18.3011650006278" calcext:value-type="float">
            <text:p>18,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table:formula="of:=(['Params&amp;Config'.$C$9]/['Params&amp;Config'.$C$10]) * [.C702]" office:value-type="float" office:value="1.873046875" calcext:value-type="float">
            <text:p>1,873</text:p>
          </table:table-cell>
          <table:table-cell table:style-name="ce2" table:formula="of:=[.D702]*2" office:value-type="float" office:value="3.74609375" calcext:value-type="float">
            <text:p>3,746</text:p>
          </table:table-cell>
          <table:table-cell table:style-name="ce2" table:formula="of:=[.D702]/1.4/2" office:value-type="float" office:value="0.6689453125" calcext:value-type="float">
            <text:p>0,669</text:p>
          </table:table-cell>
          <table:table-cell table:formula="of:=20*LOG10([.C702]/['Params&amp;Config'.$C$11])" office:value-type="float" office:value="2.71656158076852" calcext:value-type="float">
            <text:p>2,72</text:p>
          </table:table-cell>
          <table:table-cell table:formula="of:=20*LOG10([.C702]/['Params&amp;Config'.$C$12])" office:value-type="float" office:value="18.3135822859993" calcext:value-type="float">
            <text:p>18,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1" calcext:value-type="float">
            <text:p>701</text:p>
          </table:table-cell>
          <table:table-cell table:formula="of:=(['Params&amp;Config'.$C$9]/['Params&amp;Config'.$C$10]) * [.C703]" office:value-type="float" office:value="1.87572265625" calcext:value-type="float">
            <text:p>1,876</text:p>
          </table:table-cell>
          <table:table-cell table:style-name="ce2" table:formula="of:=[.D703]*2" office:value-type="float" office:value="3.7514453125" calcext:value-type="float">
            <text:p>3,751</text:p>
          </table:table-cell>
          <table:table-cell table:style-name="ce2" table:formula="of:=[.D703]/1.4/2" office:value-type="float" office:value="0.669900948660714" calcext:value-type="float">
            <text:p>0,670</text:p>
          </table:table-cell>
          <table:table-cell table:formula="of:=20*LOG10([.C703]/['Params&amp;Config'.$C$11])" office:value-type="float" office:value="2.72896113981656" calcext:value-type="float">
            <text:p>2,73</text:p>
          </table:table-cell>
          <table:table-cell table:formula="of:=20*LOG10([.C703]/['Params&amp;Config'.$C$12])" office:value-type="float" office:value="18.3259818450473" calcext:value-type="float">
            <text:p>18,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2" calcext:value-type="float">
            <text:p>702</text:p>
          </table:table-cell>
          <table:table-cell table:formula="of:=(['Params&amp;Config'.$C$9]/['Params&amp;Config'.$C$10]) * [.C704]" office:value-type="float" office:value="1.8783984375" calcext:value-type="float">
            <text:p>1,878</text:p>
          </table:table-cell>
          <table:table-cell table:style-name="ce2" table:formula="of:=[.D704]*2" office:value-type="float" office:value="3.756796875" calcext:value-type="float">
            <text:p>3,757</text:p>
          </table:table-cell>
          <table:table-cell table:style-name="ce2" table:formula="of:=[.D704]/1.4/2" office:value-type="float" office:value="0.670856584821429" calcext:value-type="float">
            <text:p>0,671</text:p>
          </table:table-cell>
          <table:table-cell table:formula="of:=20*LOG10([.C704]/['Params&amp;Config'.$C$11])" office:value-type="float" office:value="2.74134302307949" calcext:value-type="float">
            <text:p>2,74</text:p>
          </table:table-cell>
          <table:table-cell table:formula="of:=20*LOG10([.C704]/['Params&amp;Config'.$C$12])" office:value-type="float" office:value="18.3383637283103" calcext:value-type="float">
            <text:p>18,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3" calcext:value-type="float">
            <text:p>703</text:p>
          </table:table-cell>
          <table:table-cell table:formula="of:=(['Params&amp;Config'.$C$9]/['Params&amp;Config'.$C$10]) * [.C705]" office:value-type="float" office:value="1.88107421875" calcext:value-type="float">
            <text:p>1,881</text:p>
          </table:table-cell>
          <table:table-cell table:style-name="ce2" table:formula="of:=[.D705]*2" office:value-type="float" office:value="3.7621484375" calcext:value-type="float">
            <text:p>3,762</text:p>
          </table:table-cell>
          <table:table-cell table:style-name="ce2" table:formula="of:=[.D705]/1.4/2" office:value-type="float" office:value="0.671812220982143" calcext:value-type="float">
            <text:p>0,672</text:p>
          </table:table-cell>
          <table:table-cell table:formula="of:=20*LOG10([.C705]/['Params&amp;Config'.$C$11])" office:value-type="float" office:value="2.75370728087986" calcext:value-type="float">
            <text:p>2,75</text:p>
          </table:table-cell>
          <table:table-cell table:formula="of:=20*LOG10([.C705]/['Params&amp;Config'.$C$12])" office:value-type="float" office:value="18.3507279861106" calcext:value-type="float">
            <text:p>18,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4" calcext:value-type="float">
            <text:p>704</text:p>
          </table:table-cell>
          <table:table-cell table:formula="of:=(['Params&amp;Config'.$C$9]/['Params&amp;Config'.$C$10]) * [.C706]" office:value-type="float" office:value="1.88375" calcext:value-type="float">
            <text:p>1,884</text:p>
          </table:table-cell>
          <table:table-cell table:style-name="ce2" table:formula="of:=[.D706]*2" office:value-type="float" office:value="3.7675" calcext:value-type="float">
            <text:p>3,768</text:p>
          </table:table-cell>
          <table:table-cell table:style-name="ce2" table:formula="of:=[.D706]/1.4/2" office:value-type="float" office:value="0.672767857142857" calcext:value-type="float">
            <text:p>0,673</text:p>
          </table:table-cell>
          <table:table-cell table:formula="of:=20*LOG10([.C706]/['Params&amp;Config'.$C$11])" office:value-type="float" office:value="2.76605396332563" calcext:value-type="float">
            <text:p>2,77</text:p>
          </table:table-cell>
          <table:table-cell table:formula="of:=20*LOG10([.C706]/['Params&amp;Config'.$C$12])" office:value-type="float" office:value="18.3630746685564" calcext:value-type="float">
            <text:p>18,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5" calcext:value-type="float">
            <text:p>705</text:p>
          </table:table-cell>
          <table:table-cell table:formula="of:=(['Params&amp;Config'.$C$9]/['Params&amp;Config'.$C$10]) * [.C707]" office:value-type="float" office:value="1.88642578125" calcext:value-type="float">
            <text:p>1,886</text:p>
          </table:table-cell>
          <table:table-cell table:style-name="ce2" table:formula="of:=[.D707]*2" office:value-type="float" office:value="3.7728515625" calcext:value-type="float">
            <text:p>3,773</text:p>
          </table:table-cell>
          <table:table-cell table:style-name="ce2" table:formula="of:=[.D707]/1.4/2" office:value-type="float" office:value="0.673723493303571" calcext:value-type="float">
            <text:p>0,674</text:p>
          </table:table-cell>
          <table:table-cell table:formula="of:=20*LOG10([.C707]/['Params&amp;Config'.$C$11])" office:value-type="float" office:value="2.77838312031136" calcext:value-type="float">
            <text:p>2,78</text:p>
          </table:table-cell>
          <table:table-cell table:formula="of:=20*LOG10([.C707]/['Params&amp;Config'.$C$12])" office:value-type="float" office:value="18.3754038255421" calcext:value-type="float">
            <text:p>18,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6" calcext:value-type="float">
            <text:p>706</text:p>
          </table:table-cell>
          <table:table-cell table:formula="of:=(['Params&amp;Config'.$C$9]/['Params&amp;Config'.$C$10]) * [.C708]" office:value-type="float" office:value="1.8891015625" calcext:value-type="float">
            <text:p>1,889</text:p>
          </table:table-cell>
          <table:table-cell table:style-name="ce2" table:formula="of:=[.D708]*2" office:value-type="float" office:value="3.778203125" calcext:value-type="float">
            <text:p>3,778</text:p>
          </table:table-cell>
          <table:table-cell table:style-name="ce2" table:formula="of:=[.D708]/1.4/2" office:value-type="float" office:value="0.674679129464286" calcext:value-type="float">
            <text:p>0,675</text:p>
          </table:table-cell>
          <table:table-cell table:formula="of:=20*LOG10([.C708]/['Params&amp;Config'.$C$11])" office:value-type="float" office:value="2.79069480151946" calcext:value-type="float">
            <text:p>2,79</text:p>
          </table:table-cell>
          <table:table-cell table:formula="of:=20*LOG10([.C708]/['Params&amp;Config'.$C$12])" office:value-type="float" office:value="18.3877155067502" calcext:value-type="float">
            <text:p>18,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7" calcext:value-type="float">
            <text:p>707</text:p>
          </table:table-cell>
          <table:table-cell table:formula="of:=(['Params&amp;Config'.$C$9]/['Params&amp;Config'.$C$10]) * [.C709]" office:value-type="float" office:value="1.89177734375" calcext:value-type="float">
            <text:p>1,892</text:p>
          </table:table-cell>
          <table:table-cell table:style-name="ce2" table:formula="of:=[.D709]*2" office:value-type="float" office:value="3.7835546875" calcext:value-type="float">
            <text:p>3,784</text:p>
          </table:table-cell>
          <table:table-cell table:style-name="ce2" table:formula="of:=[.D709]/1.4/2" office:value-type="float" office:value="0.675634765625" calcext:value-type="float">
            <text:p>0,676</text:p>
          </table:table-cell>
          <table:table-cell table:formula="of:=20*LOG10([.C709]/['Params&amp;Config'.$C$11])" office:value-type="float" office:value="2.80298905642137" calcext:value-type="float">
            <text:p>2,8</text:p>
          </table:table-cell>
          <table:table-cell table:formula="of:=20*LOG10([.C709]/['Params&amp;Config'.$C$12])" office:value-type="float" office:value="18.4000097616521" calcext:value-type="float">
            <text:p>18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8" calcext:value-type="float">
            <text:p>708</text:p>
          </table:table-cell>
          <table:table-cell table:formula="of:=(['Params&amp;Config'.$C$9]/['Params&amp;Config'.$C$10]) * [.C710]" office:value-type="float" office:value="1.894453125" calcext:value-type="float">
            <text:p>1,894</text:p>
          </table:table-cell>
          <table:table-cell table:style-name="ce2" table:formula="of:=[.D710]*2" office:value-type="float" office:value="3.78890625" calcext:value-type="float">
            <text:p>3,789</text:p>
          </table:table-cell>
          <table:table-cell table:style-name="ce2" table:formula="of:=[.D710]/1.4/2" office:value-type="float" office:value="0.676590401785714" calcext:value-type="float">
            <text:p>0,677</text:p>
          </table:table-cell>
          <table:table-cell table:formula="of:=20*LOG10([.C710]/['Params&amp;Config'.$C$11])" office:value-type="float" office:value="2.81526593427877" calcext:value-type="float">
            <text:p>2,82</text:p>
          </table:table-cell>
          <table:table-cell table:formula="of:=20*LOG10([.C710]/['Params&amp;Config'.$C$12])" office:value-type="float" office:value="18.4122866395095" calcext:value-type="float">
            <text:p>18,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9" calcext:value-type="float">
            <text:p>709</text:p>
          </table:table-cell>
          <table:table-cell table:formula="of:=(['Params&amp;Config'.$C$9]/['Params&amp;Config'.$C$10]) * [.C711]" office:value-type="float" office:value="1.89712890625" calcext:value-type="float">
            <text:p>1,897</text:p>
          </table:table-cell>
          <table:table-cell table:style-name="ce2" table:formula="of:=[.D711]*2" office:value-type="float" office:value="3.7942578125" calcext:value-type="float">
            <text:p>3,794</text:p>
          </table:table-cell>
          <table:table-cell table:style-name="ce2" table:formula="of:=[.D711]/1.4/2" office:value-type="float" office:value="0.677546037946429" calcext:value-type="float">
            <text:p>0,678</text:p>
          </table:table-cell>
          <table:table-cell table:formula="of:=20*LOG10([.C711]/['Params&amp;Config'.$C$11])" office:value-type="float" office:value="2.82752548414472" calcext:value-type="float">
            <text:p>2,83</text:p>
          </table:table-cell>
          <table:table-cell table:formula="of:=20*LOG10([.C711]/['Params&amp;Config'.$C$12])" office:value-type="float" office:value="18.4245461893755" calcext:value-type="float">
            <text:p>18,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0" calcext:value-type="float">
            <text:p>710</text:p>
          </table:table-cell>
          <table:table-cell table:formula="of:=(['Params&amp;Config'.$C$9]/['Params&amp;Config'.$C$10]) * [.C712]" office:value-type="float" office:value="1.8998046875" calcext:value-type="float">
            <text:p>1,900</text:p>
          </table:table-cell>
          <table:table-cell table:style-name="ce2" table:formula="of:=[.D712]*2" office:value-type="float" office:value="3.799609375" calcext:value-type="float">
            <text:p>3,800</text:p>
          </table:table-cell>
          <table:table-cell table:style-name="ce2" table:formula="of:=[.D712]/1.4/2" office:value-type="float" office:value="0.678501674107143" calcext:value-type="float">
            <text:p>0,679</text:p>
          </table:table-cell>
          <table:table-cell table:formula="of:=20*LOG10([.C712]/['Params&amp;Config'.$C$11])" office:value-type="float" office:value="2.83976775486489" calcext:value-type="float">
            <text:p>2,84</text:p>
          </table:table-cell>
          <table:table-cell table:formula="of:=20*LOG10([.C712]/['Params&amp;Config'.$C$12])" office:value-type="float" office:value="18.4367884600957" calcext:value-type="float">
            <text:p>18,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1" calcext:value-type="float">
            <text:p>711</text:p>
          </table:table-cell>
          <table:table-cell table:formula="of:=(['Params&amp;Config'.$C$9]/['Params&amp;Config'.$C$10]) * [.C713]" office:value-type="float" office:value="1.90248046875" calcext:value-type="float">
            <text:p>1,902</text:p>
          </table:table-cell>
          <table:table-cell table:style-name="ce2" table:formula="of:=[.D713]*2" office:value-type="float" office:value="3.8049609375" calcext:value-type="float">
            <text:p>3,805</text:p>
          </table:table-cell>
          <table:table-cell table:style-name="ce2" table:formula="of:=[.D713]/1.4/2" office:value-type="float" office:value="0.679457310267857" calcext:value-type="float">
            <text:p>0,679</text:p>
          </table:table-cell>
          <table:table-cell table:formula="of:=20*LOG10([.C713]/['Params&amp;Config'.$C$11])" office:value-type="float" office:value="2.85199279507871" calcext:value-type="float">
            <text:p>2,85</text:p>
          </table:table-cell>
          <table:table-cell table:formula="of:=20*LOG10([.C713]/['Params&amp;Config'.$C$12])" office:value-type="float" office:value="18.4490135003095" calcext:value-type="float">
            <text:p>18,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2" calcext:value-type="float">
            <text:p>712</text:p>
          </table:table-cell>
          <table:table-cell table:formula="of:=(['Params&amp;Config'.$C$9]/['Params&amp;Config'.$C$10]) * [.C714]" office:value-type="float" office:value="1.90515625" calcext:value-type="float">
            <text:p>1,905</text:p>
          </table:table-cell>
          <table:table-cell table:style-name="ce2" table:formula="of:=[.D714]*2" office:value-type="float" office:value="3.8103125" calcext:value-type="float">
            <text:p>3,810</text:p>
          </table:table-cell>
          <table:table-cell table:style-name="ce2" table:formula="of:=[.D714]/1.4/2" office:value-type="float" office:value="0.680412946428572" calcext:value-type="float">
            <text:p>0,680</text:p>
          </table:table-cell>
          <table:table-cell table:formula="of:=20*LOG10([.C714]/['Params&amp;Config'.$C$11])" office:value-type="float" office:value="2.86420065322051" calcext:value-type="float">
            <text:p>2,86</text:p>
          </table:table-cell>
          <table:table-cell table:formula="of:=20*LOG10([.C714]/['Params&amp;Config'.$C$12])" office:value-type="float" office:value="18.4612213584513" calcext:value-type="float">
            <text:p>18,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3" calcext:value-type="float">
            <text:p>713</text:p>
          </table:table-cell>
          <table:table-cell table:formula="of:=(['Params&amp;Config'.$C$9]/['Params&amp;Config'.$C$10]) * [.C715]" office:value-type="float" office:value="1.90783203125" calcext:value-type="float">
            <text:p>1,908</text:p>
          </table:table-cell>
          <table:table-cell table:style-name="ce2" table:formula="of:=[.D715]*2" office:value-type="float" office:value="3.8156640625" calcext:value-type="float">
            <text:p>3,816</text:p>
          </table:table-cell>
          <table:table-cell table:style-name="ce2" table:formula="of:=[.D715]/1.4/2" office:value-type="float" office:value="0.681368582589286" calcext:value-type="float">
            <text:p>0,681</text:p>
          </table:table-cell>
          <table:table-cell table:formula="of:=20*LOG10([.C715]/['Params&amp;Config'.$C$11])" office:value-type="float" office:value="2.8763913775207" calcext:value-type="float">
            <text:p>2,88</text:p>
          </table:table-cell>
          <table:table-cell table:formula="of:=20*LOG10([.C715]/['Params&amp;Config'.$C$12])" office:value-type="float" office:value="18.4734120827515" calcext:value-type="float">
            <text:p>18,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4" calcext:value-type="float">
            <text:p>714</text:p>
          </table:table-cell>
          <table:table-cell table:formula="of:=(['Params&amp;Config'.$C$9]/['Params&amp;Config'.$C$10]) * [.C716]" office:value-type="float" office:value="1.9105078125" calcext:value-type="float">
            <text:p>1,911</text:p>
          </table:table-cell>
          <table:table-cell table:style-name="ce2" table:formula="of:=[.D716]*2" office:value-type="float" office:value="3.821015625" calcext:value-type="float">
            <text:p>3,821</text:p>
          </table:table-cell>
          <table:table-cell table:style-name="ce2" table:formula="of:=[.D716]/1.4/2" office:value-type="float" office:value="0.68232421875" calcext:value-type="float">
            <text:p>0,682</text:p>
          </table:table-cell>
          <table:table-cell table:formula="of:=20*LOG10([.C716]/['Params&amp;Config'.$C$11])" office:value-type="float" office:value="2.88856501600687" calcext:value-type="float">
            <text:p>2,89</text:p>
          </table:table-cell>
          <table:table-cell table:formula="of:=20*LOG10([.C716]/['Params&amp;Config'.$C$12])" office:value-type="float" office:value="18.4855857212376" calcext:value-type="float">
            <text:p>18,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5" calcext:value-type="float">
            <text:p>715</text:p>
          </table:table-cell>
          <table:table-cell table:formula="of:=(['Params&amp;Config'.$C$9]/['Params&amp;Config'.$C$10]) * [.C717]" office:value-type="float" office:value="1.91318359375" calcext:value-type="float">
            <text:p>1,913</text:p>
          </table:table-cell>
          <table:table-cell table:style-name="ce2" table:formula="of:=[.D717]*2" office:value-type="float" office:value="3.8263671875" calcext:value-type="float">
            <text:p>3,826</text:p>
          </table:table-cell>
          <table:table-cell table:style-name="ce2" table:formula="of:=[.D717]/1.4/2" office:value-type="float" office:value="0.683279854910714" calcext:value-type="float">
            <text:p>0,683</text:p>
          </table:table-cell>
          <table:table-cell table:formula="of:=20*LOG10([.C717]/['Params&amp;Config'.$C$11])" office:value-type="float" office:value="2.900721616505" calcext:value-type="float">
            <text:p>2,9</text:p>
          </table:table-cell>
          <table:table-cell table:formula="of:=20*LOG10([.C717]/['Params&amp;Config'.$C$12])" office:value-type="float" office:value="18.4977423217358" calcext:value-type="float">
            <text:p>18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6" calcext:value-type="float">
            <text:p>716</text:p>
          </table:table-cell>
          <table:table-cell table:formula="of:=(['Params&amp;Config'.$C$9]/['Params&amp;Config'.$C$10]) * [.C718]" office:value-type="float" office:value="1.915859375" calcext:value-type="float">
            <text:p>1,916</text:p>
          </table:table-cell>
          <table:table-cell table:style-name="ce2" table:formula="of:=[.D718]*2" office:value-type="float" office:value="3.83171875" calcext:value-type="float">
            <text:p>3,832</text:p>
          </table:table-cell>
          <table:table-cell table:style-name="ce2" table:formula="of:=[.D718]/1.4/2" office:value-type="float" office:value="0.684235491071429" calcext:value-type="float">
            <text:p>0,684</text:p>
          </table:table-cell>
          <table:table-cell table:formula="of:=20*LOG10([.C718]/['Params&amp;Config'.$C$11])" office:value-type="float" office:value="2.9128612266405" calcext:value-type="float">
            <text:p>2,91</text:p>
          </table:table-cell>
          <table:table-cell table:formula="of:=20*LOG10([.C718]/['Params&amp;Config'.$C$12])" office:value-type="float" office:value="18.5098819318713" calcext:value-type="float">
            <text:p>18,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7" calcext:value-type="float">
            <text:p>717</text:p>
          </table:table-cell>
          <table:table-cell table:formula="of:=(['Params&amp;Config'.$C$9]/['Params&amp;Config'.$C$10]) * [.C719]" office:value-type="float" office:value="1.91853515625" calcext:value-type="float">
            <text:p>1,919</text:p>
          </table:table-cell>
          <table:table-cell table:style-name="ce2" table:formula="of:=[.D719]*2" office:value-type="float" office:value="3.8370703125" calcext:value-type="float">
            <text:p>3,837</text:p>
          </table:table-cell>
          <table:table-cell table:style-name="ce2" table:formula="of:=[.D719]/1.4/2" office:value-type="float" office:value="0.685191127232143" calcext:value-type="float">
            <text:p>0,685</text:p>
          </table:table-cell>
          <table:table-cell table:formula="of:=20*LOG10([.C719]/['Params&amp;Config'.$C$11])" office:value-type="float" office:value="2.92498389383939" calcext:value-type="float">
            <text:p>2,92</text:p>
          </table:table-cell>
          <table:table-cell table:formula="of:=20*LOG10([.C719]/['Params&amp;Config'.$C$12])" office:value-type="float" office:value="18.5220045990701" calcext:value-type="float">
            <text:p>18,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8" calcext:value-type="float">
            <text:p>718</text:p>
          </table:table-cell>
          <table:table-cell table:formula="of:=(['Params&amp;Config'.$C$9]/['Params&amp;Config'.$C$10]) * [.C720]" office:value-type="float" office:value="1.9212109375" calcext:value-type="float">
            <text:p>1,921</text:p>
          </table:table-cell>
          <table:table-cell table:style-name="ce2" table:formula="of:=[.D720]*2" office:value-type="float" office:value="3.842421875" calcext:value-type="float">
            <text:p>3,842</text:p>
          </table:table-cell>
          <table:table-cell table:style-name="ce2" table:formula="of:=[.D720]/1.4/2" office:value-type="float" office:value="0.686146763392857" calcext:value-type="float">
            <text:p>0,686</text:p>
          </table:table-cell>
          <table:table-cell table:formula="of:=20*LOG10([.C720]/['Params&amp;Config'.$C$11])" office:value-type="float" office:value="2.93708966532939" calcext:value-type="float">
            <text:p>2,94</text:p>
          </table:table-cell>
          <table:table-cell table:formula="of:=20*LOG10([.C720]/['Params&amp;Config'.$C$12])" office:value-type="float" office:value="18.5341103705602" calcext:value-type="float">
            <text:p>18,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9" calcext:value-type="float">
            <text:p>719</text:p>
          </table:table-cell>
          <table:table-cell table:formula="of:=(['Params&amp;Config'.$C$9]/['Params&amp;Config'.$C$10]) * [.C721]" office:value-type="float" office:value="1.92388671875" calcext:value-type="float">
            <text:p>1,924</text:p>
          </table:table-cell>
          <table:table-cell table:style-name="ce2" table:formula="of:=[.D721]*2" office:value-type="float" office:value="3.8477734375" calcext:value-type="float">
            <text:p>3,848</text:p>
          </table:table-cell>
          <table:table-cell table:style-name="ce2" table:formula="of:=[.D721]/1.4/2" office:value-type="float" office:value="0.687102399553572" calcext:value-type="float">
            <text:p>0,687</text:p>
          </table:table-cell>
          <table:table-cell table:formula="of:=20*LOG10([.C721]/['Params&amp;Config'.$C$11])" office:value-type="float" office:value="2.94917858814104" calcext:value-type="float">
            <text:p>2,95</text:p>
          </table:table-cell>
          <table:table-cell table:formula="of:=20*LOG10([.C721]/['Params&amp;Config'.$C$12])" office:value-type="float" office:value="18.5461992933718" calcext:value-type="float">
            <text:p>18,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0" calcext:value-type="float">
            <text:p>720</text:p>
          </table:table-cell>
          <table:table-cell table:formula="of:=(['Params&amp;Config'.$C$9]/['Params&amp;Config'.$C$10]) * [.C722]" office:value-type="float" office:value="1.9265625" calcext:value-type="float">
            <text:p>1,927</text:p>
          </table:table-cell>
          <table:table-cell table:style-name="ce2" table:formula="of:=[.D722]*2" office:value-type="float" office:value="3.853125" calcext:value-type="float">
            <text:p>3,853</text:p>
          </table:table-cell>
          <table:table-cell table:style-name="ce2" table:formula="of:=[.D722]/1.4/2" office:value-type="float" office:value="0.688058035714286" calcext:value-type="float">
            <text:p>0,688</text:p>
          </table:table-cell>
          <table:table-cell table:formula="of:=20*LOG10([.C722]/['Params&amp;Config'.$C$11])" office:value-type="float" office:value="2.96125070910875" calcext:value-type="float">
            <text:p>2,96</text:p>
          </table:table-cell>
          <table:table-cell table:formula="of:=20*LOG10([.C722]/['Params&amp;Config'.$C$12])" office:value-type="float" office:value="18.5582714143395" calcext:value-type="float">
            <text:p>18,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1" calcext:value-type="float">
            <text:p>721</text:p>
          </table:table-cell>
          <table:table-cell table:formula="of:=(['Params&amp;Config'.$C$9]/['Params&amp;Config'.$C$10]) * [.C723]" office:value-type="float" office:value="1.92923828125" calcext:value-type="float">
            <text:p>1,929</text:p>
          </table:table-cell>
          <table:table-cell table:style-name="ce2" table:formula="of:=[.D723]*2" office:value-type="float" office:value="3.8584765625" calcext:value-type="float">
            <text:p>3,858</text:p>
          </table:table-cell>
          <table:table-cell table:style-name="ce2" table:formula="of:=[.D723]/1.4/2" office:value-type="float" office:value="0.689013671875" calcext:value-type="float">
            <text:p>0,689</text:p>
          </table:table-cell>
          <table:table-cell table:formula="of:=20*LOG10([.C723]/['Params&amp;Config'.$C$11])" office:value-type="float" office:value="2.97330607487197" calcext:value-type="float">
            <text:p>2,97</text:p>
          </table:table-cell>
          <table:table-cell table:formula="of:=20*LOG10([.C723]/['Params&amp;Config'.$C$12])" office:value-type="float" office:value="18.5703267801027" calcext:value-type="float">
            <text:p>18,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2" calcext:value-type="float">
            <text:p>722</text:p>
          </table:table-cell>
          <table:table-cell table:formula="of:=(['Params&amp;Config'.$C$9]/['Params&amp;Config'.$C$10]) * [.C724]" office:value-type="float" office:value="1.9319140625" calcext:value-type="float">
            <text:p>1,932</text:p>
          </table:table-cell>
          <table:table-cell table:style-name="ce2" table:formula="of:=[.D724]*2" office:value-type="float" office:value="3.863828125" calcext:value-type="float">
            <text:p>3,864</text:p>
          </table:table-cell>
          <table:table-cell table:style-name="ce2" table:formula="of:=[.D724]/1.4/2" office:value-type="float" office:value="0.689969308035714" calcext:value-type="float">
            <text:p>0,690</text:p>
          </table:table-cell>
          <table:table-cell table:formula="of:=20*LOG10([.C724]/['Params&amp;Config'.$C$11])" office:value-type="float" office:value="2.98534473187617" calcext:value-type="float">
            <text:p>2,99</text:p>
          </table:table-cell>
          <table:table-cell table:formula="of:=20*LOG10([.C724]/['Params&amp;Config'.$C$12])" office:value-type="float" office:value="18.5823654371069" calcext:value-type="float">
            <text:p>18,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3" calcext:value-type="float">
            <text:p>723</text:p>
          </table:table-cell>
          <table:table-cell table:formula="of:=(['Params&amp;Config'.$C$9]/['Params&amp;Config'.$C$10]) * [.C725]" office:value-type="float" office:value="1.93458984375" calcext:value-type="float">
            <text:p>1,935</text:p>
          </table:table-cell>
          <table:table-cell table:style-name="ce2" table:formula="of:=[.D725]*2" office:value-type="float" office:value="3.8691796875" calcext:value-type="float">
            <text:p>3,869</text:p>
          </table:table-cell>
          <table:table-cell table:style-name="ce2" table:formula="of:=[.D725]/1.4/2" office:value-type="float" office:value="0.690924944196429" calcext:value-type="float">
            <text:p>0,691</text:p>
          </table:table-cell>
          <table:table-cell table:formula="of:=20*LOG10([.C725]/['Params&amp;Config'.$C$11])" office:value-type="float" office:value="2.997366726374" calcext:value-type="float">
            <text:p>3</text:p>
          </table:table-cell>
          <table:table-cell table:formula="of:=20*LOG10([.C725]/['Params&amp;Config'.$C$12])" office:value-type="float" office:value="18.5943874316048" calcext:value-type="float">
            <text:p>18,5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4" calcext:value-type="float">
            <text:p>724</text:p>
          </table:table-cell>
          <table:table-cell table:formula="of:=(['Params&amp;Config'.$C$9]/['Params&amp;Config'.$C$10]) * [.C726]" office:value-type="float" office:value="1.937265625" calcext:value-type="float">
            <text:p>1,937</text:p>
          </table:table-cell>
          <table:table-cell table:style-name="ce2" table:formula="of:=[.D726]*2" office:value-type="float" office:value="3.87453125" calcext:value-type="float">
            <text:p>3,875</text:p>
          </table:table-cell>
          <table:table-cell table:style-name="ce2" table:formula="of:=[.D726]/1.4/2" office:value-type="float" office:value="0.691880580357143" calcext:value-type="float">
            <text:p>0,692</text:p>
          </table:table-cell>
          <table:table-cell table:formula="of:=20*LOG10([.C726]/['Params&amp;Config'.$C$11])" office:value-type="float" office:value="3.00937210442632" calcext:value-type="float">
            <text:p>3,01</text:p>
          </table:table-cell>
          <table:table-cell table:formula="of:=20*LOG10([.C726]/['Params&amp;Config'.$C$12])" office:value-type="float" office:value="18.6063928096571" calcext:value-type="float">
            <text:p>18,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5" calcext:value-type="float">
            <text:p>725</text:p>
          </table:table-cell>
          <table:table-cell table:formula="of:=(['Params&amp;Config'.$C$9]/['Params&amp;Config'.$C$10]) * [.C727]" office:value-type="float" office:value="1.93994140625" calcext:value-type="float">
            <text:p>1,940</text:p>
          </table:table-cell>
          <table:table-cell table:style-name="ce2" table:formula="of:=[.D727]*2" office:value-type="float" office:value="3.8798828125" calcext:value-type="float">
            <text:p>3,880</text:p>
          </table:table-cell>
          <table:table-cell table:style-name="ce2" table:formula="of:=[.D727]/1.4/2" office:value-type="float" office:value="0.692836216517857" calcext:value-type="float">
            <text:p>0,693</text:p>
          </table:table-cell>
          <table:table-cell table:formula="of:=20*LOG10([.C727]/['Params&amp;Config'.$C$11])" office:value-type="float" office:value="3.02136091190326" calcext:value-type="float">
            <text:p>3,02</text:p>
          </table:table-cell>
          <table:table-cell table:formula="of:=20*LOG10([.C727]/['Params&amp;Config'.$C$12])" office:value-type="float" office:value="18.618381617134" calcext:value-type="float">
            <text:p>18,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6" calcext:value-type="float">
            <text:p>726</text:p>
          </table:table-cell>
          <table:table-cell table:formula="of:=(['Params&amp;Config'.$C$9]/['Params&amp;Config'.$C$10]) * [.C728]" office:value-type="float" office:value="1.9426171875" calcext:value-type="float">
            <text:p>1,943</text:p>
          </table:table-cell>
          <table:table-cell table:style-name="ce2" table:formula="of:=[.D728]*2" office:value-type="float" office:value="3.885234375" calcext:value-type="float">
            <text:p>3,885</text:p>
          </table:table-cell>
          <table:table-cell table:style-name="ce2" table:formula="of:=[.D728]/1.4/2" office:value-type="float" office:value="0.693791852678572" calcext:value-type="float">
            <text:p>0,694</text:p>
          </table:table-cell>
          <table:table-cell table:formula="of:=20*LOG10([.C728]/['Params&amp;Config'.$C$11])" office:value-type="float" office:value="3.03333319448526" calcext:value-type="float">
            <text:p>3,03</text:p>
          </table:table-cell>
          <table:table-cell table:formula="of:=20*LOG10([.C728]/['Params&amp;Config'.$C$12])" office:value-type="float" office:value="18.630353899716" calcext:value-type="float">
            <text:p>18,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7" calcext:value-type="float">
            <text:p>727</text:p>
          </table:table-cell>
          <table:table-cell table:formula="of:=(['Params&amp;Config'.$C$9]/['Params&amp;Config'.$C$10]) * [.C729]" office:value-type="float" office:value="1.94529296875" calcext:value-type="float">
            <text:p>1,945</text:p>
          </table:table-cell>
          <table:table-cell table:style-name="ce2" table:formula="of:=[.D729]*2" office:value-type="float" office:value="3.8905859375" calcext:value-type="float">
            <text:p>3,891</text:p>
          </table:table-cell>
          <table:table-cell table:style-name="ce2" table:formula="of:=[.D729]/1.4/2" office:value-type="float" office:value="0.694747488839286" calcext:value-type="float">
            <text:p>0,695</text:p>
          </table:table-cell>
          <table:table-cell table:formula="of:=20*LOG10([.C729]/['Params&amp;Config'.$C$11])" office:value-type="float" office:value="3.04528899766414" calcext:value-type="float">
            <text:p>3,05</text:p>
          </table:table-cell>
          <table:table-cell table:formula="of:=20*LOG10([.C729]/['Params&amp;Config'.$C$12])" office:value-type="float" office:value="18.6423097028949" calcext:value-type="float">
            <text:p>18,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8" calcext:value-type="float">
            <text:p>728</text:p>
          </table:table-cell>
          <table:table-cell table:formula="of:=(['Params&amp;Config'.$C$9]/['Params&amp;Config'.$C$10]) * [.C730]" office:value-type="float" office:value="1.94796875" calcext:value-type="float">
            <text:p>1,948</text:p>
          </table:table-cell>
          <table:table-cell table:style-name="ce2" table:formula="of:=[.D730]*2" office:value-type="float" office:value="3.8959375" calcext:value-type="float">
            <text:p>3,896</text:p>
          </table:table-cell>
          <table:table-cell table:style-name="ce2" table:formula="of:=[.D730]/1.4/2" office:value-type="float" office:value="0.695703125" calcext:value-type="float">
            <text:p>0,696</text:p>
          </table:table-cell>
          <table:table-cell table:formula="of:=20*LOG10([.C730]/['Params&amp;Config'.$C$11])" office:value-type="float" office:value="3.05722836674413" calcext:value-type="float">
            <text:p>3,06</text:p>
          </table:table-cell>
          <table:table-cell table:formula="of:=20*LOG10([.C730]/['Params&amp;Config'.$C$12])" office:value-type="float" office:value="18.6542490719749" calcext:value-type="float">
            <text:p>18,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9" calcext:value-type="float">
            <text:p>729</text:p>
          </table:table-cell>
          <table:table-cell table:formula="of:=(['Params&amp;Config'.$C$9]/['Params&amp;Config'.$C$10]) * [.C731]" office:value-type="float" office:value="1.95064453125" calcext:value-type="float">
            <text:p>1,951</text:p>
          </table:table-cell>
          <table:table-cell table:style-name="ce2" table:formula="of:=[.D731]*2" office:value-type="float" office:value="3.9012890625" calcext:value-type="float">
            <text:p>3,901</text:p>
          </table:table-cell>
          <table:table-cell table:style-name="ce2" table:formula="of:=[.D731]/1.4/2" office:value-type="float" office:value="0.696658761160714" calcext:value-type="float">
            <text:p>0,697</text:p>
          </table:table-cell>
          <table:table-cell table:formula="of:=20*LOG10([.C731]/['Params&amp;Config'.$C$11])" office:value-type="float" office:value="3.06915134684288" calcext:value-type="float">
            <text:p>3,07</text:p>
          </table:table-cell>
          <table:table-cell table:formula="of:=20*LOG10([.C731]/['Params&amp;Config'.$C$12])" office:value-type="float" office:value="18.6661720520736" calcext:value-type="float">
            <text:p>18,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0" calcext:value-type="float">
            <text:p>730</text:p>
          </table:table-cell>
          <table:table-cell table:formula="of:=(['Params&amp;Config'.$C$9]/['Params&amp;Config'.$C$10]) * [.C732]" office:value-type="float" office:value="1.9533203125" calcext:value-type="float">
            <text:p>1,953</text:p>
          </table:table-cell>
          <table:table-cell table:style-name="ce2" table:formula="of:=[.D732]*2" office:value-type="float" office:value="3.906640625" calcext:value-type="float">
            <text:p>3,907</text:p>
          </table:table-cell>
          <table:table-cell table:style-name="ce2" table:formula="of:=[.D732]/1.4/2" office:value-type="float" office:value="0.697614397321429" calcext:value-type="float">
            <text:p>0,698</text:p>
          </table:table-cell>
          <table:table-cell table:formula="of:=20*LOG10([.C732]/['Params&amp;Config'.$C$11])" office:value-type="float" office:value="3.0810579828925" calcext:value-type="float">
            <text:p>3,08</text:p>
          </table:table-cell>
          <table:table-cell table:formula="of:=20*LOG10([.C732]/['Params&amp;Config'.$C$12])" office:value-type="float" office:value="18.6780786881233" calcext:value-type="float">
            <text:p>18,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1" calcext:value-type="float">
            <text:p>731</text:p>
          </table:table-cell>
          <table:table-cell table:formula="of:=(['Params&amp;Config'.$C$9]/['Params&amp;Config'.$C$10]) * [.C733]" office:value-type="float" office:value="1.95599609375" calcext:value-type="float">
            <text:p>1,956</text:p>
          </table:table-cell>
          <table:table-cell table:style-name="ce2" table:formula="of:=[.D733]*2" office:value-type="float" office:value="3.9119921875" calcext:value-type="float">
            <text:p>3,912</text:p>
          </table:table-cell>
          <table:table-cell table:style-name="ce2" table:formula="of:=[.D733]/1.4/2" office:value-type="float" office:value="0.698570033482143" calcext:value-type="float">
            <text:p>0,699</text:p>
          </table:table-cell>
          <table:table-cell table:formula="of:=20*LOG10([.C733]/['Params&amp;Config'.$C$11])" office:value-type="float" office:value="3.09294831964059" calcext:value-type="float">
            <text:p>3,09</text:p>
          </table:table-cell>
          <table:table-cell table:formula="of:=20*LOG10([.C733]/['Params&amp;Config'.$C$12])" office:value-type="float" office:value="18.6899690248714" calcext:value-type="float">
            <text:p>18,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2" calcext:value-type="float">
            <text:p>732</text:p>
          </table:table-cell>
          <table:table-cell table:formula="of:=(['Params&amp;Config'.$C$9]/['Params&amp;Config'.$C$10]) * [.C734]" office:value-type="float" office:value="1.958671875" calcext:value-type="float">
            <text:p>1,959</text:p>
          </table:table-cell>
          <table:table-cell table:style-name="ce2" table:formula="of:=[.D734]*2" office:value-type="float" office:value="3.91734375" calcext:value-type="float">
            <text:p>3,917</text:p>
          </table:table-cell>
          <table:table-cell table:style-name="ce2" table:formula="of:=[.D734]/1.4/2" office:value-type="float" office:value="0.699525669642857" calcext:value-type="float">
            <text:p>0,700</text:p>
          </table:table-cell>
          <table:table-cell table:formula="of:=20*LOG10([.C734]/['Params&amp;Config'.$C$11])" office:value-type="float" office:value="3.10482240165122" calcext:value-type="float">
            <text:p>3,1</text:p>
          </table:table-cell>
          <table:table-cell table:formula="of:=20*LOG10([.C734]/['Params&amp;Config'.$C$12])" office:value-type="float" office:value="18.701843106882" calcext:value-type="float">
            <text:p>18,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3" calcext:value-type="float">
            <text:p>733</text:p>
          </table:table-cell>
          <table:table-cell table:formula="of:=(['Params&amp;Config'.$C$9]/['Params&amp;Config'.$C$10]) * [.C735]" office:value-type="float" office:value="1.96134765625" calcext:value-type="float">
            <text:p>1,961</text:p>
          </table:table-cell>
          <table:table-cell table:style-name="ce2" table:formula="of:=[.D735]*2" office:value-type="float" office:value="3.9226953125" calcext:value-type="float">
            <text:p>3,923</text:p>
          </table:table-cell>
          <table:table-cell table:style-name="ce2" table:formula="of:=[.D735]/1.4/2" office:value-type="float" office:value="0.700481305803571" calcext:value-type="float">
            <text:p>0,700</text:p>
          </table:table-cell>
          <table:table-cell table:formula="of:=20*LOG10([.C735]/['Params&amp;Config'.$C$11])" office:value-type="float" office:value="3.11668027330594" calcext:value-type="float">
            <text:p>3,12</text:p>
          </table:table-cell>
          <table:table-cell table:formula="of:=20*LOG10([.C735]/['Params&amp;Config'.$C$12])" office:value-type="float" office:value="18.7137009785367" calcext:value-type="float">
            <text:p>18,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4" calcext:value-type="float">
            <text:p>734</text:p>
          </table:table-cell>
          <table:table-cell table:formula="of:=(['Params&amp;Config'.$C$9]/['Params&amp;Config'.$C$10]) * [.C736]" office:value-type="float" office:value="1.9640234375" calcext:value-type="float">
            <text:p>1,964</text:p>
          </table:table-cell>
          <table:table-cell table:style-name="ce2" table:formula="of:=[.D736]*2" office:value-type="float" office:value="3.928046875" calcext:value-type="float">
            <text:p>3,928</text:p>
          </table:table-cell>
          <table:table-cell table:style-name="ce2" table:formula="of:=[.D736]/1.4/2" office:value-type="float" office:value="0.701436941964286" calcext:value-type="float">
            <text:p>0,701</text:p>
          </table:table-cell>
          <table:table-cell table:formula="of:=20*LOG10([.C736]/['Params&amp;Config'.$C$11])" office:value-type="float" office:value="3.1285219788048" calcext:value-type="float">
            <text:p>3,13</text:p>
          </table:table-cell>
          <table:table-cell table:formula="of:=20*LOG10([.C736]/['Params&amp;Config'.$C$12])" office:value-type="float" office:value="18.7255426840356" calcext:value-type="float">
            <text:p>18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5" calcext:value-type="float">
            <text:p>735</text:p>
          </table:table-cell>
          <table:table-cell table:formula="of:=(['Params&amp;Config'.$C$9]/['Params&amp;Config'.$C$10]) * [.C737]" office:value-type="float" office:value="1.96669921875" calcext:value-type="float">
            <text:p>1,967</text:p>
          </table:table-cell>
          <table:table-cell table:style-name="ce2" table:formula="of:=[.D737]*2" office:value-type="float" office:value="3.9333984375" calcext:value-type="float">
            <text:p>3,933</text:p>
          </table:table-cell>
          <table:table-cell table:style-name="ce2" table:formula="of:=[.D737]/1.4/2" office:value-type="float" office:value="0.702392578125" calcext:value-type="float">
            <text:p>0,702</text:p>
          </table:table-cell>
          <table:table-cell table:formula="of:=20*LOG10([.C737]/['Params&amp;Config'.$C$11])" office:value-type="float" office:value="3.14034756216728" calcext:value-type="float">
            <text:p>3,14</text:p>
          </table:table-cell>
          <table:table-cell table:formula="of:=20*LOG10([.C737]/['Params&amp;Config'.$C$12])" office:value-type="float" office:value="18.737368267398" calcext:value-type="float">
            <text:p>18,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6" calcext:value-type="float">
            <text:p>736</text:p>
          </table:table-cell>
          <table:table-cell table:formula="of:=(['Params&amp;Config'.$C$9]/['Params&amp;Config'.$C$10]) * [.C738]" office:value-type="float" office:value="1.969375" calcext:value-type="float">
            <text:p>1,969</text:p>
          </table:table-cell>
          <table:table-cell table:style-name="ce2" table:formula="of:=[.D738]*2" office:value-type="float" office:value="3.93875" calcext:value-type="float">
            <text:p>3,939</text:p>
          </table:table-cell>
          <table:table-cell table:style-name="ce2" table:formula="of:=[.D738]/1.4/2" office:value-type="float" office:value="0.703348214285714" calcext:value-type="float">
            <text:p>0,703</text:p>
          </table:table-cell>
          <table:table-cell table:formula="of:=20*LOG10([.C738]/['Params&amp;Config'.$C$11])" office:value-type="float" office:value="3.15215706723336" calcext:value-type="float">
            <text:p>3,15</text:p>
          </table:table-cell>
          <table:table-cell table:formula="of:=20*LOG10([.C738]/['Params&amp;Config'.$C$12])" office:value-type="float" office:value="18.7491777724641" calcext:value-type="float">
            <text:p>18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7" calcext:value-type="float">
            <text:p>737</text:p>
          </table:table-cell>
          <table:table-cell table:formula="of:=(['Params&amp;Config'.$C$9]/['Params&amp;Config'.$C$10]) * [.C739]" office:value-type="float" office:value="1.97205078125" calcext:value-type="float">
            <text:p>1,972</text:p>
          </table:table-cell>
          <table:table-cell table:style-name="ce2" table:formula="of:=[.D739]*2" office:value-type="float" office:value="3.9441015625" calcext:value-type="float">
            <text:p>3,944</text:p>
          </table:table-cell>
          <table:table-cell table:style-name="ce2" table:formula="of:=[.D739]/1.4/2" office:value-type="float" office:value="0.704303850446429" calcext:value-type="float">
            <text:p>0,704</text:p>
          </table:table-cell>
          <table:table-cell table:formula="of:=20*LOG10([.C739]/['Params&amp;Config'.$C$11])" office:value-type="float" office:value="3.16395053766441" calcext:value-type="float">
            <text:p>3,16</text:p>
          </table:table-cell>
          <table:table-cell table:formula="of:=20*LOG10([.C739]/['Params&amp;Config'.$C$12])" office:value-type="float" office:value="18.7609712428952" calcext:value-type="float">
            <text:p>18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8" calcext:value-type="float">
            <text:p>738</text:p>
          </table:table-cell>
          <table:table-cell table:formula="of:=(['Params&amp;Config'.$C$9]/['Params&amp;Config'.$C$10]) * [.C740]" office:value-type="float" office:value="1.9747265625" calcext:value-type="float">
            <text:p>1,975</text:p>
          </table:table-cell>
          <table:table-cell table:style-name="ce2" table:formula="of:=[.D740]*2" office:value-type="float" office:value="3.949453125" calcext:value-type="float">
            <text:p>3,949</text:p>
          </table:table-cell>
          <table:table-cell table:style-name="ce2" table:formula="of:=[.D740]/1.4/2" office:value-type="float" office:value="0.705259486607143" calcext:value-type="float">
            <text:p>0,705</text:p>
          </table:table-cell>
          <table:table-cell table:formula="of:=20*LOG10([.C740]/['Params&amp;Config'.$C$11])" office:value-type="float" office:value="3.17572801694422" calcext:value-type="float">
            <text:p>3,18</text:p>
          </table:table-cell>
          <table:table-cell table:formula="of:=20*LOG10([.C740]/['Params&amp;Config'.$C$12])" office:value-type="float" office:value="18.772748722175" calcext:value-type="float">
            <text:p>18,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9" calcext:value-type="float">
            <text:p>739</text:p>
          </table:table-cell>
          <table:table-cell table:formula="of:=(['Params&amp;Config'.$C$9]/['Params&amp;Config'.$C$10]) * [.C741]" office:value-type="float" office:value="1.97740234375" calcext:value-type="float">
            <text:p>1,977</text:p>
          </table:table-cell>
          <table:table-cell table:style-name="ce2" table:formula="of:=[.D741]*2" office:value-type="float" office:value="3.9548046875" calcext:value-type="float">
            <text:p>3,955</text:p>
          </table:table-cell>
          <table:table-cell table:style-name="ce2" table:formula="of:=[.D741]/1.4/2" office:value-type="float" office:value="0.706215122767857" calcext:value-type="float">
            <text:p>0,706</text:p>
          </table:table-cell>
          <table:table-cell table:formula="of:=20*LOG10([.C741]/['Params&amp;Config'.$C$11])" office:value-type="float" office:value="3.1874895483799" calcext:value-type="float">
            <text:p>3,19</text:p>
          </table:table-cell>
          <table:table-cell table:formula="of:=20*LOG10([.C741]/['Params&amp;Config'.$C$12])" office:value-type="float" office:value="18.7845102536107" calcext:value-type="float">
            <text:p>18,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0" calcext:value-type="float">
            <text:p>740</text:p>
          </table:table-cell>
          <table:table-cell table:formula="of:=(['Params&amp;Config'.$C$9]/['Params&amp;Config'.$C$10]) * [.C742]" office:value-type="float" office:value="1.980078125" calcext:value-type="float">
            <text:p>1,980</text:p>
          </table:table-cell>
          <table:table-cell table:style-name="ce2" table:formula="of:=[.D742]*2" office:value-type="float" office:value="3.96015625" calcext:value-type="float">
            <text:p>3,960</text:p>
          </table:table-cell>
          <table:table-cell table:style-name="ce2" table:formula="of:=[.D742]/1.4/2" office:value-type="float" office:value="0.707170758928571" calcext:value-type="float">
            <text:p>0,707</text:p>
          </table:table-cell>
          <table:table-cell table:formula="of:=20*LOG10([.C742]/['Params&amp;Config'.$C$11])" office:value-type="float" office:value="3.19923517510291" calcext:value-type="float">
            <text:p>3,2</text:p>
          </table:table-cell>
          <table:table-cell table:formula="of:=20*LOG10([.C742]/['Params&amp;Config'.$C$12])" office:value-type="float" office:value="18.7962558803337" calcext:value-type="float">
            <text:p>18,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1" calcext:value-type="float">
            <text:p>741</text:p>
          </table:table-cell>
          <table:table-cell table:formula="of:=(['Params&amp;Config'.$C$9]/['Params&amp;Config'.$C$10]) * [.C743]" office:value-type="float" office:value="1.98275390625" calcext:value-type="float">
            <text:p>1,983</text:p>
          </table:table-cell>
          <table:table-cell table:style-name="ce2" table:formula="of:=[.D743]*2" office:value-type="float" office:value="3.9655078125" calcext:value-type="float">
            <text:p>3,966</text:p>
          </table:table-cell>
          <table:table-cell table:style-name="ce2" table:formula="of:=[.D743]/1.4/2" office:value-type="float" office:value="0.708126395089286" calcext:value-type="float">
            <text:p>0,708</text:p>
          </table:table-cell>
          <table:table-cell table:formula="of:=20*LOG10([.C743]/['Params&amp;Config'.$C$11])" office:value-type="float" office:value="3.21096494006995" calcext:value-type="float">
            <text:p>3,21</text:p>
          </table:table-cell>
          <table:table-cell table:formula="of:=20*LOG10([.C743]/['Params&amp;Config'.$C$12])" office:value-type="float" office:value="18.8079856453007" calcext:value-type="float">
            <text:p>18,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2" calcext:value-type="float">
            <text:p>742</text:p>
          </table:table-cell>
          <table:table-cell table:formula="of:=(['Params&amp;Config'.$C$9]/['Params&amp;Config'.$C$10]) * [.C744]" office:value-type="float" office:value="1.9854296875" calcext:value-type="float">
            <text:p>1,985</text:p>
          </table:table-cell>
          <table:table-cell table:style-name="ce2" table:formula="of:=[.D744]*2" office:value-type="float" office:value="3.970859375" calcext:value-type="float">
            <text:p>3,971</text:p>
          </table:table-cell>
          <table:table-cell table:style-name="ce2" table:formula="of:=[.D744]/1.4/2" office:value-type="float" office:value="0.70908203125" calcext:value-type="float">
            <text:p>0,709</text:p>
          </table:table-cell>
          <table:table-cell table:formula="of:=20*LOG10([.C744]/['Params&amp;Config'.$C$11])" office:value-type="float" office:value="3.22267888606393" calcext:value-type="float">
            <text:p>3,22</text:p>
          </table:table-cell>
          <table:table-cell table:formula="of:=20*LOG10([.C744]/['Params&amp;Config'.$C$12])" office:value-type="float" office:value="18.8196995912947" calcext:value-type="float">
            <text:p>18,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3" calcext:value-type="float">
            <text:p>743</text:p>
          </table:table-cell>
          <table:table-cell table:formula="of:=(['Params&amp;Config'.$C$9]/['Params&amp;Config'.$C$10]) * [.C745]" office:value-type="float" office:value="1.98810546875" calcext:value-type="float">
            <text:p>1,988</text:p>
          </table:table-cell>
          <table:table-cell table:style-name="ce2" table:formula="of:=[.D745]*2" office:value-type="float" office:value="3.9762109375" calcext:value-type="float">
            <text:p>3,976</text:p>
          </table:table-cell>
          <table:table-cell table:style-name="ce2" table:formula="of:=[.D745]/1.4/2" office:value-type="float" office:value="0.710037667410714" calcext:value-type="float">
            <text:p>0,710</text:p>
          </table:table-cell>
          <table:table-cell table:formula="of:=20*LOG10([.C745]/['Params&amp;Config'.$C$11])" office:value-type="float" office:value="3.23437705569489" calcext:value-type="float">
            <text:p>3,23</text:p>
          </table:table-cell>
          <table:table-cell table:formula="of:=20*LOG10([.C745]/['Params&amp;Config'.$C$12])" office:value-type="float" office:value="18.8313977609257" calcext:value-type="float">
            <text:p>18,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4" calcext:value-type="float">
            <text:p>744</text:p>
          </table:table-cell>
          <table:table-cell table:formula="of:=(['Params&amp;Config'.$C$9]/['Params&amp;Config'.$C$10]) * [.C746]" office:value-type="float" office:value="1.99078125" calcext:value-type="float">
            <text:p>1,991</text:p>
          </table:table-cell>
          <table:table-cell table:style-name="ce2" table:formula="of:=[.D746]*2" office:value-type="float" office:value="3.9815625" calcext:value-type="float">
            <text:p>3,982</text:p>
          </table:table-cell>
          <table:table-cell table:style-name="ce2" table:formula="of:=[.D746]/1.4/2" office:value-type="float" office:value="0.710993303571429" calcext:value-type="float">
            <text:p>0,711</text:p>
          </table:table-cell>
          <table:table-cell table:formula="of:=20*LOG10([.C746]/['Params&amp;Config'.$C$11])" office:value-type="float" office:value="3.24605949140096" calcext:value-type="float">
            <text:p>3,25</text:p>
          </table:table-cell>
          <table:table-cell table:formula="of:=20*LOG10([.C746]/['Params&amp;Config'.$C$12])" office:value-type="float" office:value="18.8430801966317" calcext:value-type="float">
            <text:p>18,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5" calcext:value-type="float">
            <text:p>745</text:p>
          </table:table-cell>
          <table:table-cell table:formula="of:=(['Params&amp;Config'.$C$9]/['Params&amp;Config'.$C$10]) * [.C747]" office:value-type="float" office:value="1.99345703125" calcext:value-type="float">
            <text:p>1,993</text:p>
          </table:table-cell>
          <table:table-cell table:style-name="ce2" table:formula="of:=[.D747]*2" office:value-type="float" office:value="3.9869140625" calcext:value-type="float">
            <text:p>3,987</text:p>
          </table:table-cell>
          <table:table-cell table:style-name="ce2" table:formula="of:=[.D747]/1.4/2" office:value-type="float" office:value="0.711948939732143" calcext:value-type="float">
            <text:p>0,712</text:p>
          </table:table-cell>
          <table:table-cell table:formula="of:=20*LOG10([.C747]/['Params&amp;Config'.$C$11])" office:value-type="float" office:value="3.25772623544924" calcext:value-type="float">
            <text:p>3,26</text:p>
          </table:table-cell>
          <table:table-cell table:formula="of:=20*LOG10([.C747]/['Params&amp;Config'.$C$12])" office:value-type="float" office:value="18.85474694068" calcext:value-type="float">
            <text:p>18,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6" calcext:value-type="float">
            <text:p>746</text:p>
          </table:table-cell>
          <table:table-cell table:formula="of:=(['Params&amp;Config'.$C$9]/['Params&amp;Config'.$C$10]) * [.C748]" office:value-type="float" office:value="1.9961328125" calcext:value-type="float">
            <text:p>1,996</text:p>
          </table:table-cell>
          <table:table-cell table:style-name="ce2" table:formula="of:=[.D748]*2" office:value-type="float" office:value="3.992265625" calcext:value-type="float">
            <text:p>3,992</text:p>
          </table:table-cell>
          <table:table-cell table:style-name="ce2" table:formula="of:=[.D748]/1.4/2" office:value-type="float" office:value="0.712904575892857" calcext:value-type="float">
            <text:p>0,713</text:p>
          </table:table-cell>
          <table:table-cell table:formula="of:=20*LOG10([.C748]/['Params&amp;Config'.$C$11])" office:value-type="float" office:value="3.26937732993676" calcext:value-type="float">
            <text:p>3,27</text:p>
          </table:table-cell>
          <table:table-cell table:formula="of:=20*LOG10([.C748]/['Params&amp;Config'.$C$12])" office:value-type="float" office:value="18.8663980351675" calcext:value-type="float">
            <text:p>18,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7" calcext:value-type="float">
            <text:p>747</text:p>
          </table:table-cell>
          <table:table-cell table:formula="of:=(['Params&amp;Config'.$C$9]/['Params&amp;Config'.$C$10]) * [.C749]" office:value-type="float" office:value="1.99880859375" calcext:value-type="float">
            <text:p>1,999</text:p>
          </table:table-cell>
          <table:table-cell table:style-name="ce2" table:formula="of:=[.D749]*2" office:value-type="float" office:value="3.9976171875" calcext:value-type="float">
            <text:p>3,998</text:p>
          </table:table-cell>
          <table:table-cell table:style-name="ce2" table:formula="of:=[.D749]/1.4/2" office:value-type="float" office:value="0.713860212053572" calcext:value-type="float">
            <text:p>0,714</text:p>
          </table:table-cell>
          <table:table-cell table:formula="of:=20*LOG10([.C749]/['Params&amp;Config'.$C$11])" office:value-type="float" office:value="3.28101281679136" calcext:value-type="float">
            <text:p>3,28</text:p>
          </table:table-cell>
          <table:table-cell table:formula="of:=20*LOG10([.C749]/['Params&amp;Config'.$C$12])" office:value-type="float" office:value="18.8780335220221" calcext:value-type="float">
            <text:p>18,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8" calcext:value-type="float">
            <text:p>748</text:p>
          </table:table-cell>
          <table:table-cell table:formula="of:=(['Params&amp;Config'.$C$9]/['Params&amp;Config'.$C$10]) * [.C750]" office:value-type="float" office:value="2.001484375" calcext:value-type="float">
            <text:p>2,001</text:p>
          </table:table-cell>
          <table:table-cell table:style-name="ce2" table:formula="of:=[.D750]*2" office:value-type="float" office:value="4.00296875" calcext:value-type="float">
            <text:p>4,003</text:p>
          </table:table-cell>
          <table:table-cell table:style-name="ce2" table:formula="of:=[.D750]/1.4/2" office:value-type="float" office:value="0.714815848214286" calcext:value-type="float">
            <text:p>0,715</text:p>
          </table:table-cell>
          <table:table-cell table:formula="of:=20*LOG10([.C750]/['Params&amp;Config'.$C$11])" office:value-type="float" office:value="3.29263273777261" calcext:value-type="float">
            <text:p>3,29</text:p>
          </table:table-cell>
          <table:table-cell table:formula="of:=20*LOG10([.C750]/['Params&amp;Config'.$C$12])" office:value-type="float" office:value="18.8896534430034" calcext:value-type="float">
            <text:p>18,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9" calcext:value-type="float">
            <text:p>749</text:p>
          </table:table-cell>
          <table:table-cell table:formula="of:=(['Params&amp;Config'.$C$9]/['Params&amp;Config'.$C$10]) * [.C751]" office:value-type="float" office:value="2.00416015625" calcext:value-type="float">
            <text:p>2,004</text:p>
          </table:table-cell>
          <table:table-cell table:style-name="ce2" table:formula="of:=[.D751]*2" office:value-type="float" office:value="4.0083203125" calcext:value-type="float">
            <text:p>4,008</text:p>
          </table:table-cell>
          <table:table-cell table:style-name="ce2" table:formula="of:=[.D751]/1.4/2" office:value-type="float" office:value="0.715771484375" calcext:value-type="float">
            <text:p>0,716</text:p>
          </table:table-cell>
          <table:table-cell table:formula="of:=20*LOG10([.C751]/['Params&amp;Config'.$C$11])" office:value-type="float" office:value="3.30423713447271" calcext:value-type="float">
            <text:p>3,3</text:p>
          </table:table-cell>
          <table:table-cell table:formula="of:=20*LOG10([.C751]/['Params&amp;Config'.$C$12])" office:value-type="float" office:value="18.9012578397035" calcext:value-type="float">
            <text:p>18,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table:formula="of:=(['Params&amp;Config'.$C$9]/['Params&amp;Config'.$C$10]) * [.C752]" office:value-type="float" office:value="2.0068359375" calcext:value-type="float">
            <text:p>2,007</text:p>
          </table:table-cell>
          <table:table-cell table:style-name="ce2" table:formula="of:=[.D752]*2" office:value-type="float" office:value="4.013671875" calcext:value-type="float">
            <text:p>4,014</text:p>
          </table:table-cell>
          <table:table-cell table:style-name="ce2" table:formula="of:=[.D752]/1.4/2" office:value-type="float" office:value="0.716727120535714" calcext:value-type="float">
            <text:p>0,717</text:p>
          </table:table-cell>
          <table:table-cell table:formula="of:=20*LOG10([.C752]/['Params&amp;Config'.$C$11])" office:value-type="float" office:value="3.31582604831739" calcext:value-type="float">
            <text:p>3,32</text:p>
          </table:table-cell>
          <table:table-cell table:formula="of:=20*LOG10([.C752]/['Params&amp;Config'.$C$12])" office:value-type="float" office:value="18.9128467535481" calcext:value-type="float">
            <text:p>18,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1" calcext:value-type="float">
            <text:p>751</text:p>
          </table:table-cell>
          <table:table-cell table:formula="of:=(['Params&amp;Config'.$C$9]/['Params&amp;Config'.$C$10]) * [.C753]" office:value-type="float" office:value="2.00951171875" calcext:value-type="float">
            <text:p>2,010</text:p>
          </table:table-cell>
          <table:table-cell table:style-name="ce2" table:formula="of:=[.D753]*2" office:value-type="float" office:value="4.0190234375" calcext:value-type="float">
            <text:p>4,019</text:p>
          </table:table-cell>
          <table:table-cell table:style-name="ce2" table:formula="of:=[.D753]/1.4/2" office:value-type="float" office:value="0.717682756696429" calcext:value-type="float">
            <text:p>0,718</text:p>
          </table:table-cell>
          <table:table-cell table:formula="of:=20*LOG10([.C753]/['Params&amp;Config'.$C$11])" office:value-type="float" office:value="3.32739952056675" calcext:value-type="float">
            <text:p>3,33</text:p>
          </table:table-cell>
          <table:table-cell table:formula="of:=20*LOG10([.C753]/['Params&amp;Config'.$C$12])" office:value-type="float" office:value="18.9244202257975" calcext:value-type="float">
            <text:p>18,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2" calcext:value-type="float">
            <text:p>752</text:p>
          </table:table-cell>
          <table:table-cell table:formula="of:=(['Params&amp;Config'.$C$9]/['Params&amp;Config'.$C$10]) * [.C754]" office:value-type="float" office:value="2.0121875" calcext:value-type="float">
            <text:p>2,012</text:p>
          </table:table-cell>
          <table:table-cell table:style-name="ce2" table:formula="of:=[.D754]*2" office:value-type="float" office:value="4.024375" calcext:value-type="float">
            <text:p>4,024</text:p>
          </table:table-cell>
          <table:table-cell table:style-name="ce2" table:formula="of:=[.D754]/1.4/2" office:value-type="float" office:value="0.718638392857143" calcext:value-type="float">
            <text:p>0,719</text:p>
          </table:table-cell>
          <table:table-cell table:formula="of:=20*LOG10([.C754]/['Params&amp;Config'.$C$11])" office:value-type="float" office:value="3.33895759231623" calcext:value-type="float">
            <text:p>3,34</text:p>
          </table:table-cell>
          <table:table-cell table:formula="of:=20*LOG10([.C754]/['Params&amp;Config'.$C$12])" office:value-type="float" office:value="18.935978297547" calcext:value-type="float">
            <text:p>18,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3" calcext:value-type="float">
            <text:p>753</text:p>
          </table:table-cell>
          <table:table-cell table:formula="of:=(['Params&amp;Config'.$C$9]/['Params&amp;Config'.$C$10]) * [.C755]" office:value-type="float" office:value="2.01486328125" calcext:value-type="float">
            <text:p>2,015</text:p>
          </table:table-cell>
          <table:table-cell table:style-name="ce2" table:formula="of:=[.D755]*2" office:value-type="float" office:value="4.0297265625" calcext:value-type="float">
            <text:p>4,030</text:p>
          </table:table-cell>
          <table:table-cell table:style-name="ce2" table:formula="of:=[.D755]/1.4/2" office:value-type="float" office:value="0.719594029017857" calcext:value-type="float">
            <text:p>0,720</text:p>
          </table:table-cell>
          <table:table-cell table:formula="of:=20*LOG10([.C755]/['Params&amp;Config'.$C$11])" office:value-type="float" office:value="3.3505003044974" calcext:value-type="float">
            <text:p>3,35</text:p>
          </table:table-cell>
          <table:table-cell table:formula="of:=20*LOG10([.C755]/['Params&amp;Config'.$C$12])" office:value-type="float" office:value="18.9475210097282" calcext:value-type="float">
            <text:p>18,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4" calcext:value-type="float">
            <text:p>754</text:p>
          </table:table-cell>
          <table:table-cell table:formula="of:=(['Params&amp;Config'.$C$9]/['Params&amp;Config'.$C$10]) * [.C756]" office:value-type="float" office:value="2.0175390625" calcext:value-type="float">
            <text:p>2,018</text:p>
          </table:table-cell>
          <table:table-cell table:style-name="ce2" table:formula="of:=[.D756]*2" office:value-type="float" office:value="4.035078125" calcext:value-type="float">
            <text:p>4,035</text:p>
          </table:table-cell>
          <table:table-cell table:style-name="ce2" table:formula="of:=[.D756]/1.4/2" office:value-type="float" office:value="0.720549665178571" calcext:value-type="float">
            <text:p>0,721</text:p>
          </table:table-cell>
          <table:table-cell table:formula="of:=20*LOG10([.C756]/['Params&amp;Config'.$C$11])" office:value-type="float" office:value="3.36202769787887" calcext:value-type="float">
            <text:p>3,36</text:p>
          </table:table-cell>
          <table:table-cell table:formula="of:=20*LOG10([.C756]/['Params&amp;Config'.$C$12])" office:value-type="float" office:value="18.9590484031096" calcext:value-type="float">
            <text:p>18,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5" calcext:value-type="float">
            <text:p>755</text:p>
          </table:table-cell>
          <table:table-cell table:formula="of:=(['Params&amp;Config'.$C$9]/['Params&amp;Config'.$C$10]) * [.C757]" office:value-type="float" office:value="2.02021484375" calcext:value-type="float">
            <text:p>2,020</text:p>
          </table:table-cell>
          <table:table-cell table:style-name="ce2" table:formula="of:=[.D757]*2" office:value-type="float" office:value="4.0404296875" calcext:value-type="float">
            <text:p>4,040</text:p>
          </table:table-cell>
          <table:table-cell table:style-name="ce2" table:formula="of:=[.D757]/1.4/2" office:value-type="float" office:value="0.721505301339286" calcext:value-type="float">
            <text:p>0,722</text:p>
          </table:table-cell>
          <table:table-cell table:formula="of:=20*LOG10([.C757]/['Params&amp;Config'.$C$11])" office:value-type="float" office:value="3.37353981306715" calcext:value-type="float">
            <text:p>3,37</text:p>
          </table:table-cell>
          <table:table-cell table:formula="of:=20*LOG10([.C757]/['Params&amp;Config'.$C$12])" office:value-type="float" office:value="18.9705605182979" calcext:value-type="float">
            <text:p>18,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6" calcext:value-type="float">
            <text:p>756</text:p>
          </table:table-cell>
          <table:table-cell table:formula="of:=(['Params&amp;Config'.$C$9]/['Params&amp;Config'.$C$10]) * [.C758]" office:value-type="float" office:value="2.022890625" calcext:value-type="float">
            <text:p>2,023</text:p>
          </table:table-cell>
          <table:table-cell table:style-name="ce2" table:formula="of:=[.D758]*2" office:value-type="float" office:value="4.04578125" calcext:value-type="float">
            <text:p>4,046</text:p>
          </table:table-cell>
          <table:table-cell table:style-name="ce2" table:formula="of:=[.D758]/1.4/2" office:value-type="float" office:value="0.7224609375" calcext:value-type="float">
            <text:p>0,722</text:p>
          </table:table-cell>
          <table:table-cell table:formula="of:=20*LOG10([.C758]/['Params&amp;Config'.$C$11])" office:value-type="float" office:value="3.38503669050751" calcext:value-type="float">
            <text:p>3,39</text:p>
          </table:table-cell>
          <table:table-cell table:formula="of:=20*LOG10([.C758]/['Params&amp;Config'.$C$12])" office:value-type="float" office:value="18.9820573957383" calcext:value-type="float">
            <text:p>18,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7" calcext:value-type="float">
            <text:p>757</text:p>
          </table:table-cell>
          <table:table-cell table:formula="of:=(['Params&amp;Config'.$C$9]/['Params&amp;Config'.$C$10]) * [.C759]" office:value-type="float" office:value="2.02556640625" calcext:value-type="float">
            <text:p>2,026</text:p>
          </table:table-cell>
          <table:table-cell table:style-name="ce2" table:formula="of:=[.D759]*2" office:value-type="float" office:value="4.0511328125" calcext:value-type="float">
            <text:p>4,051</text:p>
          </table:table-cell>
          <table:table-cell table:style-name="ce2" table:formula="of:=[.D759]/1.4/2" office:value-type="float" office:value="0.723416573660714" calcext:value-type="float">
            <text:p>0,723</text:p>
          </table:table-cell>
          <table:table-cell table:formula="of:=20*LOG10([.C759]/['Params&amp;Config'.$C$11])" office:value-type="float" office:value="3.39651837048484" calcext:value-type="float">
            <text:p>3,4</text:p>
          </table:table-cell>
          <table:table-cell table:formula="of:=20*LOG10([.C759]/['Params&amp;Config'.$C$12])" office:value-type="float" office:value="18.9935390757156" calcext:value-type="float">
            <text:p>18,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8" calcext:value-type="float">
            <text:p>758</text:p>
          </table:table-cell>
          <table:table-cell table:formula="of:=(['Params&amp;Config'.$C$9]/['Params&amp;Config'.$C$10]) * [.C760]" office:value-type="float" office:value="2.0282421875" calcext:value-type="float">
            <text:p>2,028</text:p>
          </table:table-cell>
          <table:table-cell table:style-name="ce2" table:formula="of:=[.D760]*2" office:value-type="float" office:value="4.056484375" calcext:value-type="float">
            <text:p>4,056</text:p>
          </table:table-cell>
          <table:table-cell table:style-name="ce2" table:formula="of:=[.D760]/1.4/2" office:value-type="float" office:value="0.724372209821429" calcext:value-type="float">
            <text:p>0,724</text:p>
          </table:table-cell>
          <table:table-cell table:formula="of:=20*LOG10([.C760]/['Params&amp;Config'.$C$11])" office:value-type="float" office:value="3.40798489312446" calcext:value-type="float">
            <text:p>3,41</text:p>
          </table:table-cell>
          <table:table-cell table:formula="of:=20*LOG10([.C760]/['Params&amp;Config'.$C$12])" office:value-type="float" office:value="19.0050055983552" calcext:value-type="float">
            <text:p>19,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9" calcext:value-type="float">
            <text:p>759</text:p>
          </table:table-cell>
          <table:table-cell table:formula="of:=(['Params&amp;Config'.$C$9]/['Params&amp;Config'.$C$10]) * [.C761]" office:value-type="float" office:value="2.03091796875" calcext:value-type="float">
            <text:p>2,031</text:p>
          </table:table-cell>
          <table:table-cell table:style-name="ce2" table:formula="of:=[.D761]*2" office:value-type="float" office:value="4.0618359375" calcext:value-type="float">
            <text:p>4,062</text:p>
          </table:table-cell>
          <table:table-cell table:style-name="ce2" table:formula="of:=[.D761]/1.4/2" office:value-type="float" office:value="0.725327845982143" calcext:value-type="float">
            <text:p>0,725</text:p>
          </table:table-cell>
          <table:table-cell table:formula="of:=20*LOG10([.C761]/['Params&amp;Config'.$C$11])" office:value-type="float" office:value="3.41943629839299" calcext:value-type="float">
            <text:p>3,42</text:p>
          </table:table-cell>
          <table:table-cell table:formula="of:=20*LOG10([.C761]/['Params&amp;Config'.$C$12])" office:value-type="float" office:value="19.0164570036238" calcext:value-type="float">
            <text:p>19,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0" calcext:value-type="float">
            <text:p>760</text:p>
          </table:table-cell>
          <table:table-cell table:formula="of:=(['Params&amp;Config'.$C$9]/['Params&amp;Config'.$C$10]) * [.C762]" office:value-type="float" office:value="2.03359375" calcext:value-type="float">
            <text:p>2,034</text:p>
          </table:table-cell>
          <table:table-cell table:style-name="ce2" table:formula="of:=[.D762]*2" office:value-type="float" office:value="4.0671875" calcext:value-type="float">
            <text:p>4,067</text:p>
          </table:table-cell>
          <table:table-cell table:style-name="ce2" table:formula="of:=[.D762]/1.4/2" office:value-type="float" office:value="0.726283482142857" calcext:value-type="float">
            <text:p>0,726</text:p>
          </table:table-cell>
          <table:table-cell table:formula="of:=20*LOG10([.C762]/['Params&amp;Config'.$C$11])" office:value-type="float" office:value="3.43087262609921" calcext:value-type="float">
            <text:p>3,43</text:p>
          </table:table-cell>
          <table:table-cell table:formula="of:=20*LOG10([.C762]/['Params&amp;Config'.$C$12])" office:value-type="float" office:value="19.02789333133" calcext:value-type="float">
            <text:p>19,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1" calcext:value-type="float">
            <text:p>761</text:p>
          </table:table-cell>
          <table:table-cell table:formula="of:=(['Params&amp;Config'.$C$9]/['Params&amp;Config'.$C$10]) * [.C763]" office:value-type="float" office:value="2.03626953125" calcext:value-type="float">
            <text:p>2,036</text:p>
          </table:table-cell>
          <table:table-cell table:style-name="ce2" table:formula="of:=[.D763]*2" office:value-type="float" office:value="4.0725390625" calcext:value-type="float">
            <text:p>4,073</text:p>
          </table:table-cell>
          <table:table-cell table:style-name="ce2" table:formula="of:=[.D763]/1.4/2" office:value-type="float" office:value="0.727239118303572" calcext:value-type="float">
            <text:p>0,727</text:p>
          </table:table-cell>
          <table:table-cell table:formula="of:=20*LOG10([.C763]/['Params&amp;Config'.$C$11])" office:value-type="float" office:value="3.44229391589484" calcext:value-type="float">
            <text:p>3,44</text:p>
          </table:table-cell>
          <table:table-cell table:formula="of:=20*LOG10([.C763]/['Params&amp;Config'.$C$12])" office:value-type="float" office:value="19.0393146211256" calcext:value-type="float">
            <text:p>19,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2" calcext:value-type="float">
            <text:p>762</text:p>
          </table:table-cell>
          <table:table-cell table:formula="of:=(['Params&amp;Config'.$C$9]/['Params&amp;Config'.$C$10]) * [.C764]" office:value-type="float" office:value="2.0389453125" calcext:value-type="float">
            <text:p>2,039</text:p>
          </table:table-cell>
          <table:table-cell table:style-name="ce2" table:formula="of:=[.D764]*2" office:value-type="float" office:value="4.077890625" calcext:value-type="float">
            <text:p>4,078</text:p>
          </table:table-cell>
          <table:table-cell table:style-name="ce2" table:formula="of:=[.D764]/1.4/2" office:value-type="float" office:value="0.728194754464286" calcext:value-type="float">
            <text:p>0,728</text:p>
          </table:table-cell>
          <table:table-cell table:formula="of:=20*LOG10([.C764]/['Params&amp;Config'.$C$11])" office:value-type="float" office:value="3.45370020727539" calcext:value-type="float">
            <text:p>3,45</text:p>
          </table:table-cell>
          <table:table-cell table:formula="of:=20*LOG10([.C764]/['Params&amp;Config'.$C$12])" office:value-type="float" office:value="19.0507209125062" calcext:value-type="float">
            <text:p>19,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3" calcext:value-type="float">
            <text:p>763</text:p>
          </table:table-cell>
          <table:table-cell table:formula="of:=(['Params&amp;Config'.$C$9]/['Params&amp;Config'.$C$10]) * [.C765]" office:value-type="float" office:value="2.04162109375" calcext:value-type="float">
            <text:p>2,042</text:p>
          </table:table-cell>
          <table:table-cell table:style-name="ce2" table:formula="of:=[.D765]*2" office:value-type="float" office:value="4.0832421875" calcext:value-type="float">
            <text:p>4,083</text:p>
          </table:table-cell>
          <table:table-cell table:style-name="ce2" table:formula="of:=[.D765]/1.4/2" office:value-type="float" office:value="0.729150390625" calcext:value-type="float">
            <text:p>0,729</text:p>
          </table:table-cell>
          <table:table-cell table:formula="of:=20*LOG10([.C765]/['Params&amp;Config'.$C$11])" office:value-type="float" office:value="3.46509153958099" calcext:value-type="float">
            <text:p>3,47</text:p>
          </table:table-cell>
          <table:table-cell table:formula="of:=20*LOG10([.C765]/['Params&amp;Config'.$C$12])" office:value-type="float" office:value="19.0621122448118" calcext:value-type="float">
            <text:p>19,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4" calcext:value-type="float">
            <text:p>764</text:p>
          </table:table-cell>
          <table:table-cell table:formula="of:=(['Params&amp;Config'.$C$9]/['Params&amp;Config'.$C$10]) * [.C766]" office:value-type="float" office:value="2.044296875" calcext:value-type="float">
            <text:p>2,044</text:p>
          </table:table-cell>
          <table:table-cell table:style-name="ce2" table:formula="of:=[.D766]*2" office:value-type="float" office:value="4.08859375" calcext:value-type="float">
            <text:p>4,089</text:p>
          </table:table-cell>
          <table:table-cell table:style-name="ce2" table:formula="of:=[.D766]/1.4/2" office:value-type="float" office:value="0.730106026785714" calcext:value-type="float">
            <text:p>0,730</text:p>
          </table:table-cell>
          <table:table-cell table:formula="of:=20*LOG10([.C766]/['Params&amp;Config'.$C$11])" office:value-type="float" office:value="3.47646795199718" calcext:value-type="float">
            <text:p>3,48</text:p>
          </table:table-cell>
          <table:table-cell table:formula="of:=20*LOG10([.C766]/['Params&amp;Config'.$C$12])" office:value-type="float" office:value="19.0734886572279" calcext:value-type="float">
            <text:p>19,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5" calcext:value-type="float">
            <text:p>765</text:p>
          </table:table-cell>
          <table:table-cell table:formula="of:=(['Params&amp;Config'.$C$9]/['Params&amp;Config'.$C$10]) * [.C767]" office:value-type="float" office:value="2.04697265625" calcext:value-type="float">
            <text:p>2,047</text:p>
          </table:table-cell>
          <table:table-cell table:style-name="ce2" table:formula="of:=[.D767]*2" office:value-type="float" office:value="4.0939453125" calcext:value-type="float">
            <text:p>4,094</text:p>
          </table:table-cell>
          <table:table-cell table:style-name="ce2" table:formula="of:=[.D767]/1.4/2" office:value-type="float" office:value="0.731061662946429" calcext:value-type="float">
            <text:p>0,731</text:p>
          </table:table-cell>
          <table:table-cell table:formula="of:=20*LOG10([.C767]/['Params&amp;Config'.$C$11])" office:value-type="float" office:value="3.48782948355574" calcext:value-type="float">
            <text:p>3,49</text:p>
          </table:table-cell>
          <table:table-cell table:formula="of:=20*LOG10([.C767]/['Params&amp;Config'.$C$12])" office:value-type="float" office:value="19.0848501887865" calcext:value-type="float">
            <text:p>19,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6" calcext:value-type="float">
            <text:p>766</text:p>
          </table:table-cell>
          <table:table-cell table:formula="of:=(['Params&amp;Config'.$C$9]/['Params&amp;Config'.$C$10]) * [.C768]" office:value-type="float" office:value="2.0496484375" calcext:value-type="float">
            <text:p>2,050</text:p>
          </table:table-cell>
          <table:table-cell table:style-name="ce2" table:formula="of:=[.D768]*2" office:value-type="float" office:value="4.099296875" calcext:value-type="float">
            <text:p>4,099</text:p>
          </table:table-cell>
          <table:table-cell table:style-name="ce2" table:formula="of:=[.D768]/1.4/2" office:value-type="float" office:value="0.732017299107143" calcext:value-type="float">
            <text:p>0,732</text:p>
          </table:table-cell>
          <table:table-cell table:formula="of:=20*LOG10([.C768]/['Params&amp;Config'.$C$11])" office:value-type="float" office:value="3.49917617313546" calcext:value-type="float">
            <text:p>3,5</text:p>
          </table:table-cell>
          <table:table-cell table:formula="of:=20*LOG10([.C768]/['Params&amp;Config'.$C$12])" office:value-type="float" office:value="19.0961968783662" calcext:value-type="float">
            <text:p>19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7" calcext:value-type="float">
            <text:p>767</text:p>
          </table:table-cell>
          <table:table-cell table:formula="of:=(['Params&amp;Config'.$C$9]/['Params&amp;Config'.$C$10]) * [.C769]" office:value-type="float" office:value="2.05232421875" calcext:value-type="float">
            <text:p>2,052</text:p>
          </table:table-cell>
          <table:table-cell table:style-name="ce2" table:formula="of:=[.D769]*2" office:value-type="float" office:value="4.1046484375" calcext:value-type="float">
            <text:p>4,105</text:p>
          </table:table-cell>
          <table:table-cell table:style-name="ce2" table:formula="of:=[.D769]/1.4/2" office:value-type="float" office:value="0.732972935267857" calcext:value-type="float">
            <text:p>0,733</text:p>
          </table:table-cell>
          <table:table-cell table:formula="of:=20*LOG10([.C769]/['Params&amp;Config'.$C$11])" office:value-type="float" office:value="3.510508059463" calcext:value-type="float">
            <text:p>3,51</text:p>
          </table:table-cell>
          <table:table-cell table:formula="of:=20*LOG10([.C769]/['Params&amp;Config'.$C$12])" office:value-type="float" office:value="19.1075287646938" calcext:value-type="float">
            <text:p>19,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8" calcext:value-type="float">
            <text:p>768</text:p>
          </table:table-cell>
          <table:table-cell table:formula="of:=(['Params&amp;Config'.$C$9]/['Params&amp;Config'.$C$10]) * [.C770]" office:value-type="float" office:value="2.055" calcext:value-type="float">
            <text:p>2,055</text:p>
          </table:table-cell>
          <table:table-cell table:style-name="ce2" table:formula="of:=[.D770]*2" office:value-type="float" office:value="4.11" calcext:value-type="float">
            <text:p>4,110</text:p>
          </table:table-cell>
          <table:table-cell table:style-name="ce2" table:formula="of:=[.D770]/1.4/2" office:value-type="float" office:value="0.733928571428571" calcext:value-type="float">
            <text:p>0,734</text:p>
          </table:table-cell>
          <table:table-cell table:formula="of:=20*LOG10([.C770]/['Params&amp;Config'.$C$11])" office:value-type="float" office:value="3.52182518111362" calcext:value-type="float">
            <text:p>3,52</text:p>
          </table:table-cell>
          <table:table-cell table:formula="of:=20*LOG10([.C770]/['Params&amp;Config'.$C$12])" office:value-type="float" office:value="19.1188458863444" calcext:value-type="float">
            <text:p>19,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9" calcext:value-type="float">
            <text:p>769</text:p>
          </table:table-cell>
          <table:table-cell table:formula="of:=(['Params&amp;Config'.$C$9]/['Params&amp;Config'.$C$10]) * [.C771]" office:value-type="float" office:value="2.05767578125" calcext:value-type="float">
            <text:p>2,058</text:p>
          </table:table-cell>
          <table:table-cell table:style-name="ce2" table:formula="of:=[.D771]*2" office:value-type="float" office:value="4.1153515625" calcext:value-type="float">
            <text:p>4,115</text:p>
          </table:table-cell>
          <table:table-cell table:style-name="ce2" table:formula="of:=[.D771]/1.4/2" office:value-type="float" office:value="0.734884207589286" calcext:value-type="float">
            <text:p>0,735</text:p>
          </table:table-cell>
          <table:table-cell table:formula="of:=20*LOG10([.C771]/['Params&amp;Config'.$C$11])" office:value-type="float" office:value="3.53312757651201" calcext:value-type="float">
            <text:p>3,53</text:p>
          </table:table-cell>
          <table:table-cell table:formula="of:=20*LOG10([.C771]/['Params&amp;Config'.$C$12])" office:value-type="float" office:value="19.1301482817428" calcext:value-type="float">
            <text:p>19,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0" calcext:value-type="float">
            <text:p>770</text:p>
          </table:table-cell>
          <table:table-cell table:formula="of:=(['Params&amp;Config'.$C$9]/['Params&amp;Config'.$C$10]) * [.C772]" office:value-type="float" office:value="2.0603515625" calcext:value-type="float">
            <text:p>2,060</text:p>
          </table:table-cell>
          <table:table-cell table:style-name="ce2" table:formula="of:=[.D772]*2" office:value-type="float" office:value="4.120703125" calcext:value-type="float">
            <text:p>4,121</text:p>
          </table:table-cell>
          <table:table-cell table:style-name="ce2" table:formula="of:=[.D772]/1.4/2" office:value-type="float" office:value="0.73583984375" calcext:value-type="float">
            <text:p>0,736</text:p>
          </table:table-cell>
          <table:table-cell table:formula="of:=20*LOG10([.C772]/['Params&amp;Config'.$C$11])" office:value-type="float" office:value="3.54441528393302" calcext:value-type="float">
            <text:p>3,54</text:p>
          </table:table-cell>
          <table:table-cell table:formula="of:=20*LOG10([.C772]/['Params&amp;Config'.$C$12])" office:value-type="float" office:value="19.1414359891638" calcext:value-type="float">
            <text:p>19,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1" calcext:value-type="float">
            <text:p>771</text:p>
          </table:table-cell>
          <table:table-cell table:formula="of:=(['Params&amp;Config'.$C$9]/['Params&amp;Config'.$C$10]) * [.C773]" office:value-type="float" office:value="2.06302734375" calcext:value-type="float">
            <text:p>2,063</text:p>
          </table:table-cell>
          <table:table-cell table:style-name="ce2" table:formula="of:=[.D773]*2" office:value-type="float" office:value="4.1260546875" calcext:value-type="float">
            <text:p>4,126</text:p>
          </table:table-cell>
          <table:table-cell table:style-name="ce2" table:formula="of:=[.D773]/1.4/2" office:value-type="float" office:value="0.736795479910714" calcext:value-type="float">
            <text:p>0,737</text:p>
          </table:table-cell>
          <table:table-cell table:formula="of:=20*LOG10([.C773]/['Params&amp;Config'.$C$11])" office:value-type="float" office:value="3.55568834150252" calcext:value-type="float">
            <text:p>3,56</text:p>
          </table:table-cell>
          <table:table-cell table:formula="of:=20*LOG10([.C773]/['Params&amp;Config'.$C$12])" office:value-type="float" office:value="19.1527090467333" calcext:value-type="float">
            <text:p>19,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2" calcext:value-type="float">
            <text:p>772</text:p>
          </table:table-cell>
          <table:table-cell table:formula="of:=(['Params&amp;Config'.$C$9]/['Params&amp;Config'.$C$10]) * [.C774]" office:value-type="float" office:value="2.065703125" calcext:value-type="float">
            <text:p>2,066</text:p>
          </table:table-cell>
          <table:table-cell table:style-name="ce2" table:formula="of:=[.D774]*2" office:value-type="float" office:value="4.13140625" calcext:value-type="float">
            <text:p>4,131</text:p>
          </table:table-cell>
          <table:table-cell table:style-name="ce2" table:formula="of:=[.D774]/1.4/2" office:value-type="float" office:value="0.737751116071429" calcext:value-type="float">
            <text:p>0,738</text:p>
          </table:table-cell>
          <table:table-cell table:formula="of:=20*LOG10([.C774]/['Params&amp;Config'.$C$11])" office:value-type="float" office:value="3.56694678719811" calcext:value-type="float">
            <text:p>3,57</text:p>
          </table:table-cell>
          <table:table-cell table:formula="of:=20*LOG10([.C774]/['Params&amp;Config'.$C$12])" office:value-type="float" office:value="19.1639674924289" calcext:value-type="float">
            <text:p>19,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3" calcext:value-type="float">
            <text:p>773</text:p>
          </table:table-cell>
          <table:table-cell table:formula="of:=(['Params&amp;Config'.$C$9]/['Params&amp;Config'.$C$10]) * [.C775]" office:value-type="float" office:value="2.06837890625" calcext:value-type="float">
            <text:p>2,068</text:p>
          </table:table-cell>
          <table:table-cell table:style-name="ce2" table:formula="of:=[.D775]*2" office:value-type="float" office:value="4.1367578125" calcext:value-type="float">
            <text:p>4,137</text:p>
          </table:table-cell>
          <table:table-cell table:style-name="ce2" table:formula="of:=[.D775]/1.4/2" office:value-type="float" office:value="0.738706752232143" calcext:value-type="float">
            <text:p>0,739</text:p>
          </table:table-cell>
          <table:table-cell table:formula="of:=20*LOG10([.C775]/['Params&amp;Config'.$C$11])" office:value-type="float" office:value="3.57819065884988" calcext:value-type="float">
            <text:p>3,58</text:p>
          </table:table-cell>
          <table:table-cell table:formula="of:=20*LOG10([.C775]/['Params&amp;Config'.$C$12])" office:value-type="float" office:value="19.1752113640806" calcext:value-type="float">
            <text:p>19,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4" calcext:value-type="float">
            <text:p>774</text:p>
          </table:table-cell>
          <table:table-cell table:formula="of:=(['Params&amp;Config'.$C$9]/['Params&amp;Config'.$C$10]) * [.C776]" office:value-type="float" office:value="2.0710546875" calcext:value-type="float">
            <text:p>2,071</text:p>
          </table:table-cell>
          <table:table-cell table:style-name="ce2" table:formula="of:=[.D776]*2" office:value-type="float" office:value="4.142109375" calcext:value-type="float">
            <text:p>4,142</text:p>
          </table:table-cell>
          <table:table-cell table:style-name="ce2" table:formula="of:=[.D776]/1.4/2" office:value-type="float" office:value="0.739662388392857" calcext:value-type="float">
            <text:p>0,740</text:p>
          </table:table-cell>
          <table:table-cell table:formula="of:=20*LOG10([.C776]/['Params&amp;Config'.$C$11])" office:value-type="float" office:value="3.58941999414124" calcext:value-type="float">
            <text:p>3,59</text:p>
          </table:table-cell>
          <table:table-cell table:formula="of:=20*LOG10([.C776]/['Params&amp;Config'.$C$12])" office:value-type="float" office:value="19.186440699372" calcext:value-type="float">
            <text:p>19,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5" calcext:value-type="float">
            <text:p>775</text:p>
          </table:table-cell>
          <table:table-cell table:formula="of:=(['Params&amp;Config'.$C$9]/['Params&amp;Config'.$C$10]) * [.C777]" office:value-type="float" office:value="2.07373046875" calcext:value-type="float">
            <text:p>2,074</text:p>
          </table:table-cell>
          <table:table-cell table:style-name="ce2" table:formula="of:=[.D777]*2" office:value-type="float" office:value="4.1474609375" calcext:value-type="float">
            <text:p>4,147</text:p>
          </table:table-cell>
          <table:table-cell table:style-name="ce2" table:formula="of:=[.D777]/1.4/2" office:value-type="float" office:value="0.740618024553571" calcext:value-type="float">
            <text:p>0,741</text:p>
          </table:table-cell>
          <table:table-cell table:formula="of:=20*LOG10([.C777]/['Params&amp;Config'.$C$11])" office:value-type="float" office:value="3.60063483060959" calcext:value-type="float">
            <text:p>3,6</text:p>
          </table:table-cell>
          <table:table-cell table:formula="of:=20*LOG10([.C777]/['Params&amp;Config'.$C$12])" office:value-type="float" office:value="19.1976555358404" calcext:value-type="float">
            <text:p>19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6" calcext:value-type="float">
            <text:p>776</text:p>
          </table:table-cell>
          <table:table-cell table:formula="of:=(['Params&amp;Config'.$C$9]/['Params&amp;Config'.$C$10]) * [.C778]" office:value-type="float" office:value="2.07640625" calcext:value-type="float">
            <text:p>2,076</text:p>
          </table:table-cell>
          <table:table-cell table:style-name="ce2" table:formula="of:=[.D778]*2" office:value-type="float" office:value="4.1528125" calcext:value-type="float">
            <text:p>4,153</text:p>
          </table:table-cell>
          <table:table-cell table:style-name="ce2" table:formula="of:=[.D778]/1.4/2" office:value-type="float" office:value="0.741573660714286" calcext:value-type="float">
            <text:p>0,742</text:p>
          </table:table-cell>
          <table:table-cell table:formula="of:=20*LOG10([.C778]/['Params&amp;Config'.$C$11])" office:value-type="float" office:value="3.61183520564715" calcext:value-type="float">
            <text:p>3,61</text:p>
          </table:table-cell>
          <table:table-cell table:formula="of:=20*LOG10([.C778]/['Params&amp;Config'.$C$12])" office:value-type="float" office:value="19.2088559108779" calcext:value-type="float">
            <text:p>19,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7" calcext:value-type="float">
            <text:p>777</text:p>
          </table:table-cell>
          <table:table-cell table:formula="of:=(['Params&amp;Config'.$C$9]/['Params&amp;Config'.$C$10]) * [.C779]" office:value-type="float" office:value="2.07908203125" calcext:value-type="float">
            <text:p>2,079</text:p>
          </table:table-cell>
          <table:table-cell table:style-name="ce2" table:formula="of:=[.D779]*2" office:value-type="float" office:value="4.1581640625" calcext:value-type="float">
            <text:p>4,158</text:p>
          </table:table-cell>
          <table:table-cell table:style-name="ce2" table:formula="of:=[.D779]/1.4/2" office:value-type="float" office:value="0.742529296875" calcext:value-type="float">
            <text:p>0,743</text:p>
          </table:table-cell>
          <table:table-cell table:formula="of:=20*LOG10([.C779]/['Params&amp;Config'.$C$11])" office:value-type="float" office:value="3.62302115650167" calcext:value-type="float">
            <text:p>3,62</text:p>
          </table:table-cell>
          <table:table-cell table:formula="of:=20*LOG10([.C779]/['Params&amp;Config'.$C$12])" office:value-type="float" office:value="19.2200418617324" calcext:value-type="float">
            <text:p>19,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8" calcext:value-type="float">
            <text:p>778</text:p>
          </table:table-cell>
          <table:table-cell table:formula="of:=(['Params&amp;Config'.$C$9]/['Params&amp;Config'.$C$10]) * [.C780]" office:value-type="float" office:value="2.0817578125" calcext:value-type="float">
            <text:p>2,082</text:p>
          </table:table-cell>
          <table:table-cell table:style-name="ce2" table:formula="of:=[.D780]*2" office:value-type="float" office:value="4.163515625" calcext:value-type="float">
            <text:p>4,164</text:p>
          </table:table-cell>
          <table:table-cell table:style-name="ce2" table:formula="of:=[.D780]/1.4/2" office:value-type="float" office:value="0.743484933035714" calcext:value-type="float">
            <text:p>0,743</text:p>
          </table:table-cell>
          <table:table-cell table:formula="of:=20*LOG10([.C780]/['Params&amp;Config'.$C$11])" office:value-type="float" office:value="3.63419272027716" calcext:value-type="float">
            <text:p>3,63</text:p>
          </table:table-cell>
          <table:table-cell table:formula="of:=20*LOG10([.C780]/['Params&amp;Config'.$C$12])" office:value-type="float" office:value="19.2312134255079" calcext:value-type="float">
            <text:p>19,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9" calcext:value-type="float">
            <text:p>779</text:p>
          </table:table-cell>
          <table:table-cell table:formula="of:=(['Params&amp;Config'.$C$9]/['Params&amp;Config'.$C$10]) * [.C781]" office:value-type="float" office:value="2.08443359375" calcext:value-type="float">
            <text:p>2,084</text:p>
          </table:table-cell>
          <table:table-cell table:style-name="ce2" table:formula="of:=[.D781]*2" office:value-type="float" office:value="4.1688671875" calcext:value-type="float">
            <text:p>4,169</text:p>
          </table:table-cell>
          <table:table-cell table:style-name="ce2" table:formula="of:=[.D781]/1.4/2" office:value-type="float" office:value="0.744440569196429" calcext:value-type="float">
            <text:p>0,744</text:p>
          </table:table-cell>
          <table:table-cell table:formula="of:=20*LOG10([.C781]/['Params&amp;Config'.$C$11])" office:value-type="float" office:value="3.64534993393467" calcext:value-type="float">
            <text:p>3,65</text:p>
          </table:table-cell>
          <table:table-cell table:formula="of:=20*LOG10([.C781]/['Params&amp;Config'.$C$12])" office:value-type="float" office:value="19.2423706391654" calcext:value-type="float">
            <text:p>19,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0" calcext:value-type="float">
            <text:p>780</text:p>
          </table:table-cell>
          <table:table-cell table:formula="of:=(['Params&amp;Config'.$C$9]/['Params&amp;Config'.$C$10]) * [.C782]" office:value-type="float" office:value="2.087109375" calcext:value-type="float">
            <text:p>2,087</text:p>
          </table:table-cell>
          <table:table-cell table:style-name="ce2" table:formula="of:=[.D782]*2" office:value-type="float" office:value="4.17421875" calcext:value-type="float">
            <text:p>4,174</text:p>
          </table:table-cell>
          <table:table-cell table:style-name="ce2" table:formula="of:=[.D782]/1.4/2" office:value-type="float" office:value="0.745396205357143" calcext:value-type="float">
            <text:p>0,745</text:p>
          </table:table-cell>
          <table:table-cell table:formula="of:=20*LOG10([.C782]/['Params&amp;Config'.$C$11])" office:value-type="float" office:value="3.65649283429299" calcext:value-type="float">
            <text:p>3,66</text:p>
          </table:table-cell>
          <table:table-cell table:formula="of:=20*LOG10([.C782]/['Params&amp;Config'.$C$12])" office:value-type="float" office:value="19.2535135395238" calcext:value-type="float">
            <text:p>19,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1" calcext:value-type="float">
            <text:p>781</text:p>
          </table:table-cell>
          <table:table-cell table:formula="of:=(['Params&amp;Config'.$C$9]/['Params&amp;Config'.$C$10]) * [.C783]" office:value-type="float" office:value="2.08978515625" calcext:value-type="float">
            <text:p>2,090</text:p>
          </table:table-cell>
          <table:table-cell table:style-name="ce2" table:formula="of:=[.D783]*2" office:value-type="float" office:value="4.1795703125" calcext:value-type="float">
            <text:p>4,180</text:p>
          </table:table-cell>
          <table:table-cell table:style-name="ce2" table:formula="of:=[.D783]/1.4/2" office:value-type="float" office:value="0.746351841517857" calcext:value-type="float">
            <text:p>0,746</text:p>
          </table:table-cell>
          <table:table-cell table:formula="of:=20*LOG10([.C783]/['Params&amp;Config'.$C$11])" office:value-type="float" office:value="3.66762145802939" calcext:value-type="float">
            <text:p>3,67</text:p>
          </table:table-cell>
          <table:table-cell table:formula="of:=20*LOG10([.C783]/['Params&amp;Config'.$C$12])" office:value-type="float" office:value="19.2646421632601" calcext:value-type="float">
            <text:p>19,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2" calcext:value-type="float">
            <text:p>782</text:p>
          </table:table-cell>
          <table:table-cell table:formula="of:=(['Params&amp;Config'.$C$9]/['Params&amp;Config'.$C$10]) * [.C784]" office:value-type="float" office:value="2.0924609375" calcext:value-type="float">
            <text:p>2,092</text:p>
          </table:table-cell>
          <table:table-cell table:style-name="ce2" table:formula="of:=[.D784]*2" office:value-type="float" office:value="4.184921875" calcext:value-type="float">
            <text:p>4,185</text:p>
          </table:table-cell>
          <table:table-cell table:style-name="ce2" table:formula="of:=[.D784]/1.4/2" office:value-type="float" office:value="0.747307477678572" calcext:value-type="float">
            <text:p>0,747</text:p>
          </table:table-cell>
          <table:table-cell table:formula="of:=20*LOG10([.C784]/['Params&amp;Config'.$C$11])" office:value-type="float" office:value="3.67873584168034" calcext:value-type="float">
            <text:p>3,68</text:p>
          </table:table-cell>
          <table:table-cell table:formula="of:=20*LOG10([.C784]/['Params&amp;Config'.$C$12])" office:value-type="float" office:value="19.2757565469111" calcext:value-type="float">
            <text:p>19,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3" calcext:value-type="float">
            <text:p>783</text:p>
          </table:table-cell>
          <table:table-cell table:formula="of:=(['Params&amp;Config'.$C$9]/['Params&amp;Config'.$C$10]) * [.C785]" office:value-type="float" office:value="2.09513671875" calcext:value-type="float">
            <text:p>2,095</text:p>
          </table:table-cell>
          <table:table-cell table:style-name="ce2" table:formula="of:=[.D785]*2" office:value-type="float" office:value="4.1902734375" calcext:value-type="float">
            <text:p>4,190</text:p>
          </table:table-cell>
          <table:table-cell table:style-name="ce2" table:formula="of:=[.D785]/1.4/2" office:value-type="float" office:value="0.748263113839286" calcext:value-type="float">
            <text:p>0,748</text:p>
          </table:table-cell>
          <table:table-cell table:formula="of:=20*LOG10([.C785]/['Params&amp;Config'.$C$11])" office:value-type="float" office:value="3.68983602164225" calcext:value-type="float">
            <text:p>3,69</text:p>
          </table:table-cell>
          <table:table-cell table:formula="of:=20*LOG10([.C785]/['Params&amp;Config'.$C$12])" office:value-type="float" office:value="19.286856726873" calcext:value-type="float">
            <text:p>19,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4" calcext:value-type="float">
            <text:p>784</text:p>
          </table:table-cell>
          <table:table-cell table:formula="of:=(['Params&amp;Config'.$C$9]/['Params&amp;Config'.$C$10]) * [.C786]" office:value-type="float" office:value="2.0978125" calcext:value-type="float">
            <text:p>2,098</text:p>
          </table:table-cell>
          <table:table-cell table:style-name="ce2" table:formula="of:=[.D786]*2" office:value-type="float" office:value="4.195625" calcext:value-type="float">
            <text:p>4,196</text:p>
          </table:table-cell>
          <table:table-cell table:style-name="ce2" table:formula="of:=[.D786]/1.4/2" office:value-type="float" office:value="0.74921875" calcext:value-type="float">
            <text:p>0,749</text:p>
          </table:table-cell>
          <table:table-cell table:formula="of:=20*LOG10([.C786]/['Params&amp;Config'.$C$11])" office:value-type="float" office:value="3.70092203417215" calcext:value-type="float">
            <text:p>3,7</text:p>
          </table:table-cell>
          <table:table-cell table:formula="of:=20*LOG10([.C786]/['Params&amp;Config'.$C$12])" office:value-type="float" office:value="19.2979427394029" calcext:value-type="float">
            <text:p>19,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5" calcext:value-type="float">
            <text:p>785</text:p>
          </table:table-cell>
          <table:table-cell table:formula="of:=(['Params&amp;Config'.$C$9]/['Params&amp;Config'.$C$10]) * [.C787]" office:value-type="float" office:value="2.10048828125" calcext:value-type="float">
            <text:p>2,100</text:p>
          </table:table-cell>
          <table:table-cell table:style-name="ce2" table:formula="of:=[.D787]*2" office:value-type="float" office:value="4.2009765625" calcext:value-type="float">
            <text:p>4,201</text:p>
          </table:table-cell>
          <table:table-cell table:style-name="ce2" table:formula="of:=[.D787]/1.4/2" office:value-type="float" office:value="0.750174386160714" calcext:value-type="float">
            <text:p>0,750</text:p>
          </table:table-cell>
          <table:table-cell table:formula="of:=20*LOG10([.C787]/['Params&amp;Config'.$C$11])" office:value-type="float" office:value="3.71199391538843" calcext:value-type="float">
            <text:p>3,71</text:p>
          </table:table-cell>
          <table:table-cell table:formula="of:=20*LOG10([.C787]/['Params&amp;Config'.$C$12])" office:value-type="float" office:value="19.3090146206192" calcext:value-type="float">
            <text:p>19,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6" calcext:value-type="float">
            <text:p>786</text:p>
          </table:table-cell>
          <table:table-cell table:formula="of:=(['Params&amp;Config'.$C$9]/['Params&amp;Config'.$C$10]) * [.C788]" office:value-type="float" office:value="2.1031640625" calcext:value-type="float">
            <text:p>2,103</text:p>
          </table:table-cell>
          <table:table-cell table:style-name="ce2" table:formula="of:=[.D788]*2" office:value-type="float" office:value="4.206328125" calcext:value-type="float">
            <text:p>4,206</text:p>
          </table:table-cell>
          <table:table-cell table:style-name="ce2" table:formula="of:=[.D788]/1.4/2" office:value-type="float" office:value="0.751130022321429" calcext:value-type="float">
            <text:p>0,751</text:p>
          </table:table-cell>
          <table:table-cell table:formula="of:=20*LOG10([.C788]/['Params&amp;Config'.$C$11])" office:value-type="float" office:value="3.72305170127154" calcext:value-type="float">
            <text:p>3,72</text:p>
          </table:table-cell>
          <table:table-cell table:formula="of:=20*LOG10([.C788]/['Params&amp;Config'.$C$12])" office:value-type="float" office:value="19.3200724065023" calcext:value-type="float">
            <text:p>19,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(['Params&amp;Config'.$C$9]/['Params&amp;Config'.$C$10]) * [.C789]" office:value-type="float" office:value="2.10583984375" calcext:value-type="float">
            <text:p>2,106</text:p>
          </table:table-cell>
          <table:table-cell table:style-name="ce2" table:formula="of:=[.D789]*2" office:value-type="float" office:value="4.2116796875" calcext:value-type="float">
            <text:p>4,212</text:p>
          </table:table-cell>
          <table:table-cell table:style-name="ce2" table:formula="of:=[.D789]/1.4/2" office:value-type="float" office:value="0.752085658482143" calcext:value-type="float">
            <text:p>0,752</text:p>
          </table:table-cell>
          <table:table-cell table:formula="of:=20*LOG10([.C789]/['Params&amp;Config'.$C$11])" office:value-type="float" office:value="3.73409542766468" calcext:value-type="float">
            <text:p>3,73</text:p>
          </table:table-cell>
          <table:table-cell table:formula="of:=20*LOG10([.C789]/['Params&amp;Config'.$C$12])" office:value-type="float" office:value="19.3311161328954" calcext:value-type="float">
            <text:p>19,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8" calcext:value-type="float">
            <text:p>788</text:p>
          </table:table-cell>
          <table:table-cell table:formula="of:=(['Params&amp;Config'.$C$9]/['Params&amp;Config'.$C$10]) * [.C790]" office:value-type="float" office:value="2.108515625" calcext:value-type="float">
            <text:p>2,109</text:p>
          </table:table-cell>
          <table:table-cell table:style-name="ce2" table:formula="of:=[.D790]*2" office:value-type="float" office:value="4.21703125" calcext:value-type="float">
            <text:p>4,217</text:p>
          </table:table-cell>
          <table:table-cell table:style-name="ce2" table:formula="of:=[.D790]/1.4/2" office:value-type="float" office:value="0.753041294642857" calcext:value-type="float">
            <text:p>0,753</text:p>
          </table:table-cell>
          <table:table-cell table:formula="of:=20*LOG10([.C790]/['Params&amp;Config'.$C$11])" office:value-type="float" office:value="3.74512513027449" calcext:value-type="float">
            <text:p>3,75</text:p>
          </table:table-cell>
          <table:table-cell table:formula="of:=20*LOG10([.C790]/['Params&amp;Config'.$C$12])" office:value-type="float" office:value="19.3421458355053" calcext:value-type="float">
            <text:p>19,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9" calcext:value-type="float">
            <text:p>789</text:p>
          </table:table-cell>
          <table:table-cell table:formula="of:=(['Params&amp;Config'.$C$9]/['Params&amp;Config'.$C$10]) * [.C791]" office:value-type="float" office:value="2.11119140625" calcext:value-type="float">
            <text:p>2,111</text:p>
          </table:table-cell>
          <table:table-cell table:style-name="ce2" table:formula="of:=[.D791]*2" office:value-type="float" office:value="4.2223828125" calcext:value-type="float">
            <text:p>4,222</text:p>
          </table:table-cell>
          <table:table-cell table:style-name="ce2" table:formula="of:=[.D791]/1.4/2" office:value-type="float" office:value="0.753996930803572" calcext:value-type="float">
            <text:p>0,754</text:p>
          </table:table-cell>
          <table:table-cell table:formula="of:=20*LOG10([.C791]/['Params&amp;Config'.$C$11])" office:value-type="float" office:value="3.75614084467179" calcext:value-type="float">
            <text:p>3,76</text:p>
          </table:table-cell>
          <table:table-cell table:formula="of:=20*LOG10([.C791]/['Params&amp;Config'.$C$12])" office:value-type="float" office:value="19.3531615499026" calcext:value-type="float">
            <text:p>19,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0" calcext:value-type="float">
            <text:p>790</text:p>
          </table:table-cell>
          <table:table-cell table:formula="of:=(['Params&amp;Config'.$C$9]/['Params&amp;Config'.$C$10]) * [.C792]" office:value-type="float" office:value="2.1138671875" calcext:value-type="float">
            <text:p>2,114</text:p>
          </table:table-cell>
          <table:table-cell table:style-name="ce2" table:formula="of:=[.D792]*2" office:value-type="float" office:value="4.227734375" calcext:value-type="float">
            <text:p>4,228</text:p>
          </table:table-cell>
          <table:table-cell table:style-name="ce2" table:formula="of:=[.D792]/1.4/2" office:value-type="float" office:value="0.754952566964286" calcext:value-type="float">
            <text:p>0,755</text:p>
          </table:table-cell>
          <table:table-cell table:formula="of:=20*LOG10([.C792]/['Params&amp;Config'.$C$11])" office:value-type="float" office:value="3.76714260629221" calcext:value-type="float">
            <text:p>3,77</text:p>
          </table:table-cell>
          <table:table-cell table:formula="of:=20*LOG10([.C792]/['Params&amp;Config'.$C$12])" office:value-type="float" office:value="19.364163311523" calcext:value-type="float">
            <text:p>19,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1" calcext:value-type="float">
            <text:p>791</text:p>
          </table:table-cell>
          <table:table-cell table:formula="of:=(['Params&amp;Config'.$C$9]/['Params&amp;Config'.$C$10]) * [.C793]" office:value-type="float" office:value="2.11654296875" calcext:value-type="float">
            <text:p>2,117</text:p>
          </table:table-cell>
          <table:table-cell table:style-name="ce2" table:formula="of:=[.D793]*2" office:value-type="float" office:value="4.2330859375" calcext:value-type="float">
            <text:p>4,233</text:p>
          </table:table-cell>
          <table:table-cell table:style-name="ce2" table:formula="of:=[.D793]/1.4/2" office:value-type="float" office:value="0.755908203125" calcext:value-type="float">
            <text:p>0,756</text:p>
          </table:table-cell>
          <table:table-cell table:formula="of:=20*LOG10([.C793]/['Params&amp;Config'.$C$11])" office:value-type="float" office:value="3.77813045043692" calcext:value-type="float">
            <text:p>3,78</text:p>
          </table:table-cell>
          <table:table-cell table:formula="of:=20*LOG10([.C793]/['Params&amp;Config'.$C$12])" office:value-type="float" office:value="19.3751511556677" calcext:value-type="float">
            <text:p>19,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2" calcext:value-type="float">
            <text:p>792</text:p>
          </table:table-cell>
          <table:table-cell table:formula="of:=(['Params&amp;Config'.$C$9]/['Params&amp;Config'.$C$10]) * [.C794]" office:value-type="float" office:value="2.11921875" calcext:value-type="float">
            <text:p>2,119</text:p>
          </table:table-cell>
          <table:table-cell table:style-name="ce2" table:formula="of:=[.D794]*2" office:value-type="float" office:value="4.2384375" calcext:value-type="float">
            <text:p>4,238</text:p>
          </table:table-cell>
          <table:table-cell table:style-name="ce2" table:formula="of:=[.D794]/1.4/2" office:value-type="float" office:value="0.756863839285714" calcext:value-type="float">
            <text:p>0,757</text:p>
          </table:table-cell>
          <table:table-cell table:formula="of:=20*LOG10([.C794]/['Params&amp;Config'.$C$11])" office:value-type="float" office:value="3.78910441227325" calcext:value-type="float">
            <text:p>3,79</text:p>
          </table:table-cell>
          <table:table-cell table:formula="of:=20*LOG10([.C794]/['Params&amp;Config'.$C$12])" office:value-type="float" office:value="19.386125117504" calcext:value-type="float">
            <text:p>19,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3" calcext:value-type="float">
            <text:p>793</text:p>
          </table:table-cell>
          <table:table-cell table:formula="of:=(['Params&amp;Config'.$C$9]/['Params&amp;Config'.$C$10]) * [.C795]" office:value-type="float" office:value="2.12189453125" calcext:value-type="float">
            <text:p>2,122</text:p>
          </table:table-cell>
          <table:table-cell table:style-name="ce2" table:formula="of:=[.D795]*2" office:value-type="float" office:value="4.2437890625" calcext:value-type="float">
            <text:p>4,244</text:p>
          </table:table-cell>
          <table:table-cell table:style-name="ce2" table:formula="of:=[.D795]/1.4/2" office:value-type="float" office:value="0.757819475446429" calcext:value-type="float">
            <text:p>0,758</text:p>
          </table:table-cell>
          <table:table-cell table:formula="of:=20*LOG10([.C795]/['Params&amp;Config'.$C$11])" office:value-type="float" office:value="3.80006452683546" calcext:value-type="float">
            <text:p>3,8</text:p>
          </table:table-cell>
          <table:table-cell table:formula="of:=20*LOG10([.C795]/['Params&amp;Config'.$C$12])" office:value-type="float" office:value="19.3970852320662" calcext:value-type="float">
            <text:p>19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4" calcext:value-type="float">
            <text:p>794</text:p>
          </table:table-cell>
          <table:table-cell table:formula="of:=(['Params&amp;Config'.$C$9]/['Params&amp;Config'.$C$10]) * [.C796]" office:value-type="float" office:value="2.1245703125" calcext:value-type="float">
            <text:p>2,125</text:p>
          </table:table-cell>
          <table:table-cell table:style-name="ce2" table:formula="of:=[.D796]*2" office:value-type="float" office:value="4.249140625" calcext:value-type="float">
            <text:p>4,249</text:p>
          </table:table-cell>
          <table:table-cell table:style-name="ce2" table:formula="of:=[.D796]/1.4/2" office:value-type="float" office:value="0.758775111607143" calcext:value-type="float">
            <text:p>0,759</text:p>
          </table:table-cell>
          <table:table-cell table:formula="of:=20*LOG10([.C796]/['Params&amp;Config'.$C$11])" office:value-type="float" office:value="3.81101082902531" calcext:value-type="float">
            <text:p>3,81</text:p>
          </table:table-cell>
          <table:table-cell table:formula="of:=20*LOG10([.C796]/['Params&amp;Config'.$C$12])" office:value-type="float" office:value="19.4080315342561" calcext:value-type="float">
            <text:p>19,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5" calcext:value-type="float">
            <text:p>795</text:p>
          </table:table-cell>
          <table:table-cell table:formula="of:=(['Params&amp;Config'.$C$9]/['Params&amp;Config'.$C$10]) * [.C797]" office:value-type="float" office:value="2.12724609375" calcext:value-type="float">
            <text:p>2,127</text:p>
          </table:table-cell>
          <table:table-cell table:style-name="ce2" table:formula="of:=[.D797]*2" office:value-type="float" office:value="4.2544921875" calcext:value-type="float">
            <text:p>4,254</text:p>
          </table:table-cell>
          <table:table-cell table:style-name="ce2" table:formula="of:=[.D797]/1.4/2" office:value-type="float" office:value="0.759730747767857" calcext:value-type="float">
            <text:p>0,760</text:p>
          </table:table-cell>
          <table:table-cell table:formula="of:=20*LOG10([.C797]/['Params&amp;Config'.$C$11])" office:value-type="float" office:value="3.82194335361279" calcext:value-type="float">
            <text:p>3,82</text:p>
          </table:table-cell>
          <table:table-cell table:formula="of:=20*LOG10([.C797]/['Params&amp;Config'.$C$12])" office:value-type="float" office:value="19.4189640588435" calcext:value-type="float">
            <text:p>19,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6" calcext:value-type="float">
            <text:p>796</text:p>
          </table:table-cell>
          <table:table-cell table:formula="of:=(['Params&amp;Config'.$C$9]/['Params&amp;Config'.$C$10]) * [.C798]" office:value-type="float" office:value="2.129921875" calcext:value-type="float">
            <text:p>2,130</text:p>
          </table:table-cell>
          <table:table-cell table:style-name="ce2" table:formula="of:=[.D798]*2" office:value-type="float" office:value="4.25984375" calcext:value-type="float">
            <text:p>4,260</text:p>
          </table:table-cell>
          <table:table-cell table:style-name="ce2" table:formula="of:=[.D798]/1.4/2" office:value-type="float" office:value="0.760686383928571" calcext:value-type="float">
            <text:p>0,761</text:p>
          </table:table-cell>
          <table:table-cell table:formula="of:=20*LOG10([.C798]/['Params&amp;Config'.$C$11])" office:value-type="float" office:value="3.83286213523677" calcext:value-type="float">
            <text:p>3,83</text:p>
          </table:table-cell>
          <table:table-cell table:formula="of:=20*LOG10([.C798]/['Params&amp;Config'.$C$12])" office:value-type="float" office:value="19.4298828404675" calcext:value-type="float">
            <text:p>19,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7" calcext:value-type="float">
            <text:p>797</text:p>
          </table:table-cell>
          <table:table-cell table:formula="of:=(['Params&amp;Config'.$C$9]/['Params&amp;Config'.$C$10]) * [.C799]" office:value-type="float" office:value="2.13259765625" calcext:value-type="float">
            <text:p>2,133</text:p>
          </table:table-cell>
          <table:table-cell table:style-name="ce2" table:formula="of:=[.D799]*2" office:value-type="float" office:value="4.2651953125" calcext:value-type="float">
            <text:p>4,265</text:p>
          </table:table-cell>
          <table:table-cell table:style-name="ce2" table:formula="of:=[.D799]/1.4/2" office:value-type="float" office:value="0.761642020089286" calcext:value-type="float">
            <text:p>0,762</text:p>
          </table:table-cell>
          <table:table-cell table:formula="of:=20*LOG10([.C799]/['Params&amp;Config'.$C$11])" office:value-type="float" office:value="3.84376720840563" calcext:value-type="float">
            <text:p>3,84</text:p>
          </table:table-cell>
          <table:table-cell table:formula="of:=20*LOG10([.C799]/['Params&amp;Config'.$C$12])" office:value-type="float" office:value="19.4407879136364" calcext:value-type="float">
            <text:p>19,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8" calcext:value-type="float">
            <text:p>798</text:p>
          </table:table-cell>
          <table:table-cell table:formula="of:=(['Params&amp;Config'.$C$9]/['Params&amp;Config'.$C$10]) * [.C800]" office:value-type="float" office:value="2.1352734375" calcext:value-type="float">
            <text:p>2,135</text:p>
          </table:table-cell>
          <table:table-cell table:style-name="ce2" table:formula="of:=[.D800]*2" office:value-type="float" office:value="4.270546875" calcext:value-type="float">
            <text:p>4,271</text:p>
          </table:table-cell>
          <table:table-cell table:style-name="ce2" table:formula="of:=[.D800]/1.4/2" office:value-type="float" office:value="0.76259765625" calcext:value-type="float">
            <text:p>0,763</text:p>
          </table:table-cell>
          <table:table-cell table:formula="of:=20*LOG10([.C800]/['Params&amp;Config'.$C$11])" office:value-type="float" office:value="3.85465860749797" calcext:value-type="float">
            <text:p>3,85</text:p>
          </table:table-cell>
          <table:table-cell table:formula="of:=20*LOG10([.C800]/['Params&amp;Config'.$C$12])" office:value-type="float" office:value="19.4516793127287" calcext:value-type="float">
            <text:p>19,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9" calcext:value-type="float">
            <text:p>799</text:p>
          </table:table-cell>
          <table:table-cell table:formula="of:=(['Params&amp;Config'.$C$9]/['Params&amp;Config'.$C$10]) * [.C801]" office:value-type="float" office:value="2.13794921875" calcext:value-type="float">
            <text:p>2,138</text:p>
          </table:table-cell>
          <table:table-cell table:style-name="ce2" table:formula="of:=[.D801]*2" office:value-type="float" office:value="4.2758984375" calcext:value-type="float">
            <text:p>4,276</text:p>
          </table:table-cell>
          <table:table-cell table:style-name="ce2" table:formula="of:=[.D801]/1.4/2" office:value-type="float" office:value="0.763553292410714" calcext:value-type="float">
            <text:p>0,764</text:p>
          </table:table-cell>
          <table:table-cell table:formula="of:=20*LOG10([.C801]/['Params&amp;Config'.$C$11])" office:value-type="float" office:value="3.86553636676321" calcext:value-type="float">
            <text:p>3,87</text:p>
          </table:table-cell>
          <table:table-cell table:formula="of:=20*LOG10([.C801]/['Params&amp;Config'.$C$12])" office:value-type="float" office:value="19.462557071994" calcext:value-type="float">
            <text:p>19,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table:formula="of:=(['Params&amp;Config'.$C$9]/['Params&amp;Config'.$C$10]) * [.C802]" office:value-type="float" office:value="2.140625" calcext:value-type="float">
            <text:p>2,141</text:p>
          </table:table-cell>
          <table:table-cell table:style-name="ce2" table:formula="of:=[.D802]*2" office:value-type="float" office:value="4.28125" calcext:value-type="float">
            <text:p>4,281</text:p>
          </table:table-cell>
          <table:table-cell table:style-name="ce2" table:formula="of:=[.D802]/1.4/2" office:value-type="float" office:value="0.764508928571429" calcext:value-type="float">
            <text:p>0,765</text:p>
          </table:table-cell>
          <table:table-cell table:formula="of:=20*LOG10([.C802]/['Params&amp;Config'.$C$11])" office:value-type="float" office:value="3.87640052032226" calcext:value-type="float">
            <text:p>3,88</text:p>
          </table:table-cell>
          <table:table-cell table:formula="of:=20*LOG10([.C802]/['Params&amp;Config'.$C$12])" office:value-type="float" office:value="19.473421225553" calcext:value-type="float">
            <text:p>19,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1" calcext:value-type="float">
            <text:p>801</text:p>
          </table:table-cell>
          <table:table-cell table:formula="of:=(['Params&amp;Config'.$C$9]/['Params&amp;Config'.$C$10]) * [.C803]" office:value-type="float" office:value="2.14330078125" calcext:value-type="float">
            <text:p>2,143</text:p>
          </table:table-cell>
          <table:table-cell table:style-name="ce2" table:formula="of:=[.D803]*2" office:value-type="float" office:value="4.2866015625" calcext:value-type="float">
            <text:p>4,287</text:p>
          </table:table-cell>
          <table:table-cell table:style-name="ce2" table:formula="of:=[.D803]/1.4/2" office:value-type="float" office:value="0.765464564732143" calcext:value-type="float">
            <text:p>0,765</text:p>
          </table:table-cell>
          <table:table-cell table:formula="of:=20*LOG10([.C803]/['Params&amp;Config'.$C$11])" office:value-type="float" office:value="3.88725110216814" calcext:value-type="float">
            <text:p>3,89</text:p>
          </table:table-cell>
          <table:table-cell table:formula="of:=20*LOG10([.C803]/['Params&amp;Config'.$C$12])" office:value-type="float" office:value="19.4842718073989" calcext:value-type="float">
            <text:p>19,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2" calcext:value-type="float">
            <text:p>802</text:p>
          </table:table-cell>
          <table:table-cell table:formula="of:=(['Params&amp;Config'.$C$9]/['Params&amp;Config'.$C$10]) * [.C804]" office:value-type="float" office:value="2.1459765625" calcext:value-type="float">
            <text:p>2,146</text:p>
          </table:table-cell>
          <table:table-cell table:style-name="ce2" table:formula="of:=[.D804]*2" office:value-type="float" office:value="4.291953125" calcext:value-type="float">
            <text:p>4,292</text:p>
          </table:table-cell>
          <table:table-cell table:style-name="ce2" table:formula="of:=[.D804]/1.4/2" office:value-type="float" office:value="0.766420200892857" calcext:value-type="float">
            <text:p>0,766</text:p>
          </table:table-cell>
          <table:table-cell table:formula="of:=20*LOG10([.C804]/['Params&amp;Config'.$C$11])" office:value-type="float" office:value="3.89808814616666" calcext:value-type="float">
            <text:p>3,9</text:p>
          </table:table-cell>
          <table:table-cell table:formula="of:=20*LOG10([.C804]/['Params&amp;Config'.$C$12])" office:value-type="float" office:value="19.4951088513974" calcext:value-type="float">
            <text:p>19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3" calcext:value-type="float">
            <text:p>803</text:p>
          </table:table-cell>
          <table:table-cell table:formula="of:=(['Params&amp;Config'.$C$9]/['Params&amp;Config'.$C$10]) * [.C805]" office:value-type="float" office:value="2.14865234375" calcext:value-type="float">
            <text:p>2,149</text:p>
          </table:table-cell>
          <table:table-cell table:style-name="ce2" table:formula="of:=[.D805]*2" office:value-type="float" office:value="4.2973046875" calcext:value-type="float">
            <text:p>4,297</text:p>
          </table:table-cell>
          <table:table-cell table:style-name="ce2" table:formula="of:=[.D805]/1.4/2" office:value-type="float" office:value="0.767375837053572" calcext:value-type="float">
            <text:p>0,767</text:p>
          </table:table-cell>
          <table:table-cell table:formula="of:=20*LOG10([.C805]/['Params&amp;Config'.$C$11])" office:value-type="float" office:value="3.908911686057" calcext:value-type="float">
            <text:p>3,91</text:p>
          </table:table-cell>
          <table:table-cell table:formula="of:=20*LOG10([.C805]/['Params&amp;Config'.$C$12])" office:value-type="float" office:value="19.5059323912878" calcext:value-type="float">
            <text:p>19,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4" calcext:value-type="float">
            <text:p>804</text:p>
          </table:table-cell>
          <table:table-cell table:formula="of:=(['Params&amp;Config'.$C$9]/['Params&amp;Config'.$C$10]) * [.C806]" office:value-type="float" office:value="2.151328125" calcext:value-type="float">
            <text:p>2,151</text:p>
          </table:table-cell>
          <table:table-cell table:style-name="ce2" table:formula="of:=[.D806]*2" office:value-type="float" office:value="4.30265625" calcext:value-type="float">
            <text:p>4,303</text:p>
          </table:table-cell>
          <table:table-cell table:style-name="ce2" table:formula="of:=[.D806]/1.4/2" office:value-type="float" office:value="0.768331473214286" calcext:value-type="float">
            <text:p>0,768</text:p>
          </table:table-cell>
          <table:table-cell table:formula="of:=20*LOG10([.C806]/['Params&amp;Config'.$C$11])" office:value-type="float" office:value="3.91972175545241" calcext:value-type="float">
            <text:p>3,92</text:p>
          </table:table-cell>
          <table:table-cell table:formula="of:=20*LOG10([.C806]/['Params&amp;Config'.$C$12])" office:value-type="float" office:value="19.5167424606832" calcext:value-type="float">
            <text:p>19,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5" calcext:value-type="float">
            <text:p>805</text:p>
          </table:table-cell>
          <table:table-cell table:formula="of:=(['Params&amp;Config'.$C$9]/['Params&amp;Config'.$C$10]) * [.C807]" office:value-type="float" office:value="2.15400390625" calcext:value-type="float">
            <text:p>2,154</text:p>
          </table:table-cell>
          <table:table-cell table:style-name="ce2" table:formula="of:=[.D807]*2" office:value-type="float" office:value="4.3080078125" calcext:value-type="float">
            <text:p>4,308</text:p>
          </table:table-cell>
          <table:table-cell table:style-name="ce2" table:formula="of:=[.D807]/1.4/2" office:value-type="float" office:value="0.769287109375" calcext:value-type="float">
            <text:p>0,769</text:p>
          </table:table-cell>
          <table:table-cell table:formula="of:=20*LOG10([.C807]/['Params&amp;Config'.$C$11])" office:value-type="float" office:value="3.93051838784076" calcext:value-type="float">
            <text:p>3,93</text:p>
          </table:table-cell>
          <table:table-cell table:formula="of:=20*LOG10([.C807]/['Params&amp;Config'.$C$12])" office:value-type="float" office:value="19.5275390930715" calcext:value-type="float">
            <text:p>19,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6" calcext:value-type="float">
            <text:p>806</text:p>
          </table:table-cell>
          <table:table-cell table:formula="of:=(['Params&amp;Config'.$C$9]/['Params&amp;Config'.$C$10]) * [.C808]" office:value-type="float" office:value="2.1566796875" calcext:value-type="float">
            <text:p>2,157</text:p>
          </table:table-cell>
          <table:table-cell table:style-name="ce2" table:formula="of:=[.D808]*2" office:value-type="float" office:value="4.313359375" calcext:value-type="float">
            <text:p>4,313</text:p>
          </table:table-cell>
          <table:table-cell table:style-name="ce2" table:formula="of:=[.D808]/1.4/2" office:value-type="float" office:value="0.770242745535714" calcext:value-type="float">
            <text:p>0,770</text:p>
          </table:table-cell>
          <table:table-cell table:formula="of:=20*LOG10([.C808]/['Params&amp;Config'.$C$11])" office:value-type="float" office:value="3.9413016165852" calcext:value-type="float">
            <text:p>3,94</text:p>
          </table:table-cell>
          <table:table-cell table:formula="of:=20*LOG10([.C808]/['Params&amp;Config'.$C$12])" office:value-type="float" office:value="19.538322321816" calcext:value-type="float">
            <text:p>19,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7" calcext:value-type="float">
            <text:p>807</text:p>
          </table:table-cell>
          <table:table-cell table:formula="of:=(['Params&amp;Config'.$C$9]/['Params&amp;Config'.$C$10]) * [.C809]" office:value-type="float" office:value="2.15935546875" calcext:value-type="float">
            <text:p>2,159</text:p>
          </table:table-cell>
          <table:table-cell table:style-name="ce2" table:formula="of:=[.D809]*2" office:value-type="float" office:value="4.3187109375" calcext:value-type="float">
            <text:p>4,319</text:p>
          </table:table-cell>
          <table:table-cell table:style-name="ce2" table:formula="of:=[.D809]/1.4/2" office:value-type="float" office:value="0.771198381696429" calcext:value-type="float">
            <text:p>0,771</text:p>
          </table:table-cell>
          <table:table-cell table:formula="of:=20*LOG10([.C809]/['Params&amp;Config'.$C$11])" office:value-type="float" office:value="3.95207147492479" calcext:value-type="float">
            <text:p>3,95</text:p>
          </table:table-cell>
          <table:table-cell table:formula="of:=20*LOG10([.C809]/['Params&amp;Config'.$C$12])" office:value-type="float" office:value="19.5490921801556" calcext:value-type="float">
            <text:p>19,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8" calcext:value-type="float">
            <text:p>808</text:p>
          </table:table-cell>
          <table:table-cell table:formula="of:=(['Params&amp;Config'.$C$9]/['Params&amp;Config'.$C$10]) * [.C810]" office:value-type="float" office:value="2.16203125" calcext:value-type="float">
            <text:p>2,162</text:p>
          </table:table-cell>
          <table:table-cell table:style-name="ce2" table:formula="of:=[.D810]*2" office:value-type="float" office:value="4.3240625" calcext:value-type="float">
            <text:p>4,324</text:p>
          </table:table-cell>
          <table:table-cell table:style-name="ce2" table:formula="of:=[.D810]/1.4/2" office:value-type="float" office:value="0.772154017857143" calcext:value-type="float">
            <text:p>0,772</text:p>
          </table:table-cell>
          <table:table-cell table:formula="of:=20*LOG10([.C810]/['Params&amp;Config'.$C$11])" office:value-type="float" office:value="3.96282799597511" calcext:value-type="float">
            <text:p>3,96</text:p>
          </table:table-cell>
          <table:table-cell table:formula="of:=20*LOG10([.C810]/['Params&amp;Config'.$C$12])" office:value-type="float" office:value="19.5598487012059" calcext:value-type="float">
            <text:p>19,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9" calcext:value-type="float">
            <text:p>809</text:p>
          </table:table-cell>
          <table:table-cell table:formula="of:=(['Params&amp;Config'.$C$9]/['Params&amp;Config'.$C$10]) * [.C811]" office:value-type="float" office:value="2.16470703125" calcext:value-type="float">
            <text:p>2,165</text:p>
          </table:table-cell>
          <table:table-cell table:style-name="ce2" table:formula="of:=[.D811]*2" office:value-type="float" office:value="4.3294140625" calcext:value-type="float">
            <text:p>4,329</text:p>
          </table:table-cell>
          <table:table-cell table:style-name="ce2" table:formula="of:=[.D811]/1.4/2" office:value-type="float" office:value="0.773109654017857" calcext:value-type="float">
            <text:p>0,773</text:p>
          </table:table-cell>
          <table:table-cell table:formula="of:=20*LOG10([.C811]/['Params&amp;Config'.$C$11])" office:value-type="float" office:value="3.97357121272883" calcext:value-type="float">
            <text:p>3,97</text:p>
          </table:table-cell>
          <table:table-cell table:formula="of:=20*LOG10([.C811]/['Params&amp;Config'.$C$12])" office:value-type="float" office:value="19.5705919179596" calcext:value-type="float">
            <text:p>19,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0" calcext:value-type="float">
            <text:p>810</text:p>
          </table:table-cell>
          <table:table-cell table:formula="of:=(['Params&amp;Config'.$C$9]/['Params&amp;Config'.$C$10]) * [.C812]" office:value-type="float" office:value="2.1673828125" calcext:value-type="float">
            <text:p>2,167</text:p>
          </table:table-cell>
          <table:table-cell table:style-name="ce2" table:formula="of:=[.D812]*2" office:value-type="float" office:value="4.334765625" calcext:value-type="float">
            <text:p>4,335</text:p>
          </table:table-cell>
          <table:table-cell table:style-name="ce2" table:formula="of:=[.D812]/1.4/2" office:value-type="float" office:value="0.774065290178571" calcext:value-type="float">
            <text:p>0,774</text:p>
          </table:table-cell>
          <table:table-cell table:formula="of:=20*LOG10([.C812]/['Params&amp;Config'.$C$11])" office:value-type="float" office:value="3.98430115805638" calcext:value-type="float">
            <text:p>3,98</text:p>
          </table:table-cell>
          <table:table-cell table:formula="of:=20*LOG10([.C812]/['Params&amp;Config'.$C$12])" office:value-type="float" office:value="19.5813218632871" calcext:value-type="float">
            <text:p>19,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1" calcext:value-type="float">
            <text:p>811</text:p>
          </table:table-cell>
          <table:table-cell table:formula="of:=(['Params&amp;Config'.$C$9]/['Params&amp;Config'.$C$10]) * [.C813]" office:value-type="float" office:value="2.17005859375" calcext:value-type="float">
            <text:p>2,170</text:p>
          </table:table-cell>
          <table:table-cell table:style-name="ce2" table:formula="of:=[.D813]*2" office:value-type="float" office:value="4.3401171875" calcext:value-type="float">
            <text:p>4,340</text:p>
          </table:table-cell>
          <table:table-cell table:style-name="ce2" table:formula="of:=[.D813]/1.4/2" office:value-type="float" office:value="0.775020926339286" calcext:value-type="float">
            <text:p>0,775</text:p>
          </table:table-cell>
          <table:table-cell table:formula="of:=20*LOG10([.C813]/['Params&amp;Config'.$C$11])" office:value-type="float" office:value="3.99501786470651" calcext:value-type="float">
            <text:p>4</text:p>
          </table:table-cell>
          <table:table-cell table:formula="of:=20*LOG10([.C813]/['Params&amp;Config'.$C$12])" office:value-type="float" office:value="19.5920385699373" calcext:value-type="float">
            <text:p>19,5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2" calcext:value-type="float">
            <text:p>812</text:p>
          </table:table-cell>
          <table:table-cell table:formula="of:=(['Params&amp;Config'.$C$9]/['Params&amp;Config'.$C$10]) * [.C814]" office:value-type="float" office:value="2.172734375" calcext:value-type="float">
            <text:p>2,173</text:p>
          </table:table-cell>
          <table:table-cell table:style-name="ce2" table:formula="of:=[.D814]*2" office:value-type="float" office:value="4.34546875" calcext:value-type="float">
            <text:p>4,345</text:p>
          </table:table-cell>
          <table:table-cell table:style-name="ce2" table:formula="of:=[.D814]/1.4/2" office:value-type="float" office:value="0.7759765625" calcext:value-type="float">
            <text:p>0,776</text:p>
          </table:table-cell>
          <table:table-cell table:formula="of:=20*LOG10([.C814]/['Params&amp;Config'.$C$11])" office:value-type="float" office:value="4.00572136530689" calcext:value-type="float">
            <text:p>4,01</text:p>
          </table:table-cell>
          <table:table-cell table:formula="of:=20*LOG10([.C814]/['Params&amp;Config'.$C$12])" office:value-type="float" office:value="19.6027420705377" calcext:value-type="float">
            <text:p>19,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3" calcext:value-type="float">
            <text:p>813</text:p>
          </table:table-cell>
          <table:table-cell table:formula="of:=(['Params&amp;Config'.$C$9]/['Params&amp;Config'.$C$10]) * [.C815]" office:value-type="float" office:value="2.17541015625" calcext:value-type="float">
            <text:p>2,175</text:p>
          </table:table-cell>
          <table:table-cell table:style-name="ce2" table:formula="of:=[.D815]*2" office:value-type="float" office:value="4.3508203125" calcext:value-type="float">
            <text:p>4,351</text:p>
          </table:table-cell>
          <table:table-cell table:style-name="ce2" table:formula="of:=[.D815]/1.4/2" office:value-type="float" office:value="0.776932198660715" calcext:value-type="float">
            <text:p>0,777</text:p>
          </table:table-cell>
          <table:table-cell table:formula="of:=20*LOG10([.C815]/['Params&amp;Config'.$C$11])" office:value-type="float" office:value="4.01641169236475" calcext:value-type="float">
            <text:p>4,02</text:p>
          </table:table-cell>
          <table:table-cell table:formula="of:=20*LOG10([.C815]/['Params&amp;Config'.$C$12])" office:value-type="float" office:value="19.6134323975955" calcext:value-type="float">
            <text:p>19,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4" calcext:value-type="float">
            <text:p>814</text:p>
          </table:table-cell>
          <table:table-cell table:formula="of:=(['Params&amp;Config'.$C$9]/['Params&amp;Config'.$C$10]) * [.C816]" office:value-type="float" office:value="2.1780859375" calcext:value-type="float">
            <text:p>2,178</text:p>
          </table:table-cell>
          <table:table-cell table:style-name="ce2" table:formula="of:=[.D816]*2" office:value-type="float" office:value="4.356171875" calcext:value-type="float">
            <text:p>4,356</text:p>
          </table:table-cell>
          <table:table-cell table:style-name="ce2" table:formula="of:=[.D816]/1.4/2" office:value-type="float" office:value="0.777887834821429" calcext:value-type="float">
            <text:p>0,778</text:p>
          </table:table-cell>
          <table:table-cell table:formula="of:=20*LOG10([.C816]/['Params&amp;Config'.$C$11])" office:value-type="float" office:value="4.02708887826741" calcext:value-type="float">
            <text:p>4,03</text:p>
          </table:table-cell>
          <table:table-cell table:formula="of:=20*LOG10([.C816]/['Params&amp;Config'.$C$12])" office:value-type="float" office:value="19.6241095834982" calcext:value-type="float">
            <text:p>19,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5" calcext:value-type="float">
            <text:p>815</text:p>
          </table:table-cell>
          <table:table-cell table:formula="of:=(['Params&amp;Config'.$C$9]/['Params&amp;Config'.$C$10]) * [.C817]" office:value-type="float" office:value="2.18076171875" calcext:value-type="float">
            <text:p>2,181</text:p>
          </table:table-cell>
          <table:table-cell table:style-name="ce2" table:formula="of:=[.D817]*2" office:value-type="float" office:value="4.3615234375" calcext:value-type="float">
            <text:p>4,362</text:p>
          </table:table-cell>
          <table:table-cell table:style-name="ce2" table:formula="of:=[.D817]/1.4/2" office:value-type="float" office:value="0.778843470982143" calcext:value-type="float">
            <text:p>0,779</text:p>
          </table:table-cell>
          <table:table-cell table:formula="of:=20*LOG10([.C817]/['Params&amp;Config'.$C$11])" office:value-type="float" office:value="4.03775295528292" calcext:value-type="float">
            <text:p>4,04</text:p>
          </table:table-cell>
          <table:table-cell table:formula="of:=20*LOG10([.C817]/['Params&amp;Config'.$C$12])" office:value-type="float" office:value="19.6347736605137" calcext:value-type="float">
            <text:p>19,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6" calcext:value-type="float">
            <text:p>816</text:p>
          </table:table-cell>
          <table:table-cell table:formula="of:=(['Params&amp;Config'.$C$9]/['Params&amp;Config'.$C$10]) * [.C818]" office:value-type="float" office:value="2.1834375" calcext:value-type="float">
            <text:p>2,183</text:p>
          </table:table-cell>
          <table:table-cell table:style-name="ce2" table:formula="of:=[.D818]*2" office:value-type="float" office:value="4.366875" calcext:value-type="float">
            <text:p>4,367</text:p>
          </table:table-cell>
          <table:table-cell table:style-name="ce2" table:formula="of:=[.D818]/1.4/2" office:value-type="float" office:value="0.779799107142857" calcext:value-type="float">
            <text:p>0,780</text:p>
          </table:table-cell>
          <table:table-cell table:formula="of:=20*LOG10([.C818]/['Params&amp;Config'.$C$11])" office:value-type="float" office:value="4.04840395556061" calcext:value-type="float">
            <text:p>4,05</text:p>
          </table:table-cell>
          <table:table-cell table:formula="of:=20*LOG10([.C818]/['Params&amp;Config'.$C$12])" office:value-type="float" office:value="19.6454246607914" calcext:value-type="float">
            <text:p>19,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7" calcext:value-type="float">
            <text:p>817</text:p>
          </table:table-cell>
          <table:table-cell table:formula="of:=(['Params&amp;Config'.$C$9]/['Params&amp;Config'.$C$10]) * [.C819]" office:value-type="float" office:value="2.18611328125" calcext:value-type="float">
            <text:p>2,186</text:p>
          </table:table-cell>
          <table:table-cell table:style-name="ce2" table:formula="of:=[.D819]*2" office:value-type="float" office:value="4.3722265625" calcext:value-type="float">
            <text:p>4,372</text:p>
          </table:table-cell>
          <table:table-cell table:style-name="ce2" table:formula="of:=[.D819]/1.4/2" office:value-type="float" office:value="0.780754743303572" calcext:value-type="float">
            <text:p>0,781</text:p>
          </table:table-cell>
          <table:table-cell table:formula="of:=20*LOG10([.C819]/['Params&amp;Config'.$C$11])" office:value-type="float" office:value="4.0590419111317" calcext:value-type="float">
            <text:p>4,06</text:p>
          </table:table-cell>
          <table:table-cell table:formula="of:=20*LOG10([.C819]/['Params&amp;Config'.$C$12])" office:value-type="float" office:value="19.6560626163625" calcext:value-type="float">
            <text:p>19,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8" calcext:value-type="float">
            <text:p>818</text:p>
          </table:table-cell>
          <table:table-cell table:formula="of:=(['Params&amp;Config'.$C$9]/['Params&amp;Config'.$C$10]) * [.C820]" office:value-type="float" office:value="2.1887890625" calcext:value-type="float">
            <text:p>2,189</text:p>
          </table:table-cell>
          <table:table-cell table:style-name="ce2" table:formula="of:=[.D820]*2" office:value-type="float" office:value="4.377578125" calcext:value-type="float">
            <text:p>4,378</text:p>
          </table:table-cell>
          <table:table-cell table:style-name="ce2" table:formula="of:=[.D820]/1.4/2" office:value-type="float" office:value="0.781710379464286" calcext:value-type="float">
            <text:p>0,782</text:p>
          </table:table-cell>
          <table:table-cell table:formula="of:=20*LOG10([.C820]/['Params&amp;Config'.$C$11])" office:value-type="float" office:value="4.06966685390985" calcext:value-type="float">
            <text:p>4,07</text:p>
          </table:table-cell>
          <table:table-cell table:formula="of:=20*LOG10([.C820]/['Params&amp;Config'.$C$12])" office:value-type="float" office:value="19.6666875591406" calcext:value-type="float">
            <text:p>19,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9" calcext:value-type="float">
            <text:p>819</text:p>
          </table:table-cell>
          <table:table-cell table:formula="of:=(['Params&amp;Config'.$C$9]/['Params&amp;Config'.$C$10]) * [.C821]" office:value-type="float" office:value="2.19146484375" calcext:value-type="float">
            <text:p>2,191</text:p>
          </table:table-cell>
          <table:table-cell table:style-name="ce2" table:formula="of:=[.D821]*2" office:value-type="float" office:value="4.3829296875" calcext:value-type="float">
            <text:p>4,383</text:p>
          </table:table-cell>
          <table:table-cell table:style-name="ce2" table:formula="of:=[.D821]/1.4/2" office:value-type="float" office:value="0.782666015625" calcext:value-type="float">
            <text:p>0,783</text:p>
          </table:table-cell>
          <table:table-cell table:formula="of:=20*LOG10([.C821]/['Params&amp;Config'.$C$11])" office:value-type="float" office:value="4.08027881569175" calcext:value-type="float">
            <text:p>4,08</text:p>
          </table:table-cell>
          <table:table-cell table:formula="of:=20*LOG10([.C821]/['Params&amp;Config'.$C$12])" office:value-type="float" office:value="19.6772995209225" calcext:value-type="float">
            <text:p>19,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0" calcext:value-type="float">
            <text:p>820</text:p>
          </table:table-cell>
          <table:table-cell table:formula="of:=(['Params&amp;Config'.$C$9]/['Params&amp;Config'.$C$10]) * [.C822]" office:value-type="float" office:value="2.194140625" calcext:value-type="float">
            <text:p>2,194</text:p>
          </table:table-cell>
          <table:table-cell table:style-name="ce2" table:formula="of:=[.D822]*2" office:value-type="float" office:value="4.38828125" calcext:value-type="float">
            <text:p>4,388</text:p>
          </table:table-cell>
          <table:table-cell table:style-name="ce2" table:formula="of:=[.D822]/1.4/2" office:value-type="float" office:value="0.783621651785714" calcext:value-type="float">
            <text:p>0,784</text:p>
          </table:table-cell>
          <table:table-cell table:formula="of:=20*LOG10([.C822]/['Params&amp;Config'.$C$11])" office:value-type="float" office:value="4.09087782815772" calcext:value-type="float">
            <text:p>4,09</text:p>
          </table:table-cell>
          <table:table-cell table:formula="of:=20*LOG10([.C822]/['Params&amp;Config'.$C$12])" office:value-type="float" office:value="19.6878985333885" calcext:value-type="float">
            <text:p>19,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1" calcext:value-type="float">
            <text:p>821</text:p>
          </table:table-cell>
          <table:table-cell table:formula="of:=(['Params&amp;Config'.$C$9]/['Params&amp;Config'.$C$10]) * [.C823]" office:value-type="float" office:value="2.19681640625" calcext:value-type="float">
            <text:p>2,197</text:p>
          </table:table-cell>
          <table:table-cell table:style-name="ce2" table:formula="of:=[.D823]*2" office:value-type="float" office:value="4.3936328125" calcext:value-type="float">
            <text:p>4,394</text:p>
          </table:table-cell>
          <table:table-cell table:style-name="ce2" table:formula="of:=[.D823]/1.4/2" office:value-type="float" office:value="0.784577287946429" calcext:value-type="float">
            <text:p>0,785</text:p>
          </table:table-cell>
          <table:table-cell table:formula="of:=20*LOG10([.C823]/['Params&amp;Config'.$C$11])" office:value-type="float" office:value="4.1014639228722" calcext:value-type="float">
            <text:p>4,1</text:p>
          </table:table-cell>
          <table:table-cell table:formula="of:=20*LOG10([.C823]/['Params&amp;Config'.$C$12])" office:value-type="float" office:value="19.698484628103" calcext:value-type="float">
            <text:p>19,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2" calcext:value-type="float">
            <text:p>822</text:p>
          </table:table-cell>
          <table:table-cell table:formula="of:=(['Params&amp;Config'.$C$9]/['Params&amp;Config'.$C$10]) * [.C824]" office:value-type="float" office:value="2.1994921875" calcext:value-type="float">
            <text:p>2,199</text:p>
          </table:table-cell>
          <table:table-cell table:style-name="ce2" table:formula="of:=[.D824]*2" office:value-type="float" office:value="4.398984375" calcext:value-type="float">
            <text:p>4,399</text:p>
          </table:table-cell>
          <table:table-cell table:style-name="ce2" table:formula="of:=[.D824]/1.4/2" office:value-type="float" office:value="0.785532924107143" calcext:value-type="float">
            <text:p>0,786</text:p>
          </table:table-cell>
          <table:table-cell table:formula="of:=20*LOG10([.C824]/['Params&amp;Config'.$C$11])" office:value-type="float" office:value="4.11203713128439" calcext:value-type="float">
            <text:p>4,11</text:p>
          </table:table-cell>
          <table:table-cell table:formula="of:=20*LOG10([.C824]/['Params&amp;Config'.$C$12])" office:value-type="float" office:value="19.7090578365152" calcext:value-type="float">
            <text:p>19,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3" calcext:value-type="float">
            <text:p>823</text:p>
          </table:table-cell>
          <table:table-cell table:formula="of:=(['Params&amp;Config'.$C$9]/['Params&amp;Config'.$C$10]) * [.C825]" office:value-type="float" office:value="2.20216796875" calcext:value-type="float">
            <text:p>2,202</text:p>
          </table:table-cell>
          <table:table-cell table:style-name="ce2" table:formula="of:=[.D825]*2" office:value-type="float" office:value="4.4043359375" calcext:value-type="float">
            <text:p>4,404</text:p>
          </table:table-cell>
          <table:table-cell table:style-name="ce2" table:formula="of:=[.D825]/1.4/2" office:value-type="float" office:value="0.786488560267857" calcext:value-type="float">
            <text:p>0,786</text:p>
          </table:table-cell>
          <table:table-cell table:formula="of:=20*LOG10([.C825]/['Params&amp;Config'.$C$11])" office:value-type="float" office:value="4.12259748472878" calcext:value-type="float">
            <text:p>4,12</text:p>
          </table:table-cell>
          <table:table-cell table:formula="of:=20*LOG10([.C825]/['Params&amp;Config'.$C$12])" office:value-type="float" office:value="19.7196181899595" calcext:value-type="float">
            <text:p>19,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4" calcext:value-type="float">
            <text:p>824</text:p>
          </table:table-cell>
          <table:table-cell table:formula="of:=(['Params&amp;Config'.$C$9]/['Params&amp;Config'.$C$10]) * [.C826]" office:value-type="float" office:value="2.20484375" calcext:value-type="float">
            <text:p>2,205</text:p>
          </table:table-cell>
          <table:table-cell table:style-name="ce2" table:formula="of:=[.D826]*2" office:value-type="float" office:value="4.4096875" calcext:value-type="float">
            <text:p>4,410</text:p>
          </table:table-cell>
          <table:table-cell table:style-name="ce2" table:formula="of:=[.D826]/1.4/2" office:value-type="float" office:value="0.787444196428572" calcext:value-type="float">
            <text:p>0,787</text:p>
          </table:table-cell>
          <table:table-cell table:formula="of:=20*LOG10([.C826]/['Params&amp;Config'.$C$11])" office:value-type="float" office:value="4.1331450144257" calcext:value-type="float">
            <text:p>4,13</text:p>
          </table:table-cell>
          <table:table-cell table:formula="of:=20*LOG10([.C826]/['Params&amp;Config'.$C$12])" office:value-type="float" office:value="19.7301657196565" calcext:value-type="float">
            <text:p>19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formula="of:=(['Params&amp;Config'.$C$9]/['Params&amp;Config'.$C$10]) * [.C827]" office:value-type="float" office:value="2.20751953125" calcext:value-type="float">
            <text:p>2,208</text:p>
          </table:table-cell>
          <table:table-cell table:style-name="ce2" table:formula="of:=[.D827]*2" office:value-type="float" office:value="4.4150390625" calcext:value-type="float">
            <text:p>4,415</text:p>
          </table:table-cell>
          <table:table-cell table:style-name="ce2" table:formula="of:=[.D827]/1.4/2" office:value-type="float" office:value="0.788399832589286" calcext:value-type="float">
            <text:p>0,788</text:p>
          </table:table-cell>
          <table:table-cell table:formula="of:=20*LOG10([.C827]/['Params&amp;Config'.$C$11])" office:value-type="float" office:value="4.14367975148189" calcext:value-type="float">
            <text:p>4,14</text:p>
          </table:table-cell>
          <table:table-cell table:formula="of:=20*LOG10([.C827]/['Params&amp;Config'.$C$12])" office:value-type="float" office:value="19.7407004567126" calcext:value-type="float">
            <text:p>19,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formula="of:=(['Params&amp;Config'.$C$9]/['Params&amp;Config'.$C$10]) * [.C828]" office:value-type="float" office:value="2.2101953125" calcext:value-type="float">
            <text:p>2,210</text:p>
          </table:table-cell>
          <table:table-cell table:style-name="ce2" table:formula="of:=[.D828]*2" office:value-type="float" office:value="4.420390625" calcext:value-type="float">
            <text:p>4,420</text:p>
          </table:table-cell>
          <table:table-cell table:style-name="ce2" table:formula="of:=[.D828]/1.4/2" office:value-type="float" office:value="0.78935546875" calcext:value-type="float">
            <text:p>0,789</text:p>
          </table:table-cell>
          <table:table-cell table:formula="of:=20*LOG10([.C828]/['Params&amp;Config'.$C$11])" office:value-type="float" office:value="4.15420172689103" calcext:value-type="float">
            <text:p>4,15</text:p>
          </table:table-cell>
          <table:table-cell table:formula="of:=20*LOG10([.C828]/['Params&amp;Config'.$C$12])" office:value-type="float" office:value="19.7512224321218" calcext:value-type="float">
            <text:p>19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formula="of:=(['Params&amp;Config'.$C$9]/['Params&amp;Config'.$C$10]) * [.C829]" office:value-type="float" office:value="2.21287109375" calcext:value-type="float">
            <text:p>2,213</text:p>
          </table:table-cell>
          <table:table-cell table:style-name="ce2" table:formula="of:=[.D829]*2" office:value-type="float" office:value="4.4257421875" calcext:value-type="float">
            <text:p>4,426</text:p>
          </table:table-cell>
          <table:table-cell table:style-name="ce2" table:formula="of:=[.D829]/1.4/2" office:value-type="float" office:value="0.790311104910714" calcext:value-type="float">
            <text:p>0,790</text:p>
          </table:table-cell>
          <table:table-cell table:formula="of:=20*LOG10([.C829]/['Params&amp;Config'.$C$11])" office:value-type="float" office:value="4.16471097153432" calcext:value-type="float">
            <text:p>4,16</text:p>
          </table:table-cell>
          <table:table-cell table:formula="of:=20*LOG10([.C829]/['Params&amp;Config'.$C$12])" office:value-type="float" office:value="19.7617316767651" calcext:value-type="float">
            <text:p>19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8" calcext:value-type="float">
            <text:p>828</text:p>
          </table:table-cell>
          <table:table-cell table:formula="of:=(['Params&amp;Config'.$C$9]/['Params&amp;Config'.$C$10]) * [.C830]" office:value-type="float" office:value="2.215546875" calcext:value-type="float">
            <text:p>2,216</text:p>
          </table:table-cell>
          <table:table-cell table:style-name="ce2" table:formula="of:=[.D830]*2" office:value-type="float" office:value="4.43109375" calcext:value-type="float">
            <text:p>4,431</text:p>
          </table:table-cell>
          <table:table-cell table:style-name="ce2" table:formula="of:=[.D830]/1.4/2" office:value-type="float" office:value="0.791266741071429" calcext:value-type="float">
            <text:p>0,791</text:p>
          </table:table-cell>
          <table:table-cell table:formula="of:=20*LOG10([.C830]/['Params&amp;Config'.$C$11])" office:value-type="float" office:value="4.17520751618099" calcext:value-type="float">
            <text:p>4,18</text:p>
          </table:table-cell>
          <table:table-cell table:formula="of:=20*LOG10([.C830]/['Params&amp;Config'.$C$12])" office:value-type="float" office:value="19.7722282214117" calcext:value-type="float">
            <text:p>19,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9" calcext:value-type="float">
            <text:p>829</text:p>
          </table:table-cell>
          <table:table-cell table:formula="of:=(['Params&amp;Config'.$C$9]/['Params&amp;Config'.$C$10]) * [.C831]" office:value-type="float" office:value="2.21822265625" calcext:value-type="float">
            <text:p>2,218</text:p>
          </table:table-cell>
          <table:table-cell table:style-name="ce2" table:formula="of:=[.D831]*2" office:value-type="float" office:value="4.4364453125" calcext:value-type="float">
            <text:p>4,436</text:p>
          </table:table-cell>
          <table:table-cell table:style-name="ce2" table:formula="of:=[.D831]/1.4/2" office:value-type="float" office:value="0.792222377232143" calcext:value-type="float">
            <text:p>0,792</text:p>
          </table:table-cell>
          <table:table-cell table:formula="of:=20*LOG10([.C831]/['Params&amp;Config'.$C$11])" office:value-type="float" office:value="4.18569139148886" calcext:value-type="float">
            <text:p>4,19</text:p>
          </table:table-cell>
          <table:table-cell table:formula="of:=20*LOG10([.C831]/['Params&amp;Config'.$C$12])" office:value-type="float" office:value="19.7827120967196" calcext:value-type="float">
            <text:p>19,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0" calcext:value-type="float">
            <text:p>830</text:p>
          </table:table-cell>
          <table:table-cell table:formula="of:=(['Params&amp;Config'.$C$9]/['Params&amp;Config'.$C$10]) * [.C832]" office:value-type="float" office:value="2.2208984375" calcext:value-type="float">
            <text:p>2,221</text:p>
          </table:table-cell>
          <table:table-cell table:style-name="ce2" table:formula="of:=[.D832]*2" office:value-type="float" office:value="4.441796875" calcext:value-type="float">
            <text:p>4,442</text:p>
          </table:table-cell>
          <table:table-cell table:style-name="ce2" table:formula="of:=[.D832]/1.4/2" office:value-type="float" office:value="0.793178013392857" calcext:value-type="float">
            <text:p>0,793</text:p>
          </table:table-cell>
          <table:table-cell table:formula="of:=20*LOG10([.C832]/['Params&amp;Config'.$C$11])" office:value-type="float" office:value="4.19616262800486" calcext:value-type="float">
            <text:p>4,2</text:p>
          </table:table-cell>
          <table:table-cell table:formula="of:=20*LOG10([.C832]/['Params&amp;Config'.$C$12])" office:value-type="float" office:value="19.7931833332356" calcext:value-type="float">
            <text:p>19,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1" calcext:value-type="float">
            <text:p>831</text:p>
          </table:table-cell>
          <table:table-cell table:formula="of:=(['Params&amp;Config'.$C$9]/['Params&amp;Config'.$C$10]) * [.C833]" office:value-type="float" office:value="2.22357421875" calcext:value-type="float">
            <text:p>2,224</text:p>
          </table:table-cell>
          <table:table-cell table:style-name="ce2" table:formula="of:=[.D833]*2" office:value-type="float" office:value="4.4471484375" calcext:value-type="float">
            <text:p>4,447</text:p>
          </table:table-cell>
          <table:table-cell table:style-name="ce2" table:formula="of:=[.D833]/1.4/2" office:value-type="float" office:value="0.794133649553571" calcext:value-type="float">
            <text:p>0,794</text:p>
          </table:table-cell>
          <table:table-cell table:formula="of:=20*LOG10([.C833]/['Params&amp;Config'.$C$11])" office:value-type="float" office:value="4.2066212561656" calcext:value-type="float">
            <text:p>4,21</text:p>
          </table:table-cell>
          <table:table-cell table:formula="of:=20*LOG10([.C833]/['Params&amp;Config'.$C$12])" office:value-type="float" office:value="19.8036419613964" calcext:value-type="float">
            <text:p>19,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formula="of:=(['Params&amp;Config'.$C$9]/['Params&amp;Config'.$C$10]) * [.C834]" office:value-type="float" office:value="2.22625" calcext:value-type="float">
            <text:p>2,226</text:p>
          </table:table-cell>
          <table:table-cell table:style-name="ce2" table:formula="of:=[.D834]*2" office:value-type="float" office:value="4.4525" calcext:value-type="float">
            <text:p>4,453</text:p>
          </table:table-cell>
          <table:table-cell table:style-name="ce2" table:formula="of:=[.D834]/1.4/2" office:value-type="float" office:value="0.795089285714286" calcext:value-type="float">
            <text:p>0,795</text:p>
          </table:table-cell>
          <table:table-cell table:formula="of:=20*LOG10([.C834]/['Params&amp;Config'.$C$11])" office:value-type="float" office:value="4.21706730629786" calcext:value-type="float">
            <text:p>4,22</text:p>
          </table:table-cell>
          <table:table-cell table:formula="of:=20*LOG10([.C834]/['Params&amp;Config'.$C$12])" office:value-type="float" office:value="19.8140880115286" calcext:value-type="float">
            <text:p>19,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formula="of:=(['Params&amp;Config'.$C$9]/['Params&amp;Config'.$C$10]) * [.C835]" office:value-type="float" office:value="2.22892578125" calcext:value-type="float">
            <text:p>2,229</text:p>
          </table:table-cell>
          <table:table-cell table:style-name="ce2" table:formula="of:=[.D835]*2" office:value-type="float" office:value="4.4578515625" calcext:value-type="float">
            <text:p>4,458</text:p>
          </table:table-cell>
          <table:table-cell table:style-name="ce2" table:formula="of:=[.D835]/1.4/2" office:value-type="float" office:value="0.796044921875" calcext:value-type="float">
            <text:p>0,796</text:p>
          </table:table-cell>
          <table:table-cell table:formula="of:=20*LOG10([.C835]/['Params&amp;Config'.$C$11])" office:value-type="float" office:value="4.22750080861914" calcext:value-type="float">
            <text:p>4,23</text:p>
          </table:table-cell>
          <table:table-cell table:formula="of:=20*LOG10([.C835]/['Params&amp;Config'.$C$12])" office:value-type="float" office:value="19.8245215138499" calcext:value-type="float">
            <text:p>19,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4" calcext:value-type="float">
            <text:p>834</text:p>
          </table:table-cell>
          <table:table-cell table:formula="of:=(['Params&amp;Config'.$C$9]/['Params&amp;Config'.$C$10]) * [.C836]" office:value-type="float" office:value="2.2316015625" calcext:value-type="float">
            <text:p>2,232</text:p>
          </table:table-cell>
          <table:table-cell table:style-name="ce2" table:formula="of:=[.D836]*2" office:value-type="float" office:value="4.463203125" calcext:value-type="float">
            <text:p>4,463</text:p>
          </table:table-cell>
          <table:table-cell table:style-name="ce2" table:formula="of:=[.D836]/1.4/2" office:value-type="float" office:value="0.797000558035714" calcext:value-type="float">
            <text:p>0,797</text:p>
          </table:table-cell>
          <table:table-cell table:formula="of:=20*LOG10([.C836]/['Params&amp;Config'.$C$11])" office:value-type="float" office:value="4.23792179323816" calcext:value-type="float">
            <text:p>4,24</text:p>
          </table:table-cell>
          <table:table-cell table:formula="of:=20*LOG10([.C836]/['Params&amp;Config'.$C$12])" office:value-type="float" office:value="19.8349424984689" calcext:value-type="float">
            <text:p>19,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5" calcext:value-type="float">
            <text:p>835</text:p>
          </table:table-cell>
          <table:table-cell table:formula="of:=(['Params&amp;Config'.$C$9]/['Params&amp;Config'.$C$10]) * [.C837]" office:value-type="float" office:value="2.23427734375" calcext:value-type="float">
            <text:p>2,234</text:p>
          </table:table-cell>
          <table:table-cell table:style-name="ce2" table:formula="of:=[.D837]*2" office:value-type="float" office:value="4.4685546875" calcext:value-type="float">
            <text:p>4,469</text:p>
          </table:table-cell>
          <table:table-cell table:style-name="ce2" table:formula="of:=[.D837]/1.4/2" office:value-type="float" office:value="0.797956194196429" calcext:value-type="float">
            <text:p>0,798</text:p>
          </table:table-cell>
          <table:table-cell table:formula="of:=20*LOG10([.C837]/['Params&amp;Config'.$C$11])" office:value-type="float" office:value="4.24833029015543" calcext:value-type="float">
            <text:p>4,25</text:p>
          </table:table-cell>
          <table:table-cell table:formula="of:=20*LOG10([.C837]/['Params&amp;Config'.$C$12])" office:value-type="float" office:value="19.8453509953862" calcext:value-type="float">
            <text:p>19,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6" calcext:value-type="float">
            <text:p>836</text:p>
          </table:table-cell>
          <table:table-cell table:formula="of:=(['Params&amp;Config'.$C$9]/['Params&amp;Config'.$C$10]) * [.C838]" office:value-type="float" office:value="2.236953125" calcext:value-type="float">
            <text:p>2,237</text:p>
          </table:table-cell>
          <table:table-cell table:style-name="ce2" table:formula="of:=[.D838]*2" office:value-type="float" office:value="4.47390625" calcext:value-type="float">
            <text:p>4,474</text:p>
          </table:table-cell>
          <table:table-cell table:style-name="ce2" table:formula="of:=[.D838]/1.4/2" office:value-type="float" office:value="0.798911830357143" calcext:value-type="float">
            <text:p>0,799</text:p>
          </table:table-cell>
          <table:table-cell table:formula="of:=20*LOG10([.C838]/['Params&amp;Config'.$C$11])" office:value-type="float" office:value="4.25872632926371" calcext:value-type="float">
            <text:p>4,26</text:p>
          </table:table-cell>
          <table:table-cell table:formula="of:=20*LOG10([.C838]/['Params&amp;Config'.$C$12])" office:value-type="float" office:value="19.8557470344945" calcext:value-type="float">
            <text:p>19,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7" calcext:value-type="float">
            <text:p>837</text:p>
          </table:table-cell>
          <table:table-cell table:formula="of:=(['Params&amp;Config'.$C$9]/['Params&amp;Config'.$C$10]) * [.C839]" office:value-type="float" office:value="2.23962890625" calcext:value-type="float">
            <text:p>2,240</text:p>
          </table:table-cell>
          <table:table-cell table:style-name="ce2" table:formula="of:=[.D839]*2" office:value-type="float" office:value="4.4792578125" calcext:value-type="float">
            <text:p>4,479</text:p>
          </table:table-cell>
          <table:table-cell table:style-name="ce2" table:formula="of:=[.D839]/1.4/2" office:value-type="float" office:value="0.799867466517857" calcext:value-type="float">
            <text:p>0,800</text:p>
          </table:table-cell>
          <table:table-cell table:formula="of:=20*LOG10([.C839]/['Params&amp;Config'.$C$11])" office:value-type="float" office:value="4.26910994034858" calcext:value-type="float">
            <text:p>4,27</text:p>
          </table:table-cell>
          <table:table-cell table:formula="of:=20*LOG10([.C839]/['Params&amp;Config'.$C$12])" office:value-type="float" office:value="19.8661306455793" calcext:value-type="float">
            <text:p>19,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8" calcext:value-type="float">
            <text:p>838</text:p>
          </table:table-cell>
          <table:table-cell table:formula="of:=(['Params&amp;Config'.$C$9]/['Params&amp;Config'.$C$10]) * [.C840]" office:value-type="float" office:value="2.2423046875" calcext:value-type="float">
            <text:p>2,242</text:p>
          </table:table-cell>
          <table:table-cell table:style-name="ce2" table:formula="of:=[.D840]*2" office:value-type="float" office:value="4.484609375" calcext:value-type="float">
            <text:p>4,485</text:p>
          </table:table-cell>
          <table:table-cell table:style-name="ce2" table:formula="of:=[.D840]/1.4/2" office:value-type="float" office:value="0.800823102678572" calcext:value-type="float">
            <text:p>0,801</text:p>
          </table:table-cell>
          <table:table-cell table:formula="of:=20*LOG10([.C840]/['Params&amp;Config'.$C$11])" office:value-type="float" office:value="4.27948115308891" calcext:value-type="float">
            <text:p>4,28</text:p>
          </table:table-cell>
          <table:table-cell table:formula="of:=20*LOG10([.C840]/['Params&amp;Config'.$C$12])" office:value-type="float" office:value="19.8765018583197" calcext:value-type="float">
            <text:p>19,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9" calcext:value-type="float">
            <text:p>839</text:p>
          </table:table-cell>
          <table:table-cell table:formula="of:=(['Params&amp;Config'.$C$9]/['Params&amp;Config'.$C$10]) * [.C841]" office:value-type="float" office:value="2.24498046875" calcext:value-type="float">
            <text:p>2,245</text:p>
          </table:table-cell>
          <table:table-cell table:style-name="ce2" table:formula="of:=[.D841]*2" office:value-type="float" office:value="4.4899609375" calcext:value-type="float">
            <text:p>4,490</text:p>
          </table:table-cell>
          <table:table-cell table:style-name="ce2" table:formula="of:=[.D841]/1.4/2" office:value-type="float" office:value="0.801778738839286" calcext:value-type="float">
            <text:p>0,802</text:p>
          </table:table-cell>
          <table:table-cell table:formula="of:=20*LOG10([.C841]/['Params&amp;Config'.$C$11])" office:value-type="float" office:value="4.28983999705739" calcext:value-type="float">
            <text:p>4,29</text:p>
          </table:table-cell>
          <table:table-cell table:formula="of:=20*LOG10([.C841]/['Params&amp;Config'.$C$12])" office:value-type="float" office:value="19.8868607022882" calcext:value-type="float">
            <text:p>19,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0" calcext:value-type="float">
            <text:p>840</text:p>
          </table:table-cell>
          <table:table-cell table:formula="of:=(['Params&amp;Config'.$C$9]/['Params&amp;Config'.$C$10]) * [.C842]" office:value-type="float" office:value="2.24765625" calcext:value-type="float">
            <text:p>2,248</text:p>
          </table:table-cell>
          <table:table-cell table:style-name="ce2" table:formula="of:=[.D842]*2" office:value-type="float" office:value="4.4953125" calcext:value-type="float">
            <text:p>4,495</text:p>
          </table:table-cell>
          <table:table-cell table:style-name="ce2" table:formula="of:=[.D842]/1.4/2" office:value-type="float" office:value="0.802734375" calcext:value-type="float">
            <text:p>0,803</text:p>
          </table:table-cell>
          <table:table-cell table:formula="of:=20*LOG10([.C842]/['Params&amp;Config'.$C$11])" office:value-type="float" office:value="4.30018650172102" calcext:value-type="float">
            <text:p>4,3</text:p>
          </table:table-cell>
          <table:table-cell table:formula="of:=20*LOG10([.C842]/['Params&amp;Config'.$C$12])" office:value-type="float" office:value="19.8972072069518" calcext:value-type="float">
            <text:p>19,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1" calcext:value-type="float">
            <text:p>841</text:p>
          </table:table-cell>
          <table:table-cell table:formula="of:=(['Params&amp;Config'.$C$9]/['Params&amp;Config'.$C$10]) * [.C843]" office:value-type="float" office:value="2.25033203125" calcext:value-type="float">
            <text:p>2,250</text:p>
          </table:table-cell>
          <table:table-cell table:style-name="ce2" table:formula="of:=[.D843]*2" office:value-type="float" office:value="4.5006640625" calcext:value-type="float">
            <text:p>4,501</text:p>
          </table:table-cell>
          <table:table-cell table:style-name="ce2" table:formula="of:=[.D843]/1.4/2" office:value-type="float" office:value="0.803690011160714" calcext:value-type="float">
            <text:p>0,804</text:p>
          </table:table-cell>
          <table:table-cell table:formula="of:=20*LOG10([.C843]/['Params&amp;Config'.$C$11])" office:value-type="float" office:value="4.31052069644163" calcext:value-type="float">
            <text:p>4,31</text:p>
          </table:table-cell>
          <table:table-cell table:formula="of:=20*LOG10([.C843]/['Params&amp;Config'.$C$12])" office:value-type="float" office:value="19.9075414016724" calcext:value-type="float">
            <text:p>19,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2" calcext:value-type="float">
            <text:p>842</text:p>
          </table:table-cell>
          <table:table-cell table:formula="of:=(['Params&amp;Config'.$C$9]/['Params&amp;Config'.$C$10]) * [.C844]" office:value-type="float" office:value="2.2530078125" calcext:value-type="float">
            <text:p>2,253</text:p>
          </table:table-cell>
          <table:table-cell table:style-name="ce2" table:formula="of:=[.D844]*2" office:value-type="float" office:value="4.506015625" calcext:value-type="float">
            <text:p>4,506</text:p>
          </table:table-cell>
          <table:table-cell table:style-name="ce2" table:formula="of:=[.D844]/1.4/2" office:value-type="float" office:value="0.804645647321429" calcext:value-type="float">
            <text:p>0,805</text:p>
          </table:table-cell>
          <table:table-cell table:formula="of:=20*LOG10([.C844]/['Params&amp;Config'.$C$11])" office:value-type="float" office:value="4.32084261047638" calcext:value-type="float">
            <text:p>4,32</text:p>
          </table:table-cell>
          <table:table-cell table:formula="of:=20*LOG10([.C844]/['Params&amp;Config'.$C$12])" office:value-type="float" office:value="19.9178633157071" calcext:value-type="float">
            <text:p>19,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3" calcext:value-type="float">
            <text:p>843</text:p>
          </table:table-cell>
          <table:table-cell table:formula="of:=(['Params&amp;Config'.$C$9]/['Params&amp;Config'.$C$10]) * [.C845]" office:value-type="float" office:value="2.25568359375" calcext:value-type="float">
            <text:p>2,256</text:p>
          </table:table-cell>
          <table:table-cell table:style-name="ce2" table:formula="of:=[.D845]*2" office:value-type="float" office:value="4.5113671875" calcext:value-type="float">
            <text:p>4,511</text:p>
          </table:table-cell>
          <table:table-cell table:style-name="ce2" table:formula="of:=[.D845]/1.4/2" office:value-type="float" office:value="0.805601283482143" calcext:value-type="float">
            <text:p>0,806</text:p>
          </table:table-cell>
          <table:table-cell table:formula="of:=20*LOG10([.C845]/['Params&amp;Config'.$C$11])" office:value-type="float" office:value="4.33115227297823" calcext:value-type="float">
            <text:p>4,33</text:p>
          </table:table-cell>
          <table:table-cell table:formula="of:=20*LOG10([.C845]/['Params&amp;Config'.$C$12])" office:value-type="float" office:value="19.928172978209" calcext:value-type="float">
            <text:p>19,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4" calcext:value-type="float">
            <text:p>844</text:p>
          </table:table-cell>
          <table:table-cell table:formula="of:=(['Params&amp;Config'.$C$9]/['Params&amp;Config'.$C$10]) * [.C846]" office:value-type="float" office:value="2.258359375" calcext:value-type="float">
            <text:p>2,258</text:p>
          </table:table-cell>
          <table:table-cell table:style-name="ce2" table:formula="of:=[.D846]*2" office:value-type="float" office:value="4.51671875" calcext:value-type="float">
            <text:p>4,517</text:p>
          </table:table-cell>
          <table:table-cell table:style-name="ce2" table:formula="of:=[.D846]/1.4/2" office:value-type="float" office:value="0.806556919642857" calcext:value-type="float">
            <text:p>0,807</text:p>
          </table:table-cell>
          <table:table-cell table:formula="of:=20*LOG10([.C846]/['Params&amp;Config'.$C$11])" office:value-type="float" office:value="4.34144971299649" calcext:value-type="float">
            <text:p>4,34</text:p>
          </table:table-cell>
          <table:table-cell table:formula="of:=20*LOG10([.C846]/['Params&amp;Config'.$C$12])" office:value-type="float" office:value="19.9384704182272" calcext:value-type="float">
            <text:p>19,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5" calcext:value-type="float">
            <text:p>845</text:p>
          </table:table-cell>
          <table:table-cell table:formula="of:=(['Params&amp;Config'.$C$9]/['Params&amp;Config'.$C$10]) * [.C847]" office:value-type="float" office:value="2.26103515625" calcext:value-type="float">
            <text:p>2,261</text:p>
          </table:table-cell>
          <table:table-cell table:style-name="ce2" table:formula="of:=[.D847]*2" office:value-type="float" office:value="4.5220703125" calcext:value-type="float">
            <text:p>4,522</text:p>
          </table:table-cell>
          <table:table-cell table:style-name="ce2" table:formula="of:=[.D847]/1.4/2" office:value-type="float" office:value="0.807512555803572" calcext:value-type="float">
            <text:p>0,808</text:p>
          </table:table-cell>
          <table:table-cell table:formula="of:=20*LOG10([.C847]/['Params&amp;Config'.$C$11])" office:value-type="float" office:value="4.35173495947723" calcext:value-type="float">
            <text:p>4,35</text:p>
          </table:table-cell>
          <table:table-cell table:formula="of:=20*LOG10([.C847]/['Params&amp;Config'.$C$12])" office:value-type="float" office:value="19.948755664708" calcext:value-type="float">
            <text:p>19,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6" calcext:value-type="float">
            <text:p>846</text:p>
          </table:table-cell>
          <table:table-cell table:formula="of:=(['Params&amp;Config'.$C$9]/['Params&amp;Config'.$C$10]) * [.C848]" office:value-type="float" office:value="2.2637109375" calcext:value-type="float">
            <text:p>2,264</text:p>
          </table:table-cell>
          <table:table-cell table:style-name="ce2" table:formula="of:=[.D848]*2" office:value-type="float" office:value="4.527421875" calcext:value-type="float">
            <text:p>4,527</text:p>
          </table:table-cell>
          <table:table-cell table:style-name="ce2" table:formula="of:=[.D848]/1.4/2" office:value-type="float" office:value="0.808468191964286" calcext:value-type="float">
            <text:p>0,808</text:p>
          </table:table-cell>
          <table:table-cell table:formula="of:=20*LOG10([.C848]/['Params&amp;Config'.$C$11])" office:value-type="float" office:value="4.36200804126386" calcext:value-type="float">
            <text:p>4,36</text:p>
          </table:table-cell>
          <table:table-cell table:formula="of:=20*LOG10([.C848]/['Params&amp;Config'.$C$12])" office:value-type="float" office:value="19.9590287464946" calcext:value-type="float">
            <text:p>19,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7" calcext:value-type="float">
            <text:p>847</text:p>
          </table:table-cell>
          <table:table-cell table:formula="of:=(['Params&amp;Config'.$C$9]/['Params&amp;Config'.$C$10]) * [.C849]" office:value-type="float" office:value="2.26638671875" calcext:value-type="float">
            <text:p>2,266</text:p>
          </table:table-cell>
          <table:table-cell table:style-name="ce2" table:formula="of:=[.D849]*2" office:value-type="float" office:value="4.5327734375" calcext:value-type="float">
            <text:p>4,533</text:p>
          </table:table-cell>
          <table:table-cell table:style-name="ce2" table:formula="of:=[.D849]/1.4/2" office:value-type="float" office:value="0.809423828125" calcext:value-type="float">
            <text:p>0,809</text:p>
          </table:table-cell>
          <table:table-cell table:formula="of:=20*LOG10([.C849]/['Params&amp;Config'.$C$11])" office:value-type="float" office:value="4.37226898709752" calcext:value-type="float">
            <text:p>4,37</text:p>
          </table:table-cell>
          <table:table-cell table:formula="of:=20*LOG10([.C849]/['Params&amp;Config'.$C$12])" office:value-type="float" office:value="19.9692896923283" calcext:value-type="float">
            <text:p>19,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8" calcext:value-type="float">
            <text:p>848</text:p>
          </table:table-cell>
          <table:table-cell table:formula="of:=(['Params&amp;Config'.$C$9]/['Params&amp;Config'.$C$10]) * [.C850]" office:value-type="float" office:value="2.2690625" calcext:value-type="float">
            <text:p>2,269</text:p>
          </table:table-cell>
          <table:table-cell table:style-name="ce2" table:formula="of:=[.D850]*2" office:value-type="float" office:value="4.538125" calcext:value-type="float">
            <text:p>4,538</text:p>
          </table:table-cell>
          <table:table-cell table:style-name="ce2" table:formula="of:=[.D850]/1.4/2" office:value-type="float" office:value="0.810379464285714" calcext:value-type="float">
            <text:p>0,810</text:p>
          </table:table-cell>
          <table:table-cell table:formula="of:=20*LOG10([.C850]/['Params&amp;Config'.$C$11])" office:value-type="float" office:value="4.38251782561766" calcext:value-type="float">
            <text:p>4,38</text:p>
          </table:table-cell>
          <table:table-cell table:formula="of:=20*LOG10([.C850]/['Params&amp;Config'.$C$12])" office:value-type="float" office:value="19.9795385308484" calcext:value-type="float">
            <text:p>19,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9" calcext:value-type="float">
            <text:p>849</text:p>
          </table:table-cell>
          <table:table-cell table:formula="of:=(['Params&amp;Config'.$C$9]/['Params&amp;Config'.$C$10]) * [.C851]" office:value-type="float" office:value="2.27173828125" calcext:value-type="float">
            <text:p>2,272</text:p>
          </table:table-cell>
          <table:table-cell table:style-name="ce2" table:formula="of:=[.D851]*2" office:value-type="float" office:value="4.5434765625" calcext:value-type="float">
            <text:p>4,543</text:p>
          </table:table-cell>
          <table:table-cell table:style-name="ce2" table:formula="of:=[.D851]/1.4/2" office:value-type="float" office:value="0.811335100446429" calcext:value-type="float">
            <text:p>0,811</text:p>
          </table:table-cell>
          <table:table-cell table:formula="of:=20*LOG10([.C851]/['Params&amp;Config'.$C$11])" office:value-type="float" office:value="4.39275458536244" calcext:value-type="float">
            <text:p>4,39</text:p>
          </table:table-cell>
          <table:table-cell table:formula="of:=20*LOG10([.C851]/['Params&amp;Config'.$C$12])" office:value-type="float" office:value="19.9897752905932" calcext:value-type="float">
            <text:p>19,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0" calcext:value-type="float">
            <text:p>850</text:p>
          </table:table-cell>
          <table:table-cell table:formula="of:=(['Params&amp;Config'.$C$9]/['Params&amp;Config'.$C$10]) * [.C852]" office:value-type="float" office:value="2.2744140625" calcext:value-type="float">
            <text:p>2,274</text:p>
          </table:table-cell>
          <table:table-cell table:style-name="ce2" table:formula="of:=[.D852]*2" office:value-type="float" office:value="4.548828125" calcext:value-type="float">
            <text:p>4,549</text:p>
          </table:table-cell>
          <table:table-cell table:style-name="ce2" table:formula="of:=[.D852]/1.4/2" office:value-type="float" office:value="0.812290736607143" calcext:value-type="float">
            <text:p>0,812</text:p>
          </table:table-cell>
          <table:table-cell table:formula="of:=20*LOG10([.C852]/['Params&amp;Config'.$C$11])" office:value-type="float" office:value="4.40297929476924" calcext:value-type="float">
            <text:p>4,4</text:p>
          </table:table-cell>
          <table:table-cell table:formula="of:=20*LOG10([.C852]/['Params&amp;Config'.$C$12]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1" calcext:value-type="float">
            <text:p>851</text:p>
          </table:table-cell>
          <table:table-cell table:formula="of:=(['Params&amp;Config'.$C$9]/['Params&amp;Config'.$C$10]) * [.C853]" office:value-type="float" office:value="2.27708984375" calcext:value-type="float">
            <text:p>2,277</text:p>
          </table:table-cell>
          <table:table-cell table:style-name="ce2" table:formula="of:=[.D853]*2" office:value-type="float" office:value="4.5541796875" calcext:value-type="float">
            <text:p>4,554</text:p>
          </table:table-cell>
          <table:table-cell table:style-name="ce2" table:formula="of:=[.D853]/1.4/2" office:value-type="float" office:value="0.813246372767857" calcext:value-type="float">
            <text:p>0,813</text:p>
          </table:table-cell>
          <table:table-cell table:formula="of:=20*LOG10([.C853]/['Params&amp;Config'.$C$11])" office:value-type="float" office:value="4.41319198217514" calcext:value-type="float">
            <text:p>4,41</text:p>
          </table:table-cell>
          <table:table-cell table:formula="of:=20*LOG10([.C853]/['Params&amp;Config'.$C$12])" office:value-type="float" office:value="20.0102126874059" calcext:value-type="float">
            <text:p>20,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2" calcext:value-type="float">
            <text:p>852</text:p>
          </table:table-cell>
          <table:table-cell table:formula="of:=(['Params&amp;Config'.$C$9]/['Params&amp;Config'.$C$10]) * [.C854]" office:value-type="float" office:value="2.279765625" calcext:value-type="float">
            <text:p>2,280</text:p>
          </table:table-cell>
          <table:table-cell table:style-name="ce2" table:formula="of:=[.D854]*2" office:value-type="float" office:value="4.55953125" calcext:value-type="float">
            <text:p>4,560</text:p>
          </table:table-cell>
          <table:table-cell table:style-name="ce2" table:formula="of:=[.D854]/1.4/2" office:value-type="float" office:value="0.814202008928572" calcext:value-type="float">
            <text:p>0,814</text:p>
          </table:table-cell>
          <table:table-cell table:formula="of:=20*LOG10([.C854]/['Params&amp;Config'.$C$11])" office:value-type="float" office:value="4.42339267581739" calcext:value-type="float">
            <text:p>4,42</text:p>
          </table:table-cell>
          <table:table-cell table:formula="of:=20*LOG10([.C854]/['Params&amp;Config'.$C$12])" office:value-type="float" office:value="20.0204133810481" calcext:value-type="float">
            <text:p>20,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3" calcext:value-type="float">
            <text:p>853</text:p>
          </table:table-cell>
          <table:table-cell table:formula="of:=(['Params&amp;Config'.$C$9]/['Params&amp;Config'.$C$10]) * [.C855]" office:value-type="float" office:value="2.28244140625" calcext:value-type="float">
            <text:p>2,282</text:p>
          </table:table-cell>
          <table:table-cell table:style-name="ce2" table:formula="of:=[.D855]*2" office:value-type="float" office:value="4.5648828125" calcext:value-type="float">
            <text:p>4,565</text:p>
          </table:table-cell>
          <table:table-cell table:style-name="ce2" table:formula="of:=[.D855]/1.4/2" office:value-type="float" office:value="0.815157645089286" calcext:value-type="float">
            <text:p>0,815</text:p>
          </table:table-cell>
          <table:table-cell table:formula="of:=20*LOG10([.C855]/['Params&amp;Config'.$C$11])" office:value-type="float" office:value="4.43358140383385" calcext:value-type="float">
            <text:p>4,43</text:p>
          </table:table-cell>
          <table:table-cell table:formula="of:=20*LOG10([.C855]/['Params&amp;Config'.$C$12])" office:value-type="float" office:value="20.0306021090646" calcext:value-type="float">
            <text:p>20,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4" calcext:value-type="float">
            <text:p>854</text:p>
          </table:table-cell>
          <table:table-cell table:formula="of:=(['Params&amp;Config'.$C$9]/['Params&amp;Config'.$C$10]) * [.C856]" office:value-type="float" office:value="2.2851171875" calcext:value-type="float">
            <text:p>2,285</text:p>
          </table:table-cell>
          <table:table-cell table:style-name="ce2" table:formula="of:=[.D856]*2" office:value-type="float" office:value="4.570234375" calcext:value-type="float">
            <text:p>4,570</text:p>
          </table:table-cell>
          <table:table-cell table:style-name="ce2" table:formula="of:=[.D856]/1.4/2" office:value-type="float" office:value="0.81611328125" calcext:value-type="float">
            <text:p>0,816</text:p>
          </table:table-cell>
          <table:table-cell table:formula="of:=20*LOG10([.C856]/['Params&amp;Config'.$C$11])" office:value-type="float" office:value="4.44375819426349" calcext:value-type="float">
            <text:p>4,44</text:p>
          </table:table-cell>
          <table:table-cell table:formula="of:=20*LOG10([.C856]/['Params&amp;Config'.$C$12])" office:value-type="float" office:value="20.0407788994942" calcext:value-type="float">
            <text:p>20,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5" calcext:value-type="float">
            <text:p>855</text:p>
          </table:table-cell>
          <table:table-cell table:formula="of:=(['Params&amp;Config'.$C$9]/['Params&amp;Config'.$C$10]) * [.C857]" office:value-type="float" office:value="2.28779296875" calcext:value-type="float">
            <text:p>2,288</text:p>
          </table:table-cell>
          <table:table-cell table:style-name="ce2" table:formula="of:=[.D857]*2" office:value-type="float" office:value="4.5755859375" calcext:value-type="float">
            <text:p>4,576</text:p>
          </table:table-cell>
          <table:table-cell table:style-name="ce2" table:formula="of:=[.D857]/1.4/2" office:value-type="float" office:value="0.817068917410714" calcext:value-type="float">
            <text:p>0,817</text:p>
          </table:table-cell>
          <table:table-cell table:formula="of:=20*LOG10([.C857]/['Params&amp;Config'.$C$11])" office:value-type="float" office:value="4.45392307504684" calcext:value-type="float">
            <text:p>4,45</text:p>
          </table:table-cell>
          <table:table-cell table:formula="of:=20*LOG10([.C857]/['Params&amp;Config'.$C$12])" office:value-type="float" office:value="20.0509437802776" calcext:value-type="float">
            <text:p>20,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6" calcext:value-type="float">
            <text:p>856</text:p>
          </table:table-cell>
          <table:table-cell table:formula="of:=(['Params&amp;Config'.$C$9]/['Params&amp;Config'.$C$10]) * [.C858]" office:value-type="float" office:value="2.29046875" calcext:value-type="float">
            <text:p>2,290</text:p>
          </table:table-cell>
          <table:table-cell table:style-name="ce2" table:formula="of:=[.D858]*2" office:value-type="float" office:value="4.5809375" calcext:value-type="float">
            <text:p>4,581</text:p>
          </table:table-cell>
          <table:table-cell table:style-name="ce2" table:formula="of:=[.D858]/1.4/2" office:value-type="float" office:value="0.818024553571429" calcext:value-type="float">
            <text:p>0,818</text:p>
          </table:table-cell>
          <table:table-cell table:formula="of:=20*LOG10([.C858]/['Params&amp;Config'.$C$11])" office:value-type="float" office:value="4.46407607402645" calcext:value-type="float">
            <text:p>4,46</text:p>
          </table:table-cell>
          <table:table-cell table:formula="of:=20*LOG10([.C858]/['Params&amp;Config'.$C$12])" office:value-type="float" office:value="20.0610967792572" calcext:value-type="float">
            <text:p>20,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7" calcext:value-type="float">
            <text:p>857</text:p>
          </table:table-cell>
          <table:table-cell table:formula="of:=(['Params&amp;Config'.$C$9]/['Params&amp;Config'.$C$10]) * [.C859]" office:value-type="float" office:value="2.29314453125" calcext:value-type="float">
            <text:p>2,293</text:p>
          </table:table-cell>
          <table:table-cell table:style-name="ce2" table:formula="of:=[.D859]*2" office:value-type="float" office:value="4.5862890625" calcext:value-type="float">
            <text:p>4,586</text:p>
          </table:table-cell>
          <table:table-cell table:style-name="ce2" table:formula="of:=[.D859]/1.4/2" office:value-type="float" office:value="0.818980189732143" calcext:value-type="float">
            <text:p>0,819</text:p>
          </table:table-cell>
          <table:table-cell table:formula="of:=20*LOG10([.C859]/['Params&amp;Config'.$C$11])" office:value-type="float" office:value="4.47421721894735" calcext:value-type="float">
            <text:p>4,47</text:p>
          </table:table-cell>
          <table:table-cell table:formula="of:=20*LOG10([.C859]/['Params&amp;Config'.$C$12])" office:value-type="float" office:value="20.0712379241781" calcext:value-type="float">
            <text:p>20,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8" calcext:value-type="float">
            <text:p>858</text:p>
          </table:table-cell>
          <table:table-cell table:formula="of:=(['Params&amp;Config'.$C$9]/['Params&amp;Config'.$C$10]) * [.C860]" office:value-type="float" office:value="2.2958203125" calcext:value-type="float">
            <text:p>2,296</text:p>
          </table:table-cell>
          <table:table-cell table:style-name="ce2" table:formula="of:=[.D860]*2" office:value-type="float" office:value="4.591640625" calcext:value-type="float">
            <text:p>4,592</text:p>
          </table:table-cell>
          <table:table-cell table:style-name="ce2" table:formula="of:=[.D860]/1.4/2" office:value-type="float" office:value="0.819935825892857" calcext:value-type="float">
            <text:p>0,820</text:p>
          </table:table-cell>
          <table:table-cell table:formula="of:=20*LOG10([.C860]/['Params&amp;Config'.$C$11])" office:value-type="float" office:value="4.48434653745749" calcext:value-type="float">
            <text:p>4,48</text:p>
          </table:table-cell>
          <table:table-cell table:formula="of:=20*LOG10([.C860]/['Params&amp;Config'.$C$12])" office:value-type="float" office:value="20.0813672426883" calcext:value-type="float">
            <text:p>20,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9" calcext:value-type="float">
            <text:p>859</text:p>
          </table:table-cell>
          <table:table-cell table:formula="of:=(['Params&amp;Config'.$C$9]/['Params&amp;Config'.$C$10]) * [.C861]" office:value-type="float" office:value="2.29849609375" calcext:value-type="float">
            <text:p>2,298</text:p>
          </table:table-cell>
          <table:table-cell table:style-name="ce2" table:formula="of:=[.D861]*2" office:value-type="float" office:value="4.5969921875" calcext:value-type="float">
            <text:p>4,597</text:p>
          </table:table-cell>
          <table:table-cell table:style-name="ce2" table:formula="of:=[.D861]/1.4/2" office:value-type="float" office:value="0.820891462053572" calcext:value-type="float">
            <text:p>0,821</text:p>
          </table:table-cell>
          <table:table-cell table:formula="of:=20*LOG10([.C861]/['Params&amp;Config'.$C$11])" office:value-type="float" office:value="4.49446405710823" calcext:value-type="float">
            <text:p>4,49</text:p>
          </table:table-cell>
          <table:table-cell table:formula="of:=20*LOG10([.C861]/['Params&amp;Config'.$C$12])" office:value-type="float" office:value="20.091484762339" calcext:value-type="float">
            <text:p>20,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0" calcext:value-type="float">
            <text:p>860</text:p>
          </table:table-cell>
          <table:table-cell table:formula="of:=(['Params&amp;Config'.$C$9]/['Params&amp;Config'.$C$10]) * [.C862]" office:value-type="float" office:value="2.301171875" calcext:value-type="float">
            <text:p>2,301</text:p>
          </table:table-cell>
          <table:table-cell table:style-name="ce2" table:formula="of:=[.D862]*2" office:value-type="float" office:value="4.60234375" calcext:value-type="float">
            <text:p>4,602</text:p>
          </table:table-cell>
          <table:table-cell table:style-name="ce2" table:formula="of:=[.D862]/1.4/2" office:value-type="float" office:value="0.821847098214286" calcext:value-type="float">
            <text:p>0,822</text:p>
          </table:table-cell>
          <table:table-cell table:formula="of:=20*LOG10([.C862]/['Params&amp;Config'.$C$11])" office:value-type="float" office:value="4.50456980535474" calcext:value-type="float">
            <text:p>4,5</text:p>
          </table:table-cell>
          <table:table-cell table:formula="of:=20*LOG10([.C862]/['Params&amp;Config'.$C$12])" office:value-type="float" office:value="20.1015905105855" calcext:value-type="float">
            <text:p>20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1" calcext:value-type="float">
            <text:p>861</text:p>
          </table:table-cell>
          <table:table-cell table:formula="of:=(['Params&amp;Config'.$C$9]/['Params&amp;Config'.$C$10]) * [.C863]" office:value-type="float" office:value="2.30384765625" calcext:value-type="float">
            <text:p>2,304</text:p>
          </table:table-cell>
          <table:table-cell table:style-name="ce2" table:formula="of:=[.D863]*2" office:value-type="float" office:value="4.6076953125" calcext:value-type="float">
            <text:p>4,608</text:p>
          </table:table-cell>
          <table:table-cell table:style-name="ce2" table:formula="of:=[.D863]/1.4/2" office:value-type="float" office:value="0.822802734375" calcext:value-type="float">
            <text:p>0,823</text:p>
          </table:table-cell>
          <table:table-cell table:formula="of:=20*LOG10([.C863]/['Params&amp;Config'.$C$11])" office:value-type="float" office:value="4.51466380955648" calcext:value-type="float">
            <text:p>4,51</text:p>
          </table:table-cell>
          <table:table-cell table:formula="of:=20*LOG10([.C863]/['Params&amp;Config'.$C$12])" office:value-type="float" office:value="20.1116845147872" calcext:value-type="float">
            <text:p>20,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2" calcext:value-type="float">
            <text:p>862</text:p>
          </table:table-cell>
          <table:table-cell table:formula="of:=(['Params&amp;Config'.$C$9]/['Params&amp;Config'.$C$10]) * [.C864]" office:value-type="float" office:value="2.3065234375" calcext:value-type="float">
            <text:p>2,307</text:p>
          </table:table-cell>
          <table:table-cell table:style-name="ce2" table:formula="of:=[.D864]*2" office:value-type="float" office:value="4.613046875" calcext:value-type="float">
            <text:p>4,613</text:p>
          </table:table-cell>
          <table:table-cell table:style-name="ce2" table:formula="of:=[.D864]/1.4/2" office:value-type="float" office:value="0.823758370535714" calcext:value-type="float">
            <text:p>0,824</text:p>
          </table:table-cell>
          <table:table-cell table:formula="of:=20*LOG10([.C864]/['Params&amp;Config'.$C$11])" office:value-type="float" office:value="4.52474609697764" calcext:value-type="float">
            <text:p>4,52</text:p>
          </table:table-cell>
          <table:table-cell table:formula="of:=20*LOG10([.C864]/['Params&amp;Config'.$C$12])" office:value-type="float" office:value="20.1217668022084" calcext:value-type="float">
            <text:p>20,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3" calcext:value-type="float">
            <text:p>863</text:p>
          </table:table-cell>
          <table:table-cell table:formula="of:=(['Params&amp;Config'.$C$9]/['Params&amp;Config'.$C$10]) * [.C865]" office:value-type="float" office:value="2.30919921875" calcext:value-type="float">
            <text:p>2,309</text:p>
          </table:table-cell>
          <table:table-cell table:style-name="ce2" table:formula="of:=[.D865]*2" office:value-type="float" office:value="4.6183984375" calcext:value-type="float">
            <text:p>4,618</text:p>
          </table:table-cell>
          <table:table-cell table:style-name="ce2" table:formula="of:=[.D865]/1.4/2" office:value-type="float" office:value="0.824714006696429" calcext:value-type="float">
            <text:p>0,825</text:p>
          </table:table-cell>
          <table:table-cell table:formula="of:=20*LOG10([.C865]/['Params&amp;Config'.$C$11])" office:value-type="float" office:value="4.53481669478758" calcext:value-type="float">
            <text:p>4,53</text:p>
          </table:table-cell>
          <table:table-cell table:formula="of:=20*LOG10([.C865]/['Params&amp;Config'.$C$12])" office:value-type="float" office:value="20.1318374000183" calcext:value-type="float">
            <text:p>20,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4" calcext:value-type="float">
            <text:p>864</text:p>
          </table:table-cell>
          <table:table-cell table:formula="of:=(['Params&amp;Config'.$C$9]/['Params&amp;Config'.$C$10]) * [.C866]" office:value-type="float" office:value="2.311875" calcext:value-type="float">
            <text:p>2,312</text:p>
          </table:table-cell>
          <table:table-cell table:style-name="ce2" table:formula="of:=[.D866]*2" office:value-type="float" office:value="4.62375" calcext:value-type="float">
            <text:p>4,624</text:p>
          </table:table-cell>
          <table:table-cell table:style-name="ce2" table:formula="of:=[.D866]/1.4/2" office:value-type="float" office:value="0.825669642857143" calcext:value-type="float">
            <text:p>0,826</text:p>
          </table:table-cell>
          <table:table-cell table:formula="of:=20*LOG10([.C866]/['Params&amp;Config'.$C$11])" office:value-type="float" office:value="4.54487563006125" calcext:value-type="float">
            <text:p>4,54</text:p>
          </table:table-cell>
          <table:table-cell table:formula="of:=20*LOG10([.C866]/['Params&amp;Config'.$C$12])" office:value-type="float" office:value="20.141896335292" calcext:value-type="float">
            <text:p>20,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5" calcext:value-type="float">
            <text:p>865</text:p>
          </table:table-cell>
          <table:table-cell table:formula="of:=(['Params&amp;Config'.$C$9]/['Params&amp;Config'.$C$10]) * [.C867]" office:value-type="float" office:value="2.31455078125" calcext:value-type="float">
            <text:p>2,315</text:p>
          </table:table-cell>
          <table:table-cell table:style-name="ce2" table:formula="of:=[.D867]*2" office:value-type="float" office:value="4.6291015625" calcext:value-type="float">
            <text:p>4,629</text:p>
          </table:table-cell>
          <table:table-cell table:style-name="ce2" table:formula="of:=[.D867]/1.4/2" office:value-type="float" office:value="0.826625279017857" calcext:value-type="float">
            <text:p>0,827</text:p>
          </table:table-cell>
          <table:table-cell table:formula="of:=20*LOG10([.C867]/['Params&amp;Config'.$C$11])" office:value-type="float" office:value="4.55492292977967" calcext:value-type="float">
            <text:p>4,55</text:p>
          </table:table-cell>
          <table:table-cell table:formula="of:=20*LOG10([.C867]/['Params&amp;Config'.$C$12])" office:value-type="float" office:value="20.1519436350104" calcext:value-type="float">
            <text:p>20,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6" calcext:value-type="float">
            <text:p>866</text:p>
          </table:table-cell>
          <table:table-cell table:formula="of:=(['Params&amp;Config'.$C$9]/['Params&amp;Config'.$C$10]) * [.C868]" office:value-type="float" office:value="2.3172265625" calcext:value-type="float">
            <text:p>2,317</text:p>
          </table:table-cell>
          <table:table-cell table:style-name="ce2" table:formula="of:=[.D868]*2" office:value-type="float" office:value="4.634453125" calcext:value-type="float">
            <text:p>4,634</text:p>
          </table:table-cell>
          <table:table-cell table:style-name="ce2" table:formula="of:=[.D868]/1.4/2" office:value-type="float" office:value="0.827580915178572" calcext:value-type="float">
            <text:p>0,828</text:p>
          </table:table-cell>
          <table:table-cell table:formula="of:=20*LOG10([.C868]/['Params&amp;Config'.$C$11])" office:value-type="float" office:value="4.56495862083032" calcext:value-type="float">
            <text:p>4,56</text:p>
          </table:table-cell>
          <table:table-cell table:formula="of:=20*LOG10([.C868]/['Params&amp;Config'.$C$12])" office:value-type="float" office:value="20.1619793260611" calcext:value-type="float">
            <text:p>20,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7" calcext:value-type="float">
            <text:p>867</text:p>
          </table:table-cell>
          <table:table-cell table:formula="of:=(['Params&amp;Config'.$C$9]/['Params&amp;Config'.$C$10]) * [.C869]" office:value-type="float" office:value="2.31990234375" calcext:value-type="float">
            <text:p>2,320</text:p>
          </table:table-cell>
          <table:table-cell table:style-name="ce2" table:formula="of:=[.D869]*2" office:value-type="float" office:value="4.6398046875" calcext:value-type="float">
            <text:p>4,640</text:p>
          </table:table-cell>
          <table:table-cell table:style-name="ce2" table:formula="of:=[.D869]/1.4/2" office:value-type="float" office:value="0.828536551339286" calcext:value-type="float">
            <text:p>0,829</text:p>
          </table:table-cell>
          <table:table-cell table:formula="of:=20*LOG10([.C869]/['Params&amp;Config'.$C$11])" office:value-type="float" office:value="4.57498273000759" calcext:value-type="float">
            <text:p>4,57</text:p>
          </table:table-cell>
          <table:table-cell table:formula="of:=20*LOG10([.C869]/['Params&amp;Config'.$C$12])" office:value-type="float" office:value="20.1720034352383" calcext:value-type="float">
            <text:p>20,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8" calcext:value-type="float">
            <text:p>868</text:p>
          </table:table-cell>
          <table:table-cell table:formula="of:=(['Params&amp;Config'.$C$9]/['Params&amp;Config'.$C$10]) * [.C870]" office:value-type="float" office:value="2.322578125" calcext:value-type="float">
            <text:p>2,323</text:p>
          </table:table-cell>
          <table:table-cell table:style-name="ce2" table:formula="of:=[.D870]*2" office:value-type="float" office:value="4.64515625" calcext:value-type="float">
            <text:p>4,645</text:p>
          </table:table-cell>
          <table:table-cell table:style-name="ce2" table:formula="of:=[.D870]/1.4/2" office:value-type="float" office:value="0.8294921875" calcext:value-type="float">
            <text:p>0,829</text:p>
          </table:table-cell>
          <table:table-cell table:formula="of:=20*LOG10([.C870]/['Params&amp;Config'.$C$11])" office:value-type="float" office:value="4.58499528401322" calcext:value-type="float">
            <text:p>4,58</text:p>
          </table:table-cell>
          <table:table-cell table:formula="of:=20*LOG10([.C870]/['Params&amp;Config'.$C$12])" office:value-type="float" office:value="20.182015989244" calcext:value-type="float">
            <text:p>20,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9" calcext:value-type="float">
            <text:p>869</text:p>
          </table:table-cell>
          <table:table-cell table:formula="of:=(['Params&amp;Config'.$C$9]/['Params&amp;Config'.$C$10]) * [.C871]" office:value-type="float" office:value="2.32525390625" calcext:value-type="float">
            <text:p>2,325</text:p>
          </table:table-cell>
          <table:table-cell table:style-name="ce2" table:formula="of:=[.D871]*2" office:value-type="float" office:value="4.6505078125" calcext:value-type="float">
            <text:p>4,651</text:p>
          </table:table-cell>
          <table:table-cell table:style-name="ce2" table:formula="of:=[.D871]/1.4/2" office:value-type="float" office:value="0.830447823660714" calcext:value-type="float">
            <text:p>0,830</text:p>
          </table:table-cell>
          <table:table-cell table:formula="of:=20*LOG10([.C871]/['Params&amp;Config'.$C$11])" office:value-type="float" office:value="4.59499630945671" calcext:value-type="float">
            <text:p>4,59</text:p>
          </table:table-cell>
          <table:table-cell table:formula="of:=20*LOG10([.C871]/['Params&amp;Config'.$C$12])" office:value-type="float" office:value="20.1920170146875" calcext:value-type="float">
            <text:p>20,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0" calcext:value-type="float">
            <text:p>870</text:p>
          </table:table-cell>
          <table:table-cell table:formula="of:=(['Params&amp;Config'.$C$9]/['Params&amp;Config'.$C$10]) * [.C872]" office:value-type="float" office:value="2.3279296875" calcext:value-type="float">
            <text:p>2,328</text:p>
          </table:table-cell>
          <table:table-cell table:style-name="ce2" table:formula="of:=[.D872]*2" office:value-type="float" office:value="4.655859375" calcext:value-type="float">
            <text:p>4,656</text:p>
          </table:table-cell>
          <table:table-cell table:style-name="ce2" table:formula="of:=[.D872]/1.4/2" office:value-type="float" office:value="0.831403459821429" calcext:value-type="float">
            <text:p>0,831</text:p>
          </table:table-cell>
          <table:table-cell table:formula="of:=20*LOG10([.C872]/['Params&amp;Config'.$C$11])" office:value-type="float" office:value="4.60498583285576" calcext:value-type="float">
            <text:p>4,6</text:p>
          </table:table-cell>
          <table:table-cell table:formula="of:=20*LOG10([.C872]/['Params&amp;Config'.$C$12])" office:value-type="float" office:value="20.2020065380865" calcext:value-type="float">
            <text:p>20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1" calcext:value-type="float">
            <text:p>871</text:p>
          </table:table-cell>
          <table:table-cell table:formula="of:=(['Params&amp;Config'.$C$9]/['Params&amp;Config'.$C$10]) * [.C873]" office:value-type="float" office:value="2.33060546875" calcext:value-type="float">
            <text:p>2,331</text:p>
          </table:table-cell>
          <table:table-cell table:style-name="ce2" table:formula="of:=[.D873]*2" office:value-type="float" office:value="4.6612109375" calcext:value-type="float">
            <text:p>4,661</text:p>
          </table:table-cell>
          <table:table-cell table:style-name="ce2" table:formula="of:=[.D873]/1.4/2" office:value-type="float" office:value="0.832359095982143" calcext:value-type="float">
            <text:p>0,832</text:p>
          </table:table-cell>
          <table:table-cell table:formula="of:=20*LOG10([.C873]/['Params&amp;Config'.$C$11])" office:value-type="float" office:value="4.61496388063665" calcext:value-type="float">
            <text:p>4,61</text:p>
          </table:table-cell>
          <table:table-cell table:formula="of:=20*LOG10([.C873]/['Params&amp;Config'.$C$12])" office:value-type="float" office:value="20.2119845858674" calcext:value-type="float">
            <text:p>20,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2" calcext:value-type="float">
            <text:p>872</text:p>
          </table:table-cell>
          <table:table-cell table:formula="of:=(['Params&amp;Config'.$C$9]/['Params&amp;Config'.$C$10]) * [.C874]" office:value-type="float" office:value="2.33328125" calcext:value-type="float">
            <text:p>2,333</text:p>
          </table:table-cell>
          <table:table-cell table:style-name="ce2" table:formula="of:=[.D874]*2" office:value-type="float" office:value="4.6665625" calcext:value-type="float">
            <text:p>4,667</text:p>
          </table:table-cell>
          <table:table-cell table:style-name="ce2" table:formula="of:=[.D874]/1.4/2" office:value-type="float" office:value="0.833314732142857" calcext:value-type="float">
            <text:p>0,833</text:p>
          </table:table-cell>
          <table:table-cell table:formula="of:=20*LOG10([.C874]/['Params&amp;Config'.$C$11])" office:value-type="float" office:value="4.62493047913473" calcext:value-type="float">
            <text:p>4,62</text:p>
          </table:table-cell>
          <table:table-cell table:formula="of:=20*LOG10([.C874]/['Params&amp;Config'.$C$12])" office:value-type="float" office:value="20.2219511843655" calcext:value-type="float">
            <text:p>20,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3" calcext:value-type="float">
            <text:p>873</text:p>
          </table:table-cell>
          <table:table-cell table:formula="of:=(['Params&amp;Config'.$C$9]/['Params&amp;Config'.$C$10]) * [.C875]" office:value-type="float" office:value="2.33595703125" calcext:value-type="float">
            <text:p>2,336</text:p>
          </table:table-cell>
          <table:table-cell table:style-name="ce2" table:formula="of:=[.D875]*2" office:value-type="float" office:value="4.6719140625" calcext:value-type="float">
            <text:p>4,672</text:p>
          </table:table-cell>
          <table:table-cell table:style-name="ce2" table:formula="of:=[.D875]/1.4/2" office:value-type="float" office:value="0.834270368303571" calcext:value-type="float">
            <text:p>0,834</text:p>
          </table:table-cell>
          <table:table-cell table:formula="of:=20*LOG10([.C875]/['Params&amp;Config'.$C$11])" office:value-type="float" office:value="4.63488565459478" calcext:value-type="float">
            <text:p>4,63</text:p>
          </table:table-cell>
          <table:table-cell table:formula="of:=20*LOG10([.C875]/['Params&amp;Config'.$C$12])" office:value-type="float" office:value="20.2319063598255" calcext:value-type="float">
            <text:p>20,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4" calcext:value-type="float">
            <text:p>874</text:p>
          </table:table-cell>
          <table:table-cell table:formula="of:=(['Params&amp;Config'.$C$9]/['Params&amp;Config'.$C$10]) * [.C876]" office:value-type="float" office:value="2.3386328125" calcext:value-type="float">
            <text:p>2,339</text:p>
          </table:table-cell>
          <table:table-cell table:style-name="ce2" table:formula="of:=[.D876]*2" office:value-type="float" office:value="4.677265625" calcext:value-type="float">
            <text:p>4,677</text:p>
          </table:table-cell>
          <table:table-cell table:style-name="ce2" table:formula="of:=[.D876]/1.4/2" office:value-type="float" office:value="0.835226004464286" calcext:value-type="float">
            <text:p>0,835</text:p>
          </table:table-cell>
          <table:table-cell table:formula="of:=20*LOG10([.C876]/['Params&amp;Config'.$C$11])" office:value-type="float" office:value="4.64482943317145" calcext:value-type="float">
            <text:p>4,64</text:p>
          </table:table-cell>
          <table:table-cell table:formula="of:=20*LOG10([.C876]/['Params&amp;Config'.$C$12])" office:value-type="float" office:value="20.2418501384022" calcext:value-type="float">
            <text:p>20,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5" calcext:value-type="float">
            <text:p>875</text:p>
          </table:table-cell>
          <table:table-cell table:formula="of:=(['Params&amp;Config'.$C$9]/['Params&amp;Config'.$C$10]) * [.C877]" office:value-type="float" office:value="2.34130859375" calcext:value-type="float">
            <text:p>2,341</text:p>
          </table:table-cell>
          <table:table-cell table:style-name="ce2" table:formula="of:=[.D877]*2" office:value-type="float" office:value="4.6826171875" calcext:value-type="float">
            <text:p>4,683</text:p>
          </table:table-cell>
          <table:table-cell table:style-name="ce2" table:formula="of:=[.D877]/1.4/2" office:value-type="float" office:value="0.836181640625" calcext:value-type="float">
            <text:p>0,836</text:p>
          </table:table-cell>
          <table:table-cell table:formula="of:=20*LOG10([.C877]/['Params&amp;Config'.$C$11])" office:value-type="float" office:value="4.65476184092965" calcext:value-type="float">
            <text:p>4,65</text:p>
          </table:table-cell>
          <table:table-cell table:formula="of:=20*LOG10([.C877]/['Params&amp;Config'.$C$12])" office:value-type="float" office:value="20.2517825461604" calcext:value-type="float">
            <text:p>20,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6" calcext:value-type="float">
            <text:p>876</text:p>
          </table:table-cell>
          <table:table-cell table:formula="of:=(['Params&amp;Config'.$C$9]/['Params&amp;Config'.$C$10]) * [.C878]" office:value-type="float" office:value="2.343984375" calcext:value-type="float">
            <text:p>2,344</text:p>
          </table:table-cell>
          <table:table-cell table:style-name="ce2" table:formula="of:=[.D878]*2" office:value-type="float" office:value="4.68796875" calcext:value-type="float">
            <text:p>4,688</text:p>
          </table:table-cell>
          <table:table-cell table:style-name="ce2" table:formula="of:=[.D878]/1.4/2" office:value-type="float" office:value="0.837137276785714" calcext:value-type="float">
            <text:p>0,837</text:p>
          </table:table-cell>
          <table:table-cell table:formula="of:=20*LOG10([.C878]/['Params&amp;Config'.$C$11])" office:value-type="float" office:value="4.664682903845" calcext:value-type="float">
            <text:p>4,66</text:p>
          </table:table-cell>
          <table:table-cell table:formula="of:=20*LOG10([.C878]/['Params&amp;Config'.$C$12])" office:value-type="float" office:value="20.2617036090758" calcext:value-type="float">
            <text:p>20,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7" calcext:value-type="float">
            <text:p>877</text:p>
          </table:table-cell>
          <table:table-cell table:formula="of:=(['Params&amp;Config'.$C$9]/['Params&amp;Config'.$C$10]) * [.C879]" office:value-type="float" office:value="2.34666015625" calcext:value-type="float">
            <text:p>2,347</text:p>
          </table:table-cell>
          <table:table-cell table:style-name="ce2" table:formula="of:=[.D879]*2" office:value-type="float" office:value="4.6933203125" calcext:value-type="float">
            <text:p>4,693</text:p>
          </table:table-cell>
          <table:table-cell table:style-name="ce2" table:formula="of:=[.D879]/1.4/2" office:value-type="float" office:value="0.838092912946429" calcext:value-type="float">
            <text:p>0,838</text:p>
          </table:table-cell>
          <table:table-cell table:formula="of:=20*LOG10([.C879]/['Params&amp;Config'.$C$11])" office:value-type="float" office:value="4.6745926478042" calcext:value-type="float">
            <text:p>4,67</text:p>
          </table:table-cell>
          <table:table-cell table:formula="of:=20*LOG10([.C879]/['Params&amp;Config'.$C$12])" office:value-type="float" office:value="20.271613353035" calcext:value-type="float">
            <text:p>20,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8" calcext:value-type="float">
            <text:p>878</text:p>
          </table:table-cell>
          <table:table-cell table:formula="of:=(['Params&amp;Config'.$C$9]/['Params&amp;Config'.$C$10]) * [.C880]" office:value-type="float" office:value="2.3493359375" calcext:value-type="float">
            <text:p>2,349</text:p>
          </table:table-cell>
          <table:table-cell table:style-name="ce2" table:formula="of:=[.D880]*2" office:value-type="float" office:value="4.698671875" calcext:value-type="float">
            <text:p>4,699</text:p>
          </table:table-cell>
          <table:table-cell table:style-name="ce2" table:formula="of:=[.D880]/1.4/2" office:value-type="float" office:value="0.839048549107143" calcext:value-type="float">
            <text:p>0,839</text:p>
          </table:table-cell>
          <table:table-cell table:formula="of:=20*LOG10([.C880]/['Params&amp;Config'.$C$11])" office:value-type="float" office:value="4.68449109860544" calcext:value-type="float">
            <text:p>4,68</text:p>
          </table:table-cell>
          <table:table-cell table:formula="of:=20*LOG10([.C880]/['Params&amp;Config'.$C$12])" office:value-type="float" office:value="20.2815118038362" calcext:value-type="float">
            <text:p>20,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9" calcext:value-type="float">
            <text:p>879</text:p>
          </table:table-cell>
          <table:table-cell table:formula="of:=(['Params&amp;Config'.$C$9]/['Params&amp;Config'.$C$10]) * [.C881]" office:value-type="float" office:value="2.35201171875" calcext:value-type="float">
            <text:p>2,352</text:p>
          </table:table-cell>
          <table:table-cell table:style-name="ce2" table:formula="of:=[.D881]*2" office:value-type="float" office:value="4.7040234375" calcext:value-type="float">
            <text:p>4,704</text:p>
          </table:table-cell>
          <table:table-cell table:style-name="ce2" table:formula="of:=[.D881]/1.4/2" office:value-type="float" office:value="0.840004185267857" calcext:value-type="float">
            <text:p>0,840</text:p>
          </table:table-cell>
          <table:table-cell table:formula="of:=20*LOG10([.C881]/['Params&amp;Config'.$C$11])" office:value-type="float" office:value="4.69437828195882" calcext:value-type="float">
            <text:p>4,69</text:p>
          </table:table-cell>
          <table:table-cell table:formula="of:=20*LOG10([.C881]/['Params&amp;Config'.$C$12])" office:value-type="float" office:value="20.2913989871896" calcext:value-type="float">
            <text:p>20,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0" calcext:value-type="float">
            <text:p>880</text:p>
          </table:table-cell>
          <table:table-cell table:formula="of:=(['Params&amp;Config'.$C$9]/['Params&amp;Config'.$C$10]) * [.C882]" office:value-type="float" office:value="2.3546875" calcext:value-type="float">
            <text:p>2,355</text:p>
          </table:table-cell>
          <table:table-cell table:style-name="ce2" table:formula="of:=[.D882]*2" office:value-type="float" office:value="4.709375" calcext:value-type="float">
            <text:p>4,709</text:p>
          </table:table-cell>
          <table:table-cell table:style-name="ce2" table:formula="of:=[.D882]/1.4/2" office:value-type="float" office:value="0.840959821428572" calcext:value-type="float">
            <text:p>0,841</text:p>
          </table:table-cell>
          <table:table-cell table:formula="of:=20*LOG10([.C882]/['Params&amp;Config'.$C$11])" office:value-type="float" office:value="4.70425422348676" calcext:value-type="float">
            <text:p>4,7</text:p>
          </table:table-cell>
          <table:table-cell table:formula="of:=20*LOG10([.C882]/['Params&amp;Config'.$C$12])" office:value-type="float" office:value="20.3012749287175" calcext:value-type="float">
            <text:p>20,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1" calcext:value-type="float">
            <text:p>881</text:p>
          </table:table-cell>
          <table:table-cell table:formula="of:=(['Params&amp;Config'.$C$9]/['Params&amp;Config'.$C$10]) * [.C883]" office:value-type="float" office:value="2.35736328125" calcext:value-type="float">
            <text:p>2,357</text:p>
          </table:table-cell>
          <table:table-cell table:style-name="ce2" table:formula="of:=[.D883]*2" office:value-type="float" office:value="4.7147265625" calcext:value-type="float">
            <text:p>4,715</text:p>
          </table:table-cell>
          <table:table-cell table:style-name="ce2" table:formula="of:=[.D883]/1.4/2" office:value-type="float" office:value="0.841915457589286" calcext:value-type="float">
            <text:p>0,842</text:p>
          </table:table-cell>
          <table:table-cell table:formula="of:=20*LOG10([.C883]/['Params&amp;Config'.$C$11])" office:value-type="float" office:value="4.71411894872434" calcext:value-type="float">
            <text:p>4,71</text:p>
          </table:table-cell>
          <table:table-cell table:formula="of:=20*LOG10([.C883]/['Params&amp;Config'.$C$12])" office:value-type="float" office:value="20.3111396539551" calcext:value-type="float">
            <text:p>20,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2" calcext:value-type="float">
            <text:p>882</text:p>
          </table:table-cell>
          <table:table-cell table:formula="of:=(['Params&amp;Config'.$C$9]/['Params&amp;Config'.$C$10]) * [.C884]" office:value-type="float" office:value="2.3600390625" calcext:value-type="float">
            <text:p>2,360</text:p>
          </table:table-cell>
          <table:table-cell table:style-name="ce2" table:formula="of:=[.D884]*2" office:value-type="float" office:value="4.720078125" calcext:value-type="float">
            <text:p>4,720</text:p>
          </table:table-cell>
          <table:table-cell table:style-name="ce2" table:formula="of:=[.D884]/1.4/2" office:value-type="float" office:value="0.84287109375" calcext:value-type="float">
            <text:p>0,843</text:p>
          </table:table-cell>
          <table:table-cell table:formula="of:=20*LOG10([.C884]/['Params&amp;Config'.$C$11])" office:value-type="float" office:value="4.72397248311978" calcext:value-type="float">
            <text:p>4,72</text:p>
          </table:table-cell>
          <table:table-cell table:formula="of:=20*LOG10([.C884]/['Params&amp;Config'.$C$12])" office:value-type="float" office:value="20.3209931883505" calcext:value-type="float">
            <text:p>20,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3" calcext:value-type="float">
            <text:p>883</text:p>
          </table:table-cell>
          <table:table-cell table:formula="of:=(['Params&amp;Config'.$C$9]/['Params&amp;Config'.$C$10]) * [.C885]" office:value-type="float" office:value="2.36271484375" calcext:value-type="float">
            <text:p>2,363</text:p>
          </table:table-cell>
          <table:table-cell table:style-name="ce2" table:formula="of:=[.D885]*2" office:value-type="float" office:value="4.7254296875" calcext:value-type="float">
            <text:p>4,725</text:p>
          </table:table-cell>
          <table:table-cell table:style-name="ce2" table:formula="of:=[.D885]/1.4/2" office:value-type="float" office:value="0.843826729910714" calcext:value-type="float">
            <text:p>0,844</text:p>
          </table:table-cell>
          <table:table-cell table:formula="of:=20*LOG10([.C885]/['Params&amp;Config'.$C$11])" office:value-type="float" office:value="4.73381485203476" calcext:value-type="float">
            <text:p>4,73</text:p>
          </table:table-cell>
          <table:table-cell table:formula="of:=20*LOG10([.C885]/['Params&amp;Config'.$C$12])" office:value-type="float" office:value="20.3308355572655" calcext:value-type="float">
            <text:p>20,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4" calcext:value-type="float">
            <text:p>884</text:p>
          </table:table-cell>
          <table:table-cell table:formula="of:=(['Params&amp;Config'.$C$9]/['Params&amp;Config'.$C$10]) * [.C886]" office:value-type="float" office:value="2.365390625" calcext:value-type="float">
            <text:p>2,365</text:p>
          </table:table-cell>
          <table:table-cell table:style-name="ce2" table:formula="of:=[.D886]*2" office:value-type="float" office:value="4.73078125" calcext:value-type="float">
            <text:p>4,731</text:p>
          </table:table-cell>
          <table:table-cell table:style-name="ce2" table:formula="of:=[.D886]/1.4/2" office:value-type="float" office:value="0.844782366071429" calcext:value-type="float">
            <text:p>0,845</text:p>
          </table:table-cell>
          <table:table-cell table:formula="of:=20*LOG10([.C886]/['Params&amp;Config'.$C$11])" office:value-type="float" office:value="4.74364608074485" calcext:value-type="float">
            <text:p>4,74</text:p>
          </table:table-cell>
          <table:table-cell table:formula="of:=20*LOG10([.C886]/['Params&amp;Config'.$C$12])" office:value-type="float" office:value="20.3406667859756" calcext:value-type="float">
            <text:p>20,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5" calcext:value-type="float">
            <text:p>885</text:p>
          </table:table-cell>
          <table:table-cell table:formula="of:=(['Params&amp;Config'.$C$9]/['Params&amp;Config'.$C$10]) * [.C887]" office:value-type="float" office:value="2.36806640625" calcext:value-type="float">
            <text:p>2,368</text:p>
          </table:table-cell>
          <table:table-cell table:style-name="ce2" table:formula="of:=[.D887]*2" office:value-type="float" office:value="4.7361328125" calcext:value-type="float">
            <text:p>4,736</text:p>
          </table:table-cell>
          <table:table-cell table:style-name="ce2" table:formula="of:=[.D887]/1.4/2" office:value-type="float" office:value="0.845738002232143" calcext:value-type="float">
            <text:p>0,846</text:p>
          </table:table-cell>
          <table:table-cell table:formula="of:=20*LOG10([.C887]/['Params&amp;Config'.$C$11])" office:value-type="float" office:value="4.75346619443989" calcext:value-type="float">
            <text:p>4,75</text:p>
          </table:table-cell>
          <table:table-cell table:formula="of:=20*LOG10([.C887]/['Params&amp;Config'.$C$12])" office:value-type="float" office:value="20.3504868996707" calcext:value-type="float">
            <text:p>20,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6" calcext:value-type="float">
            <text:p>886</text:p>
          </table:table-cell>
          <table:table-cell table:formula="of:=(['Params&amp;Config'.$C$9]/['Params&amp;Config'.$C$10]) * [.C888]" office:value-type="float" office:value="2.3707421875" calcext:value-type="float">
            <text:p>2,371</text:p>
          </table:table-cell>
          <table:table-cell table:style-name="ce2" table:formula="of:=[.D888]*2" office:value-type="float" office:value="4.741484375" calcext:value-type="float">
            <text:p>4,741</text:p>
          </table:table-cell>
          <table:table-cell table:style-name="ce2" table:formula="of:=[.D888]/1.4/2" office:value-type="float" office:value="0.846693638392857" calcext:value-type="float">
            <text:p>0,847</text:p>
          </table:table-cell>
          <table:table-cell table:formula="of:=20*LOG10([.C888]/['Params&amp;Config'.$C$11])" office:value-type="float" office:value="4.7632752182244" calcext:value-type="float">
            <text:p>4,76</text:p>
          </table:table-cell>
          <table:table-cell table:formula="of:=20*LOG10([.C888]/['Params&amp;Config'.$C$12])" office:value-type="float" office:value="20.3602959234552" calcext:value-type="float">
            <text:p>20,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7" calcext:value-type="float">
            <text:p>887</text:p>
          </table:table-cell>
          <table:table-cell table:formula="of:=(['Params&amp;Config'.$C$9]/['Params&amp;Config'.$C$10]) * [.C889]" office:value-type="float" office:value="2.37341796875" calcext:value-type="float">
            <text:p>2,373</text:p>
          </table:table-cell>
          <table:table-cell table:style-name="ce2" table:formula="of:=[.D889]*2" office:value-type="float" office:value="4.7468359375" calcext:value-type="float">
            <text:p>4,747</text:p>
          </table:table-cell>
          <table:table-cell table:style-name="ce2" table:formula="of:=[.D889]/1.4/2" office:value-type="float" office:value="0.847649274553572" calcext:value-type="float">
            <text:p>0,848</text:p>
          </table:table-cell>
          <table:table-cell table:formula="of:=20*LOG10([.C889]/['Params&amp;Config'.$C$11])" office:value-type="float" office:value="4.77307317711791" calcext:value-type="float">
            <text:p>4,77</text:p>
          </table:table-cell>
          <table:table-cell table:formula="of:=20*LOG10([.C889]/['Params&amp;Config'.$C$12])" office:value-type="float" office:value="20.3700938823487" calcext:value-type="float">
            <text:p>20,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8" calcext:value-type="float">
            <text:p>888</text:p>
          </table:table-cell>
          <table:table-cell table:formula="of:=(['Params&amp;Config'.$C$9]/['Params&amp;Config'.$C$10]) * [.C890]" office:value-type="float" office:value="2.37609375" calcext:value-type="float">
            <text:p>2,376</text:p>
          </table:table-cell>
          <table:table-cell table:style-name="ce2" table:formula="of:=[.D890]*2" office:value-type="float" office:value="4.7521875" calcext:value-type="float">
            <text:p>4,752</text:p>
          </table:table-cell>
          <table:table-cell table:style-name="ce2" table:formula="of:=[.D890]/1.4/2" office:value-type="float" office:value="0.848604910714286" calcext:value-type="float">
            <text:p>0,849</text:p>
          </table:table-cell>
          <table:table-cell table:formula="of:=20*LOG10([.C890]/['Params&amp;Config'.$C$11])" office:value-type="float" office:value="4.78286009605541" calcext:value-type="float">
            <text:p>4,78</text:p>
          </table:table-cell>
          <table:table-cell table:formula="of:=20*LOG10([.C890]/['Params&amp;Config'.$C$12])" office:value-type="float" office:value="20.3798808012862" calcext:value-type="float">
            <text:p>20,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9" calcext:value-type="float">
            <text:p>889</text:p>
          </table:table-cell>
          <table:table-cell table:formula="of:=(['Params&amp;Config'.$C$9]/['Params&amp;Config'.$C$10]) * [.C891]" office:value-type="float" office:value="2.37876953125" calcext:value-type="float">
            <text:p>2,379</text:p>
          </table:table-cell>
          <table:table-cell table:style-name="ce2" table:formula="of:=[.D891]*2" office:value-type="float" office:value="4.7575390625" calcext:value-type="float">
            <text:p>4,758</text:p>
          </table:table-cell>
          <table:table-cell table:style-name="ce2" table:formula="of:=[.D891]/1.4/2" office:value-type="float" office:value="0.849560546875" calcext:value-type="float">
            <text:p>0,850</text:p>
          </table:table-cell>
          <table:table-cell table:formula="of:=20*LOG10([.C891]/['Params&amp;Config'.$C$11])" office:value-type="float" office:value="4.79263599988766" calcext:value-type="float">
            <text:p>4,79</text:p>
          </table:table-cell>
          <table:table-cell table:formula="of:=20*LOG10([.C891]/['Params&amp;Config'.$C$12])" office:value-type="float" office:value="20.3896567051184" calcext:value-type="float">
            <text:p>20,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0" calcext:value-type="float">
            <text:p>890</text:p>
          </table:table-cell>
          <table:table-cell table:formula="of:=(['Params&amp;Config'.$C$9]/['Params&amp;Config'.$C$10]) * [.C892]" office:value-type="float" office:value="2.3814453125" calcext:value-type="float">
            <text:p>2,381</text:p>
          </table:table-cell>
          <table:table-cell table:style-name="ce2" table:formula="of:=[.D892]*2" office:value-type="float" office:value="4.762890625" calcext:value-type="float">
            <text:p>4,763</text:p>
          </table:table-cell>
          <table:table-cell table:style-name="ce2" table:formula="of:=[.D892]/1.4/2" office:value-type="float" office:value="0.850516183035714" calcext:value-type="float">
            <text:p>0,851</text:p>
          </table:table-cell>
          <table:table-cell table:formula="of:=20*LOG10([.C892]/['Params&amp;Config'.$C$11])" office:value-type="float" office:value="4.80240091338164" calcext:value-type="float">
            <text:p>4,8</text:p>
          </table:table-cell>
          <table:table-cell table:formula="of:=20*LOG10([.C892]/['Params&amp;Config'.$C$12])" office:value-type="float" office:value="20.3994216186124" calcext:value-type="float">
            <text:p>20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1" calcext:value-type="float">
            <text:p>891</text:p>
          </table:table-cell>
          <table:table-cell table:formula="of:=(['Params&amp;Config'.$C$9]/['Params&amp;Config'.$C$10]) * [.C893]" office:value-type="float" office:value="2.38412109375" calcext:value-type="float">
            <text:p>2,384</text:p>
          </table:table-cell>
          <table:table-cell table:style-name="ce2" table:formula="of:=[.D893]*2" office:value-type="float" office:value="4.7682421875" calcext:value-type="float">
            <text:p>4,768</text:p>
          </table:table-cell>
          <table:table-cell table:style-name="ce2" table:formula="of:=[.D893]/1.4/2" office:value-type="float" office:value="0.851471819196429" calcext:value-type="float">
            <text:p>0,851</text:p>
          </table:table-cell>
          <table:table-cell table:formula="of:=20*LOG10([.C893]/['Params&amp;Config'.$C$11])" office:value-type="float" office:value="4.81215486122088" calcext:value-type="float">
            <text:p>4,81</text:p>
          </table:table-cell>
          <table:table-cell table:formula="of:=20*LOG10([.C893]/['Params&amp;Config'.$C$12])" office:value-type="float" office:value="20.4091755664516" calcext:value-type="float">
            <text:p>20,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2" calcext:value-type="float">
            <text:p>892</text:p>
          </table:table-cell>
          <table:table-cell table:formula="of:=(['Params&amp;Config'.$C$9]/['Params&amp;Config'.$C$10]) * [.C894]" office:value-type="float" office:value="2.386796875" calcext:value-type="float">
            <text:p>2,387</text:p>
          </table:table-cell>
          <table:table-cell table:style-name="ce2" table:formula="of:=[.D894]*2" office:value-type="float" office:value="4.77359375" calcext:value-type="float">
            <text:p>4,774</text:p>
          </table:table-cell>
          <table:table-cell table:style-name="ce2" table:formula="of:=[.D894]/1.4/2" office:value-type="float" office:value="0.852427455357143" calcext:value-type="float">
            <text:p>0,852</text:p>
          </table:table-cell>
          <table:table-cell table:formula="of:=20*LOG10([.C894]/['Params&amp;Config'.$C$11])" office:value-type="float" office:value="4.82189786800585" calcext:value-type="float">
            <text:p>4,82</text:p>
          </table:table-cell>
          <table:table-cell table:formula="of:=20*LOG10([.C894]/['Params&amp;Config'.$C$12])" office:value-type="float" office:value="20.4189185732366" calcext:value-type="float">
            <text:p>20,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3" calcext:value-type="float">
            <text:p>893</text:p>
          </table:table-cell>
          <table:table-cell table:formula="of:=(['Params&amp;Config'.$C$9]/['Params&amp;Config'.$C$10]) * [.C895]" office:value-type="float" office:value="2.38947265625" calcext:value-type="float">
            <text:p>2,389</text:p>
          </table:table-cell>
          <table:table-cell table:style-name="ce2" table:formula="of:=[.D895]*2" office:value-type="float" office:value="4.7789453125" calcext:value-type="float">
            <text:p>4,779</text:p>
          </table:table-cell>
          <table:table-cell table:style-name="ce2" table:formula="of:=[.D895]/1.4/2" office:value-type="float" office:value="0.853383091517857" calcext:value-type="float">
            <text:p>0,853</text:p>
          </table:table-cell>
          <table:table-cell table:formula="of:=20*LOG10([.C895]/['Params&amp;Config'.$C$11])" office:value-type="float" office:value="4.83162995825431" calcext:value-type="float">
            <text:p>4,83</text:p>
          </table:table-cell>
          <table:table-cell table:formula="of:=20*LOG10([.C895]/['Params&amp;Config'.$C$12])" office:value-type="float" office:value="20.4286506634851" calcext:value-type="float">
            <text:p>20,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4" calcext:value-type="float">
            <text:p>894</text:p>
          </table:table-cell>
          <table:table-cell table:formula="of:=(['Params&amp;Config'.$C$9]/['Params&amp;Config'.$C$10]) * [.C896]" office:value-type="float" office:value="2.3921484375" calcext:value-type="float">
            <text:p>2,392</text:p>
          </table:table-cell>
          <table:table-cell table:style-name="ce2" table:formula="of:=[.D896]*2" office:value-type="float" office:value="4.784296875" calcext:value-type="float">
            <text:p>4,784</text:p>
          </table:table-cell>
          <table:table-cell table:style-name="ce2" table:formula="of:=[.D896]/1.4/2" office:value-type="float" office:value="0.854338727678572" calcext:value-type="float">
            <text:p>0,854</text:p>
          </table:table-cell>
          <table:table-cell table:formula="of:=20*LOG10([.C896]/['Params&amp;Config'.$C$11])" office:value-type="float" office:value="4.84135115640174" calcext:value-type="float">
            <text:p>4,84</text:p>
          </table:table-cell>
          <table:table-cell table:formula="of:=20*LOG10([.C896]/['Params&amp;Config'.$C$12])" office:value-type="float" office:value="20.4383718616325" calcext:value-type="float">
            <text:p>20,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5" calcext:value-type="float">
            <text:p>895</text:p>
          </table:table-cell>
          <table:table-cell table:formula="of:=(['Params&amp;Config'.$C$9]/['Params&amp;Config'.$C$10]) * [.C897]" office:value-type="float" office:value="2.39482421875" calcext:value-type="float">
            <text:p>2,395</text:p>
          </table:table-cell>
          <table:table-cell table:style-name="ce2" table:formula="of:=[.D897]*2" office:value-type="float" office:value="4.7896484375" calcext:value-type="float">
            <text:p>4,790</text:p>
          </table:table-cell>
          <table:table-cell table:style-name="ce2" table:formula="of:=[.D897]/1.4/2" office:value-type="float" office:value="0.855294363839286" calcext:value-type="float">
            <text:p>0,855</text:p>
          </table:table-cell>
          <table:table-cell table:formula="of:=20*LOG10([.C897]/['Params&amp;Config'.$C$11])" office:value-type="float" office:value="4.85106148680162" calcext:value-type="float">
            <text:p>4,85</text:p>
          </table:table-cell>
          <table:table-cell table:formula="of:=20*LOG10([.C897]/['Params&amp;Config'.$C$12])" office:value-type="float" office:value="20.4480821920324" calcext:value-type="float">
            <text:p>20,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6" calcext:value-type="float">
            <text:p>896</text:p>
          </table:table-cell>
          <table:table-cell table:formula="of:=(['Params&amp;Config'.$C$9]/['Params&amp;Config'.$C$10]) * [.C898]" office:value-type="float" office:value="2.3975" calcext:value-type="float">
            <text:p>2,398</text:p>
          </table:table-cell>
          <table:table-cell table:style-name="ce2" table:formula="of:=[.D898]*2" office:value-type="float" office:value="4.795" calcext:value-type="float">
            <text:p>4,795</text:p>
          </table:table-cell>
          <table:table-cell table:style-name="ce2" table:formula="of:=[.D898]/1.4/2" office:value-type="float" office:value="0.85625" calcext:value-type="float">
            <text:p>0,856</text:p>
          </table:table-cell>
          <table:table-cell table:formula="of:=20*LOG10([.C898]/['Params&amp;Config'.$C$11])" office:value-type="float" office:value="4.86076097372589" calcext:value-type="float">
            <text:p>4,86</text:p>
          </table:table-cell>
          <table:table-cell table:formula="of:=20*LOG10([.C898]/['Params&amp;Config'.$C$12])" office:value-type="float" office:value="20.4577816789566" calcext:value-type="float">
            <text:p>20,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7" calcext:value-type="float">
            <text:p>897</text:p>
          </table:table-cell>
          <table:table-cell table:formula="of:=(['Params&amp;Config'.$C$9]/['Params&amp;Config'.$C$10]) * [.C899]" office:value-type="float" office:value="2.40017578125" calcext:value-type="float">
            <text:p>2,400</text:p>
          </table:table-cell>
          <table:table-cell table:style-name="ce2" table:formula="of:=[.D899]*2" office:value-type="float" office:value="4.8003515625" calcext:value-type="float">
            <text:p>4,800</text:p>
          </table:table-cell>
          <table:table-cell table:style-name="ce2" table:formula="of:=[.D899]/1.4/2" office:value-type="float" office:value="0.857205636160714" calcext:value-type="float">
            <text:p>0,857</text:p>
          </table:table-cell>
          <table:table-cell table:formula="of:=20*LOG10([.C899]/['Params&amp;Config'.$C$11])" office:value-type="float" office:value="4.87044964136523" calcext:value-type="float">
            <text:p>4,87</text:p>
          </table:table-cell>
          <table:table-cell table:formula="of:=20*LOG10([.C899]/['Params&amp;Config'.$C$12])" office:value-type="float" office:value="20.467470346596" calcext:value-type="float">
            <text:p>20,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8" calcext:value-type="float">
            <text:p>898</text:p>
          </table:table-cell>
          <table:table-cell table:formula="of:=(['Params&amp;Config'.$C$9]/['Params&amp;Config'.$C$10]) * [.C900]" office:value-type="float" office:value="2.4028515625" calcext:value-type="float">
            <text:p>2,403</text:p>
          </table:table-cell>
          <table:table-cell table:style-name="ce2" table:formula="of:=[.D900]*2" office:value-type="float" office:value="4.805703125" calcext:value-type="float">
            <text:p>4,806</text:p>
          </table:table-cell>
          <table:table-cell table:style-name="ce2" table:formula="of:=[.D900]/1.4/2" office:value-type="float" office:value="0.858161272321429" calcext:value-type="float">
            <text:p>0,858</text:p>
          </table:table-cell>
          <table:table-cell table:formula="of:=20*LOG10([.C900]/['Params&amp;Config'.$C$11])" office:value-type="float" office:value="4.88012751382947" calcext:value-type="float">
            <text:p>4,88</text:p>
          </table:table-cell>
          <table:table-cell table:formula="of:=20*LOG10([.C900]/['Params&amp;Config'.$C$12])" office:value-type="float" office:value="20.4771482190602" calcext:value-type="float">
            <text:p>20,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9" calcext:value-type="float">
            <text:p>899</text:p>
          </table:table-cell>
          <table:table-cell table:formula="of:=(['Params&amp;Config'.$C$9]/['Params&amp;Config'.$C$10]) * [.C901]" office:value-type="float" office:value="2.40552734375" calcext:value-type="float">
            <text:p>2,406</text:p>
          </table:table-cell>
          <table:table-cell table:style-name="ce2" table:formula="of:=[.D901]*2" office:value-type="float" office:value="4.8110546875" calcext:value-type="float">
            <text:p>4,811</text:p>
          </table:table-cell>
          <table:table-cell table:style-name="ce2" table:formula="of:=[.D901]/1.4/2" office:value-type="float" office:value="0.859116908482143" calcext:value-type="float">
            <text:p>0,859</text:p>
          </table:table-cell>
          <table:table-cell table:formula="of:=20*LOG10([.C901]/['Params&amp;Config'.$C$11])" office:value-type="float" office:value="4.88979461514796" calcext:value-type="float">
            <text:p>4,89</text:p>
          </table:table-cell>
          <table:table-cell table:formula="of:=20*LOG10([.C901]/['Params&amp;Config'.$C$12])" office:value-type="float" office:value="20.4868153203787" calcext:value-type="float">
            <text:p>20,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0" calcext:value-type="float">
            <text:p>900</text:p>
          </table:table-cell>
          <table:table-cell table:formula="of:=(['Params&amp;Config'.$C$9]/['Params&amp;Config'.$C$10]) * [.C902]" office:value-type="float" office:value="2.408203125" calcext:value-type="float">
            <text:p>2,408</text:p>
          </table:table-cell>
          <table:table-cell table:style-name="ce2" table:formula="of:=[.D902]*2" office:value-type="float" office:value="4.81640625" calcext:value-type="float">
            <text:p>4,816</text:p>
          </table:table-cell>
          <table:table-cell table:style-name="ce2" table:formula="of:=[.D902]/1.4/2" office:value-type="float" office:value="0.860072544642857" calcext:value-type="float">
            <text:p>0,860</text:p>
          </table:table-cell>
          <table:table-cell table:formula="of:=20*LOG10([.C902]/['Params&amp;Config'.$C$11])" office:value-type="float" office:value="4.89945096926988" calcext:value-type="float">
            <text:p>4,9</text:p>
          </table:table-cell>
          <table:table-cell table:formula="of:=20*LOG10([.C902]/['Params&amp;Config'.$C$12])" office:value-type="float" office:value="20.4964716745006" calcext:value-type="float">
            <text:p>20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1" calcext:value-type="float">
            <text:p>901</text:p>
          </table:table-cell>
          <table:table-cell table:formula="of:=(['Params&amp;Config'.$C$9]/['Params&amp;Config'.$C$10]) * [.C903]" office:value-type="float" office:value="2.41087890625" calcext:value-type="float">
            <text:p>2,411</text:p>
          </table:table-cell>
          <table:table-cell table:style-name="ce2" table:formula="of:=[.D903]*2" office:value-type="float" office:value="4.8217578125" calcext:value-type="float">
            <text:p>4,822</text:p>
          </table:table-cell>
          <table:table-cell table:style-name="ce2" table:formula="of:=[.D903]/1.4/2" office:value-type="float" office:value="0.861028180803572" calcext:value-type="float">
            <text:p>0,861</text:p>
          </table:table-cell>
          <table:table-cell table:formula="of:=20*LOG10([.C903]/['Params&amp;Config'.$C$11])" office:value-type="float" office:value="4.90909660006464" calcext:value-type="float">
            <text:p>4,91</text:p>
          </table:table-cell>
          <table:table-cell table:formula="of:=20*LOG10([.C903]/['Params&amp;Config'.$C$12])" office:value-type="float" office:value="20.5061173052954" calcext:value-type="float">
            <text:p>20,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2" calcext:value-type="float">
            <text:p>902</text:p>
          </table:table-cell>
          <table:table-cell table:formula="of:=(['Params&amp;Config'.$C$9]/['Params&amp;Config'.$C$10]) * [.C904]" office:value-type="float" office:value="2.4135546875" calcext:value-type="float">
            <text:p>2,414</text:p>
          </table:table-cell>
          <table:table-cell table:style-name="ce2" table:formula="of:=[.D904]*2" office:value-type="float" office:value="4.827109375" calcext:value-type="float">
            <text:p>4,827</text:p>
          </table:table-cell>
          <table:table-cell table:style-name="ce2" table:formula="of:=[.D904]/1.4/2" office:value-type="float" office:value="0.861983816964286" calcext:value-type="float">
            <text:p>0,862</text:p>
          </table:table-cell>
          <table:table-cell table:formula="of:=20*LOG10([.C904]/['Params&amp;Config'.$C$11])" office:value-type="float" office:value="4.91873153132222" calcext:value-type="float">
            <text:p>4,92</text:p>
          </table:table-cell>
          <table:table-cell table:formula="of:=20*LOG10([.C904]/['Params&amp;Config'.$C$12])" office:value-type="float" office:value="20.515752236553" calcext:value-type="float">
            <text:p>20,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3" calcext:value-type="float">
            <text:p>903</text:p>
          </table:table-cell>
          <table:table-cell table:formula="of:=(['Params&amp;Config'.$C$9]/['Params&amp;Config'.$C$10]) * [.C905]" office:value-type="float" office:value="2.41623046875" calcext:value-type="float">
            <text:p>2,416</text:p>
          </table:table-cell>
          <table:table-cell table:style-name="ce2" table:formula="of:=[.D905]*2" office:value-type="float" office:value="4.8324609375" calcext:value-type="float">
            <text:p>4,832</text:p>
          </table:table-cell>
          <table:table-cell table:style-name="ce2" table:formula="of:=[.D905]/1.4/2" office:value-type="float" office:value="0.862939453125" calcext:value-type="float">
            <text:p>0,863</text:p>
          </table:table-cell>
          <table:table-cell table:formula="of:=20*LOG10([.C905]/['Params&amp;Config'.$C$11])" office:value-type="float" office:value="4.9283557867535" calcext:value-type="float">
            <text:p>4,93</text:p>
          </table:table-cell>
          <table:table-cell table:formula="of:=20*LOG10([.C905]/['Params&amp;Config'.$C$12])" office:value-type="float" office:value="20.5253764919843" calcext:value-type="float">
            <text:p>20,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4" calcext:value-type="float">
            <text:p>904</text:p>
          </table:table-cell>
          <table:table-cell table:formula="of:=(['Params&amp;Config'.$C$9]/['Params&amp;Config'.$C$10]) * [.C906]" office:value-type="float" office:value="2.41890625" calcext:value-type="float">
            <text:p>2,419</text:p>
          </table:table-cell>
          <table:table-cell table:style-name="ce2" table:formula="of:=[.D906]*2" office:value-type="float" office:value="4.8378125" calcext:value-type="float">
            <text:p>4,838</text:p>
          </table:table-cell>
          <table:table-cell table:style-name="ce2" table:formula="of:=[.D906]/1.4/2" office:value-type="float" office:value="0.863895089285714" calcext:value-type="float">
            <text:p>0,864</text:p>
          </table:table-cell>
          <table:table-cell table:formula="of:=20*LOG10([.C906]/['Params&amp;Config'.$C$11])" office:value-type="float" office:value="4.93796938999065" calcext:value-type="float">
            <text:p>4,94</text:p>
          </table:table-cell>
          <table:table-cell table:formula="of:=20*LOG10([.C906]/['Params&amp;Config'.$C$12])" office:value-type="float" office:value="20.5349900952214" calcext:value-type="float">
            <text:p>20,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5" calcext:value-type="float">
            <text:p>905</text:p>
          </table:table-cell>
          <table:table-cell table:formula="of:=(['Params&amp;Config'.$C$9]/['Params&amp;Config'.$C$10]) * [.C907]" office:value-type="float" office:value="2.42158203125" calcext:value-type="float">
            <text:p>2,422</text:p>
          </table:table-cell>
          <table:table-cell table:style-name="ce2" table:formula="of:=[.D907]*2" office:value-type="float" office:value="4.8431640625" calcext:value-type="float">
            <text:p>4,843</text:p>
          </table:table-cell>
          <table:table-cell table:style-name="ce2" table:formula="of:=[.D907]/1.4/2" office:value-type="float" office:value="0.864850725446429" calcext:value-type="float">
            <text:p>0,865</text:p>
          </table:table-cell>
          <table:table-cell table:formula="of:=20*LOG10([.C907]/['Params&amp;Config'.$C$11])" office:value-type="float" office:value="4.94757236458745" calcext:value-type="float">
            <text:p>4,95</text:p>
          </table:table-cell>
          <table:table-cell table:formula="of:=20*LOG10([.C907]/['Params&amp;Config'.$C$12])" office:value-type="float" office:value="20.5445930698182" calcext:value-type="float">
            <text:p>20,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6" calcext:value-type="float">
            <text:p>906</text:p>
          </table:table-cell>
          <table:table-cell table:formula="of:=(['Params&amp;Config'.$C$9]/['Params&amp;Config'.$C$10]) * [.C908]" office:value-type="float" office:value="2.4242578125" calcext:value-type="float">
            <text:p>2,424</text:p>
          </table:table-cell>
          <table:table-cell table:style-name="ce2" table:formula="of:=[.D908]*2" office:value-type="float" office:value="4.848515625" calcext:value-type="float">
            <text:p>4,849</text:p>
          </table:table-cell>
          <table:table-cell table:style-name="ce2" table:formula="of:=[.D908]/1.4/2" office:value-type="float" office:value="0.865806361607143" calcext:value-type="float">
            <text:p>0,866</text:p>
          </table:table-cell>
          <table:table-cell table:formula="of:=20*LOG10([.C908]/['Params&amp;Config'.$C$11])" office:value-type="float" office:value="4.95716473401965" calcext:value-type="float">
            <text:p>4,96</text:p>
          </table:table-cell>
          <table:table-cell table:formula="of:=20*LOG10([.C908]/['Params&amp;Config'.$C$12])" office:value-type="float" office:value="20.5541854392504" calcext:value-type="float">
            <text:p>20,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7" calcext:value-type="float">
            <text:p>907</text:p>
          </table:table-cell>
          <table:table-cell table:formula="of:=(['Params&amp;Config'.$C$9]/['Params&amp;Config'.$C$10]) * [.C909]" office:value-type="float" office:value="2.42693359375" calcext:value-type="float">
            <text:p>2,427</text:p>
          </table:table-cell>
          <table:table-cell table:style-name="ce2" table:formula="of:=[.D909]*2" office:value-type="float" office:value="4.8538671875" calcext:value-type="float">
            <text:p>4,854</text:p>
          </table:table-cell>
          <table:table-cell table:style-name="ce2" table:formula="of:=[.D909]/1.4/2" office:value-type="float" office:value="0.866761997767857" calcext:value-type="float">
            <text:p>0,867</text:p>
          </table:table-cell>
          <table:table-cell table:formula="of:=20*LOG10([.C909]/['Params&amp;Config'.$C$11])" office:value-type="float" office:value="4.96674652168529" calcext:value-type="float">
            <text:p>4,97</text:p>
          </table:table-cell>
          <table:table-cell table:formula="of:=20*LOG10([.C909]/['Params&amp;Config'.$C$12])" office:value-type="float" office:value="20.563767226916" calcext:value-type="float">
            <text:p>20,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8" calcext:value-type="float">
            <text:p>908</text:p>
          </table:table-cell>
          <table:table-cell table:formula="of:=(['Params&amp;Config'.$C$9]/['Params&amp;Config'.$C$10]) * [.C910]" office:value-type="float" office:value="2.429609375" calcext:value-type="float">
            <text:p>2,430</text:p>
          </table:table-cell>
          <table:table-cell table:style-name="ce2" table:formula="of:=[.D910]*2" office:value-type="float" office:value="4.85921875" calcext:value-type="float">
            <text:p>4,859</text:p>
          </table:table-cell>
          <table:table-cell table:style-name="ce2" table:formula="of:=[.D910]/1.4/2" office:value-type="float" office:value="0.867717633928571" calcext:value-type="float">
            <text:p>0,868</text:p>
          </table:table-cell>
          <table:table-cell table:formula="of:=20*LOG10([.C910]/['Params&amp;Config'.$C$11])" office:value-type="float" office:value="4.97631775090509" calcext:value-type="float">
            <text:p>4,98</text:p>
          </table:table-cell>
          <table:table-cell table:formula="of:=20*LOG10([.C910]/['Params&amp;Config'.$C$12])" office:value-type="float" office:value="20.5733384561358" calcext:value-type="float">
            <text:p>20,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9" calcext:value-type="float">
            <text:p>909</text:p>
          </table:table-cell>
          <table:table-cell table:formula="of:=(['Params&amp;Config'.$C$9]/['Params&amp;Config'.$C$10]) * [.C911]" office:value-type="float" office:value="2.43228515625" calcext:value-type="float">
            <text:p>2,432</text:p>
          </table:table-cell>
          <table:table-cell table:style-name="ce2" table:formula="of:=[.D911]*2" office:value-type="float" office:value="4.8645703125" calcext:value-type="float">
            <text:p>4,865</text:p>
          </table:table-cell>
          <table:table-cell table:style-name="ce2" table:formula="of:=[.D911]/1.4/2" office:value-type="float" office:value="0.868673270089286" calcext:value-type="float">
            <text:p>0,869</text:p>
          </table:table-cell>
          <table:table-cell table:formula="of:=20*LOG10([.C911]/['Params&amp;Config'.$C$11])" office:value-type="float" office:value="4.98587844492273" calcext:value-type="float">
            <text:p>4,99</text:p>
          </table:table-cell>
          <table:table-cell table:formula="of:=20*LOG10([.C911]/['Params&amp;Config'.$C$12])" office:value-type="float" office:value="20.5828991501535" calcext:value-type="float">
            <text:p>20,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0" calcext:value-type="float">
            <text:p>910</text:p>
          </table:table-cell>
          <table:table-cell table:formula="of:=(['Params&amp;Config'.$C$9]/['Params&amp;Config'.$C$10]) * [.C912]" office:value-type="float" office:value="2.4349609375" calcext:value-type="float">
            <text:p>2,435</text:p>
          </table:table-cell>
          <table:table-cell table:style-name="ce2" table:formula="of:=[.D912]*2" office:value-type="float" office:value="4.869921875" calcext:value-type="float">
            <text:p>4,870</text:p>
          </table:table-cell>
          <table:table-cell table:style-name="ce2" table:formula="of:=[.D912]/1.4/2" office:value-type="float" office:value="0.86962890625" calcext:value-type="float">
            <text:p>0,870</text:p>
          </table:table-cell>
          <table:table-cell table:formula="of:=20*LOG10([.C912]/['Params&amp;Config'.$C$11])" office:value-type="float" office:value="4.99542862690526" calcext:value-type="float">
            <text:p>5</text:p>
          </table:table-cell>
          <table:table-cell table:formula="of:=20*LOG10([.C912]/['Params&amp;Config'.$C$12])" office:value-type="float" office:value="20.592449332136" calcext:value-type="float">
            <text:p>20,5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1" calcext:value-type="float">
            <text:p>911</text:p>
          </table:table-cell>
          <table:table-cell table:formula="of:=(['Params&amp;Config'.$C$9]/['Params&amp;Config'.$C$10]) * [.C913]" office:value-type="float" office:value="2.43763671875" calcext:value-type="float">
            <text:p>2,438</text:p>
          </table:table-cell>
          <table:table-cell table:style-name="ce2" table:formula="of:=[.D913]*2" office:value-type="float" office:value="4.8752734375" calcext:value-type="float">
            <text:p>4,875</text:p>
          </table:table-cell>
          <table:table-cell table:style-name="ce2" table:formula="of:=[.D913]/1.4/2" office:value-type="float" office:value="0.870584542410714" calcext:value-type="float">
            <text:p>0,871</text:p>
          </table:table-cell>
          <table:table-cell table:formula="of:=20*LOG10([.C913]/['Params&amp;Config'.$C$11])" office:value-type="float" office:value="5.00496831994335" calcext:value-type="float">
            <text:p>5</text:p>
          </table:table-cell>
          <table:table-cell table:formula="of:=20*LOG10([.C913]/['Params&amp;Config'.$C$12])" office:value-type="float" office:value="20.6019890251741" calcext:value-type="float">
            <text:p>20,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2" calcext:value-type="float">
            <text:p>912</text:p>
          </table:table-cell>
          <table:table-cell table:formula="of:=(['Params&amp;Config'.$C$9]/['Params&amp;Config'.$C$10]) * [.C914]" office:value-type="float" office:value="2.4403125" calcext:value-type="float">
            <text:p>2,440</text:p>
          </table:table-cell>
          <table:table-cell table:style-name="ce2" table:formula="of:=[.D914]*2" office:value-type="float" office:value="4.880625" calcext:value-type="float">
            <text:p>4,881</text:p>
          </table:table-cell>
          <table:table-cell table:style-name="ce2" table:formula="of:=[.D914]/1.4/2" office:value-type="float" office:value="0.871540178571429" calcext:value-type="float">
            <text:p>0,872</text:p>
          </table:table-cell>
          <table:table-cell table:formula="of:=20*LOG10([.C914]/['Params&amp;Config'.$C$11])" office:value-type="float" office:value="5.01449754705171" calcext:value-type="float">
            <text:p>5,01</text:p>
          </table:table-cell>
          <table:table-cell table:formula="of:=20*LOG10([.C914]/['Params&amp;Config'.$C$12])" office:value-type="float" office:value="20.6115182522825" calcext:value-type="float">
            <text:p>20,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3" calcext:value-type="float">
            <text:p>913</text:p>
          </table:table-cell>
          <table:table-cell table:formula="of:=(['Params&amp;Config'.$C$9]/['Params&amp;Config'.$C$10]) * [.C915]" office:value-type="float" office:value="2.44298828125" calcext:value-type="float">
            <text:p>2,443</text:p>
          </table:table-cell>
          <table:table-cell table:style-name="ce2" table:formula="of:=[.D915]*2" office:value-type="float" office:value="4.8859765625" calcext:value-type="float">
            <text:p>4,886</text:p>
          </table:table-cell>
          <table:table-cell table:style-name="ce2" table:formula="of:=[.D915]/1.4/2" office:value-type="float" office:value="0.872495814732143" calcext:value-type="float">
            <text:p>0,872</text:p>
          </table:table-cell>
          <table:table-cell table:formula="of:=20*LOG10([.C915]/['Params&amp;Config'.$C$11])" office:value-type="float" office:value="5.02401633116936" calcext:value-type="float">
            <text:p>5,02</text:p>
          </table:table-cell>
          <table:table-cell table:formula="of:=20*LOG10([.C915]/['Params&amp;Config'.$C$12])" office:value-type="float" office:value="20.6210370364001" calcext:value-type="float">
            <text:p>20,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4" calcext:value-type="float">
            <text:p>914</text:p>
          </table:table-cell>
          <table:table-cell table:formula="of:=(['Params&amp;Config'.$C$9]/['Params&amp;Config'.$C$10]) * [.C916]" office:value-type="float" office:value="2.4456640625" calcext:value-type="float">
            <text:p>2,446</text:p>
          </table:table-cell>
          <table:table-cell table:style-name="ce2" table:formula="of:=[.D916]*2" office:value-type="float" office:value="4.891328125" calcext:value-type="float">
            <text:p>4,891</text:p>
          </table:table-cell>
          <table:table-cell table:style-name="ce2" table:formula="of:=[.D916]/1.4/2" office:value-type="float" office:value="0.873451450892857" calcext:value-type="float">
            <text:p>0,873</text:p>
          </table:table-cell>
          <table:table-cell table:formula="of:=20*LOG10([.C916]/['Params&amp;Config'.$C$11])" office:value-type="float" office:value="5.03352469516001" calcext:value-type="float">
            <text:p>5,03</text:p>
          </table:table-cell>
          <table:table-cell table:formula="of:=20*LOG10([.C916]/['Params&amp;Config'.$C$12])" office:value-type="float" office:value="20.6305454003908" calcext:value-type="float">
            <text:p>20,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5" calcext:value-type="float">
            <text:p>915</text:p>
          </table:table-cell>
          <table:table-cell table:formula="of:=(['Params&amp;Config'.$C$9]/['Params&amp;Config'.$C$10]) * [.C917]" office:value-type="float" office:value="2.44833984375" calcext:value-type="float">
            <text:p>2,448</text:p>
          </table:table-cell>
          <table:table-cell table:style-name="ce2" table:formula="of:=[.D917]*2" office:value-type="float" office:value="4.8966796875" calcext:value-type="float">
            <text:p>4,897</text:p>
          </table:table-cell>
          <table:table-cell table:style-name="ce2" table:formula="of:=[.D917]/1.4/2" office:value-type="float" office:value="0.874407087053572" calcext:value-type="float">
            <text:p>0,874</text:p>
          </table:table-cell>
          <table:table-cell table:formula="of:=20*LOG10([.C917]/['Params&amp;Config'.$C$11])" office:value-type="float" office:value="5.04302266181235" calcext:value-type="float">
            <text:p>5,04</text:p>
          </table:table-cell>
          <table:table-cell table:formula="of:=20*LOG10([.C917]/['Params&amp;Config'.$C$12])" office:value-type="float" office:value="20.6400433670431" calcext:value-type="float">
            <text:p>20,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6" calcext:value-type="float">
            <text:p>916</text:p>
          </table:table-cell>
          <table:table-cell table:formula="of:=(['Params&amp;Config'.$C$9]/['Params&amp;Config'.$C$10]) * [.C918]" office:value-type="float" office:value="2.451015625" calcext:value-type="float">
            <text:p>2,451</text:p>
          </table:table-cell>
          <table:table-cell table:style-name="ce2" table:formula="of:=[.D918]*2" office:value-type="float" office:value="4.90203125" calcext:value-type="float">
            <text:p>4,902</text:p>
          </table:table-cell>
          <table:table-cell table:style-name="ce2" table:formula="of:=[.D918]/1.4/2" office:value-type="float" office:value="0.875362723214286" calcext:value-type="float">
            <text:p>0,875</text:p>
          </table:table-cell>
          <table:table-cell table:formula="of:=20*LOG10([.C918]/['Params&amp;Config'.$C$11])" office:value-type="float" office:value="5.05251025384039" calcext:value-type="float">
            <text:p>5,05</text:p>
          </table:table-cell>
          <table:table-cell table:formula="of:=20*LOG10([.C918]/['Params&amp;Config'.$C$12])" office:value-type="float" office:value="20.6495309590712" calcext:value-type="float">
            <text:p>20,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7" calcext:value-type="float">
            <text:p>917</text:p>
          </table:table-cell>
          <table:table-cell table:formula="of:=(['Params&amp;Config'.$C$9]/['Params&amp;Config'.$C$10]) * [.C919]" office:value-type="float" office:value="2.45369140625" calcext:value-type="float">
            <text:p>2,454</text:p>
          </table:table-cell>
          <table:table-cell table:style-name="ce2" table:formula="of:=[.D919]*2" office:value-type="float" office:value="4.9073828125" calcext:value-type="float">
            <text:p>4,907</text:p>
          </table:table-cell>
          <table:table-cell table:style-name="ce2" table:formula="of:=[.D919]/1.4/2" office:value-type="float" office:value="0.876318359375" calcext:value-type="float">
            <text:p>0,876</text:p>
          </table:table-cell>
          <table:table-cell table:formula="of:=20*LOG10([.C919]/['Params&amp;Config'.$C$11])" office:value-type="float" office:value="5.06198749388381" calcext:value-type="float">
            <text:p>5,06</text:p>
          </table:table-cell>
          <table:table-cell table:formula="of:=20*LOG10([.C919]/['Params&amp;Config'.$C$12])" office:value-type="float" office:value="20.6590081991146" calcext:value-type="float">
            <text:p>20,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8" calcext:value-type="float">
            <text:p>918</text:p>
          </table:table-cell>
          <table:table-cell table:formula="of:=(['Params&amp;Config'.$C$9]/['Params&amp;Config'.$C$10]) * [.C920]" office:value-type="float" office:value="2.4563671875" calcext:value-type="float">
            <text:p>2,456</text:p>
          </table:table-cell>
          <table:table-cell table:style-name="ce2" table:formula="of:=[.D920]*2" office:value-type="float" office:value="4.912734375" calcext:value-type="float">
            <text:p>4,913</text:p>
          </table:table-cell>
          <table:table-cell table:style-name="ce2" table:formula="of:=[.D920]/1.4/2" office:value-type="float" office:value="0.877273995535714" calcext:value-type="float">
            <text:p>0,877</text:p>
          </table:table-cell>
          <table:table-cell table:formula="of:=20*LOG10([.C920]/['Params&amp;Config'.$C$11])" office:value-type="float" office:value="5.07145440450823" calcext:value-type="float">
            <text:p>5,07</text:p>
          </table:table-cell>
          <table:table-cell table:formula="of:=20*LOG10([.C920]/['Params&amp;Config'.$C$12])" office:value-type="float" office:value="20.668475109739" calcext:value-type="float">
            <text:p>20,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9" calcext:value-type="float">
            <text:p>919</text:p>
          </table:table-cell>
          <table:table-cell table:formula="of:=(['Params&amp;Config'.$C$9]/['Params&amp;Config'.$C$10]) * [.C921]" office:value-type="float" office:value="2.45904296875" calcext:value-type="float">
            <text:p>2,459</text:p>
          </table:table-cell>
          <table:table-cell table:style-name="ce2" table:formula="of:=[.D921]*2" office:value-type="float" office:value="4.9180859375" calcext:value-type="float">
            <text:p>4,918</text:p>
          </table:table-cell>
          <table:table-cell table:style-name="ce2" table:formula="of:=[.D921]/1.4/2" office:value-type="float" office:value="0.878229631696429" calcext:value-type="float">
            <text:p>0,878</text:p>
          </table:table-cell>
          <table:table-cell table:formula="of:=20*LOG10([.C921]/['Params&amp;Config'.$C$11])" office:value-type="float" office:value="5.08091100820561" calcext:value-type="float">
            <text:p>5,08</text:p>
          </table:table-cell>
          <table:table-cell table:formula="of:=20*LOG10([.C921]/['Params&amp;Config'.$C$12])" office:value-type="float" office:value="20.6779317134364" calcext:value-type="float">
            <text:p>20,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0" calcext:value-type="float">
            <text:p>920</text:p>
          </table:table-cell>
          <table:table-cell table:formula="of:=(['Params&amp;Config'.$C$9]/['Params&amp;Config'.$C$10]) * [.C922]" office:value-type="float" office:value="2.46171875" calcext:value-type="float">
            <text:p>2,462</text:p>
          </table:table-cell>
          <table:table-cell table:style-name="ce2" table:formula="of:=[.D922]*2" office:value-type="float" office:value="4.9234375" calcext:value-type="float">
            <text:p>4,923</text:p>
          </table:table-cell>
          <table:table-cell table:style-name="ce2" table:formula="of:=[.D922]/1.4/2" office:value-type="float" office:value="0.879185267857143" calcext:value-type="float">
            <text:p>0,879</text:p>
          </table:table-cell>
          <table:table-cell table:formula="of:=20*LOG10([.C922]/['Params&amp;Config'.$C$11])" office:value-type="float" office:value="5.09035732739449" calcext:value-type="float">
            <text:p>5,09</text:p>
          </table:table-cell>
          <table:table-cell table:formula="of:=20*LOG10([.C922]/['Params&amp;Config'.$C$12])" office:value-type="float" office:value="20.6873780326252" calcext:value-type="float">
            <text:p>20,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1" calcext:value-type="float">
            <text:p>921</text:p>
          </table:table-cell>
          <table:table-cell table:formula="of:=(['Params&amp;Config'.$C$9]/['Params&amp;Config'.$C$10]) * [.C923]" office:value-type="float" office:value="2.46439453125" calcext:value-type="float">
            <text:p>2,464</text:p>
          </table:table-cell>
          <table:table-cell table:style-name="ce2" table:formula="of:=[.D923]*2" office:value-type="float" office:value="4.9287890625" calcext:value-type="float">
            <text:p>4,929</text:p>
          </table:table-cell>
          <table:table-cell table:style-name="ce2" table:formula="of:=[.D923]/1.4/2" office:value-type="float" office:value="0.880140904017857" calcext:value-type="float">
            <text:p>0,880</text:p>
          </table:table-cell>
          <table:table-cell table:formula="of:=20*LOG10([.C923]/['Params&amp;Config'.$C$11])" office:value-type="float" office:value="5.09979338442036" calcext:value-type="float">
            <text:p>5,1</text:p>
          </table:table-cell>
          <table:table-cell table:formula="of:=20*LOG10([.C923]/['Params&amp;Config'.$C$12])" office:value-type="float" office:value="20.6968140896511" calcext:value-type="float">
            <text:p>20,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2" calcext:value-type="float">
            <text:p>922</text:p>
          </table:table-cell>
          <table:table-cell table:formula="of:=(['Params&amp;Config'.$C$9]/['Params&amp;Config'.$C$10]) * [.C924]" office:value-type="float" office:value="2.4670703125" calcext:value-type="float">
            <text:p>2,467</text:p>
          </table:table-cell>
          <table:table-cell table:style-name="ce2" table:formula="of:=[.D924]*2" office:value-type="float" office:value="4.934140625" calcext:value-type="float">
            <text:p>4,934</text:p>
          </table:table-cell>
          <table:table-cell table:style-name="ce2" table:formula="of:=[.D924]/1.4/2" office:value-type="float" office:value="0.881096540178572" calcext:value-type="float">
            <text:p>0,881</text:p>
          </table:table-cell>
          <table:table-cell table:formula="of:=20*LOG10([.C924]/['Params&amp;Config'.$C$11])" office:value-type="float" office:value="5.10921920155597" calcext:value-type="float">
            <text:p>5,11</text:p>
          </table:table-cell>
          <table:table-cell table:formula="of:=20*LOG10([.C924]/['Params&amp;Config'.$C$12])" office:value-type="float" office:value="20.7062399067867" calcext:value-type="float">
            <text:p>20,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3" calcext:value-type="float">
            <text:p>923</text:p>
          </table:table-cell>
          <table:table-cell table:formula="of:=(['Params&amp;Config'.$C$9]/['Params&amp;Config'.$C$10]) * [.C925]" office:value-type="float" office:value="2.46974609375" calcext:value-type="float">
            <text:p>2,470</text:p>
          </table:table-cell>
          <table:table-cell table:style-name="ce2" table:formula="of:=[.D925]*2" office:value-type="float" office:value="4.9394921875" calcext:value-type="float">
            <text:p>4,939</text:p>
          </table:table-cell>
          <table:table-cell table:style-name="ce2" table:formula="of:=[.D925]/1.4/2" office:value-type="float" office:value="0.882052176339286" calcext:value-type="float">
            <text:p>0,882</text:p>
          </table:table-cell>
          <table:table-cell table:formula="of:=20*LOG10([.C925]/['Params&amp;Config'.$C$11])" office:value-type="float" office:value="5.11863480100163" calcext:value-type="float">
            <text:p>5,12</text:p>
          </table:table-cell>
          <table:table-cell table:formula="of:=20*LOG10([.C925]/['Params&amp;Config'.$C$12])" office:value-type="float" office:value="20.7156555062324" calcext:value-type="float">
            <text:p>20,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4" calcext:value-type="float">
            <text:p>924</text:p>
          </table:table-cell>
          <table:table-cell table:formula="of:=(['Params&amp;Config'.$C$9]/['Params&amp;Config'.$C$10]) * [.C926]" office:value-type="float" office:value="2.472421875" calcext:value-type="float">
            <text:p>2,472</text:p>
          </table:table-cell>
          <table:table-cell table:style-name="ce2" table:formula="of:=[.D926]*2" office:value-type="float" office:value="4.94484375" calcext:value-type="float">
            <text:p>4,945</text:p>
          </table:table-cell>
          <table:table-cell table:style-name="ce2" table:formula="of:=[.D926]/1.4/2" office:value-type="float" office:value="0.8830078125" calcext:value-type="float">
            <text:p>0,883</text:p>
          </table:table-cell>
          <table:table-cell table:formula="of:=20*LOG10([.C926]/['Params&amp;Config'.$C$11])" office:value-type="float" office:value="5.12804020488552" calcext:value-type="float">
            <text:p>5,13</text:p>
          </table:table-cell>
          <table:table-cell table:formula="of:=20*LOG10([.C926]/['Params&amp;Config'.$C$12])" office:value-type="float" office:value="20.7250609101163" calcext:value-type="float">
            <text:p>20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5" calcext:value-type="float">
            <text:p>925</text:p>
          </table:table-cell>
          <table:table-cell table:formula="of:=(['Params&amp;Config'.$C$9]/['Params&amp;Config'.$C$10]) * [.C927]" office:value-type="float" office:value="2.47509765625" calcext:value-type="float">
            <text:p>2,475</text:p>
          </table:table-cell>
          <table:table-cell table:style-name="ce2" table:formula="of:=[.D927]*2" office:value-type="float" office:value="4.9501953125" calcext:value-type="float">
            <text:p>4,950</text:p>
          </table:table-cell>
          <table:table-cell table:style-name="ce2" table:formula="of:=[.D927]/1.4/2" office:value-type="float" office:value="0.883963448660714" calcext:value-type="float">
            <text:p>0,884</text:p>
          </table:table-cell>
          <table:table-cell table:formula="of:=20*LOG10([.C927]/['Params&amp;Config'.$C$11])" office:value-type="float" office:value="5.13743543526404" calcext:value-type="float">
            <text:p>5,14</text:p>
          </table:table-cell>
          <table:table-cell table:formula="of:=20*LOG10([.C927]/['Params&amp;Config'.$C$12])" office:value-type="float" office:value="20.7344561404948" calcext:value-type="float">
            <text:p>20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6" calcext:value-type="float">
            <text:p>926</text:p>
          </table:table-cell>
          <table:table-cell table:formula="of:=(['Params&amp;Config'.$C$9]/['Params&amp;Config'.$C$10]) * [.C928]" office:value-type="float" office:value="2.4777734375" calcext:value-type="float">
            <text:p>2,478</text:p>
          </table:table-cell>
          <table:table-cell table:style-name="ce2" table:formula="of:=[.D928]*2" office:value-type="float" office:value="4.955546875" calcext:value-type="float">
            <text:p>4,956</text:p>
          </table:table-cell>
          <table:table-cell table:style-name="ce2" table:formula="of:=[.D928]/1.4/2" office:value-type="float" office:value="0.884919084821429" calcext:value-type="float">
            <text:p>0,885</text:p>
          </table:table-cell>
          <table:table-cell table:formula="of:=20*LOG10([.C928]/['Params&amp;Config'.$C$11])" office:value-type="float" office:value="5.14682051412207" calcext:value-type="float">
            <text:p>5,15</text:p>
          </table:table-cell>
          <table:table-cell table:formula="of:=20*LOG10([.C928]/['Params&amp;Config'.$C$12])" office:value-type="float" office:value="20.7438412193528" calcext:value-type="float">
            <text:p>20,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7" calcext:value-type="float">
            <text:p>927</text:p>
          </table:table-cell>
          <table:table-cell table:formula="of:=(['Params&amp;Config'.$C$9]/['Params&amp;Config'.$C$10]) * [.C929]" office:value-type="float" office:value="2.48044921875" calcext:value-type="float">
            <text:p>2,480</text:p>
          </table:table-cell>
          <table:table-cell table:style-name="ce2" table:formula="of:=[.D929]*2" office:value-type="float" office:value="4.9608984375" calcext:value-type="float">
            <text:p>4,961</text:p>
          </table:table-cell>
          <table:table-cell table:style-name="ce2" table:formula="of:=[.D929]/1.4/2" office:value-type="float" office:value="0.885874720982143" calcext:value-type="float">
            <text:p>0,886</text:p>
          </table:table-cell>
          <table:table-cell table:formula="of:=20*LOG10([.C929]/['Params&amp;Config'.$C$11])" office:value-type="float" office:value="5.15619546337333" calcext:value-type="float">
            <text:p>5,16</text:p>
          </table:table-cell>
          <table:table-cell table:formula="of:=20*LOG10([.C929]/['Params&amp;Config'.$C$12])" office:value-type="float" office:value="20.7532161686041" calcext:value-type="float">
            <text:p>20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8" calcext:value-type="float">
            <text:p>928</text:p>
          </table:table-cell>
          <table:table-cell table:formula="of:=(['Params&amp;Config'.$C$9]/['Params&amp;Config'.$C$10]) * [.C930]" office:value-type="float" office:value="2.483125" calcext:value-type="float">
            <text:p>2,483</text:p>
          </table:table-cell>
          <table:table-cell table:style-name="ce2" table:formula="of:=[.D930]*2" office:value-type="float" office:value="4.96625" calcext:value-type="float">
            <text:p>4,966</text:p>
          </table:table-cell>
          <table:table-cell table:style-name="ce2" table:formula="of:=[.D930]/1.4/2" office:value-type="float" office:value="0.886830357142857" calcext:value-type="float">
            <text:p>0,887</text:p>
          </table:table-cell>
          <table:table-cell table:formula="of:=20*LOG10([.C930]/['Params&amp;Config'.$C$11])" office:value-type="float" office:value="5.16556030486063" calcext:value-type="float">
            <text:p>5,17</text:p>
          </table:table-cell>
          <table:table-cell table:formula="of:=20*LOG10([.C930]/['Params&amp;Config'.$C$12])" office:value-type="float" office:value="20.7625810100914" calcext:value-type="float">
            <text:p>20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9" calcext:value-type="float">
            <text:p>929</text:p>
          </table:table-cell>
          <table:table-cell table:formula="of:=(['Params&amp;Config'.$C$9]/['Params&amp;Config'.$C$10]) * [.C931]" office:value-type="float" office:value="2.48580078125" calcext:value-type="float">
            <text:p>2,486</text:p>
          </table:table-cell>
          <table:table-cell table:style-name="ce2" table:formula="of:=[.D931]*2" office:value-type="float" office:value="4.9716015625" calcext:value-type="float">
            <text:p>4,972</text:p>
          </table:table-cell>
          <table:table-cell table:style-name="ce2" table:formula="of:=[.D931]/1.4/2" office:value-type="float" office:value="0.887785993303572" calcext:value-type="float">
            <text:p>0,888</text:p>
          </table:table-cell>
          <table:table-cell table:formula="of:=20*LOG10([.C931]/['Params&amp;Config'.$C$11])" office:value-type="float" office:value="5.17491506035622" calcext:value-type="float">
            <text:p>5,17</text:p>
          </table:table-cell>
          <table:table-cell table:formula="of:=20*LOG10([.C931]/['Params&amp;Config'.$C$12])" office:value-type="float" office:value="20.771935765587" calcext:value-type="float">
            <text:p>20,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0" calcext:value-type="float">
            <text:p>930</text:p>
          </table:table-cell>
          <table:table-cell table:formula="of:=(['Params&amp;Config'.$C$9]/['Params&amp;Config'.$C$10]) * [.C932]" office:value-type="float" office:value="2.4884765625" calcext:value-type="float">
            <text:p>2,488</text:p>
          </table:table-cell>
          <table:table-cell table:style-name="ce2" table:formula="of:=[.D932]*2" office:value-type="float" office:value="4.976953125" calcext:value-type="float">
            <text:p>4,977</text:p>
          </table:table-cell>
          <table:table-cell table:style-name="ce2" table:formula="of:=[.D932]/1.4/2" office:value-type="float" office:value="0.888741629464286" calcext:value-type="float">
            <text:p>0,889</text:p>
          </table:table-cell>
          <table:table-cell table:formula="of:=20*LOG10([.C932]/['Params&amp;Config'.$C$11])" office:value-type="float" office:value="5.18425975156209" calcext:value-type="float">
            <text:p>5,18</text:p>
          </table:table-cell>
          <table:table-cell table:formula="of:=20*LOG10([.C932]/['Params&amp;Config'.$C$12])" office:value-type="float" office:value="20.7812804567928" calcext:value-type="float">
            <text:p>20,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1" calcext:value-type="float">
            <text:p>931</text:p>
          </table:table-cell>
          <table:table-cell table:formula="of:=(['Params&amp;Config'.$C$9]/['Params&amp;Config'.$C$10]) * [.C933]" office:value-type="float" office:value="2.49115234375" calcext:value-type="float">
            <text:p>2,491</text:p>
          </table:table-cell>
          <table:table-cell table:style-name="ce2" table:formula="of:=[.D933]*2" office:value-type="float" office:value="4.9823046875" calcext:value-type="float">
            <text:p>4,982</text:p>
          </table:table-cell>
          <table:table-cell table:style-name="ce2" table:formula="of:=[.D933]/1.4/2" office:value-type="float" office:value="0.889697265625" calcext:value-type="float">
            <text:p>0,890</text:p>
          </table:table-cell>
          <table:table-cell table:formula="of:=20*LOG10([.C933]/['Params&amp;Config'.$C$11])" office:value-type="float" office:value="5.19359440011024" calcext:value-type="float">
            <text:p>5,19</text:p>
          </table:table-cell>
          <table:table-cell table:formula="of:=20*LOG10([.C933]/['Params&amp;Config'.$C$12])" office:value-type="float" office:value="20.790615105341" calcext:value-type="float">
            <text:p>20,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2" calcext:value-type="float">
            <text:p>932</text:p>
          </table:table-cell>
          <table:table-cell table:formula="of:=(['Params&amp;Config'.$C$9]/['Params&amp;Config'.$C$10]) * [.C934]" office:value-type="float" office:value="2.493828125" calcext:value-type="float">
            <text:p>2,494</text:p>
          </table:table-cell>
          <table:table-cell table:style-name="ce2" table:formula="of:=[.D934]*2" office:value-type="float" office:value="4.98765625" calcext:value-type="float">
            <text:p>4,988</text:p>
          </table:table-cell>
          <table:table-cell table:style-name="ce2" table:formula="of:=[.D934]/1.4/2" office:value-type="float" office:value="0.890652901785714" calcext:value-type="float">
            <text:p>0,891</text:p>
          </table:table-cell>
          <table:table-cell table:formula="of:=20*LOG10([.C934]/['Params&amp;Config'.$C$11])" office:value-type="float" office:value="5.20291902756301" calcext:value-type="float">
            <text:p>5,2</text:p>
          </table:table-cell>
          <table:table-cell table:formula="of:=20*LOG10([.C934]/['Params&amp;Config'.$C$12])" office:value-type="float" office:value="20.7999397327938" calcext:value-type="float">
            <text:p>20,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3" calcext:value-type="float">
            <text:p>933</text:p>
          </table:table-cell>
          <table:table-cell table:formula="of:=(['Params&amp;Config'.$C$9]/['Params&amp;Config'.$C$10]) * [.C935]" office:value-type="float" office:value="2.49650390625" calcext:value-type="float">
            <text:p>2,497</text:p>
          </table:table-cell>
          <table:table-cell table:style-name="ce2" table:formula="of:=[.D935]*2" office:value-type="float" office:value="4.9930078125" calcext:value-type="float">
            <text:p>4,993</text:p>
          </table:table-cell>
          <table:table-cell table:style-name="ce2" table:formula="of:=[.D935]/1.4/2" office:value-type="float" office:value="0.891608537946429" calcext:value-type="float">
            <text:p>0,892</text:p>
          </table:table-cell>
          <table:table-cell table:formula="of:=20*LOG10([.C935]/['Params&amp;Config'.$C$11])" office:value-type="float" office:value="5.21223365541338" calcext:value-type="float">
            <text:p>5,21</text:p>
          </table:table-cell>
          <table:table-cell table:formula="of:=20*LOG10([.C935]/['Params&amp;Config'.$C$12])" office:value-type="float" office:value="20.8092543606441" calcext:value-type="float">
            <text:p>20,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4" calcext:value-type="float">
            <text:p>934</text:p>
          </table:table-cell>
          <table:table-cell table:formula="of:=(['Params&amp;Config'.$C$9]/['Params&amp;Config'.$C$10]) * [.C936]" office:value-type="float" office:value="2.4991796875" calcext:value-type="float">
            <text:p>2,499</text:p>
          </table:table-cell>
          <table:table-cell table:style-name="ce2" table:formula="of:=[.D936]*2" office:value-type="float" office:value="4.998359375" calcext:value-type="float">
            <text:p>4,998</text:p>
          </table:table-cell>
          <table:table-cell table:style-name="ce2" table:formula="of:=[.D936]/1.4/2" office:value-type="float" office:value="0.892564174107143" calcext:value-type="float">
            <text:p>0,893</text:p>
          </table:table-cell>
          <table:table-cell table:formula="of:=20*LOG10([.C936]/['Params&amp;Config'.$C$11])" office:value-type="float" office:value="5.22153830508525" calcext:value-type="float">
            <text:p>5,22</text:p>
          </table:table-cell>
          <table:table-cell table:formula="of:=20*LOG10([.C936]/['Params&amp;Config'.$C$12])" office:value-type="float" office:value="20.818559010316" calcext:value-type="float">
            <text:p>20,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5" calcext:value-type="float">
            <text:p>935</text:p>
          </table:table-cell>
          <table:table-cell table:formula="of:=(['Params&amp;Config'.$C$9]/['Params&amp;Config'.$C$10]) * [.C937]" office:value-type="float" office:value="2.50185546875" calcext:value-type="float">
            <text:p>2,502</text:p>
          </table:table-cell>
          <table:table-cell table:style-name="ce2" table:formula="of:=[.D937]*2" office:value-type="float" office:value="5.0037109375" calcext:value-type="float">
            <text:p>5,004</text:p>
          </table:table-cell>
          <table:table-cell table:style-name="ce2" table:formula="of:=[.D937]/1.4/2" office:value-type="float" office:value="0.893519810267857" calcext:value-type="float">
            <text:p>0,894</text:p>
          </table:table-cell>
          <table:table-cell table:formula="of:=20*LOG10([.C937]/['Params&amp;Config'.$C$11])" office:value-type="float" office:value="5.23083299793374" calcext:value-type="float">
            <text:p>5,23</text:p>
          </table:table-cell>
          <table:table-cell table:formula="of:=20*LOG10([.C937]/['Params&amp;Config'.$C$12])" office:value-type="float" office:value="20.8278537031645" calcext:value-type="float">
            <text:p>20,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6" calcext:value-type="float">
            <text:p>936</text:p>
          </table:table-cell>
          <table:table-cell table:formula="of:=(['Params&amp;Config'.$C$9]/['Params&amp;Config'.$C$10]) * [.C938]" office:value-type="float" office:value="2.50453125" calcext:value-type="float">
            <text:p>2,505</text:p>
          </table:table-cell>
          <table:table-cell table:style-name="ce2" table:formula="of:=[.D938]*2" office:value-type="float" office:value="5.0090625" calcext:value-type="float">
            <text:p>5,009</text:p>
          </table:table-cell>
          <table:table-cell table:style-name="ce2" table:formula="of:=[.D938]/1.4/2" office:value-type="float" office:value="0.894475446428572" calcext:value-type="float">
            <text:p>0,894</text:p>
          </table:table-cell>
          <table:table-cell table:formula="of:=20*LOG10([.C938]/['Params&amp;Config'.$C$11])" office:value-type="float" office:value="5.24011775524549" calcext:value-type="float">
            <text:p>5,24</text:p>
          </table:table-cell>
          <table:table-cell table:formula="of:=20*LOG10([.C938]/['Params&amp;Config'.$C$12])" office:value-type="float" office:value="20.8371384604763" calcext:value-type="float">
            <text:p>20,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7" calcext:value-type="float">
            <text:p>937</text:p>
          </table:table-cell>
          <table:table-cell table:formula="of:=(['Params&amp;Config'.$C$9]/['Params&amp;Config'.$C$10]) * [.C939]" office:value-type="float" office:value="2.50720703125" calcext:value-type="float">
            <text:p>2,507</text:p>
          </table:table-cell>
          <table:table-cell table:style-name="ce2" table:formula="of:=[.D939]*2" office:value-type="float" office:value="5.0144140625" calcext:value-type="float">
            <text:p>5,014</text:p>
          </table:table-cell>
          <table:table-cell table:style-name="ce2" table:formula="of:=[.D939]/1.4/2" office:value-type="float" office:value="0.895431082589286" calcext:value-type="float">
            <text:p>0,895</text:p>
          </table:table-cell>
          <table:table-cell table:formula="of:=20*LOG10([.C939]/['Params&amp;Config'.$C$11])" office:value-type="float" office:value="5.24939259823895" calcext:value-type="float">
            <text:p>5,25</text:p>
          </table:table-cell>
          <table:table-cell table:formula="of:=20*LOG10([.C939]/['Params&amp;Config'.$C$12])" office:value-type="float" office:value="20.8464133034697" calcext:value-type="float">
            <text:p>20,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8" calcext:value-type="float">
            <text:p>938</text:p>
          </table:table-cell>
          <table:table-cell table:formula="of:=(['Params&amp;Config'.$C$9]/['Params&amp;Config'.$C$10]) * [.C940]" office:value-type="float" office:value="2.5098828125" calcext:value-type="float">
            <text:p>2,510</text:p>
          </table:table-cell>
          <table:table-cell table:style-name="ce2" table:formula="of:=[.D940]*2" office:value-type="float" office:value="5.019765625" calcext:value-type="float">
            <text:p>5,020</text:p>
          </table:table-cell>
          <table:table-cell table:style-name="ce2" table:formula="of:=[.D940]/1.4/2" office:value-type="float" office:value="0.89638671875" calcext:value-type="float">
            <text:p>0,896</text:p>
          </table:table-cell>
          <table:table-cell table:formula="of:=20*LOG10([.C940]/['Params&amp;Config'.$C$11])" office:value-type="float" office:value="5.25865754806467" calcext:value-type="float">
            <text:p>5,26</text:p>
          </table:table-cell>
          <table:table-cell table:formula="of:=20*LOG10([.C940]/['Params&amp;Config'.$C$12])" office:value-type="float" office:value="20.8556782532954" calcext:value-type="float">
            <text:p>20,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9" calcext:value-type="float">
            <text:p>939</text:p>
          </table:table-cell>
          <table:table-cell table:formula="of:=(['Params&amp;Config'.$C$9]/['Params&amp;Config'.$C$10]) * [.C941]" office:value-type="float" office:value="2.51255859375" calcext:value-type="float">
            <text:p>2,513</text:p>
          </table:table-cell>
          <table:table-cell table:style-name="ce2" table:formula="of:=[.D941]*2" office:value-type="float" office:value="5.0251171875" calcext:value-type="float">
            <text:p>5,025</text:p>
          </table:table-cell>
          <table:table-cell table:style-name="ce2" table:formula="of:=[.D941]/1.4/2" office:value-type="float" office:value="0.897342354910714" calcext:value-type="float">
            <text:p>0,897</text:p>
          </table:table-cell>
          <table:table-cell table:formula="of:=20*LOG10([.C941]/['Params&amp;Config'.$C$11])" office:value-type="float" office:value="5.2679126258056" calcext:value-type="float">
            <text:p>5,27</text:p>
          </table:table-cell>
          <table:table-cell table:formula="of:=20*LOG10([.C941]/['Params&amp;Config'.$C$12])" office:value-type="float" office:value="20.8649333310364" calcext:value-type="float">
            <text:p>20,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0" calcext:value-type="float">
            <text:p>940</text:p>
          </table:table-cell>
          <table:table-cell table:formula="of:=(['Params&amp;Config'.$C$9]/['Params&amp;Config'.$C$10]) * [.C942]" office:value-type="float" office:value="2.515234375" calcext:value-type="float">
            <text:p>2,515</text:p>
          </table:table-cell>
          <table:table-cell table:style-name="ce2" table:formula="of:=[.D942]*2" office:value-type="float" office:value="5.03046875" calcext:value-type="float">
            <text:p>5,030</text:p>
          </table:table-cell>
          <table:table-cell table:style-name="ce2" table:formula="of:=[.D942]/1.4/2" office:value-type="float" office:value="0.898297991071429" calcext:value-type="float">
            <text:p>0,898</text:p>
          </table:table-cell>
          <table:table-cell table:formula="of:=20*LOG10([.C942]/['Params&amp;Config'.$C$11])" office:value-type="float" office:value="5.27715785247736" calcext:value-type="float">
            <text:p>5,28</text:p>
          </table:table-cell>
          <table:table-cell table:formula="of:=20*LOG10([.C942]/['Params&amp;Config'.$C$12])" office:value-type="float" office:value="20.8741785577081" calcext:value-type="float">
            <text:p>20,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1" calcext:value-type="float">
            <text:p>941</text:p>
          </table:table-cell>
          <table:table-cell table:formula="of:=(['Params&amp;Config'.$C$9]/['Params&amp;Config'.$C$10]) * [.C943]" office:value-type="float" office:value="2.51791015625" calcext:value-type="float">
            <text:p>2,518</text:p>
          </table:table-cell>
          <table:table-cell table:style-name="ce2" table:formula="of:=[.D943]*2" office:value-type="float" office:value="5.0358203125" calcext:value-type="float">
            <text:p>5,036</text:p>
          </table:table-cell>
          <table:table-cell table:style-name="ce2" table:formula="of:=[.D943]/1.4/2" office:value-type="float" office:value="0.899253627232143" calcext:value-type="float">
            <text:p>0,899</text:p>
          </table:table-cell>
          <table:table-cell table:formula="of:=20*LOG10([.C943]/['Params&amp;Config'.$C$11])" office:value-type="float" office:value="5.28639324902852" calcext:value-type="float">
            <text:p>5,29</text:p>
          </table:table-cell>
          <table:table-cell table:formula="of:=20*LOG10([.C943]/['Params&amp;Config'.$C$12])" office:value-type="float" office:value="20.8834139542593" calcext:value-type="float">
            <text:p>20,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2" calcext:value-type="float">
            <text:p>942</text:p>
          </table:table-cell>
          <table:table-cell table:formula="of:=(['Params&amp;Config'.$C$9]/['Params&amp;Config'.$C$10]) * [.C944]" office:value-type="float" office:value="2.5205859375" calcext:value-type="float">
            <text:p>2,521</text:p>
          </table:table-cell>
          <table:table-cell table:style-name="ce2" table:formula="of:=[.D944]*2" office:value-type="float" office:value="5.041171875" calcext:value-type="float">
            <text:p>5,041</text:p>
          </table:table-cell>
          <table:table-cell table:style-name="ce2" table:formula="of:=[.D944]/1.4/2" office:value-type="float" office:value="0.900209263392857" calcext:value-type="float">
            <text:p>0,900</text:p>
          </table:table-cell>
          <table:table-cell table:formula="of:=20*LOG10([.C944]/['Params&amp;Config'.$C$11])" office:value-type="float" office:value="5.29561883634093" calcext:value-type="float">
            <text:p>5,3</text:p>
          </table:table-cell>
          <table:table-cell table:formula="of:=20*LOG10([.C944]/['Params&amp;Config'.$C$12])" office:value-type="float" office:value="20.8926395415717" calcext:value-type="float">
            <text:p>20,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3" calcext:value-type="float">
            <text:p>943</text:p>
          </table:table-cell>
          <table:table-cell table:formula="of:=(['Params&amp;Config'.$C$9]/['Params&amp;Config'.$C$10]) * [.C945]" office:value-type="float" office:value="2.52326171875" calcext:value-type="float">
            <text:p>2,523</text:p>
          </table:table-cell>
          <table:table-cell table:style-name="ce2" table:formula="of:=[.D945]*2" office:value-type="float" office:value="5.0465234375" calcext:value-type="float">
            <text:p>5,047</text:p>
          </table:table-cell>
          <table:table-cell table:style-name="ce2" table:formula="of:=[.D945]/1.4/2" office:value-type="float" office:value="0.901164899553572" calcext:value-type="float">
            <text:p>0,901</text:p>
          </table:table-cell>
          <table:table-cell table:formula="of:=20*LOG10([.C945]/['Params&amp;Config'.$C$11])" office:value-type="float" office:value="5.30483463522995" calcext:value-type="float">
            <text:p>5,3</text:p>
          </table:table-cell>
          <table:table-cell table:formula="of:=20*LOG10([.C945]/['Params&amp;Config'.$C$12])" office:value-type="float" office:value="20.9018553404607" calcext:value-type="float">
            <text:p>20,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4" calcext:value-type="float">
            <text:p>944</text:p>
          </table:table-cell>
          <table:table-cell table:formula="of:=(['Params&amp;Config'.$C$9]/['Params&amp;Config'.$C$10]) * [.C946]" office:value-type="float" office:value="2.5259375" calcext:value-type="float">
            <text:p>2,526</text:p>
          </table:table-cell>
          <table:table-cell table:style-name="ce2" table:formula="of:=[.D946]*2" office:value-type="float" office:value="5.051875" calcext:value-type="float">
            <text:p>5,052</text:p>
          </table:table-cell>
          <table:table-cell table:style-name="ce2" table:formula="of:=[.D946]/1.4/2" office:value-type="float" office:value="0.902120535714286" calcext:value-type="float">
            <text:p>0,902</text:p>
          </table:table-cell>
          <table:table-cell table:formula="of:=20*LOG10([.C946]/['Params&amp;Config'.$C$11])" office:value-type="float" office:value="5.31404066644476" calcext:value-type="float">
            <text:p>5,31</text:p>
          </table:table-cell>
          <table:table-cell table:formula="of:=20*LOG10([.C946]/['Params&amp;Config'.$C$12])" office:value-type="float" office:value="20.9110613716755" calcext:value-type="float">
            <text:p>20,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5" calcext:value-type="float">
            <text:p>945</text:p>
          </table:table-cell>
          <table:table-cell table:formula="of:=(['Params&amp;Config'.$C$9]/['Params&amp;Config'.$C$10]) * [.C947]" office:value-type="float" office:value="2.52861328125" calcext:value-type="float">
            <text:p>2,529</text:p>
          </table:table-cell>
          <table:table-cell table:style-name="ce2" table:formula="of:=[.D947]*2" office:value-type="float" office:value="5.0572265625" calcext:value-type="float">
            <text:p>5,057</text:p>
          </table:table-cell>
          <table:table-cell table:style-name="ce2" table:formula="of:=[.D947]/1.4/2" office:value-type="float" office:value="0.903076171875" calcext:value-type="float">
            <text:p>0,903</text:p>
          </table:table-cell>
          <table:table-cell table:formula="of:=20*LOG10([.C947]/['Params&amp;Config'.$C$11])" office:value-type="float" office:value="5.32323695066864" calcext:value-type="float">
            <text:p>5,32</text:p>
          </table:table-cell>
          <table:table-cell table:formula="of:=20*LOG10([.C947]/['Params&amp;Config'.$C$12])" office:value-type="float" office:value="20.9202576558994" calcext:value-type="float">
            <text:p>20,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6" calcext:value-type="float">
            <text:p>946</text:p>
          </table:table-cell>
          <table:table-cell table:formula="of:=(['Params&amp;Config'.$C$9]/['Params&amp;Config'.$C$10]) * [.C948]" office:value-type="float" office:value="2.5312890625" calcext:value-type="float">
            <text:p>2,531</text:p>
          </table:table-cell>
          <table:table-cell table:style-name="ce2" table:formula="of:=[.D948]*2" office:value-type="float" office:value="5.062578125" calcext:value-type="float">
            <text:p>5,063</text:p>
          </table:table-cell>
          <table:table-cell table:style-name="ce2" table:formula="of:=[.D948]/1.4/2" office:value-type="float" office:value="0.904031808035714" calcext:value-type="float">
            <text:p>0,904</text:p>
          </table:table-cell>
          <table:table-cell table:formula="of:=20*LOG10([.C948]/['Params&amp;Config'.$C$11])" office:value-type="float" office:value="5.33242350851924" calcext:value-type="float">
            <text:p>5,33</text:p>
          </table:table-cell>
          <table:table-cell table:formula="of:=20*LOG10([.C948]/['Params&amp;Config'.$C$12])" office:value-type="float" office:value="20.92944421375" calcext:value-type="float">
            <text:p>20,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7" calcext:value-type="float">
            <text:p>947</text:p>
          </table:table-cell>
          <table:table-cell table:formula="of:=(['Params&amp;Config'.$C$9]/['Params&amp;Config'.$C$10]) * [.C949]" office:value-type="float" office:value="2.53396484375" calcext:value-type="float">
            <text:p>2,534</text:p>
          </table:table-cell>
          <table:table-cell table:style-name="ce2" table:formula="of:=[.D949]*2" office:value-type="float" office:value="5.0679296875" calcext:value-type="float">
            <text:p>5,068</text:p>
          </table:table-cell>
          <table:table-cell table:style-name="ce2" table:formula="of:=[.D949]/1.4/2" office:value-type="float" office:value="0.904987444196429" calcext:value-type="float">
            <text:p>0,905</text:p>
          </table:table-cell>
          <table:table-cell table:formula="of:=20*LOG10([.C949]/['Params&amp;Config'.$C$11])" office:value-type="float" office:value="5.34160036054885" calcext:value-type="float">
            <text:p>5,34</text:p>
          </table:table-cell>
          <table:table-cell table:formula="of:=20*LOG10([.C949]/['Params&amp;Config'.$C$12])" office:value-type="float" office:value="20.9386210657796" calcext:value-type="float">
            <text:p>20,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8" calcext:value-type="float">
            <text:p>948</text:p>
          </table:table-cell>
          <table:table-cell table:formula="of:=(['Params&amp;Config'.$C$9]/['Params&amp;Config'.$C$10]) * [.C950]" office:value-type="float" office:value="2.536640625" calcext:value-type="float">
            <text:p>2,537</text:p>
          </table:table-cell>
          <table:table-cell table:style-name="ce2" table:formula="of:=[.D950]*2" office:value-type="float" office:value="5.07328125" calcext:value-type="float">
            <text:p>5,073</text:p>
          </table:table-cell>
          <table:table-cell table:style-name="ce2" table:formula="of:=[.D950]/1.4/2" office:value-type="float" office:value="0.905943080357143" calcext:value-type="float">
            <text:p>0,906</text:p>
          </table:table-cell>
          <table:table-cell table:formula="of:=20*LOG10([.C950]/['Params&amp;Config'.$C$11])" office:value-type="float" office:value="5.35076752724471" calcext:value-type="float">
            <text:p>5,35</text:p>
          </table:table-cell>
          <table:table-cell table:formula="of:=20*LOG10([.C950]/['Params&amp;Config'.$C$12])" office:value-type="float" office:value="20.9477882324755" calcext:value-type="float">
            <text:p>20,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9" calcext:value-type="float">
            <text:p>949</text:p>
          </table:table-cell>
          <table:table-cell table:formula="of:=(['Params&amp;Config'.$C$9]/['Params&amp;Config'.$C$10]) * [.C951]" office:value-type="float" office:value="2.53931640625" calcext:value-type="float">
            <text:p>2,539</text:p>
          </table:table-cell>
          <table:table-cell table:style-name="ce2" table:formula="of:=[.D951]*2" office:value-type="float" office:value="5.0786328125" calcext:value-type="float">
            <text:p>5,079</text:p>
          </table:table-cell>
          <table:table-cell table:style-name="ce2" table:formula="of:=[.D951]/1.4/2" office:value-type="float" office:value="0.906898716517857" calcext:value-type="float">
            <text:p>0,907</text:p>
          </table:table-cell>
          <table:table-cell table:formula="of:=20*LOG10([.C951]/['Params&amp;Config'.$C$11])" office:value-type="float" office:value="5.35992502902924" calcext:value-type="float">
            <text:p>5,36</text:p>
          </table:table-cell>
          <table:table-cell table:formula="of:=20*LOG10([.C951]/['Params&amp;Config'.$C$12])" office:value-type="float" office:value="20.95694573426" calcext:value-type="float">
            <text:p>20,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0" calcext:value-type="float">
            <text:p>950</text:p>
          </table:table-cell>
          <table:table-cell table:formula="of:=(['Params&amp;Config'.$C$9]/['Params&amp;Config'.$C$10]) * [.C952]" office:value-type="float" office:value="2.5419921875" calcext:value-type="float">
            <text:p>2,542</text:p>
          </table:table-cell>
          <table:table-cell table:style-name="ce2" table:formula="of:=[.D952]*2" office:value-type="float" office:value="5.083984375" calcext:value-type="float">
            <text:p>5,084</text:p>
          </table:table-cell>
          <table:table-cell table:style-name="ce2" table:formula="of:=[.D952]/1.4/2" office:value-type="float" office:value="0.907854352678572" calcext:value-type="float">
            <text:p>0,908</text:p>
          </table:table-cell>
          <table:table-cell table:formula="of:=20*LOG10([.C952]/['Params&amp;Config'.$C$11])" office:value-type="float" office:value="5.36907288626034" calcext:value-type="float">
            <text:p>5,37</text:p>
          </table:table-cell>
          <table:table-cell table:formula="of:=20*LOG10([.C952]/['Params&amp;Config'.$C$12])" office:value-type="float" office:value="20.9660935914911" calcext:value-type="float">
            <text:p>20,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1" calcext:value-type="float">
            <text:p>951</text:p>
          </table:table-cell>
          <table:table-cell table:formula="of:=(['Params&amp;Config'.$C$9]/['Params&amp;Config'.$C$10]) * [.C953]" office:value-type="float" office:value="2.54466796875" calcext:value-type="float">
            <text:p>2,545</text:p>
          </table:table-cell>
          <table:table-cell table:style-name="ce2" table:formula="of:=[.D953]*2" office:value-type="float" office:value="5.0893359375" calcext:value-type="float">
            <text:p>5,089</text:p>
          </table:table-cell>
          <table:table-cell table:style-name="ce2" table:formula="of:=[.D953]/1.4/2" office:value-type="float" office:value="0.908809988839286" calcext:value-type="float">
            <text:p>0,909</text:p>
          </table:table-cell>
          <table:table-cell table:formula="of:=20*LOG10([.C953]/['Params&amp;Config'.$C$11])" office:value-type="float" office:value="5.37821111923166" calcext:value-type="float">
            <text:p>5,38</text:p>
          </table:table-cell>
          <table:table-cell table:formula="of:=20*LOG10([.C953]/['Params&amp;Config'.$C$12])" office:value-type="float" office:value="20.9752318244624" calcext:value-type="float">
            <text:p>20,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2" calcext:value-type="float">
            <text:p>952</text:p>
          </table:table-cell>
          <table:table-cell table:formula="of:=(['Params&amp;Config'.$C$9]/['Params&amp;Config'.$C$10]) * [.C954]" office:value-type="float" office:value="2.54734375" calcext:value-type="float">
            <text:p>2,547</text:p>
          </table:table-cell>
          <table:table-cell table:style-name="ce2" table:formula="of:=[.D954]*2" office:value-type="float" office:value="5.0946875" calcext:value-type="float">
            <text:p>5,095</text:p>
          </table:table-cell>
          <table:table-cell table:style-name="ce2" table:formula="of:=[.D954]/1.4/2" office:value-type="float" office:value="0.909765625" calcext:value-type="float">
            <text:p>0,910</text:p>
          </table:table-cell>
          <table:table-cell table:formula="of:=20*LOG10([.C954]/['Params&amp;Config'.$C$11])" office:value-type="float" office:value="5.38733974817287" calcext:value-type="float">
            <text:p>5,39</text:p>
          </table:table-cell>
          <table:table-cell table:formula="of:=20*LOG10([.C954]/['Params&amp;Config'.$C$12])" office:value-type="float" office:value="20.9843604534036" calcext:value-type="float">
            <text:p>20,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3" calcext:value-type="float">
            <text:p>953</text:p>
          </table:table-cell>
          <table:table-cell table:formula="of:=(['Params&amp;Config'.$C$9]/['Params&amp;Config'.$C$10]) * [.C955]" office:value-type="float" office:value="2.55001953125" calcext:value-type="float">
            <text:p>2,550</text:p>
          </table:table-cell>
          <table:table-cell table:style-name="ce2" table:formula="of:=[.D955]*2" office:value-type="float" office:value="5.1000390625" calcext:value-type="float">
            <text:p>5,100</text:p>
          </table:table-cell>
          <table:table-cell table:style-name="ce2" table:formula="of:=[.D955]/1.4/2" office:value-type="float" office:value="0.910721261160714" calcext:value-type="float">
            <text:p>0,911</text:p>
          </table:table-cell>
          <table:table-cell table:formula="of:=20*LOG10([.C955]/['Params&amp;Config'.$C$11])" office:value-type="float" office:value="5.39645879324991" calcext:value-type="float">
            <text:p>5,4</text:p>
          </table:table-cell>
          <table:table-cell table:formula="of:=20*LOG10([.C955]/['Params&amp;Config'.$C$12])" office:value-type="float" office:value="20.9934794984807" calcext:value-type="float">
            <text:p>20,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4" calcext:value-type="float">
            <text:p>954</text:p>
          </table:table-cell>
          <table:table-cell table:formula="of:=(['Params&amp;Config'.$C$9]/['Params&amp;Config'.$C$10]) * [.C956]" office:value-type="float" office:value="2.5526953125" calcext:value-type="float">
            <text:p>2,553</text:p>
          </table:table-cell>
          <table:table-cell table:style-name="ce2" table:formula="of:=[.D956]*2" office:value-type="float" office:value="5.105390625" calcext:value-type="float">
            <text:p>5,105</text:p>
          </table:table-cell>
          <table:table-cell table:style-name="ce2" table:formula="of:=[.D956]/1.4/2" office:value-type="float" office:value="0.911676897321429" calcext:value-type="float">
            <text:p>0,912</text:p>
          </table:table-cell>
          <table:table-cell table:formula="of:=20*LOG10([.C956]/['Params&amp;Config'.$C$11])" office:value-type="float" office:value="5.40556827456529" calcext:value-type="float">
            <text:p>5,41</text:p>
          </table:table-cell>
          <table:table-cell table:formula="of:=20*LOG10([.C956]/['Params&amp;Config'.$C$12])" office:value-type="float" office:value="21.002588979796" calcext:value-type="float">
            <text:p>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5" calcext:value-type="float">
            <text:p>955</text:p>
          </table:table-cell>
          <table:table-cell table:formula="of:=(['Params&amp;Config'.$C$9]/['Params&amp;Config'.$C$10]) * [.C957]" office:value-type="float" office:value="2.55537109375" calcext:value-type="float">
            <text:p>2,555</text:p>
          </table:table-cell>
          <table:table-cell table:style-name="ce2" table:formula="of:=[.D957]*2" office:value-type="float" office:value="5.1107421875" calcext:value-type="float">
            <text:p>5,111</text:p>
          </table:table-cell>
          <table:table-cell table:style-name="ce2" table:formula="of:=[.D957]/1.4/2" office:value-type="float" office:value="0.912632533482143" calcext:value-type="float">
            <text:p>0,913</text:p>
          </table:table-cell>
          <table:table-cell table:formula="of:=20*LOG10([.C957]/['Params&amp;Config'.$C$11])" office:value-type="float" office:value="5.41466821215831" calcext:value-type="float">
            <text:p>5,41</text:p>
          </table:table-cell>
          <table:table-cell table:formula="of:=20*LOG10([.C957]/['Params&amp;Config'.$C$12])" office:value-type="float" office:value="21.0116889173891" calcext:value-type="float">
            <text:p>21,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6" calcext:value-type="float">
            <text:p>956</text:p>
          </table:table-cell>
          <table:table-cell table:formula="of:=(['Params&amp;Config'.$C$9]/['Params&amp;Config'.$C$10]) * [.C958]" office:value-type="float" office:value="2.558046875" calcext:value-type="float">
            <text:p>2,558</text:p>
          </table:table-cell>
          <table:table-cell table:style-name="ce2" table:formula="of:=[.D958]*2" office:value-type="float" office:value="5.11609375" calcext:value-type="float">
            <text:p>5,116</text:p>
          </table:table-cell>
          <table:table-cell table:style-name="ce2" table:formula="of:=[.D958]/1.4/2" office:value-type="float" office:value="0.913588169642857" calcext:value-type="float">
            <text:p>0,914</text:p>
          </table:table-cell>
          <table:table-cell table:formula="of:=20*LOG10([.C958]/['Params&amp;Config'.$C$11])" office:value-type="float" office:value="5.42375862600539" calcext:value-type="float">
            <text:p>5,42</text:p>
          </table:table-cell>
          <table:table-cell table:formula="of:=20*LOG10([.C958]/['Params&amp;Config'.$C$12])" office:value-type="float" office:value="21.0207793312361" calcext:value-type="float">
            <text:p>21,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7" calcext:value-type="float">
            <text:p>957</text:p>
          </table:table-cell>
          <table:table-cell table:formula="of:=(['Params&amp;Config'.$C$9]/['Params&amp;Config'.$C$10]) * [.C959]" office:value-type="float" office:value="2.56072265625" calcext:value-type="float">
            <text:p>2,561</text:p>
          </table:table-cell>
          <table:table-cell table:style-name="ce2" table:formula="of:=[.D959]*2" office:value-type="float" office:value="5.1214453125" calcext:value-type="float">
            <text:p>5,121</text:p>
          </table:table-cell>
          <table:table-cell table:style-name="ce2" table:formula="of:=[.D959]/1.4/2" office:value-type="float" office:value="0.914543805803572" calcext:value-type="float">
            <text:p>0,915</text:p>
          </table:table-cell>
          <table:table-cell table:formula="of:=20*LOG10([.C959]/['Params&amp;Config'.$C$11])" office:value-type="float" office:value="5.43283953602026" calcext:value-type="float">
            <text:p>5,43</text:p>
          </table:table-cell>
          <table:table-cell table:formula="of:=20*LOG10([.C959]/['Params&amp;Config'.$C$12])" office:value-type="float" office:value="21.029860241251" calcext:value-type="float">
            <text:p>21,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8" calcext:value-type="float">
            <text:p>958</text:p>
          </table:table-cell>
          <table:table-cell table:formula="of:=(['Params&amp;Config'.$C$9]/['Params&amp;Config'.$C$10]) * [.C960]" office:value-type="float" office:value="2.5633984375" calcext:value-type="float">
            <text:p>2,563</text:p>
          </table:table-cell>
          <table:table-cell table:style-name="ce2" table:formula="of:=[.D960]*2" office:value-type="float" office:value="5.126796875" calcext:value-type="float">
            <text:p>5,127</text:p>
          </table:table-cell>
          <table:table-cell table:style-name="ce2" table:formula="of:=[.D960]/1.4/2" office:value-type="float" office:value="0.915499441964286" calcext:value-type="float">
            <text:p>0,915</text:p>
          </table:table-cell>
          <table:table-cell table:formula="of:=20*LOG10([.C960]/['Params&amp;Config'.$C$11])" office:value-type="float" office:value="5.44191096205427" calcext:value-type="float">
            <text:p>5,44</text:p>
          </table:table-cell>
          <table:table-cell table:formula="of:=20*LOG10([.C960]/['Params&amp;Config'.$C$12])" office:value-type="float" office:value="21.038931667285" calcext:value-type="float">
            <text:p>21,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9" calcext:value-type="float">
            <text:p>959</text:p>
          </table:table-cell>
          <table:table-cell table:formula="of:=(['Params&amp;Config'.$C$9]/['Params&amp;Config'.$C$10]) * [.C961]" office:value-type="float" office:value="2.56607421875" calcext:value-type="float">
            <text:p>2,566</text:p>
          </table:table-cell>
          <table:table-cell table:style-name="ce2" table:formula="of:=[.D961]*2" office:value-type="float" office:value="5.1321484375" calcext:value-type="float">
            <text:p>5,132</text:p>
          </table:table-cell>
          <table:table-cell table:style-name="ce2" table:formula="of:=[.D961]/1.4/2" office:value-type="float" office:value="0.916455078125" calcext:value-type="float">
            <text:p>0,916</text:p>
          </table:table-cell>
          <table:table-cell table:formula="of:=20*LOG10([.C961]/['Params&amp;Config'.$C$11])" office:value-type="float" office:value="5.45097292389666" calcext:value-type="float">
            <text:p>5,45</text:p>
          </table:table-cell>
          <table:table-cell table:formula="of:=20*LOG10([.C961]/['Params&amp;Config'.$C$12])" office:value-type="float" office:value="21.0479936291274" calcext:value-type="float">
            <text:p>21,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0" calcext:value-type="float">
            <text:p>960</text:p>
          </table:table-cell>
          <table:table-cell table:formula="of:=(['Params&amp;Config'.$C$9]/['Params&amp;Config'.$C$10]) * [.C962]" office:value-type="float" office:value="2.56875" calcext:value-type="float">
            <text:p>2,569</text:p>
          </table:table-cell>
          <table:table-cell table:style-name="ce2" table:formula="of:=[.D962]*2" office:value-type="float" office:value="5.1375" calcext:value-type="float">
            <text:p>5,138</text:p>
          </table:table-cell>
          <table:table-cell table:style-name="ce2" table:formula="of:=[.D962]/1.4/2" office:value-type="float" office:value="0.917410714285714" calcext:value-type="float">
            <text:p>0,917</text:p>
          </table:table-cell>
          <table:table-cell table:formula="of:=20*LOG10([.C962]/['Params&amp;Config'.$C$11])" office:value-type="float" office:value="5.46002544127475" calcext:value-type="float">
            <text:p>5,46</text:p>
          </table:table-cell>
          <table:table-cell table:formula="of:=20*LOG10([.C962]/['Params&amp;Config'.$C$12])" office:value-type="float" office:value="21.0570461465055" calcext:value-type="float">
            <text:p>21,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1" calcext:value-type="float">
            <text:p>961</text:p>
          </table:table-cell>
          <table:table-cell table:formula="of:=(['Params&amp;Config'.$C$9]/['Params&amp;Config'.$C$10]) * [.C963]" office:value-type="float" office:value="2.57142578125" calcext:value-type="float">
            <text:p>2,571</text:p>
          </table:table-cell>
          <table:table-cell table:style-name="ce2" table:formula="of:=[.D963]*2" office:value-type="float" office:value="5.1428515625" calcext:value-type="float">
            <text:p>5,143</text:p>
          </table:table-cell>
          <table:table-cell table:style-name="ce2" table:formula="of:=[.D963]/1.4/2" office:value-type="float" office:value="0.918366350446429" calcext:value-type="float">
            <text:p>0,918</text:p>
          </table:table-cell>
          <table:table-cell table:formula="of:=20*LOG10([.C963]/['Params&amp;Config'.$C$11])" office:value-type="float" office:value="5.46906853385429" calcext:value-type="float">
            <text:p>5,47</text:p>
          </table:table-cell>
          <table:table-cell table:formula="of:=20*LOG10([.C963]/['Params&amp;Config'.$C$12])" office:value-type="float" office:value="21.0660892390851" calcext:value-type="float">
            <text:p>21,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2" calcext:value-type="float">
            <text:p>962</text:p>
          </table:table-cell>
          <table:table-cell table:formula="of:=(['Params&amp;Config'.$C$9]/['Params&amp;Config'.$C$10]) * [.C964]" office:value-type="float" office:value="2.5741015625" calcext:value-type="float">
            <text:p>2,574</text:p>
          </table:table-cell>
          <table:table-cell table:style-name="ce2" table:formula="of:=[.D964]*2" office:value-type="float" office:value="5.148203125" calcext:value-type="float">
            <text:p>5,148</text:p>
          </table:table-cell>
          <table:table-cell table:style-name="ce2" table:formula="of:=[.D964]/1.4/2" office:value-type="float" office:value="0.919321986607143" calcext:value-type="float">
            <text:p>0,919</text:p>
          </table:table-cell>
          <table:table-cell table:formula="of:=20*LOG10([.C964]/['Params&amp;Config'.$C$11])" office:value-type="float" office:value="5.47810222123964" calcext:value-type="float">
            <text:p>5,48</text:p>
          </table:table-cell>
          <table:table-cell table:formula="of:=20*LOG10([.C964]/['Params&amp;Config'.$C$12])" office:value-type="float" office:value="21.0751229264704" calcext:value-type="float">
            <text:p>21,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3" calcext:value-type="float">
            <text:p>963</text:p>
          </table:table-cell>
          <table:table-cell table:formula="of:=(['Params&amp;Config'.$C$9]/['Params&amp;Config'.$C$10]) * [.C965]" office:value-type="float" office:value="2.57677734375" calcext:value-type="float">
            <text:p>2,577</text:p>
          </table:table-cell>
          <table:table-cell table:style-name="ce2" table:formula="of:=[.D965]*2" office:value-type="float" office:value="5.1535546875" calcext:value-type="float">
            <text:p>5,154</text:p>
          </table:table-cell>
          <table:table-cell table:style-name="ce2" table:formula="of:=[.D965]/1.4/2" office:value-type="float" office:value="0.920277622767857" calcext:value-type="float">
            <text:p>0,920</text:p>
          </table:table-cell>
          <table:table-cell table:formula="of:=20*LOG10([.C965]/['Params&amp;Config'.$C$11])" office:value-type="float" office:value="5.48712652297407" calcext:value-type="float">
            <text:p>5,49</text:p>
          </table:table-cell>
          <table:table-cell table:formula="of:=20*LOG10([.C965]/['Params&amp;Config'.$C$12])" office:value-type="float" office:value="21.0841472282048" calcext:value-type="float">
            <text:p>21,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4" calcext:value-type="float">
            <text:p>964</text:p>
          </table:table-cell>
          <table:table-cell table:formula="of:=(['Params&amp;Config'.$C$9]/['Params&amp;Config'.$C$10]) * [.C966]" office:value-type="float" office:value="2.579453125" calcext:value-type="float">
            <text:p>2,579</text:p>
          </table:table-cell>
          <table:table-cell table:style-name="ce2" table:formula="of:=[.D966]*2" office:value-type="float" office:value="5.15890625" calcext:value-type="float">
            <text:p>5,159</text:p>
          </table:table-cell>
          <table:table-cell table:style-name="ce2" table:formula="of:=[.D966]/1.4/2" office:value-type="float" office:value="0.921233258928572" calcext:value-type="float">
            <text:p>0,921</text:p>
          </table:table-cell>
          <table:table-cell table:formula="of:=20*LOG10([.C966]/['Params&amp;Config'.$C$11])" office:value-type="float" office:value="5.49614145854" calcext:value-type="float">
            <text:p>5,5</text:p>
          </table:table-cell>
          <table:table-cell table:formula="of:=20*LOG10([.C966]/['Params&amp;Config'.$C$12])" office:value-type="float" office:value="21.0931621637708" calcext:value-type="float">
            <text:p>21,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5" calcext:value-type="float">
            <text:p>965</text:p>
          </table:table-cell>
          <table:table-cell table:formula="of:=(['Params&amp;Config'.$C$9]/['Params&amp;Config'.$C$10]) * [.C967]" office:value-type="float" office:value="2.58212890625" calcext:value-type="float">
            <text:p>2,582</text:p>
          </table:table-cell>
          <table:table-cell table:style-name="ce2" table:formula="of:=[.D967]*2" office:value-type="float" office:value="5.1642578125" calcext:value-type="float">
            <text:p>5,164</text:p>
          </table:table-cell>
          <table:table-cell table:style-name="ce2" table:formula="of:=[.D967]/1.4/2" office:value-type="float" office:value="0.922188895089286" calcext:value-type="float">
            <text:p>0,922</text:p>
          </table:table-cell>
          <table:table-cell table:formula="of:=20*LOG10([.C967]/['Params&amp;Config'.$C$11])" office:value-type="float" office:value="5.50514704735924" calcext:value-type="float">
            <text:p>5,51</text:p>
          </table:table-cell>
          <table:table-cell table:formula="of:=20*LOG10([.C967]/['Params&amp;Config'.$C$12])" office:value-type="float" office:value="21.10216775259" calcext:value-type="float">
            <text:p>21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6" calcext:value-type="float">
            <text:p>966</text:p>
          </table:table-cell>
          <table:table-cell table:formula="of:=(['Params&amp;Config'.$C$9]/['Params&amp;Config'.$C$10]) * [.C968]" office:value-type="float" office:value="2.5848046875" calcext:value-type="float">
            <text:p>2,585</text:p>
          </table:table-cell>
          <table:table-cell table:style-name="ce2" table:formula="of:=[.D968]*2" office:value-type="float" office:value="5.169609375" calcext:value-type="float">
            <text:p>5,170</text:p>
          </table:table-cell>
          <table:table-cell table:style-name="ce2" table:formula="of:=[.D968]/1.4/2" office:value-type="float" office:value="0.92314453125" calcext:value-type="float">
            <text:p>0,923</text:p>
          </table:table-cell>
          <table:table-cell table:formula="of:=20*LOG10([.C968]/['Params&amp;Config'.$C$11])" office:value-type="float" office:value="5.51414330879325" calcext:value-type="float">
            <text:p>5,51</text:p>
          </table:table-cell>
          <table:table-cell table:formula="of:=20*LOG10([.C968]/['Params&amp;Config'.$C$12])" office:value-type="float" office:value="21.111164014024" calcext:value-type="float">
            <text:p>21,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7" calcext:value-type="float">
            <text:p>967</text:p>
          </table:table-cell>
          <table:table-cell table:formula="of:=(['Params&amp;Config'.$C$9]/['Params&amp;Config'.$C$10]) * [.C969]" office:value-type="float" office:value="2.58748046875" calcext:value-type="float">
            <text:p>2,587</text:p>
          </table:table-cell>
          <table:table-cell table:style-name="ce2" table:formula="of:=[.D969]*2" office:value-type="float" office:value="5.1749609375" calcext:value-type="float">
            <text:p>5,175</text:p>
          </table:table-cell>
          <table:table-cell table:style-name="ce2" table:formula="of:=[.D969]/1.4/2" office:value-type="float" office:value="0.924100167410714" calcext:value-type="float">
            <text:p>0,924</text:p>
          </table:table-cell>
          <table:table-cell table:formula="of:=20*LOG10([.C969]/['Params&amp;Config'.$C$11])" office:value-type="float" office:value="5.52313026214342" calcext:value-type="float">
            <text:p>5,52</text:p>
          </table:table-cell>
          <table:table-cell table:formula="of:=20*LOG10([.C969]/['Params&amp;Config'.$C$12])" office:value-type="float" office:value="21.1201509673742" calcext:value-type="float">
            <text:p>21,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8" calcext:value-type="float">
            <text:p>968</text:p>
          </table:table-cell>
          <table:table-cell table:formula="of:=(['Params&amp;Config'.$C$9]/['Params&amp;Config'.$C$10]) * [.C970]" office:value-type="float" office:value="2.59015625" calcext:value-type="float">
            <text:p>2,590</text:p>
          </table:table-cell>
          <table:table-cell table:style-name="ce2" table:formula="of:=[.D970]*2" office:value-type="float" office:value="5.1803125" calcext:value-type="float">
            <text:p>5,180</text:p>
          </table:table-cell>
          <table:table-cell table:style-name="ce2" table:formula="of:=[.D970]/1.4/2" office:value-type="float" office:value="0.925055803571429" calcext:value-type="float">
            <text:p>0,925</text:p>
          </table:table-cell>
          <table:table-cell table:formula="of:=20*LOG10([.C970]/['Params&amp;Config'.$C$11])" office:value-type="float" office:value="5.53210792665126" calcext:value-type="float">
            <text:p>5,53</text:p>
          </table:table-cell>
          <table:table-cell table:formula="of:=20*LOG10([.C970]/['Params&amp;Config'.$C$12])" office:value-type="float" office:value="21.129128631882" calcext:value-type="float">
            <text:p>21,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9" calcext:value-type="float">
            <text:p>969</text:p>
          </table:table-cell>
          <table:table-cell table:formula="of:=(['Params&amp;Config'.$C$9]/['Params&amp;Config'.$C$10]) * [.C971]" office:value-type="float" office:value="2.59283203125" calcext:value-type="float">
            <text:p>2,593</text:p>
          </table:table-cell>
          <table:table-cell table:style-name="ce2" table:formula="of:=[.D971]*2" office:value-type="float" office:value="5.1856640625" calcext:value-type="float">
            <text:p>5,186</text:p>
          </table:table-cell>
          <table:table-cell table:style-name="ce2" table:formula="of:=[.D971]/1.4/2" office:value-type="float" office:value="0.926011439732143" calcext:value-type="float">
            <text:p>0,926</text:p>
          </table:table-cell>
          <table:table-cell table:formula="of:=20*LOG10([.C971]/['Params&amp;Config'.$C$11])" office:value-type="float" office:value="5.54107632149869" calcext:value-type="float">
            <text:p>5,54</text:p>
          </table:table-cell>
          <table:table-cell table:formula="of:=20*LOG10([.C971]/['Params&amp;Config'.$C$12])" office:value-type="float" office:value="21.1380970267295" calcext:value-type="float">
            <text:p>21,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0" calcext:value-type="float">
            <text:p>970</text:p>
          </table:table-cell>
          <table:table-cell table:formula="of:=(['Params&amp;Config'.$C$9]/['Params&amp;Config'.$C$10]) * [.C972]" office:value-type="float" office:value="2.5955078125" calcext:value-type="float">
            <text:p>2,596</text:p>
          </table:table-cell>
          <table:table-cell table:style-name="ce2" table:formula="of:=[.D972]*2" office:value-type="float" office:value="5.191015625" calcext:value-type="float">
            <text:p>5,191</text:p>
          </table:table-cell>
          <table:table-cell table:style-name="ce2" table:formula="of:=[.D972]/1.4/2" office:value-type="float" office:value="0.926967075892857" calcext:value-type="float">
            <text:p>0,927</text:p>
          </table:table-cell>
          <table:table-cell table:formula="of:=20*LOG10([.C972]/['Params&amp;Config'.$C$11])" office:value-type="float" office:value="5.55003546580828" calcext:value-type="float">
            <text:p>5,55</text:p>
          </table:table-cell>
          <table:table-cell table:formula="of:=20*LOG10([.C972]/['Params&amp;Config'.$C$12])" office:value-type="float" office:value="21.147056171039" calcext:value-type="float">
            <text:p>21,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1" calcext:value-type="float">
            <text:p>971</text:p>
          </table:table-cell>
          <table:table-cell table:formula="of:=(['Params&amp;Config'.$C$9]/['Params&amp;Config'.$C$10]) * [.C973]" office:value-type="float" office:value="2.59818359375" calcext:value-type="float">
            <text:p>2,598</text:p>
          </table:table-cell>
          <table:table-cell table:style-name="ce2" table:formula="of:=[.D973]*2" office:value-type="float" office:value="5.1963671875" calcext:value-type="float">
            <text:p>5,196</text:p>
          </table:table-cell>
          <table:table-cell table:style-name="ce2" table:formula="of:=[.D973]/1.4/2" office:value-type="float" office:value="0.927922712053572" calcext:value-type="float">
            <text:p>0,928</text:p>
          </table:table-cell>
          <table:table-cell table:formula="of:=20*LOG10([.C973]/['Params&amp;Config'.$C$11])" office:value-type="float" office:value="5.55898537864348" calcext:value-type="float">
            <text:p>5,56</text:p>
          </table:table-cell>
          <table:table-cell table:formula="of:=20*LOG10([.C973]/['Params&amp;Config'.$C$12])" office:value-type="float" office:value="21.1560060838742" calcext:value-type="float">
            <text:p>21,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2" calcext:value-type="float">
            <text:p>972</text:p>
          </table:table-cell>
          <table:table-cell table:formula="of:=(['Params&amp;Config'.$C$9]/['Params&amp;Config'.$C$10]) * [.C974]" office:value-type="float" office:value="2.600859375" calcext:value-type="float">
            <text:p>2,601</text:p>
          </table:table-cell>
          <table:table-cell table:style-name="ce2" table:formula="of:=[.D974]*2" office:value-type="float" office:value="5.20171875" calcext:value-type="float">
            <text:p>5,202</text:p>
          </table:table-cell>
          <table:table-cell table:style-name="ce2" table:formula="of:=[.D974]/1.4/2" office:value-type="float" office:value="0.928878348214286" calcext:value-type="float">
            <text:p>0,929</text:p>
          </table:table-cell>
          <table:table-cell table:formula="of:=20*LOG10([.C974]/['Params&amp;Config'.$C$11])" office:value-type="float" office:value="5.56792607900888" calcext:value-type="float">
            <text:p>5,57</text:p>
          </table:table-cell>
          <table:table-cell table:formula="of:=20*LOG10([.C974]/['Params&amp;Config'.$C$12])" office:value-type="float" office:value="21.1649467842396" calcext:value-type="float">
            <text:p>21,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3" calcext:value-type="float">
            <text:p>973</text:p>
          </table:table-cell>
          <table:table-cell table:formula="of:=(['Params&amp;Config'.$C$9]/['Params&amp;Config'.$C$10]) * [.C975]" office:value-type="float" office:value="2.60353515625" calcext:value-type="float">
            <text:p>2,604</text:p>
          </table:table-cell>
          <table:table-cell table:style-name="ce2" table:formula="of:=[.D975]*2" office:value-type="float" office:value="5.2070703125" calcext:value-type="float">
            <text:p>5,207</text:p>
          </table:table-cell>
          <table:table-cell table:style-name="ce2" table:formula="of:=[.D975]/1.4/2" office:value-type="float" office:value="0.929833984375" calcext:value-type="float">
            <text:p>0,930</text:p>
          </table:table-cell>
          <table:table-cell table:formula="of:=20*LOG10([.C975]/['Params&amp;Config'.$C$11])" office:value-type="float" office:value="5.57685758585042" calcext:value-type="float">
            <text:p>5,58</text:p>
          </table:table-cell>
          <table:table-cell table:formula="of:=20*LOG10([.C975]/['Params&amp;Config'.$C$12])" office:value-type="float" office:value="21.1738782910812" calcext:value-type="float">
            <text:p>21,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4" calcext:value-type="float">
            <text:p>974</text:p>
          </table:table-cell>
          <table:table-cell table:formula="of:=(['Params&amp;Config'.$C$9]/['Params&amp;Config'.$C$10]) * [.C976]" office:value-type="float" office:value="2.6062109375" calcext:value-type="float">
            <text:p>2,606</text:p>
          </table:table-cell>
          <table:table-cell table:style-name="ce2" table:formula="of:=[.D976]*2" office:value-type="float" office:value="5.212421875" calcext:value-type="float">
            <text:p>5,212</text:p>
          </table:table-cell>
          <table:table-cell table:style-name="ce2" table:formula="of:=[.D976]/1.4/2" office:value-type="float" office:value="0.930789620535714" calcext:value-type="float">
            <text:p>0,931</text:p>
          </table:table-cell>
          <table:table-cell table:formula="of:=20*LOG10([.C976]/['Params&amp;Config'.$C$11])" office:value-type="float" office:value="5.58577991805569" calcext:value-type="float">
            <text:p>5,59</text:p>
          </table:table-cell>
          <table:table-cell table:formula="of:=20*LOG10([.C976]/['Params&amp;Config'.$C$12])" office:value-type="float" office:value="21.1828006232865" calcext:value-type="float">
            <text:p>21,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5" calcext:value-type="float">
            <text:p>975</text:p>
          </table:table-cell>
          <table:table-cell table:formula="of:=(['Params&amp;Config'.$C$9]/['Params&amp;Config'.$C$10]) * [.C977]" office:value-type="float" office:value="2.60888671875" calcext:value-type="float">
            <text:p>2,609</text:p>
          </table:table-cell>
          <table:table-cell table:style-name="ce2" table:formula="of:=[.D977]*2" office:value-type="float" office:value="5.2177734375" calcext:value-type="float">
            <text:p>5,218</text:p>
          </table:table-cell>
          <table:table-cell table:style-name="ce2" table:formula="of:=[.D977]/1.4/2" office:value-type="float" office:value="0.931745256696429" calcext:value-type="float">
            <text:p>0,932</text:p>
          </table:table-cell>
          <table:table-cell table:formula="of:=20*LOG10([.C977]/['Params&amp;Config'.$C$11])" office:value-type="float" office:value="5.59469309445412" calcext:value-type="float">
            <text:p>5,59</text:p>
          </table:table-cell>
          <table:table-cell table:formula="of:=20*LOG10([.C977]/['Params&amp;Config'.$C$12])" office:value-type="float" office:value="21.1917137996849" calcext:value-type="float">
            <text:p>21,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6" calcext:value-type="float">
            <text:p>976</text:p>
          </table:table-cell>
          <table:table-cell table:formula="of:=(['Params&amp;Config'.$C$9]/['Params&amp;Config'.$C$10]) * [.C978]" office:value-type="float" office:value="2.6115625" calcext:value-type="float">
            <text:p>2,612</text:p>
          </table:table-cell>
          <table:table-cell table:style-name="ce2" table:formula="of:=[.D978]*2" office:value-type="float" office:value="5.223125" calcext:value-type="float">
            <text:p>5,223</text:p>
          </table:table-cell>
          <table:table-cell table:style-name="ce2" table:formula="of:=[.D978]/1.4/2" office:value-type="float" office:value="0.932700892857143" calcext:value-type="float">
            <text:p>0,933</text:p>
          </table:table-cell>
          <table:table-cell table:formula="of:=20*LOG10([.C978]/['Params&amp;Config'.$C$11])" office:value-type="float" office:value="5.60359713381722" calcext:value-type="float">
            <text:p>5,6</text:p>
          </table:table-cell>
          <table:table-cell table:formula="of:=20*LOG10([.C978]/['Params&amp;Config'.$C$12])" office:value-type="float" office:value="21.200617839048" calcext:value-type="float">
            <text:p>21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7" calcext:value-type="float">
            <text:p>977</text:p>
          </table:table-cell>
          <table:table-cell table:formula="of:=(['Params&amp;Config'.$C$9]/['Params&amp;Config'.$C$10]) * [.C979]" office:value-type="float" office:value="2.61423828125" calcext:value-type="float">
            <text:p>2,614</text:p>
          </table:table-cell>
          <table:table-cell table:style-name="ce2" table:formula="of:=[.D979]*2" office:value-type="float" office:value="5.2284765625" calcext:value-type="float">
            <text:p>5,228</text:p>
          </table:table-cell>
          <table:table-cell table:style-name="ce2" table:formula="of:=[.D979]/1.4/2" office:value-type="float" office:value="0.933656529017857" calcext:value-type="float">
            <text:p>0,934</text:p>
          </table:table-cell>
          <table:table-cell table:formula="of:=20*LOG10([.C979]/['Params&amp;Config'.$C$11])" office:value-type="float" office:value="5.61249205485885" calcext:value-type="float">
            <text:p>5,61</text:p>
          </table:table-cell>
          <table:table-cell table:formula="of:=20*LOG10([.C979]/['Params&amp;Config'.$C$12])" office:value-type="float" office:value="21.2095127600896" calcext:value-type="float">
            <text:p>21,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8" calcext:value-type="float">
            <text:p>978</text:p>
          </table:table-cell>
          <table:table-cell table:formula="of:=(['Params&amp;Config'.$C$9]/['Params&amp;Config'.$C$10]) * [.C980]" office:value-type="float" office:value="2.6169140625" calcext:value-type="float">
            <text:p>2,617</text:p>
          </table:table-cell>
          <table:table-cell table:style-name="ce2" table:formula="of:=[.D980]*2" office:value-type="float" office:value="5.233828125" calcext:value-type="float">
            <text:p>5,234</text:p>
          </table:table-cell>
          <table:table-cell table:style-name="ce2" table:formula="of:=[.D980]/1.4/2" office:value-type="float" office:value="0.934612165178572" calcext:value-type="float">
            <text:p>0,935</text:p>
          </table:table-cell>
          <table:table-cell table:formula="of:=20*LOG10([.C980]/['Params&amp;Config'.$C$11])" office:value-type="float" office:value="5.62137787623541" calcext:value-type="float">
            <text:p>5,62</text:p>
          </table:table-cell>
          <table:table-cell table:formula="of:=20*LOG10([.C980]/['Params&amp;Config'.$C$12])" office:value-type="float" office:value="21.2183985814662" calcext:value-type="float">
            <text:p>21,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9" calcext:value-type="float">
            <text:p>979</text:p>
          </table:table-cell>
          <table:table-cell table:formula="of:=(['Params&amp;Config'.$C$9]/['Params&amp;Config'.$C$10]) * [.C981]" office:value-type="float" office:value="2.61958984375" calcext:value-type="float">
            <text:p>2,620</text:p>
          </table:table-cell>
          <table:table-cell table:style-name="ce2" table:formula="of:=[.D981]*2" office:value-type="float" office:value="5.2391796875" calcext:value-type="float">
            <text:p>5,239</text:p>
          </table:table-cell>
          <table:table-cell table:style-name="ce2" table:formula="of:=[.D981]/1.4/2" office:value-type="float" office:value="0.935567801339286" calcext:value-type="float">
            <text:p>0,936</text:p>
          </table:table-cell>
          <table:table-cell table:formula="of:=20*LOG10([.C981]/['Params&amp;Config'.$C$11])" office:value-type="float" office:value="5.63025461654614" calcext:value-type="float">
            <text:p>5,63</text:p>
          </table:table-cell>
          <table:table-cell table:formula="of:=20*LOG10([.C981]/['Params&amp;Config'.$C$12])" office:value-type="float" office:value="21.2272753217769" calcext:value-type="float">
            <text:p>21,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0" calcext:value-type="float">
            <text:p>980</text:p>
          </table:table-cell>
          <table:table-cell table:formula="of:=(['Params&amp;Config'.$C$9]/['Params&amp;Config'.$C$10]) * [.C982]" office:value-type="float" office:value="2.622265625" calcext:value-type="float">
            <text:p>2,622</text:p>
          </table:table-cell>
          <table:table-cell table:style-name="ce2" table:formula="of:=[.D982]*2" office:value-type="float" office:value="5.24453125" calcext:value-type="float">
            <text:p>5,245</text:p>
          </table:table-cell>
          <table:table-cell table:style-name="ce2" table:formula="of:=[.D982]/1.4/2" office:value-type="float" office:value="0.9365234375" calcext:value-type="float">
            <text:p>0,937</text:p>
          </table:table-cell>
          <table:table-cell table:formula="of:=20*LOG10([.C982]/['Params&amp;Config'.$C$11])" office:value-type="float" office:value="5.63912229433328" calcext:value-type="float">
            <text:p>5,64</text:p>
          </table:table-cell>
          <table:table-cell table:formula="of:=20*LOG10([.C982]/['Params&amp;Config'.$C$12])" office:value-type="float" office:value="21.236142999564" calcext:value-type="float">
            <text:p>21,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1" calcext:value-type="float">
            <text:p>981</text:p>
          </table:table-cell>
          <table:table-cell table:formula="of:=(['Params&amp;Config'.$C$9]/['Params&amp;Config'.$C$10]) * [.C983]" office:value-type="float" office:value="2.62494140625" calcext:value-type="float">
            <text:p>2,625</text:p>
          </table:table-cell>
          <table:table-cell table:style-name="ce2" table:formula="of:=[.D983]*2" office:value-type="float" office:value="5.2498828125" calcext:value-type="float">
            <text:p>5,250</text:p>
          </table:table-cell>
          <table:table-cell table:style-name="ce2" table:formula="of:=[.D983]/1.4/2" office:value-type="float" office:value="0.937479073660714" calcext:value-type="float">
            <text:p>0,937</text:p>
          </table:table-cell>
          <table:table-cell table:formula="of:=20*LOG10([.C983]/['Params&amp;Config'.$C$11])" office:value-type="float" office:value="5.64798092808236" calcext:value-type="float">
            <text:p>5,65</text:p>
          </table:table-cell>
          <table:table-cell table:formula="of:=20*LOG10([.C983]/['Params&amp;Config'.$C$12])" office:value-type="float" office:value="21.2450016333131" calcext:value-type="float">
            <text:p>21,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2" calcext:value-type="float">
            <text:p>982</text:p>
          </table:table-cell>
          <table:table-cell table:formula="of:=(['Params&amp;Config'.$C$9]/['Params&amp;Config'.$C$10]) * [.C984]" office:value-type="float" office:value="2.6276171875" calcext:value-type="float">
            <text:p>2,628</text:p>
          </table:table-cell>
          <table:table-cell table:style-name="ce2" table:formula="of:=[.D984]*2" office:value-type="float" office:value="5.255234375" calcext:value-type="float">
            <text:p>5,255</text:p>
          </table:table-cell>
          <table:table-cell table:style-name="ce2" table:formula="of:=[.D984]/1.4/2" office:value-type="float" office:value="0.938434709821429" calcext:value-type="float">
            <text:p>0,938</text:p>
          </table:table-cell>
          <table:table-cell table:formula="of:=20*LOG10([.C984]/['Params&amp;Config'.$C$11])" office:value-type="float" office:value="5.65683053622238" calcext:value-type="float">
            <text:p>5,66</text:p>
          </table:table-cell>
          <table:table-cell table:formula="of:=20*LOG10([.C984]/['Params&amp;Config'.$C$12])" office:value-type="float" office:value="21.2538512414531" calcext:value-type="float">
            <text:p>21,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3" calcext:value-type="float">
            <text:p>983</text:p>
          </table:table-cell>
          <table:table-cell table:formula="of:=(['Params&amp;Config'.$C$9]/['Params&amp;Config'.$C$10]) * [.C985]" office:value-type="float" office:value="2.63029296875" calcext:value-type="float">
            <text:p>2,630</text:p>
          </table:table-cell>
          <table:table-cell table:style-name="ce2" table:formula="of:=[.D985]*2" office:value-type="float" office:value="5.2605859375" calcext:value-type="float">
            <text:p>5,261</text:p>
          </table:table-cell>
          <table:table-cell table:style-name="ce2" table:formula="of:=[.D985]/1.4/2" office:value-type="float" office:value="0.939390345982143" calcext:value-type="float">
            <text:p>0,939</text:p>
          </table:table-cell>
          <table:table-cell table:formula="of:=20*LOG10([.C985]/['Params&amp;Config'.$C$11])" office:value-type="float" office:value="5.6656711371261" calcext:value-type="float">
            <text:p>5,67</text:p>
          </table:table-cell>
          <table:table-cell table:formula="of:=20*LOG10([.C985]/['Params&amp;Config'.$C$12])" office:value-type="float" office:value="21.2626918423569" calcext:value-type="float">
            <text:p>21,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4" calcext:value-type="float">
            <text:p>984</text:p>
          </table:table-cell>
          <table:table-cell table:formula="of:=(['Params&amp;Config'.$C$9]/['Params&amp;Config'.$C$10]) * [.C986]" office:value-type="float" office:value="2.63296875" calcext:value-type="float">
            <text:p>2,633</text:p>
          </table:table-cell>
          <table:table-cell table:style-name="ce2" table:formula="of:=[.D986]*2" office:value-type="float" office:value="5.2659375" calcext:value-type="float">
            <text:p>5,266</text:p>
          </table:table-cell>
          <table:table-cell table:style-name="ce2" table:formula="of:=[.D986]/1.4/2" office:value-type="float" office:value="0.940345982142857" calcext:value-type="float">
            <text:p>0,940</text:p>
          </table:table-cell>
          <table:table-cell table:formula="of:=20*LOG10([.C986]/['Params&amp;Config'.$C$11])" office:value-type="float" office:value="5.67450274911022" calcext:value-type="float">
            <text:p>5,67</text:p>
          </table:table-cell>
          <table:table-cell table:formula="of:=20*LOG10([.C986]/['Params&amp;Config'.$C$12])" office:value-type="float" office:value="21.271523454341" calcext:value-type="float">
            <text:p>21,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5" calcext:value-type="float">
            <text:p>985</text:p>
          </table:table-cell>
          <table:table-cell table:formula="of:=(['Params&amp;Config'.$C$9]/['Params&amp;Config'.$C$10]) * [.C987]" office:value-type="float" office:value="2.63564453125" calcext:value-type="float">
            <text:p>2,636</text:p>
          </table:table-cell>
          <table:table-cell table:style-name="ce2" table:formula="of:=[.D987]*2" office:value-type="float" office:value="5.2712890625" calcext:value-type="float">
            <text:p>5,271</text:p>
          </table:table-cell>
          <table:table-cell table:style-name="ce2" table:formula="of:=[.D987]/1.4/2" office:value-type="float" office:value="0.941301618303572" calcext:value-type="float">
            <text:p>0,941</text:p>
          </table:table-cell>
          <table:table-cell table:formula="of:=20*LOG10([.C987]/['Params&amp;Config'.$C$11])" office:value-type="float" office:value="5.68332539043562" calcext:value-type="float">
            <text:p>5,68</text:p>
          </table:table-cell>
          <table:table-cell table:formula="of:=20*LOG10([.C987]/['Params&amp;Config'.$C$12])" office:value-type="float" office:value="21.2803460956664" calcext:value-type="float">
            <text:p>21,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6" calcext:value-type="float">
            <text:p>986</text:p>
          </table:table-cell>
          <table:table-cell table:formula="of:=(['Params&amp;Config'.$C$9]/['Params&amp;Config'.$C$10]) * [.C988]" office:value-type="float" office:value="2.6383203125" calcext:value-type="float">
            <text:p>2,638</text:p>
          </table:table-cell>
          <table:table-cell table:style-name="ce2" table:formula="of:=[.D988]*2" office:value-type="float" office:value="5.276640625" calcext:value-type="float">
            <text:p>5,277</text:p>
          </table:table-cell>
          <table:table-cell table:style-name="ce2" table:formula="of:=[.D988]/1.4/2" office:value-type="float" office:value="0.942257254464286" calcext:value-type="float">
            <text:p>0,942</text:p>
          </table:table-cell>
          <table:table-cell table:formula="of:=20*LOG10([.C988]/['Params&amp;Config'.$C$11])" office:value-type="float" office:value="5.69213907930761" calcext:value-type="float">
            <text:p>5,69</text:p>
          </table:table-cell>
          <table:table-cell table:formula="of:=20*LOG10([.C988]/['Params&amp;Config'.$C$12])" office:value-type="float" office:value="21.2891597845384" calcext:value-type="float">
            <text:p>21,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7" calcext:value-type="float">
            <text:p>987</text:p>
          </table:table-cell>
          <table:table-cell table:formula="of:=(['Params&amp;Config'.$C$9]/['Params&amp;Config'.$C$10]) * [.C989]" office:value-type="float" office:value="2.64099609375" calcext:value-type="float">
            <text:p>2,641</text:p>
          </table:table-cell>
          <table:table-cell table:style-name="ce2" table:formula="of:=[.D989]*2" office:value-type="float" office:value="5.2819921875" calcext:value-type="float">
            <text:p>5,282</text:p>
          </table:table-cell>
          <table:table-cell table:style-name="ce2" table:formula="of:=[.D989]/1.4/2" office:value-type="float" office:value="0.943212890625" calcext:value-type="float">
            <text:p>0,943</text:p>
          </table:table-cell>
          <table:table-cell table:formula="of:=20*LOG10([.C989]/['Params&amp;Config'.$C$11])" office:value-type="float" office:value="5.70094383387612" calcext:value-type="float">
            <text:p>5,7</text:p>
          </table:table-cell>
          <table:table-cell table:formula="of:=20*LOG10([.C989]/['Params&amp;Config'.$C$12])" office:value-type="float" office:value="21.2979645391069" calcext:value-type="float">
            <text:p>21,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8" calcext:value-type="float">
            <text:p>988</text:p>
          </table:table-cell>
          <table:table-cell table:formula="of:=(['Params&amp;Config'.$C$9]/['Params&amp;Config'.$C$10]) * [.C990]" office:value-type="float" office:value="2.643671875" calcext:value-type="float">
            <text:p>2,644</text:p>
          </table:table-cell>
          <table:table-cell table:style-name="ce2" table:formula="of:=[.D990]*2" office:value-type="float" office:value="5.28734375" calcext:value-type="float">
            <text:p>5,287</text:p>
          </table:table-cell>
          <table:table-cell table:style-name="ce2" table:formula="of:=[.D990]/1.4/2" office:value-type="float" office:value="0.944168526785714" calcext:value-type="float">
            <text:p>0,944</text:p>
          </table:table-cell>
          <table:table-cell table:formula="of:=20*LOG10([.C990]/['Params&amp;Config'.$C$11])" office:value-type="float" office:value="5.70973967223595" calcext:value-type="float">
            <text:p>5,71</text:p>
          </table:table-cell>
          <table:table-cell table:formula="of:=20*LOG10([.C990]/['Params&amp;Config'.$C$12])" office:value-type="float" office:value="21.3067603774667" calcext:value-type="float">
            <text:p>21,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9" calcext:value-type="float">
            <text:p>989</text:p>
          </table:table-cell>
          <table:table-cell table:formula="of:=(['Params&amp;Config'.$C$9]/['Params&amp;Config'.$C$10]) * [.C991]" office:value-type="float" office:value="2.64634765625" calcext:value-type="float">
            <text:p>2,646</text:p>
          </table:table-cell>
          <table:table-cell table:style-name="ce2" table:formula="of:=[.D991]*2" office:value-type="float" office:value="5.2926953125" calcext:value-type="float">
            <text:p>5,293</text:p>
          </table:table-cell>
          <table:table-cell table:style-name="ce2" table:formula="of:=[.D991]/1.4/2" office:value-type="float" office:value="0.945124162946429" calcext:value-type="float">
            <text:p>0,945</text:p>
          </table:table-cell>
          <table:table-cell table:formula="of:=20*LOG10([.C991]/['Params&amp;Config'.$C$11])" office:value-type="float" office:value="5.71852661242697" calcext:value-type="float">
            <text:p>5,72</text:p>
          </table:table-cell>
          <table:table-cell table:formula="of:=20*LOG10([.C991]/['Params&amp;Config'.$C$12])" office:value-type="float" office:value="21.3155473176577" calcext:value-type="float">
            <text:p>21,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0" calcext:value-type="float">
            <text:p>990</text:p>
          </table:table-cell>
          <table:table-cell table:formula="of:=(['Params&amp;Config'.$C$9]/['Params&amp;Config'.$C$10]) * [.C992]" office:value-type="float" office:value="2.6490234375" calcext:value-type="float">
            <text:p>2,649</text:p>
          </table:table-cell>
          <table:table-cell table:style-name="ce2" table:formula="of:=[.D992]*2" office:value-type="float" office:value="5.298046875" calcext:value-type="float">
            <text:p>5,298</text:p>
          </table:table-cell>
          <table:table-cell table:style-name="ce2" table:formula="of:=[.D992]/1.4/2" office:value-type="float" office:value="0.946079799107143" calcext:value-type="float">
            <text:p>0,946</text:p>
          </table:table-cell>
          <table:table-cell table:formula="of:=20*LOG10([.C992]/['Params&amp;Config'.$C$11])" office:value-type="float" office:value="5.72730467243438" calcext:value-type="float">
            <text:p>5,73</text:p>
          </table:table-cell>
          <table:table-cell table:formula="of:=20*LOG10([.C992]/['Params&amp;Config'.$C$12])" office:value-type="float" office:value="21.3243253776651" calcext:value-type="float">
            <text:p>21,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1" calcext:value-type="float">
            <text:p>991</text:p>
          </table:table-cell>
          <table:table-cell table:formula="of:=(['Params&amp;Config'.$C$9]/['Params&amp;Config'.$C$10]) * [.C993]" office:value-type="float" office:value="2.65169921875" calcext:value-type="float">
            <text:p>2,652</text:p>
          </table:table-cell>
          <table:table-cell table:style-name="ce2" table:formula="of:=[.D993]*2" office:value-type="float" office:value="5.3033984375" calcext:value-type="float">
            <text:p>5,303</text:p>
          </table:table-cell>
          <table:table-cell table:style-name="ce2" table:formula="of:=[.D993]/1.4/2" office:value-type="float" office:value="0.947035435267857" calcext:value-type="float">
            <text:p>0,947</text:p>
          </table:table-cell>
          <table:table-cell table:formula="of:=20*LOG10([.C993]/['Params&amp;Config'.$C$11])" office:value-type="float" office:value="5.73607387018889" calcext:value-type="float">
            <text:p>5,74</text:p>
          </table:table-cell>
          <table:table-cell table:formula="of:=20*LOG10([.C993]/['Params&amp;Config'.$C$12])" office:value-type="float" office:value="21.3330945754197" calcext:value-type="float">
            <text:p>21,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2" calcext:value-type="float">
            <text:p>992</text:p>
          </table:table-cell>
          <table:table-cell table:formula="of:=(['Params&amp;Config'.$C$9]/['Params&amp;Config'.$C$10]) * [.C994]" office:value-type="float" office:value="2.654375" calcext:value-type="float">
            <text:p>2,654</text:p>
          </table:table-cell>
          <table:table-cell table:style-name="ce2" table:formula="of:=[.D994]*2" office:value-type="float" office:value="5.30875" calcext:value-type="float">
            <text:p>5,309</text:p>
          </table:table-cell>
          <table:table-cell table:style-name="ce2" table:formula="of:=[.D994]/1.4/2" office:value-type="float" office:value="0.947991071428572" calcext:value-type="float">
            <text:p>0,948</text:p>
          </table:table-cell>
          <table:table-cell table:formula="of:=20*LOG10([.C994]/['Params&amp;Config'.$C$11])" office:value-type="float" office:value="5.74483422356696" calcext:value-type="float">
            <text:p>5,74</text:p>
          </table:table-cell>
          <table:table-cell table:formula="of:=20*LOG10([.C994]/['Params&amp;Config'.$C$12])" office:value-type="float" office:value="21.3418549287977" calcext:value-type="float">
            <text:p>21,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3" calcext:value-type="float">
            <text:p>993</text:p>
          </table:table-cell>
          <table:table-cell table:formula="of:=(['Params&amp;Config'.$C$9]/['Params&amp;Config'.$C$10]) * [.C995]" office:value-type="float" office:value="2.65705078125" calcext:value-type="float">
            <text:p>2,657</text:p>
          </table:table-cell>
          <table:table-cell table:style-name="ce2" table:formula="of:=[.D995]*2" office:value-type="float" office:value="5.3141015625" calcext:value-type="float">
            <text:p>5,314</text:p>
          </table:table-cell>
          <table:table-cell table:style-name="ce2" table:formula="of:=[.D995]/1.4/2" office:value-type="float" office:value="0.948946707589286" calcext:value-type="float">
            <text:p>0,949</text:p>
          </table:table-cell>
          <table:table-cell table:formula="of:=20*LOG10([.C995]/['Params&amp;Config'.$C$11])" office:value-type="float" office:value="5.75358575039101" calcext:value-type="float">
            <text:p>5,75</text:p>
          </table:table-cell>
          <table:table-cell table:formula="of:=20*LOG10([.C995]/['Params&amp;Config'.$C$12])" office:value-type="float" office:value="21.3506064556218" calcext:value-type="float">
            <text:p>21,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4" calcext:value-type="float">
            <text:p>994</text:p>
          </table:table-cell>
          <table:table-cell table:formula="of:=(['Params&amp;Config'.$C$9]/['Params&amp;Config'.$C$10]) * [.C996]" office:value-type="float" office:value="2.6597265625" calcext:value-type="float">
            <text:p>2,660</text:p>
          </table:table-cell>
          <table:table-cell table:style-name="ce2" table:formula="of:=[.D996]*2" office:value-type="float" office:value="5.319453125" calcext:value-type="float">
            <text:p>5,319</text:p>
          </table:table-cell>
          <table:table-cell table:style-name="ce2" table:formula="of:=[.D996]/1.4/2" office:value-type="float" office:value="0.94990234375" calcext:value-type="float">
            <text:p>0,950</text:p>
          </table:table-cell>
          <table:table-cell table:formula="of:=20*LOG10([.C996]/['Params&amp;Config'.$C$11])" office:value-type="float" office:value="5.76232846842965" calcext:value-type="float">
            <text:p>5,76</text:p>
          </table:table-cell>
          <table:table-cell table:formula="of:=20*LOG10([.C996]/['Params&amp;Config'.$C$12])" office:value-type="float" office:value="21.3593491736604" calcext:value-type="float">
            <text:p>21,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5" calcext:value-type="float">
            <text:p>995</text:p>
          </table:table-cell>
          <table:table-cell table:formula="of:=(['Params&amp;Config'.$C$9]/['Params&amp;Config'.$C$10]) * [.C997]" office:value-type="float" office:value="2.66240234375" calcext:value-type="float">
            <text:p>2,662</text:p>
          </table:table-cell>
          <table:table-cell table:style-name="ce2" table:formula="of:=[.D997]*2" office:value-type="float" office:value="5.3248046875" calcext:value-type="float">
            <text:p>5,325</text:p>
          </table:table-cell>
          <table:table-cell table:style-name="ce2" table:formula="of:=[.D997]/1.4/2" office:value-type="float" office:value="0.950857979910714" calcext:value-type="float">
            <text:p>0,951</text:p>
          </table:table-cell>
          <table:table-cell table:formula="of:=20*LOG10([.C997]/['Params&amp;Config'.$C$11])" office:value-type="float" office:value="5.77106239539789" calcext:value-type="float">
            <text:p>5,77</text:p>
          </table:table-cell>
          <table:table-cell table:formula="of:=20*LOG10([.C997]/['Params&amp;Config'.$C$12])" office:value-type="float" office:value="21.3680831006287" calcext:value-type="float">
            <text:p>21,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6" calcext:value-type="float">
            <text:p>996</text:p>
          </table:table-cell>
          <table:table-cell table:formula="of:=(['Params&amp;Config'.$C$9]/['Params&amp;Config'.$C$10]) * [.C998]" office:value-type="float" office:value="2.665078125" calcext:value-type="float">
            <text:p>2,665</text:p>
          </table:table-cell>
          <table:table-cell table:style-name="ce2" table:formula="of:=[.D998]*2" office:value-type="float" office:value="5.33015625" calcext:value-type="float">
            <text:p>5,330</text:p>
          </table:table-cell>
          <table:table-cell table:style-name="ce2" table:formula="of:=[.D998]/1.4/2" office:value-type="float" office:value="0.951813616071429" calcext:value-type="float">
            <text:p>0,952</text:p>
          </table:table-cell>
          <table:table-cell table:formula="of:=20*LOG10([.C998]/['Params&amp;Config'.$C$11])" office:value-type="float" office:value="5.77978754895736" calcext:value-type="float">
            <text:p>5,78</text:p>
          </table:table-cell>
          <table:table-cell table:formula="of:=20*LOG10([.C998]/['Params&amp;Config'.$C$12])" office:value-type="float" office:value="21.3768082541881" calcext:value-type="float">
            <text:p>21,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7" calcext:value-type="float">
            <text:p>997</text:p>
          </table:table-cell>
          <table:table-cell table:formula="of:=(['Params&amp;Config'.$C$9]/['Params&amp;Config'.$C$10]) * [.C999]" office:value-type="float" office:value="2.66775390625" calcext:value-type="float">
            <text:p>2,668</text:p>
          </table:table-cell>
          <table:table-cell table:style-name="ce2" table:formula="of:=[.D999]*2" office:value-type="float" office:value="5.3355078125" calcext:value-type="float">
            <text:p>5,336</text:p>
          </table:table-cell>
          <table:table-cell table:style-name="ce2" table:formula="of:=[.D999]/1.4/2" office:value-type="float" office:value="0.952769252232143" calcext:value-type="float">
            <text:p>0,953</text:p>
          </table:table-cell>
          <table:table-cell table:formula="of:=20*LOG10([.C999]/['Params&amp;Config'.$C$11])" office:value-type="float" office:value="5.7885039467165" calcext:value-type="float">
            <text:p>5,79</text:p>
          </table:table-cell>
          <table:table-cell table:formula="of:=20*LOG10([.C999]/['Params&amp;Config'.$C$12])" office:value-type="float" office:value="21.3855246519473" calcext:value-type="float">
            <text:p>21,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8" calcext:value-type="float">
            <text:p>998</text:p>
          </table:table-cell>
          <table:table-cell table:formula="of:=(['Params&amp;Config'.$C$9]/['Params&amp;Config'.$C$10]) * [.C1000]" office:value-type="float" office:value="2.6704296875" calcext:value-type="float">
            <text:p>2,670</text:p>
          </table:table-cell>
          <table:table-cell table:style-name="ce2" table:formula="of:=[.D1000]*2" office:value-type="float" office:value="5.340859375" calcext:value-type="float">
            <text:p>5,341</text:p>
          </table:table-cell>
          <table:table-cell table:style-name="ce2" table:formula="of:=[.D1000]/1.4/2" office:value-type="float" office:value="0.953724888392857" calcext:value-type="float">
            <text:p>0,954</text:p>
          </table:table-cell>
          <table:table-cell table:formula="of:=20*LOG10([.C1000]/['Params&amp;Config'.$C$11])" office:value-type="float" office:value="5.79721160623081" calcext:value-type="float">
            <text:p>5,8</text:p>
          </table:table-cell>
          <table:table-cell table:formula="of:=20*LOG10([.C1000]/['Params&amp;Config'.$C$12])" office:value-type="float" office:value="21.3942323114616" calcext:value-type="float">
            <text:p>21,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9" calcext:value-type="float">
            <text:p>999</text:p>
          </table:table-cell>
          <table:table-cell table:formula="of:=(['Params&amp;Config'.$C$9]/['Params&amp;Config'.$C$10]) * [.C1001]" office:value-type="float" office:value="2.67310546875" calcext:value-type="float">
            <text:p>2,673</text:p>
          </table:table-cell>
          <table:table-cell table:style-name="ce2" table:formula="of:=[.D1001]*2" office:value-type="float" office:value="5.3462109375" calcext:value-type="float">
            <text:p>5,346</text:p>
          </table:table-cell>
          <table:table-cell table:style-name="ce2" table:formula="of:=[.D1001]/1.4/2" office:value-type="float" office:value="0.954680524553572" calcext:value-type="float">
            <text:p>0,955</text:p>
          </table:table-cell>
          <table:table-cell table:formula="of:=20*LOG10([.C1001]/['Params&amp;Config'.$C$11])" office:value-type="float" office:value="5.80591054500303" calcext:value-type="float">
            <text:p>5,81</text:p>
          </table:table-cell>
          <table:table-cell table:formula="of:=20*LOG10([.C1001]/['Params&amp;Config'.$C$12])" office:value-type="float" office:value="21.4029312502338" calcext:value-type="float">
            <text:p>21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formula="of:=(['Params&amp;Config'.$C$9]/['Params&amp;Config'.$C$10]) * [.C1002]" office:value-type="float" office:value="2.67578125" calcext:value-type="float">
            <text:p>2,676</text:p>
          </table:table-cell>
          <table:table-cell table:style-name="ce2" table:formula="of:=[.D1002]*2" office:value-type="float" office:value="5.3515625" calcext:value-type="float">
            <text:p>5,352</text:p>
          </table:table-cell>
          <table:table-cell table:style-name="ce2" table:formula="of:=[.D1002]/1.4/2" office:value-type="float" office:value="0.955636160714286" calcext:value-type="float">
            <text:p>0,956</text:p>
          </table:table-cell>
          <table:table-cell table:formula="of:=20*LOG10([.C1002]/['Params&amp;Config'.$C$11])" office:value-type="float" office:value="5.81460078048338" calcext:value-type="float">
            <text:p>5,81</text:p>
          </table:table-cell>
          <table:table-cell table:formula="of:=20*LOG10([.C1002]/['Params&amp;Config'.$C$12])" office:value-type="float" office:value="21.4116214857141" calcext:value-type="float">
            <text:p>21,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(['Params&amp;Config'.$C$9]/['Params&amp;Config'.$C$10]) * [.C1003]" office:value-type="float" office:value="2.67845703125" calcext:value-type="float">
            <text:p>2,678</text:p>
          </table:table-cell>
          <table:table-cell table:style-name="ce2" table:formula="of:=[.D1003]*2" office:value-type="float" office:value="5.3569140625" calcext:value-type="float">
            <text:p>5,357</text:p>
          </table:table-cell>
          <table:table-cell table:style-name="ce2" table:formula="of:=[.D1003]/1.4/2" office:value-type="float" office:value="0.956591796875" calcext:value-type="float">
            <text:p>0,957</text:p>
          </table:table-cell>
          <table:table-cell table:formula="of:=20*LOG10([.C1003]/['Params&amp;Config'.$C$11])" office:value-type="float" office:value="5.82328233006976" calcext:value-type="float">
            <text:p>5,82</text:p>
          </table:table-cell>
          <table:table-cell table:formula="of:=20*LOG10([.C1003]/['Params&amp;Config'.$C$12])" office:value-type="float" office:value="21.4203030353005" calcext:value-type="float">
            <text:p>21,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2" calcext:value-type="float">
            <text:p>1002</text:p>
          </table:table-cell>
          <table:table-cell table:formula="of:=(['Params&amp;Config'.$C$9]/['Params&amp;Config'.$C$10]) * [.C1004]" office:value-type="float" office:value="2.6811328125" calcext:value-type="float">
            <text:p>2,681</text:p>
          </table:table-cell>
          <table:table-cell table:style-name="ce2" table:formula="of:=[.D1004]*2" office:value-type="float" office:value="5.362265625" calcext:value-type="float">
            <text:p>5,362</text:p>
          </table:table-cell>
          <table:table-cell table:style-name="ce2" table:formula="of:=[.D1004]/1.4/2" office:value-type="float" office:value="0.957547433035714" calcext:value-type="float">
            <text:p>0,958</text:p>
          </table:table-cell>
          <table:table-cell table:formula="of:=20*LOG10([.C1004]/['Params&amp;Config'.$C$11])" office:value-type="float" office:value="5.83195521110792" calcext:value-type="float">
            <text:p>5,83</text:p>
          </table:table-cell>
          <table:table-cell table:formula="of:=20*LOG10([.C1004]/['Params&amp;Config'.$C$12])" office:value-type="float" office:value="21.4289759163387" calcext:value-type="float">
            <text:p>21,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3" calcext:value-type="float">
            <text:p>1003</text:p>
          </table:table-cell>
          <table:table-cell table:formula="of:=(['Params&amp;Config'.$C$9]/['Params&amp;Config'.$C$10]) * [.C1005]" office:value-type="float" office:value="2.68380859375" calcext:value-type="float">
            <text:p>2,684</text:p>
          </table:table-cell>
          <table:table-cell table:style-name="ce2" table:formula="of:=[.D1005]*2" office:value-type="float" office:value="5.3676171875" calcext:value-type="float">
            <text:p>5,368</text:p>
          </table:table-cell>
          <table:table-cell table:style-name="ce2" table:formula="of:=[.D1005]/1.4/2" office:value-type="float" office:value="0.958503069196429" calcext:value-type="float">
            <text:p>0,959</text:p>
          </table:table-cell>
          <table:table-cell table:formula="of:=20*LOG10([.C1005]/['Params&amp;Config'.$C$11])" office:value-type="float" office:value="5.84061944089175" calcext:value-type="float">
            <text:p>5,84</text:p>
          </table:table-cell>
          <table:table-cell table:formula="of:=20*LOG10([.C1005]/['Params&amp;Config'.$C$12])" office:value-type="float" office:value="21.4376401461225" calcext:value-type="float">
            <text:p>21,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4" calcext:value-type="float">
            <text:p>1004</text:p>
          </table:table-cell>
          <table:table-cell table:formula="of:=(['Params&amp;Config'.$C$9]/['Params&amp;Config'.$C$10]) * [.C1006]" office:value-type="float" office:value="2.686484375" calcext:value-type="float">
            <text:p>2,686</text:p>
          </table:table-cell>
          <table:table-cell table:style-name="ce2" table:formula="of:=[.D1006]*2" office:value-type="float" office:value="5.37296875" calcext:value-type="float">
            <text:p>5,373</text:p>
          </table:table-cell>
          <table:table-cell table:style-name="ce2" table:formula="of:=[.D1006]/1.4/2" office:value-type="float" office:value="0.959458705357143" calcext:value-type="float">
            <text:p>0,959</text:p>
          </table:table-cell>
          <table:table-cell table:formula="of:=20*LOG10([.C1006]/['Params&amp;Config'.$C$11])" office:value-type="float" office:value="5.84927503666339" calcext:value-type="float">
            <text:p>5,85</text:p>
          </table:table-cell>
          <table:table-cell table:formula="of:=20*LOG10([.C1006]/['Params&amp;Config'.$C$12])" office:value-type="float" office:value="21.4462957418942" calcext:value-type="float">
            <text:p>21,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5" calcext:value-type="float">
            <text:p>1005</text:p>
          </table:table-cell>
          <table:table-cell table:formula="of:=(['Params&amp;Config'.$C$9]/['Params&amp;Config'.$C$10]) * [.C1007]" office:value-type="float" office:value="2.68916015625" calcext:value-type="float">
            <text:p>2,689</text:p>
          </table:table-cell>
          <table:table-cell table:style-name="ce2" table:formula="of:=[.D1007]*2" office:value-type="float" office:value="5.3783203125" calcext:value-type="float">
            <text:p>5,378</text:p>
          </table:table-cell>
          <table:table-cell table:style-name="ce2" table:formula="of:=[.D1007]/1.4/2" office:value-type="float" office:value="0.960414341517857" calcext:value-type="float">
            <text:p>0,960</text:p>
          </table:table-cell>
          <table:table-cell table:formula="of:=20*LOG10([.C1007]/['Params&amp;Config'.$C$11])" office:value-type="float" office:value="5.85792201561354" calcext:value-type="float">
            <text:p>5,86</text:p>
          </table:table-cell>
          <table:table-cell table:formula="of:=20*LOG10([.C1007]/['Params&amp;Config'.$C$12])" office:value-type="float" office:value="21.4549427208443" calcext:value-type="float">
            <text:p>21,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6" calcext:value-type="float">
            <text:p>1006</text:p>
          </table:table-cell>
          <table:table-cell table:formula="of:=(['Params&amp;Config'.$C$9]/['Params&amp;Config'.$C$10]) * [.C1008]" office:value-type="float" office:value="2.6918359375" calcext:value-type="float">
            <text:p>2,692</text:p>
          </table:table-cell>
          <table:table-cell table:style-name="ce2" table:formula="of:=[.D1008]*2" office:value-type="float" office:value="5.383671875" calcext:value-type="float">
            <text:p>5,384</text:p>
          </table:table-cell>
          <table:table-cell table:style-name="ce2" table:formula="of:=[.D1008]/1.4/2" office:value-type="float" office:value="0.961369977678571" calcext:value-type="float">
            <text:p>0,961</text:p>
          </table:table-cell>
          <table:table-cell table:formula="of:=20*LOG10([.C1008]/['Params&amp;Config'.$C$11])" office:value-type="float" office:value="5.86656039488156" calcext:value-type="float">
            <text:p>5,87</text:p>
          </table:table-cell>
          <table:table-cell table:formula="of:=20*LOG10([.C1008]/['Params&amp;Config'.$C$12])" office:value-type="float" office:value="21.4635811001123" calcext:value-type="float">
            <text:p>21,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7" calcext:value-type="float">
            <text:p>1007</text:p>
          </table:table-cell>
          <table:table-cell table:formula="of:=(['Params&amp;Config'.$C$9]/['Params&amp;Config'.$C$10]) * [.C1009]" office:value-type="float" office:value="2.69451171875" calcext:value-type="float">
            <text:p>2,695</text:p>
          </table:table-cell>
          <table:table-cell table:style-name="ce2" table:formula="of:=[.D1009]*2" office:value-type="float" office:value="5.3890234375" calcext:value-type="float">
            <text:p>5,389</text:p>
          </table:table-cell>
          <table:table-cell table:style-name="ce2" table:formula="of:=[.D1009]/1.4/2" office:value-type="float" office:value="0.962325613839286" calcext:value-type="float">
            <text:p>0,962</text:p>
          </table:table-cell>
          <table:table-cell table:formula="of:=20*LOG10([.C1009]/['Params&amp;Config'.$C$11])" office:value-type="float" office:value="5.87519019155574" calcext:value-type="float">
            <text:p>5,88</text:p>
          </table:table-cell>
          <table:table-cell table:formula="of:=20*LOG10([.C1009]/['Params&amp;Config'.$C$12])" office:value-type="float" office:value="21.4722108967865" calcext:value-type="float">
            <text:p>21,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8" calcext:value-type="float">
            <text:p>1008</text:p>
          </table:table-cell>
          <table:table-cell table:formula="of:=(['Params&amp;Config'.$C$9]/['Params&amp;Config'.$C$10]) * [.C1010]" office:value-type="float" office:value="2.6971875" calcext:value-type="float">
            <text:p>2,697</text:p>
          </table:table-cell>
          <table:table-cell table:style-name="ce2" table:formula="of:=[.D1010]*2" office:value-type="float" office:value="5.394375" calcext:value-type="float">
            <text:p>5,394</text:p>
          </table:table-cell>
          <table:table-cell table:style-name="ce2" table:formula="of:=[.D1010]/1.4/2" office:value-type="float" office:value="0.96328125" calcext:value-type="float">
            <text:p>0,963</text:p>
          </table:table-cell>
          <table:table-cell table:formula="of:=20*LOG10([.C1010]/['Params&amp;Config'.$C$11])" office:value-type="float" office:value="5.88381142267352" calcext:value-type="float">
            <text:p>5,88</text:p>
          </table:table-cell>
          <table:table-cell table:formula="of:=20*LOG10([.C1010]/['Params&amp;Config'.$C$12])" office:value-type="float" office:value="21.4808321279043" calcext:value-type="float">
            <text:p>21,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9" calcext:value-type="float">
            <text:p>1009</text:p>
          </table:table-cell>
          <table:table-cell table:formula="of:=(['Params&amp;Config'.$C$9]/['Params&amp;Config'.$C$10]) * [.C1011]" office:value-type="float" office:value="2.69986328125" calcext:value-type="float">
            <text:p>2,700</text:p>
          </table:table-cell>
          <table:table-cell table:style-name="ce2" table:formula="of:=[.D1011]*2" office:value-type="float" office:value="5.3997265625" calcext:value-type="float">
            <text:p>5,400</text:p>
          </table:table-cell>
          <table:table-cell table:style-name="ce2" table:formula="of:=[.D1011]/1.4/2" office:value-type="float" office:value="0.964236886160714" calcext:value-type="float">
            <text:p>0,964</text:p>
          </table:table-cell>
          <table:table-cell table:formula="of:=20*LOG10([.C1011]/['Params&amp;Config'.$C$11])" office:value-type="float" office:value="5.8924241052216" calcext:value-type="float">
            <text:p>5,89</text:p>
          </table:table-cell>
          <table:table-cell table:formula="of:=20*LOG10([.C1011]/['Params&amp;Config'.$C$12])" office:value-type="float" office:value="21.4894448104524" calcext:value-type="float">
            <text:p>21,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0" calcext:value-type="float">
            <text:p>1010</text:p>
          </table:table-cell>
          <table:table-cell table:formula="of:=(['Params&amp;Config'.$C$9]/['Params&amp;Config'.$C$10]) * [.C1012]" office:value-type="float" office:value="2.7025390625" calcext:value-type="float">
            <text:p>2,703</text:p>
          </table:table-cell>
          <table:table-cell table:style-name="ce2" table:formula="of:=[.D1012]*2" office:value-type="float" office:value="5.405078125" calcext:value-type="float">
            <text:p>5,405</text:p>
          </table:table-cell>
          <table:table-cell table:style-name="ce2" table:formula="of:=[.D1012]/1.4/2" office:value-type="float" office:value="0.965192522321429" calcext:value-type="float">
            <text:p>0,965</text:p>
          </table:table-cell>
          <table:table-cell table:formula="of:=20*LOG10([.C1012]/['Params&amp;Config'.$C$11])" office:value-type="float" office:value="5.90102825613624" calcext:value-type="float">
            <text:p>5,9</text:p>
          </table:table-cell>
          <table:table-cell table:formula="of:=20*LOG10([.C1012]/['Params&amp;Config'.$C$12])" office:value-type="float" office:value="21.498048961367" calcext:value-type="float">
            <text:p>21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1" calcext:value-type="float">
            <text:p>1011</text:p>
          </table:table-cell>
          <table:table-cell table:formula="of:=(['Params&amp;Config'.$C$9]/['Params&amp;Config'.$C$10]) * [.C1013]" office:value-type="float" office:value="2.70521484375" calcext:value-type="float">
            <text:p>2,705</text:p>
          </table:table-cell>
          <table:table-cell table:style-name="ce2" table:formula="of:=[.D1013]*2" office:value-type="float" office:value="5.4104296875" calcext:value-type="float">
            <text:p>5,410</text:p>
          </table:table-cell>
          <table:table-cell table:style-name="ce2" table:formula="of:=[.D1013]/1.4/2" office:value-type="float" office:value="0.966148158482143" calcext:value-type="float">
            <text:p>0,966</text:p>
          </table:table-cell>
          <table:table-cell table:formula="of:=20*LOG10([.C1013]/['Params&amp;Config'.$C$11])" office:value-type="float" office:value="5.90962389230341" calcext:value-type="float">
            <text:p>5,91</text:p>
          </table:table-cell>
          <table:table-cell table:formula="of:=20*LOG10([.C1013]/['Params&amp;Config'.$C$12])" office:value-type="float" office:value="21.5066445975342" calcext:value-type="float">
            <text:p>21,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2" calcext:value-type="float">
            <text:p>1012</text:p>
          </table:table-cell>
          <table:table-cell table:formula="of:=(['Params&amp;Config'.$C$9]/['Params&amp;Config'.$C$10]) * [.C1014]" office:value-type="float" office:value="2.707890625" calcext:value-type="float">
            <text:p>2,708</text:p>
          </table:table-cell>
          <table:table-cell table:style-name="ce2" table:formula="of:=[.D1014]*2" office:value-type="float" office:value="5.41578125" calcext:value-type="float">
            <text:p>5,416</text:p>
          </table:table-cell>
          <table:table-cell table:style-name="ce2" table:formula="of:=[.D1014]/1.4/2" office:value-type="float" office:value="0.967103794642857" calcext:value-type="float">
            <text:p>0,967</text:p>
          </table:table-cell>
          <table:table-cell table:formula="of:=20*LOG10([.C1014]/['Params&amp;Config'.$C$11])" office:value-type="float" office:value="5.91821103055899" calcext:value-type="float">
            <text:p>5,92</text:p>
          </table:table-cell>
          <table:table-cell table:formula="of:=20*LOG10([.C1014]/['Params&amp;Config'.$C$12])" office:value-type="float" office:value="21.5152317357898" calcext:value-type="float">
            <text:p>21,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3" calcext:value-type="float">
            <text:p>1013</text:p>
          </table:table-cell>
          <table:table-cell table:formula="of:=(['Params&amp;Config'.$C$9]/['Params&amp;Config'.$C$10]) * [.C1015]" office:value-type="float" office:value="2.71056640625" calcext:value-type="float">
            <text:p>2,711</text:p>
          </table:table-cell>
          <table:table-cell table:style-name="ce2" table:formula="of:=[.D1015]*2" office:value-type="float" office:value="5.4211328125" calcext:value-type="float">
            <text:p>5,421</text:p>
          </table:table-cell>
          <table:table-cell table:style-name="ce2" table:formula="of:=[.D1015]/1.4/2" office:value-type="float" office:value="0.968059430803572" calcext:value-type="float">
            <text:p>0,968</text:p>
          </table:table-cell>
          <table:table-cell table:formula="of:=20*LOG10([.C1015]/['Params&amp;Config'.$C$11])" office:value-type="float" office:value="5.92678968768899" calcext:value-type="float">
            <text:p>5,93</text:p>
          </table:table-cell>
          <table:table-cell table:formula="of:=20*LOG10([.C1015]/['Params&amp;Config'.$C$12])" office:value-type="float" office:value="21.5238103929198" calcext:value-type="float">
            <text:p>21,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4" calcext:value-type="float">
            <text:p>1014</text:p>
          </table:table-cell>
          <table:table-cell table:formula="of:=(['Params&amp;Config'.$C$9]/['Params&amp;Config'.$C$10]) * [.C1016]" office:value-type="float" office:value="2.7132421875" calcext:value-type="float">
            <text:p>2,713</text:p>
          </table:table-cell>
          <table:table-cell table:style-name="ce2" table:formula="of:=[.D1016]*2" office:value-type="float" office:value="5.426484375" calcext:value-type="float">
            <text:p>5,426</text:p>
          </table:table-cell>
          <table:table-cell table:style-name="ce2" table:formula="of:=[.D1016]/1.4/2" office:value-type="float" office:value="0.969015066964286" calcext:value-type="float">
            <text:p>0,969</text:p>
          </table:table-cell>
          <table:table-cell table:formula="of:=20*LOG10([.C1016]/['Params&amp;Config'.$C$11])" office:value-type="float" office:value="5.93535988042973" calcext:value-type="float">
            <text:p>5,94</text:p>
          </table:table-cell>
          <table:table-cell table:formula="of:=20*LOG10([.C1016]/['Params&amp;Config'.$C$12])" office:value-type="float" office:value="21.5323805856605" calcext:value-type="float">
            <text:p>21,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5" calcext:value-type="float">
            <text:p>1015</text:p>
          </table:table-cell>
          <table:table-cell table:formula="of:=(['Params&amp;Config'.$C$9]/['Params&amp;Config'.$C$10]) * [.C1017]" office:value-type="float" office:value="2.71591796875" calcext:value-type="float">
            <text:p>2,716</text:p>
          </table:table-cell>
          <table:table-cell table:style-name="ce2" table:formula="of:=[.D1017]*2" office:value-type="float" office:value="5.4318359375" calcext:value-type="float">
            <text:p>5,432</text:p>
          </table:table-cell>
          <table:table-cell table:style-name="ce2" table:formula="of:=[.D1017]/1.4/2" office:value-type="float" office:value="0.969970703125" calcext:value-type="float">
            <text:p>0,970</text:p>
          </table:table-cell>
          <table:table-cell table:formula="of:=20*LOG10([.C1017]/['Params&amp;Config'.$C$11])" office:value-type="float" office:value="5.94392162546802" calcext:value-type="float">
            <text:p>5,94</text:p>
          </table:table-cell>
          <table:table-cell table:formula="of:=20*LOG10([.C1017]/['Params&amp;Config'.$C$12])" office:value-type="float" office:value="21.5409423306988" calcext:value-type="float">
            <text:p>21,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6" calcext:value-type="float">
            <text:p>1016</text:p>
          </table:table-cell>
          <table:table-cell table:formula="of:=(['Params&amp;Config'.$C$9]/['Params&amp;Config'.$C$10]) * [.C1018]" office:value-type="float" office:value="2.71859375" calcext:value-type="float">
            <text:p>2,719</text:p>
          </table:table-cell>
          <table:table-cell table:style-name="ce2" table:formula="of:=[.D1018]*2" office:value-type="float" office:value="5.4371875" calcext:value-type="float">
            <text:p>5,437</text:p>
          </table:table-cell>
          <table:table-cell table:style-name="ce2" table:formula="of:=[.D1018]/1.4/2" office:value-type="float" office:value="0.970926339285714" calcext:value-type="float">
            <text:p>0,971</text:p>
          </table:table-cell>
          <table:table-cell table:formula="of:=20*LOG10([.C1018]/['Params&amp;Config'.$C$11])" office:value-type="float" office:value="5.95247493944139" calcext:value-type="float">
            <text:p>5,95</text:p>
          </table:table-cell>
          <table:table-cell table:formula="of:=20*LOG10([.C1018]/['Params&amp;Config'.$C$12])" office:value-type="float" office:value="21.5494956446722" calcext:value-type="float">
            <text:p>21,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7" calcext:value-type="float">
            <text:p>1017</text:p>
          </table:table-cell>
          <table:table-cell table:formula="of:=(['Params&amp;Config'.$C$9]/['Params&amp;Config'.$C$10]) * [.C1019]" office:value-type="float" office:value="2.72126953125" calcext:value-type="float">
            <text:p>2,721</text:p>
          </table:table-cell>
          <table:table-cell table:style-name="ce2" table:formula="of:=[.D1019]*2" office:value-type="float" office:value="5.4425390625" calcext:value-type="float">
            <text:p>5,443</text:p>
          </table:table-cell>
          <table:table-cell table:style-name="ce2" table:formula="of:=[.D1019]/1.4/2" office:value-type="float" office:value="0.971881975446429" calcext:value-type="float">
            <text:p>0,972</text:p>
          </table:table-cell>
          <table:table-cell table:formula="of:=20*LOG10([.C1019]/['Params&amp;Config'.$C$11])" office:value-type="float" office:value="5.96101983893828" calcext:value-type="float">
            <text:p>5,96</text:p>
          </table:table-cell>
          <table:table-cell table:formula="of:=20*LOG10([.C1019]/['Params&amp;Config'.$C$12])" office:value-type="float" office:value="21.558040544169" calcext:value-type="float">
            <text:p>21,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8" calcext:value-type="float">
            <text:p>1018</text:p>
          </table:table-cell>
          <table:table-cell table:formula="of:=(['Params&amp;Config'.$C$9]/['Params&amp;Config'.$C$10]) * [.C1020]" office:value-type="float" office:value="2.7239453125" calcext:value-type="float">
            <text:p>2,724</text:p>
          </table:table-cell>
          <table:table-cell table:style-name="ce2" table:formula="of:=[.D1020]*2" office:value-type="float" office:value="5.447890625" calcext:value-type="float">
            <text:p>5,448</text:p>
          </table:table-cell>
          <table:table-cell table:style-name="ce2" table:formula="of:=[.D1020]/1.4/2" office:value-type="float" office:value="0.972837611607143" calcext:value-type="float">
            <text:p>0,973</text:p>
          </table:table-cell>
          <table:table-cell table:formula="of:=20*LOG10([.C1020]/['Params&amp;Config'.$C$11])" office:value-type="float" office:value="5.96955634049818" calcext:value-type="float">
            <text:p>5,97</text:p>
          </table:table-cell>
          <table:table-cell table:formula="of:=20*LOG10([.C1020]/['Params&amp;Config'.$C$12])" office:value-type="float" office:value="21.5665770457289" calcext:value-type="float">
            <text:p>21,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9" calcext:value-type="float">
            <text:p>1019</text:p>
          </table:table-cell>
          <table:table-cell table:formula="of:=(['Params&amp;Config'.$C$9]/['Params&amp;Config'.$C$10]) * [.C1021]" office:value-type="float" office:value="2.72662109375" calcext:value-type="float">
            <text:p>2,727</text:p>
          </table:table-cell>
          <table:table-cell table:style-name="ce2" table:formula="of:=[.D1021]*2" office:value-type="float" office:value="5.4532421875" calcext:value-type="float">
            <text:p>5,453</text:p>
          </table:table-cell>
          <table:table-cell table:style-name="ce2" table:formula="of:=[.D1021]/1.4/2" office:value-type="float" office:value="0.973793247767857" calcext:value-type="float">
            <text:p>0,974</text:p>
          </table:table-cell>
          <table:table-cell table:formula="of:=20*LOG10([.C1021]/['Params&amp;Config'.$C$11])" office:value-type="float" office:value="5.97808446061191" calcext:value-type="float">
            <text:p>5,98</text:p>
          </table:table-cell>
          <table:table-cell table:formula="of:=20*LOG10([.C1021]/['Params&amp;Config'.$C$12])" office:value-type="float" office:value="21.5751051658427" calcext:value-type="float">
            <text:p>21,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 table:formula="of:=(['Params&amp;Config'.$C$9]/['Params&amp;Config'.$C$10]) * [.C1022]" office:value-type="float" office:value="2.729296875" calcext:value-type="float">
            <text:p>2,729</text:p>
          </table:table-cell>
          <table:table-cell table:style-name="ce2" table:formula="of:=[.D1022]*2" office:value-type="float" office:value="5.45859375" calcext:value-type="float">
            <text:p>5,459</text:p>
          </table:table-cell>
          <table:table-cell table:style-name="ce2" table:formula="of:=[.D1022]/1.4/2" office:value-type="float" office:value="0.974748883928572" calcext:value-type="float">
            <text:p>0,975</text:p>
          </table:table-cell>
          <table:table-cell table:formula="of:=20*LOG10([.C1022]/['Params&amp;Config'.$C$11])" office:value-type="float" office:value="5.98660421572174" calcext:value-type="float">
            <text:p>5,99</text:p>
          </table:table-cell>
          <table:table-cell table:formula="of:=20*LOG10([.C1022]/['Params&amp;Config'.$C$12])" office:value-type="float" office:value="21.5836249209525" calcext:value-type="float">
            <text:p>21,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 table:formula="of:=(['Params&amp;Config'.$C$9]/['Params&amp;Config'.$C$10]) * [.C1023]" office:value-type="float" office:value="2.73197265625" calcext:value-type="float">
            <text:p>2,732</text:p>
          </table:table-cell>
          <table:table-cell table:style-name="ce2" table:formula="of:=[.D1023]*2" office:value-type="float" office:value="5.4639453125" calcext:value-type="float">
            <text:p>5,464</text:p>
          </table:table-cell>
          <table:table-cell table:style-name="ce2" table:formula="of:=[.D1023]/1.4/2" office:value-type="float" office:value="0.975704520089286" calcext:value-type="float">
            <text:p>0,976</text:p>
          </table:table-cell>
          <table:table-cell table:formula="of:=20*LOG10([.C1023]/['Params&amp;Config'.$C$11])" office:value-type="float" office:value="5.99511562222159" calcext:value-type="float">
            <text:p>6</text:p>
          </table:table-cell>
          <table:table-cell table:formula="of:=20*LOG10([.C1023]/['Params&amp;Config'.$C$12])" office:value-type="float" office:value="21.5921363274524" calcext:value-type="float">
            <text:p>21,5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 table:formula="of:=(['Params&amp;Config'.$C$9]/['Params&amp;Config'.$C$10]) * [.C1024]" office:value-type="float" office:value="2.7346484375" calcext:value-type="float">
            <text:p>2,735</text:p>
          </table:table-cell>
          <table:table-cell table:style-name="ce2" table:formula="of:=[.D1024]*2" office:value-type="float" office:value="5.469296875" calcext:value-type="float">
            <text:p>5,469</text:p>
          </table:table-cell>
          <table:table-cell table:style-name="ce2" table:formula="of:=[.D1024]/1.4/2" office:value-type="float" office:value="0.97666015625" calcext:value-type="float">
            <text:p>0,977</text:p>
          </table:table-cell>
          <table:table-cell table:formula="of:=20*LOG10([.C1024]/['Params&amp;Config'.$C$11])" office:value-type="float" office:value="6.00361869645726" calcext:value-type="float">
            <text:p>6</text:p>
          </table:table-cell>
          <table:table-cell table:formula="of:=20*LOG10([.C1024]/['Params&amp;Config'.$C$12])" office:value-type="float" office:value="21.600639401688" calcext:value-type="float">
            <text:p>21,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 table:formula="of:=(['Params&amp;Config'.$C$9]/['Params&amp;Config'.$C$10]) * [.C1025]" office:value-type="float" office:value="2.73732421875" calcext:value-type="float">
            <text:p>2,737</text:p>
          </table:table-cell>
          <table:table-cell table:style-name="ce2" table:formula="of:=[.D1025]*2" office:value-type="float" office:value="5.4746484375" calcext:value-type="float">
            <text:p>5,475</text:p>
          </table:table-cell>
          <table:table-cell table:style-name="ce2" table:formula="of:=[.D1025]/1.4/2" office:value-type="float" office:value="0.977615792410714" calcext:value-type="float">
            <text:p>0,978</text:p>
          </table:table-cell>
          <table:table-cell table:formula="of:=20*LOG10([.C1025]/['Params&amp;Config'.$C$11])" office:value-type="float" office:value="6.01211345472659" calcext:value-type="float">
            <text:p>6,01</text:p>
          </table:table-cell>
          <table:table-cell table:formula="of:=20*LOG10([.C1025]/['Params&amp;Config'.$C$12])" office:value-type="float" office:value="21.6091341599573" calcext:value-type="float">
            <text:p>21,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table:formula="of:=(['Params&amp;Config'.$C$9]/['Params&amp;Config'.$C$10]) * [.C1026]" office:value-type="float" office:value="2.74" calcext:value-type="float">
            <text:p>2,740</text:p>
          </table:table-cell>
          <table:table-cell table:style-name="ce2" table:formula="of:=[.D1026]*2" office:value-type="float" office:value="5.48" calcext:value-type="float">
            <text:p>5,480</text:p>
          </table:table-cell>
          <table:table-cell table:style-name="ce2" table:formula="of:=[.D1026]/1.4/2" office:value-type="float" office:value="0.978571428571429" calcext:value-type="float">
            <text:p>0,979</text:p>
          </table:table-cell>
          <table:table-cell table:formula="of:=20*LOG10([.C1026]/['Params&amp;Config'.$C$11])" office:value-type="float" office:value="6.02059991327962" calcext:value-type="float">
            <text:p>6,02</text:p>
          </table:table-cell>
          <table:table-cell table:formula="of:=20*LOG10([.C1026]/['Params&amp;Config'.$C$12])" office:value-type="float" office:value="21.6176206185104" calcext:value-type="float">
            <text:p>21,62</text:p>
          </table:table-cell>
          <table:table-cell table:number-columns-repeated="4"/>
        </table:table-row>
        <table:table-row table:style-name="ro1" table:number-rows-repeated="10475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lots &amp; Test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number-style style:name="N106">
      <number:number number:decimal-places="3" loext:min-decimal-places="3" number:min-integer-digits="1"/>
    </number:number-style>
    <number:currency-style style:name="N108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4">00/00/0000</text:date>, <text:time style:data-style-name="N2" text:time-value="11:13:07.325639298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4H38M52S</meta:editing-duration>
    <meta:editing-cycles>21</meta:editing-cycles>
    <meta:generator>LibreOffice/5.0.2.2$Linux_X86_64 LibreOffice_project/00m0$Build-2</meta:generator>
    <dc:date>2016-02-14T11:37:37.456394990</dc:date>
    <meta:document-statistic meta:table-count="4" meta:cell-count="6202" meta:object-count="0"/>
    <meta:user-defined meta:name="Info 1"/>
    <meta:user-defined meta:name="Info 2"/>
    <meta:user-defined meta:name="Info 3"/>
    <meta:user-defined meta:name="Info 4"/>
  </office:meta>
</office:document-meta>
</file>